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665in"/>
    </style:style>
    <style:style style:name="co2" style:family="table-column">
      <style:table-column-properties fo:break-before="auto" style:column-width="1.4882in"/>
    </style:style>
    <style:style style:name="co3" style:family="table-column">
      <style:table-column-properties fo:break-before="auto" style:column-width="0.3043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2717in"/>
    </style:style>
    <style:style style:name="co6" style:family="table-column">
      <style:table-column-properties fo:break-before="auto" style:column-width="0.314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539in"/>
    </style:style>
    <style:style style:name="co9" style:family="table-column">
      <style:table-column-properties fo:break-before="auto" style:column-width="1.1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4" table:default-cell-style-name="ce1"/>
        <table:table-column table:style-name="co6" table:default-cell-style-name="Default"/>
        <table:table-row table:style-name="ro1">
          <table:table-cell office:value-type="string">
            <text:p>domain</text:p>
          </table:table-cell>
          <table:table-cell office:value-type="string">
            <text:p>problem</text:p>
          </table:table-cell>
          <table:table-cell office:value-type="string">
            <text:p>plb</text:p>
          </table:table-cell>
          <table:table-cell table:style-name="Default" office:value-type="string">
            <text:p>pex</text:p>
          </table:table-cell>
          <table:table-cell office:value-type="string">
            <text:p>flb</text:p>
          </table:table-cell>
          <table:table-cell table:style-name="Default" office:value-type="string">
            <text:p>fex</text:p>
          </table:table-cell>
          <table:table-cell office:value-type="string">
            <text:p>fub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0-0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0-1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0-2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1-0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1-1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1-2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2-0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2-1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3-0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3-1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4-0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4-1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5-0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5-1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6-1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6-2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7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4-0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4-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4-2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5-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5-1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5-2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6-0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6-1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6-2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7-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7-1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7-2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8-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8-1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8-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9-0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9-1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9-2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0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1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2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3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4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5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6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7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8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9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0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36">
            <text:p>36</text:p>
          </table:table-cell>
          <table:table-cell office:value-type="string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1</text:p>
          </table:table-cell>
          <table:table-cell office:value-type="float" office:value="30">
            <text:p>30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2</text:p>
          </table:table-cell>
          <table:table-cell office:value-type="float" office:value="66">
            <text:p>66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3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4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5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6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7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8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9</text:p>
          </table:table-cell>
          <table:table-cell office:value-type="float" office:value="44">
            <text:p>44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0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1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2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3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4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5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6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7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8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9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70">
            <text:p>70</text:p>
          </table:table-cell>
          <table:table-cell office:value-type="string">
            <text:p>FALS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20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string">
            <text:p>FALS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3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4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5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6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7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8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9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1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2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3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4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5</text:p>
          </table:table-cell>
          <table:table-cell office:value-type="float" office:value="46">
            <text:p>46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1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2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3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4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5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1</text:p>
          </table:table-cell>
          <table:table-cell office:value-type="float" office:value="55">
            <text:p>55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2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3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4</text:p>
          </table:table-cell>
          <table:table-cell office:value-type="float" office:value="54">
            <text:p>54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5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1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2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3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4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5</text:p>
          </table:table-cell>
          <table:table-cell office:value-type="float" office:value="60">
            <text:p>60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1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2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3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4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5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1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2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3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4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5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1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2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8">
            <text:p>8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3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4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5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8">
            <text:p>8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1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2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3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4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5</text:p>
          </table:table-cell>
          <table:table-cell office:value-type="float" office:value="25">
            <text:p>25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1</text:p>
          </table:table-cell>
          <table:table-cell office:value-type="float" office:value="29">
            <text:p>29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2</text:p>
          </table:table-cell>
          <table:table-cell office:value-type="float" office:value="28">
            <text:p>28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3</text:p>
          </table:table-cell>
          <table:table-cell office:value-type="float" office:value="28">
            <text:p>28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4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5</text:p>
          </table:table-cell>
          <table:table-cell office:value-type="float" office:value="32">
            <text:p>32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1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2</text:p>
          </table:table-cell>
          <table:table-cell office:value-type="float" office:value="34">
            <text:p>3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3</text:p>
          </table:table-cell>
          <table:table-cell office:value-type="float" office:value="31">
            <text:p>31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4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5</text:p>
          </table:table-cell>
          <table:table-cell office:value-type="float" office:value="34">
            <text:p>34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1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2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3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4</text:p>
          </table:table-cell>
          <table:table-cell office:value-type="float" office:value="40">
            <text:p>40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5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1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2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3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4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5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1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2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3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4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5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6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7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8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9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0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1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2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3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4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5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6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7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8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9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20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0-0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0-1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1-0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1-1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2-0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2-1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3-0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3-1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4-0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4-1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5-0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5-1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4-0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4-1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4-2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5-0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5-1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5-2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6-0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6-1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6-2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7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7-1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8-0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8-1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9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9-1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1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2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3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4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5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6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7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8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9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  <table:table-cell office:value-type="string">
            <text:p>FALS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0</text:p>
          </table:table-cell>
          <table:table-cell office:value-type="float" office:value="87">
            <text:p>87</text:p>
          </table:table-cell>
          <table:table-cell office:value-type="string">
            <text:p>FALSE</text:p>
          </table:table-cell>
          <table:table-cell office:value-type="float" office:value="92">
            <text:p>92</text:p>
          </table:table-cell>
          <table:table-cell office:value-type="string">
            <text:p>FALS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1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2</text:p>
          </table:table-cell>
          <table:table-cell office:value-type="float" office:value="28">
            <text:p>28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3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4</text:p>
          </table:table-cell>
          <table:table-cell office:value-type="float" office:value="66">
            <text:p>66</text:p>
          </table:table-cell>
          <table:table-cell office:value-type="string">
            <text:p>FALSE</text:p>
          </table:table-cell>
          <table:table-cell office:value-type="float" office:value="79">
            <text:p>79</text:p>
          </table:table-cell>
          <table:table-cell office:value-type="string">
            <text:p>FALS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5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office:value-type="string">
            <text:p>FALSE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6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7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  <table:table-cell office:value-type="string">
            <text:p>FALS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8</text:p>
          </table:table-cell>
          <table:table-cell office:value-type="float" office:value="122">
            <text:p>122</text:p>
          </table:table-cell>
          <table:table-cell office:value-type="string">
            <text:p>FALSE</text:p>
          </table:table-cell>
          <table:table-cell office:value-type="float" office:value="149">
            <text:p>149</text:p>
          </table:table-cell>
          <table:table-cell office:value-type="string">
            <text:p>FALSE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9</text:p>
          </table:table-cell>
          <table:table-cell office:value-type="float" office:value="103">
            <text:p>103</text:p>
          </table:table-cell>
          <table:table-cell office:value-type="string">
            <text:p>FALSE</text:p>
          </table:table-cell>
          <table:table-cell office:value-type="float" office:value="125">
            <text:p>125</text:p>
          </table:table-cell>
          <table:table-cell office:value-type="string">
            <text:p>FALSE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0</text:p>
          </table:table-cell>
          <table:table-cell office:value-type="float" office:value="118">
            <text:p>118</text:p>
          </table:table-cell>
          <table:table-cell office:value-type="string">
            <text:p>FALSE</text:p>
          </table:table-cell>
          <table:table-cell office:value-type="float" office:value="127">
            <text:p>127</text:p>
          </table:table-cell>
          <table:table-cell office:value-type="string">
            <text:p>FALSE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1</text:p>
          </table:table-cell>
          <table:table-cell office:value-type="float" office:value="77">
            <text:p>77</text:p>
          </table:table-cell>
          <table:table-cell office:value-type="string">
            <text:p>FALSE</text:p>
          </table:table-cell>
          <table:table-cell office:value-type="float" office:value="92">
            <text:p>92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2</text:p>
          </table:table-cell>
          <table:table-cell office:value-type="float" office:value="210">
            <text:p>210</text:p>
          </table:table-cell>
          <table:table-cell office:value-type="string">
            <text:p>FALSE</text:p>
          </table:table-cell>
          <table:table-cell office:value-type="float" office:value="247">
            <text:p>247</text:p>
          </table:table-cell>
          <table:table-cell office:value-type="string">
            <text:p>FALSE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3</text:p>
          </table:table-cell>
          <table:table-cell office:value-type="float" office:value="95">
            <text:p>95</text:p>
          </table:table-cell>
          <table:table-cell office:value-type="string">
            <text:p>FALSE</text:p>
          </table:table-cell>
          <table:table-cell office:value-type="float" office:value="98">
            <text:p>98</text:p>
          </table:table-cell>
          <table:table-cell office:value-type="string">
            <text:p>FALSE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4</text:p>
          </table:table-cell>
          <table:table-cell office:value-type="float" office:value="37">
            <text:p>37</text:p>
          </table:table-cell>
          <table:table-cell office:value-type="string">
            <text:p>FALS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5</text:p>
          </table:table-cell>
          <table:table-cell office:value-type="string">
            <text:p>Inf</text:p>
          </table:table-cell>
          <table:table-cell office:value-type="string">
            <text:p>FALSE</text:p>
          </table:table-cell>
          <table:table-cell office:value-type="float" office:value="173">
            <text:p>173</text:p>
          </table:table-cell>
          <table:table-cell office:value-type="string">
            <text:p>FALSE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6</text:p>
          </table:table-cell>
          <table:table-cell office:value-type="float" office:value="168">
            <text:p>168</text:p>
          </table:table-cell>
          <table:table-cell office:value-type="string">
            <text:p>FALSE</text:p>
          </table:table-cell>
          <table:table-cell office:value-type="float" office:value="175">
            <text:p>175</text:p>
          </table:table-cell>
          <table:table-cell office:value-type="string">
            <text:p>TRUE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7</text:p>
          </table:table-cell>
          <table:table-cell office:value-type="float" office:value="121">
            <text:p>121</text:p>
          </table:table-cell>
          <table:table-cell office:value-type="string">
            <text:p>FALSE</text:p>
          </table:table-cell>
          <table:table-cell office:value-type="float" office:value="133">
            <text:p>133</text:p>
          </table:table-cell>
          <table:table-cell office:value-type="string">
            <text:p>FALSE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8</text:p>
          </table:table-cell>
          <table:table-cell office:value-type="string">
            <text:p>Inf</text:p>
          </table:table-cell>
          <table:table-cell office:value-type="string">
            <text:p>FALSE</text:p>
          </table:table-cell>
          <table:table-cell office:value-type="float" office:value="240">
            <text:p>240</text:p>
          </table:table-cell>
          <table:table-cell office:value-type="string">
            <text:p>FALSE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9</text:p>
          </table:table-cell>
          <table:table-cell office:value-type="float" office:value="228">
            <text:p>228</text:p>
          </table:table-cell>
          <table:table-cell office:value-type="string">
            <text:p>FALSE</text:p>
          </table:table-cell>
          <table:table-cell office:value-type="float" office:value="270">
            <text:p>270</text:p>
          </table:table-cell>
          <table:table-cell office:value-type="string">
            <text:p>FALSE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0</text:p>
          </table:table-cell>
          <table:table-cell office:value-type="string">
            <text:p>Inf</text:p>
          </table:table-cell>
          <table:table-cell office:value-type="string">
            <text:p>FALSE</text:p>
          </table:table-cell>
          <table:table-cell office:value-type="float" office:value="123">
            <text:p>123</text:p>
          </table:table-cell>
          <table:table-cell office:value-type="string">
            <text:p>FALSE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1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2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3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4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5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1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2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3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4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0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1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2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3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4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2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0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1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2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3</text:p>
          </table:table-cell>
          <table:table-cell office:value-type="float" office:value="38">
            <text:p>38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4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3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0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1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2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3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4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4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0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1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2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3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4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0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1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2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3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4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0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1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2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3</text:p>
          </table:table-cell>
          <table:table-cell office:value-type="float" office:value="51">
            <text:p>51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4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0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1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2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3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4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0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1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2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3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4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0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1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2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3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4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0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1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2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3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4</text:p>
          </table:table-cell>
          <table:table-cell office:value-type="float" office:value="64">
            <text:p>64</text:p>
          </table:table-cell>
          <table:table-cell office:value-type="string">
            <text:p>TRUE</text:p>
          </table:table-cell>
          <table:table-cell office:value-type="float" office:value="64">
            <text:p>64</text:p>
          </table:table-cell>
          <table:table-cell office:value-type="string">
            <text:p>TRU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0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1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2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3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4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2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0</text:p>
          </table:table-cell>
          <table:table-cell office:value-type="float" office:value="72">
            <text:p>72</text:p>
          </table:table-cell>
          <table:table-cell office:value-type="string">
            <text:p>TRUE</text:p>
          </table:table-cell>
          <table:table-cell office:value-type="float" office:value="72">
            <text:p>72</text:p>
          </table:table-cell>
          <table:table-cell office:value-type="string">
            <text:p>TRU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1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2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3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4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3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0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1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2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3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4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4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0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1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2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3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4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0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1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2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3</text:p>
          </table:table-cell>
          <table:table-cell office:value-type="float" office:value="84">
            <text:p>84</text:p>
          </table:table-cell>
          <table:table-cell office:value-type="string">
            <text:p>TRUE</text:p>
          </table:table-cell>
          <table:table-cell office:value-type="float" office:value="84">
            <text:p>84</text:p>
          </table:table-cell>
          <table:table-cell office:value-type="string">
            <text:p>TRUE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4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0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1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2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3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4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0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1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2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3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4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0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1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2</text:p>
          </table:table-cell>
          <table:table-cell office:value-type="float" office:value="93">
            <text:p>93</text:p>
          </table:table-cell>
          <table:table-cell office:value-type="string">
            <text:p>TRUE</text:p>
          </table:table-cell>
          <table:table-cell office:value-type="float" office:value="93">
            <text:p>93</text:p>
          </table:table-cell>
          <table:table-cell office:value-type="string">
            <text:p>TRUE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3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4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0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1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2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3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4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0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0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1</text:p>
          </table:table-cell>
          <table:table-cell office:value-type="float" office:value="98">
            <text:p>98</text:p>
          </table:table-cell>
          <table:table-cell office:value-type="string">
            <text:p>TRUE</text:p>
          </table:table-cell>
          <table:table-cell office:value-type="float" office:value="98">
            <text:p>98</text:p>
          </table:table-cell>
          <table:table-cell office:value-type="string">
            <text:p>TRUE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2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3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4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1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2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3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4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0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1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3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4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0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1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3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4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0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1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2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3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4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0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1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2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3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4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0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1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2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3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4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0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1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2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3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4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5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6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7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9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1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3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4</text:p>
          </table:table-cell>
          <table:table-cell office:value-type="float" office:value="8">
            <text:p>8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5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6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8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0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2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3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4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6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7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8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9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3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4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5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6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7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9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1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3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4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5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6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8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0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2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3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4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6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7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8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9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3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2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3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4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5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6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7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8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FALS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9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0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1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2</text:p>
          </table:table-cell>
          <table:table-cell office:value-type="float" office:value="80">
            <text:p>80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3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  <table:table-cell office:value-type="string">
            <text:p>FALS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4</text:p>
          </table:table-cell>
          <table:table-cell office:value-type="float" office:value="76">
            <text:p>76</text:p>
          </table:table-cell>
          <table:table-cell office:value-type="string">
            <text:p>TRUE</text:p>
          </table:table-cell>
          <table:table-cell office:value-type="float" office:value="64">
            <text:p>64</text:p>
          </table:table-cell>
          <table:table-cell office:value-type="string">
            <text:p>FALSE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5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6">
            <text:p>76</text:p>
          </table:table-cell>
          <table:table-cell office:value-type="string">
            <text:p>FALS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6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  <table:table-cell office:value-type="string">
            <text:p>FALSE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7</text:p>
          </table:table-cell>
          <table:table-cell office:value-type="float" office:value="97">
            <text:p>97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office:value-type="string">
            <text:p>FALSE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8</text:p>
          </table:table-cell>
          <table:table-cell office:value-type="float" office:value="98">
            <text:p>98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office:value-type="string">
            <text:p>FALSE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9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89">
            <text:p>89</text:p>
          </table:table-cell>
          <table:table-cell office:value-type="string">
            <text:p>FALSE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0</text:p>
          </table:table-cell>
          <table:table-cell office:value-type="float" office:value="102">
            <text:p>102</text:p>
          </table:table-cell>
          <table:table-cell office:value-type="string">
            <text:p>TRUE</text:p>
          </table:table-cell>
          <table:table-cell office:value-type="float" office:value="90">
            <text:p>90</text:p>
          </table:table-cell>
          <table:table-cell office:value-type="string">
            <text:p>FALSE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1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  <table:table-cell office:value-type="string">
            <text:p>FALSE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2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  <table:table-cell office:value-type="string">
            <text:p>FALSE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3</text:p>
          </table:table-cell>
          <table:table-cell office:value-type="float" office:value="112">
            <text:p>112</text:p>
          </table:table-cell>
          <table:table-cell office:value-type="string">
            <text:p>TRUE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4</text:p>
          </table:table-cell>
          <table:table-cell office:value-type="float" office:value="117">
            <text:p>117</text:p>
          </table:table-cell>
          <table:table-cell office:value-type="string">
            <text:p>TRUE</text:p>
          </table:table-cell>
          <table:table-cell office:value-type="float" office:value="107">
            <text:p>107</text:p>
          </table:table-cell>
          <table:table-cell office:value-type="string">
            <text:p>FALSE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5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107">
            <text:p>107</text:p>
          </table:table-cell>
          <table:table-cell office:value-type="string">
            <text:p>FALSE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6</text:p>
          </table:table-cell>
          <table:table-cell office:value-type="float" office:value="129">
            <text:p>129</text:p>
          </table:table-cell>
          <table:table-cell office:value-type="string">
            <text:p>TRUE</text:p>
          </table:table-cell>
          <table:table-cell office:value-type="float" office:value="119">
            <text:p>119</text:p>
          </table:table-cell>
          <table:table-cell office:value-type="string">
            <text:p>FALSE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7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116">
            <text:p>116</text:p>
          </table:table-cell>
          <table:table-cell office:value-type="string">
            <text:p>FALSE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8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113">
            <text:p>113</text:p>
          </table:table-cell>
          <table:table-cell office:value-type="string">
            <text:p>FALSE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9</text:p>
          </table:table-cell>
          <table:table-cell office:value-type="float" office:value="140">
            <text:p>140</text:p>
          </table:table-cell>
          <table:table-cell office:value-type="string">
            <text:p>FALSE</text:p>
          </table:table-cell>
          <table:table-cell office:value-type="float" office:value="119">
            <text:p>119</text:p>
          </table:table-cell>
          <table:table-cell office:value-type="string">
            <text:p>FALSE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30</text:p>
          </table:table-cell>
          <table:table-cell office:value-type="float" office:value="131">
            <text:p>131</text:p>
          </table:table-cell>
          <table:table-cell office:value-type="string">
            <text:p>TRUE</text:p>
          </table:table-cell>
          <table:table-cell office:value-type="float" office:value="116">
            <text:p>116</text:p>
          </table:table-cell>
          <table:table-cell office:value-type="string">
            <text:p>FALSE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1_net1_b6_g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2_net1_b6_g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3_net1_b8_g3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4_net1_b8_g5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5_net1_b10_g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6_net1_b10_g6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7_net1_b12_g5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8_net1_b12_g7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9_net1_b14_g6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0_net1_b14_g8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1_net2_b10_g2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2_net2_b10_g4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3_net2_b12_g3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4_net2_b12_g5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5_net2_b14_g4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6_net2_b14_g6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7_net2_b16_g5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8_net2_b16_g7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9_net2_b18_g6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0_net2_b18_g8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1_net3_b12_g2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2_net3_b12_g4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3_net3_b14_g3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4_net3_b14_g5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5_net3_b16_g5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6_net3_b16_g7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7_net3_b18_g6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8_net3_b18_g7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9_net3_b20_g6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0_net3_b20_g8</text:p>
          </table:table-cell>
          <table:table-cell office:value-type="float" office:value="25">
            <text:p>25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1_net4_b14_g3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2_net4_b14_g5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3_net4_b16_g5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4_net4_b16_g6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5_net4_b18_g4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6_net4_b18_g6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7_net4_b20_g5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8_net4_b20_g7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9_net4_b22_g7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0_net4_b22_g8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1_net5_b22_g2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2_net5_b22_g4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3_net5_b24_g3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4_net5_b24_g5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5_net5_b26_g4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6_net5_b26_g6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7_net5_b28_g5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8_net5_b28_g7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9_net5_b30_g6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50_net5_b30_g8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1_net1_b6_g2_t50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2_net1_b6_g4_t5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3_net1_b8_g3_t8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4_net1_b8_g5_t8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5_net1_b10_g4_t5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6_net1_b10_g6_t50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7_net1_b12_g5_t8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8_net1_b12_g7_t80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9_net1_b14_g6_t5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0_net1_b14_g8_t50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1_net2_b10_g2_t30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2_net2_b10_g4_t6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3_net2_b12_g3_t70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4_net2_b12_g5_t30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5_net2_b14_g4_t3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6_net2_b14_g6_t80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7_net2_b16_g5_t2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8_net2_b16_g7_t6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9_net2_b18_g6_t6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0_net2_b18_g8_t90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1_net3_b12_g2_t60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2_net3_b12_g4_t6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3_net3_b14_g3_t6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4_net3_b14_g5_t6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5_net3_b16_g5_t60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6_net3_b16_g7_t70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7_net3_b18_g6_t7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8_net3_b18_g7_t70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9_net3_b20_g6_t70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0_net3_b20_g8_t70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1_net4_b14_g3_t2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2_net4_b14_g5_t3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3_net4_b16_g5_t6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4_net4_b16_g6_t60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5_net4_b18_g4_t90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6_net4_b18_g6_t90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7_net4_b20_g5_t60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8_net4_b20_g7_t6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9_net4_b22_g7_t5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0_net4_b22_g8_t5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1_net5_b22_g2_t20</text:p>
          </table:table-cell>
          <table:table-cell office:value-type="float" office:value="8">
            <text:p>8</text:p>
          </table:table-cell>
          <table:table-cell office:value-type="string">
            <text:p>FALS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2_net5_b22_g4_t5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3_net5_b24_g3_t8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4_net5_b24_g5_t80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5_net5_b26_g4_t50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6_net5_b26_g6_t5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7_net5_b28_g5_t50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8_net5_b28_g7_t50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9_net5_b30_g6_t50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50_net5_b30_g8_t50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1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2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3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4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6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7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8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9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0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2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3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4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6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7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8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2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3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4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6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7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8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2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4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6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7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8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9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2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4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6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9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50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1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3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4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5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6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7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8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9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0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1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2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3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4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5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6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7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8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9</text:p>
          </table:table-cell>
          <table:table-cell office:value-type="float" office:value="45">
            <text:p>45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0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1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  <table:table-cell office:value-type="string">
            <text:p>FALS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2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  <table:table-cell office:value-type="string">
            <text:p>FALS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3</text:p>
          </table:table-cell>
          <table:table-cell office:value-type="float" office:value="45">
            <text:p>45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4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63">
            <text:p>63</text:p>
          </table:table-cell>
          <table:table-cell office:value-type="string">
            <text:p>FALS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5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6</text:p>
          </table:table-cell>
          <table:table-cell office:value-type="float" office:value="36">
            <text:p>36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7</text:p>
          </table:table-cell>
          <table:table-cell office:value-type="float" office:value="54">
            <text:p>54</text:p>
          </table:table-cell>
          <table:table-cell office:value-type="string">
            <text:p>FALS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8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9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0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63">
            <text:p>63</text:p>
          </table:table-cell>
          <table:table-cell office:value-type="string">
            <text:p>FALS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1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68">
            <text:p>68</text:p>
          </table:table-cell>
          <table:table-cell office:value-type="string">
            <text:p>FALS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2</text:p>
          </table:table-cell>
          <table:table-cell office:value-type="float" office:value="79">
            <text:p>79</text:p>
          </table:table-cell>
          <table:table-cell office:value-type="string">
            <text:p>FALSE</text:p>
          </table:table-cell>
          <table:table-cell office:value-type="float" office:value="90">
            <text:p>90</text:p>
          </table:table-cell>
          <table:table-cell office:value-type="string">
            <text:p>FALSE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3</text:p>
          </table:table-cell>
          <table:table-cell office:value-type="float" office:value="111">
            <text:p>111</text:p>
          </table:table-cell>
          <table:table-cell office:value-type="string">
            <text:p>FALSE</text:p>
          </table:table-cell>
          <table:table-cell office:value-type="float" office:value="116">
            <text:p>116</text:p>
          </table:table-cell>
          <table:table-cell office:value-type="string">
            <text:p>FALSE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4</text:p>
          </table:table-cell>
          <table:table-cell office:value-type="float" office:value="70">
            <text:p>70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  <table:table-cell office:value-type="string">
            <text:p>FALS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5</text:p>
          </table:table-cell>
          <table:table-cell office:value-type="float" office:value="146">
            <text:p>146</text:p>
          </table:table-cell>
          <table:table-cell office:value-type="string">
            <text:p>FALSE</text:p>
          </table:table-cell>
          <table:table-cell office:value-type="float" office:value="164">
            <text:p>164</text:p>
          </table:table-cell>
          <table:table-cell office:value-type="string">
            <text:p>FALSE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6</text:p>
          </table:table-cell>
          <table:table-cell office:value-type="float" office:value="95">
            <text:p>95</text:p>
          </table:table-cell>
          <table:table-cell office:value-type="string">
            <text:p>FALSE</text:p>
          </table:table-cell>
          <table:table-cell office:value-type="float" office:value="109">
            <text:p>109</text:p>
          </table:table-cell>
          <table:table-cell office:value-type="string">
            <text:p>FALSE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7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office:value-type="float" office:value="148">
            <text:p>148</text:p>
          </table:table-cell>
          <table:table-cell office:value-type="string">
            <text:p>FALSE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8</text:p>
          </table:table-cell>
          <table:table-cell office:value-type="float" office:value="113">
            <text:p>113</text:p>
          </table:table-cell>
          <table:table-cell office:value-type="string">
            <text:p>FALSE</text:p>
          </table:table-cell>
          <table:table-cell office:value-type="float" office:value="135">
            <text:p>135</text:p>
          </table:table-cell>
          <table:table-cell office:value-type="string">
            <text:p>FALSE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9</text:p>
          </table:table-cell>
          <table:table-cell office:value-type="float" office:value="148">
            <text:p>148</text:p>
          </table:table-cell>
          <table:table-cell office:value-type="string">
            <text:p>FALSE</text:p>
          </table:table-cell>
          <table:table-cell office:value-type="float" office:value="172">
            <text:p>172</text:p>
          </table:table-cell>
          <table:table-cell office:value-type="string">
            <text:p>FALSE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40</text:p>
          </table:table-cell>
          <table:table-cell office:value-type="float" office:value="137">
            <text:p>137</text:p>
          </table:table-cell>
          <table:table-cell office:value-type="string">
            <text:p>FALSE</text:p>
          </table:table-cell>
          <table:table-cell office:value-type="float" office:value="163">
            <text:p>163</text:p>
          </table:table-cell>
          <table:table-cell office:value-type="string">
            <text:p>FALSE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3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4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5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6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7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8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9</text:p>
          </table:table-cell>
          <table:table-cell office:value-type="float" office:value="35">
            <text:p>35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0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1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2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3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4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5</text:p>
          </table:table-cell>
          <table:table-cell office:value-type="float" office:value="45">
            <text:p>45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6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7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8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1">
            <text:p>51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9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0</text:p>
          </table:table-cell>
          <table:table-cell office:value-type="float" office:value="65">
            <text:p>65</text:p>
          </table:table-cell>
          <table:table-cell office:value-type="string">
            <text:p>FALS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1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60">
            <text:p>60</text:p>
          </table:table-cell>
          <table:table-cell office:value-type="string">
            <text:p>TRU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2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3</text:p>
          </table:table-cell>
          <table:table-cell office:value-type="float" office:value="61">
            <text:p>61</text:p>
          </table:table-cell>
          <table:table-cell office:value-type="string">
            <text:p>FALS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4</text:p>
          </table:table-cell>
          <table:table-cell office:value-type="float" office:value="63">
            <text:p>63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5</text:p>
          </table:table-cell>
          <table:table-cell office:value-type="float" office:value="73">
            <text:p>73</text:p>
          </table:table-cell>
          <table:table-cell office:value-type="string">
            <text:p>FALSE</text:p>
          </table:table-cell>
          <table:table-cell office:value-type="float" office:value="71">
            <text:p>71</text:p>
          </table:table-cell>
          <table:table-cell office:value-type="string">
            <text:p>FALS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6</text:p>
          </table:table-cell>
          <table:table-cell office:value-type="float" office:value="75">
            <text:p>75</text:p>
          </table:table-cell>
          <table:table-cell office:value-type="string">
            <text:p>FALSE</text:p>
          </table:table-cell>
          <table:table-cell office:value-type="float" office:value="73">
            <text:p>73</text:p>
          </table:table-cell>
          <table:table-cell office:value-type="string">
            <text:p>FALS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7</text:p>
          </table:table-cell>
          <table:table-cell office:value-type="float" office:value="82">
            <text:p>82</text:p>
          </table:table-cell>
          <table:table-cell office:value-type="string">
            <text:p>FALSE</text:p>
          </table:table-cell>
          <table:table-cell office:value-type="float" office:value="79">
            <text:p>79</text:p>
          </table:table-cell>
          <table:table-cell office:value-type="string">
            <text:p>FALS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8</text:p>
          </table:table-cell>
          <table:table-cell office:value-type="float" office:value="86">
            <text:p>86</text:p>
          </table:table-cell>
          <table:table-cell office:value-type="string">
            <text:p>FALSE</text:p>
          </table:table-cell>
          <table:table-cell office:value-type="float" office:value="84">
            <text:p>84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9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101">
            <text:p>101</text:p>
          </table:table-cell>
          <table:table-cell office:value-type="string">
            <text:p>FALSE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30</text:p>
          </table:table-cell>
          <table:table-cell office:value-type="float" office:value="96">
            <text:p>96</text:p>
          </table:table-cell>
          <table:table-cell office:value-type="string">
            <text:p>FALSE</text:p>
          </table:table-cell>
          <table:table-cell office:value-type="float" office:value="99">
            <text:p>99</text:p>
          </table:table-cell>
          <table:table-cell office:value-type="string">
            <text:p>FALSE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1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3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4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5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6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7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8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9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0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1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2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3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4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FALS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5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6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7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  <table:table-cell office:value-type="string">
            <text:p>FALS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8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9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0</text:p>
          </table:table-cell>
          <table:table-cell office:value-type="float" office:value="44">
            <text:p>44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  <table:table-cell office:value-type="string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1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2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3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4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5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6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7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8</text:p>
          </table:table-cell>
          <table:table-cell office:value-type="float" office:value="60">
            <text:p>60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  <table:table-cell office:value-type="string">
            <text:p>FALS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9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30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  <table:table-cell office:value-type="string">
            <text:p>FALSE</text:p>
          </table:table-cell>
          <table:table-cell office:value-type="float" office:value="66">
            <text:p>66</text:p>
          </table:table-cell>
        </table:table-row>
      </table:table>
      <table:table table:name="Sheet2" table:style-name="ta1" table:print="false">
        <table:table-column table:style-name="co7" table:number-columns-repeated="5" table:default-cell-style-name="Default"/>
        <table:table-row table:style-name="ro1">
          <table:table-cell office:value-type="string">
            <text:p>domain</text:p>
          </table:table-cell>
          <table:table-cell office:value-type="string">
            <text:p>problem</text:p>
          </table:table-cell>
          <table:table-cell office:value-type="string">
            <text:p>lower bound</text:p>
          </table:table-cell>
          <table:table-cell office:value-type="string">
            <text:p>upper bound</text:p>
          </table:table-cell>
          <table:table-cell office:value-type="string">
            <text:p>exact</text:p>
          </table:table-cell>
        </table:table-row>
        <table:table-row table:style-name="ro1">
          <table:table-cell table:formula="of:=[Sheet1.A2]" office:value-type="string" office:string-value="blocks4">
            <text:p>blocks4</text:p>
          </table:table-cell>
          <table:table-cell table:formula="of:=[Sheet1.B2]" office:value-type="string" office:string-value="blocks-10-0">
            <text:p>blocks-10-0</text:p>
          </table:table-cell>
          <table:table-cell table:formula="of:=MAX([Sheet1.C2];[Sheet1.E2])" office:value-type="float" office:value="18">
            <text:p>18</text:p>
          </table:table-cell>
          <table:table-cell table:formula="of:=[Sheet1.G2]" office:value-type="float" office:value="18">
            <text:p>18</text:p>
          </table:table-cell>
          <table:table-cell table:formula="of:=OR([Sheet1.D2]=&quot;TRUE&quot;; [Sheet1.F2]=&quot;TRUE&quot;; [.C2]=[.D2])" office:value-type="boolean" office:boolean-value="true">
            <text:p>TRUE</text:p>
          </table:table-cell>
        </table:table-row>
        <table:table-row table:style-name="ro1">
          <table:table-cell table:formula="of:=[Sheet1.A3]" office:value-type="string" office:string-value="blocks4">
            <text:p>blocks4</text:p>
          </table:table-cell>
          <table:table-cell table:formula="of:=[Sheet1.B3]" office:value-type="string" office:string-value="blocks-10-1">
            <text:p>blocks-10-1</text:p>
          </table:table-cell>
          <table:table-cell table:formula="of:=MAX([Sheet1.C3];[Sheet1.E3])" office:value-type="float" office:value="19">
            <text:p>19</text:p>
          </table:table-cell>
          <table:table-cell table:formula="of:=[Sheet1.G3]" office:value-type="float" office:value="19">
            <text:p>19</text:p>
          </table:table-cell>
          <table:table-cell table:formula="of:=OR([Sheet1.D3]=&quot;TRUE&quot;; [Sheet1.F3]=&quot;TRUE&quot;; [.C3]=[.D3])" office:value-type="boolean" office:boolean-value="true">
            <text:p>TRUE</text:p>
          </table:table-cell>
        </table:table-row>
        <table:table-row table:style-name="ro1">
          <table:table-cell table:formula="of:=[Sheet1.A4]" office:value-type="string" office:string-value="blocks4">
            <text:p>blocks4</text:p>
          </table:table-cell>
          <table:table-cell table:formula="of:=[Sheet1.B4]" office:value-type="string" office:string-value="blocks-10-2">
            <text:p>blocks-10-2</text:p>
          </table:table-cell>
          <table:table-cell table:formula="of:=MAX([Sheet1.C4];[Sheet1.E4])" office:value-type="float" office:value="19">
            <text:p>19</text:p>
          </table:table-cell>
          <table:table-cell table:formula="of:=[Sheet1.G4]" office:value-type="float" office:value="19">
            <text:p>19</text:p>
          </table:table-cell>
          <table:table-cell table:formula="of:=OR([Sheet1.D4]=&quot;TRUE&quot;; [Sheet1.F4]=&quot;TRUE&quot;; [.C4]=[.D4])" office:value-type="boolean" office:boolean-value="true">
            <text:p>TRUE</text:p>
          </table:table-cell>
        </table:table-row>
        <table:table-row table:style-name="ro1">
          <table:table-cell table:formula="of:=[Sheet1.A5]" office:value-type="string" office:string-value="blocks4">
            <text:p>blocks4</text:p>
          </table:table-cell>
          <table:table-cell table:formula="of:=[Sheet1.B5]" office:value-type="string" office:string-value="blocks-11-0">
            <text:p>blocks-11-0</text:p>
          </table:table-cell>
          <table:table-cell table:formula="of:=MAX([Sheet1.C5];[Sheet1.E5])" office:value-type="float" office:value="19">
            <text:p>19</text:p>
          </table:table-cell>
          <table:table-cell table:formula="of:=[Sheet1.G5]" office:value-type="float" office:value="19">
            <text:p>19</text:p>
          </table:table-cell>
          <table:table-cell table:formula="of:=OR([Sheet1.D5]=&quot;TRUE&quot;; [Sheet1.F5]=&quot;TRUE&quot;; [.C5]=[.D5])" office:value-type="boolean" office:boolean-value="true">
            <text:p>TRUE</text:p>
          </table:table-cell>
        </table:table-row>
        <table:table-row table:style-name="ro1">
          <table:table-cell table:formula="of:=[Sheet1.A6]" office:value-type="string" office:string-value="blocks4">
            <text:p>blocks4</text:p>
          </table:table-cell>
          <table:table-cell table:formula="of:=[Sheet1.B6]" office:value-type="string" office:string-value="blocks-11-1">
            <text:p>blocks-11-1</text:p>
          </table:table-cell>
          <table:table-cell table:formula="of:=MAX([Sheet1.C6];[Sheet1.E6])" office:value-type="float" office:value="21">
            <text:p>21</text:p>
          </table:table-cell>
          <table:table-cell table:formula="of:=[Sheet1.G6]" office:value-type="float" office:value="21">
            <text:p>21</text:p>
          </table:table-cell>
          <table:table-cell table:formula="of:=OR([Sheet1.D6]=&quot;TRUE&quot;; [Sheet1.F6]=&quot;TRUE&quot;; [.C6]=[.D6])" office:value-type="boolean" office:boolean-value="true">
            <text:p>TRUE</text:p>
          </table:table-cell>
        </table:table-row>
        <table:table-row table:style-name="ro1">
          <table:table-cell table:formula="of:=[Sheet1.A7]" office:value-type="string" office:string-value="blocks4">
            <text:p>blocks4</text:p>
          </table:table-cell>
          <table:table-cell table:formula="of:=[Sheet1.B7]" office:value-type="string" office:string-value="blocks-11-2">
            <text:p>blocks-11-2</text:p>
          </table:table-cell>
          <table:table-cell table:formula="of:=MAX([Sheet1.C7];[Sheet1.E7])" office:value-type="float" office:value="19">
            <text:p>19</text:p>
          </table:table-cell>
          <table:table-cell table:formula="of:=[Sheet1.G7]" office:value-type="float" office:value="19">
            <text:p>19</text:p>
          </table:table-cell>
          <table:table-cell table:formula="of:=OR([Sheet1.D7]=&quot;TRUE&quot;; [Sheet1.F7]=&quot;TRUE&quot;; [.C7]=[.D7])" office:value-type="boolean" office:boolean-value="true">
            <text:p>TRUE</text:p>
          </table:table-cell>
        </table:table-row>
        <table:table-row table:style-name="ro1">
          <table:table-cell table:formula="of:=[Sheet1.A8]" office:value-type="string" office:string-value="blocks4">
            <text:p>blocks4</text:p>
          </table:table-cell>
          <table:table-cell table:formula="of:=[Sheet1.B8]" office:value-type="string" office:string-value="blocks-12-0">
            <text:p>blocks-12-0</text:p>
          </table:table-cell>
          <table:table-cell table:formula="of:=MAX([Sheet1.C8];[Sheet1.E8])" office:value-type="float" office:value="22">
            <text:p>22</text:p>
          </table:table-cell>
          <table:table-cell table:formula="of:=[Sheet1.G8]" office:value-type="float" office:value="22">
            <text:p>22</text:p>
          </table:table-cell>
          <table:table-cell table:formula="of:=OR([Sheet1.D8]=&quot;TRUE&quot;; [Sheet1.F8]=&quot;TRUE&quot;; [.C8]=[.D8])" office:value-type="boolean" office:boolean-value="true">
            <text:p>TRUE</text:p>
          </table:table-cell>
        </table:table-row>
        <table:table-row table:style-name="ro1">
          <table:table-cell table:formula="of:=[Sheet1.A9]" office:value-type="string" office:string-value="blocks4">
            <text:p>blocks4</text:p>
          </table:table-cell>
          <table:table-cell table:formula="of:=[Sheet1.B9]" office:value-type="string" office:string-value="blocks-12-1">
            <text:p>blocks-12-1</text:p>
          </table:table-cell>
          <table:table-cell table:formula="of:=MAX([Sheet1.C9];[Sheet1.E9])" office:value-type="float" office:value="22">
            <text:p>22</text:p>
          </table:table-cell>
          <table:table-cell table:formula="of:=[Sheet1.G9]" office:value-type="float" office:value="22">
            <text:p>22</text:p>
          </table:table-cell>
          <table:table-cell table:formula="of:=OR([Sheet1.D9]=&quot;TRUE&quot;; [Sheet1.F9]=&quot;TRUE&quot;; [.C9]=[.D9])" office:value-type="boolean" office:boolean-value="true">
            <text:p>TRUE</text:p>
          </table:table-cell>
        </table:table-row>
        <table:table-row table:style-name="ro1">
          <table:table-cell table:formula="of:=[Sheet1.A10]" office:value-type="string" office:string-value="blocks4">
            <text:p>blocks4</text:p>
          </table:table-cell>
          <table:table-cell table:formula="of:=[Sheet1.B10]" office:value-type="string" office:string-value="blocks-13-0">
            <text:p>blocks-13-0</text:p>
          </table:table-cell>
          <table:table-cell table:formula="of:=MAX([Sheet1.C10];[Sheet1.E10])" office:value-type="float" office:value="24">
            <text:p>24</text:p>
          </table:table-cell>
          <table:table-cell table:formula="of:=[Sheet1.G10]" office:value-type="float" office:value="24">
            <text:p>24</text:p>
          </table:table-cell>
          <table:table-cell table:formula="of:=OR([Sheet1.D10]=&quot;TRUE&quot;; [Sheet1.F10]=&quot;TRUE&quot;; [.C10]=[.D10])" office:value-type="boolean" office:boolean-value="true">
            <text:p>TRUE</text:p>
          </table:table-cell>
        </table:table-row>
        <table:table-row table:style-name="ro1">
          <table:table-cell table:formula="of:=[Sheet1.A11]" office:value-type="string" office:string-value="blocks4">
            <text:p>blocks4</text:p>
          </table:table-cell>
          <table:table-cell table:formula="of:=[Sheet1.B11]" office:value-type="string" office:string-value="blocks-13-1">
            <text:p>blocks-13-1</text:p>
          </table:table-cell>
          <table:table-cell table:formula="of:=MAX([Sheet1.C11];[Sheet1.E11])" office:value-type="float" office:value="25">
            <text:p>25</text:p>
          </table:table-cell>
          <table:table-cell table:formula="of:=[Sheet1.G11]" office:value-type="float" office:value="25">
            <text:p>25</text:p>
          </table:table-cell>
          <table:table-cell table:formula="of:=OR([Sheet1.D11]=&quot;TRUE&quot;; [Sheet1.F11]=&quot;TRUE&quot;; [.C11]=[.D11])" office:value-type="boolean" office:boolean-value="true">
            <text:p>TRUE</text:p>
          </table:table-cell>
        </table:table-row>
        <table:table-row table:style-name="ro1">
          <table:table-cell table:formula="of:=[Sheet1.A12]" office:value-type="string" office:string-value="blocks4">
            <text:p>blocks4</text:p>
          </table:table-cell>
          <table:table-cell table:formula="of:=[Sheet1.B12]" office:value-type="string" office:string-value="blocks-14-0">
            <text:p>blocks-14-0</text:p>
          </table:table-cell>
          <table:table-cell table:formula="of:=MAX([Sheet1.C12];[Sheet1.E12])" office:value-type="float" office:value="25">
            <text:p>25</text:p>
          </table:table-cell>
          <table:table-cell table:formula="of:=[Sheet1.G12]" office:value-type="float" office:value="25">
            <text:p>25</text:p>
          </table:table-cell>
          <table:table-cell table:formula="of:=OR([Sheet1.D12]=&quot;TRUE&quot;; [Sheet1.F12]=&quot;TRUE&quot;; [.C12]=[.D12])" office:value-type="boolean" office:boolean-value="true">
            <text:p>TRUE</text:p>
          </table:table-cell>
        </table:table-row>
        <table:table-row table:style-name="ro1">
          <table:table-cell table:formula="of:=[Sheet1.A13]" office:value-type="string" office:string-value="blocks4">
            <text:p>blocks4</text:p>
          </table:table-cell>
          <table:table-cell table:formula="of:=[Sheet1.B13]" office:value-type="string" office:string-value="blocks-14-1">
            <text:p>blocks-14-1</text:p>
          </table:table-cell>
          <table:table-cell table:formula="of:=MAX([Sheet1.C13];[Sheet1.E13])" office:value-type="float" office:value="27">
            <text:p>27</text:p>
          </table:table-cell>
          <table:table-cell table:formula="of:=[Sheet1.G13]" office:value-type="float" office:value="27">
            <text:p>27</text:p>
          </table:table-cell>
          <table:table-cell table:formula="of:=OR([Sheet1.D13]=&quot;TRUE&quot;; [Sheet1.F13]=&quot;TRUE&quot;; [.C13]=[.D13])" office:value-type="boolean" office:boolean-value="true">
            <text:p>TRUE</text:p>
          </table:table-cell>
        </table:table-row>
        <table:table-row table:style-name="ro1">
          <table:table-cell table:formula="of:=[Sheet1.A14]" office:value-type="string" office:string-value="blocks4">
            <text:p>blocks4</text:p>
          </table:table-cell>
          <table:table-cell table:formula="of:=[Sheet1.B14]" office:value-type="string" office:string-value="blocks-15-0">
            <text:p>blocks-15-0</text:p>
          </table:table-cell>
          <table:table-cell table:formula="of:=MAX([Sheet1.C14];[Sheet1.E14])" office:value-type="float" office:value="28">
            <text:p>28</text:p>
          </table:table-cell>
          <table:table-cell table:formula="of:=[Sheet1.G14]" office:value-type="float" office:value="28">
            <text:p>28</text:p>
          </table:table-cell>
          <table:table-cell table:formula="of:=OR([Sheet1.D14]=&quot;TRUE&quot;; [Sheet1.F14]=&quot;TRUE&quot;; [.C14]=[.D14])" office:value-type="boolean" office:boolean-value="true">
            <text:p>TRUE</text:p>
          </table:table-cell>
        </table:table-row>
        <table:table-row table:style-name="ro1">
          <table:table-cell table:formula="of:=[Sheet1.A15]" office:value-type="string" office:string-value="blocks4">
            <text:p>blocks4</text:p>
          </table:table-cell>
          <table:table-cell table:formula="of:=[Sheet1.B15]" office:value-type="string" office:string-value="blocks-15-1">
            <text:p>blocks-15-1</text:p>
          </table:table-cell>
          <table:table-cell table:formula="of:=MAX([Sheet1.C15];[Sheet1.E15])" office:value-type="float" office:value="28">
            <text:p>28</text:p>
          </table:table-cell>
          <table:table-cell table:formula="of:=[Sheet1.G15]" office:value-type="float" office:value="28">
            <text:p>28</text:p>
          </table:table-cell>
          <table:table-cell table:formula="of:=OR([Sheet1.D15]=&quot;TRUE&quot;; [Sheet1.F15]=&quot;TRUE&quot;; [.C15]=[.D15])" office:value-type="boolean" office:boolean-value="true">
            <text:p>TRUE</text:p>
          </table:table-cell>
        </table:table-row>
        <table:table-row table:style-name="ro1">
          <table:table-cell table:formula="of:=[Sheet1.A16]" office:value-type="string" office:string-value="blocks4">
            <text:p>blocks4</text:p>
          </table:table-cell>
          <table:table-cell table:formula="of:=[Sheet1.B16]" office:value-type="string" office:string-value="blocks-16-1">
            <text:p>blocks-16-1</text:p>
          </table:table-cell>
          <table:table-cell table:formula="of:=MAX([Sheet1.C16];[Sheet1.E16])" office:value-type="float" office:value="31">
            <text:p>31</text:p>
          </table:table-cell>
          <table:table-cell table:formula="of:=[Sheet1.G16]" office:value-type="float" office:value="31">
            <text:p>31</text:p>
          </table:table-cell>
          <table:table-cell table:formula="of:=OR([Sheet1.D16]=&quot;TRUE&quot;; [Sheet1.F16]=&quot;TRUE&quot;; [.C16]=[.D16])" office:value-type="boolean" office:boolean-value="true">
            <text:p>TRUE</text:p>
          </table:table-cell>
        </table:table-row>
        <table:table-row table:style-name="ro1">
          <table:table-cell table:formula="of:=[Sheet1.A17]" office:value-type="string" office:string-value="blocks4">
            <text:p>blocks4</text:p>
          </table:table-cell>
          <table:table-cell table:formula="of:=[Sheet1.B17]" office:value-type="string" office:string-value="blocks-16-2">
            <text:p>blocks-16-2</text:p>
          </table:table-cell>
          <table:table-cell table:formula="of:=MAX([Sheet1.C17];[Sheet1.E17])" office:value-type="float" office:value="28">
            <text:p>28</text:p>
          </table:table-cell>
          <table:table-cell table:formula="of:=[Sheet1.G17]" office:value-type="float" office:value="28">
            <text:p>28</text:p>
          </table:table-cell>
          <table:table-cell table:formula="of:=OR([Sheet1.D17]=&quot;TRUE&quot;; [Sheet1.F17]=&quot;TRUE&quot;; [.C17]=[.D17])" office:value-type="boolean" office:boolean-value="true">
            <text:p>TRUE</text:p>
          </table:table-cell>
        </table:table-row>
        <table:table-row table:style-name="ro1">
          <table:table-cell table:formula="of:=[Sheet1.A18]" office:value-type="string" office:string-value="blocks4">
            <text:p>blocks4</text:p>
          </table:table-cell>
          <table:table-cell table:formula="of:=[Sheet1.B18]" office:value-type="string" office:string-value="blocks-17-0">
            <text:p>blocks-17-0</text:p>
          </table:table-cell>
          <table:table-cell table:formula="of:=MAX([Sheet1.C18];[Sheet1.E18])" office:value-type="float" office:value="33">
            <text:p>33</text:p>
          </table:table-cell>
          <table:table-cell table:formula="of:=[Sheet1.G18]" office:value-type="float" office:value="33">
            <text:p>33</text:p>
          </table:table-cell>
          <table:table-cell table:formula="of:=OR([Sheet1.D18]=&quot;TRUE&quot;; [Sheet1.F18]=&quot;TRUE&quot;; [.C18]=[.D18])" office:value-type="boolean" office:boolean-value="true">
            <text:p>TRUE</text:p>
          </table:table-cell>
        </table:table-row>
        <table:table-row table:style-name="ro1">
          <table:table-cell table:formula="of:=[Sheet1.A19]" office:value-type="string" office:string-value="blocks4">
            <text:p>blocks4</text:p>
          </table:table-cell>
          <table:table-cell table:formula="of:=[Sheet1.B19]" office:value-type="string" office:string-value="blocks-4-0">
            <text:p>blocks-4-0</text:p>
          </table:table-cell>
          <table:table-cell table:formula="of:=MAX([Sheet1.C19];[Sheet1.E19])" office:value-type="float" office:value="6">
            <text:p>6</text:p>
          </table:table-cell>
          <table:table-cell table:formula="of:=[Sheet1.G19]" office:value-type="float" office:value="6">
            <text:p>6</text:p>
          </table:table-cell>
          <table:table-cell table:formula="of:=OR([Sheet1.D19]=&quot;TRUE&quot;; [Sheet1.F19]=&quot;TRUE&quot;; [.C19]=[.D19])" office:value-type="boolean" office:boolean-value="true">
            <text:p>TRUE</text:p>
          </table:table-cell>
        </table:table-row>
        <table:table-row table:style-name="ro1">
          <table:table-cell table:formula="of:=[Sheet1.A20]" office:value-type="string" office:string-value="blocks4">
            <text:p>blocks4</text:p>
          </table:table-cell>
          <table:table-cell table:formula="of:=[Sheet1.B20]" office:value-type="string" office:string-value="blocks-4-1">
            <text:p>blocks-4-1</text:p>
          </table:table-cell>
          <table:table-cell table:formula="of:=MAX([Sheet1.C20];[Sheet1.E20])" office:value-type="float" office:value="6">
            <text:p>6</text:p>
          </table:table-cell>
          <table:table-cell table:formula="of:=[Sheet1.G20]" office:value-type="float" office:value="6">
            <text:p>6</text:p>
          </table:table-cell>
          <table:table-cell table:formula="of:=OR([Sheet1.D20]=&quot;TRUE&quot;; [Sheet1.F20]=&quot;TRUE&quot;; [.C20]=[.D20])" office:value-type="boolean" office:boolean-value="true">
            <text:p>TRUE</text:p>
          </table:table-cell>
        </table:table-row>
        <table:table-row table:style-name="ro1">
          <table:table-cell table:formula="of:=[Sheet1.A21]" office:value-type="string" office:string-value="blocks4">
            <text:p>blocks4</text:p>
          </table:table-cell>
          <table:table-cell table:formula="of:=[Sheet1.B21]" office:value-type="string" office:string-value="blocks-4-2">
            <text:p>blocks-4-2</text:p>
          </table:table-cell>
          <table:table-cell table:formula="of:=MAX([Sheet1.C21];[Sheet1.E21])" office:value-type="float" office:value="6">
            <text:p>6</text:p>
          </table:table-cell>
          <table:table-cell table:formula="of:=[Sheet1.G21]" office:value-type="float" office:value="6">
            <text:p>6</text:p>
          </table:table-cell>
          <table:table-cell table:formula="of:=OR([Sheet1.D21]=&quot;TRUE&quot;; [Sheet1.F21]=&quot;TRUE&quot;; [.C21]=[.D21])" office:value-type="boolean" office:boolean-value="true">
            <text:p>TRUE</text:p>
          </table:table-cell>
        </table:table-row>
        <table:table-row table:style-name="ro1">
          <table:table-cell table:formula="of:=[Sheet1.A22]" office:value-type="string" office:string-value="blocks4">
            <text:p>blocks4</text:p>
          </table:table-cell>
          <table:table-cell table:formula="of:=[Sheet1.B22]" office:value-type="string" office:string-value="blocks-5-0">
            <text:p>blocks-5-0</text:p>
          </table:table-cell>
          <table:table-cell table:formula="of:=MAX([Sheet1.C22];[Sheet1.E22])" office:value-type="float" office:value="8">
            <text:p>8</text:p>
          </table:table-cell>
          <table:table-cell table:formula="of:=[Sheet1.G22]" office:value-type="float" office:value="8">
            <text:p>8</text:p>
          </table:table-cell>
          <table:table-cell table:formula="of:=OR([Sheet1.D22]=&quot;TRUE&quot;; [Sheet1.F22]=&quot;TRUE&quot;; [.C22]=[.D22])" office:value-type="boolean" office:boolean-value="true">
            <text:p>TRUE</text:p>
          </table:table-cell>
        </table:table-row>
        <table:table-row table:style-name="ro1">
          <table:table-cell table:formula="of:=[Sheet1.A23]" office:value-type="string" office:string-value="blocks4">
            <text:p>blocks4</text:p>
          </table:table-cell>
          <table:table-cell table:formula="of:=[Sheet1.B23]" office:value-type="string" office:string-value="blocks-5-1">
            <text:p>blocks-5-1</text:p>
          </table:table-cell>
          <table:table-cell table:formula="of:=MAX([Sheet1.C23];[Sheet1.E23])" office:value-type="float" office:value="7">
            <text:p>7</text:p>
          </table:table-cell>
          <table:table-cell table:formula="of:=[Sheet1.G23]" office:value-type="float" office:value="7">
            <text:p>7</text:p>
          </table:table-cell>
          <table:table-cell table:formula="of:=OR([Sheet1.D23]=&quot;TRUE&quot;; [Sheet1.F23]=&quot;TRUE&quot;; [.C23]=[.D23])" office:value-type="boolean" office:boolean-value="true">
            <text:p>TRUE</text:p>
          </table:table-cell>
        </table:table-row>
        <table:table-row table:style-name="ro1">
          <table:table-cell table:formula="of:=[Sheet1.A24]" office:value-type="string" office:string-value="blocks4">
            <text:p>blocks4</text:p>
          </table:table-cell>
          <table:table-cell table:formula="of:=[Sheet1.B24]" office:value-type="string" office:string-value="blocks-5-2">
            <text:p>blocks-5-2</text:p>
          </table:table-cell>
          <table:table-cell table:formula="of:=MAX([Sheet1.C24];[Sheet1.E24])" office:value-type="float" office:value="9">
            <text:p>9</text:p>
          </table:table-cell>
          <table:table-cell table:formula="of:=[Sheet1.G24]" office:value-type="float" office:value="9">
            <text:p>9</text:p>
          </table:table-cell>
          <table:table-cell table:formula="of:=OR([Sheet1.D24]=&quot;TRUE&quot;; [Sheet1.F24]=&quot;TRUE&quot;; [.C24]=[.D24])" office:value-type="boolean" office:boolean-value="true">
            <text:p>TRUE</text:p>
          </table:table-cell>
        </table:table-row>
        <table:table-row table:style-name="ro1">
          <table:table-cell table:formula="of:=[Sheet1.A25]" office:value-type="string" office:string-value="blocks4">
            <text:p>blocks4</text:p>
          </table:table-cell>
          <table:table-cell table:formula="of:=[Sheet1.B25]" office:value-type="string" office:string-value="blocks-6-0">
            <text:p>blocks-6-0</text:p>
          </table:table-cell>
          <table:table-cell table:formula="of:=MAX([Sheet1.C25];[Sheet1.E25])" office:value-type="float" office:value="11">
            <text:p>11</text:p>
          </table:table-cell>
          <table:table-cell table:formula="of:=[Sheet1.G25]" office:value-type="float" office:value="11">
            <text:p>11</text:p>
          </table:table-cell>
          <table:table-cell table:formula="of:=OR([Sheet1.D25]=&quot;TRUE&quot;; [Sheet1.F25]=&quot;TRUE&quot;; [.C25]=[.D25])" office:value-type="boolean" office:boolean-value="true">
            <text:p>TRUE</text:p>
          </table:table-cell>
        </table:table-row>
        <table:table-row table:style-name="ro1">
          <table:table-cell table:formula="of:=[Sheet1.A26]" office:value-type="string" office:string-value="blocks4">
            <text:p>blocks4</text:p>
          </table:table-cell>
          <table:table-cell table:formula="of:=[Sheet1.B26]" office:value-type="string" office:string-value="blocks-6-1">
            <text:p>blocks-6-1</text:p>
          </table:table-cell>
          <table:table-cell table:formula="of:=MAX([Sheet1.C26];[Sheet1.E26])" office:value-type="float" office:value="10">
            <text:p>10</text:p>
          </table:table-cell>
          <table:table-cell table:formula="of:=[Sheet1.G26]" office:value-type="float" office:value="10">
            <text:p>10</text:p>
          </table:table-cell>
          <table:table-cell table:formula="of:=OR([Sheet1.D26]=&quot;TRUE&quot;; [Sheet1.F26]=&quot;TRUE&quot;; [.C26]=[.D26])" office:value-type="boolean" office:boolean-value="true">
            <text:p>TRUE</text:p>
          </table:table-cell>
        </table:table-row>
        <table:table-row table:style-name="ro1">
          <table:table-cell table:formula="of:=[Sheet1.A27]" office:value-type="string" office:string-value="blocks4">
            <text:p>blocks4</text:p>
          </table:table-cell>
          <table:table-cell table:formula="of:=[Sheet1.B27]" office:value-type="string" office:string-value="blocks-6-2">
            <text:p>blocks-6-2</text:p>
          </table:table-cell>
          <table:table-cell table:formula="of:=MAX([Sheet1.C27];[Sheet1.E27])" office:value-type="float" office:value="11">
            <text:p>11</text:p>
          </table:table-cell>
          <table:table-cell table:formula="of:=[Sheet1.G27]" office:value-type="float" office:value="11">
            <text:p>11</text:p>
          </table:table-cell>
          <table:table-cell table:formula="of:=OR([Sheet1.D27]=&quot;TRUE&quot;; [Sheet1.F27]=&quot;TRUE&quot;; [.C27]=[.D27])" office:value-type="boolean" office:boolean-value="true">
            <text:p>TRUE</text:p>
          </table:table-cell>
        </table:table-row>
        <table:table-row table:style-name="ro1">
          <table:table-cell table:formula="of:=[Sheet1.A28]" office:value-type="string" office:string-value="blocks4">
            <text:p>blocks4</text:p>
          </table:table-cell>
          <table:table-cell table:formula="of:=[Sheet1.B28]" office:value-type="string" office:string-value="blocks-7-0">
            <text:p>blocks-7-0</text:p>
          </table:table-cell>
          <table:table-cell table:formula="of:=MAX([Sheet1.C28];[Sheet1.E28])" office:value-type="float" office:value="13">
            <text:p>13</text:p>
          </table:table-cell>
          <table:table-cell table:formula="of:=[Sheet1.G28]" office:value-type="float" office:value="13">
            <text:p>13</text:p>
          </table:table-cell>
          <table:table-cell table:formula="of:=OR([Sheet1.D28]=&quot;TRUE&quot;; [Sheet1.F28]=&quot;TRUE&quot;; [.C28]=[.D28])" office:value-type="boolean" office:boolean-value="true">
            <text:p>TRUE</text:p>
          </table:table-cell>
        </table:table-row>
        <table:table-row table:style-name="ro1">
          <table:table-cell table:formula="of:=[Sheet1.A29]" office:value-type="string" office:string-value="blocks4">
            <text:p>blocks4</text:p>
          </table:table-cell>
          <table:table-cell table:formula="of:=[Sheet1.B29]" office:value-type="string" office:string-value="blocks-7-1">
            <text:p>blocks-7-1</text:p>
          </table:table-cell>
          <table:table-cell table:formula="of:=MAX([Sheet1.C29];[Sheet1.E29])" office:value-type="float" office:value="12">
            <text:p>12</text:p>
          </table:table-cell>
          <table:table-cell table:formula="of:=[Sheet1.G29]" office:value-type="float" office:value="12">
            <text:p>12</text:p>
          </table:table-cell>
          <table:table-cell table:formula="of:=OR([Sheet1.D29]=&quot;TRUE&quot;; [Sheet1.F29]=&quot;TRUE&quot;; [.C29]=[.D29])" office:value-type="boolean" office:boolean-value="true">
            <text:p>TRUE</text:p>
          </table:table-cell>
        </table:table-row>
        <table:table-row table:style-name="ro1">
          <table:table-cell table:formula="of:=[Sheet1.A30]" office:value-type="string" office:string-value="blocks4">
            <text:p>blocks4</text:p>
          </table:table-cell>
          <table:table-cell table:formula="of:=[Sheet1.B30]" office:value-type="string" office:string-value="blocks-7-2">
            <text:p>blocks-7-2</text:p>
          </table:table-cell>
          <table:table-cell table:formula="of:=MAX([Sheet1.C30];[Sheet1.E30])" office:value-type="float" office:value="12">
            <text:p>12</text:p>
          </table:table-cell>
          <table:table-cell table:formula="of:=[Sheet1.G30]" office:value-type="float" office:value="12">
            <text:p>12</text:p>
          </table:table-cell>
          <table:table-cell table:formula="of:=OR([Sheet1.D30]=&quot;TRUE&quot;; [Sheet1.F30]=&quot;TRUE&quot;; [.C30]=[.D30])" office:value-type="boolean" office:boolean-value="true">
            <text:p>TRUE</text:p>
          </table:table-cell>
        </table:table-row>
        <table:table-row table:style-name="ro1">
          <table:table-cell table:formula="of:=[Sheet1.A31]" office:value-type="string" office:string-value="blocks4">
            <text:p>blocks4</text:p>
          </table:table-cell>
          <table:table-cell table:formula="of:=[Sheet1.B31]" office:value-type="string" office:string-value="blocks-8-0">
            <text:p>blocks-8-0</text:p>
          </table:table-cell>
          <table:table-cell table:formula="of:=MAX([Sheet1.C31];[Sheet1.E31])" office:value-type="float" office:value="13">
            <text:p>13</text:p>
          </table:table-cell>
          <table:table-cell table:formula="of:=[Sheet1.G31]" office:value-type="float" office:value="13">
            <text:p>13</text:p>
          </table:table-cell>
          <table:table-cell table:formula="of:=OR([Sheet1.D31]=&quot;TRUE&quot;; [Sheet1.F31]=&quot;TRUE&quot;; [.C31]=[.D31])" office:value-type="boolean" office:boolean-value="true">
            <text:p>TRUE</text:p>
          </table:table-cell>
        </table:table-row>
        <table:table-row table:style-name="ro1">
          <table:table-cell table:formula="of:=[Sheet1.A32]" office:value-type="string" office:string-value="blocks4">
            <text:p>blocks4</text:p>
          </table:table-cell>
          <table:table-cell table:formula="of:=[Sheet1.B32]" office:value-type="string" office:string-value="blocks-8-1">
            <text:p>blocks-8-1</text:p>
          </table:table-cell>
          <table:table-cell table:formula="of:=MAX([Sheet1.C32];[Sheet1.E32])" office:value-type="float" office:value="13">
            <text:p>13</text:p>
          </table:table-cell>
          <table:table-cell table:formula="of:=[Sheet1.G32]" office:value-type="float" office:value="13">
            <text:p>13</text:p>
          </table:table-cell>
          <table:table-cell table:formula="of:=OR([Sheet1.D32]=&quot;TRUE&quot;; [Sheet1.F32]=&quot;TRUE&quot;; [.C32]=[.D32])" office:value-type="boolean" office:boolean-value="true">
            <text:p>TRUE</text:p>
          </table:table-cell>
        </table:table-row>
        <table:table-row table:style-name="ro1">
          <table:table-cell table:formula="of:=[Sheet1.A33]" office:value-type="string" office:string-value="blocks4">
            <text:p>blocks4</text:p>
          </table:table-cell>
          <table:table-cell table:formula="of:=[Sheet1.B33]" office:value-type="string" office:string-value="blocks-8-2">
            <text:p>blocks-8-2</text:p>
          </table:table-cell>
          <table:table-cell table:formula="of:=MAX([Sheet1.C33];[Sheet1.E33])" office:value-type="float" office:value="14">
            <text:p>14</text:p>
          </table:table-cell>
          <table:table-cell table:formula="of:=[Sheet1.G33]" office:value-type="float" office:value="14">
            <text:p>14</text:p>
          </table:table-cell>
          <table:table-cell table:formula="of:=OR([Sheet1.D33]=&quot;TRUE&quot;; [Sheet1.F33]=&quot;TRUE&quot;; [.C33]=[.D33])" office:value-type="boolean" office:boolean-value="true">
            <text:p>TRUE</text:p>
          </table:table-cell>
        </table:table-row>
        <table:table-row table:style-name="ro1">
          <table:table-cell table:formula="of:=[Sheet1.A34]" office:value-type="string" office:string-value="blocks4">
            <text:p>blocks4</text:p>
          </table:table-cell>
          <table:table-cell table:formula="of:=[Sheet1.B34]" office:value-type="string" office:string-value="blocks-9-0">
            <text:p>blocks-9-0</text:p>
          </table:table-cell>
          <table:table-cell table:formula="of:=MAX([Sheet1.C34];[Sheet1.E34])" office:value-type="float" office:value="16">
            <text:p>16</text:p>
          </table:table-cell>
          <table:table-cell table:formula="of:=[Sheet1.G34]" office:value-type="float" office:value="16">
            <text:p>16</text:p>
          </table:table-cell>
          <table:table-cell table:formula="of:=OR([Sheet1.D34]=&quot;TRUE&quot;; [Sheet1.F34]=&quot;TRUE&quot;; [.C34]=[.D34])" office:value-type="boolean" office:boolean-value="true">
            <text:p>TRUE</text:p>
          </table:table-cell>
        </table:table-row>
        <table:table-row table:style-name="ro1">
          <table:table-cell table:formula="of:=[Sheet1.A35]" office:value-type="string" office:string-value="blocks4">
            <text:p>blocks4</text:p>
          </table:table-cell>
          <table:table-cell table:formula="of:=[Sheet1.B35]" office:value-type="string" office:string-value="blocks-9-1">
            <text:p>blocks-9-1</text:p>
          </table:table-cell>
          <table:table-cell table:formula="of:=MAX([Sheet1.C35];[Sheet1.E35])" office:value-type="float" office:value="16">
            <text:p>16</text:p>
          </table:table-cell>
          <table:table-cell table:formula="of:=[Sheet1.G35]" office:value-type="float" office:value="16">
            <text:p>16</text:p>
          </table:table-cell>
          <table:table-cell table:formula="of:=OR([Sheet1.D35]=&quot;TRUE&quot;; [Sheet1.F35]=&quot;TRUE&quot;; [.C35]=[.D35])" office:value-type="boolean" office:boolean-value="true">
            <text:p>TRUE</text:p>
          </table:table-cell>
        </table:table-row>
        <table:table-row table:style-name="ro1">
          <table:table-cell table:formula="of:=[Sheet1.A36]" office:value-type="string" office:string-value="blocks4">
            <text:p>blocks4</text:p>
          </table:table-cell>
          <table:table-cell table:formula="of:=[Sheet1.B36]" office:value-type="string" office:string-value="blocks-9-2">
            <text:p>blocks-9-2</text:p>
          </table:table-cell>
          <table:table-cell table:formula="of:=MAX([Sheet1.C36];[Sheet1.E36])" office:value-type="float" office:value="17">
            <text:p>17</text:p>
          </table:table-cell>
          <table:table-cell table:formula="of:=[Sheet1.G36]" office:value-type="float" office:value="17">
            <text:p>17</text:p>
          </table:table-cell>
          <table:table-cell table:formula="of:=OR([Sheet1.D36]=&quot;TRUE&quot;; [Sheet1.F36]=&quot;TRUE&quot;; [.C36]=[.D36])" office:value-type="boolean" office:boolean-value="true">
            <text:p>TRUE</text:p>
          </table:table-cell>
        </table:table-row>
        <table:table-row table:style-name="ro1">
          <table:table-cell table:formula="of:=[Sheet1.A37]" office:value-type="string" office:string-value="depots-strips">
            <text:p>depots-strips</text:p>
          </table:table-cell>
          <table:table-cell table:formula="of:=[Sheet1.B37]" office:value-type="string" office:string-value="pfile1">
            <text:p>pfile1</text:p>
          </table:table-cell>
          <table:table-cell table:formula="of:=MAX([Sheet1.C37];[Sheet1.E37])" office:value-type="float" office:value="10">
            <text:p>10</text:p>
          </table:table-cell>
          <table:table-cell table:formula="of:=[Sheet1.G37]" office:value-type="float" office:value="10">
            <text:p>10</text:p>
          </table:table-cell>
          <table:table-cell table:formula="of:=OR([Sheet1.D37]=&quot;TRUE&quot;; [Sheet1.F37]=&quot;TRUE&quot;; [.C37]=[.D37])" office:value-type="boolean" office:boolean-value="true">
            <text:p>TRUE</text:p>
          </table:table-cell>
        </table:table-row>
        <table:table-row table:style-name="ro1">
          <table:table-cell table:formula="of:=[Sheet1.A38]" office:value-type="string" office:string-value="depots-strips">
            <text:p>depots-strips</text:p>
          </table:table-cell>
          <table:table-cell table:formula="of:=[Sheet1.B38]" office:value-type="string" office:string-value="pfile10">
            <text:p>pfile10</text:p>
          </table:table-cell>
          <table:table-cell table:formula="of:=MAX([Sheet1.C38];[Sheet1.E38])" office:value-type="float" office:value="22">
            <text:p>22</text:p>
          </table:table-cell>
          <table:table-cell table:formula="of:=[Sheet1.G38]" office:value-type="float" office:value="22">
            <text:p>22</text:p>
          </table:table-cell>
          <table:table-cell table:formula="of:=OR([Sheet1.D38]=&quot;TRUE&quot;; [Sheet1.F38]=&quot;TRUE&quot;; [.C38]=[.D38])" office:value-type="boolean" office:boolean-value="true">
            <text:p>TRUE</text:p>
          </table:table-cell>
        </table:table-row>
        <table:table-row table:style-name="ro1">
          <table:table-cell table:formula="of:=[Sheet1.A39]" office:value-type="string" office:string-value="depots-strips">
            <text:p>depots-strips</text:p>
          </table:table-cell>
          <table:table-cell table:formula="of:=[Sheet1.B39]" office:value-type="string" office:string-value="pfile11">
            <text:p>pfile11</text:p>
          </table:table-cell>
          <table:table-cell table:formula="of:=MAX([Sheet1.C39];[Sheet1.E39])" office:value-type="float" office:value="41">
            <text:p>41</text:p>
          </table:table-cell>
          <table:table-cell table:formula="of:=[Sheet1.G39]" office:value-type="float" office:value="41">
            <text:p>41</text:p>
          </table:table-cell>
          <table:table-cell table:formula="of:=OR([Sheet1.D39]=&quot;TRUE&quot;; [Sheet1.F39]=&quot;TRUE&quot;; [.C39]=[.D39])" office:value-type="boolean" office:boolean-value="true">
            <text:p>TRUE</text:p>
          </table:table-cell>
        </table:table-row>
        <table:table-row table:style-name="ro1">
          <table:table-cell table:formula="of:=[Sheet1.A40]" office:value-type="string" office:string-value="depots-strips">
            <text:p>depots-strips</text:p>
          </table:table-cell>
          <table:table-cell table:formula="of:=[Sheet1.B40]" office:value-type="string" office:string-value="pfile12">
            <text:p>pfile12</text:p>
          </table:table-cell>
          <table:table-cell table:formula="of:=MAX([Sheet1.C40];[Sheet1.E40])" office:value-type="float" office:value="45">
            <text:p>45</text:p>
          </table:table-cell>
          <table:table-cell table:formula="of:=[Sheet1.G40]" office:value-type="float" office:value="45">
            <text:p>45</text:p>
          </table:table-cell>
          <table:table-cell table:formula="of:=OR([Sheet1.D40]=&quot;TRUE&quot;; [Sheet1.F40]=&quot;TRUE&quot;; [.C40]=[.D40])" office:value-type="boolean" office:boolean-value="true">
            <text:p>TRUE</text:p>
          </table:table-cell>
        </table:table-row>
        <table:table-row table:style-name="ro1">
          <table:table-cell table:formula="of:=[Sheet1.A41]" office:value-type="string" office:string-value="depots-strips">
            <text:p>depots-strips</text:p>
          </table:table-cell>
          <table:table-cell table:formula="of:=[Sheet1.B41]" office:value-type="string" office:string-value="pfile13">
            <text:p>pfile13</text:p>
          </table:table-cell>
          <table:table-cell table:formula="of:=MAX([Sheet1.C41];[Sheet1.E41])" office:value-type="float" office:value="24">
            <text:p>24</text:p>
          </table:table-cell>
          <table:table-cell table:formula="of:=[Sheet1.G41]" office:value-type="float" office:value="24">
            <text:p>24</text:p>
          </table:table-cell>
          <table:table-cell table:formula="of:=OR([Sheet1.D41]=&quot;TRUE&quot;; [Sheet1.F41]=&quot;TRUE&quot;; [.C41]=[.D41])" office:value-type="boolean" office:boolean-value="true">
            <text:p>TRUE</text:p>
          </table:table-cell>
        </table:table-row>
        <table:table-row table:style-name="ro1">
          <table:table-cell table:formula="of:=[Sheet1.A42]" office:value-type="string" office:string-value="depots-strips">
            <text:p>depots-strips</text:p>
          </table:table-cell>
          <table:table-cell table:formula="of:=[Sheet1.B42]" office:value-type="string" office:string-value="pfile14">
            <text:p>pfile14</text:p>
          </table:table-cell>
          <table:table-cell table:formula="of:=MAX([Sheet1.C42];[Sheet1.E42])" office:value-type="float" office:value="23">
            <text:p>23</text:p>
          </table:table-cell>
          <table:table-cell table:formula="of:=[Sheet1.G42]" office:value-type="float" office:value="23">
            <text:p>23</text:p>
          </table:table-cell>
          <table:table-cell table:formula="of:=OR([Sheet1.D42]=&quot;TRUE&quot;; [Sheet1.F42]=&quot;TRUE&quot;; [.C42]=[.D42])" office:value-type="boolean" office:boolean-value="true">
            <text:p>TRUE</text:p>
          </table:table-cell>
        </table:table-row>
        <table:table-row table:style-name="ro1">
          <table:table-cell table:formula="of:=[Sheet1.A43]" office:value-type="string" office:string-value="depots-strips">
            <text:p>depots-strips</text:p>
          </table:table-cell>
          <table:table-cell table:formula="of:=[Sheet1.B43]" office:value-type="string" office:string-value="pfile15">
            <text:p>pfile15</text:p>
          </table:table-cell>
          <table:table-cell table:formula="of:=MAX([Sheet1.C43];[Sheet1.E43])" office:value-type="float" office:value="49">
            <text:p>49</text:p>
          </table:table-cell>
          <table:table-cell table:formula="of:=[Sheet1.G43]" office:value-type="float" office:value="49">
            <text:p>49</text:p>
          </table:table-cell>
          <table:table-cell table:formula="of:=OR([Sheet1.D43]=&quot;TRUE&quot;; [Sheet1.F43]=&quot;TRUE&quot;; [.C43]=[.D43])" office:value-type="boolean" office:boolean-value="true">
            <text:p>TRUE</text:p>
          </table:table-cell>
        </table:table-row>
        <table:table-row table:style-name="ro1">
          <table:table-cell table:formula="of:=[Sheet1.A44]" office:value-type="string" office:string-value="depots-strips">
            <text:p>depots-strips</text:p>
          </table:table-cell>
          <table:table-cell table:formula="of:=[Sheet1.B44]" office:value-type="string" office:string-value="pfile16">
            <text:p>pfile16</text:p>
          </table:table-cell>
          <table:table-cell table:formula="of:=MAX([Sheet1.C44];[Sheet1.E44])" office:value-type="float" office:value="24">
            <text:p>24</text:p>
          </table:table-cell>
          <table:table-cell table:formula="of:=[Sheet1.G44]" office:value-type="float" office:value="24">
            <text:p>24</text:p>
          </table:table-cell>
          <table:table-cell table:formula="of:=OR([Sheet1.D44]=&quot;TRUE&quot;; [Sheet1.F44]=&quot;TRUE&quot;; [.C44]=[.D44])" office:value-type="boolean" office:boolean-value="true">
            <text:p>TRUE</text:p>
          </table:table-cell>
        </table:table-row>
        <table:table-row table:style-name="ro1">
          <table:table-cell table:formula="of:=[Sheet1.A45]" office:value-type="string" office:string-value="depots-strips">
            <text:p>depots-strips</text:p>
          </table:table-cell>
          <table:table-cell table:formula="of:=[Sheet1.B45]" office:value-type="string" office:string-value="pfile17">
            <text:p>pfile17</text:p>
          </table:table-cell>
          <table:table-cell table:formula="of:=MAX([Sheet1.C45];[Sheet1.E45])" office:value-type="float" office:value="22">
            <text:p>22</text:p>
          </table:table-cell>
          <table:table-cell table:formula="of:=[Sheet1.G45]" office:value-type="float" office:value="22">
            <text:p>22</text:p>
          </table:table-cell>
          <table:table-cell table:formula="of:=OR([Sheet1.D45]=&quot;TRUE&quot;; [Sheet1.F45]=&quot;TRUE&quot;; [.C45]=[.D45])" office:value-type="boolean" office:boolean-value="true">
            <text:p>TRUE</text:p>
          </table:table-cell>
        </table:table-row>
        <table:table-row table:style-name="ro1">
          <table:table-cell table:formula="of:=[Sheet1.A46]" office:value-type="string" office:string-value="depots-strips">
            <text:p>depots-strips</text:p>
          </table:table-cell>
          <table:table-cell table:formula="of:=[Sheet1.B46]" office:value-type="string" office:string-value="pfile18">
            <text:p>pfile18</text:p>
          </table:table-cell>
          <table:table-cell table:formula="of:=MAX([Sheet1.C46];[Sheet1.E46])" office:value-type="float" office:value="47">
            <text:p>47</text:p>
          </table:table-cell>
          <table:table-cell table:formula="of:=[Sheet1.G46]" office:value-type="float" office:value="49">
            <text:p>49</text:p>
          </table:table-cell>
          <table:table-cell table:formula="of:=OR([Sheet1.D46]=&quot;TRUE&quot;; [Sheet1.F46]=&quot;TRUE&quot;; [.C46]=[.D46])" office:value-type="boolean" office:boolean-value="false">
            <text:p>FALSE</text:p>
          </table:table-cell>
        </table:table-row>
        <table:table-row table:style-name="ro1">
          <table:table-cell table:formula="of:=[Sheet1.A47]" office:value-type="string" office:string-value="depots-strips">
            <text:p>depots-strips</text:p>
          </table:table-cell>
          <table:table-cell table:formula="of:=[Sheet1.B47]" office:value-type="string" office:string-value="pfile19">
            <text:p>pfile19</text:p>
          </table:table-cell>
          <table:table-cell table:formula="of:=MAX([Sheet1.C47];[Sheet1.E47])" office:value-type="float" office:value="32">
            <text:p>32</text:p>
          </table:table-cell>
          <table:table-cell table:formula="of:=[Sheet1.G47]" office:value-type="float" office:value="32">
            <text:p>32</text:p>
          </table:table-cell>
          <table:table-cell table:formula="of:=OR([Sheet1.D47]=&quot;TRUE&quot;; [Sheet1.F47]=&quot;TRUE&quot;; [.C47]=[.D47])" office:value-type="boolean" office:boolean-value="true">
            <text:p>TRUE</text:p>
          </table:table-cell>
        </table:table-row>
        <table:table-row table:style-name="ro1">
          <table:table-cell table:formula="of:=[Sheet1.A48]" office:value-type="string" office:string-value="depots-strips">
            <text:p>depots-strips</text:p>
          </table:table-cell>
          <table:table-cell table:formula="of:=[Sheet1.B48]" office:value-type="string" office:string-value="pfile2">
            <text:p>pfile2</text:p>
          </table:table-cell>
          <table:table-cell table:formula="of:=MAX([Sheet1.C48];[Sheet1.E48])" office:value-type="float" office:value="14">
            <text:p>14</text:p>
          </table:table-cell>
          <table:table-cell table:formula="of:=[Sheet1.G48]" office:value-type="float" office:value="14">
            <text:p>14</text:p>
          </table:table-cell>
          <table:table-cell table:formula="of:=OR([Sheet1.D48]=&quot;TRUE&quot;; [Sheet1.F48]=&quot;TRUE&quot;; [.C48]=[.D48])" office:value-type="boolean" office:boolean-value="true">
            <text:p>TRUE</text:p>
          </table:table-cell>
        </table:table-row>
        <table:table-row table:style-name="ro1">
          <table:table-cell table:formula="of:=[Sheet1.A49]" office:value-type="string" office:string-value="depots-strips">
            <text:p>depots-strips</text:p>
          </table:table-cell>
          <table:table-cell table:formula="of:=[Sheet1.B49]" office:value-type="string" office:string-value="pfile20">
            <text:p>pfile20</text:p>
          </table:table-cell>
          <table:table-cell table:formula="of:=MAX([Sheet1.C49];[Sheet1.E49])" office:value-type="float" office:value="51">
            <text:p>51</text:p>
          </table:table-cell>
          <table:table-cell table:formula="of:=[Sheet1.G49]" office:value-type="float" office:value="58">
            <text:p>58</text:p>
          </table:table-cell>
          <table:table-cell table:formula="of:=OR([Sheet1.D49]=&quot;TRUE&quot;; [Sheet1.F49]=&quot;TRUE&quot;; [.C49]=[.D49])" office:value-type="boolean" office:boolean-value="false">
            <text:p>FALSE</text:p>
          </table:table-cell>
        </table:table-row>
        <table:table-row table:style-name="ro1">
          <table:table-cell table:formula="of:=[Sheet1.A50]" office:value-type="string" office:string-value="depots-strips">
            <text:p>depots-strips</text:p>
          </table:table-cell>
          <table:table-cell table:formula="of:=[Sheet1.B50]" office:value-type="string" office:string-value="pfile21">
            <text:p>pfile21</text:p>
          </table:table-cell>
          <table:table-cell table:formula="of:=MAX([Sheet1.C50];[Sheet1.E50])" office:value-type="float" office:value="32">
            <text:p>32</text:p>
          </table:table-cell>
          <table:table-cell table:formula="of:=[Sheet1.G50]" office:value-type="float" office:value="32">
            <text:p>32</text:p>
          </table:table-cell>
          <table:table-cell table:formula="of:=OR([Sheet1.D50]=&quot;TRUE&quot;; [Sheet1.F50]=&quot;TRUE&quot;; [.C50]=[.D50])" office:value-type="boolean" office:boolean-value="true">
            <text:p>TRUE</text:p>
          </table:table-cell>
        </table:table-row>
        <table:table-row table:style-name="ro1">
          <table:table-cell table:formula="of:=[Sheet1.A51]" office:value-type="string" office:string-value="depots-strips">
            <text:p>depots-strips</text:p>
          </table:table-cell>
          <table:table-cell table:formula="of:=[Sheet1.B51]" office:value-type="string" office:string-value="pfile22">
            <text:p>pfile22</text:p>
          </table:table-cell>
          <table:table-cell table:formula="of:=MAX([Sheet1.C51];[Sheet1.E51])" office:value-type="float" office:value="66">
            <text:p>66</text:p>
          </table:table-cell>
          <table:table-cell table:formula="of:=[Sheet1.G51]" office:value-type="float" office:value="80">
            <text:p>80</text:p>
          </table:table-cell>
          <table:table-cell table:formula="of:=OR([Sheet1.D51]=&quot;TRUE&quot;; [Sheet1.F51]=&quot;TRUE&quot;; [.C51]=[.D51])" office:value-type="boolean" office:boolean-value="false">
            <text:p>FALSE</text:p>
          </table:table-cell>
        </table:table-row>
        <table:table-row table:style-name="ro1">
          <table:table-cell table:formula="of:=[Sheet1.A52]" office:value-type="string" office:string-value="depots-strips">
            <text:p>depots-strips</text:p>
          </table:table-cell>
          <table:table-cell table:formula="of:=[Sheet1.B52]" office:value-type="string" office:string-value="pfile3">
            <text:p>pfile3</text:p>
          </table:table-cell>
          <table:table-cell table:formula="of:=MAX([Sheet1.C52];[Sheet1.E52])" office:value-type="float" office:value="22">
            <text:p>22</text:p>
          </table:table-cell>
          <table:table-cell table:formula="of:=[Sheet1.G52]" office:value-type="float" office:value="22">
            <text:p>22</text:p>
          </table:table-cell>
          <table:table-cell table:formula="of:=OR([Sheet1.D52]=&quot;TRUE&quot;; [Sheet1.F52]=&quot;TRUE&quot;; [.C52]=[.D52])" office:value-type="boolean" office:boolean-value="true">
            <text:p>TRUE</text:p>
          </table:table-cell>
        </table:table-row>
        <table:table-row table:style-name="ro1">
          <table:table-cell table:formula="of:=[Sheet1.A53]" office:value-type="string" office:string-value="depots-strips">
            <text:p>depots-strips</text:p>
          </table:table-cell>
          <table:table-cell table:formula="of:=[Sheet1.B53]" office:value-type="string" office:string-value="pfile4">
            <text:p>pfile4</text:p>
          </table:table-cell>
          <table:table-cell table:formula="of:=MAX([Sheet1.C53];[Sheet1.E53])" office:value-type="float" office:value="17">
            <text:p>17</text:p>
          </table:table-cell>
          <table:table-cell table:formula="of:=[Sheet1.G53]" office:value-type="float" office:value="17">
            <text:p>17</text:p>
          </table:table-cell>
          <table:table-cell table:formula="of:=OR([Sheet1.D53]=&quot;TRUE&quot;; [Sheet1.F53]=&quot;TRUE&quot;; [.C53]=[.D53])" office:value-type="boolean" office:boolean-value="true">
            <text:p>TRUE</text:p>
          </table:table-cell>
        </table:table-row>
        <table:table-row table:style-name="ro1">
          <table:table-cell table:formula="of:=[Sheet1.A54]" office:value-type="string" office:string-value="depots-strips">
            <text:p>depots-strips</text:p>
          </table:table-cell>
          <table:table-cell table:formula="of:=[Sheet1.B54]" office:value-type="string" office:string-value="pfile5">
            <text:p>pfile5</text:p>
          </table:table-cell>
          <table:table-cell table:formula="of:=MAX([Sheet1.C54];[Sheet1.E54])" office:value-type="float" office:value="33">
            <text:p>33</text:p>
          </table:table-cell>
          <table:table-cell table:formula="of:=[Sheet1.G54]" office:value-type="float" office:value="33">
            <text:p>33</text:p>
          </table:table-cell>
          <table:table-cell table:formula="of:=OR([Sheet1.D54]=&quot;TRUE&quot;; [Sheet1.F54]=&quot;TRUE&quot;; [.C54]=[.D54])" office:value-type="boolean" office:boolean-value="true">
            <text:p>TRUE</text:p>
          </table:table-cell>
        </table:table-row>
        <table:table-row table:style-name="ro1">
          <table:table-cell table:formula="of:=[Sheet1.A55]" office:value-type="string" office:string-value="depots-strips">
            <text:p>depots-strips</text:p>
          </table:table-cell>
          <table:table-cell table:formula="of:=[Sheet1.B55]" office:value-type="string" office:string-value="pfile6">
            <text:p>pfile6</text:p>
          </table:table-cell>
          <table:table-cell table:formula="of:=MAX([Sheet1.C55];[Sheet1.E55])" office:value-type="float" office:value="42">
            <text:p>42</text:p>
          </table:table-cell>
          <table:table-cell table:formula="of:=[Sheet1.G55]" office:value-type="float" office:value="42">
            <text:p>42</text:p>
          </table:table-cell>
          <table:table-cell table:formula="of:=OR([Sheet1.D55]=&quot;TRUE&quot;; [Sheet1.F55]=&quot;TRUE&quot;; [.C55]=[.D55])" office:value-type="boolean" office:boolean-value="true">
            <text:p>TRUE</text:p>
          </table:table-cell>
        </table:table-row>
        <table:table-row table:style-name="ro1">
          <table:table-cell table:formula="of:=[Sheet1.A56]" office:value-type="string" office:string-value="depots-strips">
            <text:p>depots-strips</text:p>
          </table:table-cell>
          <table:table-cell table:formula="of:=[Sheet1.B56]" office:value-type="string" office:string-value="pfile7">
            <text:p>pfile7</text:p>
          </table:table-cell>
          <table:table-cell table:formula="of:=MAX([Sheet1.C56];[Sheet1.E56])" office:value-type="float" office:value="18">
            <text:p>18</text:p>
          </table:table-cell>
          <table:table-cell table:formula="of:=[Sheet1.G56]" office:value-type="float" office:value="18">
            <text:p>18</text:p>
          </table:table-cell>
          <table:table-cell table:formula="of:=OR([Sheet1.D56]=&quot;TRUE&quot;; [Sheet1.F56]=&quot;TRUE&quot;; [.C56]=[.D56])" office:value-type="boolean" office:boolean-value="true">
            <text:p>TRUE</text:p>
          </table:table-cell>
        </table:table-row>
        <table:table-row table:style-name="ro1">
          <table:table-cell table:formula="of:=[Sheet1.A57]" office:value-type="string" office:string-value="depots-strips">
            <text:p>depots-strips</text:p>
          </table:table-cell>
          <table:table-cell table:formula="of:=[Sheet1.B57]" office:value-type="string" office:string-value="pfile8">
            <text:p>pfile8</text:p>
          </table:table-cell>
          <table:table-cell table:formula="of:=MAX([Sheet1.C57];[Sheet1.E57])" office:value-type="float" office:value="27">
            <text:p>27</text:p>
          </table:table-cell>
          <table:table-cell table:formula="of:=[Sheet1.G57]" office:value-type="float" office:value="27">
            <text:p>27</text:p>
          </table:table-cell>
          <table:table-cell table:formula="of:=OR([Sheet1.D57]=&quot;TRUE&quot;; [Sheet1.F57]=&quot;TRUE&quot;; [.C57]=[.D57])" office:value-type="boolean" office:boolean-value="true">
            <text:p>TRUE</text:p>
          </table:table-cell>
        </table:table-row>
        <table:table-row table:style-name="ro1">
          <table:table-cell table:formula="of:=[Sheet1.A58]" office:value-type="string" office:string-value="depots-strips">
            <text:p>depots-strips</text:p>
          </table:table-cell>
          <table:table-cell table:formula="of:=[Sheet1.B58]" office:value-type="string" office:string-value="pfile9">
            <text:p>pfile9</text:p>
          </table:table-cell>
          <table:table-cell table:formula="of:=MAX([Sheet1.C58];[Sheet1.E58])" office:value-type="float" office:value="44">
            <text:p>44</text:p>
          </table:table-cell>
          <table:table-cell table:formula="of:=[Sheet1.G58]" office:value-type="float" office:value="44">
            <text:p>44</text:p>
          </table:table-cell>
          <table:table-cell table:formula="of:=OR([Sheet1.D58]=&quot;TRUE&quot;; [Sheet1.F58]=&quot;TRUE&quot;; [.C58]=[.D58])" office:value-type="boolean" office:boolean-value="true">
            <text:p>TRUE</text:p>
          </table:table-cell>
        </table:table-row>
        <table:table-row table:style-name="ro1">
          <table:table-cell table:formula="of:=[Sheet1.A59]" office:value-type="string" office:string-value="driverlog-strips">
            <text:p>driverlog-strips</text:p>
          </table:table-cell>
          <table:table-cell table:formula="of:=[Sheet1.B59]" office:value-type="string" office:string-value="pfile1">
            <text:p>pfile1</text:p>
          </table:table-cell>
          <table:table-cell table:formula="of:=MAX([Sheet1.C59];[Sheet1.E59])" office:value-type="float" office:value="6">
            <text:p>6</text:p>
          </table:table-cell>
          <table:table-cell table:formula="of:=[Sheet1.G59]" office:value-type="float" office:value="6">
            <text:p>6</text:p>
          </table:table-cell>
          <table:table-cell table:formula="of:=OR([Sheet1.D59]=&quot;TRUE&quot;; [Sheet1.F59]=&quot;TRUE&quot;; [.C59]=[.D59])" office:value-type="boolean" office:boolean-value="true">
            <text:p>TRUE</text:p>
          </table:table-cell>
        </table:table-row>
        <table:table-row table:style-name="ro1">
          <table:table-cell table:formula="of:=[Sheet1.A60]" office:value-type="string" office:string-value="driverlog-strips">
            <text:p>driverlog-strips</text:p>
          </table:table-cell>
          <table:table-cell table:formula="of:=[Sheet1.B60]" office:value-type="string" office:string-value="pfile10">
            <text:p>pfile10</text:p>
          </table:table-cell>
          <table:table-cell table:formula="of:=MAX([Sheet1.C60];[Sheet1.E60])" office:value-type="float" office:value="16">
            <text:p>16</text:p>
          </table:table-cell>
          <table:table-cell table:formula="of:=[Sheet1.G60]" office:value-type="float" office:value="16">
            <text:p>16</text:p>
          </table:table-cell>
          <table:table-cell table:formula="of:=OR([Sheet1.D60]=&quot;TRUE&quot;; [Sheet1.F60]=&quot;TRUE&quot;; [.C60]=[.D60])" office:value-type="boolean" office:boolean-value="true">
            <text:p>TRUE</text:p>
          </table:table-cell>
        </table:table-row>
        <table:table-row table:style-name="ro1">
          <table:table-cell table:formula="of:=[Sheet1.A61]" office:value-type="string" office:string-value="driverlog-strips">
            <text:p>driverlog-strips</text:p>
          </table:table-cell>
          <table:table-cell table:formula="of:=[Sheet1.B61]" office:value-type="string" office:string-value="pfile11">
            <text:p>pfile11</text:p>
          </table:table-cell>
          <table:table-cell table:formula="of:=MAX([Sheet1.C61];[Sheet1.E61])" office:value-type="float" office:value="18">
            <text:p>18</text:p>
          </table:table-cell>
          <table:table-cell table:formula="of:=[Sheet1.G61]" office:value-type="float" office:value="18">
            <text:p>18</text:p>
          </table:table-cell>
          <table:table-cell table:formula="of:=OR([Sheet1.D61]=&quot;TRUE&quot;; [Sheet1.F61]=&quot;TRUE&quot;; [.C61]=[.D61])" office:value-type="boolean" office:boolean-value="true">
            <text:p>TRUE</text:p>
          </table:table-cell>
        </table:table-row>
        <table:table-row table:style-name="ro1">
          <table:table-cell table:formula="of:=[Sheet1.A62]" office:value-type="string" office:string-value="driverlog-strips">
            <text:p>driverlog-strips</text:p>
          </table:table-cell>
          <table:table-cell table:formula="of:=[Sheet1.B62]" office:value-type="string" office:string-value="pfile12">
            <text:p>pfile12</text:p>
          </table:table-cell>
          <table:table-cell table:formula="of:=MAX([Sheet1.C62];[Sheet1.E62])" office:value-type="float" office:value="24">
            <text:p>24</text:p>
          </table:table-cell>
          <table:table-cell table:formula="of:=[Sheet1.G62]" office:value-type="float" office:value="24">
            <text:p>24</text:p>
          </table:table-cell>
          <table:table-cell table:formula="of:=OR([Sheet1.D62]=&quot;TRUE&quot;; [Sheet1.F62]=&quot;TRUE&quot;; [.C62]=[.D62])" office:value-type="boolean" office:boolean-value="true">
            <text:p>TRUE</text:p>
          </table:table-cell>
        </table:table-row>
        <table:table-row table:style-name="ro1">
          <table:table-cell table:formula="of:=[Sheet1.A63]" office:value-type="string" office:string-value="driverlog-strips">
            <text:p>driverlog-strips</text:p>
          </table:table-cell>
          <table:table-cell table:formula="of:=[Sheet1.B63]" office:value-type="string" office:string-value="pfile13">
            <text:p>pfile13</text:p>
          </table:table-cell>
          <table:table-cell table:formula="of:=MAX([Sheet1.C63];[Sheet1.E63])" office:value-type="float" office:value="21">
            <text:p>21</text:p>
          </table:table-cell>
          <table:table-cell table:formula="of:=[Sheet1.G63]" office:value-type="float" office:value="21">
            <text:p>21</text:p>
          </table:table-cell>
          <table:table-cell table:formula="of:=OR([Sheet1.D63]=&quot;TRUE&quot;; [Sheet1.F63]=&quot;TRUE&quot;; [.C63]=[.D63])" office:value-type="boolean" office:boolean-value="true">
            <text:p>TRUE</text:p>
          </table:table-cell>
        </table:table-row>
        <table:table-row table:style-name="ro1">
          <table:table-cell table:formula="of:=[Sheet1.A64]" office:value-type="string" office:string-value="driverlog-strips">
            <text:p>driverlog-strips</text:p>
          </table:table-cell>
          <table:table-cell table:formula="of:=[Sheet1.B64]" office:value-type="string" office:string-value="pfile14">
            <text:p>pfile14</text:p>
          </table:table-cell>
          <table:table-cell table:formula="of:=MAX([Sheet1.C64];[Sheet1.E64])" office:value-type="float" office:value="25">
            <text:p>25</text:p>
          </table:table-cell>
          <table:table-cell table:formula="of:=[Sheet1.G64]" office:value-type="float" office:value="25">
            <text:p>25</text:p>
          </table:table-cell>
          <table:table-cell table:formula="of:=OR([Sheet1.D64]=&quot;TRUE&quot;; [Sheet1.F64]=&quot;TRUE&quot;; [.C64]=[.D64])" office:value-type="boolean" office:boolean-value="true">
            <text:p>TRUE</text:p>
          </table:table-cell>
        </table:table-row>
        <table:table-row table:style-name="ro1">
          <table:table-cell table:formula="of:=[Sheet1.A65]" office:value-type="string" office:string-value="driverlog-strips">
            <text:p>driverlog-strips</text:p>
          </table:table-cell>
          <table:table-cell table:formula="of:=[Sheet1.B65]" office:value-type="string" office:string-value="pfile15">
            <text:p>pfile15</text:p>
          </table:table-cell>
          <table:table-cell table:formula="of:=MAX([Sheet1.C65];[Sheet1.E65])" office:value-type="float" office:value="30">
            <text:p>30</text:p>
          </table:table-cell>
          <table:table-cell table:formula="of:=[Sheet1.G65]" office:value-type="float" office:value="30">
            <text:p>30</text:p>
          </table:table-cell>
          <table:table-cell table:formula="of:=OR([Sheet1.D65]=&quot;TRUE&quot;; [Sheet1.F65]=&quot;TRUE&quot;; [.C65]=[.D65])" office:value-type="boolean" office:boolean-value="true">
            <text:p>TRUE</text:p>
          </table:table-cell>
        </table:table-row>
        <table:table-row table:style-name="ro1">
          <table:table-cell table:formula="of:=[Sheet1.A66]" office:value-type="string" office:string-value="driverlog-strips">
            <text:p>driverlog-strips</text:p>
          </table:table-cell>
          <table:table-cell table:formula="of:=[Sheet1.B66]" office:value-type="string" office:string-value="pfile16">
            <text:p>pfile16</text:p>
          </table:table-cell>
          <table:table-cell table:formula="of:=MAX([Sheet1.C66];[Sheet1.E66])" office:value-type="float" office:value="43">
            <text:p>43</text:p>
          </table:table-cell>
          <table:table-cell table:formula="of:=[Sheet1.G66]" office:value-type="float" office:value="53">
            <text:p>53</text:p>
          </table:table-cell>
          <table:table-cell table:formula="of:=OR([Sheet1.D66]=&quot;TRUE&quot;; [Sheet1.F66]=&quot;TRUE&quot;; [.C66]=[.D66])" office:value-type="boolean" office:boolean-value="false">
            <text:p>FALSE</text:p>
          </table:table-cell>
        </table:table-row>
        <table:table-row table:style-name="ro1">
          <table:table-cell table:formula="of:=[Sheet1.A67]" office:value-type="string" office:string-value="driverlog-strips">
            <text:p>driverlog-strips</text:p>
          </table:table-cell>
          <table:table-cell table:formula="of:=[Sheet1.B67]" office:value-type="string" office:string-value="pfile17">
            <text:p>pfile17</text:p>
          </table:table-cell>
          <table:table-cell table:formula="of:=MAX([Sheet1.C67];[Sheet1.E67])" office:value-type="float" office:value="50">
            <text:p>50</text:p>
          </table:table-cell>
          <table:table-cell table:formula="of:=[Sheet1.G67]" office:value-type="float" office:value="62">
            <text:p>62</text:p>
          </table:table-cell>
          <table:table-cell table:formula="of:=OR([Sheet1.D67]=&quot;TRUE&quot;; [Sheet1.F67]=&quot;TRUE&quot;; [.C67]=[.D67])" office:value-type="boolean" office:boolean-value="false">
            <text:p>FALSE</text:p>
          </table:table-cell>
        </table:table-row>
        <table:table-row table:style-name="ro1">
          <table:table-cell table:formula="of:=[Sheet1.A68]" office:value-type="string" office:string-value="driverlog-strips">
            <text:p>driverlog-strips</text:p>
          </table:table-cell>
          <table:table-cell table:formula="of:=[Sheet1.B68]" office:value-type="string" office:string-value="pfile18">
            <text:p>pfile18</text:p>
          </table:table-cell>
          <table:table-cell table:formula="of:=MAX([Sheet1.C68];[Sheet1.E68])" office:value-type="float" office:value="52">
            <text:p>52</text:p>
          </table:table-cell>
          <table:table-cell table:formula="of:=[Sheet1.G68]" office:value-type="float" office:value="64">
            <text:p>64</text:p>
          </table:table-cell>
          <table:table-cell table:formula="of:=OR([Sheet1.D68]=&quot;TRUE&quot;; [Sheet1.F68]=&quot;TRUE&quot;; [.C68]=[.D68])" office:value-type="boolean" office:boolean-value="false">
            <text:p>FALSE</text:p>
          </table:table-cell>
        </table:table-row>
        <table:table-row table:style-name="ro1">
          <table:table-cell table:formula="of:=[Sheet1.A69]" office:value-type="string" office:string-value="driverlog-strips">
            <text:p>driverlog-strips</text:p>
          </table:table-cell>
          <table:table-cell table:formula="of:=[Sheet1.B69]" office:value-type="string" office:string-value="pfile19">
            <text:p>pfile19</text:p>
          </table:table-cell>
          <table:table-cell table:formula="of:=MAX([Sheet1.C69];[Sheet1.E69])" office:value-type="float" office:value="70">
            <text:p>70</text:p>
          </table:table-cell>
          <table:table-cell table:formula="of:=[Sheet1.G69]" office:value-type="float" office:value="87">
            <text:p>87</text:p>
          </table:table-cell>
          <table:table-cell table:formula="of:=OR([Sheet1.D69]=&quot;TRUE&quot;; [Sheet1.F69]=&quot;TRUE&quot;; [.C69]=[.D69])" office:value-type="boolean" office:boolean-value="false">
            <text:p>FALSE</text:p>
          </table:table-cell>
        </table:table-row>
        <table:table-row table:style-name="ro1">
          <table:table-cell table:formula="of:=[Sheet1.A70]" office:value-type="string" office:string-value="driverlog-strips">
            <text:p>driverlog-strips</text:p>
          </table:table-cell>
          <table:table-cell table:formula="of:=[Sheet1.B70]" office:value-type="string" office:string-value="pfile2">
            <text:p>pfile2</text:p>
          </table:table-cell>
          <table:table-cell table:formula="of:=MAX([Sheet1.C70];[Sheet1.E70])" office:value-type="float" office:value="14">
            <text:p>14</text:p>
          </table:table-cell>
          <table:table-cell table:formula="of:=[Sheet1.G70]" office:value-type="float" office:value="14">
            <text:p>14</text:p>
          </table:table-cell>
          <table:table-cell table:formula="of:=OR([Sheet1.D70]=&quot;TRUE&quot;; [Sheet1.F70]=&quot;TRUE&quot;; [.C70]=[.D70])" office:value-type="boolean" office:boolean-value="true">
            <text:p>TRUE</text:p>
          </table:table-cell>
        </table:table-row>
        <table:table-row table:style-name="ro1">
          <table:table-cell table:formula="of:=[Sheet1.A71]" office:value-type="string" office:string-value="driverlog-strips">
            <text:p>driverlog-strips</text:p>
          </table:table-cell>
          <table:table-cell table:formula="of:=[Sheet1.B71]" office:value-type="string" office:string-value="pfile20">
            <text:p>pfile20</text:p>
          </table:table-cell>
          <table:table-cell table:formula="of:=MAX([Sheet1.C71];[Sheet1.E71])" office:value-type="float" office:value="65">
            <text:p>65</text:p>
          </table:table-cell>
          <table:table-cell table:formula="of:=[Sheet1.G71]" office:value-type="float" office:value="83">
            <text:p>83</text:p>
          </table:table-cell>
          <table:table-cell table:formula="of:=OR([Sheet1.D71]=&quot;TRUE&quot;; [Sheet1.F71]=&quot;TRUE&quot;; [.C71]=[.D71])" office:value-type="boolean" office:boolean-value="false">
            <text:p>FALSE</text:p>
          </table:table-cell>
        </table:table-row>
        <table:table-row table:style-name="ro1">
          <table:table-cell table:formula="of:=[Sheet1.A72]" office:value-type="string" office:string-value="driverlog-strips">
            <text:p>driverlog-strips</text:p>
          </table:table-cell>
          <table:table-cell table:formula="of:=[Sheet1.B72]" office:value-type="string" office:string-value="pfile3">
            <text:p>pfile3</text:p>
          </table:table-cell>
          <table:table-cell table:formula="of:=MAX([Sheet1.C72];[Sheet1.E72])" office:value-type="float" office:value="11">
            <text:p>11</text:p>
          </table:table-cell>
          <table:table-cell table:formula="of:=[Sheet1.G72]" office:value-type="float" office:value="11">
            <text:p>11</text:p>
          </table:table-cell>
          <table:table-cell table:formula="of:=OR([Sheet1.D72]=&quot;TRUE&quot;; [Sheet1.F72]=&quot;TRUE&quot;; [.C72]=[.D72])" office:value-type="boolean" office:boolean-value="true">
            <text:p>TRUE</text:p>
          </table:table-cell>
        </table:table-row>
        <table:table-row table:style-name="ro1">
          <table:table-cell table:formula="of:=[Sheet1.A73]" office:value-type="string" office:string-value="driverlog-strips">
            <text:p>driverlog-strips</text:p>
          </table:table-cell>
          <table:table-cell table:formula="of:=[Sheet1.B73]" office:value-type="string" office:string-value="pfile4">
            <text:p>pfile4</text:p>
          </table:table-cell>
          <table:table-cell table:formula="of:=MAX([Sheet1.C73];[Sheet1.E73])" office:value-type="float" office:value="12">
            <text:p>12</text:p>
          </table:table-cell>
          <table:table-cell table:formula="of:=[Sheet1.G73]" office:value-type="float" office:value="12">
            <text:p>12</text:p>
          </table:table-cell>
          <table:table-cell table:formula="of:=OR([Sheet1.D73]=&quot;TRUE&quot;; [Sheet1.F73]=&quot;TRUE&quot;; [.C73]=[.D73])" office:value-type="boolean" office:boolean-value="true">
            <text:p>TRUE</text:p>
          </table:table-cell>
        </table:table-row>
        <table:table-row table:style-name="ro1">
          <table:table-cell table:formula="of:=[Sheet1.A74]" office:value-type="string" office:string-value="driverlog-strips">
            <text:p>driverlog-strips</text:p>
          </table:table-cell>
          <table:table-cell table:formula="of:=[Sheet1.B74]" office:value-type="string" office:string-value="pfile5">
            <text:p>pfile5</text:p>
          </table:table-cell>
          <table:table-cell table:formula="of:=MAX([Sheet1.C74];[Sheet1.E74])" office:value-type="float" office:value="15">
            <text:p>15</text:p>
          </table:table-cell>
          <table:table-cell table:formula="of:=[Sheet1.G74]" office:value-type="float" office:value="15">
            <text:p>15</text:p>
          </table:table-cell>
          <table:table-cell table:formula="of:=OR([Sheet1.D74]=&quot;TRUE&quot;; [Sheet1.F74]=&quot;TRUE&quot;; [.C74]=[.D74])" office:value-type="boolean" office:boolean-value="true">
            <text:p>TRUE</text:p>
          </table:table-cell>
        </table:table-row>
        <table:table-row table:style-name="ro1">
          <table:table-cell table:formula="of:=[Sheet1.A75]" office:value-type="string" office:string-value="driverlog-strips">
            <text:p>driverlog-strips</text:p>
          </table:table-cell>
          <table:table-cell table:formula="of:=[Sheet1.B75]" office:value-type="string" office:string-value="pfile6">
            <text:p>pfile6</text:p>
          </table:table-cell>
          <table:table-cell table:formula="of:=MAX([Sheet1.C75];[Sheet1.E75])" office:value-type="float" office:value="10">
            <text:p>10</text:p>
          </table:table-cell>
          <table:table-cell table:formula="of:=[Sheet1.G75]" office:value-type="float" office:value="10">
            <text:p>10</text:p>
          </table:table-cell>
          <table:table-cell table:formula="of:=OR([Sheet1.D75]=&quot;TRUE&quot;; [Sheet1.F75]=&quot;TRUE&quot;; [.C75]=[.D75])" office:value-type="boolean" office:boolean-value="true">
            <text:p>TRUE</text:p>
          </table:table-cell>
        </table:table-row>
        <table:table-row table:style-name="ro1">
          <table:table-cell table:formula="of:=[Sheet1.A76]" office:value-type="string" office:string-value="driverlog-strips">
            <text:p>driverlog-strips</text:p>
          </table:table-cell>
          <table:table-cell table:formula="of:=[Sheet1.B76]" office:value-type="string" office:string-value="pfile7">
            <text:p>pfile7</text:p>
          </table:table-cell>
          <table:table-cell table:formula="of:=MAX([Sheet1.C76];[Sheet1.E76])" office:value-type="float" office:value="12">
            <text:p>12</text:p>
          </table:table-cell>
          <table:table-cell table:formula="of:=[Sheet1.G76]" office:value-type="float" office:value="12">
            <text:p>12</text:p>
          </table:table-cell>
          <table:table-cell table:formula="of:=OR([Sheet1.D76]=&quot;TRUE&quot;; [Sheet1.F76]=&quot;TRUE&quot;; [.C76]=[.D76])" office:value-type="boolean" office:boolean-value="true">
            <text:p>TRUE</text:p>
          </table:table-cell>
        </table:table-row>
        <table:table-row table:style-name="ro1">
          <table:table-cell table:formula="of:=[Sheet1.A77]" office:value-type="string" office:string-value="driverlog-strips">
            <text:p>driverlog-strips</text:p>
          </table:table-cell>
          <table:table-cell table:formula="of:=[Sheet1.B77]" office:value-type="string" office:string-value="pfile8">
            <text:p>pfile8</text:p>
          </table:table-cell>
          <table:table-cell table:formula="of:=MAX([Sheet1.C77];[Sheet1.E77])" office:value-type="float" office:value="15">
            <text:p>15</text:p>
          </table:table-cell>
          <table:table-cell table:formula="of:=[Sheet1.G77]" office:value-type="float" office:value="15">
            <text:p>15</text:p>
          </table:table-cell>
          <table:table-cell table:formula="of:=OR([Sheet1.D77]=&quot;TRUE&quot;; [Sheet1.F77]=&quot;TRUE&quot;; [.C77]=[.D77])" office:value-type="boolean" office:boolean-value="true">
            <text:p>TRUE</text:p>
          </table:table-cell>
        </table:table-row>
        <table:table-row table:style-name="ro1">
          <table:table-cell table:formula="of:=[Sheet1.A78]" office:value-type="string" office:string-value="driverlog-strips">
            <text:p>driverlog-strips</text:p>
          </table:table-cell>
          <table:table-cell table:formula="of:=[Sheet1.B78]" office:value-type="string" office:string-value="pfile9">
            <text:p>pfile9</text:p>
          </table:table-cell>
          <table:table-cell table:formula="of:=MAX([Sheet1.C78];[Sheet1.E78])" office:value-type="float" office:value="18">
            <text:p>18</text:p>
          </table:table-cell>
          <table:table-cell table:formula="of:=[Sheet1.G78]" office:value-type="float" office:value="18">
            <text:p>18</text:p>
          </table:table-cell>
          <table:table-cell table:formula="of:=OR([Sheet1.D78]=&quot;TRUE&quot;; [Sheet1.F78]=&quot;TRUE&quot;; [.C78]=[.D78])" office:value-type="boolean" office:boolean-value="true">
            <text:p>TRUE</text:p>
          </table:table-cell>
        </table:table-row>
        <table:table-row table:style-name="ro1">
          <table:table-cell table:formula="of:=[Sheet1.A79]" office:value-type="string" office:string-value="freecell">
            <text:p>freecell</text:p>
          </table:table-cell>
          <table:table-cell table:formula="of:=[Sheet1.B79]" office:value-type="string" office:string-value="probfreecell-10-1">
            <text:p>probfreecell-10-1</text:p>
          </table:table-cell>
          <table:table-cell table:formula="of:=MAX([Sheet1.C79];[Sheet1.E79])" office:value-type="float" office:value="48">
            <text:p>48</text:p>
          </table:table-cell>
          <table:table-cell table:formula="of:=[Sheet1.G79]" office:value-type="float" office:value="70">
            <text:p>70</text:p>
          </table:table-cell>
          <table:table-cell table:formula="of:=OR([Sheet1.D79]=&quot;TRUE&quot;; [Sheet1.F79]=&quot;TRUE&quot;; [.C79]=[.D79])" office:value-type="boolean" office:boolean-value="false">
            <text:p>FALSE</text:p>
          </table:table-cell>
        </table:table-row>
        <table:table-row table:style-name="ro1">
          <table:table-cell table:formula="of:=[Sheet1.A80]" office:value-type="string" office:string-value="freecell">
            <text:p>freecell</text:p>
          </table:table-cell>
          <table:table-cell table:formula="of:=[Sheet1.B80]" office:value-type="string" office:string-value="probfreecell-10-2">
            <text:p>probfreecell-10-2</text:p>
          </table:table-cell>
          <table:table-cell table:formula="of:=MAX([Sheet1.C80];[Sheet1.E80])" office:value-type="float" office:value="50">
            <text:p>50</text:p>
          </table:table-cell>
          <table:table-cell table:formula="of:=[Sheet1.G80]" office:value-type="float" office:value="72">
            <text:p>72</text:p>
          </table:table-cell>
          <table:table-cell table:formula="of:=OR([Sheet1.D80]=&quot;TRUE&quot;; [Sheet1.F80]=&quot;TRUE&quot;; [.C80]=[.D80])" office:value-type="boolean" office:boolean-value="false">
            <text:p>FALSE</text:p>
          </table:table-cell>
        </table:table-row>
        <table:table-row table:style-name="ro1">
          <table:table-cell table:formula="of:=[Sheet1.A81]" office:value-type="string" office:string-value="freecell">
            <text:p>freecell</text:p>
          </table:table-cell>
          <table:table-cell table:formula="of:=[Sheet1.B81]" office:value-type="string" office:string-value="probfreecell-10-3">
            <text:p>probfreecell-10-3</text:p>
          </table:table-cell>
          <table:table-cell table:formula="of:=MAX([Sheet1.C81];[Sheet1.E81])" office:value-type="float" office:value="47">
            <text:p>47</text:p>
          </table:table-cell>
          <table:table-cell table:formula="of:=[Sheet1.G81]" office:value-type="float" office:value="70">
            <text:p>70</text:p>
          </table:table-cell>
          <table:table-cell table:formula="of:=OR([Sheet1.D81]=&quot;TRUE&quot;; [Sheet1.F81]=&quot;TRUE&quot;; [.C81]=[.D81])" office:value-type="boolean" office:boolean-value="false">
            <text:p>FALSE</text:p>
          </table:table-cell>
        </table:table-row>
        <table:table-row table:style-name="ro1">
          <table:table-cell table:formula="of:=[Sheet1.A82]" office:value-type="string" office:string-value="freecell">
            <text:p>freecell</text:p>
          </table:table-cell>
          <table:table-cell table:formula="of:=[Sheet1.B82]" office:value-type="string" office:string-value="probfreecell-10-4">
            <text:p>probfreecell-10-4</text:p>
          </table:table-cell>
          <table:table-cell table:formula="of:=MAX([Sheet1.C82];[Sheet1.E82])" office:value-type="float" office:value="48">
            <text:p>48</text:p>
          </table:table-cell>
          <table:table-cell table:formula="of:=[Sheet1.G82]" office:value-type="float" office:value="72">
            <text:p>72</text:p>
          </table:table-cell>
          <table:table-cell table:formula="of:=OR([Sheet1.D82]=&quot;TRUE&quot;; [Sheet1.F82]=&quot;TRUE&quot;; [.C82]=[.D82])" office:value-type="boolean" office:boolean-value="false">
            <text:p>FALSE</text:p>
          </table:table-cell>
        </table:table-row>
        <table:table-row table:style-name="ro1">
          <table:table-cell table:formula="of:=[Sheet1.A83]" office:value-type="string" office:string-value="freecell">
            <text:p>freecell</text:p>
          </table:table-cell>
          <table:table-cell table:formula="of:=[Sheet1.B83]" office:value-type="string" office:string-value="probfreecell-10-5">
            <text:p>probfreecell-10-5</text:p>
          </table:table-cell>
          <table:table-cell table:formula="of:=MAX([Sheet1.C83];[Sheet1.E83])" office:value-type="float" office:value="46">
            <text:p>46</text:p>
          </table:table-cell>
          <table:table-cell table:formula="of:=[Sheet1.G83]" office:value-type="float" office:value="68">
            <text:p>68</text:p>
          </table:table-cell>
          <table:table-cell table:formula="of:=OR([Sheet1.D83]=&quot;TRUE&quot;; [Sheet1.F83]=&quot;TRUE&quot;; [.C83]=[.D83])" office:value-type="boolean" office:boolean-value="false">
            <text:p>FALSE</text:p>
          </table:table-cell>
        </table:table-row>
        <table:table-row table:style-name="ro1">
          <table:table-cell table:formula="of:=[Sheet1.A84]" office:value-type="string" office:string-value="freecell">
            <text:p>freecell</text:p>
          </table:table-cell>
          <table:table-cell table:formula="of:=[Sheet1.B84]" office:value-type="string" office:string-value="probfreecell-11-1">
            <text:p>probfreecell-11-1</text:p>
          </table:table-cell>
          <table:table-cell table:formula="of:=MAX([Sheet1.C84];[Sheet1.E84])" office:value-type="float" office:value="49">
            <text:p>49</text:p>
          </table:table-cell>
          <table:table-cell table:formula="of:=[Sheet1.G84]" office:value-type="float" office:value="80">
            <text:p>80</text:p>
          </table:table-cell>
          <table:table-cell table:formula="of:=OR([Sheet1.D84]=&quot;TRUE&quot;; [Sheet1.F84]=&quot;TRUE&quot;; [.C84]=[.D84])" office:value-type="boolean" office:boolean-value="false">
            <text:p>FALSE</text:p>
          </table:table-cell>
        </table:table-row>
        <table:table-row table:style-name="ro1">
          <table:table-cell table:formula="of:=[Sheet1.A85]" office:value-type="string" office:string-value="freecell">
            <text:p>freecell</text:p>
          </table:table-cell>
          <table:table-cell table:formula="of:=[Sheet1.B85]" office:value-type="string" office:string-value="probfreecell-11-2">
            <text:p>probfreecell-11-2</text:p>
          </table:table-cell>
          <table:table-cell table:formula="of:=MAX([Sheet1.C85];[Sheet1.E85])" office:value-type="float" office:value="50">
            <text:p>50</text:p>
          </table:table-cell>
          <table:table-cell table:formula="of:=[Sheet1.G85]" office:value-type="float" office:value="80">
            <text:p>80</text:p>
          </table:table-cell>
          <table:table-cell table:formula="of:=OR([Sheet1.D85]=&quot;TRUE&quot;; [Sheet1.F85]=&quot;TRUE&quot;; [.C85]=[.D85])" office:value-type="boolean" office:boolean-value="false">
            <text:p>FALSE</text:p>
          </table:table-cell>
        </table:table-row>
        <table:table-row table:style-name="ro1">
          <table:table-cell table:formula="of:=[Sheet1.A86]" office:value-type="string" office:string-value="freecell">
            <text:p>freecell</text:p>
          </table:table-cell>
          <table:table-cell table:formula="of:=[Sheet1.B86]" office:value-type="string" office:string-value="probfreecell-11-3">
            <text:p>probfreecell-11-3</text:p>
          </table:table-cell>
          <table:table-cell table:formula="of:=MAX([Sheet1.C86];[Sheet1.E86])" office:value-type="float" office:value="49">
            <text:p>49</text:p>
          </table:table-cell>
          <table:table-cell table:formula="of:=[Sheet1.G86]" office:value-type="float" office:value="79">
            <text:p>79</text:p>
          </table:table-cell>
          <table:table-cell table:formula="of:=OR([Sheet1.D86]=&quot;TRUE&quot;; [Sheet1.F86]=&quot;TRUE&quot;; [.C86]=[.D86])" office:value-type="boolean" office:boolean-value="false">
            <text:p>FALSE</text:p>
          </table:table-cell>
        </table:table-row>
        <table:table-row table:style-name="ro1">
          <table:table-cell table:formula="of:=[Sheet1.A87]" office:value-type="string" office:string-value="freecell">
            <text:p>freecell</text:p>
          </table:table-cell>
          <table:table-cell table:formula="of:=[Sheet1.B87]" office:value-type="string" office:string-value="probfreecell-11-4">
            <text:p>probfreecell-11-4</text:p>
          </table:table-cell>
          <table:table-cell table:formula="of:=MAX([Sheet1.C87];[Sheet1.E87])" office:value-type="float" office:value="52">
            <text:p>52</text:p>
          </table:table-cell>
          <table:table-cell table:formula="of:=[Sheet1.G87]" office:value-type="float" office:value="80">
            <text:p>80</text:p>
          </table:table-cell>
          <table:table-cell table:formula="of:=OR([Sheet1.D87]=&quot;TRUE&quot;; [Sheet1.F87]=&quot;TRUE&quot;; [.C87]=[.D87])" office:value-type="boolean" office:boolean-value="false">
            <text:p>FALSE</text:p>
          </table:table-cell>
        </table:table-row>
        <table:table-row table:style-name="ro1">
          <table:table-cell table:formula="of:=[Sheet1.A88]" office:value-type="string" office:string-value="freecell">
            <text:p>freecell</text:p>
          </table:table-cell>
          <table:table-cell table:formula="of:=[Sheet1.B88]" office:value-type="string" office:string-value="probfreecell-11-5">
            <text:p>probfreecell-11-5</text:p>
          </table:table-cell>
          <table:table-cell table:formula="of:=MAX([Sheet1.C88];[Sheet1.E88])" office:value-type="float" office:value="53">
            <text:p>53</text:p>
          </table:table-cell>
          <table:table-cell table:formula="of:=[Sheet1.G88]" office:value-type="float" office:value="78">
            <text:p>78</text:p>
          </table:table-cell>
          <table:table-cell table:formula="of:=OR([Sheet1.D88]=&quot;TRUE&quot;; [Sheet1.F88]=&quot;TRUE&quot;; [.C88]=[.D88])" office:value-type="boolean" office:boolean-value="false">
            <text:p>FALSE</text:p>
          </table:table-cell>
        </table:table-row>
        <table:table-row table:style-name="ro1">
          <table:table-cell table:formula="of:=[Sheet1.A89]" office:value-type="string" office:string-value="freecell">
            <text:p>freecell</text:p>
          </table:table-cell>
          <table:table-cell table:formula="of:=[Sheet1.B89]" office:value-type="string" office:string-value="probfreecell-12-1">
            <text:p>probfreecell-12-1</text:p>
          </table:table-cell>
          <table:table-cell table:formula="of:=MAX([Sheet1.C89];[Sheet1.E89])" office:value-type="float" office:value="55">
            <text:p>55</text:p>
          </table:table-cell>
          <table:table-cell table:formula="of:=[Sheet1.G89]" office:value-type="float" office:value="88">
            <text:p>88</text:p>
          </table:table-cell>
          <table:table-cell table:formula="of:=OR([Sheet1.D89]=&quot;TRUE&quot;; [Sheet1.F89]=&quot;TRUE&quot;; [.C89]=[.D89])" office:value-type="boolean" office:boolean-value="false">
            <text:p>FALSE</text:p>
          </table:table-cell>
        </table:table-row>
        <table:table-row table:style-name="ro1">
          <table:table-cell table:formula="of:=[Sheet1.A90]" office:value-type="string" office:string-value="freecell">
            <text:p>freecell</text:p>
          </table:table-cell>
          <table:table-cell table:formula="of:=[Sheet1.B90]" office:value-type="string" office:string-value="probfreecell-12-2">
            <text:p>probfreecell-12-2</text:p>
          </table:table-cell>
          <table:table-cell table:formula="of:=MAX([Sheet1.C90];[Sheet1.E90])" office:value-type="float" office:value="51">
            <text:p>51</text:p>
          </table:table-cell>
          <table:table-cell table:formula="of:=[Sheet1.G90]" office:value-type="float" office:value="88">
            <text:p>88</text:p>
          </table:table-cell>
          <table:table-cell table:formula="of:=OR([Sheet1.D90]=&quot;TRUE&quot;; [Sheet1.F90]=&quot;TRUE&quot;; [.C90]=[.D90])" office:value-type="boolean" office:boolean-value="false">
            <text:p>FALSE</text:p>
          </table:table-cell>
        </table:table-row>
        <table:table-row table:style-name="ro1">
          <table:table-cell table:formula="of:=[Sheet1.A91]" office:value-type="string" office:string-value="freecell">
            <text:p>freecell</text:p>
          </table:table-cell>
          <table:table-cell table:formula="of:=[Sheet1.B91]" office:value-type="string" office:string-value="probfreecell-12-3">
            <text:p>probfreecell-12-3</text:p>
          </table:table-cell>
          <table:table-cell table:formula="of:=MAX([Sheet1.C91];[Sheet1.E91])" office:value-type="float" office:value="53">
            <text:p>53</text:p>
          </table:table-cell>
          <table:table-cell table:formula="of:=[Sheet1.G91]" office:value-type="float" office:value="85">
            <text:p>85</text:p>
          </table:table-cell>
          <table:table-cell table:formula="of:=OR([Sheet1.D91]=&quot;TRUE&quot;; [Sheet1.F91]=&quot;TRUE&quot;; [.C91]=[.D91])" office:value-type="boolean" office:boolean-value="false">
            <text:p>FALSE</text:p>
          </table:table-cell>
        </table:table-row>
        <table:table-row table:style-name="ro1">
          <table:table-cell table:formula="of:=[Sheet1.A92]" office:value-type="string" office:string-value="freecell">
            <text:p>freecell</text:p>
          </table:table-cell>
          <table:table-cell table:formula="of:=[Sheet1.B92]" office:value-type="string" office:string-value="probfreecell-12-4">
            <text:p>probfreecell-12-4</text:p>
          </table:table-cell>
          <table:table-cell table:formula="of:=MAX([Sheet1.C92];[Sheet1.E92])" office:value-type="float" office:value="54">
            <text:p>54</text:p>
          </table:table-cell>
          <table:table-cell table:formula="of:=[Sheet1.G92]" office:value-type="float" office:value="83">
            <text:p>83</text:p>
          </table:table-cell>
          <table:table-cell table:formula="of:=OR([Sheet1.D92]=&quot;TRUE&quot;; [Sheet1.F92]=&quot;TRUE&quot;; [.C92]=[.D92])" office:value-type="boolean" office:boolean-value="false">
            <text:p>FALSE</text:p>
          </table:table-cell>
        </table:table-row>
        <table:table-row table:style-name="ro1">
          <table:table-cell table:formula="of:=[Sheet1.A93]" office:value-type="string" office:string-value="freecell">
            <text:p>freecell</text:p>
          </table:table-cell>
          <table:table-cell table:formula="of:=[Sheet1.B93]" office:value-type="string" office:string-value="probfreecell-12-5">
            <text:p>probfreecell-12-5</text:p>
          </table:table-cell>
          <table:table-cell table:formula="of:=MAX([Sheet1.C93];[Sheet1.E93])" office:value-type="float" office:value="53">
            <text:p>53</text:p>
          </table:table-cell>
          <table:table-cell table:formula="of:=[Sheet1.G93]" office:value-type="float" office:value="87">
            <text:p>87</text:p>
          </table:table-cell>
          <table:table-cell table:formula="of:=OR([Sheet1.D93]=&quot;TRUE&quot;; [Sheet1.F93]=&quot;TRUE&quot;; [.C93]=[.D93])" office:value-type="boolean" office:boolean-value="false">
            <text:p>FALSE</text:p>
          </table:table-cell>
        </table:table-row>
        <table:table-row table:style-name="ro1">
          <table:table-cell table:formula="of:=[Sheet1.A94]" office:value-type="string" office:string-value="freecell">
            <text:p>freecell</text:p>
          </table:table-cell>
          <table:table-cell table:formula="of:=[Sheet1.B94]" office:value-type="string" office:string-value="probfreecell-13-1">
            <text:p>probfreecell-13-1</text:p>
          </table:table-cell>
          <table:table-cell table:formula="of:=MAX([Sheet1.C94];[Sheet1.E94])" office:value-type="float" office:value="58">
            <text:p>58</text:p>
          </table:table-cell>
          <table:table-cell table:formula="of:=[Sheet1.G94]" office:value-type="float" office:value="96">
            <text:p>96</text:p>
          </table:table-cell>
          <table:table-cell table:formula="of:=OR([Sheet1.D94]=&quot;TRUE&quot;; [Sheet1.F94]=&quot;TRUE&quot;; [.C94]=[.D94])" office:value-type="boolean" office:boolean-value="false">
            <text:p>FALSE</text:p>
          </table:table-cell>
        </table:table-row>
        <table:table-row table:style-name="ro1">
          <table:table-cell table:formula="of:=[Sheet1.A95]" office:value-type="string" office:string-value="freecell">
            <text:p>freecell</text:p>
          </table:table-cell>
          <table:table-cell table:formula="of:=[Sheet1.B95]" office:value-type="string" office:string-value="probfreecell-13-2">
            <text:p>probfreecell-13-2</text:p>
          </table:table-cell>
          <table:table-cell table:formula="of:=MAX([Sheet1.C95];[Sheet1.E95])" office:value-type="float" office:value="58">
            <text:p>58</text:p>
          </table:table-cell>
          <table:table-cell table:formula="of:=[Sheet1.G95]" office:value-type="float" office:value="96">
            <text:p>96</text:p>
          </table:table-cell>
          <table:table-cell table:formula="of:=OR([Sheet1.D95]=&quot;TRUE&quot;; [Sheet1.F95]=&quot;TRUE&quot;; [.C95]=[.D95])" office:value-type="boolean" office:boolean-value="false">
            <text:p>FALSE</text:p>
          </table:table-cell>
        </table:table-row>
        <table:table-row table:style-name="ro1">
          <table:table-cell table:formula="of:=[Sheet1.A96]" office:value-type="string" office:string-value="freecell">
            <text:p>freecell</text:p>
          </table:table-cell>
          <table:table-cell table:formula="of:=[Sheet1.B96]" office:value-type="string" office:string-value="probfreecell-13-3">
            <text:p>probfreecell-13-3</text:p>
          </table:table-cell>
          <table:table-cell table:formula="of:=MAX([Sheet1.C96];[Sheet1.E96])" office:value-type="float" office:value="59">
            <text:p>59</text:p>
          </table:table-cell>
          <table:table-cell table:formula="of:=[Sheet1.G96]" office:value-type="float" office:value="96">
            <text:p>96</text:p>
          </table:table-cell>
          <table:table-cell table:formula="of:=OR([Sheet1.D96]=&quot;TRUE&quot;; [Sheet1.F96]=&quot;TRUE&quot;; [.C96]=[.D96])" office:value-type="boolean" office:boolean-value="false">
            <text:p>FALSE</text:p>
          </table:table-cell>
        </table:table-row>
        <table:table-row table:style-name="ro1">
          <table:table-cell table:formula="of:=[Sheet1.A97]" office:value-type="string" office:string-value="freecell">
            <text:p>freecell</text:p>
          </table:table-cell>
          <table:table-cell table:formula="of:=[Sheet1.B97]" office:value-type="string" office:string-value="probfreecell-13-4">
            <text:p>probfreecell-13-4</text:p>
          </table:table-cell>
          <table:table-cell table:formula="of:=MAX([Sheet1.C97];[Sheet1.E97])" office:value-type="float" office:value="58">
            <text:p>58</text:p>
          </table:table-cell>
          <table:table-cell table:formula="of:=[Sheet1.G97]" office:value-type="float" office:value="96">
            <text:p>96</text:p>
          </table:table-cell>
          <table:table-cell table:formula="of:=OR([Sheet1.D97]=&quot;TRUE&quot;; [Sheet1.F97]=&quot;TRUE&quot;; [.C97]=[.D97])" office:value-type="boolean" office:boolean-value="false">
            <text:p>FALSE</text:p>
          </table:table-cell>
        </table:table-row>
        <table:table-row table:style-name="ro1">
          <table:table-cell table:formula="of:=[Sheet1.A98]" office:value-type="string" office:string-value="freecell">
            <text:p>freecell</text:p>
          </table:table-cell>
          <table:table-cell table:formula="of:=[Sheet1.B98]" office:value-type="string" office:string-value="probfreecell-13-5">
            <text:p>probfreecell-13-5</text:p>
          </table:table-cell>
          <table:table-cell table:formula="of:=MAX([Sheet1.C98];[Sheet1.E98])" office:value-type="float" office:value="60">
            <text:p>60</text:p>
          </table:table-cell>
          <table:table-cell table:formula="of:=[Sheet1.G98]" office:value-type="float" office:value="94">
            <text:p>94</text:p>
          </table:table-cell>
          <table:table-cell table:formula="of:=OR([Sheet1.D98]=&quot;TRUE&quot;; [Sheet1.F98]=&quot;TRUE&quot;; [.C98]=[.D98])" office:value-type="boolean" office:boolean-value="false">
            <text:p>FALSE</text:p>
          </table:table-cell>
        </table:table-row>
        <table:table-row table:style-name="ro1">
          <table:table-cell table:formula="of:=[Sheet1.A99]" office:value-type="string" office:string-value="freecell">
            <text:p>freecell</text:p>
          </table:table-cell>
          <table:table-cell table:formula="of:=[Sheet1.B99]" office:value-type="string" office:string-value="probfreecell-2-1">
            <text:p>probfreecell-2-1</text:p>
          </table:table-cell>
          <table:table-cell table:formula="of:=MAX([Sheet1.C99];[Sheet1.E99])" office:value-type="float" office:value="9">
            <text:p>9</text:p>
          </table:table-cell>
          <table:table-cell table:formula="of:=[Sheet1.G99]" office:value-type="float" office:value="9">
            <text:p>9</text:p>
          </table:table-cell>
          <table:table-cell table:formula="of:=OR([Sheet1.D99]=&quot;TRUE&quot;; [Sheet1.F99]=&quot;TRUE&quot;; [.C99]=[.D99])" office:value-type="boolean" office:boolean-value="true">
            <text:p>TRUE</text:p>
          </table:table-cell>
        </table:table-row>
        <table:table-row table:style-name="ro1">
          <table:table-cell table:formula="of:=[Sheet1.A100]" office:value-type="string" office:string-value="freecell">
            <text:p>freecell</text:p>
          </table:table-cell>
          <table:table-cell table:formula="of:=[Sheet1.B100]" office:value-type="string" office:string-value="probfreecell-2-2">
            <text:p>probfreecell-2-2</text:p>
          </table:table-cell>
          <table:table-cell table:formula="of:=MAX([Sheet1.C100];[Sheet1.E100])" office:value-type="float" office:value="8">
            <text:p>8</text:p>
          </table:table-cell>
          <table:table-cell table:formula="of:=[Sheet1.G100]" office:value-type="float" office:value="8">
            <text:p>8</text:p>
          </table:table-cell>
          <table:table-cell table:formula="of:=OR([Sheet1.D100]=&quot;TRUE&quot;; [Sheet1.F100]=&quot;TRUE&quot;; [.C100]=[.D100])" office:value-type="boolean" office:boolean-value="true">
            <text:p>TRUE</text:p>
          </table:table-cell>
        </table:table-row>
        <table:table-row table:style-name="ro1">
          <table:table-cell table:formula="of:=[Sheet1.A101]" office:value-type="string" office:string-value="freecell">
            <text:p>freecell</text:p>
          </table:table-cell>
          <table:table-cell table:formula="of:=[Sheet1.B101]" office:value-type="string" office:string-value="probfreecell-2-3">
            <text:p>probfreecell-2-3</text:p>
          </table:table-cell>
          <table:table-cell table:formula="of:=MAX([Sheet1.C101];[Sheet1.E101])" office:value-type="float" office:value="8">
            <text:p>8</text:p>
          </table:table-cell>
          <table:table-cell table:formula="of:=[Sheet1.G101]" office:value-type="float" office:value="8">
            <text:p>8</text:p>
          </table:table-cell>
          <table:table-cell table:formula="of:=OR([Sheet1.D101]=&quot;TRUE&quot;; [Sheet1.F101]=&quot;TRUE&quot;; [.C101]=[.D101])" office:value-type="boolean" office:boolean-value="true">
            <text:p>TRUE</text:p>
          </table:table-cell>
        </table:table-row>
        <table:table-row table:style-name="ro1">
          <table:table-cell table:formula="of:=[Sheet1.A102]" office:value-type="string" office:string-value="freecell">
            <text:p>freecell</text:p>
          </table:table-cell>
          <table:table-cell table:formula="of:=[Sheet1.B102]" office:value-type="string" office:string-value="probfreecell-2-4">
            <text:p>probfreecell-2-4</text:p>
          </table:table-cell>
          <table:table-cell table:formula="of:=MAX([Sheet1.C102];[Sheet1.E102])" office:value-type="float" office:value="8">
            <text:p>8</text:p>
          </table:table-cell>
          <table:table-cell table:formula="of:=[Sheet1.G102]" office:value-type="float" office:value="8">
            <text:p>8</text:p>
          </table:table-cell>
          <table:table-cell table:formula="of:=OR([Sheet1.D102]=&quot;TRUE&quot;; [Sheet1.F102]=&quot;TRUE&quot;; [.C102]=[.D102])" office:value-type="boolean" office:boolean-value="true">
            <text:p>TRUE</text:p>
          </table:table-cell>
        </table:table-row>
        <table:table-row table:style-name="ro1">
          <table:table-cell table:formula="of:=[Sheet1.A103]" office:value-type="string" office:string-value="freecell">
            <text:p>freecell</text:p>
          </table:table-cell>
          <table:table-cell table:formula="of:=[Sheet1.B103]" office:value-type="string" office:string-value="probfreecell-2-5">
            <text:p>probfreecell-2-5</text:p>
          </table:table-cell>
          <table:table-cell table:formula="of:=MAX([Sheet1.C103];[Sheet1.E103])" office:value-type="float" office:value="9">
            <text:p>9</text:p>
          </table:table-cell>
          <table:table-cell table:formula="of:=[Sheet1.G103]" office:value-type="float" office:value="9">
            <text:p>9</text:p>
          </table:table-cell>
          <table:table-cell table:formula="of:=OR([Sheet1.D103]=&quot;TRUE&quot;; [Sheet1.F103]=&quot;TRUE&quot;; [.C103]=[.D103])" office:value-type="boolean" office:boolean-value="true">
            <text:p>TRUE</text:p>
          </table:table-cell>
        </table:table-row>
        <table:table-row table:style-name="ro1">
          <table:table-cell table:formula="of:=[Sheet1.A104]" office:value-type="string" office:string-value="freecell">
            <text:p>freecell</text:p>
          </table:table-cell>
          <table:table-cell table:formula="of:=[Sheet1.B104]" office:value-type="string" office:string-value="probfreecell-3-1">
            <text:p>probfreecell-3-1</text:p>
          </table:table-cell>
          <table:table-cell table:formula="of:=MAX([Sheet1.C104];[Sheet1.E104])" office:value-type="float" office:value="14">
            <text:p>14</text:p>
          </table:table-cell>
          <table:table-cell table:formula="of:=[Sheet1.G104]" office:value-type="float" office:value="16">
            <text:p>16</text:p>
          </table:table-cell>
          <table:table-cell table:formula="of:=OR([Sheet1.D104]=&quot;TRUE&quot;; [Sheet1.F104]=&quot;TRUE&quot;; [.C104]=[.D104])" office:value-type="boolean" office:boolean-value="true">
            <text:p>TRUE</text:p>
          </table:table-cell>
        </table:table-row>
        <table:table-row table:style-name="ro1">
          <table:table-cell table:formula="of:=[Sheet1.A105]" office:value-type="string" office:string-value="freecell">
            <text:p>freecell</text:p>
          </table:table-cell>
          <table:table-cell table:formula="of:=[Sheet1.B105]" office:value-type="string" office:string-value="probfreecell-3-2">
            <text:p>probfreecell-3-2</text:p>
          </table:table-cell>
          <table:table-cell table:formula="of:=MAX([Sheet1.C105];[Sheet1.E105])" office:value-type="float" office:value="13">
            <text:p>13</text:p>
          </table:table-cell>
          <table:table-cell table:formula="of:=[Sheet1.G105]" office:value-type="float" office:value="14">
            <text:p>14</text:p>
          </table:table-cell>
          <table:table-cell table:formula="of:=OR([Sheet1.D105]=&quot;TRUE&quot;; [Sheet1.F105]=&quot;TRUE&quot;; [.C105]=[.D105])" office:value-type="boolean" office:boolean-value="true">
            <text:p>TRUE</text:p>
          </table:table-cell>
        </table:table-row>
        <table:table-row table:style-name="ro1">
          <table:table-cell table:formula="of:=[Sheet1.A106]" office:value-type="string" office:string-value="freecell">
            <text:p>freecell</text:p>
          </table:table-cell>
          <table:table-cell table:formula="of:=[Sheet1.B106]" office:value-type="string" office:string-value="probfreecell-3-3">
            <text:p>probfreecell-3-3</text:p>
          </table:table-cell>
          <table:table-cell table:formula="of:=MAX([Sheet1.C106];[Sheet1.E106])" office:value-type="float" office:value="12">
            <text:p>12</text:p>
          </table:table-cell>
          <table:table-cell table:formula="of:=[Sheet1.G106]" office:value-type="float" office:value="12">
            <text:p>12</text:p>
          </table:table-cell>
          <table:table-cell table:formula="of:=OR([Sheet1.D106]=&quot;TRUE&quot;; [Sheet1.F106]=&quot;TRUE&quot;; [.C106]=[.D106])" office:value-type="boolean" office:boolean-value="true">
            <text:p>TRUE</text:p>
          </table:table-cell>
        </table:table-row>
        <table:table-row table:style-name="ro1">
          <table:table-cell table:formula="of:=[Sheet1.A107]" office:value-type="string" office:string-value="freecell">
            <text:p>freecell</text:p>
          </table:table-cell>
          <table:table-cell table:formula="of:=[Sheet1.B107]" office:value-type="string" office:string-value="probfreecell-3-4">
            <text:p>probfreecell-3-4</text:p>
          </table:table-cell>
          <table:table-cell table:formula="of:=MAX([Sheet1.C107];[Sheet1.E107])" office:value-type="float" office:value="12">
            <text:p>12</text:p>
          </table:table-cell>
          <table:table-cell table:formula="of:=[Sheet1.G107]" office:value-type="float" office:value="12">
            <text:p>12</text:p>
          </table:table-cell>
          <table:table-cell table:formula="of:=OR([Sheet1.D107]=&quot;TRUE&quot;; [Sheet1.F107]=&quot;TRUE&quot;; [.C107]=[.D107])" office:value-type="boolean" office:boolean-value="true">
            <text:p>TRUE</text:p>
          </table:table-cell>
        </table:table-row>
        <table:table-row table:style-name="ro1">
          <table:table-cell table:formula="of:=[Sheet1.A108]" office:value-type="string" office:string-value="freecell">
            <text:p>freecell</text:p>
          </table:table-cell>
          <table:table-cell table:formula="of:=[Sheet1.B108]" office:value-type="string" office:string-value="probfreecell-3-5">
            <text:p>probfreecell-3-5</text:p>
          </table:table-cell>
          <table:table-cell table:formula="of:=MAX([Sheet1.C108];[Sheet1.E108])" office:value-type="float" office:value="13">
            <text:p>13</text:p>
          </table:table-cell>
          <table:table-cell table:formula="of:=[Sheet1.G108]" office:value-type="float" office:value="15">
            <text:p>15</text:p>
          </table:table-cell>
          <table:table-cell table:formula="of:=OR([Sheet1.D108]=&quot;TRUE&quot;; [Sheet1.F108]=&quot;TRUE&quot;; [.C108]=[.D108])" office:value-type="boolean" office:boolean-value="true">
            <text:p>TRUE</text:p>
          </table:table-cell>
        </table:table-row>
        <table:table-row table:style-name="ro1">
          <table:table-cell table:formula="of:=[Sheet1.A109]" office:value-type="string" office:string-value="freecell">
            <text:p>freecell</text:p>
          </table:table-cell>
          <table:table-cell table:formula="of:=[Sheet1.B109]" office:value-type="string" office:string-value="probfreecell-4-1">
            <text:p>probfreecell-4-1</text:p>
          </table:table-cell>
          <table:table-cell table:formula="of:=MAX([Sheet1.C109];[Sheet1.E109])" office:value-type="float" office:value="19">
            <text:p>19</text:p>
          </table:table-cell>
          <table:table-cell table:formula="of:=[Sheet1.G109]" office:value-type="float" office:value="22">
            <text:p>22</text:p>
          </table:table-cell>
          <table:table-cell table:formula="of:=OR([Sheet1.D109]=&quot;TRUE&quot;; [Sheet1.F109]=&quot;TRUE&quot;; [.C109]=[.D109])" office:value-type="boolean" office:boolean-value="true">
            <text:p>TRUE</text:p>
          </table:table-cell>
        </table:table-row>
        <table:table-row table:style-name="ro1">
          <table:table-cell table:formula="of:=[Sheet1.A110]" office:value-type="string" office:string-value="freecell">
            <text:p>freecell</text:p>
          </table:table-cell>
          <table:table-cell table:formula="of:=[Sheet1.B110]" office:value-type="string" office:string-value="probfreecell-4-2">
            <text:p>probfreecell-4-2</text:p>
          </table:table-cell>
          <table:table-cell table:formula="of:=MAX([Sheet1.C110];[Sheet1.E110])" office:value-type="float" office:value="17">
            <text:p>17</text:p>
          </table:table-cell>
          <table:table-cell table:formula="of:=[Sheet1.G110]" office:value-type="float" office:value="22">
            <text:p>22</text:p>
          </table:table-cell>
          <table:table-cell table:formula="of:=OR([Sheet1.D110]=&quot;TRUE&quot;; [Sheet1.F110]=&quot;TRUE&quot;; [.C110]=[.D110])" office:value-type="boolean" office:boolean-value="false">
            <text:p>FALSE</text:p>
          </table:table-cell>
        </table:table-row>
        <table:table-row table:style-name="ro1">
          <table:table-cell table:formula="of:=[Sheet1.A111]" office:value-type="string" office:string-value="freecell">
            <text:p>freecell</text:p>
          </table:table-cell>
          <table:table-cell table:formula="of:=[Sheet1.B111]" office:value-type="string" office:string-value="probfreecell-4-3">
            <text:p>probfreecell-4-3</text:p>
          </table:table-cell>
          <table:table-cell table:formula="of:=MAX([Sheet1.C111];[Sheet1.E111])" office:value-type="float" office:value="18">
            <text:p>18</text:p>
          </table:table-cell>
          <table:table-cell table:formula="of:=[Sheet1.G111]" office:value-type="float" office:value="21">
            <text:p>21</text:p>
          </table:table-cell>
          <table:table-cell table:formula="of:=OR([Sheet1.D111]=&quot;TRUE&quot;; [Sheet1.F111]=&quot;TRUE&quot;; [.C111]=[.D111])" office:value-type="boolean" office:boolean-value="true">
            <text:p>TRUE</text:p>
          </table:table-cell>
        </table:table-row>
        <table:table-row table:style-name="ro1">
          <table:table-cell table:formula="of:=[Sheet1.A112]" office:value-type="string" office:string-value="freecell">
            <text:p>freecell</text:p>
          </table:table-cell>
          <table:table-cell table:formula="of:=[Sheet1.B112]" office:value-type="string" office:string-value="probfreecell-4-4">
            <text:p>probfreecell-4-4</text:p>
          </table:table-cell>
          <table:table-cell table:formula="of:=MAX([Sheet1.C112];[Sheet1.E112])" office:value-type="float" office:value="18">
            <text:p>18</text:p>
          </table:table-cell>
          <table:table-cell table:formula="of:=[Sheet1.G112]" office:value-type="float" office:value="24">
            <text:p>24</text:p>
          </table:table-cell>
          <table:table-cell table:formula="of:=OR([Sheet1.D112]=&quot;TRUE&quot;; [Sheet1.F112]=&quot;TRUE&quot;; [.C112]=[.D112])" office:value-type="boolean" office:boolean-value="true">
            <text:p>TRUE</text:p>
          </table:table-cell>
        </table:table-row>
        <table:table-row table:style-name="ro1">
          <table:table-cell table:formula="of:=[Sheet1.A113]" office:value-type="string" office:string-value="freecell">
            <text:p>freecell</text:p>
          </table:table-cell>
          <table:table-cell table:formula="of:=[Sheet1.B113]" office:value-type="string" office:string-value="probfreecell-4-5">
            <text:p>probfreecell-4-5</text:p>
          </table:table-cell>
          <table:table-cell table:formula="of:=MAX([Sheet1.C113];[Sheet1.E113])" office:value-type="float" office:value="18">
            <text:p>18</text:p>
          </table:table-cell>
          <table:table-cell table:formula="of:=[Sheet1.G113]" office:value-type="float" office:value="20">
            <text:p>20</text:p>
          </table:table-cell>
          <table:table-cell table:formula="of:=OR([Sheet1.D113]=&quot;TRUE&quot;; [Sheet1.F113]=&quot;TRUE&quot;; [.C113]=[.D113])" office:value-type="boolean" office:boolean-value="false">
            <text:p>FALSE</text:p>
          </table:table-cell>
        </table:table-row>
        <table:table-row table:style-name="ro1">
          <table:table-cell table:formula="of:=[Sheet1.A114]" office:value-type="string" office:string-value="freecell">
            <text:p>freecell</text:p>
          </table:table-cell>
          <table:table-cell table:formula="of:=[Sheet1.B114]" office:value-type="string" office:string-value="probfreecell-5-1">
            <text:p>probfreecell-5-1</text:p>
          </table:table-cell>
          <table:table-cell table:formula="of:=MAX([Sheet1.C114];[Sheet1.E114])" office:value-type="float" office:value="24">
            <text:p>24</text:p>
          </table:table-cell>
          <table:table-cell table:formula="of:=[Sheet1.G114]" office:value-type="float" office:value="32">
            <text:p>32</text:p>
          </table:table-cell>
          <table:table-cell table:formula="of:=OR([Sheet1.D114]=&quot;TRUE&quot;; [Sheet1.F114]=&quot;TRUE&quot;; [.C114]=[.D114])" office:value-type="boolean" office:boolean-value="false">
            <text:p>FALSE</text:p>
          </table:table-cell>
        </table:table-row>
        <table:table-row table:style-name="ro1">
          <table:table-cell table:formula="of:=[Sheet1.A115]" office:value-type="string" office:string-value="freecell">
            <text:p>freecell</text:p>
          </table:table-cell>
          <table:table-cell table:formula="of:=[Sheet1.B115]" office:value-type="string" office:string-value="probfreecell-5-2">
            <text:p>probfreecell-5-2</text:p>
          </table:table-cell>
          <table:table-cell table:formula="of:=MAX([Sheet1.C115];[Sheet1.E115])" office:value-type="float" office:value="23">
            <text:p>23</text:p>
          </table:table-cell>
          <table:table-cell table:formula="of:=[Sheet1.G115]" office:value-type="float" office:value="25">
            <text:p>25</text:p>
          </table:table-cell>
          <table:table-cell table:formula="of:=OR([Sheet1.D115]=&quot;TRUE&quot;; [Sheet1.F115]=&quot;TRUE&quot;; [.C115]=[.D115])" office:value-type="boolean" office:boolean-value="false">
            <text:p>FALSE</text:p>
          </table:table-cell>
        </table:table-row>
        <table:table-row table:style-name="ro1">
          <table:table-cell table:formula="of:=[Sheet1.A116]" office:value-type="string" office:string-value="freecell">
            <text:p>freecell</text:p>
          </table:table-cell>
          <table:table-cell table:formula="of:=[Sheet1.B116]" office:value-type="string" office:string-value="probfreecell-5-3">
            <text:p>probfreecell-5-3</text:p>
          </table:table-cell>
          <table:table-cell table:formula="of:=MAX([Sheet1.C116];[Sheet1.E116])" office:value-type="float" office:value="24">
            <text:p>24</text:p>
          </table:table-cell>
          <table:table-cell table:formula="of:=[Sheet1.G116]" office:value-type="float" office:value="31">
            <text:p>31</text:p>
          </table:table-cell>
          <table:table-cell table:formula="of:=OR([Sheet1.D116]=&quot;TRUE&quot;; [Sheet1.F116]=&quot;TRUE&quot;; [.C116]=[.D116])" office:value-type="boolean" office:boolean-value="false">
            <text:p>FALSE</text:p>
          </table:table-cell>
        </table:table-row>
        <table:table-row table:style-name="ro1">
          <table:table-cell table:formula="of:=[Sheet1.A117]" office:value-type="string" office:string-value="freecell">
            <text:p>freecell</text:p>
          </table:table-cell>
          <table:table-cell table:formula="of:=[Sheet1.B117]" office:value-type="string" office:string-value="probfreecell-5-4">
            <text:p>probfreecell-5-4</text:p>
          </table:table-cell>
          <table:table-cell table:formula="of:=MAX([Sheet1.C117];[Sheet1.E117])" office:value-type="float" office:value="23">
            <text:p>23</text:p>
          </table:table-cell>
          <table:table-cell table:formula="of:=[Sheet1.G117]" office:value-type="float" office:value="29">
            <text:p>29</text:p>
          </table:table-cell>
          <table:table-cell table:formula="of:=OR([Sheet1.D117]=&quot;TRUE&quot;; [Sheet1.F117]=&quot;TRUE&quot;; [.C117]=[.D117])" office:value-type="boolean" office:boolean-value="true">
            <text:p>TRUE</text:p>
          </table:table-cell>
        </table:table-row>
        <table:table-row table:style-name="ro1">
          <table:table-cell table:formula="of:=[Sheet1.A118]" office:value-type="string" office:string-value="freecell">
            <text:p>freecell</text:p>
          </table:table-cell>
          <table:table-cell table:formula="of:=[Sheet1.B118]" office:value-type="string" office:string-value="probfreecell-5-5">
            <text:p>probfreecell-5-5</text:p>
          </table:table-cell>
          <table:table-cell table:formula="of:=MAX([Sheet1.C118];[Sheet1.E118])" office:value-type="float" office:value="25">
            <text:p>25</text:p>
          </table:table-cell>
          <table:table-cell table:formula="of:=[Sheet1.G118]" office:value-type="float" office:value="30">
            <text:p>30</text:p>
          </table:table-cell>
          <table:table-cell table:formula="of:=OR([Sheet1.D118]=&quot;TRUE&quot;; [Sheet1.F118]=&quot;TRUE&quot;; [.C118]=[.D118])" office:value-type="boolean" office:boolean-value="false">
            <text:p>FALSE</text:p>
          </table:table-cell>
        </table:table-row>
        <table:table-row table:style-name="ro1">
          <table:table-cell table:formula="of:=[Sheet1.A119]" office:value-type="string" office:string-value="freecell">
            <text:p>freecell</text:p>
          </table:table-cell>
          <table:table-cell table:formula="of:=[Sheet1.B119]" office:value-type="string" office:string-value="probfreecell-6-1">
            <text:p>probfreecell-6-1</text:p>
          </table:table-cell>
          <table:table-cell table:formula="of:=MAX([Sheet1.C119];[Sheet1.E119])" office:value-type="float" office:value="29">
            <text:p>29</text:p>
          </table:table-cell>
          <table:table-cell table:formula="of:=[Sheet1.G119]" office:value-type="float" office:value="40">
            <text:p>40</text:p>
          </table:table-cell>
          <table:table-cell table:formula="of:=OR([Sheet1.D119]=&quot;TRUE&quot;; [Sheet1.F119]=&quot;TRUE&quot;; [.C119]=[.D119])" office:value-type="boolean" office:boolean-value="false">
            <text:p>FALSE</text:p>
          </table:table-cell>
        </table:table-row>
        <table:table-row table:style-name="ro1">
          <table:table-cell table:formula="of:=[Sheet1.A120]" office:value-type="string" office:string-value="freecell">
            <text:p>freecell</text:p>
          </table:table-cell>
          <table:table-cell table:formula="of:=[Sheet1.B120]" office:value-type="string" office:string-value="probfreecell-6-2">
            <text:p>probfreecell-6-2</text:p>
          </table:table-cell>
          <table:table-cell table:formula="of:=MAX([Sheet1.C120];[Sheet1.E120])" office:value-type="float" office:value="28">
            <text:p>28</text:p>
          </table:table-cell>
          <table:table-cell table:formula="of:=[Sheet1.G120]" office:value-type="float" office:value="37">
            <text:p>37</text:p>
          </table:table-cell>
          <table:table-cell table:formula="of:=OR([Sheet1.D120]=&quot;TRUE&quot;; [Sheet1.F120]=&quot;TRUE&quot;; [.C120]=[.D120])" office:value-type="boolean" office:boolean-value="false">
            <text:p>FALSE</text:p>
          </table:table-cell>
        </table:table-row>
        <table:table-row table:style-name="ro1">
          <table:table-cell table:formula="of:=[Sheet1.A121]" office:value-type="string" office:string-value="freecell">
            <text:p>freecell</text:p>
          </table:table-cell>
          <table:table-cell table:formula="of:=[Sheet1.B121]" office:value-type="string" office:string-value="probfreecell-6-3">
            <text:p>probfreecell-6-3</text:p>
          </table:table-cell>
          <table:table-cell table:formula="of:=MAX([Sheet1.C121];[Sheet1.E121])" office:value-type="float" office:value="28">
            <text:p>28</text:p>
          </table:table-cell>
          <table:table-cell table:formula="of:=[Sheet1.G121]" office:value-type="float" office:value="36">
            <text:p>36</text:p>
          </table:table-cell>
          <table:table-cell table:formula="of:=OR([Sheet1.D121]=&quot;TRUE&quot;; [Sheet1.F121]=&quot;TRUE&quot;; [.C121]=[.D121])" office:value-type="boolean" office:boolean-value="false">
            <text:p>FALSE</text:p>
          </table:table-cell>
        </table:table-row>
        <table:table-row table:style-name="ro1">
          <table:table-cell table:formula="of:=[Sheet1.A122]" office:value-type="string" office:string-value="freecell">
            <text:p>freecell</text:p>
          </table:table-cell>
          <table:table-cell table:formula="of:=[Sheet1.B122]" office:value-type="string" office:string-value="probfreecell-6-4">
            <text:p>probfreecell-6-4</text:p>
          </table:table-cell>
          <table:table-cell table:formula="of:=MAX([Sheet1.C122];[Sheet1.E122])" office:value-type="float" office:value="28">
            <text:p>28</text:p>
          </table:table-cell>
          <table:table-cell table:formula="of:=[Sheet1.G122]" office:value-type="float" office:value="39">
            <text:p>39</text:p>
          </table:table-cell>
          <table:table-cell table:formula="of:=OR([Sheet1.D122]=&quot;TRUE&quot;; [Sheet1.F122]=&quot;TRUE&quot;; [.C122]=[.D122])" office:value-type="boolean" office:boolean-value="true">
            <text:p>TRUE</text:p>
          </table:table-cell>
        </table:table-row>
        <table:table-row table:style-name="ro1">
          <table:table-cell table:formula="of:=[Sheet1.A123]" office:value-type="string" office:string-value="freecell">
            <text:p>freecell</text:p>
          </table:table-cell>
          <table:table-cell table:formula="of:=[Sheet1.B123]" office:value-type="string" office:string-value="probfreecell-6-5">
            <text:p>probfreecell-6-5</text:p>
          </table:table-cell>
          <table:table-cell table:formula="of:=MAX([Sheet1.C123];[Sheet1.E123])" office:value-type="float" office:value="32">
            <text:p>32</text:p>
          </table:table-cell>
          <table:table-cell table:formula="of:=[Sheet1.G123]" office:value-type="float" office:value="36">
            <text:p>36</text:p>
          </table:table-cell>
          <table:table-cell table:formula="of:=OR([Sheet1.D123]=&quot;TRUE&quot;; [Sheet1.F123]=&quot;TRUE&quot;; [.C123]=[.D123])" office:value-type="boolean" office:boolean-value="false">
            <text:p>FALSE</text:p>
          </table:table-cell>
        </table:table-row>
        <table:table-row table:style-name="ro1">
          <table:table-cell table:formula="of:=[Sheet1.A124]" office:value-type="string" office:string-value="freecell">
            <text:p>freecell</text:p>
          </table:table-cell>
          <table:table-cell table:formula="of:=[Sheet1.B124]" office:value-type="string" office:string-value="probfreecell-7-1">
            <text:p>probfreecell-7-1</text:p>
          </table:table-cell>
          <table:table-cell table:formula="of:=MAX([Sheet1.C124];[Sheet1.E124])" office:value-type="float" office:value="35">
            <text:p>35</text:p>
          </table:table-cell>
          <table:table-cell table:formula="of:=[Sheet1.G124]" office:value-type="float" office:value="47">
            <text:p>47</text:p>
          </table:table-cell>
          <table:table-cell table:formula="of:=OR([Sheet1.D124]=&quot;TRUE&quot;; [Sheet1.F124]=&quot;TRUE&quot;; [.C124]=[.D124])" office:value-type="boolean" office:boolean-value="false">
            <text:p>FALSE</text:p>
          </table:table-cell>
        </table:table-row>
        <table:table-row table:style-name="ro1">
          <table:table-cell table:formula="of:=[Sheet1.A125]" office:value-type="string" office:string-value="freecell">
            <text:p>freecell</text:p>
          </table:table-cell>
          <table:table-cell table:formula="of:=[Sheet1.B125]" office:value-type="string" office:string-value="probfreecell-7-2">
            <text:p>probfreecell-7-2</text:p>
          </table:table-cell>
          <table:table-cell table:formula="of:=MAX([Sheet1.C125];[Sheet1.E125])" office:value-type="float" office:value="34">
            <text:p>34</text:p>
          </table:table-cell>
          <table:table-cell table:formula="of:=[Sheet1.G125]" office:value-type="float" office:value="48">
            <text:p>48</text:p>
          </table:table-cell>
          <table:table-cell table:formula="of:=OR([Sheet1.D125]=&quot;TRUE&quot;; [Sheet1.F125]=&quot;TRUE&quot;; [.C125]=[.D125])" office:value-type="boolean" office:boolean-value="false">
            <text:p>FALSE</text:p>
          </table:table-cell>
        </table:table-row>
        <table:table-row table:style-name="ro1">
          <table:table-cell table:formula="of:=[Sheet1.A126]" office:value-type="string" office:string-value="freecell">
            <text:p>freecell</text:p>
          </table:table-cell>
          <table:table-cell table:formula="of:=[Sheet1.B126]" office:value-type="string" office:string-value="probfreecell-7-3">
            <text:p>probfreecell-7-3</text:p>
          </table:table-cell>
          <table:table-cell table:formula="of:=MAX([Sheet1.C126];[Sheet1.E126])" office:value-type="float" office:value="31">
            <text:p>31</text:p>
          </table:table-cell>
          <table:table-cell table:formula="of:=[Sheet1.G126]" office:value-type="float" office:value="47">
            <text:p>47</text:p>
          </table:table-cell>
          <table:table-cell table:formula="of:=OR([Sheet1.D126]=&quot;TRUE&quot;; [Sheet1.F126]=&quot;TRUE&quot;; [.C126]=[.D126])" office:value-type="boolean" office:boolean-value="false">
            <text:p>FALSE</text:p>
          </table:table-cell>
        </table:table-row>
        <table:table-row table:style-name="ro1">
          <table:table-cell table:formula="of:=[Sheet1.A127]" office:value-type="string" office:string-value="freecell">
            <text:p>freecell</text:p>
          </table:table-cell>
          <table:table-cell table:formula="of:=[Sheet1.B127]" office:value-type="string" office:string-value="probfreecell-7-4">
            <text:p>probfreecell-7-4</text:p>
          </table:table-cell>
          <table:table-cell table:formula="of:=MAX([Sheet1.C127];[Sheet1.E127])" office:value-type="float" office:value="35">
            <text:p>35</text:p>
          </table:table-cell>
          <table:table-cell table:formula="of:=[Sheet1.G127]" office:value-type="float" office:value="48">
            <text:p>48</text:p>
          </table:table-cell>
          <table:table-cell table:formula="of:=OR([Sheet1.D127]=&quot;TRUE&quot;; [Sheet1.F127]=&quot;TRUE&quot;; [.C127]=[.D127])" office:value-type="boolean" office:boolean-value="false">
            <text:p>FALSE</text:p>
          </table:table-cell>
        </table:table-row>
        <table:table-row table:style-name="ro1">
          <table:table-cell table:formula="of:=[Sheet1.A128]" office:value-type="string" office:string-value="freecell">
            <text:p>freecell</text:p>
          </table:table-cell>
          <table:table-cell table:formula="of:=[Sheet1.B128]" office:value-type="string" office:string-value="probfreecell-7-5">
            <text:p>probfreecell-7-5</text:p>
          </table:table-cell>
          <table:table-cell table:formula="of:=MAX([Sheet1.C128];[Sheet1.E128])" office:value-type="float" office:value="34">
            <text:p>34</text:p>
          </table:table-cell>
          <table:table-cell table:formula="of:=[Sheet1.G128]" office:value-type="float" office:value="46">
            <text:p>46</text:p>
          </table:table-cell>
          <table:table-cell table:formula="of:=OR([Sheet1.D128]=&quot;TRUE&quot;; [Sheet1.F128]=&quot;TRUE&quot;; [.C128]=[.D128])" office:value-type="boolean" office:boolean-value="false">
            <text:p>FALSE</text:p>
          </table:table-cell>
        </table:table-row>
        <table:table-row table:style-name="ro1">
          <table:table-cell table:formula="of:=[Sheet1.A129]" office:value-type="string" office:string-value="freecell">
            <text:p>freecell</text:p>
          </table:table-cell>
          <table:table-cell table:formula="of:=[Sheet1.B129]" office:value-type="string" office:string-value="probfreecell-8-1">
            <text:p>probfreecell-8-1</text:p>
          </table:table-cell>
          <table:table-cell table:formula="of:=MAX([Sheet1.C129];[Sheet1.E129])" office:value-type="float" office:value="38">
            <text:p>38</text:p>
          </table:table-cell>
          <table:table-cell table:formula="of:=[Sheet1.G129]" office:value-type="float" office:value="55">
            <text:p>55</text:p>
          </table:table-cell>
          <table:table-cell table:formula="of:=OR([Sheet1.D129]=&quot;TRUE&quot;; [Sheet1.F129]=&quot;TRUE&quot;; [.C129]=[.D129])" office:value-type="boolean" office:boolean-value="false">
            <text:p>FALSE</text:p>
          </table:table-cell>
        </table:table-row>
        <table:table-row table:style-name="ro1">
          <table:table-cell table:formula="of:=[Sheet1.A130]" office:value-type="string" office:string-value="freecell">
            <text:p>freecell</text:p>
          </table:table-cell>
          <table:table-cell table:formula="of:=[Sheet1.B130]" office:value-type="string" office:string-value="probfreecell-8-2">
            <text:p>probfreecell-8-2</text:p>
          </table:table-cell>
          <table:table-cell table:formula="of:=MAX([Sheet1.C130];[Sheet1.E130])" office:value-type="float" office:value="38">
            <text:p>38</text:p>
          </table:table-cell>
          <table:table-cell table:formula="of:=[Sheet1.G130]" office:value-type="float" office:value="54">
            <text:p>54</text:p>
          </table:table-cell>
          <table:table-cell table:formula="of:=OR([Sheet1.D130]=&quot;TRUE&quot;; [Sheet1.F130]=&quot;TRUE&quot;; [.C130]=[.D130])" office:value-type="boolean" office:boolean-value="false">
            <text:p>FALSE</text:p>
          </table:table-cell>
        </table:table-row>
        <table:table-row table:style-name="ro1">
          <table:table-cell table:formula="of:=[Sheet1.A131]" office:value-type="string" office:string-value="freecell">
            <text:p>freecell</text:p>
          </table:table-cell>
          <table:table-cell table:formula="of:=[Sheet1.B131]" office:value-type="string" office:string-value="probfreecell-8-3">
            <text:p>probfreecell-8-3</text:p>
          </table:table-cell>
          <table:table-cell table:formula="of:=MAX([Sheet1.C131];[Sheet1.E131])" office:value-type="float" office:value="38">
            <text:p>38</text:p>
          </table:table-cell>
          <table:table-cell table:formula="of:=[Sheet1.G131]" office:value-type="float" office:value="56">
            <text:p>56</text:p>
          </table:table-cell>
          <table:table-cell table:formula="of:=OR([Sheet1.D131]=&quot;TRUE&quot;; [Sheet1.F131]=&quot;TRUE&quot;; [.C131]=[.D131])" office:value-type="boolean" office:boolean-value="false">
            <text:p>FALSE</text:p>
          </table:table-cell>
        </table:table-row>
        <table:table-row table:style-name="ro1">
          <table:table-cell table:formula="of:=[Sheet1.A132]" office:value-type="string" office:string-value="freecell">
            <text:p>freecell</text:p>
          </table:table-cell>
          <table:table-cell table:formula="of:=[Sheet1.B132]" office:value-type="string" office:string-value="probfreecell-8-4">
            <text:p>probfreecell-8-4</text:p>
          </table:table-cell>
          <table:table-cell table:formula="of:=MAX([Sheet1.C132];[Sheet1.E132])" office:value-type="float" office:value="40">
            <text:p>40</text:p>
          </table:table-cell>
          <table:table-cell table:formula="of:=[Sheet1.G132]" office:value-type="float" office:value="54">
            <text:p>54</text:p>
          </table:table-cell>
          <table:table-cell table:formula="of:=OR([Sheet1.D132]=&quot;TRUE&quot;; [Sheet1.F132]=&quot;TRUE&quot;; [.C132]=[.D132])" office:value-type="boolean" office:boolean-value="false">
            <text:p>FALSE</text:p>
          </table:table-cell>
        </table:table-row>
        <table:table-row table:style-name="ro1">
          <table:table-cell table:formula="of:=[Sheet1.A133]" office:value-type="string" office:string-value="freecell">
            <text:p>freecell</text:p>
          </table:table-cell>
          <table:table-cell table:formula="of:=[Sheet1.B133]" office:value-type="string" office:string-value="probfreecell-8-5">
            <text:p>probfreecell-8-5</text:p>
          </table:table-cell>
          <table:table-cell table:formula="of:=MAX([Sheet1.C133];[Sheet1.E133])" office:value-type="float" office:value="39">
            <text:p>39</text:p>
          </table:table-cell>
          <table:table-cell table:formula="of:=[Sheet1.G133]" office:value-type="float" office:value="51">
            <text:p>51</text:p>
          </table:table-cell>
          <table:table-cell table:formula="of:=OR([Sheet1.D133]=&quot;TRUE&quot;; [Sheet1.F133]=&quot;TRUE&quot;; [.C133]=[.D133])" office:value-type="boolean" office:boolean-value="false">
            <text:p>FALSE</text:p>
          </table:table-cell>
        </table:table-row>
        <table:table-row table:style-name="ro1">
          <table:table-cell table:formula="of:=[Sheet1.A134]" office:value-type="string" office:string-value="freecell">
            <text:p>freecell</text:p>
          </table:table-cell>
          <table:table-cell table:formula="of:=[Sheet1.B134]" office:value-type="string" office:string-value="probfreecell-9-1">
            <text:p>probfreecell-9-1</text:p>
          </table:table-cell>
          <table:table-cell table:formula="of:=MAX([Sheet1.C134];[Sheet1.E134])" office:value-type="float" office:value="44">
            <text:p>44</text:p>
          </table:table-cell>
          <table:table-cell table:formula="of:=[Sheet1.G134]" office:value-type="float" office:value="61">
            <text:p>61</text:p>
          </table:table-cell>
          <table:table-cell table:formula="of:=OR([Sheet1.D134]=&quot;TRUE&quot;; [Sheet1.F134]=&quot;TRUE&quot;; [.C134]=[.D134])" office:value-type="boolean" office:boolean-value="false">
            <text:p>FALSE</text:p>
          </table:table-cell>
        </table:table-row>
        <table:table-row table:style-name="ro1">
          <table:table-cell table:formula="of:=[Sheet1.A135]" office:value-type="string" office:string-value="freecell">
            <text:p>freecell</text:p>
          </table:table-cell>
          <table:table-cell table:formula="of:=[Sheet1.B135]" office:value-type="string" office:string-value="probfreecell-9-2">
            <text:p>probfreecell-9-2</text:p>
          </table:table-cell>
          <table:table-cell table:formula="of:=MAX([Sheet1.C135];[Sheet1.E135])" office:value-type="float" office:value="43">
            <text:p>43</text:p>
          </table:table-cell>
          <table:table-cell table:formula="of:=[Sheet1.G135]" office:value-type="float" office:value="64">
            <text:p>64</text:p>
          </table:table-cell>
          <table:table-cell table:formula="of:=OR([Sheet1.D135]=&quot;TRUE&quot;; [Sheet1.F135]=&quot;TRUE&quot;; [.C135]=[.D135])" office:value-type="boolean" office:boolean-value="false">
            <text:p>FALSE</text:p>
          </table:table-cell>
        </table:table-row>
        <table:table-row table:style-name="ro1">
          <table:table-cell table:formula="of:=[Sheet1.A136]" office:value-type="string" office:string-value="freecell">
            <text:p>freecell</text:p>
          </table:table-cell>
          <table:table-cell table:formula="of:=[Sheet1.B136]" office:value-type="string" office:string-value="probfreecell-9-3">
            <text:p>probfreecell-9-3</text:p>
          </table:table-cell>
          <table:table-cell table:formula="of:=MAX([Sheet1.C136];[Sheet1.E136])" office:value-type="float" office:value="41">
            <text:p>41</text:p>
          </table:table-cell>
          <table:table-cell table:formula="of:=[Sheet1.G136]" office:value-type="float" office:value="63">
            <text:p>63</text:p>
          </table:table-cell>
          <table:table-cell table:formula="of:=OR([Sheet1.D136]=&quot;TRUE&quot;; [Sheet1.F136]=&quot;TRUE&quot;; [.C136]=[.D136])" office:value-type="boolean" office:boolean-value="false">
            <text:p>FALSE</text:p>
          </table:table-cell>
        </table:table-row>
        <table:table-row table:style-name="ro1">
          <table:table-cell table:formula="of:=[Sheet1.A137]" office:value-type="string" office:string-value="freecell">
            <text:p>freecell</text:p>
          </table:table-cell>
          <table:table-cell table:formula="of:=[Sheet1.B137]" office:value-type="string" office:string-value="probfreecell-9-4">
            <text:p>probfreecell-9-4</text:p>
          </table:table-cell>
          <table:table-cell table:formula="of:=MAX([Sheet1.C137];[Sheet1.E137])" office:value-type="float" office:value="44">
            <text:p>44</text:p>
          </table:table-cell>
          <table:table-cell table:formula="of:=[Sheet1.G137]" office:value-type="float" office:value="61">
            <text:p>61</text:p>
          </table:table-cell>
          <table:table-cell table:formula="of:=OR([Sheet1.D137]=&quot;TRUE&quot;; [Sheet1.F137]=&quot;TRUE&quot;; [.C137]=[.D137])" office:value-type="boolean" office:boolean-value="false">
            <text:p>FALSE</text:p>
          </table:table-cell>
        </table:table-row>
        <table:table-row table:style-name="ro1">
          <table:table-cell table:formula="of:=[Sheet1.A138]" office:value-type="string" office:string-value="freecell">
            <text:p>freecell</text:p>
          </table:table-cell>
          <table:table-cell table:formula="of:=[Sheet1.B138]" office:value-type="string" office:string-value="probfreecell-9-5">
            <text:p>probfreecell-9-5</text:p>
          </table:table-cell>
          <table:table-cell table:formula="of:=MAX([Sheet1.C138];[Sheet1.E138])" office:value-type="float" office:value="41">
            <text:p>41</text:p>
          </table:table-cell>
          <table:table-cell table:formula="of:=[Sheet1.G138]" office:value-type="float" office:value="62">
            <text:p>62</text:p>
          </table:table-cell>
          <table:table-cell table:formula="of:=OR([Sheet1.D138]=&quot;TRUE&quot;; [Sheet1.F138]=&quot;TRUE&quot;; [.C138]=[.D138])" office:value-type="boolean" office:boolean-value="false">
            <text:p>FALSE</text:p>
          </table:table-cell>
        </table:table-row>
        <table:table-row table:style-name="ro1">
          <table:table-cell table:formula="of:=[Sheet1.A139]" office:value-type="string" office:string-value="gripper">
            <text:p>gripper</text:p>
          </table:table-cell>
          <table:table-cell table:formula="of:=[Sheet1.B139]" office:value-type="string" office:string-value="prob01">
            <text:p>prob01</text:p>
          </table:table-cell>
          <table:table-cell table:formula="of:=MAX([Sheet1.C139];[Sheet1.E139])" office:value-type="float" office:value="9">
            <text:p>9</text:p>
          </table:table-cell>
          <table:table-cell table:formula="of:=[Sheet1.G139]" office:value-type="float" office:value="9">
            <text:p>9</text:p>
          </table:table-cell>
          <table:table-cell table:formula="of:=OR([Sheet1.D139]=&quot;TRUE&quot;; [Sheet1.F139]=&quot;TRUE&quot;; [.C139]=[.D139])" office:value-type="boolean" office:boolean-value="true">
            <text:p>TRUE</text:p>
          </table:table-cell>
        </table:table-row>
        <table:table-row table:style-name="ro1">
          <table:table-cell table:formula="of:=[Sheet1.A140]" office:value-type="string" office:string-value="gripper">
            <text:p>gripper</text:p>
          </table:table-cell>
          <table:table-cell table:formula="of:=[Sheet1.B140]" office:value-type="string" office:string-value="prob02">
            <text:p>prob02</text:p>
          </table:table-cell>
          <table:table-cell table:formula="of:=MAX([Sheet1.C140];[Sheet1.E140])" office:value-type="float" office:value="13">
            <text:p>13</text:p>
          </table:table-cell>
          <table:table-cell table:formula="of:=[Sheet1.G140]" office:value-type="float" office:value="13">
            <text:p>13</text:p>
          </table:table-cell>
          <table:table-cell table:formula="of:=OR([Sheet1.D140]=&quot;TRUE&quot;; [Sheet1.F140]=&quot;TRUE&quot;; [.C140]=[.D140])" office:value-type="boolean" office:boolean-value="true">
            <text:p>TRUE</text:p>
          </table:table-cell>
        </table:table-row>
        <table:table-row table:style-name="ro1">
          <table:table-cell table:formula="of:=[Sheet1.A141]" office:value-type="string" office:string-value="gripper">
            <text:p>gripper</text:p>
          </table:table-cell>
          <table:table-cell table:formula="of:=[Sheet1.B141]" office:value-type="string" office:string-value="prob03">
            <text:p>prob03</text:p>
          </table:table-cell>
          <table:table-cell table:formula="of:=MAX([Sheet1.C141];[Sheet1.E141])" office:value-type="float" office:value="17">
            <text:p>17</text:p>
          </table:table-cell>
          <table:table-cell table:formula="of:=[Sheet1.G141]" office:value-type="float" office:value="17">
            <text:p>17</text:p>
          </table:table-cell>
          <table:table-cell table:formula="of:=OR([Sheet1.D141]=&quot;TRUE&quot;; [Sheet1.F141]=&quot;TRUE&quot;; [.C141]=[.D141])" office:value-type="boolean" office:boolean-value="true">
            <text:p>TRUE</text:p>
          </table:table-cell>
        </table:table-row>
        <table:table-row table:style-name="ro1">
          <table:table-cell table:formula="of:=[Sheet1.A142]" office:value-type="string" office:string-value="gripper">
            <text:p>gripper</text:p>
          </table:table-cell>
          <table:table-cell table:formula="of:=[Sheet1.B142]" office:value-type="string" office:string-value="prob04">
            <text:p>prob04</text:p>
          </table:table-cell>
          <table:table-cell table:formula="of:=MAX([Sheet1.C142];[Sheet1.E142])" office:value-type="float" office:value="21">
            <text:p>21</text:p>
          </table:table-cell>
          <table:table-cell table:formula="of:=[Sheet1.G142]" office:value-type="float" office:value="21">
            <text:p>21</text:p>
          </table:table-cell>
          <table:table-cell table:formula="of:=OR([Sheet1.D142]=&quot;TRUE&quot;; [Sheet1.F142]=&quot;TRUE&quot;; [.C142]=[.D142])" office:value-type="boolean" office:boolean-value="true">
            <text:p>TRUE</text:p>
          </table:table-cell>
        </table:table-row>
        <table:table-row table:style-name="ro1">
          <table:table-cell table:formula="of:=[Sheet1.A143]" office:value-type="string" office:string-value="gripper">
            <text:p>gripper</text:p>
          </table:table-cell>
          <table:table-cell table:formula="of:=[Sheet1.B143]" office:value-type="string" office:string-value="prob05">
            <text:p>prob05</text:p>
          </table:table-cell>
          <table:table-cell table:formula="of:=MAX([Sheet1.C143];[Sheet1.E143])" office:value-type="float" office:value="25">
            <text:p>25</text:p>
          </table:table-cell>
          <table:table-cell table:formula="of:=[Sheet1.G143]" office:value-type="float" office:value="25">
            <text:p>25</text:p>
          </table:table-cell>
          <table:table-cell table:formula="of:=OR([Sheet1.D143]=&quot;TRUE&quot;; [Sheet1.F143]=&quot;TRUE&quot;; [.C143]=[.D143])" office:value-type="boolean" office:boolean-value="true">
            <text:p>TRUE</text:p>
          </table:table-cell>
        </table:table-row>
        <table:table-row table:style-name="ro1">
          <table:table-cell table:formula="of:=[Sheet1.A144]" office:value-type="string" office:string-value="gripper">
            <text:p>gripper</text:p>
          </table:table-cell>
          <table:table-cell table:formula="of:=[Sheet1.B144]" office:value-type="string" office:string-value="prob06">
            <text:p>prob06</text:p>
          </table:table-cell>
          <table:table-cell table:formula="of:=MAX([Sheet1.C144];[Sheet1.E144])" office:value-type="float" office:value="29">
            <text:p>29</text:p>
          </table:table-cell>
          <table:table-cell table:formula="of:=[Sheet1.G144]" office:value-type="float" office:value="29">
            <text:p>29</text:p>
          </table:table-cell>
          <table:table-cell table:formula="of:=OR([Sheet1.D144]=&quot;TRUE&quot;; [Sheet1.F144]=&quot;TRUE&quot;; [.C144]=[.D144])" office:value-type="boolean" office:boolean-value="true">
            <text:p>TRUE</text:p>
          </table:table-cell>
        </table:table-row>
        <table:table-row table:style-name="ro1">
          <table:table-cell table:formula="of:=[Sheet1.A145]" office:value-type="string" office:string-value="gripper">
            <text:p>gripper</text:p>
          </table:table-cell>
          <table:table-cell table:formula="of:=[Sheet1.B145]" office:value-type="string" office:string-value="prob07">
            <text:p>prob07</text:p>
          </table:table-cell>
          <table:table-cell table:formula="of:=MAX([Sheet1.C145];[Sheet1.E145])" office:value-type="float" office:value="33">
            <text:p>33</text:p>
          </table:table-cell>
          <table:table-cell table:formula="of:=[Sheet1.G145]" office:value-type="float" office:value="33">
            <text:p>33</text:p>
          </table:table-cell>
          <table:table-cell table:formula="of:=OR([Sheet1.D145]=&quot;TRUE&quot;; [Sheet1.F145]=&quot;TRUE&quot;; [.C145]=[.D145])" office:value-type="boolean" office:boolean-value="true">
            <text:p>TRUE</text:p>
          </table:table-cell>
        </table:table-row>
        <table:table-row table:style-name="ro1">
          <table:table-cell table:formula="of:=[Sheet1.A146]" office:value-type="string" office:string-value="gripper">
            <text:p>gripper</text:p>
          </table:table-cell>
          <table:table-cell table:formula="of:=[Sheet1.B146]" office:value-type="string" office:string-value="prob08">
            <text:p>prob08</text:p>
          </table:table-cell>
          <table:table-cell table:formula="of:=MAX([Sheet1.C146];[Sheet1.E146])" office:value-type="float" office:value="37">
            <text:p>37</text:p>
          </table:table-cell>
          <table:table-cell table:formula="of:=[Sheet1.G146]" office:value-type="float" office:value="37">
            <text:p>37</text:p>
          </table:table-cell>
          <table:table-cell table:formula="of:=OR([Sheet1.D146]=&quot;TRUE&quot;; [Sheet1.F146]=&quot;TRUE&quot;; [.C146]=[.D146])" office:value-type="boolean" office:boolean-value="true">
            <text:p>TRUE</text:p>
          </table:table-cell>
        </table:table-row>
        <table:table-row table:style-name="ro1">
          <table:table-cell table:formula="of:=[Sheet1.A147]" office:value-type="string" office:string-value="gripper">
            <text:p>gripper</text:p>
          </table:table-cell>
          <table:table-cell table:formula="of:=[Sheet1.B147]" office:value-type="string" office:string-value="prob09">
            <text:p>prob09</text:p>
          </table:table-cell>
          <table:table-cell table:formula="of:=MAX([Sheet1.C147];[Sheet1.E147])" office:value-type="float" office:value="41">
            <text:p>41</text:p>
          </table:table-cell>
          <table:table-cell table:formula="of:=[Sheet1.G147]" office:value-type="float" office:value="41">
            <text:p>41</text:p>
          </table:table-cell>
          <table:table-cell table:formula="of:=OR([Sheet1.D147]=&quot;TRUE&quot;; [Sheet1.F147]=&quot;TRUE&quot;; [.C147]=[.D147])" office:value-type="boolean" office:boolean-value="true">
            <text:p>TRUE</text:p>
          </table:table-cell>
        </table:table-row>
        <table:table-row table:style-name="ro1">
          <table:table-cell table:formula="of:=[Sheet1.A148]" office:value-type="string" office:string-value="gripper">
            <text:p>gripper</text:p>
          </table:table-cell>
          <table:table-cell table:formula="of:=[Sheet1.B148]" office:value-type="string" office:string-value="prob10">
            <text:p>prob10</text:p>
          </table:table-cell>
          <table:table-cell table:formula="of:=MAX([Sheet1.C148];[Sheet1.E148])" office:value-type="float" office:value="45">
            <text:p>45</text:p>
          </table:table-cell>
          <table:table-cell table:formula="of:=[Sheet1.G148]" office:value-type="float" office:value="45">
            <text:p>45</text:p>
          </table:table-cell>
          <table:table-cell table:formula="of:=OR([Sheet1.D148]=&quot;TRUE&quot;; [Sheet1.F148]=&quot;TRUE&quot;; [.C148]=[.D148])" office:value-type="boolean" office:boolean-value="true">
            <text:p>TRUE</text:p>
          </table:table-cell>
        </table:table-row>
        <table:table-row table:style-name="ro1">
          <table:table-cell table:formula="of:=[Sheet1.A149]" office:value-type="string" office:string-value="gripper">
            <text:p>gripper</text:p>
          </table:table-cell>
          <table:table-cell table:formula="of:=[Sheet1.B149]" office:value-type="string" office:string-value="prob11">
            <text:p>prob11</text:p>
          </table:table-cell>
          <table:table-cell table:formula="of:=MAX([Sheet1.C149];[Sheet1.E149])" office:value-type="float" office:value="49">
            <text:p>49</text:p>
          </table:table-cell>
          <table:table-cell table:formula="of:=[Sheet1.G149]" office:value-type="float" office:value="49">
            <text:p>49</text:p>
          </table:table-cell>
          <table:table-cell table:formula="of:=OR([Sheet1.D149]=&quot;TRUE&quot;; [Sheet1.F149]=&quot;TRUE&quot;; [.C149]=[.D149])" office:value-type="boolean" office:boolean-value="true">
            <text:p>TRUE</text:p>
          </table:table-cell>
        </table:table-row>
        <table:table-row table:style-name="ro1">
          <table:table-cell table:formula="of:=[Sheet1.A150]" office:value-type="string" office:string-value="gripper">
            <text:p>gripper</text:p>
          </table:table-cell>
          <table:table-cell table:formula="of:=[Sheet1.B150]" office:value-type="string" office:string-value="prob12">
            <text:p>prob12</text:p>
          </table:table-cell>
          <table:table-cell table:formula="of:=MAX([Sheet1.C150];[Sheet1.E150])" office:value-type="float" office:value="53">
            <text:p>53</text:p>
          </table:table-cell>
          <table:table-cell table:formula="of:=[Sheet1.G150]" office:value-type="float" office:value="53">
            <text:p>53</text:p>
          </table:table-cell>
          <table:table-cell table:formula="of:=OR([Sheet1.D150]=&quot;TRUE&quot;; [Sheet1.F150]=&quot;TRUE&quot;; [.C150]=[.D150])" office:value-type="boolean" office:boolean-value="true">
            <text:p>TRUE</text:p>
          </table:table-cell>
        </table:table-row>
        <table:table-row table:style-name="ro1">
          <table:table-cell table:formula="of:=[Sheet1.A151]" office:value-type="string" office:string-value="gripper">
            <text:p>gripper</text:p>
          </table:table-cell>
          <table:table-cell table:formula="of:=[Sheet1.B151]" office:value-type="string" office:string-value="prob13">
            <text:p>prob13</text:p>
          </table:table-cell>
          <table:table-cell table:formula="of:=MAX([Sheet1.C151];[Sheet1.E151])" office:value-type="float" office:value="57">
            <text:p>57</text:p>
          </table:table-cell>
          <table:table-cell table:formula="of:=[Sheet1.G151]" office:value-type="float" office:value="57">
            <text:p>57</text:p>
          </table:table-cell>
          <table:table-cell table:formula="of:=OR([Sheet1.D151]=&quot;TRUE&quot;; [Sheet1.F151]=&quot;TRUE&quot;; [.C151]=[.D151])" office:value-type="boolean" office:boolean-value="true">
            <text:p>TRUE</text:p>
          </table:table-cell>
        </table:table-row>
        <table:table-row table:style-name="ro1">
          <table:table-cell table:formula="of:=[Sheet1.A152]" office:value-type="string" office:string-value="gripper">
            <text:p>gripper</text:p>
          </table:table-cell>
          <table:table-cell table:formula="of:=[Sheet1.B152]" office:value-type="string" office:string-value="prob14">
            <text:p>prob14</text:p>
          </table:table-cell>
          <table:table-cell table:formula="of:=MAX([Sheet1.C152];[Sheet1.E152])" office:value-type="float" office:value="61">
            <text:p>61</text:p>
          </table:table-cell>
          <table:table-cell table:formula="of:=[Sheet1.G152]" office:value-type="float" office:value="61">
            <text:p>61</text:p>
          </table:table-cell>
          <table:table-cell table:formula="of:=OR([Sheet1.D152]=&quot;TRUE&quot;; [Sheet1.F152]=&quot;TRUE&quot;; [.C152]=[.D152])" office:value-type="boolean" office:boolean-value="true">
            <text:p>TRUE</text:p>
          </table:table-cell>
        </table:table-row>
        <table:table-row table:style-name="ro1">
          <table:table-cell table:formula="of:=[Sheet1.A153]" office:value-type="string" office:string-value="gripper">
            <text:p>gripper</text:p>
          </table:table-cell>
          <table:table-cell table:formula="of:=[Sheet1.B153]" office:value-type="string" office:string-value="prob15">
            <text:p>prob15</text:p>
          </table:table-cell>
          <table:table-cell table:formula="of:=MAX([Sheet1.C153];[Sheet1.E153])" office:value-type="float" office:value="65">
            <text:p>65</text:p>
          </table:table-cell>
          <table:table-cell table:formula="of:=[Sheet1.G153]" office:value-type="float" office:value="65">
            <text:p>65</text:p>
          </table:table-cell>
          <table:table-cell table:formula="of:=OR([Sheet1.D153]=&quot;TRUE&quot;; [Sheet1.F153]=&quot;TRUE&quot;; [.C153]=[.D153])" office:value-type="boolean" office:boolean-value="true">
            <text:p>TRUE</text:p>
          </table:table-cell>
        </table:table-row>
        <table:table-row table:style-name="ro1">
          <table:table-cell table:formula="of:=[Sheet1.A154]" office:value-type="string" office:string-value="gripper">
            <text:p>gripper</text:p>
          </table:table-cell>
          <table:table-cell table:formula="of:=[Sheet1.B154]" office:value-type="string" office:string-value="prob16">
            <text:p>prob16</text:p>
          </table:table-cell>
          <table:table-cell table:formula="of:=MAX([Sheet1.C154];[Sheet1.E154])" office:value-type="float" office:value="69">
            <text:p>69</text:p>
          </table:table-cell>
          <table:table-cell table:formula="of:=[Sheet1.G154]" office:value-type="float" office:value="69">
            <text:p>69</text:p>
          </table:table-cell>
          <table:table-cell table:formula="of:=OR([Sheet1.D154]=&quot;TRUE&quot;; [Sheet1.F154]=&quot;TRUE&quot;; [.C154]=[.D154])" office:value-type="boolean" office:boolean-value="true">
            <text:p>TRUE</text:p>
          </table:table-cell>
        </table:table-row>
        <table:table-row table:style-name="ro1">
          <table:table-cell table:formula="of:=[Sheet1.A155]" office:value-type="string" office:string-value="gripper">
            <text:p>gripper</text:p>
          </table:table-cell>
          <table:table-cell table:formula="of:=[Sheet1.B155]" office:value-type="string" office:string-value="prob17">
            <text:p>prob17</text:p>
          </table:table-cell>
          <table:table-cell table:formula="of:=MAX([Sheet1.C155];[Sheet1.E155])" office:value-type="float" office:value="73">
            <text:p>73</text:p>
          </table:table-cell>
          <table:table-cell table:formula="of:=[Sheet1.G155]" office:value-type="float" office:value="73">
            <text:p>73</text:p>
          </table:table-cell>
          <table:table-cell table:formula="of:=OR([Sheet1.D155]=&quot;TRUE&quot;; [Sheet1.F155]=&quot;TRUE&quot;; [.C155]=[.D155])" office:value-type="boolean" office:boolean-value="true">
            <text:p>TRUE</text:p>
          </table:table-cell>
        </table:table-row>
        <table:table-row table:style-name="ro1">
          <table:table-cell table:formula="of:=[Sheet1.A156]" office:value-type="string" office:string-value="gripper">
            <text:p>gripper</text:p>
          </table:table-cell>
          <table:table-cell table:formula="of:=[Sheet1.B156]" office:value-type="string" office:string-value="prob18">
            <text:p>prob18</text:p>
          </table:table-cell>
          <table:table-cell table:formula="of:=MAX([Sheet1.C156];[Sheet1.E156])" office:value-type="float" office:value="77">
            <text:p>77</text:p>
          </table:table-cell>
          <table:table-cell table:formula="of:=[Sheet1.G156]" office:value-type="float" office:value="77">
            <text:p>77</text:p>
          </table:table-cell>
          <table:table-cell table:formula="of:=OR([Sheet1.D156]=&quot;TRUE&quot;; [Sheet1.F156]=&quot;TRUE&quot;; [.C156]=[.D156])" office:value-type="boolean" office:boolean-value="true">
            <text:p>TRUE</text:p>
          </table:table-cell>
        </table:table-row>
        <table:table-row table:style-name="ro1">
          <table:table-cell table:formula="of:=[Sheet1.A157]" office:value-type="string" office:string-value="gripper">
            <text:p>gripper</text:p>
          </table:table-cell>
          <table:table-cell table:formula="of:=[Sheet1.B157]" office:value-type="string" office:string-value="prob19">
            <text:p>prob19</text:p>
          </table:table-cell>
          <table:table-cell table:formula="of:=MAX([Sheet1.C157];[Sheet1.E157])" office:value-type="float" office:value="81">
            <text:p>81</text:p>
          </table:table-cell>
          <table:table-cell table:formula="of:=[Sheet1.G157]" office:value-type="float" office:value="81">
            <text:p>81</text:p>
          </table:table-cell>
          <table:table-cell table:formula="of:=OR([Sheet1.D157]=&quot;TRUE&quot;; [Sheet1.F157]=&quot;TRUE&quot;; [.C157]=[.D157])" office:value-type="boolean" office:boolean-value="true">
            <text:p>TRUE</text:p>
          </table:table-cell>
        </table:table-row>
        <table:table-row table:style-name="ro1">
          <table:table-cell table:formula="of:=[Sheet1.A158]" office:value-type="string" office:string-value="gripper">
            <text:p>gripper</text:p>
          </table:table-cell>
          <table:table-cell table:formula="of:=[Sheet1.B158]" office:value-type="string" office:string-value="prob20">
            <text:p>prob20</text:p>
          </table:table-cell>
          <table:table-cell table:formula="of:=MAX([Sheet1.C158];[Sheet1.E158])" office:value-type="float" office:value="85">
            <text:p>85</text:p>
          </table:table-cell>
          <table:table-cell table:formula="of:=[Sheet1.G158]" office:value-type="float" office:value="85">
            <text:p>85</text:p>
          </table:table-cell>
          <table:table-cell table:formula="of:=OR([Sheet1.D158]=&quot;TRUE&quot;; [Sheet1.F158]=&quot;TRUE&quot;; [.C158]=[.D158])" office:value-type="boolean" office:boolean-value="true">
            <text:p>TRUE</text:p>
          </table:table-cell>
        </table:table-row>
        <table:table-row table:style-name="ro1">
          <table:table-cell table:formula="of:=[Sheet1.A159]" office:value-type="string" office:string-value="logistics00">
            <text:p>logistics00</text:p>
          </table:table-cell>
          <table:table-cell table:formula="of:=[Sheet1.B159]" office:value-type="string" office:string-value="logistics-10-0">
            <text:p>logistics-10-0</text:p>
          </table:table-cell>
          <table:table-cell table:formula="of:=MAX([Sheet1.C159];[Sheet1.E159])" office:value-type="float" office:value="41">
            <text:p>41</text:p>
          </table:table-cell>
          <table:table-cell table:formula="of:=[Sheet1.G159]" office:value-type="float" office:value="41">
            <text:p>41</text:p>
          </table:table-cell>
          <table:table-cell table:formula="of:=OR([Sheet1.D159]=&quot;TRUE&quot;; [Sheet1.F159]=&quot;TRUE&quot;; [.C159]=[.D159])" office:value-type="boolean" office:boolean-value="true">
            <text:p>TRUE</text:p>
          </table:table-cell>
        </table:table-row>
        <table:table-row table:style-name="ro1">
          <table:table-cell table:formula="of:=[Sheet1.A160]" office:value-type="string" office:string-value="logistics00">
            <text:p>logistics00</text:p>
          </table:table-cell>
          <table:table-cell table:formula="of:=[Sheet1.B160]" office:value-type="string" office:string-value="logistics-10-1">
            <text:p>logistics-10-1</text:p>
          </table:table-cell>
          <table:table-cell table:formula="of:=MAX([Sheet1.C160];[Sheet1.E160])" office:value-type="float" office:value="39">
            <text:p>39</text:p>
          </table:table-cell>
          <table:table-cell table:formula="of:=[Sheet1.G160]" office:value-type="float" office:value="39">
            <text:p>39</text:p>
          </table:table-cell>
          <table:table-cell table:formula="of:=OR([Sheet1.D160]=&quot;TRUE&quot;; [Sheet1.F160]=&quot;TRUE&quot;; [.C160]=[.D160])" office:value-type="boolean" office:boolean-value="true">
            <text:p>TRUE</text:p>
          </table:table-cell>
        </table:table-row>
        <table:table-row table:style-name="ro1">
          <table:table-cell table:formula="of:=[Sheet1.A161]" office:value-type="string" office:string-value="logistics00">
            <text:p>logistics00</text:p>
          </table:table-cell>
          <table:table-cell table:formula="of:=[Sheet1.B161]" office:value-type="string" office:string-value="logistics-11-0">
            <text:p>logistics-11-0</text:p>
          </table:table-cell>
          <table:table-cell table:formula="of:=MAX([Sheet1.C161];[Sheet1.E161])" office:value-type="float" office:value="45">
            <text:p>45</text:p>
          </table:table-cell>
          <table:table-cell table:formula="of:=[Sheet1.G161]" office:value-type="float" office:value="45">
            <text:p>45</text:p>
          </table:table-cell>
          <table:table-cell table:formula="of:=OR([Sheet1.D161]=&quot;TRUE&quot;; [Sheet1.F161]=&quot;TRUE&quot;; [.C161]=[.D161])" office:value-type="boolean" office:boolean-value="true">
            <text:p>TRUE</text:p>
          </table:table-cell>
        </table:table-row>
        <table:table-row table:style-name="ro1">
          <table:table-cell table:formula="of:=[Sheet1.A162]" office:value-type="string" office:string-value="logistics00">
            <text:p>logistics00</text:p>
          </table:table-cell>
          <table:table-cell table:formula="of:=[Sheet1.B162]" office:value-type="string" office:string-value="logistics-11-1">
            <text:p>logistics-11-1</text:p>
          </table:table-cell>
          <table:table-cell table:formula="of:=MAX([Sheet1.C162];[Sheet1.E162])" office:value-type="float" office:value="55">
            <text:p>55</text:p>
          </table:table-cell>
          <table:table-cell table:formula="of:=[Sheet1.G162]" office:value-type="float" office:value="55">
            <text:p>55</text:p>
          </table:table-cell>
          <table:table-cell table:formula="of:=OR([Sheet1.D162]=&quot;TRUE&quot;; [Sheet1.F162]=&quot;TRUE&quot;; [.C162]=[.D162])" office:value-type="boolean" office:boolean-value="true">
            <text:p>TRUE</text:p>
          </table:table-cell>
        </table:table-row>
        <table:table-row table:style-name="ro1">
          <table:table-cell table:formula="of:=[Sheet1.A163]" office:value-type="string" office:string-value="logistics00">
            <text:p>logistics00</text:p>
          </table:table-cell>
          <table:table-cell table:formula="of:=[Sheet1.B163]" office:value-type="string" office:string-value="logistics-12-0">
            <text:p>logistics-12-0</text:p>
          </table:table-cell>
          <table:table-cell table:formula="of:=MAX([Sheet1.C163];[Sheet1.E163])" office:value-type="float" office:value="39">
            <text:p>39</text:p>
          </table:table-cell>
          <table:table-cell table:formula="of:=[Sheet1.G163]" office:value-type="float" office:value="39">
            <text:p>39</text:p>
          </table:table-cell>
          <table:table-cell table:formula="of:=OR([Sheet1.D163]=&quot;TRUE&quot;; [Sheet1.F163]=&quot;TRUE&quot;; [.C163]=[.D163])" office:value-type="boolean" office:boolean-value="true">
            <text:p>TRUE</text:p>
          </table:table-cell>
        </table:table-row>
        <table:table-row table:style-name="ro1">
          <table:table-cell table:formula="of:=[Sheet1.A164]" office:value-type="string" office:string-value="logistics00">
            <text:p>logistics00</text:p>
          </table:table-cell>
          <table:table-cell table:formula="of:=[Sheet1.B164]" office:value-type="string" office:string-value="logistics-12-1">
            <text:p>logistics-12-1</text:p>
          </table:table-cell>
          <table:table-cell table:formula="of:=MAX([Sheet1.C164];[Sheet1.E164])" office:value-type="float" office:value="63">
            <text:p>63</text:p>
          </table:table-cell>
          <table:table-cell table:formula="of:=[Sheet1.G164]" office:value-type="float" office:value="63">
            <text:p>63</text:p>
          </table:table-cell>
          <table:table-cell table:formula="of:=OR([Sheet1.D164]=&quot;TRUE&quot;; [Sheet1.F164]=&quot;TRUE&quot;; [.C164]=[.D164])" office:value-type="boolean" office:boolean-value="true">
            <text:p>TRUE</text:p>
          </table:table-cell>
        </table:table-row>
        <table:table-row table:style-name="ro1">
          <table:table-cell table:formula="of:=[Sheet1.A165]" office:value-type="string" office:string-value="logistics00">
            <text:p>logistics00</text:p>
          </table:table-cell>
          <table:table-cell table:formula="of:=[Sheet1.B165]" office:value-type="string" office:string-value="logistics-13-0">
            <text:p>logistics-13-0</text:p>
          </table:table-cell>
          <table:table-cell table:formula="of:=MAX([Sheet1.C165];[Sheet1.E165])" office:value-type="float" office:value="67">
            <text:p>67</text:p>
          </table:table-cell>
          <table:table-cell table:formula="of:=[Sheet1.G165]" office:value-type="float" office:value="67">
            <text:p>67</text:p>
          </table:table-cell>
          <table:table-cell table:formula="of:=OR([Sheet1.D165]=&quot;TRUE&quot;; [Sheet1.F165]=&quot;TRUE&quot;; [.C165]=[.D165])" office:value-type="boolean" office:boolean-value="true">
            <text:p>TRUE</text:p>
          </table:table-cell>
        </table:table-row>
        <table:table-row table:style-name="ro1">
          <table:table-cell table:formula="of:=[Sheet1.A166]" office:value-type="string" office:string-value="logistics00">
            <text:p>logistics00</text:p>
          </table:table-cell>
          <table:table-cell table:formula="of:=[Sheet1.B166]" office:value-type="string" office:string-value="logistics-13-1">
            <text:p>logistics-13-1</text:p>
          </table:table-cell>
          <table:table-cell table:formula="of:=MAX([Sheet1.C166];[Sheet1.E166])" office:value-type="float" office:value="57">
            <text:p>57</text:p>
          </table:table-cell>
          <table:table-cell table:formula="of:=[Sheet1.G166]" office:value-type="float" office:value="57">
            <text:p>57</text:p>
          </table:table-cell>
          <table:table-cell table:formula="of:=OR([Sheet1.D166]=&quot;TRUE&quot;; [Sheet1.F166]=&quot;TRUE&quot;; [.C166]=[.D166])" office:value-type="boolean" office:boolean-value="true">
            <text:p>TRUE</text:p>
          </table:table-cell>
        </table:table-row>
        <table:table-row table:style-name="ro1">
          <table:table-cell table:formula="of:=[Sheet1.A167]" office:value-type="string" office:string-value="logistics00">
            <text:p>logistics00</text:p>
          </table:table-cell>
          <table:table-cell table:formula="of:=[Sheet1.B167]" office:value-type="string" office:string-value="logistics-14-0">
            <text:p>logistics-14-0</text:p>
          </table:table-cell>
          <table:table-cell table:formula="of:=MAX([Sheet1.C167];[Sheet1.E167])" office:value-type="float" office:value="55">
            <text:p>55</text:p>
          </table:table-cell>
          <table:table-cell table:formula="of:=[Sheet1.G167]" office:value-type="float" office:value="55">
            <text:p>55</text:p>
          </table:table-cell>
          <table:table-cell table:formula="of:=OR([Sheet1.D167]=&quot;TRUE&quot;; [Sheet1.F167]=&quot;TRUE&quot;; [.C167]=[.D167])" office:value-type="boolean" office:boolean-value="true">
            <text:p>TRUE</text:p>
          </table:table-cell>
        </table:table-row>
        <table:table-row table:style-name="ro1">
          <table:table-cell table:formula="of:=[Sheet1.A168]" office:value-type="string" office:string-value="logistics00">
            <text:p>logistics00</text:p>
          </table:table-cell>
          <table:table-cell table:formula="of:=[Sheet1.B168]" office:value-type="string" office:string-value="logistics-14-1">
            <text:p>logistics-14-1</text:p>
          </table:table-cell>
          <table:table-cell table:formula="of:=MAX([Sheet1.C168];[Sheet1.E168])" office:value-type="float" office:value="67">
            <text:p>67</text:p>
          </table:table-cell>
          <table:table-cell table:formula="of:=[Sheet1.G168]" office:value-type="float" office:value="67">
            <text:p>67</text:p>
          </table:table-cell>
          <table:table-cell table:formula="of:=OR([Sheet1.D168]=&quot;TRUE&quot;; [Sheet1.F168]=&quot;TRUE&quot;; [.C168]=[.D168])" office:value-type="boolean" office:boolean-value="true">
            <text:p>TRUE</text:p>
          </table:table-cell>
        </table:table-row>
        <table:table-row table:style-name="ro1">
          <table:table-cell table:formula="of:=[Sheet1.A169]" office:value-type="string" office:string-value="logistics00">
            <text:p>logistics00</text:p>
          </table:table-cell>
          <table:table-cell table:formula="of:=[Sheet1.B169]" office:value-type="string" office:string-value="logistics-15-0">
            <text:p>logistics-15-0</text:p>
          </table:table-cell>
          <table:table-cell table:formula="of:=MAX([Sheet1.C169];[Sheet1.E169])" office:value-type="float" office:value="71">
            <text:p>71</text:p>
          </table:table-cell>
          <table:table-cell table:formula="of:=[Sheet1.G169]" office:value-type="float" office:value="71">
            <text:p>71</text:p>
          </table:table-cell>
          <table:table-cell table:formula="of:=OR([Sheet1.D169]=&quot;TRUE&quot;; [Sheet1.F169]=&quot;TRUE&quot;; [.C169]=[.D169])" office:value-type="boolean" office:boolean-value="true">
            <text:p>TRUE</text:p>
          </table:table-cell>
        </table:table-row>
        <table:table-row table:style-name="ro1">
          <table:table-cell table:formula="of:=[Sheet1.A170]" office:value-type="string" office:string-value="logistics00">
            <text:p>logistics00</text:p>
          </table:table-cell>
          <table:table-cell table:formula="of:=[Sheet1.B170]" office:value-type="string" office:string-value="logistics-15-1">
            <text:p>logistics-15-1</text:p>
          </table:table-cell>
          <table:table-cell table:formula="of:=MAX([Sheet1.C170];[Sheet1.E170])" office:value-type="float" office:value="63">
            <text:p>63</text:p>
          </table:table-cell>
          <table:table-cell table:formula="of:=[Sheet1.G170]" office:value-type="float" office:value="63">
            <text:p>63</text:p>
          </table:table-cell>
          <table:table-cell table:formula="of:=OR([Sheet1.D170]=&quot;TRUE&quot;; [Sheet1.F170]=&quot;TRUE&quot;; [.C170]=[.D170])" office:value-type="boolean" office:boolean-value="true">
            <text:p>TRUE</text:p>
          </table:table-cell>
        </table:table-row>
        <table:table-row table:style-name="ro1">
          <table:table-cell table:formula="of:=[Sheet1.A171]" office:value-type="string" office:string-value="logistics00">
            <text:p>logistics00</text:p>
          </table:table-cell>
          <table:table-cell table:formula="of:=[Sheet1.B171]" office:value-type="string" office:string-value="logistics-4-0">
            <text:p>logistics-4-0</text:p>
          </table:table-cell>
          <table:table-cell table:formula="of:=MAX([Sheet1.C171];[Sheet1.E171])" office:value-type="float" office:value="19">
            <text:p>19</text:p>
          </table:table-cell>
          <table:table-cell table:formula="of:=[Sheet1.G171]" office:value-type="float" office:value="19">
            <text:p>19</text:p>
          </table:table-cell>
          <table:table-cell table:formula="of:=OR([Sheet1.D171]=&quot;TRUE&quot;; [Sheet1.F171]=&quot;TRUE&quot;; [.C171]=[.D171])" office:value-type="boolean" office:boolean-value="true">
            <text:p>TRUE</text:p>
          </table:table-cell>
        </table:table-row>
        <table:table-row table:style-name="ro1">
          <table:table-cell table:formula="of:=[Sheet1.A172]" office:value-type="string" office:string-value="logistics00">
            <text:p>logistics00</text:p>
          </table:table-cell>
          <table:table-cell table:formula="of:=[Sheet1.B172]" office:value-type="string" office:string-value="logistics-4-1">
            <text:p>logistics-4-1</text:p>
          </table:table-cell>
          <table:table-cell table:formula="of:=MAX([Sheet1.C172];[Sheet1.E172])" office:value-type="float" office:value="17">
            <text:p>17</text:p>
          </table:table-cell>
          <table:table-cell table:formula="of:=[Sheet1.G172]" office:value-type="float" office:value="17">
            <text:p>17</text:p>
          </table:table-cell>
          <table:table-cell table:formula="of:=OR([Sheet1.D172]=&quot;TRUE&quot;; [Sheet1.F172]=&quot;TRUE&quot;; [.C172]=[.D172])" office:value-type="boolean" office:boolean-value="true">
            <text:p>TRUE</text:p>
          </table:table-cell>
        </table:table-row>
        <table:table-row table:style-name="ro1">
          <table:table-cell table:formula="of:=[Sheet1.A173]" office:value-type="string" office:string-value="logistics00">
            <text:p>logistics00</text:p>
          </table:table-cell>
          <table:table-cell table:formula="of:=[Sheet1.B173]" office:value-type="string" office:string-value="logistics-4-2">
            <text:p>logistics-4-2</text:p>
          </table:table-cell>
          <table:table-cell table:formula="of:=MAX([Sheet1.C173];[Sheet1.E173])" office:value-type="float" office:value="13">
            <text:p>13</text:p>
          </table:table-cell>
          <table:table-cell table:formula="of:=[Sheet1.G173]" office:value-type="float" office:value="13">
            <text:p>13</text:p>
          </table:table-cell>
          <table:table-cell table:formula="of:=OR([Sheet1.D173]=&quot;TRUE&quot;; [Sheet1.F173]=&quot;TRUE&quot;; [.C173]=[.D173])" office:value-type="boolean" office:boolean-value="true">
            <text:p>TRUE</text:p>
          </table:table-cell>
        </table:table-row>
        <table:table-row table:style-name="ro1">
          <table:table-cell table:formula="of:=[Sheet1.A174]" office:value-type="string" office:string-value="logistics00">
            <text:p>logistics00</text:p>
          </table:table-cell>
          <table:table-cell table:formula="of:=[Sheet1.B174]" office:value-type="string" office:string-value="logistics-5-0">
            <text:p>logistics-5-0</text:p>
          </table:table-cell>
          <table:table-cell table:formula="of:=MAX([Sheet1.C174];[Sheet1.E174])" office:value-type="float" office:value="25">
            <text:p>25</text:p>
          </table:table-cell>
          <table:table-cell table:formula="of:=[Sheet1.G174]" office:value-type="float" office:value="25">
            <text:p>25</text:p>
          </table:table-cell>
          <table:table-cell table:formula="of:=OR([Sheet1.D174]=&quot;TRUE&quot;; [Sheet1.F174]=&quot;TRUE&quot;; [.C174]=[.D174])" office:value-type="boolean" office:boolean-value="true">
            <text:p>TRUE</text:p>
          </table:table-cell>
        </table:table-row>
        <table:table-row table:style-name="ro1">
          <table:table-cell table:formula="of:=[Sheet1.A175]" office:value-type="string" office:string-value="logistics00">
            <text:p>logistics00</text:p>
          </table:table-cell>
          <table:table-cell table:formula="of:=[Sheet1.B175]" office:value-type="string" office:string-value="logistics-5-1">
            <text:p>logistics-5-1</text:p>
          </table:table-cell>
          <table:table-cell table:formula="of:=MAX([Sheet1.C175];[Sheet1.E175])" office:value-type="float" office:value="15">
            <text:p>15</text:p>
          </table:table-cell>
          <table:table-cell table:formula="of:=[Sheet1.G175]" office:value-type="float" office:value="15">
            <text:p>15</text:p>
          </table:table-cell>
          <table:table-cell table:formula="of:=OR([Sheet1.D175]=&quot;TRUE&quot;; [Sheet1.F175]=&quot;TRUE&quot;; [.C175]=[.D175])" office:value-type="boolean" office:boolean-value="true">
            <text:p>TRUE</text:p>
          </table:table-cell>
        </table:table-row>
        <table:table-row table:style-name="ro1">
          <table:table-cell table:formula="of:=[Sheet1.A176]" office:value-type="string" office:string-value="logistics00">
            <text:p>logistics00</text:p>
          </table:table-cell>
          <table:table-cell table:formula="of:=[Sheet1.B176]" office:value-type="string" office:string-value="logistics-5-2">
            <text:p>logistics-5-2</text:p>
          </table:table-cell>
          <table:table-cell table:formula="of:=MAX([Sheet1.C176];[Sheet1.E176])" office:value-type="float" office:value="8">
            <text:p>8</text:p>
          </table:table-cell>
          <table:table-cell table:formula="of:=[Sheet1.G176]" office:value-type="float" office:value="8">
            <text:p>8</text:p>
          </table:table-cell>
          <table:table-cell table:formula="of:=OR([Sheet1.D176]=&quot;TRUE&quot;; [Sheet1.F176]=&quot;TRUE&quot;; [.C176]=[.D176])" office:value-type="boolean" office:boolean-value="true">
            <text:p>TRUE</text:p>
          </table:table-cell>
        </table:table-row>
        <table:table-row table:style-name="ro1">
          <table:table-cell table:formula="of:=[Sheet1.A177]" office:value-type="string" office:string-value="logistics00">
            <text:p>logistics00</text:p>
          </table:table-cell>
          <table:table-cell table:formula="of:=[Sheet1.B177]" office:value-type="string" office:string-value="logistics-6-0">
            <text:p>logistics-6-0</text:p>
          </table:table-cell>
          <table:table-cell table:formula="of:=MAX([Sheet1.C177];[Sheet1.E177])" office:value-type="float" office:value="23">
            <text:p>23</text:p>
          </table:table-cell>
          <table:table-cell table:formula="of:=[Sheet1.G177]" office:value-type="float" office:value="23">
            <text:p>23</text:p>
          </table:table-cell>
          <table:table-cell table:formula="of:=OR([Sheet1.D177]=&quot;TRUE&quot;; [Sheet1.F177]=&quot;TRUE&quot;; [.C177]=[.D177])" office:value-type="boolean" office:boolean-value="true">
            <text:p>TRUE</text:p>
          </table:table-cell>
        </table:table-row>
        <table:table-row table:style-name="ro1">
          <table:table-cell table:formula="of:=[Sheet1.A178]" office:value-type="string" office:string-value="logistics00">
            <text:p>logistics00</text:p>
          </table:table-cell>
          <table:table-cell table:formula="of:=[Sheet1.B178]" office:value-type="string" office:string-value="logistics-6-1">
            <text:p>logistics-6-1</text:p>
          </table:table-cell>
          <table:table-cell table:formula="of:=MAX([Sheet1.C178];[Sheet1.E178])" office:value-type="float" office:value="13">
            <text:p>13</text:p>
          </table:table-cell>
          <table:table-cell table:formula="of:=[Sheet1.G178]" office:value-type="float" office:value="13">
            <text:p>13</text:p>
          </table:table-cell>
          <table:table-cell table:formula="of:=OR([Sheet1.D178]=&quot;TRUE&quot;; [Sheet1.F178]=&quot;TRUE&quot;; [.C178]=[.D178])" office:value-type="boolean" office:boolean-value="true">
            <text:p>TRUE</text:p>
          </table:table-cell>
        </table:table-row>
        <table:table-row table:style-name="ro1">
          <table:table-cell table:formula="of:=[Sheet1.A179]" office:value-type="string" office:string-value="logistics00">
            <text:p>logistics00</text:p>
          </table:table-cell>
          <table:table-cell table:formula="of:=[Sheet1.B179]" office:value-type="string" office:string-value="logistics-6-2">
            <text:p>logistics-6-2</text:p>
          </table:table-cell>
          <table:table-cell table:formula="of:=MAX([Sheet1.C179];[Sheet1.E179])" office:value-type="float" office:value="23">
            <text:p>23</text:p>
          </table:table-cell>
          <table:table-cell table:formula="of:=[Sheet1.G179]" office:value-type="float" office:value="23">
            <text:p>23</text:p>
          </table:table-cell>
          <table:table-cell table:formula="of:=OR([Sheet1.D179]=&quot;TRUE&quot;; [Sheet1.F179]=&quot;TRUE&quot;; [.C179]=[.D179])" office:value-type="boolean" office:boolean-value="true">
            <text:p>TRUE</text:p>
          </table:table-cell>
        </table:table-row>
        <table:table-row table:style-name="ro1">
          <table:table-cell table:formula="of:=[Sheet1.A180]" office:value-type="string" office:string-value="logistics00">
            <text:p>logistics00</text:p>
          </table:table-cell>
          <table:table-cell table:formula="of:=[Sheet1.B180]" office:value-type="string" office:string-value="logistics-7-0">
            <text:p>logistics-7-0</text:p>
          </table:table-cell>
          <table:table-cell table:formula="of:=MAX([Sheet1.C180];[Sheet1.E180])" office:value-type="float" office:value="33">
            <text:p>33</text:p>
          </table:table-cell>
          <table:table-cell table:formula="of:=[Sheet1.G180]" office:value-type="float" office:value="33">
            <text:p>33</text:p>
          </table:table-cell>
          <table:table-cell table:formula="of:=OR([Sheet1.D180]=&quot;TRUE&quot;; [Sheet1.F180]=&quot;TRUE&quot;; [.C180]=[.D180])" office:value-type="boolean" office:boolean-value="true">
            <text:p>TRUE</text:p>
          </table:table-cell>
        </table:table-row>
        <table:table-row table:style-name="ro1">
          <table:table-cell table:formula="of:=[Sheet1.A181]" office:value-type="string" office:string-value="logistics00">
            <text:p>logistics00</text:p>
          </table:table-cell>
          <table:table-cell table:formula="of:=[Sheet1.B181]" office:value-type="string" office:string-value="logistics-7-1">
            <text:p>logistics-7-1</text:p>
          </table:table-cell>
          <table:table-cell table:formula="of:=MAX([Sheet1.C181];[Sheet1.E181])" office:value-type="float" office:value="39">
            <text:p>39</text:p>
          </table:table-cell>
          <table:table-cell table:formula="of:=[Sheet1.G181]" office:value-type="float" office:value="39">
            <text:p>39</text:p>
          </table:table-cell>
          <table:table-cell table:formula="of:=OR([Sheet1.D181]=&quot;TRUE&quot;; [Sheet1.F181]=&quot;TRUE&quot;; [.C181]=[.D181])" office:value-type="boolean" office:boolean-value="true">
            <text:p>TRUE</text:p>
          </table:table-cell>
        </table:table-row>
        <table:table-row table:style-name="ro1">
          <table:table-cell table:formula="of:=[Sheet1.A182]" office:value-type="string" office:string-value="logistics00">
            <text:p>logistics00</text:p>
          </table:table-cell>
          <table:table-cell table:formula="of:=[Sheet1.B182]" office:value-type="string" office:string-value="logistics-8-0">
            <text:p>logistics-8-0</text:p>
          </table:table-cell>
          <table:table-cell table:formula="of:=MAX([Sheet1.C182];[Sheet1.E182])" office:value-type="float" office:value="29">
            <text:p>29</text:p>
          </table:table-cell>
          <table:table-cell table:formula="of:=[Sheet1.G182]" office:value-type="float" office:value="29">
            <text:p>29</text:p>
          </table:table-cell>
          <table:table-cell table:formula="of:=OR([Sheet1.D182]=&quot;TRUE&quot;; [Sheet1.F182]=&quot;TRUE&quot;; [.C182]=[.D182])" office:value-type="boolean" office:boolean-value="true">
            <text:p>TRUE</text:p>
          </table:table-cell>
        </table:table-row>
        <table:table-row table:style-name="ro1">
          <table:table-cell table:formula="of:=[Sheet1.A183]" office:value-type="string" office:string-value="logistics00">
            <text:p>logistics00</text:p>
          </table:table-cell>
          <table:table-cell table:formula="of:=[Sheet1.B183]" office:value-type="string" office:string-value="logistics-8-1">
            <text:p>logistics-8-1</text:p>
          </table:table-cell>
          <table:table-cell table:formula="of:=MAX([Sheet1.C183];[Sheet1.E183])" office:value-type="float" office:value="41">
            <text:p>41</text:p>
          </table:table-cell>
          <table:table-cell table:formula="of:=[Sheet1.G183]" office:value-type="float" office:value="41">
            <text:p>41</text:p>
          </table:table-cell>
          <table:table-cell table:formula="of:=OR([Sheet1.D183]=&quot;TRUE&quot;; [Sheet1.F183]=&quot;TRUE&quot;; [.C183]=[.D183])" office:value-type="boolean" office:boolean-value="true">
            <text:p>TRUE</text:p>
          </table:table-cell>
        </table:table-row>
        <table:table-row table:style-name="ro1">
          <table:table-cell table:formula="of:=[Sheet1.A184]" office:value-type="string" office:string-value="logistics00">
            <text:p>logistics00</text:p>
          </table:table-cell>
          <table:table-cell table:formula="of:=[Sheet1.B184]" office:value-type="string" office:string-value="logistics-9-0">
            <text:p>logistics-9-0</text:p>
          </table:table-cell>
          <table:table-cell table:formula="of:=MAX([Sheet1.C184];[Sheet1.E184])" office:value-type="float" office:value="33">
            <text:p>33</text:p>
          </table:table-cell>
          <table:table-cell table:formula="of:=[Sheet1.G184]" office:value-type="float" office:value="33">
            <text:p>33</text:p>
          </table:table-cell>
          <table:table-cell table:formula="of:=OR([Sheet1.D184]=&quot;TRUE&quot;; [Sheet1.F184]=&quot;TRUE&quot;; [.C184]=[.D184])" office:value-type="boolean" office:boolean-value="true">
            <text:p>TRUE</text:p>
          </table:table-cell>
        </table:table-row>
        <table:table-row table:style-name="ro1">
          <table:table-cell table:formula="of:=[Sheet1.A185]" office:value-type="string" office:string-value="logistics00">
            <text:p>logistics00</text:p>
          </table:table-cell>
          <table:table-cell table:formula="of:=[Sheet1.B185]" office:value-type="string" office:string-value="logistics-9-1">
            <text:p>logistics-9-1</text:p>
          </table:table-cell>
          <table:table-cell table:formula="of:=MAX([Sheet1.C185];[Sheet1.E185])" office:value-type="float" office:value="29">
            <text:p>29</text:p>
          </table:table-cell>
          <table:table-cell table:formula="of:=[Sheet1.G185]" office:value-type="float" office:value="29">
            <text:p>29</text:p>
          </table:table-cell>
          <table:table-cell table:formula="of:=OR([Sheet1.D185]=&quot;TRUE&quot;; [Sheet1.F185]=&quot;TRUE&quot;; [.C185]=[.D185])" office:value-type="boolean" office:boolean-value="true">
            <text:p>TRUE</text:p>
          </table:table-cell>
        </table:table-row>
        <table:table-row table:style-name="ro1">
          <table:table-cell table:formula="of:=[Sheet1.A186]" office:value-type="string" office:string-value="logistics98">
            <text:p>logistics98</text:p>
          </table:table-cell>
          <table:table-cell table:formula="of:=[Sheet1.B186]" office:value-type="string" office:string-value="prob01">
            <text:p>prob01</text:p>
          </table:table-cell>
          <table:table-cell table:formula="of:=MAX([Sheet1.C186];[Sheet1.E186])" office:value-type="float" office:value="24">
            <text:p>24</text:p>
          </table:table-cell>
          <table:table-cell table:formula="of:=[Sheet1.G186]" office:value-type="float" office:value="24">
            <text:p>24</text:p>
          </table:table-cell>
          <table:table-cell table:formula="of:=OR([Sheet1.D186]=&quot;TRUE&quot;; [Sheet1.F186]=&quot;TRUE&quot;; [.C186]=[.D186])" office:value-type="boolean" office:boolean-value="true">
            <text:p>TRUE</text:p>
          </table:table-cell>
        </table:table-row>
        <table:table-row table:style-name="ro1">
          <table:table-cell table:formula="of:=[Sheet1.A187]" office:value-type="string" office:string-value="logistics98">
            <text:p>logistics98</text:p>
          </table:table-cell>
          <table:table-cell table:formula="of:=[Sheet1.B187]" office:value-type="string" office:string-value="prob02">
            <text:p>prob02</text:p>
          </table:table-cell>
          <table:table-cell table:formula="of:=MAX([Sheet1.C187];[Sheet1.E187])" office:value-type="float" office:value="28">
            <text:p>28</text:p>
          </table:table-cell>
          <table:table-cell table:formula="of:=[Sheet1.G187]" office:value-type="float" office:value="28">
            <text:p>28</text:p>
          </table:table-cell>
          <table:table-cell table:formula="of:=OR([Sheet1.D187]=&quot;TRUE&quot;; [Sheet1.F187]=&quot;TRUE&quot;; [.C187]=[.D187])" office:value-type="boolean" office:boolean-value="true">
            <text:p>TRUE</text:p>
          </table:table-cell>
        </table:table-row>
        <table:table-row table:style-name="ro1">
          <table:table-cell table:formula="of:=[Sheet1.A188]" office:value-type="string" office:string-value="logistics98">
            <text:p>logistics98</text:p>
          </table:table-cell>
          <table:table-cell table:formula="of:=[Sheet1.B188]" office:value-type="string" office:string-value="prob03">
            <text:p>prob03</text:p>
          </table:table-cell>
          <table:table-cell table:formula="of:=MAX([Sheet1.C188];[Sheet1.E188])" office:value-type="float" office:value="50">
            <text:p>50</text:p>
          </table:table-cell>
          <table:table-cell table:formula="of:=[Sheet1.G188]" office:value-type="float" office:value="50">
            <text:p>50</text:p>
          </table:table-cell>
          <table:table-cell table:formula="of:=OR([Sheet1.D188]=&quot;TRUE&quot;; [Sheet1.F188]=&quot;TRUE&quot;; [.C188]=[.D188])" office:value-type="boolean" office:boolean-value="true">
            <text:p>TRUE</text:p>
          </table:table-cell>
        </table:table-row>
        <table:table-row table:style-name="ro1">
          <table:table-cell table:formula="of:=[Sheet1.A189]" office:value-type="string" office:string-value="logistics98">
            <text:p>logistics98</text:p>
          </table:table-cell>
          <table:table-cell table:formula="of:=[Sheet1.B189]" office:value-type="string" office:string-value="prob04">
            <text:p>prob04</text:p>
          </table:table-cell>
          <table:table-cell table:formula="of:=MAX([Sheet1.C189];[Sheet1.E189])" office:value-type="float" office:value="53">
            <text:p>53</text:p>
          </table:table-cell>
          <table:table-cell table:formula="of:=[Sheet1.G189]" office:value-type="float" office:value="53">
            <text:p>53</text:p>
          </table:table-cell>
          <table:table-cell table:formula="of:=OR([Sheet1.D189]=&quot;TRUE&quot;; [Sheet1.F189]=&quot;TRUE&quot;; [.C189]=[.D189])" office:value-type="boolean" office:boolean-value="true">
            <text:p>TRUE</text:p>
          </table:table-cell>
        </table:table-row>
        <table:table-row table:style-name="ro1">
          <table:table-cell table:formula="of:=[Sheet1.A190]" office:value-type="string" office:string-value="logistics98">
            <text:p>logistics98</text:p>
          </table:table-cell>
          <table:table-cell table:formula="of:=[Sheet1.B190]" office:value-type="string" office:string-value="prob05">
            <text:p>prob05</text:p>
          </table:table-cell>
          <table:table-cell table:formula="of:=MAX([Sheet1.C190];[Sheet1.E190])" office:value-type="float" office:value="22">
            <text:p>22</text:p>
          </table:table-cell>
          <table:table-cell table:formula="of:=[Sheet1.G190]" office:value-type="float" office:value="22">
            <text:p>22</text:p>
          </table:table-cell>
          <table:table-cell table:formula="of:=OR([Sheet1.D190]=&quot;TRUE&quot;; [Sheet1.F190]=&quot;TRUE&quot;; [.C190]=[.D190])" office:value-type="boolean" office:boolean-value="true">
            <text:p>TRUE</text:p>
          </table:table-cell>
        </table:table-row>
        <table:table-row table:style-name="ro1">
          <table:table-cell table:formula="of:=[Sheet1.A191]" office:value-type="string" office:string-value="logistics98">
            <text:p>logistics98</text:p>
          </table:table-cell>
          <table:table-cell table:formula="of:=[Sheet1.B191]" office:value-type="string" office:string-value="prob06">
            <text:p>prob06</text:p>
          </table:table-cell>
          <table:table-cell table:formula="of:=MAX([Sheet1.C191];[Sheet1.E191])" office:value-type="float" office:value="65">
            <text:p>65</text:p>
          </table:table-cell>
          <table:table-cell table:formula="of:=[Sheet1.G191]" office:value-type="float" office:value="65">
            <text:p>65</text:p>
          </table:table-cell>
          <table:table-cell table:formula="of:=OR([Sheet1.D191]=&quot;TRUE&quot;; [Sheet1.F191]=&quot;TRUE&quot;; [.C191]=[.D191])" office:value-type="boolean" office:boolean-value="true">
            <text:p>TRUE</text:p>
          </table:table-cell>
        </table:table-row>
        <table:table-row table:style-name="ro1">
          <table:table-cell table:formula="of:=[Sheet1.A192]" office:value-type="string" office:string-value="logistics98">
            <text:p>logistics98</text:p>
          </table:table-cell>
          <table:table-cell table:formula="of:=[Sheet1.B192]" office:value-type="string" office:string-value="prob07">
            <text:p>prob07</text:p>
          </table:table-cell>
          <table:table-cell table:formula="of:=MAX([Sheet1.C192];[Sheet1.E192])" office:value-type="float" office:value="29">
            <text:p>29</text:p>
          </table:table-cell>
          <table:table-cell table:formula="of:=[Sheet1.G192]" office:value-type="float" office:value="29">
            <text:p>29</text:p>
          </table:table-cell>
          <table:table-cell table:formula="of:=OR([Sheet1.D192]=&quot;TRUE&quot;; [Sheet1.F192]=&quot;TRUE&quot;; [.C192]=[.D192])" office:value-type="boolean" office:boolean-value="true">
            <text:p>TRUE</text:p>
          </table:table-cell>
        </table:table-row>
        <table:table-row table:style-name="ro1">
          <table:table-cell table:formula="of:=[Sheet1.A193]" office:value-type="string" office:string-value="logistics98">
            <text:p>logistics98</text:p>
          </table:table-cell>
          <table:table-cell table:formula="of:=[Sheet1.B193]" office:value-type="string" office:string-value="prob08">
            <text:p>prob08</text:p>
          </table:table-cell>
          <table:table-cell table:formula="of:=MAX([Sheet1.C193];[Sheet1.E193])" office:value-type="float" office:value="37">
            <text:p>37</text:p>
          </table:table-cell>
          <table:table-cell table:formula="of:=[Sheet1.G193]" office:value-type="float" office:value="37">
            <text:p>37</text:p>
          </table:table-cell>
          <table:table-cell table:formula="of:=OR([Sheet1.D193]=&quot;TRUE&quot;; [Sheet1.F193]=&quot;TRUE&quot;; [.C193]=[.D193])" office:value-type="boolean" office:boolean-value="true">
            <text:p>TRUE</text:p>
          </table:table-cell>
        </table:table-row>
        <table:table-row table:style-name="ro1">
          <table:table-cell table:formula="of:=[Sheet1.A194]" office:value-type="string" office:string-value="logistics98">
            <text:p>logistics98</text:p>
          </table:table-cell>
          <table:table-cell table:formula="of:=[Sheet1.B194]" office:value-type="string" office:string-value="prob09">
            <text:p>prob09</text:p>
          </table:table-cell>
          <table:table-cell table:formula="of:=MAX([Sheet1.C194];[Sheet1.E194])" office:value-type="float" office:value="75">
            <text:p>75</text:p>
          </table:table-cell>
          <table:table-cell table:formula="of:=[Sheet1.G194]" office:value-type="float" office:value="75">
            <text:p>75</text:p>
          </table:table-cell>
          <table:table-cell table:formula="of:=OR([Sheet1.D194]=&quot;TRUE&quot;; [Sheet1.F194]=&quot;TRUE&quot;; [.C194]=[.D194])" office:value-type="boolean" office:boolean-value="true">
            <text:p>TRUE</text:p>
          </table:table-cell>
        </table:table-row>
        <table:table-row table:style-name="ro1">
          <table:table-cell table:formula="of:=[Sheet1.A195]" office:value-type="string" office:string-value="logistics98">
            <text:p>logistics98</text:p>
          </table:table-cell>
          <table:table-cell table:formula="of:=[Sheet1.B195]" office:value-type="string" office:string-value="prob10">
            <text:p>prob10</text:p>
          </table:table-cell>
          <table:table-cell table:formula="of:=MAX([Sheet1.C195];[Sheet1.E195])" office:value-type="float" office:value="92">
            <text:p>92</text:p>
          </table:table-cell>
          <table:table-cell table:formula="of:=[Sheet1.G195]" office:value-type="float" office:value="94">
            <text:p>94</text:p>
          </table:table-cell>
          <table:table-cell table:formula="of:=OR([Sheet1.D195]=&quot;TRUE&quot;; [Sheet1.F195]=&quot;TRUE&quot;; [.C195]=[.D195])" office:value-type="boolean" office:boolean-value="false">
            <text:p>FALSE</text:p>
          </table:table-cell>
        </table:table-row>
        <table:table-row table:style-name="ro1">
          <table:table-cell table:formula="of:=[Sheet1.A196]" office:value-type="string" office:string-value="logistics98">
            <text:p>logistics98</text:p>
          </table:table-cell>
          <table:table-cell table:formula="of:=[Sheet1.B196]" office:value-type="string" office:string-value="prob11">
            <text:p>prob11</text:p>
          </table:table-cell>
          <table:table-cell table:formula="of:=MAX([Sheet1.C196];[Sheet1.E196])" office:value-type="float" office:value="27">
            <text:p>27</text:p>
          </table:table-cell>
          <table:table-cell table:formula="of:=[Sheet1.G196]" office:value-type="float" office:value="27">
            <text:p>27</text:p>
          </table:table-cell>
          <table:table-cell table:formula="of:=OR([Sheet1.D196]=&quot;TRUE&quot;; [Sheet1.F196]=&quot;TRUE&quot;; [.C196]=[.D196])" office:value-type="boolean" office:boolean-value="true">
            <text:p>TRUE</text:p>
          </table:table-cell>
        </table:table-row>
        <table:table-row table:style-name="ro1">
          <table:table-cell table:formula="of:=[Sheet1.A197]" office:value-type="string" office:string-value="logistics98">
            <text:p>logistics98</text:p>
          </table:table-cell>
          <table:table-cell table:formula="of:=[Sheet1.B197]" office:value-type="string" office:string-value="prob12">
            <text:p>prob12</text:p>
          </table:table-cell>
          <table:table-cell table:formula="of:=MAX([Sheet1.C197];[Sheet1.E197])" office:value-type="float" office:value="37">
            <text:p>37</text:p>
          </table:table-cell>
          <table:table-cell table:formula="of:=[Sheet1.G197]" office:value-type="float" office:value="37">
            <text:p>37</text:p>
          </table:table-cell>
          <table:table-cell table:formula="of:=OR([Sheet1.D197]=&quot;TRUE&quot;; [Sheet1.F197]=&quot;TRUE&quot;; [.C197]=[.D197])" office:value-type="boolean" office:boolean-value="true">
            <text:p>TRUE</text:p>
          </table:table-cell>
        </table:table-row>
        <table:table-row table:style-name="ro1">
          <table:table-cell table:formula="of:=[Sheet1.A198]" office:value-type="string" office:string-value="logistics98">
            <text:p>logistics98</text:p>
          </table:table-cell>
          <table:table-cell table:formula="of:=[Sheet1.B198]" office:value-type="string" office:string-value="prob13">
            <text:p>prob13</text:p>
          </table:table-cell>
          <table:table-cell table:formula="of:=MAX([Sheet1.C198];[Sheet1.E198])" office:value-type="float" office:value="65">
            <text:p>65</text:p>
          </table:table-cell>
          <table:table-cell table:formula="of:=[Sheet1.G198]" office:value-type="float" office:value="65">
            <text:p>65</text:p>
          </table:table-cell>
          <table:table-cell table:formula="of:=OR([Sheet1.D198]=&quot;TRUE&quot;; [Sheet1.F198]=&quot;TRUE&quot;; [.C198]=[.D198])" office:value-type="boolean" office:boolean-value="true">
            <text:p>TRUE</text:p>
          </table:table-cell>
        </table:table-row>
        <table:table-row table:style-name="ro1">
          <table:table-cell table:formula="of:=[Sheet1.A199]" office:value-type="string" office:string-value="logistics98">
            <text:p>logistics98</text:p>
          </table:table-cell>
          <table:table-cell table:formula="of:=[Sheet1.B199]" office:value-type="string" office:string-value="prob14">
            <text:p>prob14</text:p>
          </table:table-cell>
          <table:table-cell table:formula="of:=MAX([Sheet1.C199];[Sheet1.E199])" office:value-type="float" office:value="79">
            <text:p>79</text:p>
          </table:table-cell>
          <table:table-cell table:formula="of:=[Sheet1.G199]" office:value-type="float" office:value="83">
            <text:p>83</text:p>
          </table:table-cell>
          <table:table-cell table:formula="of:=OR([Sheet1.D199]=&quot;TRUE&quot;; [Sheet1.F199]=&quot;TRUE&quot;; [.C199]=[.D199])" office:value-type="boolean" office:boolean-value="false">
            <text:p>FALSE</text:p>
          </table:table-cell>
        </table:table-row>
        <table:table-row table:style-name="ro1">
          <table:table-cell table:formula="of:=[Sheet1.A200]" office:value-type="string" office:string-value="logistics98">
            <text:p>logistics98</text:p>
          </table:table-cell>
          <table:table-cell table:formula="of:=[Sheet1.B200]" office:value-type="string" office:string-value="prob15">
            <text:p>prob15</text:p>
          </table:table-cell>
          <table:table-cell table:formula="of:=MAX([Sheet1.C200];[Sheet1.E200])" office:value-type="float" office:value="82">
            <text:p>82</text:p>
          </table:table-cell>
          <table:table-cell table:formula="of:=[Sheet1.G200]" office:value-type="float" office:value="84">
            <text:p>84</text:p>
          </table:table-cell>
          <table:table-cell table:formula="of:=OR([Sheet1.D200]=&quot;TRUE&quot;; [Sheet1.F200]=&quot;TRUE&quot;; [.C200]=[.D200])" office:value-type="boolean" office:boolean-value="true">
            <text:p>TRUE</text:p>
          </table:table-cell>
        </table:table-row>
        <table:table-row table:style-name="ro1">
          <table:table-cell table:formula="of:=[Sheet1.A201]" office:value-type="string" office:string-value="logistics98">
            <text:p>logistics98</text:p>
          </table:table-cell>
          <table:table-cell table:formula="of:=[Sheet1.B201]" office:value-type="string" office:string-value="prob16">
            <text:p>prob16</text:p>
          </table:table-cell>
          <table:table-cell table:formula="of:=MAX([Sheet1.C201];[Sheet1.E201])" office:value-type="float" office:value="51">
            <text:p>51</text:p>
          </table:table-cell>
          <table:table-cell table:formula="of:=[Sheet1.G201]" office:value-type="float" office:value="52">
            <text:p>52</text:p>
          </table:table-cell>
          <table:table-cell table:formula="of:=OR([Sheet1.D201]=&quot;TRUE&quot;; [Sheet1.F201]=&quot;TRUE&quot;; [.C201]=[.D201])" office:value-type="boolean" office:boolean-value="false">
            <text:p>FALSE</text:p>
          </table:table-cell>
        </table:table-row>
        <table:table-row table:style-name="ro1">
          <table:table-cell table:formula="of:=[Sheet1.A202]" office:value-type="string" office:string-value="logistics98">
            <text:p>logistics98</text:p>
          </table:table-cell>
          <table:table-cell table:formula="of:=[Sheet1.B202]" office:value-type="string" office:string-value="prob17">
            <text:p>prob17</text:p>
          </table:table-cell>
          <table:table-cell table:formula="of:=MAX([Sheet1.C202];[Sheet1.E202])" office:value-type="float" office:value="42">
            <text:p>42</text:p>
          </table:table-cell>
          <table:table-cell table:formula="of:=[Sheet1.G202]" office:value-type="float" office:value="42">
            <text:p>42</text:p>
          </table:table-cell>
          <table:table-cell table:formula="of:=OR([Sheet1.D202]=&quot;TRUE&quot;; [Sheet1.F202]=&quot;TRUE&quot;; [.C202]=[.D202])" office:value-type="boolean" office:boolean-value="true">
            <text:p>TRUE</text:p>
          </table:table-cell>
        </table:table-row>
        <table:table-row table:style-name="ro1">
          <table:table-cell table:formula="of:=[Sheet1.A203]" office:value-type="string" office:string-value="logistics98">
            <text:p>logistics98</text:p>
          </table:table-cell>
          <table:table-cell table:formula="of:=[Sheet1.B203]" office:value-type="string" office:string-value="prob18">
            <text:p>prob18</text:p>
          </table:table-cell>
          <table:table-cell table:formula="of:=MAX([Sheet1.C203];[Sheet1.E203])" office:value-type="float" office:value="149">
            <text:p>149</text:p>
          </table:table-cell>
          <table:table-cell table:formula="of:=[Sheet1.G203]" office:value-type="float" office:value="153">
            <text:p>153</text:p>
          </table:table-cell>
          <table:table-cell table:formula="of:=OR([Sheet1.D203]=&quot;TRUE&quot;; [Sheet1.F203]=&quot;TRUE&quot;; [.C203]=[.D203])" office:value-type="boolean" office:boolean-value="false">
            <text:p>FALSE</text:p>
          </table:table-cell>
        </table:table-row>
        <table:table-row table:style-name="ro1">
          <table:table-cell table:formula="of:=[Sheet1.A204]" office:value-type="string" office:string-value="logistics98">
            <text:p>logistics98</text:p>
          </table:table-cell>
          <table:table-cell table:formula="of:=[Sheet1.B204]" office:value-type="string" office:string-value="prob19">
            <text:p>prob19</text:p>
          </table:table-cell>
          <table:table-cell table:formula="of:=MAX([Sheet1.C204];[Sheet1.E204])" office:value-type="float" office:value="125">
            <text:p>125</text:p>
          </table:table-cell>
          <table:table-cell table:formula="of:=[Sheet1.G204]" office:value-type="float" office:value="135">
            <text:p>135</text:p>
          </table:table-cell>
          <table:table-cell table:formula="of:=OR([Sheet1.D204]=&quot;TRUE&quot;; [Sheet1.F204]=&quot;TRUE&quot;; [.C204]=[.D204])" office:value-type="boolean" office:boolean-value="false">
            <text:p>FALSE</text:p>
          </table:table-cell>
        </table:table-row>
        <table:table-row table:style-name="ro1">
          <table:table-cell table:formula="of:=[Sheet1.A205]" office:value-type="string" office:string-value="logistics98">
            <text:p>logistics98</text:p>
          </table:table-cell>
          <table:table-cell table:formula="of:=[Sheet1.B205]" office:value-type="string" office:string-value="prob20">
            <text:p>prob20</text:p>
          </table:table-cell>
          <table:table-cell table:formula="of:=MAX([Sheet1.C205];[Sheet1.E205])" office:value-type="float" office:value="127">
            <text:p>127</text:p>
          </table:table-cell>
          <table:table-cell table:formula="of:=[Sheet1.G205]" office:value-type="float" office:value="130">
            <text:p>130</text:p>
          </table:table-cell>
          <table:table-cell table:formula="of:=OR([Sheet1.D205]=&quot;TRUE&quot;; [Sheet1.F205]=&quot;TRUE&quot;; [.C205]=[.D205])" office:value-type="boolean" office:boolean-value="false">
            <text:p>FALSE</text:p>
          </table:table-cell>
        </table:table-row>
        <table:table-row table:style-name="ro1">
          <table:table-cell table:formula="of:=[Sheet1.A206]" office:value-type="string" office:string-value="logistics98">
            <text:p>logistics98</text:p>
          </table:table-cell>
          <table:table-cell table:formula="of:=[Sheet1.B206]" office:value-type="string" office:string-value="prob21">
            <text:p>prob21</text:p>
          </table:table-cell>
          <table:table-cell table:formula="of:=MAX([Sheet1.C206];[Sheet1.E206])" office:value-type="float" office:value="92">
            <text:p>92</text:p>
          </table:table-cell>
          <table:table-cell table:formula="of:=[Sheet1.G206]" office:value-type="float" office:value="96">
            <text:p>96</text:p>
          </table:table-cell>
          <table:table-cell table:formula="of:=OR([Sheet1.D206]=&quot;TRUE&quot;; [Sheet1.F206]=&quot;TRUE&quot;; [.C206]=[.D206])" office:value-type="boolean" office:boolean-value="false">
            <text:p>FALSE</text:p>
          </table:table-cell>
        </table:table-row>
        <table:table-row table:style-name="ro1">
          <table:table-cell table:formula="of:=[Sheet1.A207]" office:value-type="string" office:string-value="logistics98">
            <text:p>logistics98</text:p>
          </table:table-cell>
          <table:table-cell table:formula="of:=[Sheet1.B207]" office:value-type="string" office:string-value="prob22">
            <text:p>prob22</text:p>
          </table:table-cell>
          <table:table-cell table:formula="of:=MAX([Sheet1.C207];[Sheet1.E207])" office:value-type="float" office:value="247">
            <text:p>247</text:p>
          </table:table-cell>
          <table:table-cell table:formula="of:=[Sheet1.G207]" office:value-type="float" office:value="257">
            <text:p>257</text:p>
          </table:table-cell>
          <table:table-cell table:formula="of:=OR([Sheet1.D207]=&quot;TRUE&quot;; [Sheet1.F207]=&quot;TRUE&quot;; [.C207]=[.D207])" office:value-type="boolean" office:boolean-value="false">
            <text:p>FALSE</text:p>
          </table:table-cell>
        </table:table-row>
        <table:table-row table:style-name="ro1">
          <table:table-cell table:formula="of:=[Sheet1.A208]" office:value-type="string" office:string-value="logistics98">
            <text:p>logistics98</text:p>
          </table:table-cell>
          <table:table-cell table:formula="of:=[Sheet1.B208]" office:value-type="string" office:string-value="prob23">
            <text:p>prob23</text:p>
          </table:table-cell>
          <table:table-cell table:formula="of:=MAX([Sheet1.C208];[Sheet1.E208])" office:value-type="float" office:value="98">
            <text:p>98</text:p>
          </table:table-cell>
          <table:table-cell table:formula="of:=[Sheet1.G208]" office:value-type="float" office:value="102">
            <text:p>102</text:p>
          </table:table-cell>
          <table:table-cell table:formula="of:=OR([Sheet1.D208]=&quot;TRUE&quot;; [Sheet1.F208]=&quot;TRUE&quot;; [.C208]=[.D208])" office:value-type="boolean" office:boolean-value="false">
            <text:p>FALSE</text:p>
          </table:table-cell>
        </table:table-row>
        <table:table-row table:style-name="ro1">
          <table:table-cell table:formula="of:=[Sheet1.A209]" office:value-type="string" office:string-value="logistics98">
            <text:p>logistics98</text:p>
          </table:table-cell>
          <table:table-cell table:formula="of:=[Sheet1.B209]" office:value-type="string" office:string-value="prob24">
            <text:p>prob24</text:p>
          </table:table-cell>
          <table:table-cell table:formula="of:=MAX([Sheet1.C209];[Sheet1.E209])" office:value-type="float" office:value="38">
            <text:p>38</text:p>
          </table:table-cell>
          <table:table-cell table:formula="of:=[Sheet1.G209]" office:value-type="float" office:value="39">
            <text:p>39</text:p>
          </table:table-cell>
          <table:table-cell table:formula="of:=OR([Sheet1.D209]=&quot;TRUE&quot;; [Sheet1.F209]=&quot;TRUE&quot;; [.C209]=[.D209])" office:value-type="boolean" office:boolean-value="false">
            <text:p>FALSE</text:p>
          </table:table-cell>
        </table:table-row>
        <table:table-row table:style-name="ro1">
          <table:table-cell table:formula="of:=[Sheet1.A210]" office:value-type="string" office:string-value="logistics98">
            <text:p>logistics98</text:p>
          </table:table-cell>
          <table:table-cell table:formula="of:=[Sheet1.B210]" office:value-type="string" office:string-value="prob25">
            <text:p>prob25</text:p>
          </table:table-cell>
          <table:table-cell table:formula="of:=MAX([Sheet1.C210];[Sheet1.E210])" office:value-type="float" office:value="173">
            <text:p>173</text:p>
          </table:table-cell>
          <table:table-cell table:formula="of:=[Sheet1.G210]" office:value-type="float" office:value="178">
            <text:p>178</text:p>
          </table:table-cell>
          <table:table-cell table:formula="of:=OR([Sheet1.D210]=&quot;TRUE&quot;; [Sheet1.F210]=&quot;TRUE&quot;; [.C210]=[.D210])" office:value-type="boolean" office:boolean-value="false">
            <text:p>FALSE</text:p>
          </table:table-cell>
        </table:table-row>
        <table:table-row table:style-name="ro1">
          <table:table-cell table:formula="of:=[Sheet1.A211]" office:value-type="string" office:string-value="logistics98">
            <text:p>logistics98</text:p>
          </table:table-cell>
          <table:table-cell table:formula="of:=[Sheet1.B211]" office:value-type="string" office:string-value="prob26">
            <text:p>prob26</text:p>
          </table:table-cell>
          <table:table-cell table:formula="of:=MAX([Sheet1.C211];[Sheet1.E211])" office:value-type="float" office:value="175">
            <text:p>175</text:p>
          </table:table-cell>
          <table:table-cell table:formula="of:=[Sheet1.G211]" office:value-type="float" office:value="175">
            <text:p>175</text:p>
          </table:table-cell>
          <table:table-cell table:formula="of:=OR([Sheet1.D211]=&quot;TRUE&quot;; [Sheet1.F211]=&quot;TRUE&quot;; [.C211]=[.D211])" office:value-type="boolean" office:boolean-value="true">
            <text:p>TRUE</text:p>
          </table:table-cell>
        </table:table-row>
        <table:table-row table:style-name="ro1">
          <table:table-cell table:formula="of:=[Sheet1.A212]" office:value-type="string" office:string-value="logistics98">
            <text:p>logistics98</text:p>
          </table:table-cell>
          <table:table-cell table:formula="of:=[Sheet1.B212]" office:value-type="string" office:string-value="prob27">
            <text:p>prob27</text:p>
          </table:table-cell>
          <table:table-cell table:formula="of:=MAX([Sheet1.C212];[Sheet1.E212])" office:value-type="float" office:value="133">
            <text:p>133</text:p>
          </table:table-cell>
          <table:table-cell table:formula="of:=[Sheet1.G212]" office:value-type="float" office:value="139">
            <text:p>139</text:p>
          </table:table-cell>
          <table:table-cell table:formula="of:=OR([Sheet1.D212]=&quot;TRUE&quot;; [Sheet1.F212]=&quot;TRUE&quot;; [.C212]=[.D212])" office:value-type="boolean" office:boolean-value="false">
            <text:p>FALSE</text:p>
          </table:table-cell>
        </table:table-row>
        <table:table-row table:style-name="ro1">
          <table:table-cell table:formula="of:=[Sheet1.A213]" office:value-type="string" office:string-value="logistics98">
            <text:p>logistics98</text:p>
          </table:table-cell>
          <table:table-cell table:formula="of:=[Sheet1.B213]" office:value-type="string" office:string-value="prob28">
            <text:p>prob28</text:p>
          </table:table-cell>
          <table:table-cell table:formula="of:=MAX([Sheet1.C213];[Sheet1.E213])" office:value-type="float" office:value="240">
            <text:p>240</text:p>
          </table:table-cell>
          <table:table-cell table:formula="of:=[Sheet1.G213]" office:value-type="float" office:value="251">
            <text:p>251</text:p>
          </table:table-cell>
          <table:table-cell table:formula="of:=OR([Sheet1.D213]=&quot;TRUE&quot;; [Sheet1.F213]=&quot;TRUE&quot;; [.C213]=[.D213])" office:value-type="boolean" office:boolean-value="false">
            <text:p>FALSE</text:p>
          </table:table-cell>
        </table:table-row>
        <table:table-row table:style-name="ro1">
          <table:table-cell table:formula="of:=[Sheet1.A214]" office:value-type="string" office:string-value="logistics98">
            <text:p>logistics98</text:p>
          </table:table-cell>
          <table:table-cell table:formula="of:=[Sheet1.B214]" office:value-type="string" office:string-value="prob29">
            <text:p>prob29</text:p>
          </table:table-cell>
          <table:table-cell table:formula="of:=MAX([Sheet1.C214];[Sheet1.E214])" office:value-type="float" office:value="270">
            <text:p>270</text:p>
          </table:table-cell>
          <table:table-cell table:formula="of:=[Sheet1.G214]" office:value-type="float" office:value="284">
            <text:p>284</text:p>
          </table:table-cell>
          <table:table-cell table:formula="of:=OR([Sheet1.D214]=&quot;TRUE&quot;; [Sheet1.F214]=&quot;TRUE&quot;; [.C214]=[.D214])" office:value-type="boolean" office:boolean-value="false">
            <text:p>FALSE</text:p>
          </table:table-cell>
        </table:table-row>
        <table:table-row table:style-name="ro1">
          <table:table-cell table:formula="of:=[Sheet1.A215]" office:value-type="string" office:string-value="logistics98">
            <text:p>logistics98</text:p>
          </table:table-cell>
          <table:table-cell table:formula="of:=[Sheet1.B215]" office:value-type="string" office:string-value="prob30">
            <text:p>prob30</text:p>
          </table:table-cell>
          <table:table-cell table:formula="of:=MAX([Sheet1.C215];[Sheet1.E215])" office:value-type="float" office:value="123">
            <text:p>123</text:p>
          </table:table-cell>
          <table:table-cell table:formula="of:=[Sheet1.G215]" office:value-type="float" office:value="126">
            <text:p>126</text:p>
          </table:table-cell>
          <table:table-cell table:formula="of:=OR([Sheet1.D215]=&quot;TRUE&quot;; [Sheet1.F215]=&quot;TRUE&quot;; [.C215]=[.D215])" office:value-type="boolean" office:boolean-value="false">
            <text:p>FALSE</text:p>
          </table:table-cell>
        </table:table-row>
        <table:table-row table:style-name="ro1">
          <table:table-cell table:formula="of:=[Sheet1.A216]" office:value-type="string" office:string-value="logistics98">
            <text:p>logistics98</text:p>
          </table:table-cell>
          <table:table-cell table:formula="of:=[Sheet1.B216]" office:value-type="string" office:string-value="prob31">
            <text:p>prob31</text:p>
          </table:table-cell>
          <table:table-cell table:formula="of:=MAX([Sheet1.C216];[Sheet1.E216])" office:value-type="float" office:value="12">
            <text:p>12</text:p>
          </table:table-cell>
          <table:table-cell table:formula="of:=[Sheet1.G216]" office:value-type="float" office:value="12">
            <text:p>12</text:p>
          </table:table-cell>
          <table:table-cell table:formula="of:=OR([Sheet1.D216]=&quot;TRUE&quot;; [Sheet1.F216]=&quot;TRUE&quot;; [.C216]=[.D216])" office:value-type="boolean" office:boolean-value="true">
            <text:p>TRUE</text:p>
          </table:table-cell>
        </table:table-row>
        <table:table-row table:style-name="ro1">
          <table:table-cell table:formula="of:=[Sheet1.A217]" office:value-type="string" office:string-value="logistics98">
            <text:p>logistics98</text:p>
          </table:table-cell>
          <table:table-cell table:formula="of:=[Sheet1.B217]" office:value-type="string" office:string-value="prob32">
            <text:p>prob32</text:p>
          </table:table-cell>
          <table:table-cell table:formula="of:=MAX([Sheet1.C217];[Sheet1.E217])" office:value-type="float" office:value="18">
            <text:p>18</text:p>
          </table:table-cell>
          <table:table-cell table:formula="of:=[Sheet1.G217]" office:value-type="float" office:value="18">
            <text:p>18</text:p>
          </table:table-cell>
          <table:table-cell table:formula="of:=OR([Sheet1.D217]=&quot;TRUE&quot;; [Sheet1.F217]=&quot;TRUE&quot;; [.C217]=[.D217])" office:value-type="boolean" office:boolean-value="true">
            <text:p>TRUE</text:p>
          </table:table-cell>
        </table:table-row>
        <table:table-row table:style-name="ro1">
          <table:table-cell table:formula="of:=[Sheet1.A218]" office:value-type="string" office:string-value="logistics98">
            <text:p>logistics98</text:p>
          </table:table-cell>
          <table:table-cell table:formula="of:=[Sheet1.B218]" office:value-type="string" office:string-value="prob33">
            <text:p>prob33</text:p>
          </table:table-cell>
          <table:table-cell table:formula="of:=MAX([Sheet1.C218];[Sheet1.E218])" office:value-type="float" office:value="25">
            <text:p>25</text:p>
          </table:table-cell>
          <table:table-cell table:formula="of:=[Sheet1.G218]" office:value-type="float" office:value="25">
            <text:p>25</text:p>
          </table:table-cell>
          <table:table-cell table:formula="of:=OR([Sheet1.D218]=&quot;TRUE&quot;; [Sheet1.F218]=&quot;TRUE&quot;; [.C218]=[.D218])" office:value-type="boolean" office:boolean-value="true">
            <text:p>TRUE</text:p>
          </table:table-cell>
        </table:table-row>
        <table:table-row table:style-name="ro1">
          <table:table-cell table:formula="of:=[Sheet1.A219]" office:value-type="string" office:string-value="logistics98">
            <text:p>logistics98</text:p>
          </table:table-cell>
          <table:table-cell table:formula="of:=[Sheet1.B219]" office:value-type="string" office:string-value="prob34">
            <text:p>prob34</text:p>
          </table:table-cell>
          <table:table-cell table:formula="of:=MAX([Sheet1.C219];[Sheet1.E219])" office:value-type="float" office:value="42">
            <text:p>42</text:p>
          </table:table-cell>
          <table:table-cell table:formula="of:=[Sheet1.G219]" office:value-type="float" office:value="42">
            <text:p>42</text:p>
          </table:table-cell>
          <table:table-cell table:formula="of:=OR([Sheet1.D219]=&quot;TRUE&quot;; [Sheet1.F219]=&quot;TRUE&quot;; [.C219]=[.D219])" office:value-type="boolean" office:boolean-value="true">
            <text:p>TRUE</text:p>
          </table:table-cell>
        </table:table-row>
        <table:table-row table:style-name="ro1">
          <table:table-cell table:formula="of:=[Sheet1.A220]" office:value-type="string" office:string-value="logistics98">
            <text:p>logistics98</text:p>
          </table:table-cell>
          <table:table-cell table:formula="of:=[Sheet1.B220]" office:value-type="string" office:string-value="prob35">
            <text:p>prob35</text:p>
          </table:table-cell>
          <table:table-cell table:formula="of:=MAX([Sheet1.C220];[Sheet1.E220])" office:value-type="float" office:value="29">
            <text:p>29</text:p>
          </table:table-cell>
          <table:table-cell table:formula="of:=[Sheet1.G220]" office:value-type="float" office:value="29">
            <text:p>29</text:p>
          </table:table-cell>
          <table:table-cell table:formula="of:=OR([Sheet1.D220]=&quot;TRUE&quot;; [Sheet1.F220]=&quot;TRUE&quot;; [.C220]=[.D220])" office:value-type="boolean" office:boolean-value="true">
            <text:p>TRUE</text:p>
          </table:table-cell>
        </table:table-row>
        <table:table-row table:style-name="ro1">
          <table:table-cell table:formula="of:=[Sheet1.A221]" office:value-type="string" office:string-value="miconic-strips">
            <text:p>miconic-strips</text:p>
          </table:table-cell>
          <table:table-cell table:formula="of:=[Sheet1.B221]" office:value-type="string" office:string-value="s1-0">
            <text:p>s1-0</text:p>
          </table:table-cell>
          <table:table-cell table:formula="of:=MAX([Sheet1.C221];[Sheet1.E221])" office:value-type="float" office:value="3">
            <text:p>3</text:p>
          </table:table-cell>
          <table:table-cell table:formula="of:=[Sheet1.G221]" office:value-type="float" office:value="3">
            <text:p>3</text:p>
          </table:table-cell>
          <table:table-cell table:formula="of:=OR([Sheet1.D221]=&quot;TRUE&quot;; [Sheet1.F221]=&quot;TRUE&quot;; [.C221]=[.D221])" office:value-type="boolean" office:boolean-value="true">
            <text:p>TRUE</text:p>
          </table:table-cell>
        </table:table-row>
        <table:table-row table:style-name="ro1">
          <table:table-cell table:formula="of:=[Sheet1.A222]" office:value-type="string" office:string-value="miconic-strips">
            <text:p>miconic-strips</text:p>
          </table:table-cell>
          <table:table-cell table:formula="of:=[Sheet1.B222]" office:value-type="string" office:string-value="s10-0">
            <text:p>s10-0</text:p>
          </table:table-cell>
          <table:table-cell table:formula="of:=MAX([Sheet1.C222];[Sheet1.E222])" office:value-type="float" office:value="33">
            <text:p>33</text:p>
          </table:table-cell>
          <table:table-cell table:formula="of:=[Sheet1.G222]" office:value-type="float" office:value="33">
            <text:p>33</text:p>
          </table:table-cell>
          <table:table-cell table:formula="of:=OR([Sheet1.D222]=&quot;TRUE&quot;; [Sheet1.F222]=&quot;TRUE&quot;; [.C222]=[.D222])" office:value-type="boolean" office:boolean-value="true">
            <text:p>TRUE</text:p>
          </table:table-cell>
        </table:table-row>
        <table:table-row table:style-name="ro1">
          <table:table-cell table:formula="of:=[Sheet1.A223]" office:value-type="string" office:string-value="miconic-strips">
            <text:p>miconic-strips</text:p>
          </table:table-cell>
          <table:table-cell table:formula="of:=[Sheet1.B223]" office:value-type="string" office:string-value="s10-1">
            <text:p>s10-1</text:p>
          </table:table-cell>
          <table:table-cell table:formula="of:=MAX([Sheet1.C223];[Sheet1.E223])" office:value-type="float" office:value="32">
            <text:p>32</text:p>
          </table:table-cell>
          <table:table-cell table:formula="of:=[Sheet1.G223]" office:value-type="float" office:value="32">
            <text:p>32</text:p>
          </table:table-cell>
          <table:table-cell table:formula="of:=OR([Sheet1.D223]=&quot;TRUE&quot;; [Sheet1.F223]=&quot;TRUE&quot;; [.C223]=[.D223])" office:value-type="boolean" office:boolean-value="true">
            <text:p>TRUE</text:p>
          </table:table-cell>
        </table:table-row>
        <table:table-row table:style-name="ro1">
          <table:table-cell table:formula="of:=[Sheet1.A224]" office:value-type="string" office:string-value="miconic-strips">
            <text:p>miconic-strips</text:p>
          </table:table-cell>
          <table:table-cell table:formula="of:=[Sheet1.B224]" office:value-type="string" office:string-value="s10-2">
            <text:p>s10-2</text:p>
          </table:table-cell>
          <table:table-cell table:formula="of:=MAX([Sheet1.C224];[Sheet1.E224])" office:value-type="float" office:value="31">
            <text:p>31</text:p>
          </table:table-cell>
          <table:table-cell table:formula="of:=[Sheet1.G224]" office:value-type="float" office:value="31">
            <text:p>31</text:p>
          </table:table-cell>
          <table:table-cell table:formula="of:=OR([Sheet1.D224]=&quot;TRUE&quot;; [Sheet1.F224]=&quot;TRUE&quot;; [.C224]=[.D224])" office:value-type="boolean" office:boolean-value="true">
            <text:p>TRUE</text:p>
          </table:table-cell>
        </table:table-row>
        <table:table-row table:style-name="ro1">
          <table:table-cell table:formula="of:=[Sheet1.A225]" office:value-type="string" office:string-value="miconic-strips">
            <text:p>miconic-strips</text:p>
          </table:table-cell>
          <table:table-cell table:formula="of:=[Sheet1.B225]" office:value-type="string" office:string-value="s10-3">
            <text:p>s10-3</text:p>
          </table:table-cell>
          <table:table-cell table:formula="of:=MAX([Sheet1.C225];[Sheet1.E225])" office:value-type="float" office:value="34">
            <text:p>34</text:p>
          </table:table-cell>
          <table:table-cell table:formula="of:=[Sheet1.G225]" office:value-type="float" office:value="34">
            <text:p>34</text:p>
          </table:table-cell>
          <table:table-cell table:formula="of:=OR([Sheet1.D225]=&quot;TRUE&quot;; [Sheet1.F225]=&quot;TRUE&quot;; [.C225]=[.D225])" office:value-type="boolean" office:boolean-value="true">
            <text:p>TRUE</text:p>
          </table:table-cell>
        </table:table-row>
        <table:table-row table:style-name="ro1">
          <table:table-cell table:formula="of:=[Sheet1.A226]" office:value-type="string" office:string-value="miconic-strips">
            <text:p>miconic-strips</text:p>
          </table:table-cell>
          <table:table-cell table:formula="of:=[Sheet1.B226]" office:value-type="string" office:string-value="s10-4">
            <text:p>s10-4</text:p>
          </table:table-cell>
          <table:table-cell table:formula="of:=MAX([Sheet1.C226];[Sheet1.E226])" office:value-type="float" office:value="32">
            <text:p>32</text:p>
          </table:table-cell>
          <table:table-cell table:formula="of:=[Sheet1.G226]" office:value-type="float" office:value="32">
            <text:p>32</text:p>
          </table:table-cell>
          <table:table-cell table:formula="of:=OR([Sheet1.D226]=&quot;TRUE&quot;; [Sheet1.F226]=&quot;TRUE&quot;; [.C226]=[.D226])" office:value-type="boolean" office:boolean-value="true">
            <text:p>TRUE</text:p>
          </table:table-cell>
        </table:table-row>
        <table:table-row table:style-name="ro1">
          <table:table-cell table:formula="of:=[Sheet1.A227]" office:value-type="string" office:string-value="miconic-strips">
            <text:p>miconic-strips</text:p>
          </table:table-cell>
          <table:table-cell table:formula="of:=[Sheet1.B227]" office:value-type="string" office:string-value="s1-1">
            <text:p>s1-1</text:p>
          </table:table-cell>
          <table:table-cell table:formula="of:=MAX([Sheet1.C227];[Sheet1.E227])" office:value-type="float" office:value="3">
            <text:p>3</text:p>
          </table:table-cell>
          <table:table-cell table:formula="of:=[Sheet1.G227]" office:value-type="float" office:value="3">
            <text:p>3</text:p>
          </table:table-cell>
          <table:table-cell table:formula="of:=OR([Sheet1.D227]=&quot;TRUE&quot;; [Sheet1.F227]=&quot;TRUE&quot;; [.C227]=[.D227])" office:value-type="boolean" office:boolean-value="true">
            <text:p>TRUE</text:p>
          </table:table-cell>
        </table:table-row>
        <table:table-row table:style-name="ro1">
          <table:table-cell table:formula="of:=[Sheet1.A228]" office:value-type="string" office:string-value="miconic-strips">
            <text:p>miconic-strips</text:p>
          </table:table-cell>
          <table:table-cell table:formula="of:=[Sheet1.B228]" office:value-type="string" office:string-value="s11-0">
            <text:p>s11-0</text:p>
          </table:table-cell>
          <table:table-cell table:formula="of:=MAX([Sheet1.C228];[Sheet1.E228])" office:value-type="float" office:value="36">
            <text:p>36</text:p>
          </table:table-cell>
          <table:table-cell table:formula="of:=[Sheet1.G228]" office:value-type="float" office:value="36">
            <text:p>36</text:p>
          </table:table-cell>
          <table:table-cell table:formula="of:=OR([Sheet1.D228]=&quot;TRUE&quot;; [Sheet1.F228]=&quot;TRUE&quot;; [.C228]=[.D228])" office:value-type="boolean" office:boolean-value="true">
            <text:p>TRUE</text:p>
          </table:table-cell>
        </table:table-row>
        <table:table-row table:style-name="ro1">
          <table:table-cell table:formula="of:=[Sheet1.A229]" office:value-type="string" office:string-value="miconic-strips">
            <text:p>miconic-strips</text:p>
          </table:table-cell>
          <table:table-cell table:formula="of:=[Sheet1.B229]" office:value-type="string" office:string-value="s11-1">
            <text:p>s11-1</text:p>
          </table:table-cell>
          <table:table-cell table:formula="of:=MAX([Sheet1.C229];[Sheet1.E229])" office:value-type="float" office:value="34">
            <text:p>34</text:p>
          </table:table-cell>
          <table:table-cell table:formula="of:=[Sheet1.G229]" office:value-type="float" office:value="34">
            <text:p>34</text:p>
          </table:table-cell>
          <table:table-cell table:formula="of:=OR([Sheet1.D229]=&quot;TRUE&quot;; [Sheet1.F229]=&quot;TRUE&quot;; [.C229]=[.D229])" office:value-type="boolean" office:boolean-value="true">
            <text:p>TRUE</text:p>
          </table:table-cell>
        </table:table-row>
        <table:table-row table:style-name="ro1">
          <table:table-cell table:formula="of:=[Sheet1.A230]" office:value-type="string" office:string-value="miconic-strips">
            <text:p>miconic-strips</text:p>
          </table:table-cell>
          <table:table-cell table:formula="of:=[Sheet1.B230]" office:value-type="string" office:string-value="s11-2">
            <text:p>s11-2</text:p>
          </table:table-cell>
          <table:table-cell table:formula="of:=MAX([Sheet1.C230];[Sheet1.E230])" office:value-type="float" office:value="37">
            <text:p>37</text:p>
          </table:table-cell>
          <table:table-cell table:formula="of:=[Sheet1.G230]" office:value-type="float" office:value="37">
            <text:p>37</text:p>
          </table:table-cell>
          <table:table-cell table:formula="of:=OR([Sheet1.D230]=&quot;TRUE&quot;; [Sheet1.F230]=&quot;TRUE&quot;; [.C230]=[.D230])" office:value-type="boolean" office:boolean-value="true">
            <text:p>TRUE</text:p>
          </table:table-cell>
        </table:table-row>
        <table:table-row table:style-name="ro1">
          <table:table-cell table:formula="of:=[Sheet1.A231]" office:value-type="string" office:string-value="miconic-strips">
            <text:p>miconic-strips</text:p>
          </table:table-cell>
          <table:table-cell table:formula="of:=[Sheet1.B231]" office:value-type="string" office:string-value="s11-3">
            <text:p>s11-3</text:p>
          </table:table-cell>
          <table:table-cell table:formula="of:=MAX([Sheet1.C231];[Sheet1.E231])" office:value-type="float" office:value="37">
            <text:p>37</text:p>
          </table:table-cell>
          <table:table-cell table:formula="of:=[Sheet1.G231]" office:value-type="float" office:value="37">
            <text:p>37</text:p>
          </table:table-cell>
          <table:table-cell table:formula="of:=OR([Sheet1.D231]=&quot;TRUE&quot;; [Sheet1.F231]=&quot;TRUE&quot;; [.C231]=[.D231])" office:value-type="boolean" office:boolean-value="true">
            <text:p>TRUE</text:p>
          </table:table-cell>
        </table:table-row>
        <table:table-row table:style-name="ro1">
          <table:table-cell table:formula="of:=[Sheet1.A232]" office:value-type="string" office:string-value="miconic-strips">
            <text:p>miconic-strips</text:p>
          </table:table-cell>
          <table:table-cell table:formula="of:=[Sheet1.B232]" office:value-type="string" office:string-value="s11-4">
            <text:p>s11-4</text:p>
          </table:table-cell>
          <table:table-cell table:formula="of:=MAX([Sheet1.C232];[Sheet1.E232])" office:value-type="float" office:value="34">
            <text:p>34</text:p>
          </table:table-cell>
          <table:table-cell table:formula="of:=[Sheet1.G232]" office:value-type="float" office:value="34">
            <text:p>34</text:p>
          </table:table-cell>
          <table:table-cell table:formula="of:=OR([Sheet1.D232]=&quot;TRUE&quot;; [Sheet1.F232]=&quot;TRUE&quot;; [.C232]=[.D232])" office:value-type="boolean" office:boolean-value="true">
            <text:p>TRUE</text:p>
          </table:table-cell>
        </table:table-row>
        <table:table-row table:style-name="ro1">
          <table:table-cell table:formula="of:=[Sheet1.A233]" office:value-type="string" office:string-value="miconic-strips">
            <text:p>miconic-strips</text:p>
          </table:table-cell>
          <table:table-cell table:formula="of:=[Sheet1.B233]" office:value-type="string" office:string-value="s1-2">
            <text:p>s1-2</text:p>
          </table:table-cell>
          <table:table-cell table:formula="of:=MAX([Sheet1.C233];[Sheet1.E233])" office:value-type="float" office:value="3">
            <text:p>3</text:p>
          </table:table-cell>
          <table:table-cell table:formula="of:=[Sheet1.G233]" office:value-type="float" office:value="3">
            <text:p>3</text:p>
          </table:table-cell>
          <table:table-cell table:formula="of:=OR([Sheet1.D233]=&quot;TRUE&quot;; [Sheet1.F233]=&quot;TRUE&quot;; [.C233]=[.D233])" office:value-type="boolean" office:boolean-value="true">
            <text:p>TRUE</text:p>
          </table:table-cell>
        </table:table-row>
        <table:table-row table:style-name="ro1">
          <table:table-cell table:formula="of:=[Sheet1.A234]" office:value-type="string" office:string-value="miconic-strips">
            <text:p>miconic-strips</text:p>
          </table:table-cell>
          <table:table-cell table:formula="of:=[Sheet1.B234]" office:value-type="string" office:string-value="s12-0">
            <text:p>s12-0</text:p>
          </table:table-cell>
          <table:table-cell table:formula="of:=MAX([Sheet1.C234];[Sheet1.E234])" office:value-type="float" office:value="40">
            <text:p>40</text:p>
          </table:table-cell>
          <table:table-cell table:formula="of:=[Sheet1.G234]" office:value-type="float" office:value="40">
            <text:p>40</text:p>
          </table:table-cell>
          <table:table-cell table:formula="of:=OR([Sheet1.D234]=&quot;TRUE&quot;; [Sheet1.F234]=&quot;TRUE&quot;; [.C234]=[.D234])" office:value-type="boolean" office:boolean-value="true">
            <text:p>TRUE</text:p>
          </table:table-cell>
        </table:table-row>
        <table:table-row table:style-name="ro1">
          <table:table-cell table:formula="of:=[Sheet1.A235]" office:value-type="string" office:string-value="miconic-strips">
            <text:p>miconic-strips</text:p>
          </table:table-cell>
          <table:table-cell table:formula="of:=[Sheet1.B235]" office:value-type="string" office:string-value="s12-1">
            <text:p>s12-1</text:p>
          </table:table-cell>
          <table:table-cell table:formula="of:=MAX([Sheet1.C235];[Sheet1.E235])" office:value-type="float" office:value="40">
            <text:p>40</text:p>
          </table:table-cell>
          <table:table-cell table:formula="of:=[Sheet1.G235]" office:value-type="float" office:value="40">
            <text:p>40</text:p>
          </table:table-cell>
          <table:table-cell table:formula="of:=OR([Sheet1.D235]=&quot;TRUE&quot;; [Sheet1.F235]=&quot;TRUE&quot;; [.C235]=[.D235])" office:value-type="boolean" office:boolean-value="true">
            <text:p>TRUE</text:p>
          </table:table-cell>
        </table:table-row>
        <table:table-row table:style-name="ro1">
          <table:table-cell table:formula="of:=[Sheet1.A236]" office:value-type="string" office:string-value="miconic-strips">
            <text:p>miconic-strips</text:p>
          </table:table-cell>
          <table:table-cell table:formula="of:=[Sheet1.B236]" office:value-type="string" office:string-value="s12-2">
            <text:p>s12-2</text:p>
          </table:table-cell>
          <table:table-cell table:formula="of:=MAX([Sheet1.C236];[Sheet1.E236])" office:value-type="float" office:value="39">
            <text:p>39</text:p>
          </table:table-cell>
          <table:table-cell table:formula="of:=[Sheet1.G236]" office:value-type="float" office:value="39">
            <text:p>39</text:p>
          </table:table-cell>
          <table:table-cell table:formula="of:=OR([Sheet1.D236]=&quot;TRUE&quot;; [Sheet1.F236]=&quot;TRUE&quot;; [.C236]=[.D236])" office:value-type="boolean" office:boolean-value="true">
            <text:p>TRUE</text:p>
          </table:table-cell>
        </table:table-row>
        <table:table-row table:style-name="ro1">
          <table:table-cell table:formula="of:=[Sheet1.A237]" office:value-type="string" office:string-value="miconic-strips">
            <text:p>miconic-strips</text:p>
          </table:table-cell>
          <table:table-cell table:formula="of:=[Sheet1.B237]" office:value-type="string" office:string-value="s12-3">
            <text:p>s12-3</text:p>
          </table:table-cell>
          <table:table-cell table:formula="of:=MAX([Sheet1.C237];[Sheet1.E237])" office:value-type="float" office:value="38">
            <text:p>38</text:p>
          </table:table-cell>
          <table:table-cell table:formula="of:=[Sheet1.G237]" office:value-type="float" office:value="38">
            <text:p>38</text:p>
          </table:table-cell>
          <table:table-cell table:formula="of:=OR([Sheet1.D237]=&quot;TRUE&quot;; [Sheet1.F237]=&quot;TRUE&quot;; [.C237]=[.D237])" office:value-type="boolean" office:boolean-value="true">
            <text:p>TRUE</text:p>
          </table:table-cell>
        </table:table-row>
        <table:table-row table:style-name="ro1">
          <table:table-cell table:formula="of:=[Sheet1.A238]" office:value-type="string" office:string-value="miconic-strips">
            <text:p>miconic-strips</text:p>
          </table:table-cell>
          <table:table-cell table:formula="of:=[Sheet1.B238]" office:value-type="string" office:string-value="s12-4">
            <text:p>s12-4</text:p>
          </table:table-cell>
          <table:table-cell table:formula="of:=MAX([Sheet1.C238];[Sheet1.E238])" office:value-type="float" office:value="41">
            <text:p>41</text:p>
          </table:table-cell>
          <table:table-cell table:formula="of:=[Sheet1.G238]" office:value-type="float" office:value="41">
            <text:p>41</text:p>
          </table:table-cell>
          <table:table-cell table:formula="of:=OR([Sheet1.D238]=&quot;TRUE&quot;; [Sheet1.F238]=&quot;TRUE&quot;; [.C238]=[.D238])" office:value-type="boolean" office:boolean-value="true">
            <text:p>TRUE</text:p>
          </table:table-cell>
        </table:table-row>
        <table:table-row table:style-name="ro1">
          <table:table-cell table:formula="of:=[Sheet1.A239]" office:value-type="string" office:string-value="miconic-strips">
            <text:p>miconic-strips</text:p>
          </table:table-cell>
          <table:table-cell table:formula="of:=[Sheet1.B239]" office:value-type="string" office:string-value="s1-3">
            <text:p>s1-3</text:p>
          </table:table-cell>
          <table:table-cell table:formula="of:=MAX([Sheet1.C239];[Sheet1.E239])" office:value-type="float" office:value="3">
            <text:p>3</text:p>
          </table:table-cell>
          <table:table-cell table:formula="of:=[Sheet1.G239]" office:value-type="float" office:value="3">
            <text:p>3</text:p>
          </table:table-cell>
          <table:table-cell table:formula="of:=OR([Sheet1.D239]=&quot;TRUE&quot;; [Sheet1.F239]=&quot;TRUE&quot;; [.C239]=[.D239])" office:value-type="boolean" office:boolean-value="true">
            <text:p>TRUE</text:p>
          </table:table-cell>
        </table:table-row>
        <table:table-row table:style-name="ro1">
          <table:table-cell table:formula="of:=[Sheet1.A240]" office:value-type="string" office:string-value="miconic-strips">
            <text:p>miconic-strips</text:p>
          </table:table-cell>
          <table:table-cell table:formula="of:=[Sheet1.B240]" office:value-type="string" office:string-value="s13-0">
            <text:p>s13-0</text:p>
          </table:table-cell>
          <table:table-cell table:formula="of:=MAX([Sheet1.C240];[Sheet1.E240])" office:value-type="float" office:value="43">
            <text:p>43</text:p>
          </table:table-cell>
          <table:table-cell table:formula="of:=[Sheet1.G240]" office:value-type="float" office:value="43">
            <text:p>43</text:p>
          </table:table-cell>
          <table:table-cell table:formula="of:=OR([Sheet1.D240]=&quot;TRUE&quot;; [Sheet1.F240]=&quot;TRUE&quot;; [.C240]=[.D240])" office:value-type="boolean" office:boolean-value="true">
            <text:p>TRUE</text:p>
          </table:table-cell>
        </table:table-row>
        <table:table-row table:style-name="ro1">
          <table:table-cell table:formula="of:=[Sheet1.A241]" office:value-type="string" office:string-value="miconic-strips">
            <text:p>miconic-strips</text:p>
          </table:table-cell>
          <table:table-cell table:formula="of:=[Sheet1.B241]" office:value-type="string" office:string-value="s13-1">
            <text:p>s13-1</text:p>
          </table:table-cell>
          <table:table-cell table:formula="of:=MAX([Sheet1.C241];[Sheet1.E241])" office:value-type="float" office:value="41">
            <text:p>41</text:p>
          </table:table-cell>
          <table:table-cell table:formula="of:=[Sheet1.G241]" office:value-type="float" office:value="41">
            <text:p>41</text:p>
          </table:table-cell>
          <table:table-cell table:formula="of:=OR([Sheet1.D241]=&quot;TRUE&quot;; [Sheet1.F241]=&quot;TRUE&quot;; [.C241]=[.D241])" office:value-type="boolean" office:boolean-value="true">
            <text:p>TRUE</text:p>
          </table:table-cell>
        </table:table-row>
        <table:table-row table:style-name="ro1">
          <table:table-cell table:formula="of:=[Sheet1.A242]" office:value-type="string" office:string-value="miconic-strips">
            <text:p>miconic-strips</text:p>
          </table:table-cell>
          <table:table-cell table:formula="of:=[Sheet1.B242]" office:value-type="string" office:string-value="s13-2">
            <text:p>s13-2</text:p>
          </table:table-cell>
          <table:table-cell table:formula="of:=MAX([Sheet1.C242];[Sheet1.E242])" office:value-type="float" office:value="46">
            <text:p>46</text:p>
          </table:table-cell>
          <table:table-cell table:formula="of:=[Sheet1.G242]" office:value-type="float" office:value="46">
            <text:p>46</text:p>
          </table:table-cell>
          <table:table-cell table:formula="of:=OR([Sheet1.D242]=&quot;TRUE&quot;; [Sheet1.F242]=&quot;TRUE&quot;; [.C242]=[.D242])" office:value-type="boolean" office:boolean-value="true">
            <text:p>TRUE</text:p>
          </table:table-cell>
        </table:table-row>
        <table:table-row table:style-name="ro1">
          <table:table-cell table:formula="of:=[Sheet1.A243]" office:value-type="string" office:string-value="miconic-strips">
            <text:p>miconic-strips</text:p>
          </table:table-cell>
          <table:table-cell table:formula="of:=[Sheet1.B243]" office:value-type="string" office:string-value="s13-3">
            <text:p>s13-3</text:p>
          </table:table-cell>
          <table:table-cell table:formula="of:=MAX([Sheet1.C243];[Sheet1.E243])" office:value-type="float" office:value="43">
            <text:p>43</text:p>
          </table:table-cell>
          <table:table-cell table:formula="of:=[Sheet1.G243]" office:value-type="float" office:value="43">
            <text:p>43</text:p>
          </table:table-cell>
          <table:table-cell table:formula="of:=OR([Sheet1.D243]=&quot;TRUE&quot;; [Sheet1.F243]=&quot;TRUE&quot;; [.C243]=[.D243])" office:value-type="boolean" office:boolean-value="true">
            <text:p>TRUE</text:p>
          </table:table-cell>
        </table:table-row>
        <table:table-row table:style-name="ro1">
          <table:table-cell table:formula="of:=[Sheet1.A244]" office:value-type="string" office:string-value="miconic-strips">
            <text:p>miconic-strips</text:p>
          </table:table-cell>
          <table:table-cell table:formula="of:=[Sheet1.B244]" office:value-type="string" office:string-value="s13-4">
            <text:p>s13-4</text:p>
          </table:table-cell>
          <table:table-cell table:formula="of:=MAX([Sheet1.C244];[Sheet1.E244])" office:value-type="float" office:value="41">
            <text:p>41</text:p>
          </table:table-cell>
          <table:table-cell table:formula="of:=[Sheet1.G244]" office:value-type="float" office:value="41">
            <text:p>41</text:p>
          </table:table-cell>
          <table:table-cell table:formula="of:=OR([Sheet1.D244]=&quot;TRUE&quot;; [Sheet1.F244]=&quot;TRUE&quot;; [.C244]=[.D244])" office:value-type="boolean" office:boolean-value="true">
            <text:p>TRUE</text:p>
          </table:table-cell>
        </table:table-row>
        <table:table-row table:style-name="ro1">
          <table:table-cell table:formula="of:=[Sheet1.A245]" office:value-type="string" office:string-value="miconic-strips">
            <text:p>miconic-strips</text:p>
          </table:table-cell>
          <table:table-cell table:formula="of:=[Sheet1.B245]" office:value-type="string" office:string-value="s1-4">
            <text:p>s1-4</text:p>
          </table:table-cell>
          <table:table-cell table:formula="of:=MAX([Sheet1.C245];[Sheet1.E245])" office:value-type="float" office:value="3">
            <text:p>3</text:p>
          </table:table-cell>
          <table:table-cell table:formula="of:=[Sheet1.G245]" office:value-type="float" office:value="3">
            <text:p>3</text:p>
          </table:table-cell>
          <table:table-cell table:formula="of:=OR([Sheet1.D245]=&quot;TRUE&quot;; [Sheet1.F245]=&quot;TRUE&quot;; [.C245]=[.D245])" office:value-type="boolean" office:boolean-value="true">
            <text:p>TRUE</text:p>
          </table:table-cell>
        </table:table-row>
        <table:table-row table:style-name="ro1">
          <table:table-cell table:formula="of:=[Sheet1.A246]" office:value-type="string" office:string-value="miconic-strips">
            <text:p>miconic-strips</text:p>
          </table:table-cell>
          <table:table-cell table:formula="of:=[Sheet1.B246]" office:value-type="string" office:string-value="s14-0">
            <text:p>s14-0</text:p>
          </table:table-cell>
          <table:table-cell table:formula="of:=MAX([Sheet1.C246];[Sheet1.E246])" office:value-type="float" office:value="45">
            <text:p>45</text:p>
          </table:table-cell>
          <table:table-cell table:formula="of:=[Sheet1.G246]" office:value-type="float" office:value="45">
            <text:p>45</text:p>
          </table:table-cell>
          <table:table-cell table:formula="of:=OR([Sheet1.D246]=&quot;TRUE&quot;; [Sheet1.F246]=&quot;TRUE&quot;; [.C246]=[.D246])" office:value-type="boolean" office:boolean-value="true">
            <text:p>TRUE</text:p>
          </table:table-cell>
        </table:table-row>
        <table:table-row table:style-name="ro1">
          <table:table-cell table:formula="of:=[Sheet1.A247]" office:value-type="string" office:string-value="miconic-strips">
            <text:p>miconic-strips</text:p>
          </table:table-cell>
          <table:table-cell table:formula="of:=[Sheet1.B247]" office:value-type="string" office:string-value="s14-1">
            <text:p>s14-1</text:p>
          </table:table-cell>
          <table:table-cell table:formula="of:=MAX([Sheet1.C247];[Sheet1.E247])" office:value-type="float" office:value="47">
            <text:p>47</text:p>
          </table:table-cell>
          <table:table-cell table:formula="of:=[Sheet1.G247]" office:value-type="float" office:value="47">
            <text:p>47</text:p>
          </table:table-cell>
          <table:table-cell table:formula="of:=OR([Sheet1.D247]=&quot;TRUE&quot;; [Sheet1.F247]=&quot;TRUE&quot;; [.C247]=[.D247])" office:value-type="boolean" office:boolean-value="true">
            <text:p>TRUE</text:p>
          </table:table-cell>
        </table:table-row>
        <table:table-row table:style-name="ro1">
          <table:table-cell table:formula="of:=[Sheet1.A248]" office:value-type="string" office:string-value="miconic-strips">
            <text:p>miconic-strips</text:p>
          </table:table-cell>
          <table:table-cell table:formula="of:=[Sheet1.B248]" office:value-type="string" office:string-value="s14-2">
            <text:p>s14-2</text:p>
          </table:table-cell>
          <table:table-cell table:formula="of:=MAX([Sheet1.C248];[Sheet1.E248])" office:value-type="float" office:value="49">
            <text:p>49</text:p>
          </table:table-cell>
          <table:table-cell table:formula="of:=[Sheet1.G248]" office:value-type="float" office:value="49">
            <text:p>49</text:p>
          </table:table-cell>
          <table:table-cell table:formula="of:=OR([Sheet1.D248]=&quot;TRUE&quot;; [Sheet1.F248]=&quot;TRUE&quot;; [.C248]=[.D248])" office:value-type="boolean" office:boolean-value="true">
            <text:p>TRUE</text:p>
          </table:table-cell>
        </table:table-row>
        <table:table-row table:style-name="ro1">
          <table:table-cell table:formula="of:=[Sheet1.A249]" office:value-type="string" office:string-value="miconic-strips">
            <text:p>miconic-strips</text:p>
          </table:table-cell>
          <table:table-cell table:formula="of:=[Sheet1.B249]" office:value-type="string" office:string-value="s14-3">
            <text:p>s14-3</text:p>
          </table:table-cell>
          <table:table-cell table:formula="of:=MAX([Sheet1.C249];[Sheet1.E249])" office:value-type="float" office:value="42">
            <text:p>42</text:p>
          </table:table-cell>
          <table:table-cell table:formula="of:=[Sheet1.G249]" office:value-type="float" office:value="42">
            <text:p>42</text:p>
          </table:table-cell>
          <table:table-cell table:formula="of:=OR([Sheet1.D249]=&quot;TRUE&quot;; [Sheet1.F249]=&quot;TRUE&quot;; [.C249]=[.D249])" office:value-type="boolean" office:boolean-value="true">
            <text:p>TRUE</text:p>
          </table:table-cell>
        </table:table-row>
        <table:table-row table:style-name="ro1">
          <table:table-cell table:formula="of:=[Sheet1.A250]" office:value-type="string" office:string-value="miconic-strips">
            <text:p>miconic-strips</text:p>
          </table:table-cell>
          <table:table-cell table:formula="of:=[Sheet1.B250]" office:value-type="string" office:string-value="s14-4">
            <text:p>s14-4</text:p>
          </table:table-cell>
          <table:table-cell table:formula="of:=MAX([Sheet1.C250];[Sheet1.E250])" office:value-type="float" office:value="45">
            <text:p>45</text:p>
          </table:table-cell>
          <table:table-cell table:formula="of:=[Sheet1.G250]" office:value-type="float" office:value="45">
            <text:p>45</text:p>
          </table:table-cell>
          <table:table-cell table:formula="of:=OR([Sheet1.D250]=&quot;TRUE&quot;; [Sheet1.F250]=&quot;TRUE&quot;; [.C250]=[.D250])" office:value-type="boolean" office:boolean-value="true">
            <text:p>TRUE</text:p>
          </table:table-cell>
        </table:table-row>
        <table:table-row table:style-name="ro1">
          <table:table-cell table:formula="of:=[Sheet1.A251]" office:value-type="string" office:string-value="miconic-strips">
            <text:p>miconic-strips</text:p>
          </table:table-cell>
          <table:table-cell table:formula="of:=[Sheet1.B251]" office:value-type="string" office:string-value="s15-0">
            <text:p>s15-0</text:p>
          </table:table-cell>
          <table:table-cell table:formula="of:=MAX([Sheet1.C251];[Sheet1.E251])" office:value-type="float" office:value="46">
            <text:p>46</text:p>
          </table:table-cell>
          <table:table-cell table:formula="of:=[Sheet1.G251]" office:value-type="float" office:value="46">
            <text:p>46</text:p>
          </table:table-cell>
          <table:table-cell table:formula="of:=OR([Sheet1.D251]=&quot;TRUE&quot;; [Sheet1.F251]=&quot;TRUE&quot;; [.C251]=[.D251])" office:value-type="boolean" office:boolean-value="true">
            <text:p>TRUE</text:p>
          </table:table-cell>
        </table:table-row>
        <table:table-row table:style-name="ro1">
          <table:table-cell table:formula="of:=[Sheet1.A252]" office:value-type="string" office:string-value="miconic-strips">
            <text:p>miconic-strips</text:p>
          </table:table-cell>
          <table:table-cell table:formula="of:=[Sheet1.B252]" office:value-type="string" office:string-value="s15-1">
            <text:p>s15-1</text:p>
          </table:table-cell>
          <table:table-cell table:formula="of:=MAX([Sheet1.C252];[Sheet1.E252])" office:value-type="float" office:value="49">
            <text:p>49</text:p>
          </table:table-cell>
          <table:table-cell table:formula="of:=[Sheet1.G252]" office:value-type="float" office:value="49">
            <text:p>49</text:p>
          </table:table-cell>
          <table:table-cell table:formula="of:=OR([Sheet1.D252]=&quot;TRUE&quot;; [Sheet1.F252]=&quot;TRUE&quot;; [.C252]=[.D252])" office:value-type="boolean" office:boolean-value="true">
            <text:p>TRUE</text:p>
          </table:table-cell>
        </table:table-row>
        <table:table-row table:style-name="ro1">
          <table:table-cell table:formula="of:=[Sheet1.A253]" office:value-type="string" office:string-value="miconic-strips">
            <text:p>miconic-strips</text:p>
          </table:table-cell>
          <table:table-cell table:formula="of:=[Sheet1.B253]" office:value-type="string" office:string-value="s15-2">
            <text:p>s15-2</text:p>
          </table:table-cell>
          <table:table-cell table:formula="of:=MAX([Sheet1.C253];[Sheet1.E253])" office:value-type="float" office:value="49">
            <text:p>49</text:p>
          </table:table-cell>
          <table:table-cell table:formula="of:=[Sheet1.G253]" office:value-type="float" office:value="49">
            <text:p>49</text:p>
          </table:table-cell>
          <table:table-cell table:formula="of:=OR([Sheet1.D253]=&quot;TRUE&quot;; [Sheet1.F253]=&quot;TRUE&quot;; [.C253]=[.D253])" office:value-type="boolean" office:boolean-value="true">
            <text:p>TRUE</text:p>
          </table:table-cell>
        </table:table-row>
        <table:table-row table:style-name="ro1">
          <table:table-cell table:formula="of:=[Sheet1.A254]" office:value-type="string" office:string-value="miconic-strips">
            <text:p>miconic-strips</text:p>
          </table:table-cell>
          <table:table-cell table:formula="of:=[Sheet1.B254]" office:value-type="string" office:string-value="s15-3">
            <text:p>s15-3</text:p>
          </table:table-cell>
          <table:table-cell table:formula="of:=MAX([Sheet1.C254];[Sheet1.E254])" office:value-type="float" office:value="50">
            <text:p>50</text:p>
          </table:table-cell>
          <table:table-cell table:formula="of:=[Sheet1.G254]" office:value-type="float" office:value="50">
            <text:p>50</text:p>
          </table:table-cell>
          <table:table-cell table:formula="of:=OR([Sheet1.D254]=&quot;TRUE&quot;; [Sheet1.F254]=&quot;TRUE&quot;; [.C254]=[.D254])" office:value-type="boolean" office:boolean-value="true">
            <text:p>TRUE</text:p>
          </table:table-cell>
        </table:table-row>
        <table:table-row table:style-name="ro1">
          <table:table-cell table:formula="of:=[Sheet1.A255]" office:value-type="string" office:string-value="miconic-strips">
            <text:p>miconic-strips</text:p>
          </table:table-cell>
          <table:table-cell table:formula="of:=[Sheet1.B255]" office:value-type="string" office:string-value="s15-4">
            <text:p>s15-4</text:p>
          </table:table-cell>
          <table:table-cell table:formula="of:=MAX([Sheet1.C255];[Sheet1.E255])" office:value-type="float" office:value="46">
            <text:p>46</text:p>
          </table:table-cell>
          <table:table-cell table:formula="of:=[Sheet1.G255]" office:value-type="float" office:value="46">
            <text:p>46</text:p>
          </table:table-cell>
          <table:table-cell table:formula="of:=OR([Sheet1.D255]=&quot;TRUE&quot;; [Sheet1.F255]=&quot;TRUE&quot;; [.C255]=[.D255])" office:value-type="boolean" office:boolean-value="true">
            <text:p>TRUE</text:p>
          </table:table-cell>
        </table:table-row>
        <table:table-row table:style-name="ro1">
          <table:table-cell table:formula="of:=[Sheet1.A256]" office:value-type="string" office:string-value="miconic-strips">
            <text:p>miconic-strips</text:p>
          </table:table-cell>
          <table:table-cell table:formula="of:=[Sheet1.B256]" office:value-type="string" office:string-value="s16-0">
            <text:p>s16-0</text:p>
          </table:table-cell>
          <table:table-cell table:formula="of:=MAX([Sheet1.C256];[Sheet1.E256])" office:value-type="float" office:value="53">
            <text:p>53</text:p>
          </table:table-cell>
          <table:table-cell table:formula="of:=[Sheet1.G256]" office:value-type="float" office:value="53">
            <text:p>53</text:p>
          </table:table-cell>
          <table:table-cell table:formula="of:=OR([Sheet1.D256]=&quot;TRUE&quot;; [Sheet1.F256]=&quot;TRUE&quot;; [.C256]=[.D256])" office:value-type="boolean" office:boolean-value="true">
            <text:p>TRUE</text:p>
          </table:table-cell>
        </table:table-row>
        <table:table-row table:style-name="ro1">
          <table:table-cell table:formula="of:=[Sheet1.A257]" office:value-type="string" office:string-value="miconic-strips">
            <text:p>miconic-strips</text:p>
          </table:table-cell>
          <table:table-cell table:formula="of:=[Sheet1.B257]" office:value-type="string" office:string-value="s16-1">
            <text:p>s16-1</text:p>
          </table:table-cell>
          <table:table-cell table:formula="of:=MAX([Sheet1.C257];[Sheet1.E257])" office:value-type="float" office:value="52">
            <text:p>52</text:p>
          </table:table-cell>
          <table:table-cell table:formula="of:=[Sheet1.G257]" office:value-type="float" office:value="52">
            <text:p>52</text:p>
          </table:table-cell>
          <table:table-cell table:formula="of:=OR([Sheet1.D257]=&quot;TRUE&quot;; [Sheet1.F257]=&quot;TRUE&quot;; [.C257]=[.D257])" office:value-type="boolean" office:boolean-value="true">
            <text:p>TRUE</text:p>
          </table:table-cell>
        </table:table-row>
        <table:table-row table:style-name="ro1">
          <table:table-cell table:formula="of:=[Sheet1.A258]" office:value-type="string" office:string-value="miconic-strips">
            <text:p>miconic-strips</text:p>
          </table:table-cell>
          <table:table-cell table:formula="of:=[Sheet1.B258]" office:value-type="string" office:string-value="s16-2">
            <text:p>s16-2</text:p>
          </table:table-cell>
          <table:table-cell table:formula="of:=MAX([Sheet1.C258];[Sheet1.E258])" office:value-type="float" office:value="54">
            <text:p>54</text:p>
          </table:table-cell>
          <table:table-cell table:formula="of:=[Sheet1.G258]" office:value-type="float" office:value="54">
            <text:p>54</text:p>
          </table:table-cell>
          <table:table-cell table:formula="of:=OR([Sheet1.D258]=&quot;TRUE&quot;; [Sheet1.F258]=&quot;TRUE&quot;; [.C258]=[.D258])" office:value-type="boolean" office:boolean-value="true">
            <text:p>TRUE</text:p>
          </table:table-cell>
        </table:table-row>
        <table:table-row table:style-name="ro1">
          <table:table-cell table:formula="of:=[Sheet1.A259]" office:value-type="string" office:string-value="miconic-strips">
            <text:p>miconic-strips</text:p>
          </table:table-cell>
          <table:table-cell table:formula="of:=[Sheet1.B259]" office:value-type="string" office:string-value="s16-3">
            <text:p>s16-3</text:p>
          </table:table-cell>
          <table:table-cell table:formula="of:=MAX([Sheet1.C259];[Sheet1.E259])" office:value-type="float" office:value="51">
            <text:p>51</text:p>
          </table:table-cell>
          <table:table-cell table:formula="of:=[Sheet1.G259]" office:value-type="float" office:value="51">
            <text:p>51</text:p>
          </table:table-cell>
          <table:table-cell table:formula="of:=OR([Sheet1.D259]=&quot;TRUE&quot;; [Sheet1.F259]=&quot;TRUE&quot;; [.C259]=[.D259])" office:value-type="boolean" office:boolean-value="true">
            <text:p>TRUE</text:p>
          </table:table-cell>
        </table:table-row>
        <table:table-row table:style-name="ro1">
          <table:table-cell table:formula="of:=[Sheet1.A260]" office:value-type="string" office:string-value="miconic-strips">
            <text:p>miconic-strips</text:p>
          </table:table-cell>
          <table:table-cell table:formula="of:=[Sheet1.B260]" office:value-type="string" office:string-value="s16-4">
            <text:p>s16-4</text:p>
          </table:table-cell>
          <table:table-cell table:formula="of:=MAX([Sheet1.C260];[Sheet1.E260])" office:value-type="float" office:value="53">
            <text:p>53</text:p>
          </table:table-cell>
          <table:table-cell table:formula="of:=[Sheet1.G260]" office:value-type="float" office:value="53">
            <text:p>53</text:p>
          </table:table-cell>
          <table:table-cell table:formula="of:=OR([Sheet1.D260]=&quot;TRUE&quot;; [Sheet1.F260]=&quot;TRUE&quot;; [.C260]=[.D260])" office:value-type="boolean" office:boolean-value="true">
            <text:p>TRUE</text:p>
          </table:table-cell>
        </table:table-row>
        <table:table-row table:style-name="ro1">
          <table:table-cell table:formula="of:=[Sheet1.A261]" office:value-type="string" office:string-value="miconic-strips">
            <text:p>miconic-strips</text:p>
          </table:table-cell>
          <table:table-cell table:formula="of:=[Sheet1.B261]" office:value-type="string" office:string-value="s17-0">
            <text:p>s17-0</text:p>
          </table:table-cell>
          <table:table-cell table:formula="of:=MAX([Sheet1.C261];[Sheet1.E261])" office:value-type="float" office:value="55">
            <text:p>55</text:p>
          </table:table-cell>
          <table:table-cell table:formula="of:=[Sheet1.G261]" office:value-type="float" office:value="55">
            <text:p>55</text:p>
          </table:table-cell>
          <table:table-cell table:formula="of:=OR([Sheet1.D261]=&quot;TRUE&quot;; [Sheet1.F261]=&quot;TRUE&quot;; [.C261]=[.D261])" office:value-type="boolean" office:boolean-value="true">
            <text:p>TRUE</text:p>
          </table:table-cell>
        </table:table-row>
        <table:table-row table:style-name="ro1">
          <table:table-cell table:formula="of:=[Sheet1.A262]" office:value-type="string" office:string-value="miconic-strips">
            <text:p>miconic-strips</text:p>
          </table:table-cell>
          <table:table-cell table:formula="of:=[Sheet1.B262]" office:value-type="string" office:string-value="s17-1">
            <text:p>s17-1</text:p>
          </table:table-cell>
          <table:table-cell table:formula="of:=MAX([Sheet1.C262];[Sheet1.E262])" office:value-type="float" office:value="54">
            <text:p>54</text:p>
          </table:table-cell>
          <table:table-cell table:formula="of:=[Sheet1.G262]" office:value-type="float" office:value="54">
            <text:p>54</text:p>
          </table:table-cell>
          <table:table-cell table:formula="of:=OR([Sheet1.D262]=&quot;TRUE&quot;; [Sheet1.F262]=&quot;TRUE&quot;; [.C262]=[.D262])" office:value-type="boolean" office:boolean-value="true">
            <text:p>TRUE</text:p>
          </table:table-cell>
        </table:table-row>
        <table:table-row table:style-name="ro1">
          <table:table-cell table:formula="of:=[Sheet1.A263]" office:value-type="string" office:string-value="miconic-strips">
            <text:p>miconic-strips</text:p>
          </table:table-cell>
          <table:table-cell table:formula="of:=[Sheet1.B263]" office:value-type="string" office:string-value="s17-2">
            <text:p>s17-2</text:p>
          </table:table-cell>
          <table:table-cell table:formula="of:=MAX([Sheet1.C263];[Sheet1.E263])" office:value-type="float" office:value="54">
            <text:p>54</text:p>
          </table:table-cell>
          <table:table-cell table:formula="of:=[Sheet1.G263]" office:value-type="float" office:value="54">
            <text:p>54</text:p>
          </table:table-cell>
          <table:table-cell table:formula="of:=OR([Sheet1.D263]=&quot;TRUE&quot;; [Sheet1.F263]=&quot;TRUE&quot;; [.C263]=[.D263])" office:value-type="boolean" office:boolean-value="true">
            <text:p>TRUE</text:p>
          </table:table-cell>
        </table:table-row>
        <table:table-row table:style-name="ro1">
          <table:table-cell table:formula="of:=[Sheet1.A264]" office:value-type="string" office:string-value="miconic-strips">
            <text:p>miconic-strips</text:p>
          </table:table-cell>
          <table:table-cell table:formula="of:=[Sheet1.B264]" office:value-type="string" office:string-value="s17-3">
            <text:p>s17-3</text:p>
          </table:table-cell>
          <table:table-cell table:formula="of:=MAX([Sheet1.C264];[Sheet1.E264])" office:value-type="float" office:value="59">
            <text:p>59</text:p>
          </table:table-cell>
          <table:table-cell table:formula="of:=[Sheet1.G264]" office:value-type="float" office:value="59">
            <text:p>59</text:p>
          </table:table-cell>
          <table:table-cell table:formula="of:=OR([Sheet1.D264]=&quot;TRUE&quot;; [Sheet1.F264]=&quot;TRUE&quot;; [.C264]=[.D264])" office:value-type="boolean" office:boolean-value="true">
            <text:p>TRUE</text:p>
          </table:table-cell>
        </table:table-row>
        <table:table-row table:style-name="ro1">
          <table:table-cell table:formula="of:=[Sheet1.A265]" office:value-type="string" office:string-value="miconic-strips">
            <text:p>miconic-strips</text:p>
          </table:table-cell>
          <table:table-cell table:formula="of:=[Sheet1.B265]" office:value-type="string" office:string-value="s17-4">
            <text:p>s17-4</text:p>
          </table:table-cell>
          <table:table-cell table:formula="of:=MAX([Sheet1.C265];[Sheet1.E265])" office:value-type="float" office:value="54">
            <text:p>54</text:p>
          </table:table-cell>
          <table:table-cell table:formula="of:=[Sheet1.G265]" office:value-type="float" office:value="54">
            <text:p>54</text:p>
          </table:table-cell>
          <table:table-cell table:formula="of:=OR([Sheet1.D265]=&quot;TRUE&quot;; [Sheet1.F265]=&quot;TRUE&quot;; [.C265]=[.D265])" office:value-type="boolean" office:boolean-value="true">
            <text:p>TRUE</text:p>
          </table:table-cell>
        </table:table-row>
        <table:table-row table:style-name="ro1">
          <table:table-cell table:formula="of:=[Sheet1.A266]" office:value-type="string" office:string-value="miconic-strips">
            <text:p>miconic-strips</text:p>
          </table:table-cell>
          <table:table-cell table:formula="of:=[Sheet1.B266]" office:value-type="string" office:string-value="s18-0">
            <text:p>s18-0</text:p>
          </table:table-cell>
          <table:table-cell table:formula="of:=MAX([Sheet1.C266];[Sheet1.E266])" office:value-type="float" office:value="59">
            <text:p>59</text:p>
          </table:table-cell>
          <table:table-cell table:formula="of:=[Sheet1.G266]" office:value-type="float" office:value="59">
            <text:p>59</text:p>
          </table:table-cell>
          <table:table-cell table:formula="of:=OR([Sheet1.D266]=&quot;TRUE&quot;; [Sheet1.F266]=&quot;TRUE&quot;; [.C266]=[.D266])" office:value-type="boolean" office:boolean-value="true">
            <text:p>TRUE</text:p>
          </table:table-cell>
        </table:table-row>
        <table:table-row table:style-name="ro1">
          <table:table-cell table:formula="of:=[Sheet1.A267]" office:value-type="string" office:string-value="miconic-strips">
            <text:p>miconic-strips</text:p>
          </table:table-cell>
          <table:table-cell table:formula="of:=[Sheet1.B267]" office:value-type="string" office:string-value="s18-1">
            <text:p>s18-1</text:p>
          </table:table-cell>
          <table:table-cell table:formula="of:=MAX([Sheet1.C267];[Sheet1.E267])" office:value-type="float" office:value="58">
            <text:p>58</text:p>
          </table:table-cell>
          <table:table-cell table:formula="of:=[Sheet1.G267]" office:value-type="float" office:value="58">
            <text:p>58</text:p>
          </table:table-cell>
          <table:table-cell table:formula="of:=OR([Sheet1.D267]=&quot;TRUE&quot;; [Sheet1.F267]=&quot;TRUE&quot;; [.C267]=[.D267])" office:value-type="boolean" office:boolean-value="true">
            <text:p>TRUE</text:p>
          </table:table-cell>
        </table:table-row>
        <table:table-row table:style-name="ro1">
          <table:table-cell table:formula="of:=[Sheet1.A268]" office:value-type="string" office:string-value="miconic-strips">
            <text:p>miconic-strips</text:p>
          </table:table-cell>
          <table:table-cell table:formula="of:=[Sheet1.B268]" office:value-type="string" office:string-value="s18-2">
            <text:p>s18-2</text:p>
          </table:table-cell>
          <table:table-cell table:formula="of:=MAX([Sheet1.C268];[Sheet1.E268])" office:value-type="float" office:value="58">
            <text:p>58</text:p>
          </table:table-cell>
          <table:table-cell table:formula="of:=[Sheet1.G268]" office:value-type="float" office:value="58">
            <text:p>58</text:p>
          </table:table-cell>
          <table:table-cell table:formula="of:=OR([Sheet1.D268]=&quot;TRUE&quot;; [Sheet1.F268]=&quot;TRUE&quot;; [.C268]=[.D268])" office:value-type="boolean" office:boolean-value="true">
            <text:p>TRUE</text:p>
          </table:table-cell>
        </table:table-row>
        <table:table-row table:style-name="ro1">
          <table:table-cell table:formula="of:=[Sheet1.A269]" office:value-type="string" office:string-value="miconic-strips">
            <text:p>miconic-strips</text:p>
          </table:table-cell>
          <table:table-cell table:formula="of:=[Sheet1.B269]" office:value-type="string" office:string-value="s18-3">
            <text:p>s18-3</text:p>
          </table:table-cell>
          <table:table-cell table:formula="of:=MAX([Sheet1.C269];[Sheet1.E269])" office:value-type="float" office:value="59">
            <text:p>59</text:p>
          </table:table-cell>
          <table:table-cell table:formula="of:=[Sheet1.G269]" office:value-type="float" office:value="59">
            <text:p>59</text:p>
          </table:table-cell>
          <table:table-cell table:formula="of:=OR([Sheet1.D269]=&quot;TRUE&quot;; [Sheet1.F269]=&quot;TRUE&quot;; [.C269]=[.D269])" office:value-type="boolean" office:boolean-value="true">
            <text:p>TRUE</text:p>
          </table:table-cell>
        </table:table-row>
        <table:table-row table:style-name="ro1">
          <table:table-cell table:formula="of:=[Sheet1.A270]" office:value-type="string" office:string-value="miconic-strips">
            <text:p>miconic-strips</text:p>
          </table:table-cell>
          <table:table-cell table:formula="of:=[Sheet1.B270]" office:value-type="string" office:string-value="s18-4">
            <text:p>s18-4</text:p>
          </table:table-cell>
          <table:table-cell table:formula="of:=MAX([Sheet1.C270];[Sheet1.E270])" office:value-type="float" office:value="56">
            <text:p>56</text:p>
          </table:table-cell>
          <table:table-cell table:formula="of:=[Sheet1.G270]" office:value-type="float" office:value="56">
            <text:p>56</text:p>
          </table:table-cell>
          <table:table-cell table:formula="of:=OR([Sheet1.D270]=&quot;TRUE&quot;; [Sheet1.F270]=&quot;TRUE&quot;; [.C270]=[.D270])" office:value-type="boolean" office:boolean-value="true">
            <text:p>TRUE</text:p>
          </table:table-cell>
        </table:table-row>
        <table:table-row table:style-name="ro1">
          <table:table-cell table:formula="of:=[Sheet1.A271]" office:value-type="string" office:string-value="miconic-strips">
            <text:p>miconic-strips</text:p>
          </table:table-cell>
          <table:table-cell table:formula="of:=[Sheet1.B271]" office:value-type="string" office:string-value="s19-0">
            <text:p>s19-0</text:p>
          </table:table-cell>
          <table:table-cell table:formula="of:=MAX([Sheet1.C271];[Sheet1.E271])" office:value-type="float" office:value="62">
            <text:p>62</text:p>
          </table:table-cell>
          <table:table-cell table:formula="of:=[Sheet1.G271]" office:value-type="float" office:value="62">
            <text:p>62</text:p>
          </table:table-cell>
          <table:table-cell table:formula="of:=OR([Sheet1.D271]=&quot;TRUE&quot;; [Sheet1.F271]=&quot;TRUE&quot;; [.C271]=[.D271])" office:value-type="boolean" office:boolean-value="true">
            <text:p>TRUE</text:p>
          </table:table-cell>
        </table:table-row>
        <table:table-row table:style-name="ro1">
          <table:table-cell table:formula="of:=[Sheet1.A272]" office:value-type="string" office:string-value="miconic-strips">
            <text:p>miconic-strips</text:p>
          </table:table-cell>
          <table:table-cell table:formula="of:=[Sheet1.B272]" office:value-type="string" office:string-value="s19-1">
            <text:p>s19-1</text:p>
          </table:table-cell>
          <table:table-cell table:formula="of:=MAX([Sheet1.C272];[Sheet1.E272])" office:value-type="float" office:value="65">
            <text:p>65</text:p>
          </table:table-cell>
          <table:table-cell table:formula="of:=[Sheet1.G272]" office:value-type="float" office:value="65">
            <text:p>65</text:p>
          </table:table-cell>
          <table:table-cell table:formula="of:=OR([Sheet1.D272]=&quot;TRUE&quot;; [Sheet1.F272]=&quot;TRUE&quot;; [.C272]=[.D272])" office:value-type="boolean" office:boolean-value="true">
            <text:p>TRUE</text:p>
          </table:table-cell>
        </table:table-row>
        <table:table-row table:style-name="ro1">
          <table:table-cell table:formula="of:=[Sheet1.A273]" office:value-type="string" office:string-value="miconic-strips">
            <text:p>miconic-strips</text:p>
          </table:table-cell>
          <table:table-cell table:formula="of:=[Sheet1.B273]" office:value-type="string" office:string-value="s19-2">
            <text:p>s19-2</text:p>
          </table:table-cell>
          <table:table-cell table:formula="of:=MAX([Sheet1.C273];[Sheet1.E273])" office:value-type="float" office:value="61">
            <text:p>61</text:p>
          </table:table-cell>
          <table:table-cell table:formula="of:=[Sheet1.G273]" office:value-type="float" office:value="61">
            <text:p>61</text:p>
          </table:table-cell>
          <table:table-cell table:formula="of:=OR([Sheet1.D273]=&quot;TRUE&quot;; [Sheet1.F273]=&quot;TRUE&quot;; [.C273]=[.D273])" office:value-type="boolean" office:boolean-value="true">
            <text:p>TRUE</text:p>
          </table:table-cell>
        </table:table-row>
        <table:table-row table:style-name="ro1">
          <table:table-cell table:formula="of:=[Sheet1.A274]" office:value-type="string" office:string-value="miconic-strips">
            <text:p>miconic-strips</text:p>
          </table:table-cell>
          <table:table-cell table:formula="of:=[Sheet1.B274]" office:value-type="string" office:string-value="s19-3">
            <text:p>s19-3</text:p>
          </table:table-cell>
          <table:table-cell table:formula="of:=MAX([Sheet1.C274];[Sheet1.E274])" office:value-type="float" office:value="63">
            <text:p>63</text:p>
          </table:table-cell>
          <table:table-cell table:formula="of:=[Sheet1.G274]" office:value-type="float" office:value="63">
            <text:p>63</text:p>
          </table:table-cell>
          <table:table-cell table:formula="of:=OR([Sheet1.D274]=&quot;TRUE&quot;; [Sheet1.F274]=&quot;TRUE&quot;; [.C274]=[.D274])" office:value-type="boolean" office:boolean-value="true">
            <text:p>TRUE</text:p>
          </table:table-cell>
        </table:table-row>
        <table:table-row table:style-name="ro1">
          <table:table-cell table:formula="of:=[Sheet1.A275]" office:value-type="string" office:string-value="miconic-strips">
            <text:p>miconic-strips</text:p>
          </table:table-cell>
          <table:table-cell table:formula="of:=[Sheet1.B275]" office:value-type="string" office:string-value="s19-4">
            <text:p>s19-4</text:p>
          </table:table-cell>
          <table:table-cell table:formula="of:=MAX([Sheet1.C275];[Sheet1.E275])" office:value-type="float" office:value="62">
            <text:p>62</text:p>
          </table:table-cell>
          <table:table-cell table:formula="of:=[Sheet1.G275]" office:value-type="float" office:value="62">
            <text:p>62</text:p>
          </table:table-cell>
          <table:table-cell table:formula="of:=OR([Sheet1.D275]=&quot;TRUE&quot;; [Sheet1.F275]=&quot;TRUE&quot;; [.C275]=[.D275])" office:value-type="boolean" office:boolean-value="true">
            <text:p>TRUE</text:p>
          </table:table-cell>
        </table:table-row>
        <table:table-row table:style-name="ro1">
          <table:table-cell table:formula="of:=[Sheet1.A276]" office:value-type="string" office:string-value="miconic-strips">
            <text:p>miconic-strips</text:p>
          </table:table-cell>
          <table:table-cell table:formula="of:=[Sheet1.B276]" office:value-type="string" office:string-value="s2-0">
            <text:p>s2-0</text:p>
          </table:table-cell>
          <table:table-cell table:formula="of:=MAX([Sheet1.C276];[Sheet1.E276])" office:value-type="float" office:value="7">
            <text:p>7</text:p>
          </table:table-cell>
          <table:table-cell table:formula="of:=[Sheet1.G276]" office:value-type="float" office:value="7">
            <text:p>7</text:p>
          </table:table-cell>
          <table:table-cell table:formula="of:=OR([Sheet1.D276]=&quot;TRUE&quot;; [Sheet1.F276]=&quot;TRUE&quot;; [.C276]=[.D276])" office:value-type="boolean" office:boolean-value="true">
            <text:p>TRUE</text:p>
          </table:table-cell>
        </table:table-row>
        <table:table-row table:style-name="ro1">
          <table:table-cell table:formula="of:=[Sheet1.A277]" office:value-type="string" office:string-value="miconic-strips">
            <text:p>miconic-strips</text:p>
          </table:table-cell>
          <table:table-cell table:formula="of:=[Sheet1.B277]" office:value-type="string" office:string-value="s20-0">
            <text:p>s20-0</text:p>
          </table:table-cell>
          <table:table-cell table:formula="of:=MAX([Sheet1.C277];[Sheet1.E277])" office:value-type="float" office:value="63">
            <text:p>63</text:p>
          </table:table-cell>
          <table:table-cell table:formula="of:=[Sheet1.G277]" office:value-type="float" office:value="63">
            <text:p>63</text:p>
          </table:table-cell>
          <table:table-cell table:formula="of:=OR([Sheet1.D277]=&quot;TRUE&quot;; [Sheet1.F277]=&quot;TRUE&quot;; [.C277]=[.D277])" office:value-type="boolean" office:boolean-value="true">
            <text:p>TRUE</text:p>
          </table:table-cell>
        </table:table-row>
        <table:table-row table:style-name="ro1">
          <table:table-cell table:formula="of:=[Sheet1.A278]" office:value-type="string" office:string-value="miconic-strips">
            <text:p>miconic-strips</text:p>
          </table:table-cell>
          <table:table-cell table:formula="of:=[Sheet1.B278]" office:value-type="string" office:string-value="s20-1">
            <text:p>s20-1</text:p>
          </table:table-cell>
          <table:table-cell table:formula="of:=MAX([Sheet1.C278];[Sheet1.E278])" office:value-type="float" office:value="66">
            <text:p>66</text:p>
          </table:table-cell>
          <table:table-cell table:formula="of:=[Sheet1.G278]" office:value-type="float" office:value="66">
            <text:p>66</text:p>
          </table:table-cell>
          <table:table-cell table:formula="of:=OR([Sheet1.D278]=&quot;TRUE&quot;; [Sheet1.F278]=&quot;TRUE&quot;; [.C278]=[.D278])" office:value-type="boolean" office:boolean-value="true">
            <text:p>TRUE</text:p>
          </table:table-cell>
        </table:table-row>
        <table:table-row table:style-name="ro1">
          <table:table-cell table:formula="of:=[Sheet1.A279]" office:value-type="string" office:string-value="miconic-strips">
            <text:p>miconic-strips</text:p>
          </table:table-cell>
          <table:table-cell table:formula="of:=[Sheet1.B279]" office:value-type="string" office:string-value="s20-2">
            <text:p>s20-2</text:p>
          </table:table-cell>
          <table:table-cell table:formula="of:=MAX([Sheet1.C279];[Sheet1.E279])" office:value-type="float" office:value="62">
            <text:p>62</text:p>
          </table:table-cell>
          <table:table-cell table:formula="of:=[Sheet1.G279]" office:value-type="float" office:value="62">
            <text:p>62</text:p>
          </table:table-cell>
          <table:table-cell table:formula="of:=OR([Sheet1.D279]=&quot;TRUE&quot;; [Sheet1.F279]=&quot;TRUE&quot;; [.C279]=[.D279])" office:value-type="boolean" office:boolean-value="true">
            <text:p>TRUE</text:p>
          </table:table-cell>
        </table:table-row>
        <table:table-row table:style-name="ro1">
          <table:table-cell table:formula="of:=[Sheet1.A280]" office:value-type="string" office:string-value="miconic-strips">
            <text:p>miconic-strips</text:p>
          </table:table-cell>
          <table:table-cell table:formula="of:=[Sheet1.B280]" office:value-type="string" office:string-value="s20-3">
            <text:p>s20-3</text:p>
          </table:table-cell>
          <table:table-cell table:formula="of:=MAX([Sheet1.C280];[Sheet1.E280])" office:value-type="float" office:value="63">
            <text:p>63</text:p>
          </table:table-cell>
          <table:table-cell table:formula="of:=[Sheet1.G280]" office:value-type="float" office:value="63">
            <text:p>63</text:p>
          </table:table-cell>
          <table:table-cell table:formula="of:=OR([Sheet1.D280]=&quot;TRUE&quot;; [Sheet1.F280]=&quot;TRUE&quot;; [.C280]=[.D280])" office:value-type="boolean" office:boolean-value="true">
            <text:p>TRUE</text:p>
          </table:table-cell>
        </table:table-row>
        <table:table-row table:style-name="ro1">
          <table:table-cell table:formula="of:=[Sheet1.A281]" office:value-type="string" office:string-value="miconic-strips">
            <text:p>miconic-strips</text:p>
          </table:table-cell>
          <table:table-cell table:formula="of:=[Sheet1.B281]" office:value-type="string" office:string-value="s20-4">
            <text:p>s20-4</text:p>
          </table:table-cell>
          <table:table-cell table:formula="of:=MAX([Sheet1.C281];[Sheet1.E281])" office:value-type="float" office:value="64">
            <text:p>64</text:p>
          </table:table-cell>
          <table:table-cell table:formula="of:=[Sheet1.G281]" office:value-type="float" office:value="64">
            <text:p>64</text:p>
          </table:table-cell>
          <table:table-cell table:formula="of:=OR([Sheet1.D281]=&quot;TRUE&quot;; [Sheet1.F281]=&quot;TRUE&quot;; [.C281]=[.D281])" office:value-type="boolean" office:boolean-value="true">
            <text:p>TRUE</text:p>
          </table:table-cell>
        </table:table-row>
        <table:table-row table:style-name="ro1">
          <table:table-cell table:formula="of:=[Sheet1.A282]" office:value-type="string" office:string-value="miconic-strips">
            <text:p>miconic-strips</text:p>
          </table:table-cell>
          <table:table-cell table:formula="of:=[Sheet1.B282]" office:value-type="string" office:string-value="s2-1">
            <text:p>s2-1</text:p>
          </table:table-cell>
          <table:table-cell table:formula="of:=MAX([Sheet1.C282];[Sheet1.E282])" office:value-type="float" office:value="6">
            <text:p>6</text:p>
          </table:table-cell>
          <table:table-cell table:formula="of:=[Sheet1.G282]" office:value-type="float" office:value="6">
            <text:p>6</text:p>
          </table:table-cell>
          <table:table-cell table:formula="of:=OR([Sheet1.D282]=&quot;TRUE&quot;; [Sheet1.F282]=&quot;TRUE&quot;; [.C282]=[.D282])" office:value-type="boolean" office:boolean-value="true">
            <text:p>TRUE</text:p>
          </table:table-cell>
        </table:table-row>
        <table:table-row table:style-name="ro1">
          <table:table-cell table:formula="of:=[Sheet1.A283]" office:value-type="string" office:string-value="miconic-strips">
            <text:p>miconic-strips</text:p>
          </table:table-cell>
          <table:table-cell table:formula="of:=[Sheet1.B283]" office:value-type="string" office:string-value="s21-0">
            <text:p>s21-0</text:p>
          </table:table-cell>
          <table:table-cell table:formula="of:=MAX([Sheet1.C283];[Sheet1.E283])" office:value-type="float" office:value="69">
            <text:p>69</text:p>
          </table:table-cell>
          <table:table-cell table:formula="of:=[Sheet1.G283]" office:value-type="float" office:value="69">
            <text:p>69</text:p>
          </table:table-cell>
          <table:table-cell table:formula="of:=OR([Sheet1.D283]=&quot;TRUE&quot;; [Sheet1.F283]=&quot;TRUE&quot;; [.C283]=[.D283])" office:value-type="boolean" office:boolean-value="true">
            <text:p>TRUE</text:p>
          </table:table-cell>
        </table:table-row>
        <table:table-row table:style-name="ro1">
          <table:table-cell table:formula="of:=[Sheet1.A284]" office:value-type="string" office:string-value="miconic-strips">
            <text:p>miconic-strips</text:p>
          </table:table-cell>
          <table:table-cell table:formula="of:=[Sheet1.B284]" office:value-type="string" office:string-value="s21-1">
            <text:p>s21-1</text:p>
          </table:table-cell>
          <table:table-cell table:formula="of:=MAX([Sheet1.C284];[Sheet1.E284])" office:value-type="float" office:value="69">
            <text:p>69</text:p>
          </table:table-cell>
          <table:table-cell table:formula="of:=[Sheet1.G284]" office:value-type="float" office:value="69">
            <text:p>69</text:p>
          </table:table-cell>
          <table:table-cell table:formula="of:=OR([Sheet1.D284]=&quot;TRUE&quot;; [Sheet1.F284]=&quot;TRUE&quot;; [.C284]=[.D284])" office:value-type="boolean" office:boolean-value="true">
            <text:p>TRUE</text:p>
          </table:table-cell>
        </table:table-row>
        <table:table-row table:style-name="ro1">
          <table:table-cell table:formula="of:=[Sheet1.A285]" office:value-type="string" office:string-value="miconic-strips">
            <text:p>miconic-strips</text:p>
          </table:table-cell>
          <table:table-cell table:formula="of:=[Sheet1.B285]" office:value-type="string" office:string-value="s21-2">
            <text:p>s21-2</text:p>
          </table:table-cell>
          <table:table-cell table:formula="of:=MAX([Sheet1.C285];[Sheet1.E285])" office:value-type="float" office:value="69">
            <text:p>69</text:p>
          </table:table-cell>
          <table:table-cell table:formula="of:=[Sheet1.G285]" office:value-type="float" office:value="69">
            <text:p>69</text:p>
          </table:table-cell>
          <table:table-cell table:formula="of:=OR([Sheet1.D285]=&quot;TRUE&quot;; [Sheet1.F285]=&quot;TRUE&quot;; [.C285]=[.D285])" office:value-type="boolean" office:boolean-value="true">
            <text:p>TRUE</text:p>
          </table:table-cell>
        </table:table-row>
        <table:table-row table:style-name="ro1">
          <table:table-cell table:formula="of:=[Sheet1.A286]" office:value-type="string" office:string-value="miconic-strips">
            <text:p>miconic-strips</text:p>
          </table:table-cell>
          <table:table-cell table:formula="of:=[Sheet1.B286]" office:value-type="string" office:string-value="s21-3">
            <text:p>s21-3</text:p>
          </table:table-cell>
          <table:table-cell table:formula="of:=MAX([Sheet1.C286];[Sheet1.E286])" office:value-type="float" office:value="66">
            <text:p>66</text:p>
          </table:table-cell>
          <table:table-cell table:formula="of:=[Sheet1.G286]" office:value-type="float" office:value="66">
            <text:p>66</text:p>
          </table:table-cell>
          <table:table-cell table:formula="of:=OR([Sheet1.D286]=&quot;TRUE&quot;; [Sheet1.F286]=&quot;TRUE&quot;; [.C286]=[.D286])" office:value-type="boolean" office:boolean-value="true">
            <text:p>TRUE</text:p>
          </table:table-cell>
        </table:table-row>
        <table:table-row table:style-name="ro1">
          <table:table-cell table:formula="of:=[Sheet1.A287]" office:value-type="string" office:string-value="miconic-strips">
            <text:p>miconic-strips</text:p>
          </table:table-cell>
          <table:table-cell table:formula="of:=[Sheet1.B287]" office:value-type="string" office:string-value="s21-4">
            <text:p>s21-4</text:p>
          </table:table-cell>
          <table:table-cell table:formula="of:=MAX([Sheet1.C287];[Sheet1.E287])" office:value-type="float" office:value="70">
            <text:p>70</text:p>
          </table:table-cell>
          <table:table-cell table:formula="of:=[Sheet1.G287]" office:value-type="float" office:value="70">
            <text:p>70</text:p>
          </table:table-cell>
          <table:table-cell table:formula="of:=OR([Sheet1.D287]=&quot;TRUE&quot;; [Sheet1.F287]=&quot;TRUE&quot;; [.C287]=[.D287])" office:value-type="boolean" office:boolean-value="true">
            <text:p>TRUE</text:p>
          </table:table-cell>
        </table:table-row>
        <table:table-row table:style-name="ro1">
          <table:table-cell table:formula="of:=[Sheet1.A288]" office:value-type="string" office:string-value="miconic-strips">
            <text:p>miconic-strips</text:p>
          </table:table-cell>
          <table:table-cell table:formula="of:=[Sheet1.B288]" office:value-type="string" office:string-value="s2-2">
            <text:p>s2-2</text:p>
          </table:table-cell>
          <table:table-cell table:formula="of:=MAX([Sheet1.C288];[Sheet1.E288])" office:value-type="float" office:value="6">
            <text:p>6</text:p>
          </table:table-cell>
          <table:table-cell table:formula="of:=[Sheet1.G288]" office:value-type="float" office:value="6">
            <text:p>6</text:p>
          </table:table-cell>
          <table:table-cell table:formula="of:=OR([Sheet1.D288]=&quot;TRUE&quot;; [Sheet1.F288]=&quot;TRUE&quot;; [.C288]=[.D288])" office:value-type="boolean" office:boolean-value="true">
            <text:p>TRUE</text:p>
          </table:table-cell>
        </table:table-row>
        <table:table-row table:style-name="ro1">
          <table:table-cell table:formula="of:=[Sheet1.A289]" office:value-type="string" office:string-value="miconic-strips">
            <text:p>miconic-strips</text:p>
          </table:table-cell>
          <table:table-cell table:formula="of:=[Sheet1.B289]" office:value-type="string" office:string-value="s22-0">
            <text:p>s22-0</text:p>
          </table:table-cell>
          <table:table-cell table:formula="of:=MAX([Sheet1.C289];[Sheet1.E289])" office:value-type="float" office:value="72">
            <text:p>72</text:p>
          </table:table-cell>
          <table:table-cell table:formula="of:=[Sheet1.G289]" office:value-type="float" office:value="72">
            <text:p>72</text:p>
          </table:table-cell>
          <table:table-cell table:formula="of:=OR([Sheet1.D289]=&quot;TRUE&quot;; [Sheet1.F289]=&quot;TRUE&quot;; [.C289]=[.D289])" office:value-type="boolean" office:boolean-value="true">
            <text:p>TRUE</text:p>
          </table:table-cell>
        </table:table-row>
        <table:table-row table:style-name="ro1">
          <table:table-cell table:formula="of:=[Sheet1.A290]" office:value-type="string" office:string-value="miconic-strips">
            <text:p>miconic-strips</text:p>
          </table:table-cell>
          <table:table-cell table:formula="of:=[Sheet1.B290]" office:value-type="string" office:string-value="s22-1">
            <text:p>s22-1</text:p>
          </table:table-cell>
          <table:table-cell table:formula="of:=MAX([Sheet1.C290];[Sheet1.E290])" office:value-type="float" office:value="70">
            <text:p>70</text:p>
          </table:table-cell>
          <table:table-cell table:formula="of:=[Sheet1.G290]" office:value-type="float" office:value="70">
            <text:p>70</text:p>
          </table:table-cell>
          <table:table-cell table:formula="of:=OR([Sheet1.D290]=&quot;TRUE&quot;; [Sheet1.F290]=&quot;TRUE&quot;; [.C290]=[.D290])" office:value-type="boolean" office:boolean-value="true">
            <text:p>TRUE</text:p>
          </table:table-cell>
        </table:table-row>
        <table:table-row table:style-name="ro1">
          <table:table-cell table:formula="of:=[Sheet1.A291]" office:value-type="string" office:string-value="miconic-strips">
            <text:p>miconic-strips</text:p>
          </table:table-cell>
          <table:table-cell table:formula="of:=[Sheet1.B291]" office:value-type="string" office:string-value="s22-2">
            <text:p>s22-2</text:p>
          </table:table-cell>
          <table:table-cell table:formula="of:=MAX([Sheet1.C291];[Sheet1.E291])" office:value-type="float" office:value="71">
            <text:p>71</text:p>
          </table:table-cell>
          <table:table-cell table:formula="of:=[Sheet1.G291]" office:value-type="float" office:value="71">
            <text:p>71</text:p>
          </table:table-cell>
          <table:table-cell table:formula="of:=OR([Sheet1.D291]=&quot;TRUE&quot;; [Sheet1.F291]=&quot;TRUE&quot;; [.C291]=[.D291])" office:value-type="boolean" office:boolean-value="true">
            <text:p>TRUE</text:p>
          </table:table-cell>
        </table:table-row>
        <table:table-row table:style-name="ro1">
          <table:table-cell table:formula="of:=[Sheet1.A292]" office:value-type="string" office:string-value="miconic-strips">
            <text:p>miconic-strips</text:p>
          </table:table-cell>
          <table:table-cell table:formula="of:=[Sheet1.B292]" office:value-type="string" office:string-value="s22-3">
            <text:p>s22-3</text:p>
          </table:table-cell>
          <table:table-cell table:formula="of:=MAX([Sheet1.C292];[Sheet1.E292])" office:value-type="float" office:value="75">
            <text:p>75</text:p>
          </table:table-cell>
          <table:table-cell table:formula="of:=[Sheet1.G292]" office:value-type="float" office:value="75">
            <text:p>75</text:p>
          </table:table-cell>
          <table:table-cell table:formula="of:=OR([Sheet1.D292]=&quot;TRUE&quot;; [Sheet1.F292]=&quot;TRUE&quot;; [.C292]=[.D292])" office:value-type="boolean" office:boolean-value="true">
            <text:p>TRUE</text:p>
          </table:table-cell>
        </table:table-row>
        <table:table-row table:style-name="ro1">
          <table:table-cell table:formula="of:=[Sheet1.A293]" office:value-type="string" office:string-value="miconic-strips">
            <text:p>miconic-strips</text:p>
          </table:table-cell>
          <table:table-cell table:formula="of:=[Sheet1.B293]" office:value-type="string" office:string-value="s22-4">
            <text:p>s22-4</text:p>
          </table:table-cell>
          <table:table-cell table:formula="of:=MAX([Sheet1.C293];[Sheet1.E293])" office:value-type="float" office:value="71">
            <text:p>71</text:p>
          </table:table-cell>
          <table:table-cell table:formula="of:=[Sheet1.G293]" office:value-type="float" office:value="71">
            <text:p>71</text:p>
          </table:table-cell>
          <table:table-cell table:formula="of:=OR([Sheet1.D293]=&quot;TRUE&quot;; [Sheet1.F293]=&quot;TRUE&quot;; [.C293]=[.D293])" office:value-type="boolean" office:boolean-value="true">
            <text:p>TRUE</text:p>
          </table:table-cell>
        </table:table-row>
        <table:table-row table:style-name="ro1">
          <table:table-cell table:formula="of:=[Sheet1.A294]" office:value-type="string" office:string-value="miconic-strips">
            <text:p>miconic-strips</text:p>
          </table:table-cell>
          <table:table-cell table:formula="of:=[Sheet1.B294]" office:value-type="string" office:string-value="s2-3">
            <text:p>s2-3</text:p>
          </table:table-cell>
          <table:table-cell table:formula="of:=MAX([Sheet1.C294];[Sheet1.E294])" office:value-type="float" office:value="7">
            <text:p>7</text:p>
          </table:table-cell>
          <table:table-cell table:formula="of:=[Sheet1.G294]" office:value-type="float" office:value="7">
            <text:p>7</text:p>
          </table:table-cell>
          <table:table-cell table:formula="of:=OR([Sheet1.D294]=&quot;TRUE&quot;; [Sheet1.F294]=&quot;TRUE&quot;; [.C294]=[.D294])" office:value-type="boolean" office:boolean-value="true">
            <text:p>TRUE</text:p>
          </table:table-cell>
        </table:table-row>
        <table:table-row table:style-name="ro1">
          <table:table-cell table:formula="of:=[Sheet1.A295]" office:value-type="string" office:string-value="miconic-strips">
            <text:p>miconic-strips</text:p>
          </table:table-cell>
          <table:table-cell table:formula="of:=[Sheet1.B295]" office:value-type="string" office:string-value="s23-0">
            <text:p>s23-0</text:p>
          </table:table-cell>
          <table:table-cell table:formula="of:=MAX([Sheet1.C295];[Sheet1.E295])" office:value-type="float" office:value="75">
            <text:p>75</text:p>
          </table:table-cell>
          <table:table-cell table:formula="of:=[Sheet1.G295]" office:value-type="float" office:value="75">
            <text:p>75</text:p>
          </table:table-cell>
          <table:table-cell table:formula="of:=OR([Sheet1.D295]=&quot;TRUE&quot;; [Sheet1.F295]=&quot;TRUE&quot;; [.C295]=[.D295])" office:value-type="boolean" office:boolean-value="true">
            <text:p>TRUE</text:p>
          </table:table-cell>
        </table:table-row>
        <table:table-row table:style-name="ro1">
          <table:table-cell table:formula="of:=[Sheet1.A296]" office:value-type="string" office:string-value="miconic-strips">
            <text:p>miconic-strips</text:p>
          </table:table-cell>
          <table:table-cell table:formula="of:=[Sheet1.B296]" office:value-type="string" office:string-value="s23-1">
            <text:p>s23-1</text:p>
          </table:table-cell>
          <table:table-cell table:formula="of:=MAX([Sheet1.C296];[Sheet1.E296])" office:value-type="float" office:value="74">
            <text:p>74</text:p>
          </table:table-cell>
          <table:table-cell table:formula="of:=[Sheet1.G296]" office:value-type="float" office:value="74">
            <text:p>74</text:p>
          </table:table-cell>
          <table:table-cell table:formula="of:=OR([Sheet1.D296]=&quot;TRUE&quot;; [Sheet1.F296]=&quot;TRUE&quot;; [.C296]=[.D296])" office:value-type="boolean" office:boolean-value="true">
            <text:p>TRUE</text:p>
          </table:table-cell>
        </table:table-row>
        <table:table-row table:style-name="ro1">
          <table:table-cell table:formula="of:=[Sheet1.A297]" office:value-type="string" office:string-value="miconic-strips">
            <text:p>miconic-strips</text:p>
          </table:table-cell>
          <table:table-cell table:formula="of:=[Sheet1.B297]" office:value-type="string" office:string-value="s23-2">
            <text:p>s23-2</text:p>
          </table:table-cell>
          <table:table-cell table:formula="of:=MAX([Sheet1.C297];[Sheet1.E297])" office:value-type="float" office:value="73">
            <text:p>73</text:p>
          </table:table-cell>
          <table:table-cell table:formula="of:=[Sheet1.G297]" office:value-type="float" office:value="73">
            <text:p>73</text:p>
          </table:table-cell>
          <table:table-cell table:formula="of:=OR([Sheet1.D297]=&quot;TRUE&quot;; [Sheet1.F297]=&quot;TRUE&quot;; [.C297]=[.D297])" office:value-type="boolean" office:boolean-value="true">
            <text:p>TRUE</text:p>
          </table:table-cell>
        </table:table-row>
        <table:table-row table:style-name="ro1">
          <table:table-cell table:formula="of:=[Sheet1.A298]" office:value-type="string" office:string-value="miconic-strips">
            <text:p>miconic-strips</text:p>
          </table:table-cell>
          <table:table-cell table:formula="of:=[Sheet1.B298]" office:value-type="string" office:string-value="s23-3">
            <text:p>s23-3</text:p>
          </table:table-cell>
          <table:table-cell table:formula="of:=MAX([Sheet1.C298];[Sheet1.E298])" office:value-type="float" office:value="71">
            <text:p>71</text:p>
          </table:table-cell>
          <table:table-cell table:formula="of:=[Sheet1.G298]" office:value-type="float" office:value="71">
            <text:p>71</text:p>
          </table:table-cell>
          <table:table-cell table:formula="of:=OR([Sheet1.D298]=&quot;TRUE&quot;; [Sheet1.F298]=&quot;TRUE&quot;; [.C298]=[.D298])" office:value-type="boolean" office:boolean-value="true">
            <text:p>TRUE</text:p>
          </table:table-cell>
        </table:table-row>
        <table:table-row table:style-name="ro1">
          <table:table-cell table:formula="of:=[Sheet1.A299]" office:value-type="string" office:string-value="miconic-strips">
            <text:p>miconic-strips</text:p>
          </table:table-cell>
          <table:table-cell table:formula="of:=[Sheet1.B299]" office:value-type="string" office:string-value="s23-4">
            <text:p>s23-4</text:p>
          </table:table-cell>
          <table:table-cell table:formula="of:=MAX([Sheet1.C299];[Sheet1.E299])" office:value-type="float" office:value="74">
            <text:p>74</text:p>
          </table:table-cell>
          <table:table-cell table:formula="of:=[Sheet1.G299]" office:value-type="float" office:value="74">
            <text:p>74</text:p>
          </table:table-cell>
          <table:table-cell table:formula="of:=OR([Sheet1.D299]=&quot;TRUE&quot;; [Sheet1.F299]=&quot;TRUE&quot;; [.C299]=[.D299])" office:value-type="boolean" office:boolean-value="true">
            <text:p>TRUE</text:p>
          </table:table-cell>
        </table:table-row>
        <table:table-row table:style-name="ro1">
          <table:table-cell table:formula="of:=[Sheet1.A300]" office:value-type="string" office:string-value="miconic-strips">
            <text:p>miconic-strips</text:p>
          </table:table-cell>
          <table:table-cell table:formula="of:=[Sheet1.B300]" office:value-type="string" office:string-value="s2-4">
            <text:p>s2-4</text:p>
          </table:table-cell>
          <table:table-cell table:formula="of:=MAX([Sheet1.C300];[Sheet1.E300])" office:value-type="float" office:value="6">
            <text:p>6</text:p>
          </table:table-cell>
          <table:table-cell table:formula="of:=[Sheet1.G300]" office:value-type="float" office:value="6">
            <text:p>6</text:p>
          </table:table-cell>
          <table:table-cell table:formula="of:=OR([Sheet1.D300]=&quot;TRUE&quot;; [Sheet1.F300]=&quot;TRUE&quot;; [.C300]=[.D300])" office:value-type="boolean" office:boolean-value="true">
            <text:p>TRUE</text:p>
          </table:table-cell>
        </table:table-row>
        <table:table-row table:style-name="ro1">
          <table:table-cell table:formula="of:=[Sheet1.A301]" office:value-type="string" office:string-value="miconic-strips">
            <text:p>miconic-strips</text:p>
          </table:table-cell>
          <table:table-cell table:formula="of:=[Sheet1.B301]" office:value-type="string" office:string-value="s24-0">
            <text:p>s24-0</text:p>
          </table:table-cell>
          <table:table-cell table:formula="of:=MAX([Sheet1.C301];[Sheet1.E301])" office:value-type="float" office:value="79">
            <text:p>79</text:p>
          </table:table-cell>
          <table:table-cell table:formula="of:=[Sheet1.G301]" office:value-type="float" office:value="79">
            <text:p>79</text:p>
          </table:table-cell>
          <table:table-cell table:formula="of:=OR([Sheet1.D301]=&quot;TRUE&quot;; [Sheet1.F301]=&quot;TRUE&quot;; [.C301]=[.D301])" office:value-type="boolean" office:boolean-value="true">
            <text:p>TRUE</text:p>
          </table:table-cell>
        </table:table-row>
        <table:table-row table:style-name="ro1">
          <table:table-cell table:formula="of:=[Sheet1.A302]" office:value-type="string" office:string-value="miconic-strips">
            <text:p>miconic-strips</text:p>
          </table:table-cell>
          <table:table-cell table:formula="of:=[Sheet1.B302]" office:value-type="string" office:string-value="s24-1">
            <text:p>s24-1</text:p>
          </table:table-cell>
          <table:table-cell table:formula="of:=MAX([Sheet1.C302];[Sheet1.E302])" office:value-type="float" office:value="78">
            <text:p>78</text:p>
          </table:table-cell>
          <table:table-cell table:formula="of:=[Sheet1.G302]" office:value-type="float" office:value="78">
            <text:p>78</text:p>
          </table:table-cell>
          <table:table-cell table:formula="of:=OR([Sheet1.D302]=&quot;TRUE&quot;; [Sheet1.F302]=&quot;TRUE&quot;; [.C302]=[.D302])" office:value-type="boolean" office:boolean-value="true">
            <text:p>TRUE</text:p>
          </table:table-cell>
        </table:table-row>
        <table:table-row table:style-name="ro1">
          <table:table-cell table:formula="of:=[Sheet1.A303]" office:value-type="string" office:string-value="miconic-strips">
            <text:p>miconic-strips</text:p>
          </table:table-cell>
          <table:table-cell table:formula="of:=[Sheet1.B303]" office:value-type="string" office:string-value="s24-2">
            <text:p>s24-2</text:p>
          </table:table-cell>
          <table:table-cell table:formula="of:=MAX([Sheet1.C303];[Sheet1.E303])" office:value-type="float" office:value="77">
            <text:p>77</text:p>
          </table:table-cell>
          <table:table-cell table:formula="of:=[Sheet1.G303]" office:value-type="float" office:value="77">
            <text:p>77</text:p>
          </table:table-cell>
          <table:table-cell table:formula="of:=OR([Sheet1.D303]=&quot;TRUE&quot;; [Sheet1.F303]=&quot;TRUE&quot;; [.C303]=[.D303])" office:value-type="boolean" office:boolean-value="true">
            <text:p>TRUE</text:p>
          </table:table-cell>
        </table:table-row>
        <table:table-row table:style-name="ro1">
          <table:table-cell table:formula="of:=[Sheet1.A304]" office:value-type="string" office:string-value="miconic-strips">
            <text:p>miconic-strips</text:p>
          </table:table-cell>
          <table:table-cell table:formula="of:=[Sheet1.B304]" office:value-type="string" office:string-value="s24-3">
            <text:p>s24-3</text:p>
          </table:table-cell>
          <table:table-cell table:formula="of:=MAX([Sheet1.C304];[Sheet1.E304])" office:value-type="float" office:value="79">
            <text:p>79</text:p>
          </table:table-cell>
          <table:table-cell table:formula="of:=[Sheet1.G304]" office:value-type="float" office:value="79">
            <text:p>79</text:p>
          </table:table-cell>
          <table:table-cell table:formula="of:=OR([Sheet1.D304]=&quot;TRUE&quot;; [Sheet1.F304]=&quot;TRUE&quot;; [.C304]=[.D304])" office:value-type="boolean" office:boolean-value="true">
            <text:p>TRUE</text:p>
          </table:table-cell>
        </table:table-row>
        <table:table-row table:style-name="ro1">
          <table:table-cell table:formula="of:=[Sheet1.A305]" office:value-type="string" office:string-value="miconic-strips">
            <text:p>miconic-strips</text:p>
          </table:table-cell>
          <table:table-cell table:formula="of:=[Sheet1.B305]" office:value-type="string" office:string-value="s24-4">
            <text:p>s24-4</text:p>
          </table:table-cell>
          <table:table-cell table:formula="of:=MAX([Sheet1.C305];[Sheet1.E305])" office:value-type="float" office:value="77">
            <text:p>77</text:p>
          </table:table-cell>
          <table:table-cell table:formula="of:=[Sheet1.G305]" office:value-type="float" office:value="77">
            <text:p>77</text:p>
          </table:table-cell>
          <table:table-cell table:formula="of:=OR([Sheet1.D305]=&quot;TRUE&quot;; [Sheet1.F305]=&quot;TRUE&quot;; [.C305]=[.D305])" office:value-type="boolean" office:boolean-value="true">
            <text:p>TRUE</text:p>
          </table:table-cell>
        </table:table-row>
        <table:table-row table:style-name="ro1">
          <table:table-cell table:formula="of:=[Sheet1.A306]" office:value-type="string" office:string-value="miconic-strips">
            <text:p>miconic-strips</text:p>
          </table:table-cell>
          <table:table-cell table:formula="of:=[Sheet1.B306]" office:value-type="string" office:string-value="s25-0">
            <text:p>s25-0</text:p>
          </table:table-cell>
          <table:table-cell table:formula="of:=MAX([Sheet1.C306];[Sheet1.E306])" office:value-type="float" office:value="81">
            <text:p>81</text:p>
          </table:table-cell>
          <table:table-cell table:formula="of:=[Sheet1.G306]" office:value-type="float" office:value="81">
            <text:p>81</text:p>
          </table:table-cell>
          <table:table-cell table:formula="of:=OR([Sheet1.D306]=&quot;TRUE&quot;; [Sheet1.F306]=&quot;TRUE&quot;; [.C306]=[.D306])" office:value-type="boolean" office:boolean-value="true">
            <text:p>TRUE</text:p>
          </table:table-cell>
        </table:table-row>
        <table:table-row table:style-name="ro1">
          <table:table-cell table:formula="of:=[Sheet1.A307]" office:value-type="string" office:string-value="miconic-strips">
            <text:p>miconic-strips</text:p>
          </table:table-cell>
          <table:table-cell table:formula="of:=[Sheet1.B307]" office:value-type="string" office:string-value="s25-1">
            <text:p>s25-1</text:p>
          </table:table-cell>
          <table:table-cell table:formula="of:=MAX([Sheet1.C307];[Sheet1.E307])" office:value-type="float" office:value="85">
            <text:p>85</text:p>
          </table:table-cell>
          <table:table-cell table:formula="of:=[Sheet1.G307]" office:value-type="float" office:value="85">
            <text:p>85</text:p>
          </table:table-cell>
          <table:table-cell table:formula="of:=OR([Sheet1.D307]=&quot;TRUE&quot;; [Sheet1.F307]=&quot;TRUE&quot;; [.C307]=[.D307])" office:value-type="boolean" office:boolean-value="true">
            <text:p>TRUE</text:p>
          </table:table-cell>
        </table:table-row>
        <table:table-row table:style-name="ro1">
          <table:table-cell table:formula="of:=[Sheet1.A308]" office:value-type="string" office:string-value="miconic-strips">
            <text:p>miconic-strips</text:p>
          </table:table-cell>
          <table:table-cell table:formula="of:=[Sheet1.B308]" office:value-type="string" office:string-value="s25-2">
            <text:p>s25-2</text:p>
          </table:table-cell>
          <table:table-cell table:formula="of:=MAX([Sheet1.C308];[Sheet1.E308])" office:value-type="float" office:value="78">
            <text:p>78</text:p>
          </table:table-cell>
          <table:table-cell table:formula="of:=[Sheet1.G308]" office:value-type="float" office:value="78">
            <text:p>78</text:p>
          </table:table-cell>
          <table:table-cell table:formula="of:=OR([Sheet1.D308]=&quot;TRUE&quot;; [Sheet1.F308]=&quot;TRUE&quot;; [.C308]=[.D308])" office:value-type="boolean" office:boolean-value="true">
            <text:p>TRUE</text:p>
          </table:table-cell>
        </table:table-row>
        <table:table-row table:style-name="ro1">
          <table:table-cell table:formula="of:=[Sheet1.A309]" office:value-type="string" office:string-value="miconic-strips">
            <text:p>miconic-strips</text:p>
          </table:table-cell>
          <table:table-cell table:formula="of:=[Sheet1.B309]" office:value-type="string" office:string-value="s25-3">
            <text:p>s25-3</text:p>
          </table:table-cell>
          <table:table-cell table:formula="of:=MAX([Sheet1.C309];[Sheet1.E309])" office:value-type="float" office:value="84">
            <text:p>84</text:p>
          </table:table-cell>
          <table:table-cell table:formula="of:=[Sheet1.G309]" office:value-type="float" office:value="84">
            <text:p>84</text:p>
          </table:table-cell>
          <table:table-cell table:formula="of:=OR([Sheet1.D309]=&quot;TRUE&quot;; [Sheet1.F309]=&quot;TRUE&quot;; [.C309]=[.D309])" office:value-type="boolean" office:boolean-value="true">
            <text:p>TRUE</text:p>
          </table:table-cell>
        </table:table-row>
        <table:table-row table:style-name="ro1">
          <table:table-cell table:formula="of:=[Sheet1.A310]" office:value-type="string" office:string-value="miconic-strips">
            <text:p>miconic-strips</text:p>
          </table:table-cell>
          <table:table-cell table:formula="of:=[Sheet1.B310]" office:value-type="string" office:string-value="s25-4">
            <text:p>s25-4</text:p>
          </table:table-cell>
          <table:table-cell table:formula="of:=MAX([Sheet1.C310];[Sheet1.E310])" office:value-type="float" office:value="82">
            <text:p>82</text:p>
          </table:table-cell>
          <table:table-cell table:formula="of:=[Sheet1.G310]" office:value-type="float" office:value="82">
            <text:p>82</text:p>
          </table:table-cell>
          <table:table-cell table:formula="of:=OR([Sheet1.D310]=&quot;TRUE&quot;; [Sheet1.F310]=&quot;TRUE&quot;; [.C310]=[.D310])" office:value-type="boolean" office:boolean-value="true">
            <text:p>TRUE</text:p>
          </table:table-cell>
        </table:table-row>
        <table:table-row table:style-name="ro1">
          <table:table-cell table:formula="of:=[Sheet1.A311]" office:value-type="string" office:string-value="miconic-strips">
            <text:p>miconic-strips</text:p>
          </table:table-cell>
          <table:table-cell table:formula="of:=[Sheet1.B311]" office:value-type="string" office:string-value="s26-0">
            <text:p>s26-0</text:p>
          </table:table-cell>
          <table:table-cell table:formula="of:=MAX([Sheet1.C311];[Sheet1.E311])" office:value-type="float" office:value="83">
            <text:p>83</text:p>
          </table:table-cell>
          <table:table-cell table:formula="of:=[Sheet1.G311]" office:value-type="float" office:value="83">
            <text:p>83</text:p>
          </table:table-cell>
          <table:table-cell table:formula="of:=OR([Sheet1.D311]=&quot;TRUE&quot;; [Sheet1.F311]=&quot;TRUE&quot;; [.C311]=[.D311])" office:value-type="boolean" office:boolean-value="true">
            <text:p>TRUE</text:p>
          </table:table-cell>
        </table:table-row>
        <table:table-row table:style-name="ro1">
          <table:table-cell table:formula="of:=[Sheet1.A312]" office:value-type="string" office:string-value="miconic-strips">
            <text:p>miconic-strips</text:p>
          </table:table-cell>
          <table:table-cell table:formula="of:=[Sheet1.B312]" office:value-type="string" office:string-value="s26-1">
            <text:p>s26-1</text:p>
          </table:table-cell>
          <table:table-cell table:formula="of:=MAX([Sheet1.C312];[Sheet1.E312])" office:value-type="float" office:value="83">
            <text:p>83</text:p>
          </table:table-cell>
          <table:table-cell table:formula="of:=[Sheet1.G312]" office:value-type="float" office:value="83">
            <text:p>83</text:p>
          </table:table-cell>
          <table:table-cell table:formula="of:=OR([Sheet1.D312]=&quot;TRUE&quot;; [Sheet1.F312]=&quot;TRUE&quot;; [.C312]=[.D312])" office:value-type="boolean" office:boolean-value="true">
            <text:p>TRUE</text:p>
          </table:table-cell>
        </table:table-row>
        <table:table-row table:style-name="ro1">
          <table:table-cell table:formula="of:=[Sheet1.A313]" office:value-type="string" office:string-value="miconic-strips">
            <text:p>miconic-strips</text:p>
          </table:table-cell>
          <table:table-cell table:formula="of:=[Sheet1.B313]" office:value-type="string" office:string-value="s26-2">
            <text:p>s26-2</text:p>
          </table:table-cell>
          <table:table-cell table:formula="of:=MAX([Sheet1.C313];[Sheet1.E313])" office:value-type="float" office:value="90">
            <text:p>90</text:p>
          </table:table-cell>
          <table:table-cell table:formula="of:=[Sheet1.G313]" office:value-type="float" office:value="90">
            <text:p>90</text:p>
          </table:table-cell>
          <table:table-cell table:formula="of:=OR([Sheet1.D313]=&quot;TRUE&quot;; [Sheet1.F313]=&quot;TRUE&quot;; [.C313]=[.D313])" office:value-type="boolean" office:boolean-value="true">
            <text:p>TRUE</text:p>
          </table:table-cell>
        </table:table-row>
        <table:table-row table:style-name="ro1">
          <table:table-cell table:formula="of:=[Sheet1.A314]" office:value-type="string" office:string-value="miconic-strips">
            <text:p>miconic-strips</text:p>
          </table:table-cell>
          <table:table-cell table:formula="of:=[Sheet1.B314]" office:value-type="string" office:string-value="s26-3">
            <text:p>s26-3</text:p>
          </table:table-cell>
          <table:table-cell table:formula="of:=MAX([Sheet1.C314];[Sheet1.E314])" office:value-type="float" office:value="88">
            <text:p>88</text:p>
          </table:table-cell>
          <table:table-cell table:formula="of:=[Sheet1.G314]" office:value-type="float" office:value="88">
            <text:p>88</text:p>
          </table:table-cell>
          <table:table-cell table:formula="of:=OR([Sheet1.D314]=&quot;TRUE&quot;; [Sheet1.F314]=&quot;TRUE&quot;; [.C314]=[.D314])" office:value-type="boolean" office:boolean-value="true">
            <text:p>TRUE</text:p>
          </table:table-cell>
        </table:table-row>
        <table:table-row table:style-name="ro1">
          <table:table-cell table:formula="of:=[Sheet1.A315]" office:value-type="string" office:string-value="miconic-strips">
            <text:p>miconic-strips</text:p>
          </table:table-cell>
          <table:table-cell table:formula="of:=[Sheet1.B315]" office:value-type="string" office:string-value="s26-4">
            <text:p>s26-4</text:p>
          </table:table-cell>
          <table:table-cell table:formula="of:=MAX([Sheet1.C315];[Sheet1.E315])" office:value-type="float" office:value="82">
            <text:p>82</text:p>
          </table:table-cell>
          <table:table-cell table:formula="of:=[Sheet1.G315]" office:value-type="float" office:value="82">
            <text:p>82</text:p>
          </table:table-cell>
          <table:table-cell table:formula="of:=OR([Sheet1.D315]=&quot;TRUE&quot;; [Sheet1.F315]=&quot;TRUE&quot;; [.C315]=[.D315])" office:value-type="boolean" office:boolean-value="true">
            <text:p>TRUE</text:p>
          </table:table-cell>
        </table:table-row>
        <table:table-row table:style-name="ro1">
          <table:table-cell table:formula="of:=[Sheet1.A316]" office:value-type="string" office:string-value="miconic-strips">
            <text:p>miconic-strips</text:p>
          </table:table-cell>
          <table:table-cell table:formula="of:=[Sheet1.B316]" office:value-type="string" office:string-value="s27-0">
            <text:p>s27-0</text:p>
          </table:table-cell>
          <table:table-cell table:formula="of:=MAX([Sheet1.C316];[Sheet1.E316])" office:value-type="float" office:value="87">
            <text:p>87</text:p>
          </table:table-cell>
          <table:table-cell table:formula="of:=[Sheet1.G316]" office:value-type="float" office:value="87">
            <text:p>87</text:p>
          </table:table-cell>
          <table:table-cell table:formula="of:=OR([Sheet1.D316]=&quot;TRUE&quot;; [Sheet1.F316]=&quot;TRUE&quot;; [.C316]=[.D316])" office:value-type="boolean" office:boolean-value="true">
            <text:p>TRUE</text:p>
          </table:table-cell>
        </table:table-row>
        <table:table-row table:style-name="ro1">
          <table:table-cell table:formula="of:=[Sheet1.A317]" office:value-type="string" office:string-value="miconic-strips">
            <text:p>miconic-strips</text:p>
          </table:table-cell>
          <table:table-cell table:formula="of:=[Sheet1.B317]" office:value-type="string" office:string-value="s27-1">
            <text:p>s27-1</text:p>
          </table:table-cell>
          <table:table-cell table:formula="of:=MAX([Sheet1.C317];[Sheet1.E317])" office:value-type="float" office:value="91">
            <text:p>91</text:p>
          </table:table-cell>
          <table:table-cell table:formula="of:=[Sheet1.G317]" office:value-type="float" office:value="91">
            <text:p>91</text:p>
          </table:table-cell>
          <table:table-cell table:formula="of:=OR([Sheet1.D317]=&quot;TRUE&quot;; [Sheet1.F317]=&quot;TRUE&quot;; [.C317]=[.D317])" office:value-type="boolean" office:boolean-value="true">
            <text:p>TRUE</text:p>
          </table:table-cell>
        </table:table-row>
        <table:table-row table:style-name="ro1">
          <table:table-cell table:formula="of:=[Sheet1.A318]" office:value-type="string" office:string-value="miconic-strips">
            <text:p>miconic-strips</text:p>
          </table:table-cell>
          <table:table-cell table:formula="of:=[Sheet1.B318]" office:value-type="string" office:string-value="s27-2">
            <text:p>s27-2</text:p>
          </table:table-cell>
          <table:table-cell table:formula="of:=MAX([Sheet1.C318];[Sheet1.E318])" office:value-type="float" office:value="87">
            <text:p>87</text:p>
          </table:table-cell>
          <table:table-cell table:formula="of:=[Sheet1.G318]" office:value-type="float" office:value="87">
            <text:p>87</text:p>
          </table:table-cell>
          <table:table-cell table:formula="of:=OR([Sheet1.D318]=&quot;TRUE&quot;; [Sheet1.F318]=&quot;TRUE&quot;; [.C318]=[.D318])" office:value-type="boolean" office:boolean-value="true">
            <text:p>TRUE</text:p>
          </table:table-cell>
        </table:table-row>
        <table:table-row table:style-name="ro1">
          <table:table-cell table:formula="of:=[Sheet1.A319]" office:value-type="string" office:string-value="miconic-strips">
            <text:p>miconic-strips</text:p>
          </table:table-cell>
          <table:table-cell table:formula="of:=[Sheet1.B319]" office:value-type="string" office:string-value="s27-3">
            <text:p>s27-3</text:p>
          </table:table-cell>
          <table:table-cell table:formula="of:=MAX([Sheet1.C319];[Sheet1.E319])" office:value-type="float" office:value="89">
            <text:p>89</text:p>
          </table:table-cell>
          <table:table-cell table:formula="of:=[Sheet1.G319]" office:value-type="float" office:value="89">
            <text:p>89</text:p>
          </table:table-cell>
          <table:table-cell table:formula="of:=OR([Sheet1.D319]=&quot;TRUE&quot;; [Sheet1.F319]=&quot;TRUE&quot;; [.C319]=[.D319])" office:value-type="boolean" office:boolean-value="true">
            <text:p>TRUE</text:p>
          </table:table-cell>
        </table:table-row>
        <table:table-row table:style-name="ro1">
          <table:table-cell table:formula="of:=[Sheet1.A320]" office:value-type="string" office:string-value="miconic-strips">
            <text:p>miconic-strips</text:p>
          </table:table-cell>
          <table:table-cell table:formula="of:=[Sheet1.B320]" office:value-type="string" office:string-value="s27-4">
            <text:p>s27-4</text:p>
          </table:table-cell>
          <table:table-cell table:formula="of:=MAX([Sheet1.C320];[Sheet1.E320])" office:value-type="float" office:value="88">
            <text:p>88</text:p>
          </table:table-cell>
          <table:table-cell table:formula="of:=[Sheet1.G320]" office:value-type="float" office:value="88">
            <text:p>88</text:p>
          </table:table-cell>
          <table:table-cell table:formula="of:=OR([Sheet1.D320]=&quot;TRUE&quot;; [Sheet1.F320]=&quot;TRUE&quot;; [.C320]=[.D320])" office:value-type="boolean" office:boolean-value="true">
            <text:p>TRUE</text:p>
          </table:table-cell>
        </table:table-row>
        <table:table-row table:style-name="ro1">
          <table:table-cell table:formula="of:=[Sheet1.A321]" office:value-type="string" office:string-value="miconic-strips">
            <text:p>miconic-strips</text:p>
          </table:table-cell>
          <table:table-cell table:formula="of:=[Sheet1.B321]" office:value-type="string" office:string-value="s28-0">
            <text:p>s28-0</text:p>
          </table:table-cell>
          <table:table-cell table:formula="of:=MAX([Sheet1.C321];[Sheet1.E321])" office:value-type="float" office:value="94">
            <text:p>94</text:p>
          </table:table-cell>
          <table:table-cell table:formula="of:=[Sheet1.G321]" office:value-type="float" office:value="94">
            <text:p>94</text:p>
          </table:table-cell>
          <table:table-cell table:formula="of:=OR([Sheet1.D321]=&quot;TRUE&quot;; [Sheet1.F321]=&quot;TRUE&quot;; [.C321]=[.D321])" office:value-type="boolean" office:boolean-value="true">
            <text:p>TRUE</text:p>
          </table:table-cell>
        </table:table-row>
        <table:table-row table:style-name="ro1">
          <table:table-cell table:formula="of:=[Sheet1.A322]" office:value-type="string" office:string-value="miconic-strips">
            <text:p>miconic-strips</text:p>
          </table:table-cell>
          <table:table-cell table:formula="of:=[Sheet1.B322]" office:value-type="string" office:string-value="s28-1">
            <text:p>s28-1</text:p>
          </table:table-cell>
          <table:table-cell table:formula="of:=MAX([Sheet1.C322];[Sheet1.E322])" office:value-type="float" office:value="92">
            <text:p>92</text:p>
          </table:table-cell>
          <table:table-cell table:formula="of:=[Sheet1.G322]" office:value-type="float" office:value="92">
            <text:p>92</text:p>
          </table:table-cell>
          <table:table-cell table:formula="of:=OR([Sheet1.D322]=&quot;TRUE&quot;; [Sheet1.F322]=&quot;TRUE&quot;; [.C322]=[.D322])" office:value-type="boolean" office:boolean-value="true">
            <text:p>TRUE</text:p>
          </table:table-cell>
        </table:table-row>
        <table:table-row table:style-name="ro1">
          <table:table-cell table:formula="of:=[Sheet1.A323]" office:value-type="string" office:string-value="miconic-strips">
            <text:p>miconic-strips</text:p>
          </table:table-cell>
          <table:table-cell table:formula="of:=[Sheet1.B323]" office:value-type="string" office:string-value="s28-2">
            <text:p>s28-2</text:p>
          </table:table-cell>
          <table:table-cell table:formula="of:=MAX([Sheet1.C323];[Sheet1.E323])" office:value-type="float" office:value="93">
            <text:p>93</text:p>
          </table:table-cell>
          <table:table-cell table:formula="of:=[Sheet1.G323]" office:value-type="float" office:value="93">
            <text:p>93</text:p>
          </table:table-cell>
          <table:table-cell table:formula="of:=OR([Sheet1.D323]=&quot;TRUE&quot;; [Sheet1.F323]=&quot;TRUE&quot;; [.C323]=[.D323])" office:value-type="boolean" office:boolean-value="true">
            <text:p>TRUE</text:p>
          </table:table-cell>
        </table:table-row>
        <table:table-row table:style-name="ro1">
          <table:table-cell table:formula="of:=[Sheet1.A324]" office:value-type="string" office:string-value="miconic-strips">
            <text:p>miconic-strips</text:p>
          </table:table-cell>
          <table:table-cell table:formula="of:=[Sheet1.B324]" office:value-type="string" office:string-value="s28-3">
            <text:p>s28-3</text:p>
          </table:table-cell>
          <table:table-cell table:formula="of:=MAX([Sheet1.C324];[Sheet1.E324])" office:value-type="float" office:value="87">
            <text:p>87</text:p>
          </table:table-cell>
          <table:table-cell table:formula="of:=[Sheet1.G324]" office:value-type="float" office:value="87">
            <text:p>87</text:p>
          </table:table-cell>
          <table:table-cell table:formula="of:=OR([Sheet1.D324]=&quot;TRUE&quot;; [Sheet1.F324]=&quot;TRUE&quot;; [.C324]=[.D324])" office:value-type="boolean" office:boolean-value="true">
            <text:p>TRUE</text:p>
          </table:table-cell>
        </table:table-row>
        <table:table-row table:style-name="ro1">
          <table:table-cell table:formula="of:=[Sheet1.A325]" office:value-type="string" office:string-value="miconic-strips">
            <text:p>miconic-strips</text:p>
          </table:table-cell>
          <table:table-cell table:formula="of:=[Sheet1.B325]" office:value-type="string" office:string-value="s28-4">
            <text:p>s28-4</text:p>
          </table:table-cell>
          <table:table-cell table:formula="of:=MAX([Sheet1.C325];[Sheet1.E325])" office:value-type="float" office:value="92">
            <text:p>92</text:p>
          </table:table-cell>
          <table:table-cell table:formula="of:=[Sheet1.G325]" office:value-type="float" office:value="92">
            <text:p>92</text:p>
          </table:table-cell>
          <table:table-cell table:formula="of:=OR([Sheet1.D325]=&quot;TRUE&quot;; [Sheet1.F325]=&quot;TRUE&quot;; [.C325]=[.D325])" office:value-type="boolean" office:boolean-value="true">
            <text:p>TRUE</text:p>
          </table:table-cell>
        </table:table-row>
        <table:table-row table:style-name="ro1">
          <table:table-cell table:formula="of:=[Sheet1.A326]" office:value-type="string" office:string-value="miconic-strips">
            <text:p>miconic-strips</text:p>
          </table:table-cell>
          <table:table-cell table:formula="of:=[Sheet1.B326]" office:value-type="string" office:string-value="s29-0">
            <text:p>s29-0</text:p>
          </table:table-cell>
          <table:table-cell table:formula="of:=MAX([Sheet1.C326];[Sheet1.E326])" office:value-type="float" office:value="94">
            <text:p>94</text:p>
          </table:table-cell>
          <table:table-cell table:formula="of:=[Sheet1.G326]" office:value-type="float" office:value="94">
            <text:p>94</text:p>
          </table:table-cell>
          <table:table-cell table:formula="of:=OR([Sheet1.D326]=&quot;TRUE&quot;; [Sheet1.F326]=&quot;TRUE&quot;; [.C326]=[.D326])" office:value-type="boolean" office:boolean-value="true">
            <text:p>TRUE</text:p>
          </table:table-cell>
        </table:table-row>
        <table:table-row table:style-name="ro1">
          <table:table-cell table:formula="of:=[Sheet1.A327]" office:value-type="string" office:string-value="miconic-strips">
            <text:p>miconic-strips</text:p>
          </table:table-cell>
          <table:table-cell table:formula="of:=[Sheet1.B327]" office:value-type="string" office:string-value="s29-1">
            <text:p>s29-1</text:p>
          </table:table-cell>
          <table:table-cell table:formula="of:=MAX([Sheet1.C327];[Sheet1.E327])" office:value-type="float" office:value="91">
            <text:p>91</text:p>
          </table:table-cell>
          <table:table-cell table:formula="of:=[Sheet1.G327]" office:value-type="float" office:value="91">
            <text:p>91</text:p>
          </table:table-cell>
          <table:table-cell table:formula="of:=OR([Sheet1.D327]=&quot;TRUE&quot;; [Sheet1.F327]=&quot;TRUE&quot;; [.C327]=[.D327])" office:value-type="boolean" office:boolean-value="true">
            <text:p>TRUE</text:p>
          </table:table-cell>
        </table:table-row>
        <table:table-row table:style-name="ro1">
          <table:table-cell table:formula="of:=[Sheet1.A328]" office:value-type="string" office:string-value="miconic-strips">
            <text:p>miconic-strips</text:p>
          </table:table-cell>
          <table:table-cell table:formula="of:=[Sheet1.B328]" office:value-type="string" office:string-value="s29-2">
            <text:p>s29-2</text:p>
          </table:table-cell>
          <table:table-cell table:formula="of:=MAX([Sheet1.C328];[Sheet1.E328])" office:value-type="float" office:value="95">
            <text:p>95</text:p>
          </table:table-cell>
          <table:table-cell table:formula="of:=[Sheet1.G328]" office:value-type="float" office:value="95">
            <text:p>95</text:p>
          </table:table-cell>
          <table:table-cell table:formula="of:=OR([Sheet1.D328]=&quot;TRUE&quot;; [Sheet1.F328]=&quot;TRUE&quot;; [.C328]=[.D328])" office:value-type="boolean" office:boolean-value="true">
            <text:p>TRUE</text:p>
          </table:table-cell>
        </table:table-row>
        <table:table-row table:style-name="ro1">
          <table:table-cell table:formula="of:=[Sheet1.A329]" office:value-type="string" office:string-value="miconic-strips">
            <text:p>miconic-strips</text:p>
          </table:table-cell>
          <table:table-cell table:formula="of:=[Sheet1.B329]" office:value-type="string" office:string-value="s29-3">
            <text:p>s29-3</text:p>
          </table:table-cell>
          <table:table-cell table:formula="of:=MAX([Sheet1.C329];[Sheet1.E329])" office:value-type="float" office:value="96">
            <text:p>96</text:p>
          </table:table-cell>
          <table:table-cell table:formula="of:=[Sheet1.G329]" office:value-type="float" office:value="96">
            <text:p>96</text:p>
          </table:table-cell>
          <table:table-cell table:formula="of:=OR([Sheet1.D329]=&quot;TRUE&quot;; [Sheet1.F329]=&quot;TRUE&quot;; [.C329]=[.D329])" office:value-type="boolean" office:boolean-value="true">
            <text:p>TRUE</text:p>
          </table:table-cell>
        </table:table-row>
        <table:table-row table:style-name="ro1">
          <table:table-cell table:formula="of:=[Sheet1.A330]" office:value-type="string" office:string-value="miconic-strips">
            <text:p>miconic-strips</text:p>
          </table:table-cell>
          <table:table-cell table:formula="of:=[Sheet1.B330]" office:value-type="string" office:string-value="s29-4">
            <text:p>s29-4</text:p>
          </table:table-cell>
          <table:table-cell table:formula="of:=MAX([Sheet1.C330];[Sheet1.E330])" office:value-type="float" office:value="99">
            <text:p>99</text:p>
          </table:table-cell>
          <table:table-cell table:formula="of:=[Sheet1.G330]" office:value-type="float" office:value="99">
            <text:p>99</text:p>
          </table:table-cell>
          <table:table-cell table:formula="of:=OR([Sheet1.D330]=&quot;TRUE&quot;; [Sheet1.F330]=&quot;TRUE&quot;; [.C330]=[.D330])" office:value-type="boolean" office:boolean-value="true">
            <text:p>TRUE</text:p>
          </table:table-cell>
        </table:table-row>
        <table:table-row table:style-name="ro1">
          <table:table-cell table:formula="of:=[Sheet1.A331]" office:value-type="string" office:string-value="miconic-strips">
            <text:p>miconic-strips</text:p>
          </table:table-cell>
          <table:table-cell table:formula="of:=[Sheet1.B331]" office:value-type="string" office:string-value="s3-0">
            <text:p>s3-0</text:p>
          </table:table-cell>
          <table:table-cell table:formula="of:=MAX([Sheet1.C331];[Sheet1.E331])" office:value-type="float" office:value="10">
            <text:p>10</text:p>
          </table:table-cell>
          <table:table-cell table:formula="of:=[Sheet1.G331]" office:value-type="float" office:value="10">
            <text:p>10</text:p>
          </table:table-cell>
          <table:table-cell table:formula="of:=OR([Sheet1.D331]=&quot;TRUE&quot;; [Sheet1.F331]=&quot;TRUE&quot;; [.C331]=[.D331])" office:value-type="boolean" office:boolean-value="true">
            <text:p>TRUE</text:p>
          </table:table-cell>
        </table:table-row>
        <table:table-row table:style-name="ro1">
          <table:table-cell table:formula="of:=[Sheet1.A332]" office:value-type="string" office:string-value="miconic-strips">
            <text:p>miconic-strips</text:p>
          </table:table-cell>
          <table:table-cell table:formula="of:=[Sheet1.B332]" office:value-type="string" office:string-value="s30-0">
            <text:p>s30-0</text:p>
          </table:table-cell>
          <table:table-cell table:formula="of:=MAX([Sheet1.C332];[Sheet1.E332])" office:value-type="float" office:value="95">
            <text:p>95</text:p>
          </table:table-cell>
          <table:table-cell table:formula="of:=[Sheet1.G332]" office:value-type="float" office:value="95">
            <text:p>95</text:p>
          </table:table-cell>
          <table:table-cell table:formula="of:=OR([Sheet1.D332]=&quot;TRUE&quot;; [Sheet1.F332]=&quot;TRUE&quot;; [.C332]=[.D332])" office:value-type="boolean" office:boolean-value="true">
            <text:p>TRUE</text:p>
          </table:table-cell>
        </table:table-row>
        <table:table-row table:style-name="ro1">
          <table:table-cell table:formula="of:=[Sheet1.A333]" office:value-type="string" office:string-value="miconic-strips">
            <text:p>miconic-strips</text:p>
          </table:table-cell>
          <table:table-cell table:formula="of:=[Sheet1.B333]" office:value-type="string" office:string-value="s30-1">
            <text:p>s30-1</text:p>
          </table:table-cell>
          <table:table-cell table:formula="of:=MAX([Sheet1.C333];[Sheet1.E333])" office:value-type="float" office:value="98">
            <text:p>98</text:p>
          </table:table-cell>
          <table:table-cell table:formula="of:=[Sheet1.G333]" office:value-type="float" office:value="98">
            <text:p>98</text:p>
          </table:table-cell>
          <table:table-cell table:formula="of:=OR([Sheet1.D333]=&quot;TRUE&quot;; [Sheet1.F333]=&quot;TRUE&quot;; [.C333]=[.D333])" office:value-type="boolean" office:boolean-value="true">
            <text:p>TRUE</text:p>
          </table:table-cell>
        </table:table-row>
        <table:table-row table:style-name="ro1">
          <table:table-cell table:formula="of:=[Sheet1.A334]" office:value-type="string" office:string-value="miconic-strips">
            <text:p>miconic-strips</text:p>
          </table:table-cell>
          <table:table-cell table:formula="of:=[Sheet1.B334]" office:value-type="string" office:string-value="s30-2">
            <text:p>s30-2</text:p>
          </table:table-cell>
          <table:table-cell table:formula="of:=MAX([Sheet1.C334];[Sheet1.E334])" office:value-type="float" office:value="96">
            <text:p>96</text:p>
          </table:table-cell>
          <table:table-cell table:formula="of:=[Sheet1.G334]" office:value-type="float" office:value="96">
            <text:p>96</text:p>
          </table:table-cell>
          <table:table-cell table:formula="of:=OR([Sheet1.D334]=&quot;TRUE&quot;; [Sheet1.F334]=&quot;TRUE&quot;; [.C334]=[.D334])" office:value-type="boolean" office:boolean-value="true">
            <text:p>TRUE</text:p>
          </table:table-cell>
        </table:table-row>
        <table:table-row table:style-name="ro1">
          <table:table-cell table:formula="of:=[Sheet1.A335]" office:value-type="string" office:string-value="miconic-strips">
            <text:p>miconic-strips</text:p>
          </table:table-cell>
          <table:table-cell table:formula="of:=[Sheet1.B335]" office:value-type="string" office:string-value="s30-3">
            <text:p>s30-3</text:p>
          </table:table-cell>
          <table:table-cell table:formula="of:=MAX([Sheet1.C335];[Sheet1.E335])" office:value-type="float" office:value="100">
            <text:p>100</text:p>
          </table:table-cell>
          <table:table-cell table:formula="of:=[Sheet1.G335]" office:value-type="float" office:value="100">
            <text:p>100</text:p>
          </table:table-cell>
          <table:table-cell table:formula="of:=OR([Sheet1.D335]=&quot;TRUE&quot;; [Sheet1.F335]=&quot;TRUE&quot;; [.C335]=[.D335])" office:value-type="boolean" office:boolean-value="true">
            <text:p>TRUE</text:p>
          </table:table-cell>
        </table:table-row>
        <table:table-row table:style-name="ro1">
          <table:table-cell table:formula="of:=[Sheet1.A336]" office:value-type="string" office:string-value="miconic-strips">
            <text:p>miconic-strips</text:p>
          </table:table-cell>
          <table:table-cell table:formula="of:=[Sheet1.B336]" office:value-type="string" office:string-value="s30-4">
            <text:p>s30-4</text:p>
          </table:table-cell>
          <table:table-cell table:formula="of:=MAX([Sheet1.C336];[Sheet1.E336])" office:value-type="float" office:value="99">
            <text:p>99</text:p>
          </table:table-cell>
          <table:table-cell table:formula="of:=[Sheet1.G336]" office:value-type="float" office:value="99">
            <text:p>99</text:p>
          </table:table-cell>
          <table:table-cell table:formula="of:=OR([Sheet1.D336]=&quot;TRUE&quot;; [Sheet1.F336]=&quot;TRUE&quot;; [.C336]=[.D336])" office:value-type="boolean" office:boolean-value="true">
            <text:p>TRUE</text:p>
          </table:table-cell>
        </table:table-row>
        <table:table-row table:style-name="ro1">
          <table:table-cell table:formula="of:=[Sheet1.A337]" office:value-type="string" office:string-value="miconic-strips">
            <text:p>miconic-strips</text:p>
          </table:table-cell>
          <table:table-cell table:formula="of:=[Sheet1.B337]" office:value-type="string" office:string-value="s3-1">
            <text:p>s3-1</text:p>
          </table:table-cell>
          <table:table-cell table:formula="of:=MAX([Sheet1.C337];[Sheet1.E337])" office:value-type="float" office:value="10">
            <text:p>10</text:p>
          </table:table-cell>
          <table:table-cell table:formula="of:=[Sheet1.G337]" office:value-type="float" office:value="10">
            <text:p>10</text:p>
          </table:table-cell>
          <table:table-cell table:formula="of:=OR([Sheet1.D337]=&quot;TRUE&quot;; [Sheet1.F337]=&quot;TRUE&quot;; [.C337]=[.D337])" office:value-type="boolean" office:boolean-value="true">
            <text:p>TRUE</text:p>
          </table:table-cell>
        </table:table-row>
        <table:table-row table:style-name="ro1">
          <table:table-cell table:formula="of:=[Sheet1.A338]" office:value-type="string" office:string-value="miconic-strips">
            <text:p>miconic-strips</text:p>
          </table:table-cell>
          <table:table-cell table:formula="of:=[Sheet1.B338]" office:value-type="string" office:string-value="s3-2">
            <text:p>s3-2</text:p>
          </table:table-cell>
          <table:table-cell table:formula="of:=MAX([Sheet1.C338];[Sheet1.E338])" office:value-type="float" office:value="9">
            <text:p>9</text:p>
          </table:table-cell>
          <table:table-cell table:formula="of:=[Sheet1.G338]" office:value-type="float" office:value="9">
            <text:p>9</text:p>
          </table:table-cell>
          <table:table-cell table:formula="of:=OR([Sheet1.D338]=&quot;TRUE&quot;; [Sheet1.F338]=&quot;TRUE&quot;; [.C338]=[.D338])" office:value-type="boolean" office:boolean-value="true">
            <text:p>TRUE</text:p>
          </table:table-cell>
        </table:table-row>
        <table:table-row table:style-name="ro1">
          <table:table-cell table:formula="of:=[Sheet1.A339]" office:value-type="string" office:string-value="miconic-strips">
            <text:p>miconic-strips</text:p>
          </table:table-cell>
          <table:table-cell table:formula="of:=[Sheet1.B339]" office:value-type="string" office:string-value="s3-3">
            <text:p>s3-3</text:p>
          </table:table-cell>
          <table:table-cell table:formula="of:=MAX([Sheet1.C339];[Sheet1.E339])" office:value-type="float" office:value="9">
            <text:p>9</text:p>
          </table:table-cell>
          <table:table-cell table:formula="of:=[Sheet1.G339]" office:value-type="float" office:value="9">
            <text:p>9</text:p>
          </table:table-cell>
          <table:table-cell table:formula="of:=OR([Sheet1.D339]=&quot;TRUE&quot;; [Sheet1.F339]=&quot;TRUE&quot;; [.C339]=[.D339])" office:value-type="boolean" office:boolean-value="true">
            <text:p>TRUE</text:p>
          </table:table-cell>
        </table:table-row>
        <table:table-row table:style-name="ro1">
          <table:table-cell table:formula="of:=[Sheet1.A340]" office:value-type="string" office:string-value="miconic-strips">
            <text:p>miconic-strips</text:p>
          </table:table-cell>
          <table:table-cell table:formula="of:=[Sheet1.B340]" office:value-type="string" office:string-value="s3-4">
            <text:p>s3-4</text:p>
          </table:table-cell>
          <table:table-cell table:formula="of:=MAX([Sheet1.C340];[Sheet1.E340])" office:value-type="float" office:value="9">
            <text:p>9</text:p>
          </table:table-cell>
          <table:table-cell table:formula="of:=[Sheet1.G340]" office:value-type="float" office:value="9">
            <text:p>9</text:p>
          </table:table-cell>
          <table:table-cell table:formula="of:=OR([Sheet1.D340]=&quot;TRUE&quot;; [Sheet1.F340]=&quot;TRUE&quot;; [.C340]=[.D340])" office:value-type="boolean" office:boolean-value="true">
            <text:p>TRUE</text:p>
          </table:table-cell>
        </table:table-row>
        <table:table-row table:style-name="ro1">
          <table:table-cell table:formula="of:=[Sheet1.A341]" office:value-type="string" office:string-value="miconic-strips">
            <text:p>miconic-strips</text:p>
          </table:table-cell>
          <table:table-cell table:formula="of:=[Sheet1.B341]" office:value-type="string" office:string-value="s4-0">
            <text:p>s4-0</text:p>
          </table:table-cell>
          <table:table-cell table:formula="of:=MAX([Sheet1.C341];[Sheet1.E341])" office:value-type="float" office:value="14">
            <text:p>14</text:p>
          </table:table-cell>
          <table:table-cell table:formula="of:=[Sheet1.G341]" office:value-type="float" office:value="14">
            <text:p>14</text:p>
          </table:table-cell>
          <table:table-cell table:formula="of:=OR([Sheet1.D341]=&quot;TRUE&quot;; [Sheet1.F341]=&quot;TRUE&quot;; [.C341]=[.D341])" office:value-type="boolean" office:boolean-value="true">
            <text:p>TRUE</text:p>
          </table:table-cell>
        </table:table-row>
        <table:table-row table:style-name="ro1">
          <table:table-cell table:formula="of:=[Sheet1.A342]" office:value-type="string" office:string-value="miconic-strips">
            <text:p>miconic-strips</text:p>
          </table:table-cell>
          <table:table-cell table:formula="of:=[Sheet1.B342]" office:value-type="string" office:string-value="s4-1">
            <text:p>s4-1</text:p>
          </table:table-cell>
          <table:table-cell table:formula="of:=MAX([Sheet1.C342];[Sheet1.E342])" office:value-type="float" office:value="13">
            <text:p>13</text:p>
          </table:table-cell>
          <table:table-cell table:formula="of:=[Sheet1.G342]" office:value-type="float" office:value="13">
            <text:p>13</text:p>
          </table:table-cell>
          <table:table-cell table:formula="of:=OR([Sheet1.D342]=&quot;TRUE&quot;; [Sheet1.F342]=&quot;TRUE&quot;; [.C342]=[.D342])" office:value-type="boolean" office:boolean-value="true">
            <text:p>TRUE</text:p>
          </table:table-cell>
        </table:table-row>
        <table:table-row table:style-name="ro1">
          <table:table-cell table:formula="of:=[Sheet1.A343]" office:value-type="string" office:string-value="miconic-strips">
            <text:p>miconic-strips</text:p>
          </table:table-cell>
          <table:table-cell table:formula="of:=[Sheet1.B343]" office:value-type="string" office:string-value="s4-2">
            <text:p>s4-2</text:p>
          </table:table-cell>
          <table:table-cell table:formula="of:=MAX([Sheet1.C343];[Sheet1.E343])" office:value-type="float" office:value="14">
            <text:p>14</text:p>
          </table:table-cell>
          <table:table-cell table:formula="of:=[Sheet1.G343]" office:value-type="float" office:value="14">
            <text:p>14</text:p>
          </table:table-cell>
          <table:table-cell table:formula="of:=OR([Sheet1.D343]=&quot;TRUE&quot;; [Sheet1.F343]=&quot;TRUE&quot;; [.C343]=[.D343])" office:value-type="boolean" office:boolean-value="true">
            <text:p>TRUE</text:p>
          </table:table-cell>
        </table:table-row>
        <table:table-row table:style-name="ro1">
          <table:table-cell table:formula="of:=[Sheet1.A344]" office:value-type="string" office:string-value="miconic-strips">
            <text:p>miconic-strips</text:p>
          </table:table-cell>
          <table:table-cell table:formula="of:=[Sheet1.B344]" office:value-type="string" office:string-value="s4-3">
            <text:p>s4-3</text:p>
          </table:table-cell>
          <table:table-cell table:formula="of:=MAX([Sheet1.C344];[Sheet1.E344])" office:value-type="float" office:value="14">
            <text:p>14</text:p>
          </table:table-cell>
          <table:table-cell table:formula="of:=[Sheet1.G344]" office:value-type="float" office:value="14">
            <text:p>14</text:p>
          </table:table-cell>
          <table:table-cell table:formula="of:=OR([Sheet1.D344]=&quot;TRUE&quot;; [Sheet1.F344]=&quot;TRUE&quot;; [.C344]=[.D344])" office:value-type="boolean" office:boolean-value="true">
            <text:p>TRUE</text:p>
          </table:table-cell>
        </table:table-row>
        <table:table-row table:style-name="ro1">
          <table:table-cell table:formula="of:=[Sheet1.A345]" office:value-type="string" office:string-value="miconic-strips">
            <text:p>miconic-strips</text:p>
          </table:table-cell>
          <table:table-cell table:formula="of:=[Sheet1.B345]" office:value-type="string" office:string-value="s4-4">
            <text:p>s4-4</text:p>
          </table:table-cell>
          <table:table-cell table:formula="of:=MAX([Sheet1.C345];[Sheet1.E345])" office:value-type="float" office:value="15">
            <text:p>15</text:p>
          </table:table-cell>
          <table:table-cell table:formula="of:=[Sheet1.G345]" office:value-type="float" office:value="15">
            <text:p>15</text:p>
          </table:table-cell>
          <table:table-cell table:formula="of:=OR([Sheet1.D345]=&quot;TRUE&quot;; [Sheet1.F345]=&quot;TRUE&quot;; [.C345]=[.D345])" office:value-type="boolean" office:boolean-value="true">
            <text:p>TRUE</text:p>
          </table:table-cell>
        </table:table-row>
        <table:table-row table:style-name="ro1">
          <table:table-cell table:formula="of:=[Sheet1.A346]" office:value-type="string" office:string-value="miconic-strips">
            <text:p>miconic-strips</text:p>
          </table:table-cell>
          <table:table-cell table:formula="of:=[Sheet1.B346]" office:value-type="string" office:string-value="s5-0">
            <text:p>s5-0</text:p>
          </table:table-cell>
          <table:table-cell table:formula="of:=MAX([Sheet1.C346];[Sheet1.E346])" office:value-type="float" office:value="17">
            <text:p>17</text:p>
          </table:table-cell>
          <table:table-cell table:formula="of:=[Sheet1.G346]" office:value-type="float" office:value="17">
            <text:p>17</text:p>
          </table:table-cell>
          <table:table-cell table:formula="of:=OR([Sheet1.D346]=&quot;TRUE&quot;; [Sheet1.F346]=&quot;TRUE&quot;; [.C346]=[.D346])" office:value-type="boolean" office:boolean-value="true">
            <text:p>TRUE</text:p>
          </table:table-cell>
        </table:table-row>
        <table:table-row table:style-name="ro1">
          <table:table-cell table:formula="of:=[Sheet1.A347]" office:value-type="string" office:string-value="miconic-strips">
            <text:p>miconic-strips</text:p>
          </table:table-cell>
          <table:table-cell table:formula="of:=[Sheet1.B347]" office:value-type="string" office:string-value="s5-1">
            <text:p>s5-1</text:p>
          </table:table-cell>
          <table:table-cell table:formula="of:=MAX([Sheet1.C347];[Sheet1.E347])" office:value-type="float" office:value="16">
            <text:p>16</text:p>
          </table:table-cell>
          <table:table-cell table:formula="of:=[Sheet1.G347]" office:value-type="float" office:value="16">
            <text:p>16</text:p>
          </table:table-cell>
          <table:table-cell table:formula="of:=OR([Sheet1.D347]=&quot;TRUE&quot;; [Sheet1.F347]=&quot;TRUE&quot;; [.C347]=[.D347])" office:value-type="boolean" office:boolean-value="true">
            <text:p>TRUE</text:p>
          </table:table-cell>
        </table:table-row>
        <table:table-row table:style-name="ro1">
          <table:table-cell table:formula="of:=[Sheet1.A348]" office:value-type="string" office:string-value="miconic-strips">
            <text:p>miconic-strips</text:p>
          </table:table-cell>
          <table:table-cell table:formula="of:=[Sheet1.B348]" office:value-type="string" office:string-value="s5-2">
            <text:p>s5-2</text:p>
          </table:table-cell>
          <table:table-cell table:formula="of:=MAX([Sheet1.C348];[Sheet1.E348])" office:value-type="float" office:value="14">
            <text:p>14</text:p>
          </table:table-cell>
          <table:table-cell table:formula="of:=[Sheet1.G348]" office:value-type="float" office:value="14">
            <text:p>14</text:p>
          </table:table-cell>
          <table:table-cell table:formula="of:=OR([Sheet1.D348]=&quot;TRUE&quot;; [Sheet1.F348]=&quot;TRUE&quot;; [.C348]=[.D348])" office:value-type="boolean" office:boolean-value="true">
            <text:p>TRUE</text:p>
          </table:table-cell>
        </table:table-row>
        <table:table-row table:style-name="ro1">
          <table:table-cell table:formula="of:=[Sheet1.A349]" office:value-type="string" office:string-value="miconic-strips">
            <text:p>miconic-strips</text:p>
          </table:table-cell>
          <table:table-cell table:formula="of:=[Sheet1.B349]" office:value-type="string" office:string-value="s5-3">
            <text:p>s5-3</text:p>
          </table:table-cell>
          <table:table-cell table:formula="of:=MAX([Sheet1.C349];[Sheet1.E349])" office:value-type="float" office:value="17">
            <text:p>17</text:p>
          </table:table-cell>
          <table:table-cell table:formula="of:=[Sheet1.G349]" office:value-type="float" office:value="17">
            <text:p>17</text:p>
          </table:table-cell>
          <table:table-cell table:formula="of:=OR([Sheet1.D349]=&quot;TRUE&quot;; [Sheet1.F349]=&quot;TRUE&quot;; [.C349]=[.D349])" office:value-type="boolean" office:boolean-value="true">
            <text:p>TRUE</text:p>
          </table:table-cell>
        </table:table-row>
        <table:table-row table:style-name="ro1">
          <table:table-cell table:formula="of:=[Sheet1.A350]" office:value-type="string" office:string-value="miconic-strips">
            <text:p>miconic-strips</text:p>
          </table:table-cell>
          <table:table-cell table:formula="of:=[Sheet1.B350]" office:value-type="string" office:string-value="s5-4">
            <text:p>s5-4</text:p>
          </table:table-cell>
          <table:table-cell table:formula="of:=MAX([Sheet1.C350];[Sheet1.E350])" office:value-type="float" office:value="17">
            <text:p>17</text:p>
          </table:table-cell>
          <table:table-cell table:formula="of:=[Sheet1.G350]" office:value-type="float" office:value="17">
            <text:p>17</text:p>
          </table:table-cell>
          <table:table-cell table:formula="of:=OR([Sheet1.D350]=&quot;TRUE&quot;; [Sheet1.F350]=&quot;TRUE&quot;; [.C350]=[.D350])" office:value-type="boolean" office:boolean-value="true">
            <text:p>TRUE</text:p>
          </table:table-cell>
        </table:table-row>
        <table:table-row table:style-name="ro1">
          <table:table-cell table:formula="of:=[Sheet1.A351]" office:value-type="string" office:string-value="miconic-strips">
            <text:p>miconic-strips</text:p>
          </table:table-cell>
          <table:table-cell table:formula="of:=[Sheet1.B351]" office:value-type="string" office:string-value="s6-0">
            <text:p>s6-0</text:p>
          </table:table-cell>
          <table:table-cell table:formula="of:=MAX([Sheet1.C351];[Sheet1.E351])" office:value-type="float" office:value="18">
            <text:p>18</text:p>
          </table:table-cell>
          <table:table-cell table:formula="of:=[Sheet1.G351]" office:value-type="float" office:value="18">
            <text:p>18</text:p>
          </table:table-cell>
          <table:table-cell table:formula="of:=OR([Sheet1.D351]=&quot;TRUE&quot;; [Sheet1.F351]=&quot;TRUE&quot;; [.C351]=[.D351])" office:value-type="boolean" office:boolean-value="true">
            <text:p>TRUE</text:p>
          </table:table-cell>
        </table:table-row>
        <table:table-row table:style-name="ro1">
          <table:table-cell table:formula="of:=[Sheet1.A352]" office:value-type="string" office:string-value="miconic-strips">
            <text:p>miconic-strips</text:p>
          </table:table-cell>
          <table:table-cell table:formula="of:=[Sheet1.B352]" office:value-type="string" office:string-value="s6-1">
            <text:p>s6-1</text:p>
          </table:table-cell>
          <table:table-cell table:formula="of:=MAX([Sheet1.C352];[Sheet1.E352])" office:value-type="float" office:value="19">
            <text:p>19</text:p>
          </table:table-cell>
          <table:table-cell table:formula="of:=[Sheet1.G352]" office:value-type="float" office:value="19">
            <text:p>19</text:p>
          </table:table-cell>
          <table:table-cell table:formula="of:=OR([Sheet1.D352]=&quot;TRUE&quot;; [Sheet1.F352]=&quot;TRUE&quot;; [.C352]=[.D352])" office:value-type="boolean" office:boolean-value="true">
            <text:p>TRUE</text:p>
          </table:table-cell>
        </table:table-row>
        <table:table-row table:style-name="ro1">
          <table:table-cell table:formula="of:=[Sheet1.A353]" office:value-type="string" office:string-value="miconic-strips">
            <text:p>miconic-strips</text:p>
          </table:table-cell>
          <table:table-cell table:formula="of:=[Sheet1.B353]" office:value-type="string" office:string-value="s6-2">
            <text:p>s6-2</text:p>
          </table:table-cell>
          <table:table-cell table:formula="of:=MAX([Sheet1.C353];[Sheet1.E353])" office:value-type="float" office:value="19">
            <text:p>19</text:p>
          </table:table-cell>
          <table:table-cell table:formula="of:=[Sheet1.G353]" office:value-type="float" office:value="19">
            <text:p>19</text:p>
          </table:table-cell>
          <table:table-cell table:formula="of:=OR([Sheet1.D353]=&quot;TRUE&quot;; [Sheet1.F353]=&quot;TRUE&quot;; [.C353]=[.D353])" office:value-type="boolean" office:boolean-value="true">
            <text:p>TRUE</text:p>
          </table:table-cell>
        </table:table-row>
        <table:table-row table:style-name="ro1">
          <table:table-cell table:formula="of:=[Sheet1.A354]" office:value-type="string" office:string-value="miconic-strips">
            <text:p>miconic-strips</text:p>
          </table:table-cell>
          <table:table-cell table:formula="of:=[Sheet1.B354]" office:value-type="string" office:string-value="s6-3">
            <text:p>s6-3</text:p>
          </table:table-cell>
          <table:table-cell table:formula="of:=MAX([Sheet1.C354];[Sheet1.E354])" office:value-type="float" office:value="18">
            <text:p>18</text:p>
          </table:table-cell>
          <table:table-cell table:formula="of:=[Sheet1.G354]" office:value-type="float" office:value="18">
            <text:p>18</text:p>
          </table:table-cell>
          <table:table-cell table:formula="of:=OR([Sheet1.D354]=&quot;TRUE&quot;; [Sheet1.F354]=&quot;TRUE&quot;; [.C354]=[.D354])" office:value-type="boolean" office:boolean-value="true">
            <text:p>TRUE</text:p>
          </table:table-cell>
        </table:table-row>
        <table:table-row table:style-name="ro1">
          <table:table-cell table:formula="of:=[Sheet1.A355]" office:value-type="string" office:string-value="miconic-strips">
            <text:p>miconic-strips</text:p>
          </table:table-cell>
          <table:table-cell table:formula="of:=[Sheet1.B355]" office:value-type="string" office:string-value="s6-4">
            <text:p>s6-4</text:p>
          </table:table-cell>
          <table:table-cell table:formula="of:=MAX([Sheet1.C355];[Sheet1.E355])" office:value-type="float" office:value="20">
            <text:p>20</text:p>
          </table:table-cell>
          <table:table-cell table:formula="of:=[Sheet1.G355]" office:value-type="float" office:value="20">
            <text:p>20</text:p>
          </table:table-cell>
          <table:table-cell table:formula="of:=OR([Sheet1.D355]=&quot;TRUE&quot;; [Sheet1.F355]=&quot;TRUE&quot;; [.C355]=[.D355])" office:value-type="boolean" office:boolean-value="true">
            <text:p>TRUE</text:p>
          </table:table-cell>
        </table:table-row>
        <table:table-row table:style-name="ro1">
          <table:table-cell table:formula="of:=[Sheet1.A356]" office:value-type="string" office:string-value="miconic-strips">
            <text:p>miconic-strips</text:p>
          </table:table-cell>
          <table:table-cell table:formula="of:=[Sheet1.B356]" office:value-type="string" office:string-value="s7-0">
            <text:p>s7-0</text:p>
          </table:table-cell>
          <table:table-cell table:formula="of:=MAX([Sheet1.C356];[Sheet1.E356])" office:value-type="float" office:value="23">
            <text:p>23</text:p>
          </table:table-cell>
          <table:table-cell table:formula="of:=[Sheet1.G356]" office:value-type="float" office:value="23">
            <text:p>23</text:p>
          </table:table-cell>
          <table:table-cell table:formula="of:=OR([Sheet1.D356]=&quot;TRUE&quot;; [Sheet1.F356]=&quot;TRUE&quot;; [.C356]=[.D356])" office:value-type="boolean" office:boolean-value="true">
            <text:p>TRUE</text:p>
          </table:table-cell>
        </table:table-row>
        <table:table-row table:style-name="ro1">
          <table:table-cell table:formula="of:=[Sheet1.A357]" office:value-type="string" office:string-value="miconic-strips">
            <text:p>miconic-strips</text:p>
          </table:table-cell>
          <table:table-cell table:formula="of:=[Sheet1.B357]" office:value-type="string" office:string-value="s7-1">
            <text:p>s7-1</text:p>
          </table:table-cell>
          <table:table-cell table:formula="of:=MAX([Sheet1.C357];[Sheet1.E357])" office:value-type="float" office:value="24">
            <text:p>24</text:p>
          </table:table-cell>
          <table:table-cell table:formula="of:=[Sheet1.G357]" office:value-type="float" office:value="24">
            <text:p>24</text:p>
          </table:table-cell>
          <table:table-cell table:formula="of:=OR([Sheet1.D357]=&quot;TRUE&quot;; [Sheet1.F357]=&quot;TRUE&quot;; [.C357]=[.D357])" office:value-type="boolean" office:boolean-value="true">
            <text:p>TRUE</text:p>
          </table:table-cell>
        </table:table-row>
        <table:table-row table:style-name="ro1">
          <table:table-cell table:formula="of:=[Sheet1.A358]" office:value-type="string" office:string-value="miconic-strips">
            <text:p>miconic-strips</text:p>
          </table:table-cell>
          <table:table-cell table:formula="of:=[Sheet1.B358]" office:value-type="string" office:string-value="s7-2">
            <text:p>s7-2</text:p>
          </table:table-cell>
          <table:table-cell table:formula="of:=MAX([Sheet1.C358];[Sheet1.E358])" office:value-type="float" office:value="22">
            <text:p>22</text:p>
          </table:table-cell>
          <table:table-cell table:formula="of:=[Sheet1.G358]" office:value-type="float" office:value="22">
            <text:p>22</text:p>
          </table:table-cell>
          <table:table-cell table:formula="of:=OR([Sheet1.D358]=&quot;TRUE&quot;; [Sheet1.F358]=&quot;TRUE&quot;; [.C358]=[.D358])" office:value-type="boolean" office:boolean-value="true">
            <text:p>TRUE</text:p>
          </table:table-cell>
        </table:table-row>
        <table:table-row table:style-name="ro1">
          <table:table-cell table:formula="of:=[Sheet1.A359]" office:value-type="string" office:string-value="miconic-strips">
            <text:p>miconic-strips</text:p>
          </table:table-cell>
          <table:table-cell table:formula="of:=[Sheet1.B359]" office:value-type="string" office:string-value="s7-3">
            <text:p>s7-3</text:p>
          </table:table-cell>
          <table:table-cell table:formula="of:=MAX([Sheet1.C359];[Sheet1.E359])" office:value-type="float" office:value="22">
            <text:p>22</text:p>
          </table:table-cell>
          <table:table-cell table:formula="of:=[Sheet1.G359]" office:value-type="float" office:value="22">
            <text:p>22</text:p>
          </table:table-cell>
          <table:table-cell table:formula="of:=OR([Sheet1.D359]=&quot;TRUE&quot;; [Sheet1.F359]=&quot;TRUE&quot;; [.C359]=[.D359])" office:value-type="boolean" office:boolean-value="true">
            <text:p>TRUE</text:p>
          </table:table-cell>
        </table:table-row>
        <table:table-row table:style-name="ro1">
          <table:table-cell table:formula="of:=[Sheet1.A360]" office:value-type="string" office:string-value="miconic-strips">
            <text:p>miconic-strips</text:p>
          </table:table-cell>
          <table:table-cell table:formula="of:=[Sheet1.B360]" office:value-type="string" office:string-value="s7-4">
            <text:p>s7-4</text:p>
          </table:table-cell>
          <table:table-cell table:formula="of:=MAX([Sheet1.C360];[Sheet1.E360])" office:value-type="float" office:value="25">
            <text:p>25</text:p>
          </table:table-cell>
          <table:table-cell table:formula="of:=[Sheet1.G360]" office:value-type="float" office:value="25">
            <text:p>25</text:p>
          </table:table-cell>
          <table:table-cell table:formula="of:=OR([Sheet1.D360]=&quot;TRUE&quot;; [Sheet1.F360]=&quot;TRUE&quot;; [.C360]=[.D360])" office:value-type="boolean" office:boolean-value="true">
            <text:p>TRUE</text:p>
          </table:table-cell>
        </table:table-row>
        <table:table-row table:style-name="ro1">
          <table:table-cell table:formula="of:=[Sheet1.A361]" office:value-type="string" office:string-value="miconic-strips">
            <text:p>miconic-strips</text:p>
          </table:table-cell>
          <table:table-cell table:formula="of:=[Sheet1.B361]" office:value-type="string" office:string-value="s8-0">
            <text:p>s8-0</text:p>
          </table:table-cell>
          <table:table-cell table:formula="of:=MAX([Sheet1.C361];[Sheet1.E361])" office:value-type="float" office:value="27">
            <text:p>27</text:p>
          </table:table-cell>
          <table:table-cell table:formula="of:=[Sheet1.G361]" office:value-type="float" office:value="27">
            <text:p>27</text:p>
          </table:table-cell>
          <table:table-cell table:formula="of:=OR([Sheet1.D361]=&quot;TRUE&quot;; [Sheet1.F361]=&quot;TRUE&quot;; [.C361]=[.D361])" office:value-type="boolean" office:boolean-value="true">
            <text:p>TRUE</text:p>
          </table:table-cell>
        </table:table-row>
        <table:table-row table:style-name="ro1">
          <table:table-cell table:formula="of:=[Sheet1.A362]" office:value-type="string" office:string-value="miconic-strips">
            <text:p>miconic-strips</text:p>
          </table:table-cell>
          <table:table-cell table:formula="of:=[Sheet1.B362]" office:value-type="string" office:string-value="s8-1">
            <text:p>s8-1</text:p>
          </table:table-cell>
          <table:table-cell table:formula="of:=MAX([Sheet1.C362];[Sheet1.E362])" office:value-type="float" office:value="26">
            <text:p>26</text:p>
          </table:table-cell>
          <table:table-cell table:formula="of:=[Sheet1.G362]" office:value-type="float" office:value="26">
            <text:p>26</text:p>
          </table:table-cell>
          <table:table-cell table:formula="of:=OR([Sheet1.D362]=&quot;TRUE&quot;; [Sheet1.F362]=&quot;TRUE&quot;; [.C362]=[.D362])" office:value-type="boolean" office:boolean-value="true">
            <text:p>TRUE</text:p>
          </table:table-cell>
        </table:table-row>
        <table:table-row table:style-name="ro1">
          <table:table-cell table:formula="of:=[Sheet1.A363]" office:value-type="string" office:string-value="miconic-strips">
            <text:p>miconic-strips</text:p>
          </table:table-cell>
          <table:table-cell table:formula="of:=[Sheet1.B363]" office:value-type="string" office:string-value="s8-2">
            <text:p>s8-2</text:p>
          </table:table-cell>
          <table:table-cell table:formula="of:=MAX([Sheet1.C363];[Sheet1.E363])" office:value-type="float" office:value="25">
            <text:p>25</text:p>
          </table:table-cell>
          <table:table-cell table:formula="of:=[Sheet1.G363]" office:value-type="float" office:value="25">
            <text:p>25</text:p>
          </table:table-cell>
          <table:table-cell table:formula="of:=OR([Sheet1.D363]=&quot;TRUE&quot;; [Sheet1.F363]=&quot;TRUE&quot;; [.C363]=[.D363])" office:value-type="boolean" office:boolean-value="true">
            <text:p>TRUE</text:p>
          </table:table-cell>
        </table:table-row>
        <table:table-row table:style-name="ro1">
          <table:table-cell table:formula="of:=[Sheet1.A364]" office:value-type="string" office:string-value="miconic-strips">
            <text:p>miconic-strips</text:p>
          </table:table-cell>
          <table:table-cell table:formula="of:=[Sheet1.B364]" office:value-type="string" office:string-value="s8-3">
            <text:p>s8-3</text:p>
          </table:table-cell>
          <table:table-cell table:formula="of:=MAX([Sheet1.C364];[Sheet1.E364])" office:value-type="float" office:value="27">
            <text:p>27</text:p>
          </table:table-cell>
          <table:table-cell table:formula="of:=[Sheet1.G364]" office:value-type="float" office:value="27">
            <text:p>27</text:p>
          </table:table-cell>
          <table:table-cell table:formula="of:=OR([Sheet1.D364]=&quot;TRUE&quot;; [Sheet1.F364]=&quot;TRUE&quot;; [.C364]=[.D364])" office:value-type="boolean" office:boolean-value="true">
            <text:p>TRUE</text:p>
          </table:table-cell>
        </table:table-row>
        <table:table-row table:style-name="ro1">
          <table:table-cell table:formula="of:=[Sheet1.A365]" office:value-type="string" office:string-value="miconic-strips">
            <text:p>miconic-strips</text:p>
          </table:table-cell>
          <table:table-cell table:formula="of:=[Sheet1.B365]" office:value-type="string" office:string-value="s8-4">
            <text:p>s8-4</text:p>
          </table:table-cell>
          <table:table-cell table:formula="of:=MAX([Sheet1.C365];[Sheet1.E365])" office:value-type="float" office:value="26">
            <text:p>26</text:p>
          </table:table-cell>
          <table:table-cell table:formula="of:=[Sheet1.G365]" office:value-type="float" office:value="26">
            <text:p>26</text:p>
          </table:table-cell>
          <table:table-cell table:formula="of:=OR([Sheet1.D365]=&quot;TRUE&quot;; [Sheet1.F365]=&quot;TRUE&quot;; [.C365]=[.D365])" office:value-type="boolean" office:boolean-value="true">
            <text:p>TRUE</text:p>
          </table:table-cell>
        </table:table-row>
        <table:table-row table:style-name="ro1">
          <table:table-cell table:formula="of:=[Sheet1.A366]" office:value-type="string" office:string-value="miconic-strips">
            <text:p>miconic-strips</text:p>
          </table:table-cell>
          <table:table-cell table:formula="of:=[Sheet1.B366]" office:value-type="string" office:string-value="s9-0">
            <text:p>s9-0</text:p>
          </table:table-cell>
          <table:table-cell table:formula="of:=MAX([Sheet1.C366];[Sheet1.E366])" office:value-type="float" office:value="30">
            <text:p>30</text:p>
          </table:table-cell>
          <table:table-cell table:formula="of:=[Sheet1.G366]" office:value-type="float" office:value="30">
            <text:p>30</text:p>
          </table:table-cell>
          <table:table-cell table:formula="of:=OR([Sheet1.D366]=&quot;TRUE&quot;; [Sheet1.F366]=&quot;TRUE&quot;; [.C366]=[.D366])" office:value-type="boolean" office:boolean-value="true">
            <text:p>TRUE</text:p>
          </table:table-cell>
        </table:table-row>
        <table:table-row table:style-name="ro1">
          <table:table-cell table:formula="of:=[Sheet1.A367]" office:value-type="string" office:string-value="miconic-strips">
            <text:p>miconic-strips</text:p>
          </table:table-cell>
          <table:table-cell table:formula="of:=[Sheet1.B367]" office:value-type="string" office:string-value="s9-1">
            <text:p>s9-1</text:p>
          </table:table-cell>
          <table:table-cell table:formula="of:=MAX([Sheet1.C367];[Sheet1.E367])" office:value-type="float" office:value="29">
            <text:p>29</text:p>
          </table:table-cell>
          <table:table-cell table:formula="of:=[Sheet1.G367]" office:value-type="float" office:value="29">
            <text:p>29</text:p>
          </table:table-cell>
          <table:table-cell table:formula="of:=OR([Sheet1.D367]=&quot;TRUE&quot;; [Sheet1.F367]=&quot;TRUE&quot;; [.C367]=[.D367])" office:value-type="boolean" office:boolean-value="true">
            <text:p>TRUE</text:p>
          </table:table-cell>
        </table:table-row>
        <table:table-row table:style-name="ro1">
          <table:table-cell table:formula="of:=[Sheet1.A368]" office:value-type="string" office:string-value="miconic-strips">
            <text:p>miconic-strips</text:p>
          </table:table-cell>
          <table:table-cell table:formula="of:=[Sheet1.B368]" office:value-type="string" office:string-value="s9-2">
            <text:p>s9-2</text:p>
          </table:table-cell>
          <table:table-cell table:formula="of:=MAX([Sheet1.C368];[Sheet1.E368])" office:value-type="float" office:value="29">
            <text:p>29</text:p>
          </table:table-cell>
          <table:table-cell table:formula="of:=[Sheet1.G368]" office:value-type="float" office:value="29">
            <text:p>29</text:p>
          </table:table-cell>
          <table:table-cell table:formula="of:=OR([Sheet1.D368]=&quot;TRUE&quot;; [Sheet1.F368]=&quot;TRUE&quot;; [.C368]=[.D368])" office:value-type="boolean" office:boolean-value="true">
            <text:p>TRUE</text:p>
          </table:table-cell>
        </table:table-row>
        <table:table-row table:style-name="ro1">
          <table:table-cell table:formula="of:=[Sheet1.A369]" office:value-type="string" office:string-value="miconic-strips">
            <text:p>miconic-strips</text:p>
          </table:table-cell>
          <table:table-cell table:formula="of:=[Sheet1.B369]" office:value-type="string" office:string-value="s9-3">
            <text:p>s9-3</text:p>
          </table:table-cell>
          <table:table-cell table:formula="of:=MAX([Sheet1.C369];[Sheet1.E369])" office:value-type="float" office:value="31">
            <text:p>31</text:p>
          </table:table-cell>
          <table:table-cell table:formula="of:=[Sheet1.G369]" office:value-type="float" office:value="31">
            <text:p>31</text:p>
          </table:table-cell>
          <table:table-cell table:formula="of:=OR([Sheet1.D369]=&quot;TRUE&quot;; [Sheet1.F369]=&quot;TRUE&quot;; [.C369]=[.D369])" office:value-type="boolean" office:boolean-value="true">
            <text:p>TRUE</text:p>
          </table:table-cell>
        </table:table-row>
        <table:table-row table:style-name="ro1">
          <table:table-cell table:formula="of:=[Sheet1.A370]" office:value-type="string" office:string-value="miconic-strips">
            <text:p>miconic-strips</text:p>
          </table:table-cell>
          <table:table-cell table:formula="of:=[Sheet1.B370]" office:value-type="string" office:string-value="s9-4">
            <text:p>s9-4</text:p>
          </table:table-cell>
          <table:table-cell table:formula="of:=MAX([Sheet1.C370];[Sheet1.E370])" office:value-type="float" office:value="27">
            <text:p>27</text:p>
          </table:table-cell>
          <table:table-cell table:formula="of:=[Sheet1.G370]" office:value-type="float" office:value="27">
            <text:p>27</text:p>
          </table:table-cell>
          <table:table-cell table:formula="of:=OR([Sheet1.D370]=&quot;TRUE&quot;; [Sheet1.F370]=&quot;TRUE&quot;; [.C370]=[.D370])" office:value-type="boolean" office:boolean-value="true">
            <text:p>TRUE</text:p>
          </table:table-cell>
        </table:table-row>
        <table:table-row table:style-name="ro1">
          <table:table-cell table:formula="of:=[Sheet1.A371]" office:value-type="string" office:string-value="mprime">
            <text:p>mprime</text:p>
          </table:table-cell>
          <table:table-cell table:formula="of:=[Sheet1.B371]" office:value-type="string" office:string-value="prob01">
            <text:p>prob01</text:p>
          </table:table-cell>
          <table:table-cell table:formula="of:=MAX([Sheet1.C371];[Sheet1.E371])" office:value-type="float" office:value="5">
            <text:p>5</text:p>
          </table:table-cell>
          <table:table-cell table:formula="of:=[Sheet1.G371]" office:value-type="float" office:value="5">
            <text:p>5</text:p>
          </table:table-cell>
          <table:table-cell table:formula="of:=OR([Sheet1.D371]=&quot;TRUE&quot;; [Sheet1.F371]=&quot;TRUE&quot;; [.C371]=[.D371])" office:value-type="boolean" office:boolean-value="true">
            <text:p>TRUE</text:p>
          </table:table-cell>
        </table:table-row>
        <table:table-row table:style-name="ro1">
          <table:table-cell table:formula="of:=[Sheet1.A372]" office:value-type="string" office:string-value="mprime">
            <text:p>mprime</text:p>
          </table:table-cell>
          <table:table-cell table:formula="of:=[Sheet1.B372]" office:value-type="string" office:string-value="prob02">
            <text:p>prob02</text:p>
          </table:table-cell>
          <table:table-cell table:formula="of:=MAX([Sheet1.C372];[Sheet1.E372])" office:value-type="float" office:value="7">
            <text:p>7</text:p>
          </table:table-cell>
          <table:table-cell table:formula="of:=[Sheet1.G372]" office:value-type="float" office:value="7">
            <text:p>7</text:p>
          </table:table-cell>
          <table:table-cell table:formula="of:=OR([Sheet1.D372]=&quot;TRUE&quot;; [Sheet1.F372]=&quot;TRUE&quot;; [.C372]=[.D372])" office:value-type="boolean" office:boolean-value="true">
            <text:p>TRUE</text:p>
          </table:table-cell>
        </table:table-row>
        <table:table-row table:style-name="ro1">
          <table:table-cell table:formula="of:=[Sheet1.A373]" office:value-type="string" office:string-value="mprime">
            <text:p>mprime</text:p>
          </table:table-cell>
          <table:table-cell table:formula="of:=[Sheet1.B373]" office:value-type="string" office:string-value="prob03">
            <text:p>prob03</text:p>
          </table:table-cell>
          <table:table-cell table:formula="of:=MAX([Sheet1.C373];[Sheet1.E373])" office:value-type="float" office:value="4">
            <text:p>4</text:p>
          </table:table-cell>
          <table:table-cell table:formula="of:=[Sheet1.G373]" office:value-type="float" office:value="4">
            <text:p>4</text:p>
          </table:table-cell>
          <table:table-cell table:formula="of:=OR([Sheet1.D373]=&quot;TRUE&quot;; [Sheet1.F373]=&quot;TRUE&quot;; [.C373]=[.D373])" office:value-type="boolean" office:boolean-value="true">
            <text:p>TRUE</text:p>
          </table:table-cell>
        </table:table-row>
        <table:table-row table:style-name="ro1">
          <table:table-cell table:formula="of:=[Sheet1.A374]" office:value-type="string" office:string-value="mprime">
            <text:p>mprime</text:p>
          </table:table-cell>
          <table:table-cell table:formula="of:=[Sheet1.B374]" office:value-type="string" office:string-value="prob04">
            <text:p>prob04</text:p>
          </table:table-cell>
          <table:table-cell table:formula="of:=MAX([Sheet1.C374];[Sheet1.E374])" office:value-type="float" office:value="7">
            <text:p>7</text:p>
          </table:table-cell>
          <table:table-cell table:formula="of:=[Sheet1.G374]" office:value-type="float" office:value="7">
            <text:p>7</text:p>
          </table:table-cell>
          <table:table-cell table:formula="of:=OR([Sheet1.D374]=&quot;TRUE&quot;; [Sheet1.F374]=&quot;TRUE&quot;; [.C374]=[.D374])" office:value-type="boolean" office:boolean-value="true">
            <text:p>TRUE</text:p>
          </table:table-cell>
        </table:table-row>
        <table:table-row table:style-name="ro1">
          <table:table-cell table:formula="of:=[Sheet1.A375]" office:value-type="string" office:string-value="mprime">
            <text:p>mprime</text:p>
          </table:table-cell>
          <table:table-cell table:formula="of:=[Sheet1.B375]" office:value-type="string" office:string-value="prob05">
            <text:p>prob05</text:p>
          </table:table-cell>
          <table:table-cell table:formula="of:=MAX([Sheet1.C375];[Sheet1.E375])" office:value-type="float" office:value="8">
            <text:p>8</text:p>
          </table:table-cell>
          <table:table-cell table:formula="of:=[Sheet1.G375]" office:value-type="float" office:value="8">
            <text:p>8</text:p>
          </table:table-cell>
          <table:table-cell table:formula="of:=OR([Sheet1.D375]=&quot;TRUE&quot;; [Sheet1.F375]=&quot;TRUE&quot;; [.C375]=[.D375])" office:value-type="boolean" office:boolean-value="true">
            <text:p>TRUE</text:p>
          </table:table-cell>
        </table:table-row>
        <table:table-row table:style-name="ro1">
          <table:table-cell table:formula="of:=[Sheet1.A376]" office:value-type="string" office:string-value="mprime">
            <text:p>mprime</text:p>
          </table:table-cell>
          <table:table-cell table:formula="of:=[Sheet1.B376]" office:value-type="string" office:string-value="prob06">
            <text:p>prob06</text:p>
          </table:table-cell>
          <table:table-cell table:formula="of:=MAX([Sheet1.C376];[Sheet1.E376])" office:value-type="float" office:value="9">
            <text:p>9</text:p>
          </table:table-cell>
          <table:table-cell table:formula="of:=[Sheet1.G376]" office:value-type="float" office:value="11">
            <text:p>11</text:p>
          </table:table-cell>
          <table:table-cell table:formula="of:=OR([Sheet1.D376]=&quot;TRUE&quot;; [Sheet1.F376]=&quot;TRUE&quot;; [.C376]=[.D376])" office:value-type="boolean" office:boolean-value="false">
            <text:p>FALSE</text:p>
          </table:table-cell>
        </table:table-row>
        <table:table-row table:style-name="ro1">
          <table:table-cell table:formula="of:=[Sheet1.A377]" office:value-type="string" office:string-value="mprime">
            <text:p>mprime</text:p>
          </table:table-cell>
          <table:table-cell table:formula="of:=[Sheet1.B377]" office:value-type="string" office:string-value="prob07">
            <text:p>prob07</text:p>
          </table:table-cell>
          <table:table-cell table:formula="of:=MAX([Sheet1.C377];[Sheet1.E377])" office:value-type="float" office:value="5">
            <text:p>5</text:p>
          </table:table-cell>
          <table:table-cell table:formula="of:=[Sheet1.G377]" office:value-type="float" office:value="5">
            <text:p>5</text:p>
          </table:table-cell>
          <table:table-cell table:formula="of:=OR([Sheet1.D377]=&quot;TRUE&quot;; [Sheet1.F377]=&quot;TRUE&quot;; [.C377]=[.D377])" office:value-type="boolean" office:boolean-value="true">
            <text:p>TRUE</text:p>
          </table:table-cell>
        </table:table-row>
        <table:table-row table:style-name="ro1">
          <table:table-cell table:formula="of:=[Sheet1.A378]" office:value-type="string" office:string-value="mprime">
            <text:p>mprime</text:p>
          </table:table-cell>
          <table:table-cell table:formula="of:=[Sheet1.B378]" office:value-type="string" office:string-value="prob08">
            <text:p>prob08</text:p>
          </table:table-cell>
          <table:table-cell table:formula="of:=MAX([Sheet1.C378];[Sheet1.E378])" office:value-type="float" office:value="5">
            <text:p>5</text:p>
          </table:table-cell>
          <table:table-cell table:formula="of:=[Sheet1.G378]" office:value-type="float" office:value="5">
            <text:p>5</text:p>
          </table:table-cell>
          <table:table-cell table:formula="of:=OR([Sheet1.D378]=&quot;TRUE&quot;; [Sheet1.F378]=&quot;TRUE&quot;; [.C378]=[.D378])" office:value-type="boolean" office:boolean-value="true">
            <text:p>TRUE</text:p>
          </table:table-cell>
        </table:table-row>
        <table:table-row table:style-name="ro1">
          <table:table-cell table:formula="of:=[Sheet1.A379]" office:value-type="string" office:string-value="mprime">
            <text:p>mprime</text:p>
          </table:table-cell>
          <table:table-cell table:formula="of:=[Sheet1.B379]" office:value-type="string" office:string-value="prob09">
            <text:p>prob09</text:p>
          </table:table-cell>
          <table:table-cell table:formula="of:=MAX([Sheet1.C379];[Sheet1.E379])" office:value-type="float" office:value="8">
            <text:p>8</text:p>
          </table:table-cell>
          <table:table-cell table:formula="of:=[Sheet1.G379]" office:value-type="float" office:value="8">
            <text:p>8</text:p>
          </table:table-cell>
          <table:table-cell table:formula="of:=OR([Sheet1.D379]=&quot;TRUE&quot;; [Sheet1.F379]=&quot;TRUE&quot;; [.C379]=[.D379])" office:value-type="boolean" office:boolean-value="true">
            <text:p>TRUE</text:p>
          </table:table-cell>
        </table:table-row>
        <table:table-row table:style-name="ro1">
          <table:table-cell table:formula="of:=[Sheet1.A380]" office:value-type="string" office:string-value="mprime">
            <text:p>mprime</text:p>
          </table:table-cell>
          <table:table-cell table:formula="of:=[Sheet1.B380]" office:value-type="string" office:string-value="prob10">
            <text:p>prob10</text:p>
          </table:table-cell>
          <table:table-cell table:formula="of:=MAX([Sheet1.C380];[Sheet1.E380])" office:value-type="float" office:value="7">
            <text:p>7</text:p>
          </table:table-cell>
          <table:table-cell table:formula="of:=[Sheet1.G380]" office:value-type="float" office:value="7">
            <text:p>7</text:p>
          </table:table-cell>
          <table:table-cell table:formula="of:=OR([Sheet1.D380]=&quot;TRUE&quot;; [Sheet1.F380]=&quot;TRUE&quot;; [.C380]=[.D380])" office:value-type="boolean" office:boolean-value="true">
            <text:p>TRUE</text:p>
          </table:table-cell>
        </table:table-row>
        <table:table-row table:style-name="ro1">
          <table:table-cell table:formula="of:=[Sheet1.A381]" office:value-type="string" office:string-value="mprime">
            <text:p>mprime</text:p>
          </table:table-cell>
          <table:table-cell table:formula="of:=[Sheet1.B381]" office:value-type="string" office:string-value="prob11">
            <text:p>prob11</text:p>
          </table:table-cell>
          <table:table-cell table:formula="of:=MAX([Sheet1.C381];[Sheet1.E381])" office:value-type="float" office:value="7">
            <text:p>7</text:p>
          </table:table-cell>
          <table:table-cell table:formula="of:=[Sheet1.G381]" office:value-type="float" office:value="7">
            <text:p>7</text:p>
          </table:table-cell>
          <table:table-cell table:formula="of:=OR([Sheet1.D381]=&quot;TRUE&quot;; [Sheet1.F381]=&quot;TRUE&quot;; [.C381]=[.D381])" office:value-type="boolean" office:boolean-value="true">
            <text:p>TRUE</text:p>
          </table:table-cell>
        </table:table-row>
        <table:table-row table:style-name="ro1">
          <table:table-cell table:formula="of:=[Sheet1.A382]" office:value-type="string" office:string-value="mprime">
            <text:p>mprime</text:p>
          </table:table-cell>
          <table:table-cell table:formula="of:=[Sheet1.B382]" office:value-type="string" office:string-value="prob12">
            <text:p>prob12</text:p>
          </table:table-cell>
          <table:table-cell table:formula="of:=MAX([Sheet1.C382];[Sheet1.E382])" office:value-type="float" office:value="5">
            <text:p>5</text:p>
          </table:table-cell>
          <table:table-cell table:formula="of:=[Sheet1.G382]" office:value-type="float" office:value="5">
            <text:p>5</text:p>
          </table:table-cell>
          <table:table-cell table:formula="of:=OR([Sheet1.D382]=&quot;TRUE&quot;; [Sheet1.F382]=&quot;TRUE&quot;; [.C382]=[.D382])" office:value-type="boolean" office:boolean-value="true">
            <text:p>TRUE</text:p>
          </table:table-cell>
        </table:table-row>
        <table:table-row table:style-name="ro1">
          <table:table-cell table:formula="of:=[Sheet1.A383]" office:value-type="string" office:string-value="mprime">
            <text:p>mprime</text:p>
          </table:table-cell>
          <table:table-cell table:formula="of:=[Sheet1.B383]" office:value-type="string" office:string-value="prob13">
            <text:p>prob13</text:p>
          </table:table-cell>
          <table:table-cell table:formula="of:=MAX([Sheet1.C383];[Sheet1.E383])" office:value-type="float" office:value="11">
            <text:p>11</text:p>
          </table:table-cell>
          <table:table-cell table:formula="of:=[Sheet1.G383]" office:value-type="float" office:value="11">
            <text:p>11</text:p>
          </table:table-cell>
          <table:table-cell table:formula="of:=OR([Sheet1.D383]=&quot;TRUE&quot;; [Sheet1.F383]=&quot;TRUE&quot;; [.C383]=[.D383])" office:value-type="boolean" office:boolean-value="true">
            <text:p>TRUE</text:p>
          </table:table-cell>
        </table:table-row>
        <table:table-row table:style-name="ro1">
          <table:table-cell table:formula="of:=[Sheet1.A384]" office:value-type="string" office:string-value="mprime">
            <text:p>mprime</text:p>
          </table:table-cell>
          <table:table-cell table:formula="of:=[Sheet1.B384]" office:value-type="string" office:string-value="prob14">
            <text:p>prob14</text:p>
          </table:table-cell>
          <table:table-cell table:formula="of:=MAX([Sheet1.C384];[Sheet1.E384])" office:value-type="float" office:value="9">
            <text:p>9</text:p>
          </table:table-cell>
          <table:table-cell table:formula="of:=[Sheet1.G384]" office:value-type="float" office:value="9">
            <text:p>9</text:p>
          </table:table-cell>
          <table:table-cell table:formula="of:=OR([Sheet1.D384]=&quot;TRUE&quot;; [Sheet1.F384]=&quot;TRUE&quot;; [.C384]=[.D384])" office:value-type="boolean" office:boolean-value="true">
            <text:p>TRUE</text:p>
          </table:table-cell>
        </table:table-row>
        <table:table-row table:style-name="ro1">
          <table:table-cell table:formula="of:=[Sheet1.A385]" office:value-type="string" office:string-value="mprime">
            <text:p>mprime</text:p>
          </table:table-cell>
          <table:table-cell table:formula="of:=[Sheet1.B385]" office:value-type="string" office:string-value="prob15">
            <text:p>prob15</text:p>
          </table:table-cell>
          <table:table-cell table:formula="of:=MAX([Sheet1.C385];[Sheet1.E385])" office:value-type="float" office:value="6">
            <text:p>6</text:p>
          </table:table-cell>
          <table:table-cell table:formula="of:=[Sheet1.G385]" office:value-type="float" office:value="6">
            <text:p>6</text:p>
          </table:table-cell>
          <table:table-cell table:formula="of:=OR([Sheet1.D385]=&quot;TRUE&quot;; [Sheet1.F385]=&quot;TRUE&quot;; [.C385]=[.D385])" office:value-type="boolean" office:boolean-value="true">
            <text:p>TRUE</text:p>
          </table:table-cell>
        </table:table-row>
        <table:table-row table:style-name="ro1">
          <table:table-cell table:formula="of:=[Sheet1.A386]" office:value-type="string" office:string-value="mprime">
            <text:p>mprime</text:p>
          </table:table-cell>
          <table:table-cell table:formula="of:=[Sheet1.B386]" office:value-type="string" office:string-value="prob16">
            <text:p>prob16</text:p>
          </table:table-cell>
          <table:table-cell table:formula="of:=MAX([Sheet1.C386];[Sheet1.E386])" office:value-type="float" office:value="5">
            <text:p>5</text:p>
          </table:table-cell>
          <table:table-cell table:formula="of:=[Sheet1.G386]" office:value-type="float" office:value="5">
            <text:p>5</text:p>
          </table:table-cell>
          <table:table-cell table:formula="of:=OR([Sheet1.D386]=&quot;TRUE&quot;; [Sheet1.F386]=&quot;TRUE&quot;; [.C386]=[.D386])" office:value-type="boolean" office:boolean-value="true">
            <text:p>TRUE</text:p>
          </table:table-cell>
        </table:table-row>
        <table:table-row table:style-name="ro1">
          <table:table-cell table:formula="of:=[Sheet1.A387]" office:value-type="string" office:string-value="mprime">
            <text:p>mprime</text:p>
          </table:table-cell>
          <table:table-cell table:formula="of:=[Sheet1.B387]" office:value-type="string" office:string-value="prob17">
            <text:p>prob17</text:p>
          </table:table-cell>
          <table:table-cell table:formula="of:=MAX([Sheet1.C387];[Sheet1.E387])" office:value-type="float" office:value="4">
            <text:p>4</text:p>
          </table:table-cell>
          <table:table-cell table:formula="of:=[Sheet1.G387]" office:value-type="float" office:value="4">
            <text:p>4</text:p>
          </table:table-cell>
          <table:table-cell table:formula="of:=OR([Sheet1.D387]=&quot;TRUE&quot;; [Sheet1.F387]=&quot;TRUE&quot;; [.C387]=[.D387])" office:value-type="boolean" office:boolean-value="true">
            <text:p>TRUE</text:p>
          </table:table-cell>
        </table:table-row>
        <table:table-row table:style-name="ro1">
          <table:table-cell table:formula="of:=[Sheet1.A388]" office:value-type="string" office:string-value="mprime">
            <text:p>mprime</text:p>
          </table:table-cell>
          <table:table-cell table:formula="of:=[Sheet1.B388]" office:value-type="string" office:string-value="prob18">
            <text:p>prob18</text:p>
          </table:table-cell>
          <table:table-cell table:formula="of:=MAX([Sheet1.C388];[Sheet1.E388])" office:value-type="float" office:value="12">
            <text:p>12</text:p>
          </table:table-cell>
          <table:table-cell table:formula="of:=[Sheet1.G388]" office:value-type="float" office:value="14">
            <text:p>14</text:p>
          </table:table-cell>
          <table:table-cell table:formula="of:=OR([Sheet1.D388]=&quot;TRUE&quot;; [Sheet1.F388]=&quot;TRUE&quot;; [.C388]=[.D388])" office:value-type="boolean" office:boolean-value="false">
            <text:p>FALSE</text:p>
          </table:table-cell>
        </table:table-row>
        <table:table-row table:style-name="ro1">
          <table:table-cell table:formula="of:=[Sheet1.A389]" office:value-type="string" office:string-value="mprime">
            <text:p>mprime</text:p>
          </table:table-cell>
          <table:table-cell table:formula="of:=[Sheet1.B389]" office:value-type="string" office:string-value="prob19">
            <text:p>prob19</text:p>
          </table:table-cell>
          <table:table-cell table:formula="of:=MAX([Sheet1.C389];[Sheet1.E389])" office:value-type="float" office:value="5">
            <text:p>5</text:p>
          </table:table-cell>
          <table:table-cell table:formula="of:=[Sheet1.G389]" office:value-type="float" office:value="5">
            <text:p>5</text:p>
          </table:table-cell>
          <table:table-cell table:formula="of:=OR([Sheet1.D389]=&quot;TRUE&quot;; [Sheet1.F389]=&quot;TRUE&quot;; [.C389]=[.D389])" office:value-type="boolean" office:boolean-value="true">
            <text:p>TRUE</text:p>
          </table:table-cell>
        </table:table-row>
        <table:table-row table:style-name="ro1">
          <table:table-cell table:formula="of:=[Sheet1.A390]" office:value-type="string" office:string-value="mprime">
            <text:p>mprime</text:p>
          </table:table-cell>
          <table:table-cell table:formula="of:=[Sheet1.B390]" office:value-type="string" office:string-value="prob20">
            <text:p>prob20</text:p>
          </table:table-cell>
          <table:table-cell table:formula="of:=MAX([Sheet1.C390];[Sheet1.E390])" office:value-type="float" office:value="6">
            <text:p>6</text:p>
          </table:table-cell>
          <table:table-cell table:formula="of:=[Sheet1.G390]" office:value-type="float" office:value="7">
            <text:p>7</text:p>
          </table:table-cell>
          <table:table-cell table:formula="of:=OR([Sheet1.D390]=&quot;TRUE&quot;; [Sheet1.F390]=&quot;TRUE&quot;; [.C390]=[.D390])" office:value-type="boolean" office:boolean-value="false">
            <text:p>FALSE</text:p>
          </table:table-cell>
        </table:table-row>
        <table:table-row table:style-name="ro1">
          <table:table-cell table:formula="of:=[Sheet1.A391]" office:value-type="string" office:string-value="mprime">
            <text:p>mprime</text:p>
          </table:table-cell>
          <table:table-cell table:formula="of:=[Sheet1.B391]" office:value-type="string" office:string-value="prob21">
            <text:p>prob21</text:p>
          </table:table-cell>
          <table:table-cell table:formula="of:=MAX([Sheet1.C391];[Sheet1.E391])" office:value-type="float" office:value="4">
            <text:p>4</text:p>
          </table:table-cell>
          <table:table-cell table:formula="of:=[Sheet1.G391]" office:value-type="float" office:value="4">
            <text:p>4</text:p>
          </table:table-cell>
          <table:table-cell table:formula="of:=OR([Sheet1.D391]=&quot;TRUE&quot;; [Sheet1.F391]=&quot;TRUE&quot;; [.C391]=[.D391])" office:value-type="boolean" office:boolean-value="true">
            <text:p>TRUE</text:p>
          </table:table-cell>
        </table:table-row>
        <table:table-row table:style-name="ro1">
          <table:table-cell table:formula="of:=[Sheet1.A392]" office:value-type="string" office:string-value="mprime">
            <text:p>mprime</text:p>
          </table:table-cell>
          <table:table-cell table:formula="of:=[Sheet1.B392]" office:value-type="string" office:string-value="prob22">
            <text:p>prob22</text:p>
          </table:table-cell>
          <table:table-cell table:formula="of:=MAX([Sheet1.C392];[Sheet1.E392])" office:value-type="float" office:value="7">
            <text:p>7</text:p>
          </table:table-cell>
          <table:table-cell table:formula="of:=[Sheet1.G392]" office:value-type="float" office:value="9">
            <text:p>9</text:p>
          </table:table-cell>
          <table:table-cell table:formula="of:=OR([Sheet1.D392]=&quot;TRUE&quot;; [Sheet1.F392]=&quot;TRUE&quot;; [.C392]=[.D392])" office:value-type="boolean" office:boolean-value="false">
            <text:p>FALSE</text:p>
          </table:table-cell>
        </table:table-row>
        <table:table-row table:style-name="ro1">
          <table:table-cell table:formula="of:=[Sheet1.A393]" office:value-type="string" office:string-value="mprime">
            <text:p>mprime</text:p>
          </table:table-cell>
          <table:table-cell table:formula="of:=[Sheet1.B393]" office:value-type="string" office:string-value="prob23">
            <text:p>prob23</text:p>
          </table:table-cell>
          <table:table-cell table:formula="of:=MAX([Sheet1.C393];[Sheet1.E393])" office:value-type="float" office:value="8">
            <text:p>8</text:p>
          </table:table-cell>
          <table:table-cell table:formula="of:=[Sheet1.G393]" office:value-type="float" office:value="8">
            <text:p>8</text:p>
          </table:table-cell>
          <table:table-cell table:formula="of:=OR([Sheet1.D393]=&quot;TRUE&quot;; [Sheet1.F393]=&quot;TRUE&quot;; [.C393]=[.D393])" office:value-type="boolean" office:boolean-value="true">
            <text:p>TRUE</text:p>
          </table:table-cell>
        </table:table-row>
        <table:table-row table:style-name="ro1">
          <table:table-cell table:formula="of:=[Sheet1.A394]" office:value-type="string" office:string-value="mprime">
            <text:p>mprime</text:p>
          </table:table-cell>
          <table:table-cell table:formula="of:=[Sheet1.B394]" office:value-type="string" office:string-value="prob24">
            <text:p>prob24</text:p>
          </table:table-cell>
          <table:table-cell table:formula="of:=MAX([Sheet1.C394];[Sheet1.E394])" office:value-type="float" office:value="6">
            <text:p>6</text:p>
          </table:table-cell>
          <table:table-cell table:formula="of:=[Sheet1.G394]" office:value-type="float" office:value="6">
            <text:p>6</text:p>
          </table:table-cell>
          <table:table-cell table:formula="of:=OR([Sheet1.D394]=&quot;TRUE&quot;; [Sheet1.F394]=&quot;TRUE&quot;; [.C394]=[.D394])" office:value-type="boolean" office:boolean-value="true">
            <text:p>TRUE</text:p>
          </table:table-cell>
        </table:table-row>
        <table:table-row table:style-name="ro1">
          <table:table-cell table:formula="of:=[Sheet1.A395]" office:value-type="string" office:string-value="mprime">
            <text:p>mprime</text:p>
          </table:table-cell>
          <table:table-cell table:formula="of:=[Sheet1.B395]" office:value-type="string" office:string-value="prob25">
            <text:p>prob25</text:p>
          </table:table-cell>
          <table:table-cell table:formula="of:=MAX([Sheet1.C395];[Sheet1.E395])" office:value-type="float" office:value="4">
            <text:p>4</text:p>
          </table:table-cell>
          <table:table-cell table:formula="of:=[Sheet1.G395]" office:value-type="float" office:value="4">
            <text:p>4</text:p>
          </table:table-cell>
          <table:table-cell table:formula="of:=OR([Sheet1.D395]=&quot;TRUE&quot;; [Sheet1.F395]=&quot;TRUE&quot;; [.C395]=[.D395])" office:value-type="boolean" office:boolean-value="true">
            <text:p>TRUE</text:p>
          </table:table-cell>
        </table:table-row>
        <table:table-row table:style-name="ro1">
          <table:table-cell table:formula="of:=[Sheet1.A396]" office:value-type="string" office:string-value="mprime">
            <text:p>mprime</text:p>
          </table:table-cell>
          <table:table-cell table:formula="of:=[Sheet1.B396]" office:value-type="string" office:string-value="prob26">
            <text:p>prob26</text:p>
          </table:table-cell>
          <table:table-cell table:formula="of:=MAX([Sheet1.C396];[Sheet1.E396])" office:value-type="float" office:value="6">
            <text:p>6</text:p>
          </table:table-cell>
          <table:table-cell table:formula="of:=[Sheet1.G396]" office:value-type="float" office:value="6">
            <text:p>6</text:p>
          </table:table-cell>
          <table:table-cell table:formula="of:=OR([Sheet1.D396]=&quot;TRUE&quot;; [Sheet1.F396]=&quot;TRUE&quot;; [.C396]=[.D396])" office:value-type="boolean" office:boolean-value="true">
            <text:p>TRUE</text:p>
          </table:table-cell>
        </table:table-row>
        <table:table-row table:style-name="ro1">
          <table:table-cell table:formula="of:=[Sheet1.A397]" office:value-type="string" office:string-value="mprime">
            <text:p>mprime</text:p>
          </table:table-cell>
          <table:table-cell table:formula="of:=[Sheet1.B397]" office:value-type="string" office:string-value="prob27">
            <text:p>prob27</text:p>
          </table:table-cell>
          <table:table-cell table:formula="of:=MAX([Sheet1.C397];[Sheet1.E397])" office:value-type="float" office:value="5">
            <text:p>5</text:p>
          </table:table-cell>
          <table:table-cell table:formula="of:=[Sheet1.G397]" office:value-type="float" office:value="5">
            <text:p>5</text:p>
          </table:table-cell>
          <table:table-cell table:formula="of:=OR([Sheet1.D397]=&quot;TRUE&quot;; [Sheet1.F397]=&quot;TRUE&quot;; [.C397]=[.D397])" office:value-type="boolean" office:boolean-value="true">
            <text:p>TRUE</text:p>
          </table:table-cell>
        </table:table-row>
        <table:table-row table:style-name="ro1">
          <table:table-cell table:formula="of:=[Sheet1.A398]" office:value-type="string" office:string-value="mprime">
            <text:p>mprime</text:p>
          </table:table-cell>
          <table:table-cell table:formula="of:=[Sheet1.B398]" office:value-type="string" office:string-value="prob28">
            <text:p>prob28</text:p>
          </table:table-cell>
          <table:table-cell table:formula="of:=MAX([Sheet1.C398];[Sheet1.E398])" office:value-type="float" office:value="7">
            <text:p>7</text:p>
          </table:table-cell>
          <table:table-cell table:formula="of:=[Sheet1.G398]" office:value-type="float" office:value="7">
            <text:p>7</text:p>
          </table:table-cell>
          <table:table-cell table:formula="of:=OR([Sheet1.D398]=&quot;TRUE&quot;; [Sheet1.F398]=&quot;TRUE&quot;; [.C398]=[.D398])" office:value-type="boolean" office:boolean-value="true">
            <text:p>TRUE</text:p>
          </table:table-cell>
        </table:table-row>
        <table:table-row table:style-name="ro1">
          <table:table-cell table:formula="of:=[Sheet1.A399]" office:value-type="string" office:string-value="mprime">
            <text:p>mprime</text:p>
          </table:table-cell>
          <table:table-cell table:formula="of:=[Sheet1.B399]" office:value-type="string" office:string-value="prob29">
            <text:p>prob29</text:p>
          </table:table-cell>
          <table:table-cell table:formula="of:=MAX([Sheet1.C399];[Sheet1.E399])" office:value-type="float" office:value="4">
            <text:p>4</text:p>
          </table:table-cell>
          <table:table-cell table:formula="of:=[Sheet1.G399]" office:value-type="float" office:value="4">
            <text:p>4</text:p>
          </table:table-cell>
          <table:table-cell table:formula="of:=OR([Sheet1.D399]=&quot;TRUE&quot;; [Sheet1.F399]=&quot;TRUE&quot;; [.C399]=[.D399])" office:value-type="boolean" office:boolean-value="true">
            <text:p>TRUE</text:p>
          </table:table-cell>
        </table:table-row>
        <table:table-row table:style-name="ro1">
          <table:table-cell table:formula="of:=[Sheet1.A400]" office:value-type="string" office:string-value="mprime">
            <text:p>mprime</text:p>
          </table:table-cell>
          <table:table-cell table:formula="of:=[Sheet1.B400]" office:value-type="string" office:string-value="prob30">
            <text:p>prob30</text:p>
          </table:table-cell>
          <table:table-cell table:formula="of:=MAX([Sheet1.C400];[Sheet1.E400])" office:value-type="float" office:value="8">
            <text:p>8</text:p>
          </table:table-cell>
          <table:table-cell table:formula="of:=[Sheet1.G400]" office:value-type="float" office:value="8">
            <text:p>8</text:p>
          </table:table-cell>
          <table:table-cell table:formula="of:=OR([Sheet1.D400]=&quot;TRUE&quot;; [Sheet1.F400]=&quot;TRUE&quot;; [.C400]=[.D400])" office:value-type="boolean" office:boolean-value="true">
            <text:p>TRUE</text:p>
          </table:table-cell>
        </table:table-row>
        <table:table-row table:style-name="ro1">
          <table:table-cell table:formula="of:=[Sheet1.A401]" office:value-type="string" office:string-value="mprime">
            <text:p>mprime</text:p>
          </table:table-cell>
          <table:table-cell table:formula="of:=[Sheet1.B401]" office:value-type="string" office:string-value="prob31">
            <text:p>prob31</text:p>
          </table:table-cell>
          <table:table-cell table:formula="of:=MAX([Sheet1.C401];[Sheet1.E401])" office:value-type="float" office:value="4">
            <text:p>4</text:p>
          </table:table-cell>
          <table:table-cell table:formula="of:=[Sheet1.G401]" office:value-type="float" office:value="4">
            <text:p>4</text:p>
          </table:table-cell>
          <table:table-cell table:formula="of:=OR([Sheet1.D401]=&quot;TRUE&quot;; [Sheet1.F401]=&quot;TRUE&quot;; [.C401]=[.D401])" office:value-type="boolean" office:boolean-value="true">
            <text:p>TRUE</text:p>
          </table:table-cell>
        </table:table-row>
        <table:table-row table:style-name="ro1">
          <table:table-cell table:formula="of:=[Sheet1.A402]" office:value-type="string" office:string-value="mprime">
            <text:p>mprime</text:p>
          </table:table-cell>
          <table:table-cell table:formula="of:=[Sheet1.B402]" office:value-type="string" office:string-value="prob32">
            <text:p>prob32</text:p>
          </table:table-cell>
          <table:table-cell table:formula="of:=MAX([Sheet1.C402];[Sheet1.E402])" office:value-type="float" office:value="5">
            <text:p>5</text:p>
          </table:table-cell>
          <table:table-cell table:formula="of:=[Sheet1.G402]" office:value-type="float" office:value="5">
            <text:p>5</text:p>
          </table:table-cell>
          <table:table-cell table:formula="of:=OR([Sheet1.D402]=&quot;TRUE&quot;; [Sheet1.F402]=&quot;TRUE&quot;; [.C402]=[.D402])" office:value-type="boolean" office:boolean-value="true">
            <text:p>TRUE</text:p>
          </table:table-cell>
        </table:table-row>
        <table:table-row table:style-name="ro1">
          <table:table-cell table:formula="of:=[Sheet1.A403]" office:value-type="string" office:string-value="mprime">
            <text:p>mprime</text:p>
          </table:table-cell>
          <table:table-cell table:formula="of:=[Sheet1.B403]" office:value-type="string" office:string-value="prob33">
            <text:p>prob33</text:p>
          </table:table-cell>
          <table:table-cell table:formula="of:=MAX([Sheet1.C403];[Sheet1.E403])" office:value-type="float" office:value="8">
            <text:p>8</text:p>
          </table:table-cell>
          <table:table-cell table:formula="of:=[Sheet1.G403]" office:value-type="float" office:value="8">
            <text:p>8</text:p>
          </table:table-cell>
          <table:table-cell table:formula="of:=OR([Sheet1.D403]=&quot;TRUE&quot;; [Sheet1.F403]=&quot;TRUE&quot;; [.C403]=[.D403])" office:value-type="boolean" office:boolean-value="true">
            <text:p>TRUE</text:p>
          </table:table-cell>
        </table:table-row>
        <table:table-row table:style-name="ro1">
          <table:table-cell table:formula="of:=[Sheet1.A404]" office:value-type="string" office:string-value="mprime">
            <text:p>mprime</text:p>
          </table:table-cell>
          <table:table-cell table:formula="of:=[Sheet1.B404]" office:value-type="string" office:string-value="prob34">
            <text:p>prob34</text:p>
          </table:table-cell>
          <table:table-cell table:formula="of:=MAX([Sheet1.C404];[Sheet1.E404])" office:value-type="float" office:value="4">
            <text:p>4</text:p>
          </table:table-cell>
          <table:table-cell table:formula="of:=[Sheet1.G404]" office:value-type="float" office:value="4">
            <text:p>4</text:p>
          </table:table-cell>
          <table:table-cell table:formula="of:=OR([Sheet1.D404]=&quot;TRUE&quot;; [Sheet1.F404]=&quot;TRUE&quot;; [.C404]=[.D404])" office:value-type="boolean" office:boolean-value="true">
            <text:p>TRUE</text:p>
          </table:table-cell>
        </table:table-row>
        <table:table-row table:style-name="ro1">
          <table:table-cell table:formula="of:=[Sheet1.A405]" office:value-type="string" office:string-value="mprime">
            <text:p>mprime</text:p>
          </table:table-cell>
          <table:table-cell table:formula="of:=[Sheet1.B405]" office:value-type="string" office:string-value="prob35">
            <text:p>prob35</text:p>
          </table:table-cell>
          <table:table-cell table:formula="of:=MAX([Sheet1.C405];[Sheet1.E405])" office:value-type="float" office:value="4">
            <text:p>4</text:p>
          </table:table-cell>
          <table:table-cell table:formula="of:=[Sheet1.G405]" office:value-type="float" office:value="4">
            <text:p>4</text:p>
          </table:table-cell>
          <table:table-cell table:formula="of:=OR([Sheet1.D405]=&quot;TRUE&quot;; [Sheet1.F405]=&quot;TRUE&quot;; [.C405]=[.D405])" office:value-type="boolean" office:boolean-value="true">
            <text:p>TRUE</text:p>
          </table:table-cell>
        </table:table-row>
        <table:table-row table:style-name="ro1">
          <table:table-cell table:formula="of:=[Sheet1.A406]" office:value-type="string" office:string-value="mystery">
            <text:p>mystery</text:p>
          </table:table-cell>
          <table:table-cell table:formula="of:=[Sheet1.B406]" office:value-type="string" office:string-value="prob01">
            <text:p>prob01</text:p>
          </table:table-cell>
          <table:table-cell table:formula="of:=MAX([Sheet1.C406];[Sheet1.E406])" office:value-type="float" office:value="5">
            <text:p>5</text:p>
          </table:table-cell>
          <table:table-cell table:formula="of:=[Sheet1.G406]" office:value-type="float" office:value="5">
            <text:p>5</text:p>
          </table:table-cell>
          <table:table-cell table:formula="of:=OR([Sheet1.D406]=&quot;TRUE&quot;; [Sheet1.F406]=&quot;TRUE&quot;; [.C406]=[.D406])" office:value-type="boolean" office:boolean-value="true">
            <text:p>TRUE</text:p>
          </table:table-cell>
        </table:table-row>
        <table:table-row table:style-name="ro1">
          <table:table-cell table:formula="of:=[Sheet1.A407]" office:value-type="string" office:string-value="mystery">
            <text:p>mystery</text:p>
          </table:table-cell>
          <table:table-cell table:formula="of:=[Sheet1.B407]" office:value-type="string" office:string-value="prob02">
            <text:p>prob02</text:p>
          </table:table-cell>
          <table:table-cell table:formula="of:=MAX([Sheet1.C407];[Sheet1.E407])" office:value-type="float" office:value="7">
            <text:p>7</text:p>
          </table:table-cell>
          <table:table-cell table:formula="of:=[Sheet1.G407]" office:value-type="float" office:value="7">
            <text:p>7</text:p>
          </table:table-cell>
          <table:table-cell table:formula="of:=OR([Sheet1.D407]=&quot;TRUE&quot;; [Sheet1.F407]=&quot;TRUE&quot;; [.C407]=[.D407])" office:value-type="boolean" office:boolean-value="true">
            <text:p>TRUE</text:p>
          </table:table-cell>
        </table:table-row>
        <table:table-row table:style-name="ro1">
          <table:table-cell table:formula="of:=[Sheet1.A408]" office:value-type="string" office:string-value="mystery">
            <text:p>mystery</text:p>
          </table:table-cell>
          <table:table-cell table:formula="of:=[Sheet1.B408]" office:value-type="string" office:string-value="prob03">
            <text:p>prob03</text:p>
          </table:table-cell>
          <table:table-cell table:formula="of:=MAX([Sheet1.C408];[Sheet1.E408])" office:value-type="float" office:value="4">
            <text:p>4</text:p>
          </table:table-cell>
          <table:table-cell table:formula="of:=[Sheet1.G408]" office:value-type="float" office:value="4">
            <text:p>4</text:p>
          </table:table-cell>
          <table:table-cell table:formula="of:=OR([Sheet1.D408]=&quot;TRUE&quot;; [Sheet1.F408]=&quot;TRUE&quot;; [.C408]=[.D408])" office:value-type="boolean" office:boolean-value="true">
            <text:p>TRUE</text:p>
          </table:table-cell>
        </table:table-row>
        <table:table-row table:style-name="ro1">
          <table:table-cell table:formula="of:=[Sheet1.A409]" office:value-type="string" office:string-value="mystery">
            <text:p>mystery</text:p>
          </table:table-cell>
          <table:table-cell table:formula="of:=[Sheet1.B409]" office:value-type="string" office:string-value="prob04">
            <text:p>prob04</text:p>
          </table:table-cell>
          <table:table-cell table:formula="of:=MAX([Sheet1.C409];[Sheet1.E409])" office:value-type="float" office:value="7">
            <text:p>7</text:p>
          </table:table-cell>
          <table:table-cell table:formula="of:=[Sheet1.G409]" office:value-type="float" office:value="7">
            <text:p>7</text:p>
          </table:table-cell>
          <table:table-cell table:formula="of:=OR([Sheet1.D409]=&quot;TRUE&quot;; [Sheet1.F409]=&quot;TRUE&quot;; [.C409]=[.D409])" office:value-type="boolean" office:boolean-value="true">
            <text:p>TRUE</text:p>
          </table:table-cell>
        </table:table-row>
        <table:table-row table:style-name="ro1">
          <table:table-cell table:formula="of:=[Sheet1.A410]" office:value-type="string" office:string-value="mystery">
            <text:p>mystery</text:p>
          </table:table-cell>
          <table:table-cell table:formula="of:=[Sheet1.B410]" office:value-type="string" office:string-value="prob05">
            <text:p>prob05</text:p>
          </table:table-cell>
          <table:table-cell table:formula="of:=MAX([Sheet1.C410];[Sheet1.E410])" office:value-type="float" office:value="8">
            <text:p>8</text:p>
          </table:table-cell>
          <table:table-cell table:formula="of:=[Sheet1.G410]" office:value-type="float" office:value="8">
            <text:p>8</text:p>
          </table:table-cell>
          <table:table-cell table:formula="of:=OR([Sheet1.D410]=&quot;TRUE&quot;; [Sheet1.F410]=&quot;TRUE&quot;; [.C410]=[.D410])" office:value-type="boolean" office:boolean-value="true">
            <text:p>TRUE</text:p>
          </table:table-cell>
        </table:table-row>
        <table:table-row table:style-name="ro1">
          <table:table-cell table:formula="of:=[Sheet1.A411]" office:value-type="string" office:string-value="mystery">
            <text:p>mystery</text:p>
          </table:table-cell>
          <table:table-cell table:formula="of:=[Sheet1.B411]" office:value-type="string" office:string-value="prob06">
            <text:p>prob06</text:p>
          </table:table-cell>
          <table:table-cell table:formula="of:=MAX([Sheet1.C411];[Sheet1.E411])" office:value-type="float" office:value="11">
            <text:p>11</text:p>
          </table:table-cell>
          <table:table-cell table:formula="of:=[Sheet1.G411]" office:value-type="float" office:value="11">
            <text:p>11</text:p>
          </table:table-cell>
          <table:table-cell table:formula="of:=OR([Sheet1.D411]=&quot;TRUE&quot;; [Sheet1.F411]=&quot;TRUE&quot;; [.C411]=[.D411])" office:value-type="boolean" office:boolean-value="true">
            <text:p>TRUE</text:p>
          </table:table-cell>
        </table:table-row>
        <table:table-row table:style-name="ro1">
          <table:table-cell table:formula="of:=[Sheet1.A412]" office:value-type="string" office:string-value="mystery">
            <text:p>mystery</text:p>
          </table:table-cell>
          <table:table-cell table:formula="of:=[Sheet1.B412]" office:value-type="string" office:string-value="prob07">
            <text:p>prob07</text:p>
          </table:table-cell>
          <table:table-cell table:formula="of:=MAX([Sheet1.C412];[Sheet1.E412])" office:value-type="float" office:value="0">
            <text:p>0</text:p>
          </table:table-cell>
          <table:table-cell table:formula="of:=[Sheet1.G412]" office:value-type="string" office:string-value="Inf">
            <text:p>Inf</text:p>
          </table:table-cell>
          <table:table-cell table:formula="of:=OR([Sheet1.D412]=&quot;TRUE&quot;; [Sheet1.F412]=&quot;TRUE&quot;; [.C412]=[.D412])" office:value-type="boolean" office:boolean-value="true">
            <text:p>TRUE</text:p>
          </table:table-cell>
        </table:table-row>
        <table:table-row table:style-name="ro1">
          <table:table-cell table:formula="of:=[Sheet1.A413]" office:value-type="string" office:string-value="mystery">
            <text:p>mystery</text:p>
          </table:table-cell>
          <table:table-cell table:formula="of:=[Sheet1.B413]" office:value-type="string" office:string-value="prob08">
            <text:p>prob08</text:p>
          </table:table-cell>
          <table:table-cell table:formula="of:=MAX([Sheet1.C413];[Sheet1.E413])" office:value-type="float" office:value="5">
            <text:p>5</text:p>
          </table:table-cell>
          <table:table-cell table:formula="of:=[Sheet1.G413]" office:value-type="float" office:value="5">
            <text:p>5</text:p>
          </table:table-cell>
          <table:table-cell table:formula="of:=OR([Sheet1.D413]=&quot;TRUE&quot;; [Sheet1.F413]=&quot;TRUE&quot;; [.C413]=[.D413])" office:value-type="boolean" office:boolean-value="true">
            <text:p>TRUE</text:p>
          </table:table-cell>
        </table:table-row>
        <table:table-row table:style-name="ro1">
          <table:table-cell table:formula="of:=[Sheet1.A414]" office:value-type="string" office:string-value="mystery">
            <text:p>mystery</text:p>
          </table:table-cell>
          <table:table-cell table:formula="of:=[Sheet1.B414]" office:value-type="string" office:string-value="prob09">
            <text:p>prob09</text:p>
          </table:table-cell>
          <table:table-cell table:formula="of:=MAX([Sheet1.C414];[Sheet1.E414])" office:value-type="float" office:value="8">
            <text:p>8</text:p>
          </table:table-cell>
          <table:table-cell table:formula="of:=[Sheet1.G414]" office:value-type="float" office:value="8">
            <text:p>8</text:p>
          </table:table-cell>
          <table:table-cell table:formula="of:=OR([Sheet1.D414]=&quot;TRUE&quot;; [Sheet1.F414]=&quot;TRUE&quot;; [.C414]=[.D414])" office:value-type="boolean" office:boolean-value="true">
            <text:p>TRUE</text:p>
          </table:table-cell>
        </table:table-row>
        <table:table-row table:style-name="ro1">
          <table:table-cell table:formula="of:=[Sheet1.A415]" office:value-type="string" office:string-value="mystery">
            <text:p>mystery</text:p>
          </table:table-cell>
          <table:table-cell table:formula="of:=[Sheet1.B415]" office:value-type="string" office:string-value="prob10">
            <text:p>prob10</text:p>
          </table:table-cell>
          <table:table-cell table:formula="of:=MAX([Sheet1.C415];[Sheet1.E415])" office:value-type="float" office:value="7">
            <text:p>7</text:p>
          </table:table-cell>
          <table:table-cell table:formula="of:=[Sheet1.G415]" office:value-type="float" office:value="7">
            <text:p>7</text:p>
          </table:table-cell>
          <table:table-cell table:formula="of:=OR([Sheet1.D415]=&quot;TRUE&quot;; [Sheet1.F415]=&quot;TRUE&quot;; [.C415]=[.D415])" office:value-type="boolean" office:boolean-value="true">
            <text:p>TRUE</text:p>
          </table:table-cell>
        </table:table-row>
        <table:table-row table:style-name="ro1">
          <table:table-cell table:formula="of:=[Sheet1.A416]" office:value-type="string" office:string-value="mystery">
            <text:p>mystery</text:p>
          </table:table-cell>
          <table:table-cell table:formula="of:=[Sheet1.B416]" office:value-type="string" office:string-value="prob11">
            <text:p>prob11</text:p>
          </table:table-cell>
          <table:table-cell table:formula="of:=MAX([Sheet1.C416];[Sheet1.E416])" office:value-type="float" office:value="7">
            <text:p>7</text:p>
          </table:table-cell>
          <table:table-cell table:formula="of:=[Sheet1.G416]" office:value-type="float" office:value="7">
            <text:p>7</text:p>
          </table:table-cell>
          <table:table-cell table:formula="of:=OR([Sheet1.D416]=&quot;TRUE&quot;; [Sheet1.F416]=&quot;TRUE&quot;; [.C416]=[.D416])" office:value-type="boolean" office:boolean-value="true">
            <text:p>TRUE</text:p>
          </table:table-cell>
        </table:table-row>
        <table:table-row table:style-name="ro1">
          <table:table-cell table:formula="of:=[Sheet1.A417]" office:value-type="string" office:string-value="mystery">
            <text:p>mystery</text:p>
          </table:table-cell>
          <table:table-cell table:formula="of:=[Sheet1.B417]" office:value-type="string" office:string-value="prob12">
            <text:p>prob12</text:p>
          </table:table-cell>
          <table:table-cell table:formula="of:=MAX([Sheet1.C417];[Sheet1.E417])" office:value-type="float" office:value="5">
            <text:p>5</text:p>
          </table:table-cell>
          <table:table-cell table:formula="of:=[Sheet1.G417]" office:value-type="float" office:value="5">
            <text:p>5</text:p>
          </table:table-cell>
          <table:table-cell table:formula="of:=OR([Sheet1.D417]=&quot;TRUE&quot;; [Sheet1.F417]=&quot;TRUE&quot;; [.C417]=[.D417])" office:value-type="boolean" office:boolean-value="true">
            <text:p>TRUE</text:p>
          </table:table-cell>
        </table:table-row>
        <table:table-row table:style-name="ro1">
          <table:table-cell table:formula="of:=[Sheet1.A418]" office:value-type="string" office:string-value="mystery">
            <text:p>mystery</text:p>
          </table:table-cell>
          <table:table-cell table:formula="of:=[Sheet1.B418]" office:value-type="string" office:string-value="prob13">
            <text:p>prob13</text:p>
          </table:table-cell>
          <table:table-cell table:formula="of:=MAX([Sheet1.C418];[Sheet1.E418])" office:value-type="float" office:value="11">
            <text:p>11</text:p>
          </table:table-cell>
          <table:table-cell table:formula="of:=[Sheet1.G418]" office:value-type="float" office:value="11">
            <text:p>11</text:p>
          </table:table-cell>
          <table:table-cell table:formula="of:=OR([Sheet1.D418]=&quot;TRUE&quot;; [Sheet1.F418]=&quot;TRUE&quot;; [.C418]=[.D418])" office:value-type="boolean" office:boolean-value="true">
            <text:p>TRUE</text:p>
          </table:table-cell>
        </table:table-row>
        <table:table-row table:style-name="ro1">
          <table:table-cell table:formula="of:=[Sheet1.A419]" office:value-type="string" office:string-value="mystery">
            <text:p>mystery</text:p>
          </table:table-cell>
          <table:table-cell table:formula="of:=[Sheet1.B419]" office:value-type="string" office:string-value="prob14">
            <text:p>prob14</text:p>
          </table:table-cell>
          <table:table-cell table:formula="of:=MAX([Sheet1.C419];[Sheet1.E419])" office:value-type="float" office:value="9">
            <text:p>9</text:p>
          </table:table-cell>
          <table:table-cell table:formula="of:=[Sheet1.G419]" office:value-type="float" office:value="9">
            <text:p>9</text:p>
          </table:table-cell>
          <table:table-cell table:formula="of:=OR([Sheet1.D419]=&quot;TRUE&quot;; [Sheet1.F419]=&quot;TRUE&quot;; [.C419]=[.D419])" office:value-type="boolean" office:boolean-value="true">
            <text:p>TRUE</text:p>
          </table:table-cell>
        </table:table-row>
        <table:table-row table:style-name="ro1">
          <table:table-cell table:formula="of:=[Sheet1.A420]" office:value-type="string" office:string-value="mystery">
            <text:p>mystery</text:p>
          </table:table-cell>
          <table:table-cell table:formula="of:=[Sheet1.B420]" office:value-type="string" office:string-value="prob15">
            <text:p>prob15</text:p>
          </table:table-cell>
          <table:table-cell table:formula="of:=MAX([Sheet1.C420];[Sheet1.E420])" office:value-type="float" office:value="6">
            <text:p>6</text:p>
          </table:table-cell>
          <table:table-cell table:formula="of:=[Sheet1.G420]" office:value-type="float" office:value="6">
            <text:p>6</text:p>
          </table:table-cell>
          <table:table-cell table:formula="of:=OR([Sheet1.D420]=&quot;TRUE&quot;; [Sheet1.F420]=&quot;TRUE&quot;; [.C420]=[.D420])" office:value-type="boolean" office:boolean-value="true">
            <text:p>TRUE</text:p>
          </table:table-cell>
        </table:table-row>
        <table:table-row table:style-name="ro1">
          <table:table-cell table:formula="of:=[Sheet1.A421]" office:value-type="string" office:string-value="mystery">
            <text:p>mystery</text:p>
          </table:table-cell>
          <table:table-cell table:formula="of:=[Sheet1.B421]" office:value-type="string" office:string-value="prob16">
            <text:p>prob16</text:p>
          </table:table-cell>
          <table:table-cell table:formula="of:=MAX([Sheet1.C421];[Sheet1.E421])" office:value-type="float" office:value="5">
            <text:p>5</text:p>
          </table:table-cell>
          <table:table-cell table:formula="of:=[Sheet1.G421]" office:value-type="float" office:value="5">
            <text:p>5</text:p>
          </table:table-cell>
          <table:table-cell table:formula="of:=OR([Sheet1.D421]=&quot;TRUE&quot;; [Sheet1.F421]=&quot;TRUE&quot;; [.C421]=[.D421])" office:value-type="boolean" office:boolean-value="true">
            <text:p>TRUE</text:p>
          </table:table-cell>
        </table:table-row>
        <table:table-row table:style-name="ro1">
          <table:table-cell table:formula="of:=[Sheet1.A422]" office:value-type="string" office:string-value="mystery">
            <text:p>mystery</text:p>
          </table:table-cell>
          <table:table-cell table:formula="of:=[Sheet1.B422]" office:value-type="string" office:string-value="prob17">
            <text:p>prob17</text:p>
          </table:table-cell>
          <table:table-cell table:formula="of:=MAX([Sheet1.C422];[Sheet1.E422])" office:value-type="float" office:value="4">
            <text:p>4</text:p>
          </table:table-cell>
          <table:table-cell table:formula="of:=[Sheet1.G422]" office:value-type="float" office:value="4">
            <text:p>4</text:p>
          </table:table-cell>
          <table:table-cell table:formula="of:=OR([Sheet1.D422]=&quot;TRUE&quot;; [Sheet1.F422]=&quot;TRUE&quot;; [.C422]=[.D422])" office:value-type="boolean" office:boolean-value="true">
            <text:p>TRUE</text:p>
          </table:table-cell>
        </table:table-row>
        <table:table-row table:style-name="ro1">
          <table:table-cell table:formula="of:=[Sheet1.A423]" office:value-type="string" office:string-value="mystery">
            <text:p>mystery</text:p>
          </table:table-cell>
          <table:table-cell table:formula="of:=[Sheet1.B423]" office:value-type="string" office:string-value="prob18">
            <text:p>prob18</text:p>
          </table:table-cell>
          <table:table-cell table:formula="of:=MAX([Sheet1.C423];[Sheet1.E423])" office:value-type="float" office:value="0">
            <text:p>0</text:p>
          </table:table-cell>
          <table:table-cell table:formula="of:=[Sheet1.G423]" office:value-type="string" office:string-value="Inf">
            <text:p>Inf</text:p>
          </table:table-cell>
          <table:table-cell table:formula="of:=OR([Sheet1.D423]=&quot;TRUE&quot;; [Sheet1.F423]=&quot;TRUE&quot;; [.C423]=[.D423])" office:value-type="boolean" office:boolean-value="true">
            <text:p>TRUE</text:p>
          </table:table-cell>
        </table:table-row>
        <table:table-row table:style-name="ro1">
          <table:table-cell table:formula="of:=[Sheet1.A424]" office:value-type="string" office:string-value="mystery">
            <text:p>mystery</text:p>
          </table:table-cell>
          <table:table-cell table:formula="of:=[Sheet1.B424]" office:value-type="string" office:string-value="prob19">
            <text:p>prob19</text:p>
          </table:table-cell>
          <table:table-cell table:formula="of:=MAX([Sheet1.C424];[Sheet1.E424])" office:value-type="float" office:value="5">
            <text:p>5</text:p>
          </table:table-cell>
          <table:table-cell table:formula="of:=[Sheet1.G424]" office:value-type="float" office:value="5">
            <text:p>5</text:p>
          </table:table-cell>
          <table:table-cell table:formula="of:=OR([Sheet1.D424]=&quot;TRUE&quot;; [Sheet1.F424]=&quot;TRUE&quot;; [.C424]=[.D424])" office:value-type="boolean" office:boolean-value="true">
            <text:p>TRUE</text:p>
          </table:table-cell>
        </table:table-row>
        <table:table-row table:style-name="ro1">
          <table:table-cell table:formula="of:=[Sheet1.A425]" office:value-type="string" office:string-value="mystery">
            <text:p>mystery</text:p>
          </table:table-cell>
          <table:table-cell table:formula="of:=[Sheet1.B425]" office:value-type="string" office:string-value="prob20">
            <text:p>prob20</text:p>
          </table:table-cell>
          <table:table-cell table:formula="of:=MAX([Sheet1.C425];[Sheet1.E425])" office:value-type="float" office:value="7">
            <text:p>7</text:p>
          </table:table-cell>
          <table:table-cell table:formula="of:=[Sheet1.G425]" office:value-type="float" office:value="7">
            <text:p>7</text:p>
          </table:table-cell>
          <table:table-cell table:formula="of:=OR([Sheet1.D425]=&quot;TRUE&quot;; [Sheet1.F425]=&quot;TRUE&quot;; [.C425]=[.D425])" office:value-type="boolean" office:boolean-value="true">
            <text:p>TRUE</text:p>
          </table:table-cell>
        </table:table-row>
        <table:table-row table:style-name="ro1">
          <table:table-cell table:formula="of:=[Sheet1.A426]" office:value-type="string" office:string-value="mystery">
            <text:p>mystery</text:p>
          </table:table-cell>
          <table:table-cell table:formula="of:=[Sheet1.B426]" office:value-type="string" office:string-value="prob21">
            <text:p>prob21</text:p>
          </table:table-cell>
          <table:table-cell table:formula="of:=MAX([Sheet1.C426];[Sheet1.E426])" office:value-type="float" office:value="4">
            <text:p>4</text:p>
          </table:table-cell>
          <table:table-cell table:formula="of:=[Sheet1.G426]" office:value-type="float" office:value="4">
            <text:p>4</text:p>
          </table:table-cell>
          <table:table-cell table:formula="of:=OR([Sheet1.D426]=&quot;TRUE&quot;; [Sheet1.F426]=&quot;TRUE&quot;; [.C426]=[.D426])" office:value-type="boolean" office:boolean-value="true">
            <text:p>TRUE</text:p>
          </table:table-cell>
        </table:table-row>
        <table:table-row table:style-name="ro1">
          <table:table-cell table:formula="of:=[Sheet1.A427]" office:value-type="string" office:string-value="mystery">
            <text:p>mystery</text:p>
          </table:table-cell>
          <table:table-cell table:formula="of:=[Sheet1.B427]" office:value-type="string" office:string-value="prob22">
            <text:p>prob22</text:p>
          </table:table-cell>
          <table:table-cell table:formula="of:=MAX([Sheet1.C427];[Sheet1.E427])" office:value-type="float" office:value="10">
            <text:p>10</text:p>
          </table:table-cell>
          <table:table-cell table:formula="of:=[Sheet1.G427]" office:value-type="float" office:value="10">
            <text:p>10</text:p>
          </table:table-cell>
          <table:table-cell table:formula="of:=OR([Sheet1.D427]=&quot;TRUE&quot;; [Sheet1.F427]=&quot;TRUE&quot;; [.C427]=[.D427])" office:value-type="boolean" office:boolean-value="true">
            <text:p>TRUE</text:p>
          </table:table-cell>
        </table:table-row>
        <table:table-row table:style-name="ro1">
          <table:table-cell table:formula="of:=[Sheet1.A428]" office:value-type="string" office:string-value="mystery">
            <text:p>mystery</text:p>
          </table:table-cell>
          <table:table-cell table:formula="of:=[Sheet1.B428]" office:value-type="string" office:string-value="prob23">
            <text:p>prob23</text:p>
          </table:table-cell>
          <table:table-cell table:formula="of:=MAX([Sheet1.C428];[Sheet1.E428])" office:value-type="float" office:value="11">
            <text:p>11</text:p>
          </table:table-cell>
          <table:table-cell table:formula="of:=[Sheet1.G428]" office:value-type="float" office:value="11">
            <text:p>11</text:p>
          </table:table-cell>
          <table:table-cell table:formula="of:=OR([Sheet1.D428]=&quot;TRUE&quot;; [Sheet1.F428]=&quot;TRUE&quot;; [.C428]=[.D428])" office:value-type="boolean" office:boolean-value="true">
            <text:p>TRUE</text:p>
          </table:table-cell>
        </table:table-row>
        <table:table-row table:style-name="ro1">
          <table:table-cell table:formula="of:=[Sheet1.A429]" office:value-type="string" office:string-value="mystery">
            <text:p>mystery</text:p>
          </table:table-cell>
          <table:table-cell table:formula="of:=[Sheet1.B429]" office:value-type="string" office:string-value="prob24">
            <text:p>prob24</text:p>
          </table:table-cell>
          <table:table-cell table:formula="of:=MAX([Sheet1.C429];[Sheet1.E429])" office:value-type="float" office:value="10">
            <text:p>10</text:p>
          </table:table-cell>
          <table:table-cell table:formula="of:=[Sheet1.G429]" office:value-type="float" office:value="10">
            <text:p>10</text:p>
          </table:table-cell>
          <table:table-cell table:formula="of:=OR([Sheet1.D429]=&quot;TRUE&quot;; [Sheet1.F429]=&quot;TRUE&quot;; [.C429]=[.D429])" office:value-type="boolean" office:boolean-value="true">
            <text:p>TRUE</text:p>
          </table:table-cell>
        </table:table-row>
        <table:table-row table:style-name="ro1">
          <table:table-cell table:formula="of:=[Sheet1.A430]" office:value-type="string" office:string-value="mystery">
            <text:p>mystery</text:p>
          </table:table-cell>
          <table:table-cell table:formula="of:=[Sheet1.B430]" office:value-type="string" office:string-value="prob25">
            <text:p>prob25</text:p>
          </table:table-cell>
          <table:table-cell table:formula="of:=MAX([Sheet1.C430];[Sheet1.E430])" office:value-type="float" office:value="4">
            <text:p>4</text:p>
          </table:table-cell>
          <table:table-cell table:formula="of:=[Sheet1.G430]" office:value-type="float" office:value="4">
            <text:p>4</text:p>
          </table:table-cell>
          <table:table-cell table:formula="of:=OR([Sheet1.D430]=&quot;TRUE&quot;; [Sheet1.F430]=&quot;TRUE&quot;; [.C430]=[.D430])" office:value-type="boolean" office:boolean-value="true">
            <text:p>TRUE</text:p>
          </table:table-cell>
        </table:table-row>
        <table:table-row table:style-name="ro1">
          <table:table-cell table:formula="of:=[Sheet1.A431]" office:value-type="string" office:string-value="mystery">
            <text:p>mystery</text:p>
          </table:table-cell>
          <table:table-cell table:formula="of:=[Sheet1.B431]" office:value-type="string" office:string-value="prob26">
            <text:p>prob26</text:p>
          </table:table-cell>
          <table:table-cell table:formula="of:=MAX([Sheet1.C431];[Sheet1.E431])" office:value-type="float" office:value="6">
            <text:p>6</text:p>
          </table:table-cell>
          <table:table-cell table:formula="of:=[Sheet1.G431]" office:value-type="float" office:value="6">
            <text:p>6</text:p>
          </table:table-cell>
          <table:table-cell table:formula="of:=OR([Sheet1.D431]=&quot;TRUE&quot;; [Sheet1.F431]=&quot;TRUE&quot;; [.C431]=[.D431])" office:value-type="boolean" office:boolean-value="true">
            <text:p>TRUE</text:p>
          </table:table-cell>
        </table:table-row>
        <table:table-row table:style-name="ro1">
          <table:table-cell table:formula="of:=[Sheet1.A432]" office:value-type="string" office:string-value="mystery">
            <text:p>mystery</text:p>
          </table:table-cell>
          <table:table-cell table:formula="of:=[Sheet1.B432]" office:value-type="string" office:string-value="prob27">
            <text:p>prob27</text:p>
          </table:table-cell>
          <table:table-cell table:formula="of:=MAX([Sheet1.C432];[Sheet1.E432])" office:value-type="float" office:value="5">
            <text:p>5</text:p>
          </table:table-cell>
          <table:table-cell table:formula="of:=[Sheet1.G432]" office:value-type="float" office:value="5">
            <text:p>5</text:p>
          </table:table-cell>
          <table:table-cell table:formula="of:=OR([Sheet1.D432]=&quot;TRUE&quot;; [Sheet1.F432]=&quot;TRUE&quot;; [.C432]=[.D432])" office:value-type="boolean" office:boolean-value="true">
            <text:p>TRUE</text:p>
          </table:table-cell>
        </table:table-row>
        <table:table-row table:style-name="ro1">
          <table:table-cell table:formula="of:=[Sheet1.A433]" office:value-type="string" office:string-value="mystery">
            <text:p>mystery</text:p>
          </table:table-cell>
          <table:table-cell table:formula="of:=[Sheet1.B433]" office:value-type="string" office:string-value="prob28">
            <text:p>prob28</text:p>
          </table:table-cell>
          <table:table-cell table:formula="of:=MAX([Sheet1.C433];[Sheet1.E433])" office:value-type="float" office:value="7">
            <text:p>7</text:p>
          </table:table-cell>
          <table:table-cell table:formula="of:=[Sheet1.G433]" office:value-type="float" office:value="7">
            <text:p>7</text:p>
          </table:table-cell>
          <table:table-cell table:formula="of:=OR([Sheet1.D433]=&quot;TRUE&quot;; [Sheet1.F433]=&quot;TRUE&quot;; [.C433]=[.D433])" office:value-type="boolean" office:boolean-value="true">
            <text:p>TRUE</text:p>
          </table:table-cell>
        </table:table-row>
        <table:table-row table:style-name="ro1">
          <table:table-cell table:formula="of:=[Sheet1.A434]" office:value-type="string" office:string-value="mystery">
            <text:p>mystery</text:p>
          </table:table-cell>
          <table:table-cell table:formula="of:=[Sheet1.B434]" office:value-type="string" office:string-value="prob29">
            <text:p>prob29</text:p>
          </table:table-cell>
          <table:table-cell table:formula="of:=MAX([Sheet1.C434];[Sheet1.E434])" office:value-type="float" office:value="4">
            <text:p>4</text:p>
          </table:table-cell>
          <table:table-cell table:formula="of:=[Sheet1.G434]" office:value-type="float" office:value="4">
            <text:p>4</text:p>
          </table:table-cell>
          <table:table-cell table:formula="of:=OR([Sheet1.D434]=&quot;TRUE&quot;; [Sheet1.F434]=&quot;TRUE&quot;; [.C434]=[.D434])" office:value-type="boolean" office:boolean-value="true">
            <text:p>TRUE</text:p>
          </table:table-cell>
        </table:table-row>
        <table:table-row table:style-name="ro1">
          <table:table-cell table:formula="of:=[Sheet1.A435]" office:value-type="string" office:string-value="mystery">
            <text:p>mystery</text:p>
          </table:table-cell>
          <table:table-cell table:formula="of:=[Sheet1.B435]" office:value-type="string" office:string-value="prob30">
            <text:p>prob30</text:p>
          </table:table-cell>
          <table:table-cell table:formula="of:=MAX([Sheet1.C435];[Sheet1.E435])" office:value-type="float" office:value="8">
            <text:p>8</text:p>
          </table:table-cell>
          <table:table-cell table:formula="of:=[Sheet1.G435]" office:value-type="float" office:value="8">
            <text:p>8</text:p>
          </table:table-cell>
          <table:table-cell table:formula="of:=OR([Sheet1.D435]=&quot;TRUE&quot;; [Sheet1.F435]=&quot;TRUE&quot;; [.C435]=[.D435])" office:value-type="boolean" office:boolean-value="true">
            <text:p>TRUE</text:p>
          </table:table-cell>
        </table:table-row>
        <table:table-row table:style-name="ro1">
          <table:table-cell table:formula="of:=[Sheet1.A436]" office:value-type="string" office:string-value="pathways-strips">
            <text:p>pathways-strips</text:p>
          </table:table-cell>
          <table:table-cell table:formula="of:=[Sheet1.B436]" office:value-type="string" office:string-value="p01">
            <text:p>p01</text:p>
          </table:table-cell>
          <table:table-cell table:formula="of:=MAX([Sheet1.C436];[Sheet1.E436])" office:value-type="float" office:value="6">
            <text:p>6</text:p>
          </table:table-cell>
          <table:table-cell table:formula="of:=[Sheet1.G436]" office:value-type="float" office:value="6">
            <text:p>6</text:p>
          </table:table-cell>
          <table:table-cell table:formula="of:=OR([Sheet1.D436]=&quot;TRUE&quot;; [Sheet1.F436]=&quot;TRUE&quot;; [.C436]=[.D436])" office:value-type="boolean" office:boolean-value="true">
            <text:p>TRUE</text:p>
          </table:table-cell>
        </table:table-row>
        <table:table-row table:style-name="ro1">
          <table:table-cell table:formula="of:=[Sheet1.A437]" office:value-type="string" office:string-value="pathways-strips">
            <text:p>pathways-strips</text:p>
          </table:table-cell>
          <table:table-cell table:formula="of:=[Sheet1.B437]" office:value-type="string" office:string-value="p02">
            <text:p>p02</text:p>
          </table:table-cell>
          <table:table-cell table:formula="of:=MAX([Sheet1.C437];[Sheet1.E437])" office:value-type="float" office:value="12">
            <text:p>12</text:p>
          </table:table-cell>
          <table:table-cell table:formula="of:=[Sheet1.G437]" office:value-type="float" office:value="12">
            <text:p>12</text:p>
          </table:table-cell>
          <table:table-cell table:formula="of:=OR([Sheet1.D437]=&quot;TRUE&quot;; [Sheet1.F437]=&quot;TRUE&quot;; [.C437]=[.D437])" office:value-type="boolean" office:boolean-value="true">
            <text:p>TRUE</text:p>
          </table:table-cell>
        </table:table-row>
        <table:table-row table:style-name="ro1">
          <table:table-cell table:formula="of:=[Sheet1.A438]" office:value-type="string" office:string-value="pathways-strips">
            <text:p>pathways-strips</text:p>
          </table:table-cell>
          <table:table-cell table:formula="of:=[Sheet1.B438]" office:value-type="string" office:string-value="p03">
            <text:p>p03</text:p>
          </table:table-cell>
          <table:table-cell table:formula="of:=MAX([Sheet1.C438];[Sheet1.E438])" office:value-type="float" office:value="16">
            <text:p>16</text:p>
          </table:table-cell>
          <table:table-cell table:formula="of:=[Sheet1.G438]" office:value-type="float" office:value="16">
            <text:p>16</text:p>
          </table:table-cell>
          <table:table-cell table:formula="of:=OR([Sheet1.D438]=&quot;TRUE&quot;; [Sheet1.F438]=&quot;TRUE&quot;; [.C438]=[.D438])" office:value-type="boolean" office:boolean-value="true">
            <text:p>TRUE</text:p>
          </table:table-cell>
        </table:table-row>
        <table:table-row table:style-name="ro1">
          <table:table-cell table:formula="of:=[Sheet1.A439]" office:value-type="string" office:string-value="pathways-strips">
            <text:p>pathways-strips</text:p>
          </table:table-cell>
          <table:table-cell table:formula="of:=[Sheet1.B439]" office:value-type="string" office:string-value="p04">
            <text:p>p04</text:p>
          </table:table-cell>
          <table:table-cell table:formula="of:=MAX([Sheet1.C439];[Sheet1.E439])" office:value-type="float" office:value="15">
            <text:p>15</text:p>
          </table:table-cell>
          <table:table-cell table:formula="of:=[Sheet1.G439]" office:value-type="float" office:value="15">
            <text:p>15</text:p>
          </table:table-cell>
          <table:table-cell table:formula="of:=OR([Sheet1.D439]=&quot;TRUE&quot;; [Sheet1.F439]=&quot;TRUE&quot;; [.C439]=[.D439])" office:value-type="boolean" office:boolean-value="true">
            <text:p>TRUE</text:p>
          </table:table-cell>
        </table:table-row>
        <table:table-row table:style-name="ro1">
          <table:table-cell table:formula="of:=[Sheet1.A440]" office:value-type="string" office:string-value="pathways-strips">
            <text:p>pathways-strips</text:p>
          </table:table-cell>
          <table:table-cell table:formula="of:=[Sheet1.B440]" office:value-type="string" office:string-value="p05">
            <text:p>p05</text:p>
          </table:table-cell>
          <table:table-cell table:formula="of:=MAX([Sheet1.C440];[Sheet1.E440])" office:value-type="float" office:value="29">
            <text:p>29</text:p>
          </table:table-cell>
          <table:table-cell table:formula="of:=[Sheet1.G440]" office:value-type="float" office:value="29">
            <text:p>29</text:p>
          </table:table-cell>
          <table:table-cell table:formula="of:=OR([Sheet1.D440]=&quot;TRUE&quot;; [Sheet1.F440]=&quot;TRUE&quot;; [.C440]=[.D440])" office:value-type="boolean" office:boolean-value="true">
            <text:p>TRUE</text:p>
          </table:table-cell>
        </table:table-row>
        <table:table-row table:style-name="ro1">
          <table:table-cell table:formula="of:=[Sheet1.A441]" office:value-type="string" office:string-value="pathways-strips">
            <text:p>pathways-strips</text:p>
          </table:table-cell>
          <table:table-cell table:formula="of:=[Sheet1.B441]" office:value-type="string" office:string-value="p06">
            <text:p>p06</text:p>
          </table:table-cell>
          <table:table-cell table:formula="of:=MAX([Sheet1.C441];[Sheet1.E441])" office:value-type="float" office:value="46">
            <text:p>46</text:p>
          </table:table-cell>
          <table:table-cell table:formula="of:=[Sheet1.G441]" office:value-type="float" office:value="46">
            <text:p>46</text:p>
          </table:table-cell>
          <table:table-cell table:formula="of:=OR([Sheet1.D441]=&quot;TRUE&quot;; [Sheet1.F441]=&quot;TRUE&quot;; [.C441]=[.D441])" office:value-type="boolean" office:boolean-value="true">
            <text:p>TRUE</text:p>
          </table:table-cell>
        </table:table-row>
        <table:table-row table:style-name="ro1">
          <table:table-cell table:formula="of:=[Sheet1.A442]" office:value-type="string" office:string-value="pathways-strips">
            <text:p>pathways-strips</text:p>
          </table:table-cell>
          <table:table-cell table:formula="of:=[Sheet1.B442]" office:value-type="string" office:string-value="p07">
            <text:p>p07</text:p>
          </table:table-cell>
          <table:table-cell table:formula="of:=MAX([Sheet1.C442];[Sheet1.E442])" office:value-type="float" office:value="46">
            <text:p>46</text:p>
          </table:table-cell>
          <table:table-cell table:formula="of:=[Sheet1.G442]" office:value-type="float" office:value="46">
            <text:p>46</text:p>
          </table:table-cell>
          <table:table-cell table:formula="of:=OR([Sheet1.D442]=&quot;TRUE&quot;; [Sheet1.F442]=&quot;TRUE&quot;; [.C442]=[.D442])" office:value-type="boolean" office:boolean-value="true">
            <text:p>TRUE</text:p>
          </table:table-cell>
        </table:table-row>
        <table:table-row table:style-name="ro1">
          <table:table-cell table:formula="of:=[Sheet1.A443]" office:value-type="string" office:string-value="pathways-strips">
            <text:p>pathways-strips</text:p>
          </table:table-cell>
          <table:table-cell table:formula="of:=[Sheet1.B443]" office:value-type="string" office:string-value="p08">
            <text:p>p08</text:p>
          </table:table-cell>
          <table:table-cell table:formula="of:=MAX([Sheet1.C443];[Sheet1.E443])" office:value-type="float" office:value="66">
            <text:p>66</text:p>
          </table:table-cell>
          <table:table-cell table:formula="of:=[Sheet1.G443]" office:value-type="float" office:value="66">
            <text:p>66</text:p>
          </table:table-cell>
          <table:table-cell table:formula="of:=OR([Sheet1.D443]=&quot;TRUE&quot;; [Sheet1.F443]=&quot;TRUE&quot;; [.C443]=[.D443])" office:value-type="boolean" office:boolean-value="true">
            <text:p>TRUE</text:p>
          </table:table-cell>
        </table:table-row>
        <table:table-row table:style-name="ro1">
          <table:table-cell table:formula="of:=[Sheet1.A444]" office:value-type="string" office:string-value="pathways-strips">
            <text:p>pathways-strips</text:p>
          </table:table-cell>
          <table:table-cell table:formula="of:=[Sheet1.B444]" office:value-type="string" office:string-value="p09">
            <text:p>p09</text:p>
          </table:table-cell>
          <table:table-cell table:formula="of:=MAX([Sheet1.C444];[Sheet1.E444])" office:value-type="float" office:value="50">
            <text:p>50</text:p>
          </table:table-cell>
          <table:table-cell table:formula="of:=[Sheet1.G444]" office:value-type="float" office:value="50">
            <text:p>50</text:p>
          </table:table-cell>
          <table:table-cell table:formula="of:=OR([Sheet1.D444]=&quot;TRUE&quot;; [Sheet1.F444]=&quot;TRUE&quot;; [.C444]=[.D444])" office:value-type="boolean" office:boolean-value="true">
            <text:p>TRUE</text:p>
          </table:table-cell>
        </table:table-row>
        <table:table-row table:style-name="ro1">
          <table:table-cell table:formula="of:=[Sheet1.A445]" office:value-type="string" office:string-value="pathways-strips">
            <text:p>pathways-strips</text:p>
          </table:table-cell>
          <table:table-cell table:formula="of:=[Sheet1.B445]" office:value-type="string" office:string-value="p10">
            <text:p>p10</text:p>
          </table:table-cell>
          <table:table-cell table:formula="of:=MAX([Sheet1.C445];[Sheet1.E445])" office:value-type="float" office:value="58">
            <text:p>58</text:p>
          </table:table-cell>
          <table:table-cell table:formula="of:=[Sheet1.G445]" office:value-type="float" office:value="58">
            <text:p>58</text:p>
          </table:table-cell>
          <table:table-cell table:formula="of:=OR([Sheet1.D445]=&quot;TRUE&quot;; [Sheet1.F445]=&quot;TRUE&quot;; [.C445]=[.D445])" office:value-type="boolean" office:boolean-value="true">
            <text:p>TRUE</text:p>
          </table:table-cell>
        </table:table-row>
        <table:table-row table:style-name="ro1">
          <table:table-cell table:formula="of:=[Sheet1.A446]" office:value-type="string" office:string-value="pathways-strips">
            <text:p>pathways-strips</text:p>
          </table:table-cell>
          <table:table-cell table:formula="of:=[Sheet1.B446]" office:value-type="string" office:string-value="p11">
            <text:p>p11</text:p>
          </table:table-cell>
          <table:table-cell table:formula="of:=MAX([Sheet1.C446];[Sheet1.E446])" office:value-type="float" office:value="54">
            <text:p>54</text:p>
          </table:table-cell>
          <table:table-cell table:formula="of:=[Sheet1.G446]" office:value-type="float" office:value="54">
            <text:p>54</text:p>
          </table:table-cell>
          <table:table-cell table:formula="of:=OR([Sheet1.D446]=&quot;TRUE&quot;; [Sheet1.F446]=&quot;TRUE&quot;; [.C446]=[.D446])" office:value-type="boolean" office:boolean-value="true">
            <text:p>TRUE</text:p>
          </table:table-cell>
        </table:table-row>
        <table:table-row table:style-name="ro1">
          <table:table-cell table:formula="of:=[Sheet1.A447]" office:value-type="string" office:string-value="pathways-strips">
            <text:p>pathways-strips</text:p>
          </table:table-cell>
          <table:table-cell table:formula="of:=[Sheet1.B447]" office:value-type="string" office:string-value="p12">
            <text:p>p12</text:p>
          </table:table-cell>
          <table:table-cell table:formula="of:=MAX([Sheet1.C447];[Sheet1.E447])" office:value-type="float" office:value="80">
            <text:p>80</text:p>
          </table:table-cell>
          <table:table-cell table:formula="of:=[Sheet1.G447]" office:value-type="float" office:value="80">
            <text:p>80</text:p>
          </table:table-cell>
          <table:table-cell table:formula="of:=OR([Sheet1.D447]=&quot;TRUE&quot;; [Sheet1.F447]=&quot;TRUE&quot;; [.C447]=[.D447])" office:value-type="boolean" office:boolean-value="true">
            <text:p>TRUE</text:p>
          </table:table-cell>
        </table:table-row>
        <table:table-row table:style-name="ro1">
          <table:table-cell table:formula="of:=[Sheet1.A448]" office:value-type="string" office:string-value="pathways-strips">
            <text:p>pathways-strips</text:p>
          </table:table-cell>
          <table:table-cell table:formula="of:=[Sheet1.B448]" office:value-type="string" office:string-value="p13">
            <text:p>p13</text:p>
          </table:table-cell>
          <table:table-cell table:formula="of:=MAX([Sheet1.C448];[Sheet1.E448])" office:value-type="float" office:value="75">
            <text:p>75</text:p>
          </table:table-cell>
          <table:table-cell table:formula="of:=[Sheet1.G448]" office:value-type="float" office:value="75">
            <text:p>75</text:p>
          </table:table-cell>
          <table:table-cell table:formula="of:=OR([Sheet1.D448]=&quot;TRUE&quot;; [Sheet1.F448]=&quot;TRUE&quot;; [.C448]=[.D448])" office:value-type="boolean" office:boolean-value="true">
            <text:p>TRUE</text:p>
          </table:table-cell>
        </table:table-row>
        <table:table-row table:style-name="ro1">
          <table:table-cell table:formula="of:=[Sheet1.A449]" office:value-type="string" office:string-value="pathways-strips">
            <text:p>pathways-strips</text:p>
          </table:table-cell>
          <table:table-cell table:formula="of:=[Sheet1.B449]" office:value-type="string" office:string-value="p14">
            <text:p>p14</text:p>
          </table:table-cell>
          <table:table-cell table:formula="of:=MAX([Sheet1.C449];[Sheet1.E449])" office:value-type="float" office:value="76">
            <text:p>76</text:p>
          </table:table-cell>
          <table:table-cell table:formula="of:=[Sheet1.G449]" office:value-type="float" office:value="76">
            <text:p>76</text:p>
          </table:table-cell>
          <table:table-cell table:formula="of:=OR([Sheet1.D449]=&quot;TRUE&quot;; [Sheet1.F449]=&quot;TRUE&quot;; [.C449]=[.D449])" office:value-type="boolean" office:boolean-value="true">
            <text:p>TRUE</text:p>
          </table:table-cell>
        </table:table-row>
        <table:table-row table:style-name="ro1">
          <table:table-cell table:formula="of:=[Sheet1.A450]" office:value-type="string" office:string-value="pathways-strips">
            <text:p>pathways-strips</text:p>
          </table:table-cell>
          <table:table-cell table:formula="of:=[Sheet1.B450]" office:value-type="string" office:string-value="p15">
            <text:p>p15</text:p>
          </table:table-cell>
          <table:table-cell table:formula="of:=MAX([Sheet1.C450];[Sheet1.E450])" office:value-type="float" office:value="78">
            <text:p>78</text:p>
          </table:table-cell>
          <table:table-cell table:formula="of:=[Sheet1.G450]" office:value-type="float" office:value="78">
            <text:p>78</text:p>
          </table:table-cell>
          <table:table-cell table:formula="of:=OR([Sheet1.D450]=&quot;TRUE&quot;; [Sheet1.F450]=&quot;TRUE&quot;; [.C450]=[.D450])" office:value-type="boolean" office:boolean-value="true">
            <text:p>TRUE</text:p>
          </table:table-cell>
        </table:table-row>
        <table:table-row table:style-name="ro1">
          <table:table-cell table:formula="of:=[Sheet1.A451]" office:value-type="string" office:string-value="pathways-strips">
            <text:p>pathways-strips</text:p>
          </table:table-cell>
          <table:table-cell table:formula="of:=[Sheet1.B451]" office:value-type="string" office:string-value="p16">
            <text:p>p16</text:p>
          </table:table-cell>
          <table:table-cell table:formula="of:=MAX([Sheet1.C451];[Sheet1.E451])" office:value-type="float" office:value="89">
            <text:p>89</text:p>
          </table:table-cell>
          <table:table-cell table:formula="of:=[Sheet1.G451]" office:value-type="float" office:value="90">
            <text:p>90</text:p>
          </table:table-cell>
          <table:table-cell table:formula="of:=OR([Sheet1.D451]=&quot;TRUE&quot;; [Sheet1.F451]=&quot;TRUE&quot;; [.C451]=[.D451])" office:value-type="boolean" office:boolean-value="true">
            <text:p>TRUE</text:p>
          </table:table-cell>
        </table:table-row>
        <table:table-row table:style-name="ro1">
          <table:table-cell table:formula="of:=[Sheet1.A452]" office:value-type="string" office:string-value="pathways-strips">
            <text:p>pathways-strips</text:p>
          </table:table-cell>
          <table:table-cell table:formula="of:=[Sheet1.B452]" office:value-type="string" office:string-value="p17">
            <text:p>p17</text:p>
          </table:table-cell>
          <table:table-cell table:formula="of:=MAX([Sheet1.C452];[Sheet1.E452])" office:value-type="float" office:value="97">
            <text:p>97</text:p>
          </table:table-cell>
          <table:table-cell table:formula="of:=[Sheet1.G452]" office:value-type="float" office:value="97">
            <text:p>97</text:p>
          </table:table-cell>
          <table:table-cell table:formula="of:=OR([Sheet1.D452]=&quot;TRUE&quot;; [Sheet1.F452]=&quot;TRUE&quot;; [.C452]=[.D452])" office:value-type="boolean" office:boolean-value="true">
            <text:p>TRUE</text:p>
          </table:table-cell>
        </table:table-row>
        <table:table-row table:style-name="ro1">
          <table:table-cell table:formula="of:=[Sheet1.A453]" office:value-type="string" office:string-value="pathways-strips">
            <text:p>pathways-strips</text:p>
          </table:table-cell>
          <table:table-cell table:formula="of:=[Sheet1.B453]" office:value-type="string" office:string-value="p18">
            <text:p>p18</text:p>
          </table:table-cell>
          <table:table-cell table:formula="of:=MAX([Sheet1.C453];[Sheet1.E453])" office:value-type="float" office:value="98">
            <text:p>98</text:p>
          </table:table-cell>
          <table:table-cell table:formula="of:=[Sheet1.G453]" office:value-type="float" office:value="98">
            <text:p>98</text:p>
          </table:table-cell>
          <table:table-cell table:formula="of:=OR([Sheet1.D453]=&quot;TRUE&quot;; [Sheet1.F453]=&quot;TRUE&quot;; [.C453]=[.D453])" office:value-type="boolean" office:boolean-value="true">
            <text:p>TRUE</text:p>
          </table:table-cell>
        </table:table-row>
        <table:table-row table:style-name="ro1">
          <table:table-cell table:formula="of:=[Sheet1.A454]" office:value-type="string" office:string-value="pathways-strips">
            <text:p>pathways-strips</text:p>
          </table:table-cell>
          <table:table-cell table:formula="of:=[Sheet1.B454]" office:value-type="string" office:string-value="p19">
            <text:p>p19</text:p>
          </table:table-cell>
          <table:table-cell table:formula="of:=MAX([Sheet1.C454];[Sheet1.E454])" office:value-type="float" office:value="106">
            <text:p>106</text:p>
          </table:table-cell>
          <table:table-cell table:formula="of:=[Sheet1.G454]" office:value-type="float" office:value="108">
            <text:p>108</text:p>
          </table:table-cell>
          <table:table-cell table:formula="of:=OR([Sheet1.D454]=&quot;TRUE&quot;; [Sheet1.F454]=&quot;TRUE&quot;; [.C454]=[.D454])" office:value-type="boolean" office:boolean-value="true">
            <text:p>TRUE</text:p>
          </table:table-cell>
        </table:table-row>
        <table:table-row table:style-name="ro1">
          <table:table-cell table:formula="of:=[Sheet1.A455]" office:value-type="string" office:string-value="pathways-strips">
            <text:p>pathways-strips</text:p>
          </table:table-cell>
          <table:table-cell table:formula="of:=[Sheet1.B455]" office:value-type="string" office:string-value="p20">
            <text:p>p20</text:p>
          </table:table-cell>
          <table:table-cell table:formula="of:=MAX([Sheet1.C455];[Sheet1.E455])" office:value-type="float" office:value="102">
            <text:p>102</text:p>
          </table:table-cell>
          <table:table-cell table:formula="of:=[Sheet1.G455]" office:value-type="float" office:value="102">
            <text:p>102</text:p>
          </table:table-cell>
          <table:table-cell table:formula="of:=OR([Sheet1.D455]=&quot;TRUE&quot;; [Sheet1.F455]=&quot;TRUE&quot;; [.C455]=[.D455])" office:value-type="boolean" office:boolean-value="true">
            <text:p>TRUE</text:p>
          </table:table-cell>
        </table:table-row>
        <table:table-row table:style-name="ro1">
          <table:table-cell table:formula="of:=[Sheet1.A456]" office:value-type="string" office:string-value="pathways-strips">
            <text:p>pathways-strips</text:p>
          </table:table-cell>
          <table:table-cell table:formula="of:=[Sheet1.B456]" office:value-type="string" office:string-value="p21">
            <text:p>p21</text:p>
          </table:table-cell>
          <table:table-cell table:formula="of:=MAX([Sheet1.C456];[Sheet1.E456])" office:value-type="float" office:value="106">
            <text:p>106</text:p>
          </table:table-cell>
          <table:table-cell table:formula="of:=[Sheet1.G456]" office:value-type="float" office:value="107">
            <text:p>107</text:p>
          </table:table-cell>
          <table:table-cell table:formula="of:=OR([Sheet1.D456]=&quot;TRUE&quot;; [Sheet1.F456]=&quot;TRUE&quot;; [.C456]=[.D456])" office:value-type="boolean" office:boolean-value="true">
            <text:p>TRUE</text:p>
          </table:table-cell>
        </table:table-row>
        <table:table-row table:style-name="ro1">
          <table:table-cell table:formula="of:=[Sheet1.A457]" office:value-type="string" office:string-value="pathways-strips">
            <text:p>pathways-strips</text:p>
          </table:table-cell>
          <table:table-cell table:formula="of:=[Sheet1.B457]" office:value-type="string" office:string-value="p22">
            <text:p>p22</text:p>
          </table:table-cell>
          <table:table-cell table:formula="of:=MAX([Sheet1.C457];[Sheet1.E457])" office:value-type="float" office:value="106">
            <text:p>106</text:p>
          </table:table-cell>
          <table:table-cell table:formula="of:=[Sheet1.G457]" office:value-type="float" office:value="107">
            <text:p>107</text:p>
          </table:table-cell>
          <table:table-cell table:formula="of:=OR([Sheet1.D457]=&quot;TRUE&quot;; [Sheet1.F457]=&quot;TRUE&quot;; [.C457]=[.D457])" office:value-type="boolean" office:boolean-value="true">
            <text:p>TRUE</text:p>
          </table:table-cell>
        </table:table-row>
        <table:table-row table:style-name="ro1">
          <table:table-cell table:formula="of:=[Sheet1.A458]" office:value-type="string" office:string-value="pathways-strips">
            <text:p>pathways-strips</text:p>
          </table:table-cell>
          <table:table-cell table:formula="of:=[Sheet1.B458]" office:value-type="string" office:string-value="p23">
            <text:p>p23</text:p>
          </table:table-cell>
          <table:table-cell table:formula="of:=MAX([Sheet1.C458];[Sheet1.E458])" office:value-type="float" office:value="112">
            <text:p>112</text:p>
          </table:table-cell>
          <table:table-cell table:formula="of:=[Sheet1.G458]" office:value-type="float" office:value="113">
            <text:p>113</text:p>
          </table:table-cell>
          <table:table-cell table:formula="of:=OR([Sheet1.D458]=&quot;TRUE&quot;; [Sheet1.F458]=&quot;TRUE&quot;; [.C458]=[.D458])" office:value-type="boolean" office:boolean-value="true">
            <text:p>TRUE</text:p>
          </table:table-cell>
        </table:table-row>
        <table:table-row table:style-name="ro1">
          <table:table-cell table:formula="of:=[Sheet1.A459]" office:value-type="string" office:string-value="pathways-strips">
            <text:p>pathways-strips</text:p>
          </table:table-cell>
          <table:table-cell table:formula="of:=[Sheet1.B459]" office:value-type="string" office:string-value="p24">
            <text:p>p24</text:p>
          </table:table-cell>
          <table:table-cell table:formula="of:=MAX([Sheet1.C459];[Sheet1.E459])" office:value-type="float" office:value="117">
            <text:p>117</text:p>
          </table:table-cell>
          <table:table-cell table:formula="of:=[Sheet1.G459]" office:value-type="float" office:value="117">
            <text:p>117</text:p>
          </table:table-cell>
          <table:table-cell table:formula="of:=OR([Sheet1.D459]=&quot;TRUE&quot;; [Sheet1.F459]=&quot;TRUE&quot;; [.C459]=[.D459])" office:value-type="boolean" office:boolean-value="true">
            <text:p>TRUE</text:p>
          </table:table-cell>
        </table:table-row>
        <table:table-row table:style-name="ro1">
          <table:table-cell table:formula="of:=[Sheet1.A460]" office:value-type="string" office:string-value="pathways-strips">
            <text:p>pathways-strips</text:p>
          </table:table-cell>
          <table:table-cell table:formula="of:=[Sheet1.B460]" office:value-type="string" office:string-value="p25">
            <text:p>p25</text:p>
          </table:table-cell>
          <table:table-cell table:formula="of:=MAX([Sheet1.C460];[Sheet1.E460])" office:value-type="float" office:value="127">
            <text:p>127</text:p>
          </table:table-cell>
          <table:table-cell table:formula="of:=[Sheet1.G460]" office:value-type="float" office:value="127">
            <text:p>127</text:p>
          </table:table-cell>
          <table:table-cell table:formula="of:=OR([Sheet1.D460]=&quot;TRUE&quot;; [Sheet1.F460]=&quot;TRUE&quot;; [.C460]=[.D460])" office:value-type="boolean" office:boolean-value="true">
            <text:p>TRUE</text:p>
          </table:table-cell>
        </table:table-row>
        <table:table-row table:style-name="ro1">
          <table:table-cell table:formula="of:=[Sheet1.A461]" office:value-type="string" office:string-value="pathways-strips">
            <text:p>pathways-strips</text:p>
          </table:table-cell>
          <table:table-cell table:formula="of:=[Sheet1.B461]" office:value-type="string" office:string-value="p26">
            <text:p>p26</text:p>
          </table:table-cell>
          <table:table-cell table:formula="of:=MAX([Sheet1.C461];[Sheet1.E461])" office:value-type="float" office:value="129">
            <text:p>129</text:p>
          </table:table-cell>
          <table:table-cell table:formula="of:=[Sheet1.G461]" office:value-type="float" office:value="129">
            <text:p>129</text:p>
          </table:table-cell>
          <table:table-cell table:formula="of:=OR([Sheet1.D461]=&quot;TRUE&quot;; [Sheet1.F461]=&quot;TRUE&quot;; [.C461]=[.D461])" office:value-type="boolean" office:boolean-value="true">
            <text:p>TRUE</text:p>
          </table:table-cell>
        </table:table-row>
        <table:table-row table:style-name="ro1">
          <table:table-cell table:formula="of:=[Sheet1.A462]" office:value-type="string" office:string-value="pathways-strips">
            <text:p>pathways-strips</text:p>
          </table:table-cell>
          <table:table-cell table:formula="of:=[Sheet1.B462]" office:value-type="string" office:string-value="p27">
            <text:p>p27</text:p>
          </table:table-cell>
          <table:table-cell table:formula="of:=MAX([Sheet1.C462];[Sheet1.E462])" office:value-type="float" office:value="127">
            <text:p>127</text:p>
          </table:table-cell>
          <table:table-cell table:formula="of:=[Sheet1.G462]" office:value-type="float" office:value="127">
            <text:p>127</text:p>
          </table:table-cell>
          <table:table-cell table:formula="of:=OR([Sheet1.D462]=&quot;TRUE&quot;; [Sheet1.F462]=&quot;TRUE&quot;; [.C462]=[.D462])" office:value-type="boolean" office:boolean-value="true">
            <text:p>TRUE</text:p>
          </table:table-cell>
        </table:table-row>
        <table:table-row table:style-name="ro1">
          <table:table-cell table:formula="of:=[Sheet1.A463]" office:value-type="string" office:string-value="pathways-strips">
            <text:p>pathways-strips</text:p>
          </table:table-cell>
          <table:table-cell table:formula="of:=[Sheet1.B463]" office:value-type="string" office:string-value="p28">
            <text:p>p28</text:p>
          </table:table-cell>
          <table:table-cell table:formula="of:=MAX([Sheet1.C463];[Sheet1.E463])" office:value-type="float" office:value="127">
            <text:p>127</text:p>
          </table:table-cell>
          <table:table-cell table:formula="of:=[Sheet1.G463]" office:value-type="float" office:value="128">
            <text:p>128</text:p>
          </table:table-cell>
          <table:table-cell table:formula="of:=OR([Sheet1.D463]=&quot;TRUE&quot;; [Sheet1.F463]=&quot;TRUE&quot;; [.C463]=[.D463])" office:value-type="boolean" office:boolean-value="true">
            <text:p>TRUE</text:p>
          </table:table-cell>
        </table:table-row>
        <table:table-row table:style-name="ro1">
          <table:table-cell table:formula="of:=[Sheet1.A464]" office:value-type="string" office:string-value="pathways-strips">
            <text:p>pathways-strips</text:p>
          </table:table-cell>
          <table:table-cell table:formula="of:=[Sheet1.B464]" office:value-type="string" office:string-value="p29">
            <text:p>p29</text:p>
          </table:table-cell>
          <table:table-cell table:formula="of:=MAX([Sheet1.C464];[Sheet1.E464])" office:value-type="float" office:value="140">
            <text:p>140</text:p>
          </table:table-cell>
          <table:table-cell table:formula="of:=[Sheet1.G464]" office:value-type="float" office:value="143">
            <text:p>143</text:p>
          </table:table-cell>
          <table:table-cell table:formula="of:=OR([Sheet1.D464]=&quot;TRUE&quot;; [Sheet1.F464]=&quot;TRUE&quot;; [.C464]=[.D464])" office:value-type="boolean" office:boolean-value="false">
            <text:p>FALSE</text:p>
          </table:table-cell>
        </table:table-row>
        <table:table-row table:style-name="ro1">
          <table:table-cell table:formula="of:=[Sheet1.A465]" office:value-type="string" office:string-value="pathways-strips">
            <text:p>pathways-strips</text:p>
          </table:table-cell>
          <table:table-cell table:formula="of:=[Sheet1.B465]" office:value-type="string" office:string-value="p30">
            <text:p>p30</text:p>
          </table:table-cell>
          <table:table-cell table:formula="of:=MAX([Sheet1.C465];[Sheet1.E465])" office:value-type="float" office:value="131">
            <text:p>131</text:p>
          </table:table-cell>
          <table:table-cell table:formula="of:=[Sheet1.G465]" office:value-type="float" office:value="132">
            <text:p>132</text:p>
          </table:table-cell>
          <table:table-cell table:formula="of:=OR([Sheet1.D465]=&quot;TRUE&quot;; [Sheet1.F465]=&quot;TRUE&quot;; [.C465]=[.D465])" office:value-type="boolean" office:boolean-value="true">
            <text:p>TRUE</text:p>
          </table:table-cell>
        </table:table-row>
        <table:table-row table:style-name="ro1">
          <table:table-cell table:formula="of:=[Sheet1.A466]" office:value-type="string" office:string-value="pipesworld-notankage">
            <text:p>pipesworld-notankage</text:p>
          </table:table-cell>
          <table:table-cell table:formula="of:=[Sheet1.B466]" office:value-type="string" office:string-value="p01_net1_b6_g2">
            <text:p>p01_net1_b6_g2</text:p>
          </table:table-cell>
          <table:table-cell table:formula="of:=MAX([Sheet1.C466];[Sheet1.E466])" office:value-type="float" office:value="5">
            <text:p>5</text:p>
          </table:table-cell>
          <table:table-cell table:formula="of:=[Sheet1.G466]" office:value-type="float" office:value="5">
            <text:p>5</text:p>
          </table:table-cell>
          <table:table-cell table:formula="of:=OR([Sheet1.D466]=&quot;TRUE&quot;; [Sheet1.F466]=&quot;TRUE&quot;; [.C466]=[.D466])" office:value-type="boolean" office:boolean-value="true">
            <text:p>TRUE</text:p>
          </table:table-cell>
        </table:table-row>
        <table:table-row table:style-name="ro1">
          <table:table-cell table:formula="of:=[Sheet1.A467]" office:value-type="string" office:string-value="pipesworld-notankage">
            <text:p>pipesworld-notankage</text:p>
          </table:table-cell>
          <table:table-cell table:formula="of:=[Sheet1.B467]" office:value-type="string" office:string-value="p02_net1_b6_g4">
            <text:p>p02_net1_b6_g4</text:p>
          </table:table-cell>
          <table:table-cell table:formula="of:=MAX([Sheet1.C467];[Sheet1.E467])" office:value-type="float" office:value="7">
            <text:p>7</text:p>
          </table:table-cell>
          <table:table-cell table:formula="of:=[Sheet1.G467]" office:value-type="float" office:value="7">
            <text:p>7</text:p>
          </table:table-cell>
          <table:table-cell table:formula="of:=OR([Sheet1.D467]=&quot;TRUE&quot;; [Sheet1.F467]=&quot;TRUE&quot;; [.C467]=[.D467])" office:value-type="boolean" office:boolean-value="true">
            <text:p>TRUE</text:p>
          </table:table-cell>
        </table:table-row>
        <table:table-row table:style-name="ro1">
          <table:table-cell table:formula="of:=[Sheet1.A468]" office:value-type="string" office:string-value="pipesworld-notankage">
            <text:p>pipesworld-notankage</text:p>
          </table:table-cell>
          <table:table-cell table:formula="of:=[Sheet1.B468]" office:value-type="string" office:string-value="p03_net1_b8_g3">
            <text:p>p03_net1_b8_g3</text:p>
          </table:table-cell>
          <table:table-cell table:formula="of:=MAX([Sheet1.C468];[Sheet1.E468])" office:value-type="float" office:value="7">
            <text:p>7</text:p>
          </table:table-cell>
          <table:table-cell table:formula="of:=[Sheet1.G468]" office:value-type="float" office:value="7">
            <text:p>7</text:p>
          </table:table-cell>
          <table:table-cell table:formula="of:=OR([Sheet1.D468]=&quot;TRUE&quot;; [Sheet1.F468]=&quot;TRUE&quot;; [.C468]=[.D468])" office:value-type="boolean" office:boolean-value="true">
            <text:p>TRUE</text:p>
          </table:table-cell>
        </table:table-row>
        <table:table-row table:style-name="ro1">
          <table:table-cell table:formula="of:=[Sheet1.A469]" office:value-type="string" office:string-value="pipesworld-notankage">
            <text:p>pipesworld-notankage</text:p>
          </table:table-cell>
          <table:table-cell table:formula="of:=[Sheet1.B469]" office:value-type="string" office:string-value="p04_net1_b8_g5">
            <text:p>p04_net1_b8_g5</text:p>
          </table:table-cell>
          <table:table-cell table:formula="of:=MAX([Sheet1.C469];[Sheet1.E469])" office:value-type="float" office:value="7">
            <text:p>7</text:p>
          </table:table-cell>
          <table:table-cell table:formula="of:=[Sheet1.G469]" office:value-type="float" office:value="7">
            <text:p>7</text:p>
          </table:table-cell>
          <table:table-cell table:formula="of:=OR([Sheet1.D469]=&quot;TRUE&quot;; [Sheet1.F469]=&quot;TRUE&quot;; [.C469]=[.D469])" office:value-type="boolean" office:boolean-value="true">
            <text:p>TRUE</text:p>
          </table:table-cell>
        </table:table-row>
        <table:table-row table:style-name="ro1">
          <table:table-cell table:formula="of:=[Sheet1.A470]" office:value-type="string" office:string-value="pipesworld-notankage">
            <text:p>pipesworld-notankage</text:p>
          </table:table-cell>
          <table:table-cell table:formula="of:=[Sheet1.B470]" office:value-type="string" office:string-value="p05_net1_b10_g4">
            <text:p>p05_net1_b10_g4</text:p>
          </table:table-cell>
          <table:table-cell table:formula="of:=MAX([Sheet1.C470];[Sheet1.E470])" office:value-type="float" office:value="7">
            <text:p>7</text:p>
          </table:table-cell>
          <table:table-cell table:formula="of:=[Sheet1.G470]" office:value-type="float" office:value="7">
            <text:p>7</text:p>
          </table:table-cell>
          <table:table-cell table:formula="of:=OR([Sheet1.D470]=&quot;TRUE&quot;; [Sheet1.F470]=&quot;TRUE&quot;; [.C470]=[.D470])" office:value-type="boolean" office:boolean-value="true">
            <text:p>TRUE</text:p>
          </table:table-cell>
        </table:table-row>
        <table:table-row table:style-name="ro1">
          <table:table-cell table:formula="of:=[Sheet1.A471]" office:value-type="string" office:string-value="pipesworld-notankage">
            <text:p>pipesworld-notankage</text:p>
          </table:table-cell>
          <table:table-cell table:formula="of:=[Sheet1.B471]" office:value-type="string" office:string-value="p06_net1_b10_g6">
            <text:p>p06_net1_b10_g6</text:p>
          </table:table-cell>
          <table:table-cell table:formula="of:=MAX([Sheet1.C471];[Sheet1.E471])" office:value-type="float" office:value="9">
            <text:p>9</text:p>
          </table:table-cell>
          <table:table-cell table:formula="of:=[Sheet1.G471]" office:value-type="float" office:value="9">
            <text:p>9</text:p>
          </table:table-cell>
          <table:table-cell table:formula="of:=OR([Sheet1.D471]=&quot;TRUE&quot;; [Sheet1.F471]=&quot;TRUE&quot;; [.C471]=[.D471])" office:value-type="boolean" office:boolean-value="true">
            <text:p>TRUE</text:p>
          </table:table-cell>
        </table:table-row>
        <table:table-row table:style-name="ro1">
          <table:table-cell table:formula="of:=[Sheet1.A472]" office:value-type="string" office:string-value="pipesworld-notankage">
            <text:p>pipesworld-notankage</text:p>
          </table:table-cell>
          <table:table-cell table:formula="of:=[Sheet1.B472]" office:value-type="string" office:string-value="p07_net1_b12_g5">
            <text:p>p07_net1_b12_g5</text:p>
          </table:table-cell>
          <table:table-cell table:formula="of:=MAX([Sheet1.C472];[Sheet1.E472])" office:value-type="float" office:value="8">
            <text:p>8</text:p>
          </table:table-cell>
          <table:table-cell table:formula="of:=[Sheet1.G472]" office:value-type="float" office:value="8">
            <text:p>8</text:p>
          </table:table-cell>
          <table:table-cell table:formula="of:=OR([Sheet1.D472]=&quot;TRUE&quot;; [Sheet1.F472]=&quot;TRUE&quot;; [.C472]=[.D472])" office:value-type="boolean" office:boolean-value="true">
            <text:p>TRUE</text:p>
          </table:table-cell>
        </table:table-row>
        <table:table-row table:style-name="ro1">
          <table:table-cell table:formula="of:=[Sheet1.A473]" office:value-type="string" office:string-value="pipesworld-notankage">
            <text:p>pipesworld-notankage</text:p>
          </table:table-cell>
          <table:table-cell table:formula="of:=[Sheet1.B473]" office:value-type="string" office:string-value="p08_net1_b12_g7">
            <text:p>p08_net1_b12_g7</text:p>
          </table:table-cell>
          <table:table-cell table:formula="of:=MAX([Sheet1.C473];[Sheet1.E473])" office:value-type="float" office:value="10">
            <text:p>10</text:p>
          </table:table-cell>
          <table:table-cell table:formula="of:=[Sheet1.G473]" office:value-type="float" office:value="10">
            <text:p>10</text:p>
          </table:table-cell>
          <table:table-cell table:formula="of:=OR([Sheet1.D473]=&quot;TRUE&quot;; [Sheet1.F473]=&quot;TRUE&quot;; [.C473]=[.D473])" office:value-type="boolean" office:boolean-value="true">
            <text:p>TRUE</text:p>
          </table:table-cell>
        </table:table-row>
        <table:table-row table:style-name="ro1">
          <table:table-cell table:formula="of:=[Sheet1.A474]" office:value-type="string" office:string-value="pipesworld-notankage">
            <text:p>pipesworld-notankage</text:p>
          </table:table-cell>
          <table:table-cell table:formula="of:=[Sheet1.B474]" office:value-type="string" office:string-value="p09_net1_b14_g6">
            <text:p>p09_net1_b14_g6</text:p>
          </table:table-cell>
          <table:table-cell table:formula="of:=MAX([Sheet1.C474];[Sheet1.E474])" office:value-type="float" office:value="13">
            <text:p>13</text:p>
          </table:table-cell>
          <table:table-cell table:formula="of:=[Sheet1.G474]" office:value-type="float" office:value="13">
            <text:p>13</text:p>
          </table:table-cell>
          <table:table-cell table:formula="of:=OR([Sheet1.D474]=&quot;TRUE&quot;; [Sheet1.F474]=&quot;TRUE&quot;; [.C474]=[.D474])" office:value-type="boolean" office:boolean-value="true">
            <text:p>TRUE</text:p>
          </table:table-cell>
        </table:table-row>
        <table:table-row table:style-name="ro1">
          <table:table-cell table:formula="of:=[Sheet1.A475]" office:value-type="string" office:string-value="pipesworld-notankage">
            <text:p>pipesworld-notankage</text:p>
          </table:table-cell>
          <table:table-cell table:formula="of:=[Sheet1.B475]" office:value-type="string" office:string-value="p10_net1_b14_g8">
            <text:p>p10_net1_b14_g8</text:p>
          </table:table-cell>
          <table:table-cell table:formula="of:=MAX([Sheet1.C475];[Sheet1.E475])" office:value-type="float" office:value="17">
            <text:p>17</text:p>
          </table:table-cell>
          <table:table-cell table:formula="of:=[Sheet1.G475]" office:value-type="float" office:value="20">
            <text:p>20</text:p>
          </table:table-cell>
          <table:table-cell table:formula="of:=OR([Sheet1.D475]=&quot;TRUE&quot;; [Sheet1.F475]=&quot;TRUE&quot;; [.C475]=[.D475])" office:value-type="boolean" office:boolean-value="true">
            <text:p>TRUE</text:p>
          </table:table-cell>
        </table:table-row>
        <table:table-row table:style-name="ro1">
          <table:table-cell table:formula="of:=[Sheet1.A476]" office:value-type="string" office:string-value="pipesworld-notankage">
            <text:p>pipesworld-notankage</text:p>
          </table:table-cell>
          <table:table-cell table:formula="of:=[Sheet1.B476]" office:value-type="string" office:string-value="p11_net2_b10_g2">
            <text:p>p11_net2_b10_g2</text:p>
          </table:table-cell>
          <table:table-cell table:formula="of:=MAX([Sheet1.C476];[Sheet1.E476])" office:value-type="float" office:value="11">
            <text:p>11</text:p>
          </table:table-cell>
          <table:table-cell table:formula="of:=[Sheet1.G476]" office:value-type="float" office:value="11">
            <text:p>11</text:p>
          </table:table-cell>
          <table:table-cell table:formula="of:=OR([Sheet1.D476]=&quot;TRUE&quot;; [Sheet1.F476]=&quot;TRUE&quot;; [.C476]=[.D476])" office:value-type="boolean" office:boolean-value="true">
            <text:p>TRUE</text:p>
          </table:table-cell>
        </table:table-row>
        <table:table-row table:style-name="ro1">
          <table:table-cell table:formula="of:=[Sheet1.A477]" office:value-type="string" office:string-value="pipesworld-notankage">
            <text:p>pipesworld-notankage</text:p>
          </table:table-cell>
          <table:table-cell table:formula="of:=[Sheet1.B477]" office:value-type="string" office:string-value="p12_net2_b10_g4">
            <text:p>p12_net2_b10_g4</text:p>
          </table:table-cell>
          <table:table-cell table:formula="of:=MAX([Sheet1.C477];[Sheet1.E477])" office:value-type="float" office:value="13">
            <text:p>13</text:p>
          </table:table-cell>
          <table:table-cell table:formula="of:=[Sheet1.G477]" office:value-type="float" office:value="13">
            <text:p>13</text:p>
          </table:table-cell>
          <table:table-cell table:formula="of:=OR([Sheet1.D477]=&quot;TRUE&quot;; [Sheet1.F477]=&quot;TRUE&quot;; [.C477]=[.D477])" office:value-type="boolean" office:boolean-value="true">
            <text:p>TRUE</text:p>
          </table:table-cell>
        </table:table-row>
        <table:table-row table:style-name="ro1">
          <table:table-cell table:formula="of:=[Sheet1.A478]" office:value-type="string" office:string-value="pipesworld-notankage">
            <text:p>pipesworld-notankage</text:p>
          </table:table-cell>
          <table:table-cell table:formula="of:=[Sheet1.B478]" office:value-type="string" office:string-value="p13_net2_b12_g3">
            <text:p>p13_net2_b12_g3</text:p>
          </table:table-cell>
          <table:table-cell table:formula="of:=MAX([Sheet1.C478];[Sheet1.E478])" office:value-type="float" office:value="12">
            <text:p>12</text:p>
          </table:table-cell>
          <table:table-cell table:formula="of:=[Sheet1.G478]" office:value-type="float" office:value="12">
            <text:p>12</text:p>
          </table:table-cell>
          <table:table-cell table:formula="of:=OR([Sheet1.D478]=&quot;TRUE&quot;; [Sheet1.F478]=&quot;TRUE&quot;; [.C478]=[.D478])" office:value-type="boolean" office:boolean-value="true">
            <text:p>TRUE</text:p>
          </table:table-cell>
        </table:table-row>
        <table:table-row table:style-name="ro1">
          <table:table-cell table:formula="of:=[Sheet1.A479]" office:value-type="string" office:string-value="pipesworld-notankage">
            <text:p>pipesworld-notankage</text:p>
          </table:table-cell>
          <table:table-cell table:formula="of:=[Sheet1.B479]" office:value-type="string" office:string-value="p14_net2_b12_g5">
            <text:p>p14_net2_b12_g5</text:p>
          </table:table-cell>
          <table:table-cell table:formula="of:=MAX([Sheet1.C479];[Sheet1.E479])" office:value-type="float" office:value="18">
            <text:p>18</text:p>
          </table:table-cell>
          <table:table-cell table:formula="of:=[Sheet1.G479]" office:value-type="float" office:value="18">
            <text:p>18</text:p>
          </table:table-cell>
          <table:table-cell table:formula="of:=OR([Sheet1.D479]=&quot;TRUE&quot;; [Sheet1.F479]=&quot;TRUE&quot;; [.C479]=[.D479])" office:value-type="boolean" office:boolean-value="true">
            <text:p>TRUE</text:p>
          </table:table-cell>
        </table:table-row>
        <table:table-row table:style-name="ro1">
          <table:table-cell table:formula="of:=[Sheet1.A480]" office:value-type="string" office:string-value="pipesworld-notankage">
            <text:p>pipesworld-notankage</text:p>
          </table:table-cell>
          <table:table-cell table:formula="of:=[Sheet1.B480]" office:value-type="string" office:string-value="p15_net2_b14_g4">
            <text:p>p15_net2_b14_g4</text:p>
          </table:table-cell>
          <table:table-cell table:formula="of:=MAX([Sheet1.C480];[Sheet1.E480])" office:value-type="float" office:value="14">
            <text:p>14</text:p>
          </table:table-cell>
          <table:table-cell table:formula="of:=[Sheet1.G480]" office:value-type="float" office:value="14">
            <text:p>14</text:p>
          </table:table-cell>
          <table:table-cell table:formula="of:=OR([Sheet1.D480]=&quot;TRUE&quot;; [Sheet1.F480]=&quot;TRUE&quot;; [.C480]=[.D480])" office:value-type="boolean" office:boolean-value="true">
            <text:p>TRUE</text:p>
          </table:table-cell>
        </table:table-row>
        <table:table-row table:style-name="ro1">
          <table:table-cell table:formula="of:=[Sheet1.A481]" office:value-type="string" office:string-value="pipesworld-notankage">
            <text:p>pipesworld-notankage</text:p>
          </table:table-cell>
          <table:table-cell table:formula="of:=[Sheet1.B481]" office:value-type="string" office:string-value="p16_net2_b14_g6">
            <text:p>p16_net2_b14_g6</text:p>
          </table:table-cell>
          <table:table-cell table:formula="of:=MAX([Sheet1.C481];[Sheet1.E481])" office:value-type="float" office:value="19">
            <text:p>19</text:p>
          </table:table-cell>
          <table:table-cell table:formula="of:=[Sheet1.G481]" office:value-type="float" office:value="19">
            <text:p>19</text:p>
          </table:table-cell>
          <table:table-cell table:formula="of:=OR([Sheet1.D481]=&quot;TRUE&quot;; [Sheet1.F481]=&quot;TRUE&quot;; [.C481]=[.D481])" office:value-type="boolean" office:boolean-value="true">
            <text:p>TRUE</text:p>
          </table:table-cell>
        </table:table-row>
        <table:table-row table:style-name="ro1">
          <table:table-cell table:formula="of:=[Sheet1.A482]" office:value-type="string" office:string-value="pipesworld-notankage">
            <text:p>pipesworld-notankage</text:p>
          </table:table-cell>
          <table:table-cell table:formula="of:=[Sheet1.B482]" office:value-type="string" office:string-value="p17_net2_b16_g5">
            <text:p>p17_net2_b16_g5</text:p>
          </table:table-cell>
          <table:table-cell table:formula="of:=MAX([Sheet1.C482];[Sheet1.E482])" office:value-type="float" office:value="12">
            <text:p>12</text:p>
          </table:table-cell>
          <table:table-cell table:formula="of:=[Sheet1.G482]" office:value-type="float" office:value="12">
            <text:p>12</text:p>
          </table:table-cell>
          <table:table-cell table:formula="of:=OR([Sheet1.D482]=&quot;TRUE&quot;; [Sheet1.F482]=&quot;TRUE&quot;; [.C482]=[.D482])" office:value-type="boolean" office:boolean-value="true">
            <text:p>TRUE</text:p>
          </table:table-cell>
        </table:table-row>
        <table:table-row table:style-name="ro1">
          <table:table-cell table:formula="of:=[Sheet1.A483]" office:value-type="string" office:string-value="pipesworld-notankage">
            <text:p>pipesworld-notankage</text:p>
          </table:table-cell>
          <table:table-cell table:formula="of:=[Sheet1.B483]" office:value-type="string" office:string-value="p18_net2_b16_g7">
            <text:p>p18_net2_b16_g7</text:p>
          </table:table-cell>
          <table:table-cell table:formula="of:=MAX([Sheet1.C483];[Sheet1.E483])" office:value-type="float" office:value="16">
            <text:p>16</text:p>
          </table:table-cell>
          <table:table-cell table:formula="of:=[Sheet1.G483]" office:value-type="float" office:value="21">
            <text:p>21</text:p>
          </table:table-cell>
          <table:table-cell table:formula="of:=OR([Sheet1.D483]=&quot;TRUE&quot;; [Sheet1.F483]=&quot;TRUE&quot;; [.C483]=[.D483])" office:value-type="boolean" office:boolean-value="false">
            <text:p>FALSE</text:p>
          </table:table-cell>
        </table:table-row>
        <table:table-row table:style-name="ro1">
          <table:table-cell table:formula="of:=[Sheet1.A484]" office:value-type="string" office:string-value="pipesworld-notankage">
            <text:p>pipesworld-notankage</text:p>
          </table:table-cell>
          <table:table-cell table:formula="of:=[Sheet1.B484]" office:value-type="string" office:string-value="p19_net2_b18_g6">
            <text:p>p19_net2_b18_g6</text:p>
          </table:table-cell>
          <table:table-cell table:formula="of:=MAX([Sheet1.C484];[Sheet1.E484])" office:value-type="float" office:value="16">
            <text:p>16</text:p>
          </table:table-cell>
          <table:table-cell table:formula="of:=[Sheet1.G484]" office:value-type="float" office:value="21">
            <text:p>21</text:p>
          </table:table-cell>
          <table:table-cell table:formula="of:=OR([Sheet1.D484]=&quot;TRUE&quot;; [Sheet1.F484]=&quot;TRUE&quot;; [.C484]=[.D484])" office:value-type="boolean" office:boolean-value="false">
            <text:p>FALSE</text:p>
          </table:table-cell>
        </table:table-row>
        <table:table-row table:style-name="ro1">
          <table:table-cell table:formula="of:=[Sheet1.A485]" office:value-type="string" office:string-value="pipesworld-notankage">
            <text:p>pipesworld-notankage</text:p>
          </table:table-cell>
          <table:table-cell table:formula="of:=[Sheet1.B485]" office:value-type="string" office:string-value="p20_net2_b18_g8">
            <text:p>p20_net2_b18_g8</text:p>
          </table:table-cell>
          <table:table-cell table:formula="of:=MAX([Sheet1.C485];[Sheet1.E485])" office:value-type="float" office:value="18">
            <text:p>18</text:p>
          </table:table-cell>
          <table:table-cell table:formula="of:=[Sheet1.G485]" office:value-type="float" office:value="25">
            <text:p>25</text:p>
          </table:table-cell>
          <table:table-cell table:formula="of:=OR([Sheet1.D485]=&quot;TRUE&quot;; [Sheet1.F485]=&quot;TRUE&quot;; [.C485]=[.D485])" office:value-type="boolean" office:boolean-value="false">
            <text:p>FALSE</text:p>
          </table:table-cell>
        </table:table-row>
        <table:table-row table:style-name="ro1">
          <table:table-cell table:formula="of:=[Sheet1.A486]" office:value-type="string" office:string-value="pipesworld-notankage">
            <text:p>pipesworld-notankage</text:p>
          </table:table-cell>
          <table:table-cell table:formula="of:=[Sheet1.B486]" office:value-type="string" office:string-value="p21_net3_b12_g2">
            <text:p>p21_net3_b12_g2</text:p>
          </table:table-cell>
          <table:table-cell table:formula="of:=MAX([Sheet1.C486];[Sheet1.E486])" office:value-type="float" office:value="9">
            <text:p>9</text:p>
          </table:table-cell>
          <table:table-cell table:formula="of:=[Sheet1.G486]" office:value-type="float" office:value="9">
            <text:p>9</text:p>
          </table:table-cell>
          <table:table-cell table:formula="of:=OR([Sheet1.D486]=&quot;TRUE&quot;; [Sheet1.F486]=&quot;TRUE&quot;; [.C486]=[.D486])" office:value-type="boolean" office:boolean-value="true">
            <text:p>TRUE</text:p>
          </table:table-cell>
        </table:table-row>
        <table:table-row table:style-name="ro1">
          <table:table-cell table:formula="of:=[Sheet1.A487]" office:value-type="string" office:string-value="pipesworld-notankage">
            <text:p>pipesworld-notankage</text:p>
          </table:table-cell>
          <table:table-cell table:formula="of:=[Sheet1.B487]" office:value-type="string" office:string-value="p22_net3_b12_g4">
            <text:p>p22_net3_b12_g4</text:p>
          </table:table-cell>
          <table:table-cell table:formula="of:=MAX([Sheet1.C487];[Sheet1.E487])" office:value-type="float" office:value="19">
            <text:p>19</text:p>
          </table:table-cell>
          <table:table-cell table:formula="of:=[Sheet1.G487]" office:value-type="float" office:value="19">
            <text:p>19</text:p>
          </table:table-cell>
          <table:table-cell table:formula="of:=OR([Sheet1.D487]=&quot;TRUE&quot;; [Sheet1.F487]=&quot;TRUE&quot;; [.C487]=[.D487])" office:value-type="boolean" office:boolean-value="true">
            <text:p>TRUE</text:p>
          </table:table-cell>
        </table:table-row>
        <table:table-row table:style-name="ro1">
          <table:table-cell table:formula="of:=[Sheet1.A488]" office:value-type="string" office:string-value="pipesworld-notankage">
            <text:p>pipesworld-notankage</text:p>
          </table:table-cell>
          <table:table-cell table:formula="of:=[Sheet1.B488]" office:value-type="string" office:string-value="p23_net3_b14_g3">
            <text:p>p23_net3_b14_g3</text:p>
          </table:table-cell>
          <table:table-cell table:formula="of:=MAX([Sheet1.C488];[Sheet1.E488])" office:value-type="float" office:value="14">
            <text:p>14</text:p>
          </table:table-cell>
          <table:table-cell table:formula="of:=[Sheet1.G488]" office:value-type="float" office:value="14">
            <text:p>14</text:p>
          </table:table-cell>
          <table:table-cell table:formula="of:=OR([Sheet1.D488]=&quot;TRUE&quot;; [Sheet1.F488]=&quot;TRUE&quot;; [.C488]=[.D488])" office:value-type="boolean" office:boolean-value="true">
            <text:p>TRUE</text:p>
          </table:table-cell>
        </table:table-row>
        <table:table-row table:style-name="ro1">
          <table:table-cell table:formula="of:=[Sheet1.A489]" office:value-type="string" office:string-value="pipesworld-notankage">
            <text:p>pipesworld-notankage</text:p>
          </table:table-cell>
          <table:table-cell table:formula="of:=[Sheet1.B489]" office:value-type="string" office:string-value="p24_net3_b14_g5">
            <text:p>p24_net3_b14_g5</text:p>
          </table:table-cell>
          <table:table-cell table:formula="of:=MAX([Sheet1.C489];[Sheet1.E489])" office:value-type="float" office:value="18">
            <text:p>18</text:p>
          </table:table-cell>
          <table:table-cell table:formula="of:=[Sheet1.G489]" office:value-type="float" office:value="18">
            <text:p>18</text:p>
          </table:table-cell>
          <table:table-cell table:formula="of:=OR([Sheet1.D489]=&quot;TRUE&quot;; [Sheet1.F489]=&quot;TRUE&quot;; [.C489]=[.D489])" office:value-type="boolean" office:boolean-value="true">
            <text:p>TRUE</text:p>
          </table:table-cell>
        </table:table-row>
        <table:table-row table:style-name="ro1">
          <table:table-cell table:formula="of:=[Sheet1.A490]" office:value-type="string" office:string-value="pipesworld-notankage">
            <text:p>pipesworld-notankage</text:p>
          </table:table-cell>
          <table:table-cell table:formula="of:=[Sheet1.B490]" office:value-type="string" office:string-value="p25_net3_b16_g5">
            <text:p>p25_net3_b16_g5</text:p>
          </table:table-cell>
          <table:table-cell table:formula="of:=MAX([Sheet1.C490];[Sheet1.E490])" office:value-type="float" office:value="17">
            <text:p>17</text:p>
          </table:table-cell>
          <table:table-cell table:formula="of:=[Sheet1.G490]" office:value-type="float" office:value="21">
            <text:p>21</text:p>
          </table:table-cell>
          <table:table-cell table:formula="of:=OR([Sheet1.D490]=&quot;TRUE&quot;; [Sheet1.F490]=&quot;TRUE&quot;; [.C490]=[.D490])" office:value-type="boolean" office:boolean-value="false">
            <text:p>FALSE</text:p>
          </table:table-cell>
        </table:table-row>
        <table:table-row table:style-name="ro1">
          <table:table-cell table:formula="of:=[Sheet1.A491]" office:value-type="string" office:string-value="pipesworld-notankage">
            <text:p>pipesworld-notankage</text:p>
          </table:table-cell>
          <table:table-cell table:formula="of:=[Sheet1.B491]" office:value-type="string" office:string-value="p26_net3_b16_g7">
            <text:p>p26_net3_b16_g7</text:p>
          </table:table-cell>
          <table:table-cell table:formula="of:=MAX([Sheet1.C491];[Sheet1.E491])" office:value-type="float" office:value="21">
            <text:p>21</text:p>
          </table:table-cell>
          <table:table-cell table:formula="of:=[Sheet1.G491]" office:value-type="float" office:value="31">
            <text:p>31</text:p>
          </table:table-cell>
          <table:table-cell table:formula="of:=OR([Sheet1.D491]=&quot;TRUE&quot;; [Sheet1.F491]=&quot;TRUE&quot;; [.C491]=[.D491])" office:value-type="boolean" office:boolean-value="false">
            <text:p>FALSE</text:p>
          </table:table-cell>
        </table:table-row>
        <table:table-row table:style-name="ro1">
          <table:table-cell table:formula="of:=[Sheet1.A492]" office:value-type="string" office:string-value="pipesworld-notankage">
            <text:p>pipesworld-notankage</text:p>
          </table:table-cell>
          <table:table-cell table:formula="of:=[Sheet1.B492]" office:value-type="string" office:string-value="p27_net3_b18_g6">
            <text:p>p27_net3_b18_g6</text:p>
          </table:table-cell>
          <table:table-cell table:formula="of:=MAX([Sheet1.C492];[Sheet1.E492])" office:value-type="float" office:value="16">
            <text:p>16</text:p>
          </table:table-cell>
          <table:table-cell table:formula="of:=[Sheet1.G492]" office:value-type="float" office:value="23">
            <text:p>23</text:p>
          </table:table-cell>
          <table:table-cell table:formula="of:=OR([Sheet1.D492]=&quot;TRUE&quot;; [Sheet1.F492]=&quot;TRUE&quot;; [.C492]=[.D492])" office:value-type="boolean" office:boolean-value="false">
            <text:p>FALSE</text:p>
          </table:table-cell>
        </table:table-row>
        <table:table-row table:style-name="ro1">
          <table:table-cell table:formula="of:=[Sheet1.A493]" office:value-type="string" office:string-value="pipesworld-notankage">
            <text:p>pipesworld-notankage</text:p>
          </table:table-cell>
          <table:table-cell table:formula="of:=[Sheet1.B493]" office:value-type="string" office:string-value="p28_net3_b18_g7">
            <text:p>p28_net3_b18_g7</text:p>
          </table:table-cell>
          <table:table-cell table:formula="of:=MAX([Sheet1.C493];[Sheet1.E493])" office:value-type="float" office:value="21">
            <text:p>21</text:p>
          </table:table-cell>
          <table:table-cell table:formula="of:=[Sheet1.G493]" office:value-type="float" office:value="35">
            <text:p>35</text:p>
          </table:table-cell>
          <table:table-cell table:formula="of:=OR([Sheet1.D493]=&quot;TRUE&quot;; [Sheet1.F493]=&quot;TRUE&quot;; [.C493]=[.D493])" office:value-type="boolean" office:boolean-value="false">
            <text:p>FALSE</text:p>
          </table:table-cell>
        </table:table-row>
        <table:table-row table:style-name="ro1">
          <table:table-cell table:formula="of:=[Sheet1.A494]" office:value-type="string" office:string-value="pipesworld-notankage">
            <text:p>pipesworld-notankage</text:p>
          </table:table-cell>
          <table:table-cell table:formula="of:=[Sheet1.B494]" office:value-type="string" office:string-value="p29_net3_b20_g6">
            <text:p>p29_net3_b20_g6</text:p>
          </table:table-cell>
          <table:table-cell table:formula="of:=MAX([Sheet1.C494];[Sheet1.E494])" office:value-type="float" office:value="17">
            <text:p>17</text:p>
          </table:table-cell>
          <table:table-cell table:formula="of:=[Sheet1.G494]" office:value-type="float" office:value="28">
            <text:p>28</text:p>
          </table:table-cell>
          <table:table-cell table:formula="of:=OR([Sheet1.D494]=&quot;TRUE&quot;; [Sheet1.F494]=&quot;TRUE&quot;; [.C494]=[.D494])" office:value-type="boolean" office:boolean-value="false">
            <text:p>FALSE</text:p>
          </table:table-cell>
        </table:table-row>
        <table:table-row table:style-name="ro1">
          <table:table-cell table:formula="of:=[Sheet1.A495]" office:value-type="string" office:string-value="pipesworld-notankage">
            <text:p>pipesworld-notankage</text:p>
          </table:table-cell>
          <table:table-cell table:formula="of:=[Sheet1.B495]" office:value-type="string" office:string-value="p30_net3_b20_g8">
            <text:p>p30_net3_b20_g8</text:p>
          </table:table-cell>
          <table:table-cell table:formula="of:=MAX([Sheet1.C495];[Sheet1.E495])" office:value-type="float" office:value="25">
            <text:p>25</text:p>
          </table:table-cell>
          <table:table-cell table:formula="of:=[Sheet1.G495]" office:value-type="float" office:value="36">
            <text:p>36</text:p>
          </table:table-cell>
          <table:table-cell table:formula="of:=OR([Sheet1.D495]=&quot;TRUE&quot;; [Sheet1.F495]=&quot;TRUE&quot;; [.C495]=[.D495])" office:value-type="boolean" office:boolean-value="false">
            <text:p>FALSE</text:p>
          </table:table-cell>
        </table:table-row>
        <table:table-row table:style-name="ro1">
          <table:table-cell table:formula="of:=[Sheet1.A496]" office:value-type="string" office:string-value="pipesworld-notankage">
            <text:p>pipesworld-notankage</text:p>
          </table:table-cell>
          <table:table-cell table:formula="of:=[Sheet1.B496]" office:value-type="string" office:string-value="p31_net4_b14_g3">
            <text:p>p31_net4_b14_g3</text:p>
          </table:table-cell>
          <table:table-cell table:formula="of:=MAX([Sheet1.C496];[Sheet1.E496])" office:value-type="float" office:value="16">
            <text:p>16</text:p>
          </table:table-cell>
          <table:table-cell table:formula="of:=[Sheet1.G496]" office:value-type="float" office:value="18">
            <text:p>18</text:p>
          </table:table-cell>
          <table:table-cell table:formula="of:=OR([Sheet1.D496]=&quot;TRUE&quot;; [Sheet1.F496]=&quot;TRUE&quot;; [.C496]=[.D496])" office:value-type="boolean" office:boolean-value="false">
            <text:p>FALSE</text:p>
          </table:table-cell>
        </table:table-row>
        <table:table-row table:style-name="ro1">
          <table:table-cell table:formula="of:=[Sheet1.A497]" office:value-type="string" office:string-value="pipesworld-notankage">
            <text:p>pipesworld-notankage</text:p>
          </table:table-cell>
          <table:table-cell table:formula="of:=[Sheet1.B497]" office:value-type="string" office:string-value="p32_net4_b14_g5">
            <text:p>p32_net4_b14_g5</text:p>
          </table:table-cell>
          <table:table-cell table:formula="of:=MAX([Sheet1.C497];[Sheet1.E497])" office:value-type="float" office:value="16">
            <text:p>16</text:p>
          </table:table-cell>
          <table:table-cell table:formula="of:=[Sheet1.G497]" office:value-type="float" office:value="22">
            <text:p>22</text:p>
          </table:table-cell>
          <table:table-cell table:formula="of:=OR([Sheet1.D497]=&quot;TRUE&quot;; [Sheet1.F497]=&quot;TRUE&quot;; [.C497]=[.D497])" office:value-type="boolean" office:boolean-value="false">
            <text:p>FALSE</text:p>
          </table:table-cell>
        </table:table-row>
        <table:table-row table:style-name="ro1">
          <table:table-cell table:formula="of:=[Sheet1.A498]" office:value-type="string" office:string-value="pipesworld-notankage">
            <text:p>pipesworld-notankage</text:p>
          </table:table-cell>
          <table:table-cell table:formula="of:=[Sheet1.B498]" office:value-type="string" office:string-value="p33_net4_b16_g5">
            <text:p>p33_net4_b16_g5</text:p>
          </table:table-cell>
          <table:table-cell table:formula="of:=MAX([Sheet1.C498];[Sheet1.E498])" office:value-type="float" office:value="16">
            <text:p>16</text:p>
          </table:table-cell>
          <table:table-cell table:formula="of:=[Sheet1.G498]" office:value-type="float" office:value="19">
            <text:p>19</text:p>
          </table:table-cell>
          <table:table-cell table:formula="of:=OR([Sheet1.D498]=&quot;TRUE&quot;; [Sheet1.F498]=&quot;TRUE&quot;; [.C498]=[.D498])" office:value-type="boolean" office:boolean-value="false">
            <text:p>FALSE</text:p>
          </table:table-cell>
        </table:table-row>
        <table:table-row table:style-name="ro1">
          <table:table-cell table:formula="of:=[Sheet1.A499]" office:value-type="string" office:string-value="pipesworld-notankage">
            <text:p>pipesworld-notankage</text:p>
          </table:table-cell>
          <table:table-cell table:formula="of:=[Sheet1.B499]" office:value-type="string" office:string-value="p34_net4_b16_g6">
            <text:p>p34_net4_b16_g6</text:p>
          </table:table-cell>
          <table:table-cell table:formula="of:=MAX([Sheet1.C499];[Sheet1.E499])" office:value-type="float" office:value="18">
            <text:p>18</text:p>
          </table:table-cell>
          <table:table-cell table:formula="of:=[Sheet1.G499]" office:value-type="float" office:value="29">
            <text:p>29</text:p>
          </table:table-cell>
          <table:table-cell table:formula="of:=OR([Sheet1.D499]=&quot;TRUE&quot;; [Sheet1.F499]=&quot;TRUE&quot;; [.C499]=[.D499])" office:value-type="boolean" office:boolean-value="false">
            <text:p>FALSE</text:p>
          </table:table-cell>
        </table:table-row>
        <table:table-row table:style-name="ro1">
          <table:table-cell table:formula="of:=[Sheet1.A500]" office:value-type="string" office:string-value="pipesworld-notankage">
            <text:p>pipesworld-notankage</text:p>
          </table:table-cell>
          <table:table-cell table:formula="of:=[Sheet1.B500]" office:value-type="string" office:string-value="p35_net4_b18_g4">
            <text:p>p35_net4_b18_g4</text:p>
          </table:table-cell>
          <table:table-cell table:formula="of:=MAX([Sheet1.C500];[Sheet1.E500])" office:value-type="float" office:value="12">
            <text:p>12</text:p>
          </table:table-cell>
          <table:table-cell table:formula="of:=[Sheet1.G500]" office:value-type="float" office:value="17">
            <text:p>17</text:p>
          </table:table-cell>
          <table:table-cell table:formula="of:=OR([Sheet1.D500]=&quot;TRUE&quot;; [Sheet1.F500]=&quot;TRUE&quot;; [.C500]=[.D500])" office:value-type="boolean" office:boolean-value="false">
            <text:p>FALSE</text:p>
          </table:table-cell>
        </table:table-row>
        <table:table-row table:style-name="ro1">
          <table:table-cell table:formula="of:=[Sheet1.A501]" office:value-type="string" office:string-value="pipesworld-notankage">
            <text:p>pipesworld-notankage</text:p>
          </table:table-cell>
          <table:table-cell table:formula="of:=[Sheet1.B501]" office:value-type="string" office:string-value="p36_net4_b18_g6">
            <text:p>p36_net4_b18_g6</text:p>
          </table:table-cell>
          <table:table-cell table:formula="of:=MAX([Sheet1.C501];[Sheet1.E501])" office:value-type="float" office:value="15">
            <text:p>15</text:p>
          </table:table-cell>
          <table:table-cell table:formula="of:=[Sheet1.G501]" office:value-type="float" office:value="23">
            <text:p>23</text:p>
          </table:table-cell>
          <table:table-cell table:formula="of:=OR([Sheet1.D501]=&quot;TRUE&quot;; [Sheet1.F501]=&quot;TRUE&quot;; [.C501]=[.D501])" office:value-type="boolean" office:boolean-value="false">
            <text:p>FALSE</text:p>
          </table:table-cell>
        </table:table-row>
        <table:table-row table:style-name="ro1">
          <table:table-cell table:formula="of:=[Sheet1.A502]" office:value-type="string" office:string-value="pipesworld-notankage">
            <text:p>pipesworld-notankage</text:p>
          </table:table-cell>
          <table:table-cell table:formula="of:=[Sheet1.B502]" office:value-type="string" office:string-value="p37_net4_b20_g5">
            <text:p>p37_net4_b20_g5</text:p>
          </table:table-cell>
          <table:table-cell table:formula="of:=MAX([Sheet1.C502];[Sheet1.E502])" office:value-type="float" office:value="14">
            <text:p>14</text:p>
          </table:table-cell>
          <table:table-cell table:formula="of:=[Sheet1.G502]" office:value-type="float" office:value="14">
            <text:p>14</text:p>
          </table:table-cell>
          <table:table-cell table:formula="of:=OR([Sheet1.D502]=&quot;TRUE&quot;; [Sheet1.F502]=&quot;TRUE&quot;; [.C502]=[.D502])" office:value-type="boolean" office:boolean-value="true">
            <text:p>TRUE</text:p>
          </table:table-cell>
        </table:table-row>
        <table:table-row table:style-name="ro1">
          <table:table-cell table:formula="of:=[Sheet1.A503]" office:value-type="string" office:string-value="pipesworld-notankage">
            <text:p>pipesworld-notankage</text:p>
          </table:table-cell>
          <table:table-cell table:formula="of:=[Sheet1.B503]" office:value-type="string" office:string-value="p38_net4_b20_g7">
            <text:p>p38_net4_b20_g7</text:p>
          </table:table-cell>
          <table:table-cell table:formula="of:=MAX([Sheet1.C503];[Sheet1.E503])" office:value-type="float" office:value="14">
            <text:p>14</text:p>
          </table:table-cell>
          <table:table-cell table:formula="of:=[Sheet1.G503]" office:value-type="float" office:value="18">
            <text:p>18</text:p>
          </table:table-cell>
          <table:table-cell table:formula="of:=OR([Sheet1.D503]=&quot;TRUE&quot;; [Sheet1.F503]=&quot;TRUE&quot;; [.C503]=[.D503])" office:value-type="boolean" office:boolean-value="false">
            <text:p>FALSE</text:p>
          </table:table-cell>
        </table:table-row>
        <table:table-row table:style-name="ro1">
          <table:table-cell table:formula="of:=[Sheet1.A504]" office:value-type="string" office:string-value="pipesworld-notankage">
            <text:p>pipesworld-notankage</text:p>
          </table:table-cell>
          <table:table-cell table:formula="of:=[Sheet1.B504]" office:value-type="string" office:string-value="p39_net4_b22_g7">
            <text:p>p39_net4_b22_g7</text:p>
          </table:table-cell>
          <table:table-cell table:formula="of:=MAX([Sheet1.C504];[Sheet1.E504])" office:value-type="float" office:value="16">
            <text:p>16</text:p>
          </table:table-cell>
          <table:table-cell table:formula="of:=[Sheet1.G504]" office:value-type="float" office:value="23">
            <text:p>23</text:p>
          </table:table-cell>
          <table:table-cell table:formula="of:=OR([Sheet1.D504]=&quot;TRUE&quot;; [Sheet1.F504]=&quot;TRUE&quot;; [.C504]=[.D504])" office:value-type="boolean" office:boolean-value="false">
            <text:p>FALSE</text:p>
          </table:table-cell>
        </table:table-row>
        <table:table-row table:style-name="ro1">
          <table:table-cell table:formula="of:=[Sheet1.A505]" office:value-type="string" office:string-value="pipesworld-notankage">
            <text:p>pipesworld-notankage</text:p>
          </table:table-cell>
          <table:table-cell table:formula="of:=[Sheet1.B505]" office:value-type="string" office:string-value="p40_net4_b22_g8">
            <text:p>p40_net4_b22_g8</text:p>
          </table:table-cell>
          <table:table-cell table:formula="of:=MAX([Sheet1.C505];[Sheet1.E505])" office:value-type="float" office:value="15">
            <text:p>15</text:p>
          </table:table-cell>
          <table:table-cell table:formula="of:=[Sheet1.G505]" office:value-type="float" office:value="26">
            <text:p>26</text:p>
          </table:table-cell>
          <table:table-cell table:formula="of:=OR([Sheet1.D505]=&quot;TRUE&quot;; [Sheet1.F505]=&quot;TRUE&quot;; [.C505]=[.D505])" office:value-type="boolean" office:boolean-value="false">
            <text:p>FALSE</text:p>
          </table:table-cell>
        </table:table-row>
        <table:table-row table:style-name="ro1">
          <table:table-cell table:formula="of:=[Sheet1.A506]" office:value-type="string" office:string-value="pipesworld-notankage">
            <text:p>pipesworld-notankage</text:p>
          </table:table-cell>
          <table:table-cell table:formula="of:=[Sheet1.B506]" office:value-type="string" office:string-value="p41_net5_b22_g2">
            <text:p>p41_net5_b22_g2</text:p>
          </table:table-cell>
          <table:table-cell table:formula="of:=MAX([Sheet1.C506];[Sheet1.E506])" office:value-type="float" office:value="8">
            <text:p>8</text:p>
          </table:table-cell>
          <table:table-cell table:formula="of:=[Sheet1.G506]" office:value-type="float" office:value="8">
            <text:p>8</text:p>
          </table:table-cell>
          <table:table-cell table:formula="of:=OR([Sheet1.D506]=&quot;TRUE&quot;; [Sheet1.F506]=&quot;TRUE&quot;; [.C506]=[.D506])" office:value-type="boolean" office:boolean-value="true">
            <text:p>TRUE</text:p>
          </table:table-cell>
        </table:table-row>
        <table:table-row table:style-name="ro1">
          <table:table-cell table:formula="of:=[Sheet1.A507]" office:value-type="string" office:string-value="pipesworld-notankage">
            <text:p>pipesworld-notankage</text:p>
          </table:table-cell>
          <table:table-cell table:formula="of:=[Sheet1.B507]" office:value-type="string" office:string-value="p42_net5_b22_g4">
            <text:p>p42_net5_b22_g4</text:p>
          </table:table-cell>
          <table:table-cell table:formula="of:=MAX([Sheet1.C507];[Sheet1.E507])" office:value-type="float" office:value="15">
            <text:p>15</text:p>
          </table:table-cell>
          <table:table-cell table:formula="of:=[Sheet1.G507]" office:value-type="float" office:value="20">
            <text:p>20</text:p>
          </table:table-cell>
          <table:table-cell table:formula="of:=OR([Sheet1.D507]=&quot;TRUE&quot;; [Sheet1.F507]=&quot;TRUE&quot;; [.C507]=[.D507])" office:value-type="boolean" office:boolean-value="false">
            <text:p>FALSE</text:p>
          </table:table-cell>
        </table:table-row>
        <table:table-row table:style-name="ro1">
          <table:table-cell table:formula="of:=[Sheet1.A508]" office:value-type="string" office:string-value="pipesworld-notankage">
            <text:p>pipesworld-notankage</text:p>
          </table:table-cell>
          <table:table-cell table:formula="of:=[Sheet1.B508]" office:value-type="string" office:string-value="p43_net5_b24_g3">
            <text:p>p43_net5_b24_g3</text:p>
          </table:table-cell>
          <table:table-cell table:formula="of:=MAX([Sheet1.C508];[Sheet1.E508])" office:value-type="float" office:value="15">
            <text:p>15</text:p>
          </table:table-cell>
          <table:table-cell table:formula="of:=[Sheet1.G508]" office:value-type="float" office:value="25">
            <text:p>25</text:p>
          </table:table-cell>
          <table:table-cell table:formula="of:=OR([Sheet1.D508]=&quot;TRUE&quot;; [Sheet1.F508]=&quot;TRUE&quot;; [.C508]=[.D508])" office:value-type="boolean" office:boolean-value="false">
            <text:p>FALSE</text:p>
          </table:table-cell>
        </table:table-row>
        <table:table-row table:style-name="ro1">
          <table:table-cell table:formula="of:=[Sheet1.A509]" office:value-type="string" office:string-value="pipesworld-notankage">
            <text:p>pipesworld-notankage</text:p>
          </table:table-cell>
          <table:table-cell table:formula="of:=[Sheet1.B509]" office:value-type="string" office:string-value="p44_net5_b24_g5">
            <text:p>p44_net5_b24_g5</text:p>
          </table:table-cell>
          <table:table-cell table:formula="of:=MAX([Sheet1.C509];[Sheet1.E509])" office:value-type="float" office:value="16">
            <text:p>16</text:p>
          </table:table-cell>
          <table:table-cell table:formula="of:=[Sheet1.G509]" office:value-type="float" office:value="27">
            <text:p>27</text:p>
          </table:table-cell>
          <table:table-cell table:formula="of:=OR([Sheet1.D509]=&quot;TRUE&quot;; [Sheet1.F509]=&quot;TRUE&quot;; [.C509]=[.D509])" office:value-type="boolean" office:boolean-value="false">
            <text:p>FALSE</text:p>
          </table:table-cell>
        </table:table-row>
        <table:table-row table:style-name="ro1">
          <table:table-cell table:formula="of:=[Sheet1.A510]" office:value-type="string" office:string-value="pipesworld-notankage">
            <text:p>pipesworld-notankage</text:p>
          </table:table-cell>
          <table:table-cell table:formula="of:=[Sheet1.B510]" office:value-type="string" office:string-value="p45_net5_b26_g4">
            <text:p>p45_net5_b26_g4</text:p>
          </table:table-cell>
          <table:table-cell table:formula="of:=MAX([Sheet1.C510];[Sheet1.E510])" office:value-type="float" office:value="15">
            <text:p>15</text:p>
          </table:table-cell>
          <table:table-cell table:formula="of:=[Sheet1.G510]" office:value-type="float" office:value="24">
            <text:p>24</text:p>
          </table:table-cell>
          <table:table-cell table:formula="of:=OR([Sheet1.D510]=&quot;TRUE&quot;; [Sheet1.F510]=&quot;TRUE&quot;; [.C510]=[.D510])" office:value-type="boolean" office:boolean-value="false">
            <text:p>FALSE</text:p>
          </table:table-cell>
        </table:table-row>
        <table:table-row table:style-name="ro1">
          <table:table-cell table:formula="of:=[Sheet1.A511]" office:value-type="string" office:string-value="pipesworld-notankage">
            <text:p>pipesworld-notankage</text:p>
          </table:table-cell>
          <table:table-cell table:formula="of:=[Sheet1.B511]" office:value-type="string" office:string-value="p46_net5_b26_g6">
            <text:p>p46_net5_b26_g6</text:p>
          </table:table-cell>
          <table:table-cell table:formula="of:=MAX([Sheet1.C511];[Sheet1.E511])" office:value-type="float" office:value="17">
            <text:p>17</text:p>
          </table:table-cell>
          <table:table-cell table:formula="of:=[Sheet1.G511]" office:value-type="float" office:value="30">
            <text:p>30</text:p>
          </table:table-cell>
          <table:table-cell table:formula="of:=OR([Sheet1.D511]=&quot;TRUE&quot;; [Sheet1.F511]=&quot;TRUE&quot;; [.C511]=[.D511])" office:value-type="boolean" office:boolean-value="false">
            <text:p>FALSE</text:p>
          </table:table-cell>
        </table:table-row>
        <table:table-row table:style-name="ro1">
          <table:table-cell table:formula="of:=[Sheet1.A512]" office:value-type="string" office:string-value="pipesworld-notankage">
            <text:p>pipesworld-notankage</text:p>
          </table:table-cell>
          <table:table-cell table:formula="of:=[Sheet1.B512]" office:value-type="string" office:string-value="p47_net5_b28_g5">
            <text:p>p47_net5_b28_g5</text:p>
          </table:table-cell>
          <table:table-cell table:formula="of:=MAX([Sheet1.C512];[Sheet1.E512])" office:value-type="float" office:value="21">
            <text:p>21</text:p>
          </table:table-cell>
          <table:table-cell table:formula="of:=[Sheet1.G512]" office:value-type="float" office:value="39">
            <text:p>39</text:p>
          </table:table-cell>
          <table:table-cell table:formula="of:=OR([Sheet1.D512]=&quot;TRUE&quot;; [Sheet1.F512]=&quot;TRUE&quot;; [.C512]=[.D512])" office:value-type="boolean" office:boolean-value="false">
            <text:p>FALSE</text:p>
          </table:table-cell>
        </table:table-row>
        <table:table-row table:style-name="ro1">
          <table:table-cell table:formula="of:=[Sheet1.A513]" office:value-type="string" office:string-value="pipesworld-notankage">
            <text:p>pipesworld-notankage</text:p>
          </table:table-cell>
          <table:table-cell table:formula="of:=[Sheet1.B513]" office:value-type="string" office:string-value="p48_net5_b28_g7">
            <text:p>p48_net5_b28_g7</text:p>
          </table:table-cell>
          <table:table-cell table:formula="of:=MAX([Sheet1.C513];[Sheet1.E513])" office:value-type="float" office:value="24">
            <text:p>24</text:p>
          </table:table-cell>
          <table:table-cell table:formula="of:=[Sheet1.G513]" office:value-type="float" office:value="47">
            <text:p>47</text:p>
          </table:table-cell>
          <table:table-cell table:formula="of:=OR([Sheet1.D513]=&quot;TRUE&quot;; [Sheet1.F513]=&quot;TRUE&quot;; [.C513]=[.D513])" office:value-type="boolean" office:boolean-value="false">
            <text:p>FALSE</text:p>
          </table:table-cell>
        </table:table-row>
        <table:table-row table:style-name="ro1">
          <table:table-cell table:formula="of:=[Sheet1.A514]" office:value-type="string" office:string-value="pipesworld-notankage">
            <text:p>pipesworld-notankage</text:p>
          </table:table-cell>
          <table:table-cell table:formula="of:=[Sheet1.B514]" office:value-type="string" office:string-value="p49_net5_b30_g6">
            <text:p>p49_net5_b30_g6</text:p>
          </table:table-cell>
          <table:table-cell table:formula="of:=MAX([Sheet1.C514];[Sheet1.E514])" office:value-type="float" office:value="18">
            <text:p>18</text:p>
          </table:table-cell>
          <table:table-cell table:formula="of:=[Sheet1.G514]" office:value-type="float" office:value="29">
            <text:p>29</text:p>
          </table:table-cell>
          <table:table-cell table:formula="of:=OR([Sheet1.D514]=&quot;TRUE&quot;; [Sheet1.F514]=&quot;TRUE&quot;; [.C514]=[.D514])" office:value-type="boolean" office:boolean-value="false">
            <text:p>FALSE</text:p>
          </table:table-cell>
        </table:table-row>
        <table:table-row table:style-name="ro1">
          <table:table-cell table:formula="of:=[Sheet1.A515]" office:value-type="string" office:string-value="pipesworld-notankage">
            <text:p>pipesworld-notankage</text:p>
          </table:table-cell>
          <table:table-cell table:formula="of:=[Sheet1.B515]" office:value-type="string" office:string-value="p50_net5_b30_g8">
            <text:p>p50_net5_b30_g8</text:p>
          </table:table-cell>
          <table:table-cell table:formula="of:=MAX([Sheet1.C515];[Sheet1.E515])" office:value-type="float" office:value="21">
            <text:p>21</text:p>
          </table:table-cell>
          <table:table-cell table:formula="of:=[Sheet1.G515]" office:value-type="float" office:value="48">
            <text:p>48</text:p>
          </table:table-cell>
          <table:table-cell table:formula="of:=OR([Sheet1.D515]=&quot;TRUE&quot;; [Sheet1.F515]=&quot;TRUE&quot;; [.C515]=[.D515])" office:value-type="boolean" office:boolean-value="false">
            <text:p>FALSE</text:p>
          </table:table-cell>
        </table:table-row>
        <table:table-row table:style-name="ro1">
          <table:table-cell table:formula="of:=[Sheet1.A516]" office:value-type="string" office:string-value="pipesworld-tankage">
            <text:p>pipesworld-tankage</text:p>
          </table:table-cell>
          <table:table-cell table:formula="of:=[Sheet1.B516]" office:value-type="string" office:string-value="p01_net1_b6_g2_t50">
            <text:p>p01_net1_b6_g2_t50</text:p>
          </table:table-cell>
          <table:table-cell table:formula="of:=MAX([Sheet1.C516];[Sheet1.E516])" office:value-type="float" office:value="5">
            <text:p>5</text:p>
          </table:table-cell>
          <table:table-cell table:formula="of:=[Sheet1.G516]" office:value-type="float" office:value="5">
            <text:p>5</text:p>
          </table:table-cell>
          <table:table-cell table:formula="of:=OR([Sheet1.D516]=&quot;TRUE&quot;; [Sheet1.F516]=&quot;TRUE&quot;; [.C516]=[.D516])" office:value-type="boolean" office:boolean-value="true">
            <text:p>TRUE</text:p>
          </table:table-cell>
        </table:table-row>
        <table:table-row table:style-name="ro1">
          <table:table-cell table:formula="of:=[Sheet1.A517]" office:value-type="string" office:string-value="pipesworld-tankage">
            <text:p>pipesworld-tankage</text:p>
          </table:table-cell>
          <table:table-cell table:formula="of:=[Sheet1.B517]" office:value-type="string" office:string-value="p02_net1_b6_g4_t50">
            <text:p>p02_net1_b6_g4_t50</text:p>
          </table:table-cell>
          <table:table-cell table:formula="of:=MAX([Sheet1.C517];[Sheet1.E517])" office:value-type="float" office:value="7">
            <text:p>7</text:p>
          </table:table-cell>
          <table:table-cell table:formula="of:=[Sheet1.G517]" office:value-type="float" office:value="7">
            <text:p>7</text:p>
          </table:table-cell>
          <table:table-cell table:formula="of:=OR([Sheet1.D517]=&quot;TRUE&quot;; [Sheet1.F517]=&quot;TRUE&quot;; [.C517]=[.D517])" office:value-type="boolean" office:boolean-value="true">
            <text:p>TRUE</text:p>
          </table:table-cell>
        </table:table-row>
        <table:table-row table:style-name="ro1">
          <table:table-cell table:formula="of:=[Sheet1.A518]" office:value-type="string" office:string-value="pipesworld-tankage">
            <text:p>pipesworld-tankage</text:p>
          </table:table-cell>
          <table:table-cell table:formula="of:=[Sheet1.B518]" office:value-type="string" office:string-value="p03_net1_b8_g3_t80">
            <text:p>p03_net1_b8_g3_t80</text:p>
          </table:table-cell>
          <table:table-cell table:formula="of:=MAX([Sheet1.C518];[Sheet1.E518])" office:value-type="float" office:value="7">
            <text:p>7</text:p>
          </table:table-cell>
          <table:table-cell table:formula="of:=[Sheet1.G518]" office:value-type="float" office:value="7">
            <text:p>7</text:p>
          </table:table-cell>
          <table:table-cell table:formula="of:=OR([Sheet1.D518]=&quot;TRUE&quot;; [Sheet1.F518]=&quot;TRUE&quot;; [.C518]=[.D518])" office:value-type="boolean" office:boolean-value="true">
            <text:p>TRUE</text:p>
          </table:table-cell>
        </table:table-row>
        <table:table-row table:style-name="ro1">
          <table:table-cell table:formula="of:=[Sheet1.A519]" office:value-type="string" office:string-value="pipesworld-tankage">
            <text:p>pipesworld-tankage</text:p>
          </table:table-cell>
          <table:table-cell table:formula="of:=[Sheet1.B519]" office:value-type="string" office:string-value="p04_net1_b8_g5_t80">
            <text:p>p04_net1_b8_g5_t80</text:p>
          </table:table-cell>
          <table:table-cell table:formula="of:=MAX([Sheet1.C519];[Sheet1.E519])" office:value-type="float" office:value="7">
            <text:p>7</text:p>
          </table:table-cell>
          <table:table-cell table:formula="of:=[Sheet1.G519]" office:value-type="float" office:value="7">
            <text:p>7</text:p>
          </table:table-cell>
          <table:table-cell table:formula="of:=OR([Sheet1.D519]=&quot;TRUE&quot;; [Sheet1.F519]=&quot;TRUE&quot;; [.C519]=[.D519])" office:value-type="boolean" office:boolean-value="true">
            <text:p>TRUE</text:p>
          </table:table-cell>
        </table:table-row>
        <table:table-row table:style-name="ro1">
          <table:table-cell table:formula="of:=[Sheet1.A520]" office:value-type="string" office:string-value="pipesworld-tankage">
            <text:p>pipesworld-tankage</text:p>
          </table:table-cell>
          <table:table-cell table:formula="of:=[Sheet1.B520]" office:value-type="string" office:string-value="p05_net1_b10_g4_t50">
            <text:p>p05_net1_b10_g4_t50</text:p>
          </table:table-cell>
          <table:table-cell table:formula="of:=MAX([Sheet1.C520];[Sheet1.E520])" office:value-type="float" office:value="7">
            <text:p>7</text:p>
          </table:table-cell>
          <table:table-cell table:formula="of:=[Sheet1.G520]" office:value-type="float" office:value="7">
            <text:p>7</text:p>
          </table:table-cell>
          <table:table-cell table:formula="of:=OR([Sheet1.D520]=&quot;TRUE&quot;; [Sheet1.F520]=&quot;TRUE&quot;; [.C520]=[.D520])" office:value-type="boolean" office:boolean-value="true">
            <text:p>TRUE</text:p>
          </table:table-cell>
        </table:table-row>
        <table:table-row table:style-name="ro1">
          <table:table-cell table:formula="of:=[Sheet1.A521]" office:value-type="string" office:string-value="pipesworld-tankage">
            <text:p>pipesworld-tankage</text:p>
          </table:table-cell>
          <table:table-cell table:formula="of:=[Sheet1.B521]" office:value-type="string" office:string-value="p06_net1_b10_g6_t50">
            <text:p>p06_net1_b10_g6_t50</text:p>
          </table:table-cell>
          <table:table-cell table:formula="of:=MAX([Sheet1.C521];[Sheet1.E521])" office:value-type="float" office:value="9">
            <text:p>9</text:p>
          </table:table-cell>
          <table:table-cell table:formula="of:=[Sheet1.G521]" office:value-type="float" office:value="9">
            <text:p>9</text:p>
          </table:table-cell>
          <table:table-cell table:formula="of:=OR([Sheet1.D521]=&quot;TRUE&quot;; [Sheet1.F521]=&quot;TRUE&quot;; [.C521]=[.D521])" office:value-type="boolean" office:boolean-value="true">
            <text:p>TRUE</text:p>
          </table:table-cell>
        </table:table-row>
        <table:table-row table:style-name="ro1">
          <table:table-cell table:formula="of:=[Sheet1.A522]" office:value-type="string" office:string-value="pipesworld-tankage">
            <text:p>pipesworld-tankage</text:p>
          </table:table-cell>
          <table:table-cell table:formula="of:=[Sheet1.B522]" office:value-type="string" office:string-value="p07_net1_b12_g5_t80">
            <text:p>p07_net1_b12_g5_t80</text:p>
          </table:table-cell>
          <table:table-cell table:formula="of:=MAX([Sheet1.C522];[Sheet1.E522])" office:value-type="float" office:value="8">
            <text:p>8</text:p>
          </table:table-cell>
          <table:table-cell table:formula="of:=[Sheet1.G522]" office:value-type="float" office:value="8">
            <text:p>8</text:p>
          </table:table-cell>
          <table:table-cell table:formula="of:=OR([Sheet1.D522]=&quot;TRUE&quot;; [Sheet1.F522]=&quot;TRUE&quot;; [.C522]=[.D522])" office:value-type="boolean" office:boolean-value="true">
            <text:p>TRUE</text:p>
          </table:table-cell>
        </table:table-row>
        <table:table-row table:style-name="ro1">
          <table:table-cell table:formula="of:=[Sheet1.A523]" office:value-type="string" office:string-value="pipesworld-tankage">
            <text:p>pipesworld-tankage</text:p>
          </table:table-cell>
          <table:table-cell table:formula="of:=[Sheet1.B523]" office:value-type="string" office:string-value="p08_net1_b12_g7_t80">
            <text:p>p08_net1_b12_g7_t80</text:p>
          </table:table-cell>
          <table:table-cell table:formula="of:=MAX([Sheet1.C523];[Sheet1.E523])" office:value-type="float" office:value="10">
            <text:p>10</text:p>
          </table:table-cell>
          <table:table-cell table:formula="of:=[Sheet1.G523]" office:value-type="float" office:value="10">
            <text:p>10</text:p>
          </table:table-cell>
          <table:table-cell table:formula="of:=OR([Sheet1.D523]=&quot;TRUE&quot;; [Sheet1.F523]=&quot;TRUE&quot;; [.C523]=[.D523])" office:value-type="boolean" office:boolean-value="true">
            <text:p>TRUE</text:p>
          </table:table-cell>
        </table:table-row>
        <table:table-row table:style-name="ro1">
          <table:table-cell table:formula="of:=[Sheet1.A524]" office:value-type="string" office:string-value="pipesworld-tankage">
            <text:p>pipesworld-tankage</text:p>
          </table:table-cell>
          <table:table-cell table:formula="of:=[Sheet1.B524]" office:value-type="string" office:string-value="p09_net1_b14_g6_t50">
            <text:p>p09_net1_b14_g6_t50</text:p>
          </table:table-cell>
          <table:table-cell table:formula="of:=MAX([Sheet1.C524];[Sheet1.E524])" office:value-type="float" office:value="13">
            <text:p>13</text:p>
          </table:table-cell>
          <table:table-cell table:formula="of:=[Sheet1.G524]" office:value-type="float" office:value="16">
            <text:p>16</text:p>
          </table:table-cell>
          <table:table-cell table:formula="of:=OR([Sheet1.D524]=&quot;TRUE&quot;; [Sheet1.F524]=&quot;TRUE&quot;; [.C524]=[.D524])" office:value-type="boolean" office:boolean-value="true">
            <text:p>TRUE</text:p>
          </table:table-cell>
        </table:table-row>
        <table:table-row table:style-name="ro1">
          <table:table-cell table:formula="of:=[Sheet1.A525]" office:value-type="string" office:string-value="pipesworld-tankage">
            <text:p>pipesworld-tankage</text:p>
          </table:table-cell>
          <table:table-cell table:formula="of:=[Sheet1.B525]" office:value-type="string" office:string-value="p10_net1_b14_g8_t50">
            <text:p>p10_net1_b14_g8_t50</text:p>
          </table:table-cell>
          <table:table-cell table:formula="of:=MAX([Sheet1.C525];[Sheet1.E525])" office:value-type="float" office:value="17">
            <text:p>17</text:p>
          </table:table-cell>
          <table:table-cell table:formula="of:=[Sheet1.G525]" office:value-type="float" office:value="20">
            <text:p>20</text:p>
          </table:table-cell>
          <table:table-cell table:formula="of:=OR([Sheet1.D525]=&quot;TRUE&quot;; [Sheet1.F525]=&quot;TRUE&quot;; [.C525]=[.D525])" office:value-type="boolean" office:boolean-value="true">
            <text:p>TRUE</text:p>
          </table:table-cell>
        </table:table-row>
        <table:table-row table:style-name="ro1">
          <table:table-cell table:formula="of:=[Sheet1.A526]" office:value-type="string" office:string-value="pipesworld-tankage">
            <text:p>pipesworld-tankage</text:p>
          </table:table-cell>
          <table:table-cell table:formula="of:=[Sheet1.B526]" office:value-type="string" office:string-value="p11_net2_b10_g2_t30">
            <text:p>p11_net2_b10_g2_t30</text:p>
          </table:table-cell>
          <table:table-cell table:formula="of:=MAX([Sheet1.C526];[Sheet1.E526])" office:value-type="float" office:value="12">
            <text:p>12</text:p>
          </table:table-cell>
          <table:table-cell table:formula="of:=[Sheet1.G526]" office:value-type="float" office:value="12">
            <text:p>12</text:p>
          </table:table-cell>
          <table:table-cell table:formula="of:=OR([Sheet1.D526]=&quot;TRUE&quot;; [Sheet1.F526]=&quot;TRUE&quot;; [.C526]=[.D526])" office:value-type="boolean" office:boolean-value="true">
            <text:p>TRUE</text:p>
          </table:table-cell>
        </table:table-row>
        <table:table-row table:style-name="ro1">
          <table:table-cell table:formula="of:=[Sheet1.A527]" office:value-type="string" office:string-value="pipesworld-tankage">
            <text:p>pipesworld-tankage</text:p>
          </table:table-cell>
          <table:table-cell table:formula="of:=[Sheet1.B527]" office:value-type="string" office:string-value="p12_net2_b10_g4_t60">
            <text:p>p12_net2_b10_g4_t60</text:p>
          </table:table-cell>
          <table:table-cell table:formula="of:=MAX([Sheet1.C527];[Sheet1.E527])" office:value-type="float" office:value="13">
            <text:p>13</text:p>
          </table:table-cell>
          <table:table-cell table:formula="of:=[Sheet1.G527]" office:value-type="float" office:value="13">
            <text:p>13</text:p>
          </table:table-cell>
          <table:table-cell table:formula="of:=OR([Sheet1.D527]=&quot;TRUE&quot;; [Sheet1.F527]=&quot;TRUE&quot;; [.C527]=[.D527])" office:value-type="boolean" office:boolean-value="true">
            <text:p>TRUE</text:p>
          </table:table-cell>
        </table:table-row>
        <table:table-row table:style-name="ro1">
          <table:table-cell table:formula="of:=[Sheet1.A528]" office:value-type="string" office:string-value="pipesworld-tankage">
            <text:p>pipesworld-tankage</text:p>
          </table:table-cell>
          <table:table-cell table:formula="of:=[Sheet1.B528]" office:value-type="string" office:string-value="p13_net2_b12_g3_t70">
            <text:p>p13_net2_b12_g3_t70</text:p>
          </table:table-cell>
          <table:table-cell table:formula="of:=MAX([Sheet1.C528];[Sheet1.E528])" office:value-type="float" office:value="12">
            <text:p>12</text:p>
          </table:table-cell>
          <table:table-cell table:formula="of:=[Sheet1.G528]" office:value-type="float" office:value="12">
            <text:p>12</text:p>
          </table:table-cell>
          <table:table-cell table:formula="of:=OR([Sheet1.D528]=&quot;TRUE&quot;; [Sheet1.F528]=&quot;TRUE&quot;; [.C528]=[.D528])" office:value-type="boolean" office:boolean-value="true">
            <text:p>TRUE</text:p>
          </table:table-cell>
        </table:table-row>
        <table:table-row table:style-name="ro1">
          <table:table-cell table:formula="of:=[Sheet1.A529]" office:value-type="string" office:string-value="pipesworld-tankage">
            <text:p>pipesworld-tankage</text:p>
          </table:table-cell>
          <table:table-cell table:formula="of:=[Sheet1.B529]" office:value-type="string" office:string-value="p14_net2_b12_g5_t30">
            <text:p>p14_net2_b12_g5_t30</text:p>
          </table:table-cell>
          <table:table-cell table:formula="of:=MAX([Sheet1.C529];[Sheet1.E529])" office:value-type="float" office:value="16">
            <text:p>16</text:p>
          </table:table-cell>
          <table:table-cell table:formula="of:=[Sheet1.G529]" office:value-type="float" office:value="20">
            <text:p>20</text:p>
          </table:table-cell>
          <table:table-cell table:formula="of:=OR([Sheet1.D529]=&quot;TRUE&quot;; [Sheet1.F529]=&quot;TRUE&quot;; [.C529]=[.D529])" office:value-type="boolean" office:boolean-value="false">
            <text:p>FALSE</text:p>
          </table:table-cell>
        </table:table-row>
        <table:table-row table:style-name="ro1">
          <table:table-cell table:formula="of:=[Sheet1.A530]" office:value-type="string" office:string-value="pipesworld-tankage">
            <text:p>pipesworld-tankage</text:p>
          </table:table-cell>
          <table:table-cell table:formula="of:=[Sheet1.B530]" office:value-type="string" office:string-value="p15_net2_b14_g4_t30">
            <text:p>p15_net2_b14_g4_t30</text:p>
          </table:table-cell>
          <table:table-cell table:formula="of:=MAX([Sheet1.C530];[Sheet1.E530])" office:value-type="float" office:value="14">
            <text:p>14</text:p>
          </table:table-cell>
          <table:table-cell table:formula="of:=[Sheet1.G530]" office:value-type="float" office:value="14">
            <text:p>14</text:p>
          </table:table-cell>
          <table:table-cell table:formula="of:=OR([Sheet1.D530]=&quot;TRUE&quot;; [Sheet1.F530]=&quot;TRUE&quot;; [.C530]=[.D530])" office:value-type="boolean" office:boolean-value="true">
            <text:p>TRUE</text:p>
          </table:table-cell>
        </table:table-row>
        <table:table-row table:style-name="ro1">
          <table:table-cell table:formula="of:=[Sheet1.A531]" office:value-type="string" office:string-value="pipesworld-tankage">
            <text:p>pipesworld-tankage</text:p>
          </table:table-cell>
          <table:table-cell table:formula="of:=[Sheet1.B531]" office:value-type="string" office:string-value="p16_net2_b14_g6_t80">
            <text:p>p16_net2_b14_g6_t80</text:p>
          </table:table-cell>
          <table:table-cell table:formula="of:=MAX([Sheet1.C531];[Sheet1.E531])" office:value-type="float" office:value="18">
            <text:p>18</text:p>
          </table:table-cell>
          <table:table-cell table:formula="of:=[Sheet1.G531]" office:value-type="float" office:value="20">
            <text:p>20</text:p>
          </table:table-cell>
          <table:table-cell table:formula="of:=OR([Sheet1.D531]=&quot;TRUE&quot;; [Sheet1.F531]=&quot;TRUE&quot;; [.C531]=[.D531])" office:value-type="boolean" office:boolean-value="false">
            <text:p>FALSE</text:p>
          </table:table-cell>
        </table:table-row>
        <table:table-row table:style-name="ro1">
          <table:table-cell table:formula="of:=[Sheet1.A532]" office:value-type="string" office:string-value="pipesworld-tankage">
            <text:p>pipesworld-tankage</text:p>
          </table:table-cell>
          <table:table-cell table:formula="of:=[Sheet1.B532]" office:value-type="string" office:string-value="p17_net2_b16_g5_t20">
            <text:p>p17_net2_b16_g5_t20</text:p>
          </table:table-cell>
          <table:table-cell table:formula="of:=MAX([Sheet1.C532];[Sheet1.E532])" office:value-type="float" office:value="13">
            <text:p>13</text:p>
          </table:table-cell>
          <table:table-cell table:formula="of:=[Sheet1.G532]" office:value-type="float" office:value="13">
            <text:p>13</text:p>
          </table:table-cell>
          <table:table-cell table:formula="of:=OR([Sheet1.D532]=&quot;TRUE&quot;; [Sheet1.F532]=&quot;TRUE&quot;; [.C532]=[.D532])" office:value-type="boolean" office:boolean-value="true">
            <text:p>TRUE</text:p>
          </table:table-cell>
        </table:table-row>
        <table:table-row table:style-name="ro1">
          <table:table-cell table:formula="of:=[Sheet1.A533]" office:value-type="string" office:string-value="pipesworld-tankage">
            <text:p>pipesworld-tankage</text:p>
          </table:table-cell>
          <table:table-cell table:formula="of:=[Sheet1.B533]" office:value-type="string" office:string-value="p18_net2_b16_g7_t60">
            <text:p>p18_net2_b16_g7_t60</text:p>
          </table:table-cell>
          <table:table-cell table:formula="of:=MAX([Sheet1.C533];[Sheet1.E533])" office:value-type="float" office:value="14">
            <text:p>14</text:p>
          </table:table-cell>
          <table:table-cell table:formula="of:=[Sheet1.G533]" office:value-type="float" office:value="22">
            <text:p>22</text:p>
          </table:table-cell>
          <table:table-cell table:formula="of:=OR([Sheet1.D533]=&quot;TRUE&quot;; [Sheet1.F533]=&quot;TRUE&quot;; [.C533]=[.D533])" office:value-type="boolean" office:boolean-value="false">
            <text:p>FALSE</text:p>
          </table:table-cell>
        </table:table-row>
        <table:table-row table:style-name="ro1">
          <table:table-cell table:formula="of:=[Sheet1.A534]" office:value-type="string" office:string-value="pipesworld-tankage">
            <text:p>pipesworld-tankage</text:p>
          </table:table-cell>
          <table:table-cell table:formula="of:=[Sheet1.B534]" office:value-type="string" office:string-value="p19_net2_b18_g6_t60">
            <text:p>p19_net2_b18_g6_t60</text:p>
          </table:table-cell>
          <table:table-cell table:formula="of:=MAX([Sheet1.C534];[Sheet1.E534])" office:value-type="float" office:value="15">
            <text:p>15</text:p>
          </table:table-cell>
          <table:table-cell table:formula="of:=[Sheet1.G534]" office:value-type="float" office:value="23">
            <text:p>23</text:p>
          </table:table-cell>
          <table:table-cell table:formula="of:=OR([Sheet1.D534]=&quot;TRUE&quot;; [Sheet1.F534]=&quot;TRUE&quot;; [.C534]=[.D534])" office:value-type="boolean" office:boolean-value="false">
            <text:p>FALSE</text:p>
          </table:table-cell>
        </table:table-row>
        <table:table-row table:style-name="ro1">
          <table:table-cell table:formula="of:=[Sheet1.A535]" office:value-type="string" office:string-value="pipesworld-tankage">
            <text:p>pipesworld-tankage</text:p>
          </table:table-cell>
          <table:table-cell table:formula="of:=[Sheet1.B535]" office:value-type="string" office:string-value="p20_net2_b18_g8_t90">
            <text:p>p20_net2_b18_g8_t90</text:p>
          </table:table-cell>
          <table:table-cell table:formula="of:=MAX([Sheet1.C535];[Sheet1.E535])" office:value-type="float" office:value="17">
            <text:p>17</text:p>
          </table:table-cell>
          <table:table-cell table:formula="of:=[Sheet1.G535]" office:value-type="float" office:value="25">
            <text:p>25</text:p>
          </table:table-cell>
          <table:table-cell table:formula="of:=OR([Sheet1.D535]=&quot;TRUE&quot;; [Sheet1.F535]=&quot;TRUE&quot;; [.C535]=[.D535])" office:value-type="boolean" office:boolean-value="false">
            <text:p>FALSE</text:p>
          </table:table-cell>
        </table:table-row>
        <table:table-row table:style-name="ro1">
          <table:table-cell table:formula="of:=[Sheet1.A536]" office:value-type="string" office:string-value="pipesworld-tankage">
            <text:p>pipesworld-tankage</text:p>
          </table:table-cell>
          <table:table-cell table:formula="of:=[Sheet1.B536]" office:value-type="string" office:string-value="p21_net3_b12_g2_t60">
            <text:p>p21_net3_b12_g2_t60</text:p>
          </table:table-cell>
          <table:table-cell table:formula="of:=MAX([Sheet1.C536];[Sheet1.E536])" office:value-type="float" office:value="9">
            <text:p>9</text:p>
          </table:table-cell>
          <table:table-cell table:formula="of:=[Sheet1.G536]" office:value-type="float" office:value="9">
            <text:p>9</text:p>
          </table:table-cell>
          <table:table-cell table:formula="of:=OR([Sheet1.D536]=&quot;TRUE&quot;; [Sheet1.F536]=&quot;TRUE&quot;; [.C536]=[.D536])" office:value-type="boolean" office:boolean-value="true">
            <text:p>TRUE</text:p>
          </table:table-cell>
        </table:table-row>
        <table:table-row table:style-name="ro1">
          <table:table-cell table:formula="of:=[Sheet1.A537]" office:value-type="string" office:string-value="pipesworld-tankage">
            <text:p>pipesworld-tankage</text:p>
          </table:table-cell>
          <table:table-cell table:formula="of:=[Sheet1.B537]" office:value-type="string" office:string-value="p22_net3_b12_g4_t60">
            <text:p>p22_net3_b12_g4_t60</text:p>
          </table:table-cell>
          <table:table-cell table:formula="of:=MAX([Sheet1.C537];[Sheet1.E537])" office:value-type="float" office:value="16">
            <text:p>16</text:p>
          </table:table-cell>
          <table:table-cell table:formula="of:=[Sheet1.G537]" office:value-type="float" office:value="20">
            <text:p>20</text:p>
          </table:table-cell>
          <table:table-cell table:formula="of:=OR([Sheet1.D537]=&quot;TRUE&quot;; [Sheet1.F537]=&quot;TRUE&quot;; [.C537]=[.D537])" office:value-type="boolean" office:boolean-value="false">
            <text:p>FALSE</text:p>
          </table:table-cell>
        </table:table-row>
        <table:table-row table:style-name="ro1">
          <table:table-cell table:formula="of:=[Sheet1.A538]" office:value-type="string" office:string-value="pipesworld-tankage">
            <text:p>pipesworld-tankage</text:p>
          </table:table-cell>
          <table:table-cell table:formula="of:=[Sheet1.B538]" office:value-type="string" office:string-value="p23_net3_b14_g3_t60">
            <text:p>p23_net3_b14_g3_t60</text:p>
          </table:table-cell>
          <table:table-cell table:formula="of:=MAX([Sheet1.C538];[Sheet1.E538])" office:value-type="float" office:value="14">
            <text:p>14</text:p>
          </table:table-cell>
          <table:table-cell table:formula="of:=[Sheet1.G538]" office:value-type="float" office:value="16">
            <text:p>16</text:p>
          </table:table-cell>
          <table:table-cell table:formula="of:=OR([Sheet1.D538]=&quot;TRUE&quot;; [Sheet1.F538]=&quot;TRUE&quot;; [.C538]=[.D538])" office:value-type="boolean" office:boolean-value="false">
            <text:p>FALSE</text:p>
          </table:table-cell>
        </table:table-row>
        <table:table-row table:style-name="ro1">
          <table:table-cell table:formula="of:=[Sheet1.A539]" office:value-type="string" office:string-value="pipesworld-tankage">
            <text:p>pipesworld-tankage</text:p>
          </table:table-cell>
          <table:table-cell table:formula="of:=[Sheet1.B539]" office:value-type="string" office:string-value="p24_net3_b14_g5_t60">
            <text:p>p24_net3_b14_g5_t60</text:p>
          </table:table-cell>
          <table:table-cell table:formula="of:=MAX([Sheet1.C539];[Sheet1.E539])" office:value-type="float" office:value="15">
            <text:p>15</text:p>
          </table:table-cell>
          <table:table-cell table:formula="of:=[Sheet1.G539]" office:value-type="float" office:value="22">
            <text:p>22</text:p>
          </table:table-cell>
          <table:table-cell table:formula="of:=OR([Sheet1.D539]=&quot;TRUE&quot;; [Sheet1.F539]=&quot;TRUE&quot;; [.C539]=[.D539])" office:value-type="boolean" office:boolean-value="false">
            <text:p>FALSE</text:p>
          </table:table-cell>
        </table:table-row>
        <table:table-row table:style-name="ro1">
          <table:table-cell table:formula="of:=[Sheet1.A540]" office:value-type="string" office:string-value="pipesworld-tankage">
            <text:p>pipesworld-tankage</text:p>
          </table:table-cell>
          <table:table-cell table:formula="of:=[Sheet1.B540]" office:value-type="string" office:string-value="p25_net3_b16_g5_t60">
            <text:p>p25_net3_b16_g5_t60</text:p>
          </table:table-cell>
          <table:table-cell table:formula="of:=MAX([Sheet1.C540];[Sheet1.E540])" office:value-type="float" office:value="16">
            <text:p>16</text:p>
          </table:table-cell>
          <table:table-cell table:formula="of:=[Sheet1.G540]" office:value-type="float" office:value="21">
            <text:p>21</text:p>
          </table:table-cell>
          <table:table-cell table:formula="of:=OR([Sheet1.D540]=&quot;TRUE&quot;; [Sheet1.F540]=&quot;TRUE&quot;; [.C540]=[.D540])" office:value-type="boolean" office:boolean-value="false">
            <text:p>FALSE</text:p>
          </table:table-cell>
        </table:table-row>
        <table:table-row table:style-name="ro1">
          <table:table-cell table:formula="of:=[Sheet1.A541]" office:value-type="string" office:string-value="pipesworld-tankage">
            <text:p>pipesworld-tankage</text:p>
          </table:table-cell>
          <table:table-cell table:formula="of:=[Sheet1.B541]" office:value-type="string" office:string-value="p26_net3_b16_g7_t70">
            <text:p>p26_net3_b16_g7_t70</text:p>
          </table:table-cell>
          <table:table-cell table:formula="of:=MAX([Sheet1.C541];[Sheet1.E541])" office:value-type="float" office:value="19">
            <text:p>19</text:p>
          </table:table-cell>
          <table:table-cell table:formula="of:=[Sheet1.G541]" office:value-type="float" office:value="29">
            <text:p>29</text:p>
          </table:table-cell>
          <table:table-cell table:formula="of:=OR([Sheet1.D541]=&quot;TRUE&quot;; [Sheet1.F541]=&quot;TRUE&quot;; [.C541]=[.D541])" office:value-type="boolean" office:boolean-value="false">
            <text:p>FALSE</text:p>
          </table:table-cell>
        </table:table-row>
        <table:table-row table:style-name="ro1">
          <table:table-cell table:formula="of:=[Sheet1.A542]" office:value-type="string" office:string-value="pipesworld-tankage">
            <text:p>pipesworld-tankage</text:p>
          </table:table-cell>
          <table:table-cell table:formula="of:=[Sheet1.B542]" office:value-type="string" office:string-value="p27_net3_b18_g6_t70">
            <text:p>p27_net3_b18_g6_t70</text:p>
          </table:table-cell>
          <table:table-cell table:formula="of:=MAX([Sheet1.C542];[Sheet1.E542])" office:value-type="float" office:value="15">
            <text:p>15</text:p>
          </table:table-cell>
          <table:table-cell table:formula="of:=[Sheet1.G542]" office:value-type="float" office:value="26">
            <text:p>26</text:p>
          </table:table-cell>
          <table:table-cell table:formula="of:=OR([Sheet1.D542]=&quot;TRUE&quot;; [Sheet1.F542]=&quot;TRUE&quot;; [.C542]=[.D542])" office:value-type="boolean" office:boolean-value="false">
            <text:p>FALSE</text:p>
          </table:table-cell>
        </table:table-row>
        <table:table-row table:style-name="ro1">
          <table:table-cell table:formula="of:=[Sheet1.A543]" office:value-type="string" office:string-value="pipesworld-tankage">
            <text:p>pipesworld-tankage</text:p>
          </table:table-cell>
          <table:table-cell table:formula="of:=[Sheet1.B543]" office:value-type="string" office:string-value="p28_net3_b18_g7_t70">
            <text:p>p28_net3_b18_g7_t70</text:p>
          </table:table-cell>
          <table:table-cell table:formula="of:=MAX([Sheet1.C543];[Sheet1.E543])" office:value-type="float" office:value="19">
            <text:p>19</text:p>
          </table:table-cell>
          <table:table-cell table:formula="of:=[Sheet1.G543]" office:value-type="float" office:value="34">
            <text:p>34</text:p>
          </table:table-cell>
          <table:table-cell table:formula="of:=OR([Sheet1.D543]=&quot;TRUE&quot;; [Sheet1.F543]=&quot;TRUE&quot;; [.C543]=[.D543])" office:value-type="boolean" office:boolean-value="false">
            <text:p>FALSE</text:p>
          </table:table-cell>
        </table:table-row>
        <table:table-row table:style-name="ro1">
          <table:table-cell table:formula="of:=[Sheet1.A544]" office:value-type="string" office:string-value="pipesworld-tankage">
            <text:p>pipesworld-tankage</text:p>
          </table:table-cell>
          <table:table-cell table:formula="of:=[Sheet1.B544]" office:value-type="string" office:string-value="p29_net3_b20_g6_t70">
            <text:p>p29_net3_b20_g6_t70</text:p>
          </table:table-cell>
          <table:table-cell table:formula="of:=MAX([Sheet1.C544];[Sheet1.E544])" office:value-type="float" office:value="18">
            <text:p>18</text:p>
          </table:table-cell>
          <table:table-cell table:formula="of:=[Sheet1.G544]" office:value-type="float" office:value="26">
            <text:p>26</text:p>
          </table:table-cell>
          <table:table-cell table:formula="of:=OR([Sheet1.D544]=&quot;TRUE&quot;; [Sheet1.F544]=&quot;TRUE&quot;; [.C544]=[.D544])" office:value-type="boolean" office:boolean-value="false">
            <text:p>FALSE</text:p>
          </table:table-cell>
        </table:table-row>
        <table:table-row table:style-name="ro1">
          <table:table-cell table:formula="of:=[Sheet1.A545]" office:value-type="string" office:string-value="pipesworld-tankage">
            <text:p>pipesworld-tankage</text:p>
          </table:table-cell>
          <table:table-cell table:formula="of:=[Sheet1.B545]" office:value-type="string" office:string-value="p30_net3_b20_g8_t70">
            <text:p>p30_net3_b20_g8_t70</text:p>
          </table:table-cell>
          <table:table-cell table:formula="of:=MAX([Sheet1.C545];[Sheet1.E545])" office:value-type="float" office:value="21">
            <text:p>21</text:p>
          </table:table-cell>
          <table:table-cell table:formula="of:=[Sheet1.G545]" office:value-type="float" office:value="36">
            <text:p>36</text:p>
          </table:table-cell>
          <table:table-cell table:formula="of:=OR([Sheet1.D545]=&quot;TRUE&quot;; [Sheet1.F545]=&quot;TRUE&quot;; [.C545]=[.D545])" office:value-type="boolean" office:boolean-value="false">
            <text:p>FALSE</text:p>
          </table:table-cell>
        </table:table-row>
        <table:table-row table:style-name="ro1">
          <table:table-cell table:formula="of:=[Sheet1.A546]" office:value-type="string" office:string-value="pipesworld-tankage">
            <text:p>pipesworld-tankage</text:p>
          </table:table-cell>
          <table:table-cell table:formula="of:=[Sheet1.B546]" office:value-type="string" office:string-value="p31_net4_b14_g3_t20">
            <text:p>p31_net4_b14_g3_t20</text:p>
          </table:table-cell>
          <table:table-cell table:formula="of:=MAX([Sheet1.C546];[Sheet1.E546])" office:value-type="float" office:value="18">
            <text:p>18</text:p>
          </table:table-cell>
          <table:table-cell table:formula="of:=[Sheet1.G546]" office:value-type="float" office:value="19">
            <text:p>19</text:p>
          </table:table-cell>
          <table:table-cell table:formula="of:=OR([Sheet1.D546]=&quot;TRUE&quot;; [Sheet1.F546]=&quot;TRUE&quot;; [.C546]=[.D546])" office:value-type="boolean" office:boolean-value="false">
            <text:p>FALSE</text:p>
          </table:table-cell>
        </table:table-row>
        <table:table-row table:style-name="ro1">
          <table:table-cell table:formula="of:=[Sheet1.A547]" office:value-type="string" office:string-value="pipesworld-tankage">
            <text:p>pipesworld-tankage</text:p>
          </table:table-cell>
          <table:table-cell table:formula="of:=[Sheet1.B547]" office:value-type="string" office:string-value="p32_net4_b14_g5_t30">
            <text:p>p32_net4_b14_g5_t30</text:p>
          </table:table-cell>
          <table:table-cell table:formula="of:=MAX([Sheet1.C547];[Sheet1.E547])" office:value-type="float" office:value="15">
            <text:p>15</text:p>
          </table:table-cell>
          <table:table-cell table:formula="of:=[Sheet1.G547]" office:value-type="float" office:value="24">
            <text:p>24</text:p>
          </table:table-cell>
          <table:table-cell table:formula="of:=OR([Sheet1.D547]=&quot;TRUE&quot;; [Sheet1.F547]=&quot;TRUE&quot;; [.C547]=[.D547])" office:value-type="boolean" office:boolean-value="false">
            <text:p>FALSE</text:p>
          </table:table-cell>
        </table:table-row>
        <table:table-row table:style-name="ro1">
          <table:table-cell table:formula="of:=[Sheet1.A548]" office:value-type="string" office:string-value="pipesworld-tankage">
            <text:p>pipesworld-tankage</text:p>
          </table:table-cell>
          <table:table-cell table:formula="of:=[Sheet1.B548]" office:value-type="string" office:string-value="p33_net4_b16_g5_t60">
            <text:p>p33_net4_b16_g5_t60</text:p>
          </table:table-cell>
          <table:table-cell table:formula="of:=MAX([Sheet1.C548];[Sheet1.E548])" office:value-type="float" office:value="14">
            <text:p>14</text:p>
          </table:table-cell>
          <table:table-cell table:formula="of:=[Sheet1.G548]" office:value-type="float" office:value="19">
            <text:p>19</text:p>
          </table:table-cell>
          <table:table-cell table:formula="of:=OR([Sheet1.D548]=&quot;TRUE&quot;; [Sheet1.F548]=&quot;TRUE&quot;; [.C548]=[.D548])" office:value-type="boolean" office:boolean-value="false">
            <text:p>FALSE</text:p>
          </table:table-cell>
        </table:table-row>
        <table:table-row table:style-name="ro1">
          <table:table-cell table:formula="of:=[Sheet1.A549]" office:value-type="string" office:string-value="pipesworld-tankage">
            <text:p>pipesworld-tankage</text:p>
          </table:table-cell>
          <table:table-cell table:formula="of:=[Sheet1.B549]" office:value-type="string" office:string-value="p34_net4_b16_g6_t60">
            <text:p>p34_net4_b16_g6_t60</text:p>
          </table:table-cell>
          <table:table-cell table:formula="of:=MAX([Sheet1.C549];[Sheet1.E549])" office:value-type="float" office:value="17">
            <text:p>17</text:p>
          </table:table-cell>
          <table:table-cell table:formula="of:=[Sheet1.G549]" office:value-type="float" office:value="28">
            <text:p>28</text:p>
          </table:table-cell>
          <table:table-cell table:formula="of:=OR([Sheet1.D549]=&quot;TRUE&quot;; [Sheet1.F549]=&quot;TRUE&quot;; [.C549]=[.D549])" office:value-type="boolean" office:boolean-value="false">
            <text:p>FALSE</text:p>
          </table:table-cell>
        </table:table-row>
        <table:table-row table:style-name="ro1">
          <table:table-cell table:formula="of:=[Sheet1.A550]" office:value-type="string" office:string-value="pipesworld-tankage">
            <text:p>pipesworld-tankage</text:p>
          </table:table-cell>
          <table:table-cell table:formula="of:=[Sheet1.B550]" office:value-type="string" office:string-value="p35_net4_b18_g4_t90">
            <text:p>p35_net4_b18_g4_t90</text:p>
          </table:table-cell>
          <table:table-cell table:formula="of:=MAX([Sheet1.C550];[Sheet1.E550])" office:value-type="float" office:value="11">
            <text:p>11</text:p>
          </table:table-cell>
          <table:table-cell table:formula="of:=[Sheet1.G550]" office:value-type="float" office:value="19">
            <text:p>19</text:p>
          </table:table-cell>
          <table:table-cell table:formula="of:=OR([Sheet1.D550]=&quot;TRUE&quot;; [Sheet1.F550]=&quot;TRUE&quot;; [.C550]=[.D550])" office:value-type="boolean" office:boolean-value="false">
            <text:p>FALSE</text:p>
          </table:table-cell>
        </table:table-row>
        <table:table-row table:style-name="ro1">
          <table:table-cell table:formula="of:=[Sheet1.A551]" office:value-type="string" office:string-value="pipesworld-tankage">
            <text:p>pipesworld-tankage</text:p>
          </table:table-cell>
          <table:table-cell table:formula="of:=[Sheet1.B551]" office:value-type="string" office:string-value="p36_net4_b18_g6_t90">
            <text:p>p36_net4_b18_g6_t90</text:p>
          </table:table-cell>
          <table:table-cell table:formula="of:=MAX([Sheet1.C551];[Sheet1.E551])" office:value-type="float" office:value="11">
            <text:p>11</text:p>
          </table:table-cell>
          <table:table-cell table:formula="of:=[Sheet1.G551]" office:value-type="float" office:value="23">
            <text:p>23</text:p>
          </table:table-cell>
          <table:table-cell table:formula="of:=OR([Sheet1.D551]=&quot;TRUE&quot;; [Sheet1.F551]=&quot;TRUE&quot;; [.C551]=[.D551])" office:value-type="boolean" office:boolean-value="false">
            <text:p>FALSE</text:p>
          </table:table-cell>
        </table:table-row>
        <table:table-row table:style-name="ro1">
          <table:table-cell table:formula="of:=[Sheet1.A552]" office:value-type="string" office:string-value="pipesworld-tankage">
            <text:p>pipesworld-tankage</text:p>
          </table:table-cell>
          <table:table-cell table:formula="of:=[Sheet1.B552]" office:value-type="string" office:string-value="p37_net4_b20_g5_t60">
            <text:p>p37_net4_b20_g5_t60</text:p>
          </table:table-cell>
          <table:table-cell table:formula="of:=MAX([Sheet1.C552];[Sheet1.E552])" office:value-type="float" office:value="10">
            <text:p>10</text:p>
          </table:table-cell>
          <table:table-cell table:formula="of:=[Sheet1.G552]" office:value-type="float" office:value="15">
            <text:p>15</text:p>
          </table:table-cell>
          <table:table-cell table:formula="of:=OR([Sheet1.D552]=&quot;TRUE&quot;; [Sheet1.F552]=&quot;TRUE&quot;; [.C552]=[.D552])" office:value-type="boolean" office:boolean-value="false">
            <text:p>FALSE</text:p>
          </table:table-cell>
        </table:table-row>
        <table:table-row table:style-name="ro1">
          <table:table-cell table:formula="of:=[Sheet1.A553]" office:value-type="string" office:string-value="pipesworld-tankage">
            <text:p>pipesworld-tankage</text:p>
          </table:table-cell>
          <table:table-cell table:formula="of:=[Sheet1.B553]" office:value-type="string" office:string-value="p38_net4_b20_g7_t60">
            <text:p>p38_net4_b20_g7_t60</text:p>
          </table:table-cell>
          <table:table-cell table:formula="of:=MAX([Sheet1.C553];[Sheet1.E553])" office:value-type="float" office:value="12">
            <text:p>12</text:p>
          </table:table-cell>
          <table:table-cell table:formula="of:=[Sheet1.G553]" office:value-type="float" office:value="23">
            <text:p>23</text:p>
          </table:table-cell>
          <table:table-cell table:formula="of:=OR([Sheet1.D553]=&quot;TRUE&quot;; [Sheet1.F553]=&quot;TRUE&quot;; [.C553]=[.D553])" office:value-type="boolean" office:boolean-value="false">
            <text:p>FALSE</text:p>
          </table:table-cell>
        </table:table-row>
        <table:table-row table:style-name="ro1">
          <table:table-cell table:formula="of:=[Sheet1.A554]" office:value-type="string" office:string-value="pipesworld-tankage">
            <text:p>pipesworld-tankage</text:p>
          </table:table-cell>
          <table:table-cell table:formula="of:=[Sheet1.B554]" office:value-type="string" office:string-value="p39_net4_b22_g7_t50">
            <text:p>p39_net4_b22_g7_t50</text:p>
          </table:table-cell>
          <table:table-cell table:formula="of:=MAX([Sheet1.C554];[Sheet1.E554])" office:value-type="float" office:value="15">
            <text:p>15</text:p>
          </table:table-cell>
          <table:table-cell table:formula="of:=[Sheet1.G554]" office:value-type="float" office:value="24">
            <text:p>24</text:p>
          </table:table-cell>
          <table:table-cell table:formula="of:=OR([Sheet1.D554]=&quot;TRUE&quot;; [Sheet1.F554]=&quot;TRUE&quot;; [.C554]=[.D554])" office:value-type="boolean" office:boolean-value="false">
            <text:p>FALSE</text:p>
          </table:table-cell>
        </table:table-row>
        <table:table-row table:style-name="ro1">
          <table:table-cell table:formula="of:=[Sheet1.A555]" office:value-type="string" office:string-value="pipesworld-tankage">
            <text:p>pipesworld-tankage</text:p>
          </table:table-cell>
          <table:table-cell table:formula="of:=[Sheet1.B555]" office:value-type="string" office:string-value="p40_net4_b22_g8_t50">
            <text:p>p40_net4_b22_g8_t50</text:p>
          </table:table-cell>
          <table:table-cell table:formula="of:=MAX([Sheet1.C555];[Sheet1.E555])" office:value-type="float" office:value="15">
            <text:p>15</text:p>
          </table:table-cell>
          <table:table-cell table:formula="of:=[Sheet1.G555]" office:value-type="float" office:value="27">
            <text:p>27</text:p>
          </table:table-cell>
          <table:table-cell table:formula="of:=OR([Sheet1.D555]=&quot;TRUE&quot;; [Sheet1.F555]=&quot;TRUE&quot;; [.C555]=[.D555])" office:value-type="boolean" office:boolean-value="false">
            <text:p>FALSE</text:p>
          </table:table-cell>
        </table:table-row>
        <table:table-row table:style-name="ro1">
          <table:table-cell table:formula="of:=[Sheet1.A556]" office:value-type="string" office:string-value="pipesworld-tankage">
            <text:p>pipesworld-tankage</text:p>
          </table:table-cell>
          <table:table-cell table:formula="of:=[Sheet1.B556]" office:value-type="string" office:string-value="p41_net5_b22_g2_t20">
            <text:p>p41_net5_b22_g2_t20</text:p>
          </table:table-cell>
          <table:table-cell table:formula="of:=MAX([Sheet1.C556];[Sheet1.E556])" office:value-type="float" office:value="8">
            <text:p>8</text:p>
          </table:table-cell>
          <table:table-cell table:formula="of:=[Sheet1.G556]" office:value-type="float" office:value="8">
            <text:p>8</text:p>
          </table:table-cell>
          <table:table-cell table:formula="of:=OR([Sheet1.D556]=&quot;TRUE&quot;; [Sheet1.F556]=&quot;TRUE&quot;; [.C556]=[.D556])" office:value-type="boolean" office:boolean-value="true">
            <text:p>TRUE</text:p>
          </table:table-cell>
        </table:table-row>
        <table:table-row table:style-name="ro1">
          <table:table-cell table:formula="of:=[Sheet1.A557]" office:value-type="string" office:string-value="pipesworld-tankage">
            <text:p>pipesworld-tankage</text:p>
          </table:table-cell>
          <table:table-cell table:formula="of:=[Sheet1.B557]" office:value-type="string" office:string-value="p42_net5_b22_g4_t50">
            <text:p>p42_net5_b22_g4_t50</text:p>
          </table:table-cell>
          <table:table-cell table:formula="of:=MAX([Sheet1.C557];[Sheet1.E557])" office:value-type="float" office:value="12">
            <text:p>12</text:p>
          </table:table-cell>
          <table:table-cell table:formula="of:=[Sheet1.G557]" office:value-type="float" office:value="22">
            <text:p>22</text:p>
          </table:table-cell>
          <table:table-cell table:formula="of:=OR([Sheet1.D557]=&quot;TRUE&quot;; [Sheet1.F557]=&quot;TRUE&quot;; [.C557]=[.D557])" office:value-type="boolean" office:boolean-value="false">
            <text:p>FALSE</text:p>
          </table:table-cell>
        </table:table-row>
        <table:table-row table:style-name="ro1">
          <table:table-cell table:formula="of:=[Sheet1.A558]" office:value-type="string" office:string-value="pipesworld-tankage">
            <text:p>pipesworld-tankage</text:p>
          </table:table-cell>
          <table:table-cell table:formula="of:=[Sheet1.B558]" office:value-type="string" office:string-value="p43_net5_b24_g3_t80">
            <text:p>p43_net5_b24_g3_t80</text:p>
          </table:table-cell>
          <table:table-cell table:formula="of:=MAX([Sheet1.C558];[Sheet1.E558])" office:value-type="float" office:value="12">
            <text:p>12</text:p>
          </table:table-cell>
          <table:table-cell table:formula="of:=[Sheet1.G558]" office:value-type="float" office:value="26">
            <text:p>26</text:p>
          </table:table-cell>
          <table:table-cell table:formula="of:=OR([Sheet1.D558]=&quot;TRUE&quot;; [Sheet1.F558]=&quot;TRUE&quot;; [.C558]=[.D558])" office:value-type="boolean" office:boolean-value="false">
            <text:p>FALSE</text:p>
          </table:table-cell>
        </table:table-row>
        <table:table-row table:style-name="ro1">
          <table:table-cell table:formula="of:=[Sheet1.A559]" office:value-type="string" office:string-value="pipesworld-tankage">
            <text:p>pipesworld-tankage</text:p>
          </table:table-cell>
          <table:table-cell table:formula="of:=[Sheet1.B559]" office:value-type="string" office:string-value="p44_net5_b24_g5_t80">
            <text:p>p44_net5_b24_g5_t80</text:p>
          </table:table-cell>
          <table:table-cell table:formula="of:=MAX([Sheet1.C559];[Sheet1.E559])" office:value-type="float" office:value="13">
            <text:p>13</text:p>
          </table:table-cell>
          <table:table-cell table:formula="of:=[Sheet1.G559]" office:value-type="float" office:value="30">
            <text:p>30</text:p>
          </table:table-cell>
          <table:table-cell table:formula="of:=OR([Sheet1.D559]=&quot;TRUE&quot;; [Sheet1.F559]=&quot;TRUE&quot;; [.C559]=[.D559])" office:value-type="boolean" office:boolean-value="false">
            <text:p>FALSE</text:p>
          </table:table-cell>
        </table:table-row>
        <table:table-row table:style-name="ro1">
          <table:table-cell table:formula="of:=[Sheet1.A560]" office:value-type="string" office:string-value="pipesworld-tankage">
            <text:p>pipesworld-tankage</text:p>
          </table:table-cell>
          <table:table-cell table:formula="of:=[Sheet1.B560]" office:value-type="string" office:string-value="p45_net5_b26_g4_t50">
            <text:p>p45_net5_b26_g4_t50</text:p>
          </table:table-cell>
          <table:table-cell table:formula="of:=MAX([Sheet1.C560];[Sheet1.E560])" office:value-type="float" office:value="13">
            <text:p>13</text:p>
          </table:table-cell>
          <table:table-cell table:formula="of:=[Sheet1.G560]" office:value-type="float" office:value="25">
            <text:p>25</text:p>
          </table:table-cell>
          <table:table-cell table:formula="of:=OR([Sheet1.D560]=&quot;TRUE&quot;; [Sheet1.F560]=&quot;TRUE&quot;; [.C560]=[.D560])" office:value-type="boolean" office:boolean-value="false">
            <text:p>FALSE</text:p>
          </table:table-cell>
        </table:table-row>
        <table:table-row table:style-name="ro1">
          <table:table-cell table:formula="of:=[Sheet1.A561]" office:value-type="string" office:string-value="pipesworld-tankage">
            <text:p>pipesworld-tankage</text:p>
          </table:table-cell>
          <table:table-cell table:formula="of:=[Sheet1.B561]" office:value-type="string" office:string-value="p46_net5_b26_g6_t50">
            <text:p>p46_net5_b26_g6_t50</text:p>
          </table:table-cell>
          <table:table-cell table:formula="of:=MAX([Sheet1.C561];[Sheet1.E561])" office:value-type="float" office:value="15">
            <text:p>15</text:p>
          </table:table-cell>
          <table:table-cell table:formula="of:=[Sheet1.G561]" office:value-type="float" office:value="32">
            <text:p>32</text:p>
          </table:table-cell>
          <table:table-cell table:formula="of:=OR([Sheet1.D561]=&quot;TRUE&quot;; [Sheet1.F561]=&quot;TRUE&quot;; [.C561]=[.D561])" office:value-type="boolean" office:boolean-value="false">
            <text:p>FALSE</text:p>
          </table:table-cell>
        </table:table-row>
        <table:table-row table:style-name="ro1">
          <table:table-cell table:formula="of:=[Sheet1.A562]" office:value-type="string" office:string-value="pipesworld-tankage">
            <text:p>pipesworld-tankage</text:p>
          </table:table-cell>
          <table:table-cell table:formula="of:=[Sheet1.B562]" office:value-type="string" office:string-value="p47_net5_b28_g5_t50">
            <text:p>p47_net5_b28_g5_t50</text:p>
          </table:table-cell>
          <table:table-cell table:formula="of:=MAX([Sheet1.C562];[Sheet1.E562])" office:value-type="float" office:value="19">
            <text:p>19</text:p>
          </table:table-cell>
          <table:table-cell table:formula="of:=[Sheet1.G562]" office:value-type="float" office:value="41">
            <text:p>41</text:p>
          </table:table-cell>
          <table:table-cell table:formula="of:=OR([Sheet1.D562]=&quot;TRUE&quot;; [Sheet1.F562]=&quot;TRUE&quot;; [.C562]=[.D562])" office:value-type="boolean" office:boolean-value="false">
            <text:p>FALSE</text:p>
          </table:table-cell>
        </table:table-row>
        <table:table-row table:style-name="ro1">
          <table:table-cell table:formula="of:=[Sheet1.A563]" office:value-type="string" office:string-value="pipesworld-tankage">
            <text:p>pipesworld-tankage</text:p>
          </table:table-cell>
          <table:table-cell table:formula="of:=[Sheet1.B563]" office:value-type="string" office:string-value="p48_net5_b28_g7_t50">
            <text:p>p48_net5_b28_g7_t50</text:p>
          </table:table-cell>
          <table:table-cell table:formula="of:=MAX([Sheet1.C563];[Sheet1.E563])" office:value-type="float" office:value="21">
            <text:p>21</text:p>
          </table:table-cell>
          <table:table-cell table:formula="of:=[Sheet1.G563]" office:value-type="float" office:value="51">
            <text:p>51</text:p>
          </table:table-cell>
          <table:table-cell table:formula="of:=OR([Sheet1.D563]=&quot;TRUE&quot;; [Sheet1.F563]=&quot;TRUE&quot;; [.C563]=[.D563])" office:value-type="boolean" office:boolean-value="false">
            <text:p>FALSE</text:p>
          </table:table-cell>
        </table:table-row>
        <table:table-row table:style-name="ro1">
          <table:table-cell table:formula="of:=[Sheet1.A564]" office:value-type="string" office:string-value="pipesworld-tankage">
            <text:p>pipesworld-tankage</text:p>
          </table:table-cell>
          <table:table-cell table:formula="of:=[Sheet1.B564]" office:value-type="string" office:string-value="p49_net5_b30_g6_t50">
            <text:p>p49_net5_b30_g6_t50</text:p>
          </table:table-cell>
          <table:table-cell table:formula="of:=MAX([Sheet1.C564];[Sheet1.E564])" office:value-type="float" office:value="13">
            <text:p>13</text:p>
          </table:table-cell>
          <table:table-cell table:formula="of:=[Sheet1.G564]" office:value-type="float" office:value="32">
            <text:p>32</text:p>
          </table:table-cell>
          <table:table-cell table:formula="of:=OR([Sheet1.D564]=&quot;TRUE&quot;; [Sheet1.F564]=&quot;TRUE&quot;; [.C564]=[.D564])" office:value-type="boolean" office:boolean-value="false">
            <text:p>FALSE</text:p>
          </table:table-cell>
        </table:table-row>
        <table:table-row table:style-name="ro1">
          <table:table-cell table:formula="of:=[Sheet1.A565]" office:value-type="string" office:string-value="pipesworld-tankage">
            <text:p>pipesworld-tankage</text:p>
          </table:table-cell>
          <table:table-cell table:formula="of:=[Sheet1.B565]" office:value-type="string" office:string-value="p50_net5_b30_g8_t50">
            <text:p>p50_net5_b30_g8_t50</text:p>
          </table:table-cell>
          <table:table-cell table:formula="of:=MAX([Sheet1.C565];[Sheet1.E565])" office:value-type="float" office:value="17">
            <text:p>17</text:p>
          </table:table-cell>
          <table:table-cell table:formula="of:=[Sheet1.G565]" office:value-type="float" office:value="50">
            <text:p>50</text:p>
          </table:table-cell>
          <table:table-cell table:formula="of:=OR([Sheet1.D565]=&quot;TRUE&quot;; [Sheet1.F565]=&quot;TRUE&quot;; [.C565]=[.D565])" office:value-type="boolean" office:boolean-value="false">
            <text:p>FALSE</text:p>
          </table:table-cell>
        </table:table-row>
        <table:table-row table:style-name="ro1">
          <table:table-cell table:formula="of:=[Sheet1.A566]" office:value-type="string" office:string-value="psr-small">
            <text:p>psr-small</text:p>
          </table:table-cell>
          <table:table-cell table:formula="of:=[Sheet1.B566]" office:value-type="string" office:string-value="p01">
            <text:p>p01</text:p>
          </table:table-cell>
          <table:table-cell table:formula="of:=MAX([Sheet1.C566];[Sheet1.E566])" office:value-type="float" office:value="1">
            <text:p>1</text:p>
          </table:table-cell>
          <table:table-cell table:formula="of:=[Sheet1.G566]" office:value-type="float" office:value="1">
            <text:p>1</text:p>
          </table:table-cell>
          <table:table-cell table:formula="of:=OR([Sheet1.D566]=&quot;TRUE&quot;; [Sheet1.F566]=&quot;TRUE&quot;; [.C566]=[.D566])" office:value-type="boolean" office:boolean-value="true">
            <text:p>TRUE</text:p>
          </table:table-cell>
        </table:table-row>
        <table:table-row table:style-name="ro1">
          <table:table-cell table:formula="of:=[Sheet1.A567]" office:value-type="string" office:string-value="psr-small">
            <text:p>psr-small</text:p>
          </table:table-cell>
          <table:table-cell table:formula="of:=[Sheet1.B567]" office:value-type="string" office:string-value="p02">
            <text:p>p02</text:p>
          </table:table-cell>
          <table:table-cell table:formula="of:=MAX([Sheet1.C567];[Sheet1.E567])" office:value-type="float" office:value="1">
            <text:p>1</text:p>
          </table:table-cell>
          <table:table-cell table:formula="of:=[Sheet1.G567]" office:value-type="float" office:value="1">
            <text:p>1</text:p>
          </table:table-cell>
          <table:table-cell table:formula="of:=OR([Sheet1.D567]=&quot;TRUE&quot;; [Sheet1.F567]=&quot;TRUE&quot;; [.C567]=[.D567])" office:value-type="boolean" office:boolean-value="true">
            <text:p>TRUE</text:p>
          </table:table-cell>
        </table:table-row>
        <table:table-row table:style-name="ro1">
          <table:table-cell table:formula="of:=[Sheet1.A568]" office:value-type="string" office:string-value="psr-small">
            <text:p>psr-small</text:p>
          </table:table-cell>
          <table:table-cell table:formula="of:=[Sheet1.B568]" office:value-type="string" office:string-value="p03">
            <text:p>p03</text:p>
          </table:table-cell>
          <table:table-cell table:formula="of:=MAX([Sheet1.C568];[Sheet1.E568])" office:value-type="float" office:value="1">
            <text:p>1</text:p>
          </table:table-cell>
          <table:table-cell table:formula="of:=[Sheet1.G568]" office:value-type="float" office:value="1">
            <text:p>1</text:p>
          </table:table-cell>
          <table:table-cell table:formula="of:=OR([Sheet1.D568]=&quot;TRUE&quot;; [Sheet1.F568]=&quot;TRUE&quot;; [.C568]=[.D568])" office:value-type="boolean" office:boolean-value="true">
            <text:p>TRUE</text:p>
          </table:table-cell>
        </table:table-row>
        <table:table-row table:style-name="ro1">
          <table:table-cell table:formula="of:=[Sheet1.A569]" office:value-type="string" office:string-value="psr-small">
            <text:p>psr-small</text:p>
          </table:table-cell>
          <table:table-cell table:formula="of:=[Sheet1.B569]" office:value-type="string" office:string-value="p04">
            <text:p>p04</text:p>
          </table:table-cell>
          <table:table-cell table:formula="of:=MAX([Sheet1.C569];[Sheet1.E569])" office:value-type="float" office:value="1">
            <text:p>1</text:p>
          </table:table-cell>
          <table:table-cell table:formula="of:=[Sheet1.G569]" office:value-type="float" office:value="1">
            <text:p>1</text:p>
          </table:table-cell>
          <table:table-cell table:formula="of:=OR([Sheet1.D569]=&quot;TRUE&quot;; [Sheet1.F569]=&quot;TRUE&quot;; [.C569]=[.D569])" office:value-type="boolean" office:boolean-value="true">
            <text:p>TRUE</text:p>
          </table:table-cell>
        </table:table-row>
        <table:table-row table:style-name="ro1">
          <table:table-cell table:formula="of:=[Sheet1.A570]" office:value-type="string" office:string-value="psr-small">
            <text:p>psr-small</text:p>
          </table:table-cell>
          <table:table-cell table:formula="of:=[Sheet1.B570]" office:value-type="string" office:string-value="p05">
            <text:p>p05</text:p>
          </table:table-cell>
          <table:table-cell table:formula="of:=MAX([Sheet1.C570];[Sheet1.E570])" office:value-type="float" office:value="1">
            <text:p>1</text:p>
          </table:table-cell>
          <table:table-cell table:formula="of:=[Sheet1.G570]" office:value-type="float" office:value="1">
            <text:p>1</text:p>
          </table:table-cell>
          <table:table-cell table:formula="of:=OR([Sheet1.D570]=&quot;TRUE&quot;; [Sheet1.F570]=&quot;TRUE&quot;; [.C570]=[.D570])" office:value-type="boolean" office:boolean-value="true">
            <text:p>TRUE</text:p>
          </table:table-cell>
        </table:table-row>
        <table:table-row table:style-name="ro1">
          <table:table-cell table:formula="of:=[Sheet1.A571]" office:value-type="string" office:string-value="psr-small">
            <text:p>psr-small</text:p>
          </table:table-cell>
          <table:table-cell table:formula="of:=[Sheet1.B571]" office:value-type="string" office:string-value="p06">
            <text:p>p06</text:p>
          </table:table-cell>
          <table:table-cell table:formula="of:=MAX([Sheet1.C571];[Sheet1.E571])" office:value-type="float" office:value="1">
            <text:p>1</text:p>
          </table:table-cell>
          <table:table-cell table:formula="of:=[Sheet1.G571]" office:value-type="float" office:value="1">
            <text:p>1</text:p>
          </table:table-cell>
          <table:table-cell table:formula="of:=OR([Sheet1.D571]=&quot;TRUE&quot;; [Sheet1.F571]=&quot;TRUE&quot;; [.C571]=[.D571])" office:value-type="boolean" office:boolean-value="true">
            <text:p>TRUE</text:p>
          </table:table-cell>
        </table:table-row>
        <table:table-row table:style-name="ro1">
          <table:table-cell table:formula="of:=[Sheet1.A572]" office:value-type="string" office:string-value="psr-small">
            <text:p>psr-small</text:p>
          </table:table-cell>
          <table:table-cell table:formula="of:=[Sheet1.B572]" office:value-type="string" office:string-value="p07">
            <text:p>p07</text:p>
          </table:table-cell>
          <table:table-cell table:formula="of:=MAX([Sheet1.C572];[Sheet1.E572])" office:value-type="float" office:value="1">
            <text:p>1</text:p>
          </table:table-cell>
          <table:table-cell table:formula="of:=[Sheet1.G572]" office:value-type="float" office:value="1">
            <text:p>1</text:p>
          </table:table-cell>
          <table:table-cell table:formula="of:=OR([Sheet1.D572]=&quot;TRUE&quot;; [Sheet1.F572]=&quot;TRUE&quot;; [.C572]=[.D572])" office:value-type="boolean" office:boolean-value="true">
            <text:p>TRUE</text:p>
          </table:table-cell>
        </table:table-row>
        <table:table-row table:style-name="ro1">
          <table:table-cell table:formula="of:=[Sheet1.A573]" office:value-type="string" office:string-value="psr-small">
            <text:p>psr-small</text:p>
          </table:table-cell>
          <table:table-cell table:formula="of:=[Sheet1.B573]" office:value-type="string" office:string-value="p08">
            <text:p>p08</text:p>
          </table:table-cell>
          <table:table-cell table:formula="of:=MAX([Sheet1.C573];[Sheet1.E573])" office:value-type="float" office:value="1">
            <text:p>1</text:p>
          </table:table-cell>
          <table:table-cell table:formula="of:=[Sheet1.G573]" office:value-type="float" office:value="1">
            <text:p>1</text:p>
          </table:table-cell>
          <table:table-cell table:formula="of:=OR([Sheet1.D573]=&quot;TRUE&quot;; [Sheet1.F573]=&quot;TRUE&quot;; [.C573]=[.D573])" office:value-type="boolean" office:boolean-value="true">
            <text:p>TRUE</text:p>
          </table:table-cell>
        </table:table-row>
        <table:table-row table:style-name="ro1">
          <table:table-cell table:formula="of:=[Sheet1.A574]" office:value-type="string" office:string-value="psr-small">
            <text:p>psr-small</text:p>
          </table:table-cell>
          <table:table-cell table:formula="of:=[Sheet1.B574]" office:value-type="string" office:string-value="p09">
            <text:p>p09</text:p>
          </table:table-cell>
          <table:table-cell table:formula="of:=MAX([Sheet1.C574];[Sheet1.E574])" office:value-type="float" office:value="1">
            <text:p>1</text:p>
          </table:table-cell>
          <table:table-cell table:formula="of:=[Sheet1.G574]" office:value-type="float" office:value="1">
            <text:p>1</text:p>
          </table:table-cell>
          <table:table-cell table:formula="of:=OR([Sheet1.D574]=&quot;TRUE&quot;; [Sheet1.F574]=&quot;TRUE&quot;; [.C574]=[.D574])" office:value-type="boolean" office:boolean-value="true">
            <text:p>TRUE</text:p>
          </table:table-cell>
        </table:table-row>
        <table:table-row table:style-name="ro1">
          <table:table-cell table:formula="of:=[Sheet1.A575]" office:value-type="string" office:string-value="psr-small">
            <text:p>psr-small</text:p>
          </table:table-cell>
          <table:table-cell table:formula="of:=[Sheet1.B575]" office:value-type="string" office:string-value="p10">
            <text:p>p10</text:p>
          </table:table-cell>
          <table:table-cell table:formula="of:=MAX([Sheet1.C575];[Sheet1.E575])" office:value-type="float" office:value="2">
            <text:p>2</text:p>
          </table:table-cell>
          <table:table-cell table:formula="of:=[Sheet1.G575]" office:value-type="float" office:value="2">
            <text:p>2</text:p>
          </table:table-cell>
          <table:table-cell table:formula="of:=OR([Sheet1.D575]=&quot;TRUE&quot;; [Sheet1.F575]=&quot;TRUE&quot;; [.C575]=[.D575])" office:value-type="boolean" office:boolean-value="true">
            <text:p>TRUE</text:p>
          </table:table-cell>
        </table:table-row>
        <table:table-row table:style-name="ro1">
          <table:table-cell table:formula="of:=[Sheet1.A576]" office:value-type="string" office:string-value="psr-small">
            <text:p>psr-small</text:p>
          </table:table-cell>
          <table:table-cell table:formula="of:=[Sheet1.B576]" office:value-type="string" office:string-value="p11">
            <text:p>p11</text:p>
          </table:table-cell>
          <table:table-cell table:formula="of:=MAX([Sheet1.C576];[Sheet1.E576])" office:value-type="float" office:value="2">
            <text:p>2</text:p>
          </table:table-cell>
          <table:table-cell table:formula="of:=[Sheet1.G576]" office:value-type="float" office:value="2">
            <text:p>2</text:p>
          </table:table-cell>
          <table:table-cell table:formula="of:=OR([Sheet1.D576]=&quot;TRUE&quot;; [Sheet1.F576]=&quot;TRUE&quot;; [.C576]=[.D576])" office:value-type="boolean" office:boolean-value="true">
            <text:p>TRUE</text:p>
          </table:table-cell>
        </table:table-row>
        <table:table-row table:style-name="ro1">
          <table:table-cell table:formula="of:=[Sheet1.A577]" office:value-type="string" office:string-value="psr-small">
            <text:p>psr-small</text:p>
          </table:table-cell>
          <table:table-cell table:formula="of:=[Sheet1.B577]" office:value-type="string" office:string-value="p12">
            <text:p>p12</text:p>
          </table:table-cell>
          <table:table-cell table:formula="of:=MAX([Sheet1.C577];[Sheet1.E577])" office:value-type="float" office:value="2">
            <text:p>2</text:p>
          </table:table-cell>
          <table:table-cell table:formula="of:=[Sheet1.G577]" office:value-type="float" office:value="2">
            <text:p>2</text:p>
          </table:table-cell>
          <table:table-cell table:formula="of:=OR([Sheet1.D577]=&quot;TRUE&quot;; [Sheet1.F577]=&quot;TRUE&quot;; [.C577]=[.D577])" office:value-type="boolean" office:boolean-value="true">
            <text:p>TRUE</text:p>
          </table:table-cell>
        </table:table-row>
        <table:table-row table:style-name="ro1">
          <table:table-cell table:formula="of:=[Sheet1.A578]" office:value-type="string" office:string-value="psr-small">
            <text:p>psr-small</text:p>
          </table:table-cell>
          <table:table-cell table:formula="of:=[Sheet1.B578]" office:value-type="string" office:string-value="p13">
            <text:p>p13</text:p>
          </table:table-cell>
          <table:table-cell table:formula="of:=MAX([Sheet1.C578];[Sheet1.E578])" office:value-type="float" office:value="3">
            <text:p>3</text:p>
          </table:table-cell>
          <table:table-cell table:formula="of:=[Sheet1.G578]" office:value-type="float" office:value="3">
            <text:p>3</text:p>
          </table:table-cell>
          <table:table-cell table:formula="of:=OR([Sheet1.D578]=&quot;TRUE&quot;; [Sheet1.F578]=&quot;TRUE&quot;; [.C578]=[.D578])" office:value-type="boolean" office:boolean-value="true">
            <text:p>TRUE</text:p>
          </table:table-cell>
        </table:table-row>
        <table:table-row table:style-name="ro1">
          <table:table-cell table:formula="of:=[Sheet1.A579]" office:value-type="string" office:string-value="psr-small">
            <text:p>psr-small</text:p>
          </table:table-cell>
          <table:table-cell table:formula="of:=[Sheet1.B579]" office:value-type="string" office:string-value="p14">
            <text:p>p14</text:p>
          </table:table-cell>
          <table:table-cell table:formula="of:=MAX([Sheet1.C579];[Sheet1.E579])" office:value-type="float" office:value="2">
            <text:p>2</text:p>
          </table:table-cell>
          <table:table-cell table:formula="of:=[Sheet1.G579]" office:value-type="float" office:value="2">
            <text:p>2</text:p>
          </table:table-cell>
          <table:table-cell table:formula="of:=OR([Sheet1.D579]=&quot;TRUE&quot;; [Sheet1.F579]=&quot;TRUE&quot;; [.C579]=[.D579])" office:value-type="boolean" office:boolean-value="true">
            <text:p>TRUE</text:p>
          </table:table-cell>
        </table:table-row>
        <table:table-row table:style-name="ro1">
          <table:table-cell table:formula="of:=[Sheet1.A580]" office:value-type="string" office:string-value="psr-small">
            <text:p>psr-small</text:p>
          </table:table-cell>
          <table:table-cell table:formula="of:=[Sheet1.B580]" office:value-type="string" office:string-value="p15">
            <text:p>p15</text:p>
          </table:table-cell>
          <table:table-cell table:formula="of:=MAX([Sheet1.C580];[Sheet1.E580])" office:value-type="float" office:value="2">
            <text:p>2</text:p>
          </table:table-cell>
          <table:table-cell table:formula="of:=[Sheet1.G580]" office:value-type="float" office:value="2">
            <text:p>2</text:p>
          </table:table-cell>
          <table:table-cell table:formula="of:=OR([Sheet1.D580]=&quot;TRUE&quot;; [Sheet1.F580]=&quot;TRUE&quot;; [.C580]=[.D580])" office:value-type="boolean" office:boolean-value="true">
            <text:p>TRUE</text:p>
          </table:table-cell>
        </table:table-row>
        <table:table-row table:style-name="ro1">
          <table:table-cell table:formula="of:=[Sheet1.A581]" office:value-type="string" office:string-value="psr-small">
            <text:p>psr-small</text:p>
          </table:table-cell>
          <table:table-cell table:formula="of:=[Sheet1.B581]" office:value-type="string" office:string-value="p16">
            <text:p>p16</text:p>
          </table:table-cell>
          <table:table-cell table:formula="of:=MAX([Sheet1.C581];[Sheet1.E581])" office:value-type="float" office:value="3">
            <text:p>3</text:p>
          </table:table-cell>
          <table:table-cell table:formula="of:=[Sheet1.G581]" office:value-type="float" office:value="3">
            <text:p>3</text:p>
          </table:table-cell>
          <table:table-cell table:formula="of:=OR([Sheet1.D581]=&quot;TRUE&quot;; [Sheet1.F581]=&quot;TRUE&quot;; [.C581]=[.D581])" office:value-type="boolean" office:boolean-value="true">
            <text:p>TRUE</text:p>
          </table:table-cell>
        </table:table-row>
        <table:table-row table:style-name="ro1">
          <table:table-cell table:formula="of:=[Sheet1.A582]" office:value-type="string" office:string-value="psr-small">
            <text:p>psr-small</text:p>
          </table:table-cell>
          <table:table-cell table:formula="of:=[Sheet1.B582]" office:value-type="string" office:string-value="p17">
            <text:p>p17</text:p>
          </table:table-cell>
          <table:table-cell table:formula="of:=MAX([Sheet1.C582];[Sheet1.E582])" office:value-type="float" office:value="2">
            <text:p>2</text:p>
          </table:table-cell>
          <table:table-cell table:formula="of:=[Sheet1.G582]" office:value-type="float" office:value="2">
            <text:p>2</text:p>
          </table:table-cell>
          <table:table-cell table:formula="of:=OR([Sheet1.D582]=&quot;TRUE&quot;; [Sheet1.F582]=&quot;TRUE&quot;; [.C582]=[.D582])" office:value-type="boolean" office:boolean-value="true">
            <text:p>TRUE</text:p>
          </table:table-cell>
        </table:table-row>
        <table:table-row table:style-name="ro1">
          <table:table-cell table:formula="of:=[Sheet1.A583]" office:value-type="string" office:string-value="psr-small">
            <text:p>psr-small</text:p>
          </table:table-cell>
          <table:table-cell table:formula="of:=[Sheet1.B583]" office:value-type="string" office:string-value="p18">
            <text:p>p18</text:p>
          </table:table-cell>
          <table:table-cell table:formula="of:=MAX([Sheet1.C583];[Sheet1.E583])" office:value-type="float" office:value="2">
            <text:p>2</text:p>
          </table:table-cell>
          <table:table-cell table:formula="of:=[Sheet1.G583]" office:value-type="float" office:value="2">
            <text:p>2</text:p>
          </table:table-cell>
          <table:table-cell table:formula="of:=OR([Sheet1.D583]=&quot;TRUE&quot;; [Sheet1.F583]=&quot;TRUE&quot;; [.C583]=[.D583])" office:value-type="boolean" office:boolean-value="true">
            <text:p>TRUE</text:p>
          </table:table-cell>
        </table:table-row>
        <table:table-row table:style-name="ro1">
          <table:table-cell table:formula="of:=[Sheet1.A584]" office:value-type="string" office:string-value="psr-small">
            <text:p>psr-small</text:p>
          </table:table-cell>
          <table:table-cell table:formula="of:=[Sheet1.B584]" office:value-type="string" office:string-value="p19">
            <text:p>p19</text:p>
          </table:table-cell>
          <table:table-cell table:formula="of:=MAX([Sheet1.C584];[Sheet1.E584])" office:value-type="float" office:value="5">
            <text:p>5</text:p>
          </table:table-cell>
          <table:table-cell table:formula="of:=[Sheet1.G584]" office:value-type="float" office:value="5">
            <text:p>5</text:p>
          </table:table-cell>
          <table:table-cell table:formula="of:=OR([Sheet1.D584]=&quot;TRUE&quot;; [Sheet1.F584]=&quot;TRUE&quot;; [.C584]=[.D584])" office:value-type="boolean" office:boolean-value="true">
            <text:p>TRUE</text:p>
          </table:table-cell>
        </table:table-row>
        <table:table-row table:style-name="ro1">
          <table:table-cell table:formula="of:=[Sheet1.A585]" office:value-type="string" office:string-value="psr-small">
            <text:p>psr-small</text:p>
          </table:table-cell>
          <table:table-cell table:formula="of:=[Sheet1.B585]" office:value-type="string" office:string-value="p20">
            <text:p>p20</text:p>
          </table:table-cell>
          <table:table-cell table:formula="of:=MAX([Sheet1.C585];[Sheet1.E585])" office:value-type="float" office:value="3">
            <text:p>3</text:p>
          </table:table-cell>
          <table:table-cell table:formula="of:=[Sheet1.G585]" office:value-type="float" office:value="3">
            <text:p>3</text:p>
          </table:table-cell>
          <table:table-cell table:formula="of:=OR([Sheet1.D585]=&quot;TRUE&quot;; [Sheet1.F585]=&quot;TRUE&quot;; [.C585]=[.D585])" office:value-type="boolean" office:boolean-value="true">
            <text:p>TRUE</text:p>
          </table:table-cell>
        </table:table-row>
        <table:table-row table:style-name="ro1">
          <table:table-cell table:formula="of:=[Sheet1.A586]" office:value-type="string" office:string-value="psr-small">
            <text:p>psr-small</text:p>
          </table:table-cell>
          <table:table-cell table:formula="of:=[Sheet1.B586]" office:value-type="string" office:string-value="p21">
            <text:p>p21</text:p>
          </table:table-cell>
          <table:table-cell table:formula="of:=MAX([Sheet1.C586];[Sheet1.E586])" office:value-type="float" office:value="3">
            <text:p>3</text:p>
          </table:table-cell>
          <table:table-cell table:formula="of:=[Sheet1.G586]" office:value-type="float" office:value="3">
            <text:p>3</text:p>
          </table:table-cell>
          <table:table-cell table:formula="of:=OR([Sheet1.D586]=&quot;TRUE&quot;; [Sheet1.F586]=&quot;TRUE&quot;; [.C586]=[.D586])" office:value-type="boolean" office:boolean-value="true">
            <text:p>TRUE</text:p>
          </table:table-cell>
        </table:table-row>
        <table:table-row table:style-name="ro1">
          <table:table-cell table:formula="of:=[Sheet1.A587]" office:value-type="string" office:string-value="psr-small">
            <text:p>psr-small</text:p>
          </table:table-cell>
          <table:table-cell table:formula="of:=[Sheet1.B587]" office:value-type="string" office:string-value="p22">
            <text:p>p22</text:p>
          </table:table-cell>
          <table:table-cell table:formula="of:=MAX([Sheet1.C587];[Sheet1.E587])" office:value-type="float" office:value="4">
            <text:p>4</text:p>
          </table:table-cell>
          <table:table-cell table:formula="of:=[Sheet1.G587]" office:value-type="float" office:value="4">
            <text:p>4</text:p>
          </table:table-cell>
          <table:table-cell table:formula="of:=OR([Sheet1.D587]=&quot;TRUE&quot;; [Sheet1.F587]=&quot;TRUE&quot;; [.C587]=[.D587])" office:value-type="boolean" office:boolean-value="true">
            <text:p>TRUE</text:p>
          </table:table-cell>
        </table:table-row>
        <table:table-row table:style-name="ro1">
          <table:table-cell table:formula="of:=[Sheet1.A588]" office:value-type="string" office:string-value="psr-small">
            <text:p>psr-small</text:p>
          </table:table-cell>
          <table:table-cell table:formula="of:=[Sheet1.B588]" office:value-type="string" office:string-value="p23">
            <text:p>p23</text:p>
          </table:table-cell>
          <table:table-cell table:formula="of:=MAX([Sheet1.C588];[Sheet1.E588])" office:value-type="float" office:value="3">
            <text:p>3</text:p>
          </table:table-cell>
          <table:table-cell table:formula="of:=[Sheet1.G588]" office:value-type="float" office:value="3">
            <text:p>3</text:p>
          </table:table-cell>
          <table:table-cell table:formula="of:=OR([Sheet1.D588]=&quot;TRUE&quot;; [Sheet1.F588]=&quot;TRUE&quot;; [.C588]=[.D588])" office:value-type="boolean" office:boolean-value="true">
            <text:p>TRUE</text:p>
          </table:table-cell>
        </table:table-row>
        <table:table-row table:style-name="ro1">
          <table:table-cell table:formula="of:=[Sheet1.A589]" office:value-type="string" office:string-value="psr-small">
            <text:p>psr-small</text:p>
          </table:table-cell>
          <table:table-cell table:formula="of:=[Sheet1.B589]" office:value-type="string" office:string-value="p24">
            <text:p>p24</text:p>
          </table:table-cell>
          <table:table-cell table:formula="of:=MAX([Sheet1.C589];[Sheet1.E589])" office:value-type="float" office:value="3">
            <text:p>3</text:p>
          </table:table-cell>
          <table:table-cell table:formula="of:=[Sheet1.G589]" office:value-type="float" office:value="3">
            <text:p>3</text:p>
          </table:table-cell>
          <table:table-cell table:formula="of:=OR([Sheet1.D589]=&quot;TRUE&quot;; [Sheet1.F589]=&quot;TRUE&quot;; [.C589]=[.D589])" office:value-type="boolean" office:boolean-value="true">
            <text:p>TRUE</text:p>
          </table:table-cell>
        </table:table-row>
        <table:table-row table:style-name="ro1">
          <table:table-cell table:formula="of:=[Sheet1.A590]" office:value-type="string" office:string-value="psr-small">
            <text:p>psr-small</text:p>
          </table:table-cell>
          <table:table-cell table:formula="of:=[Sheet1.B590]" office:value-type="string" office:string-value="p25">
            <text:p>p25</text:p>
          </table:table-cell>
          <table:table-cell table:formula="of:=MAX([Sheet1.C590];[Sheet1.E590])" office:value-type="float" office:value="2">
            <text:p>2</text:p>
          </table:table-cell>
          <table:table-cell table:formula="of:=[Sheet1.G590]" office:value-type="float" office:value="2">
            <text:p>2</text:p>
          </table:table-cell>
          <table:table-cell table:formula="of:=OR([Sheet1.D590]=&quot;TRUE&quot;; [Sheet1.F590]=&quot;TRUE&quot;; [.C590]=[.D590])" office:value-type="boolean" office:boolean-value="true">
            <text:p>TRUE</text:p>
          </table:table-cell>
        </table:table-row>
        <table:table-row table:style-name="ro1">
          <table:table-cell table:formula="of:=[Sheet1.A591]" office:value-type="string" office:string-value="psr-small">
            <text:p>psr-small</text:p>
          </table:table-cell>
          <table:table-cell table:formula="of:=[Sheet1.B591]" office:value-type="string" office:string-value="p26">
            <text:p>p26</text:p>
          </table:table-cell>
          <table:table-cell table:formula="of:=MAX([Sheet1.C591];[Sheet1.E591])" office:value-type="float" office:value="3">
            <text:p>3</text:p>
          </table:table-cell>
          <table:table-cell table:formula="of:=[Sheet1.G591]" office:value-type="float" office:value="3">
            <text:p>3</text:p>
          </table:table-cell>
          <table:table-cell table:formula="of:=OR([Sheet1.D591]=&quot;TRUE&quot;; [Sheet1.F591]=&quot;TRUE&quot;; [.C591]=[.D591])" office:value-type="boolean" office:boolean-value="true">
            <text:p>TRUE</text:p>
          </table:table-cell>
        </table:table-row>
        <table:table-row table:style-name="ro1">
          <table:table-cell table:formula="of:=[Sheet1.A592]" office:value-type="string" office:string-value="psr-small">
            <text:p>psr-small</text:p>
          </table:table-cell>
          <table:table-cell table:formula="of:=[Sheet1.B592]" office:value-type="string" office:string-value="p27">
            <text:p>p27</text:p>
          </table:table-cell>
          <table:table-cell table:formula="of:=MAX([Sheet1.C592];[Sheet1.E592])" office:value-type="float" office:value="3">
            <text:p>3</text:p>
          </table:table-cell>
          <table:table-cell table:formula="of:=[Sheet1.G592]" office:value-type="float" office:value="3">
            <text:p>3</text:p>
          </table:table-cell>
          <table:table-cell table:formula="of:=OR([Sheet1.D592]=&quot;TRUE&quot;; [Sheet1.F592]=&quot;TRUE&quot;; [.C592]=[.D592])" office:value-type="boolean" office:boolean-value="true">
            <text:p>TRUE</text:p>
          </table:table-cell>
        </table:table-row>
        <table:table-row table:style-name="ro1">
          <table:table-cell table:formula="of:=[Sheet1.A593]" office:value-type="string" office:string-value="psr-small">
            <text:p>psr-small</text:p>
          </table:table-cell>
          <table:table-cell table:formula="of:=[Sheet1.B593]" office:value-type="string" office:string-value="p28">
            <text:p>p28</text:p>
          </table:table-cell>
          <table:table-cell table:formula="of:=MAX([Sheet1.C593];[Sheet1.E593])" office:value-type="float" office:value="3">
            <text:p>3</text:p>
          </table:table-cell>
          <table:table-cell table:formula="of:=[Sheet1.G593]" office:value-type="float" office:value="3">
            <text:p>3</text:p>
          </table:table-cell>
          <table:table-cell table:formula="of:=OR([Sheet1.D593]=&quot;TRUE&quot;; [Sheet1.F593]=&quot;TRUE&quot;; [.C593]=[.D593])" office:value-type="boolean" office:boolean-value="true">
            <text:p>TRUE</text:p>
          </table:table-cell>
        </table:table-row>
        <table:table-row table:style-name="ro1">
          <table:table-cell table:formula="of:=[Sheet1.A594]" office:value-type="string" office:string-value="psr-small">
            <text:p>psr-small</text:p>
          </table:table-cell>
          <table:table-cell table:formula="of:=[Sheet1.B594]" office:value-type="string" office:string-value="p29">
            <text:p>p29</text:p>
          </table:table-cell>
          <table:table-cell table:formula="of:=MAX([Sheet1.C594];[Sheet1.E594])" office:value-type="float" office:value="5">
            <text:p>5</text:p>
          </table:table-cell>
          <table:table-cell table:formula="of:=[Sheet1.G594]" office:value-type="float" office:value="5">
            <text:p>5</text:p>
          </table:table-cell>
          <table:table-cell table:formula="of:=OR([Sheet1.D594]=&quot;TRUE&quot;; [Sheet1.F594]=&quot;TRUE&quot;; [.C594]=[.D594])" office:value-type="boolean" office:boolean-value="true">
            <text:p>TRUE</text:p>
          </table:table-cell>
        </table:table-row>
        <table:table-row table:style-name="ro1">
          <table:table-cell table:formula="of:=[Sheet1.A595]" office:value-type="string" office:string-value="psr-small">
            <text:p>psr-small</text:p>
          </table:table-cell>
          <table:table-cell table:formula="of:=[Sheet1.B595]" office:value-type="string" office:string-value="p30">
            <text:p>p30</text:p>
          </table:table-cell>
          <table:table-cell table:formula="of:=MAX([Sheet1.C595];[Sheet1.E595])" office:value-type="float" office:value="3">
            <text:p>3</text:p>
          </table:table-cell>
          <table:table-cell table:formula="of:=[Sheet1.G595]" office:value-type="float" office:value="3">
            <text:p>3</text:p>
          </table:table-cell>
          <table:table-cell table:formula="of:=OR([Sheet1.D595]=&quot;TRUE&quot;; [Sheet1.F595]=&quot;TRUE&quot;; [.C595]=[.D595])" office:value-type="boolean" office:boolean-value="true">
            <text:p>TRUE</text:p>
          </table:table-cell>
        </table:table-row>
        <table:table-row table:style-name="ro1">
          <table:table-cell table:formula="of:=[Sheet1.A596]" office:value-type="string" office:string-value="psr-small">
            <text:p>psr-small</text:p>
          </table:table-cell>
          <table:table-cell table:formula="of:=[Sheet1.B596]" office:value-type="string" office:string-value="p31">
            <text:p>p31</text:p>
          </table:table-cell>
          <table:table-cell table:formula="of:=MAX([Sheet1.C596];[Sheet1.E596])" office:value-type="float" office:value="4">
            <text:p>4</text:p>
          </table:table-cell>
          <table:table-cell table:formula="of:=[Sheet1.G596]" office:value-type="float" office:value="4">
            <text:p>4</text:p>
          </table:table-cell>
          <table:table-cell table:formula="of:=OR([Sheet1.D596]=&quot;TRUE&quot;; [Sheet1.F596]=&quot;TRUE&quot;; [.C596]=[.D596])" office:value-type="boolean" office:boolean-value="true">
            <text:p>TRUE</text:p>
          </table:table-cell>
        </table:table-row>
        <table:table-row table:style-name="ro1">
          <table:table-cell table:formula="of:=[Sheet1.A597]" office:value-type="string" office:string-value="psr-small">
            <text:p>psr-small</text:p>
          </table:table-cell>
          <table:table-cell table:formula="of:=[Sheet1.B597]" office:value-type="string" office:string-value="p32">
            <text:p>p32</text:p>
          </table:table-cell>
          <table:table-cell table:formula="of:=MAX([Sheet1.C597];[Sheet1.E597])" office:value-type="float" office:value="4">
            <text:p>4</text:p>
          </table:table-cell>
          <table:table-cell table:formula="of:=[Sheet1.G597]" office:value-type="float" office:value="4">
            <text:p>4</text:p>
          </table:table-cell>
          <table:table-cell table:formula="of:=OR([Sheet1.D597]=&quot;TRUE&quot;; [Sheet1.F597]=&quot;TRUE&quot;; [.C597]=[.D597])" office:value-type="boolean" office:boolean-value="true">
            <text:p>TRUE</text:p>
          </table:table-cell>
        </table:table-row>
        <table:table-row table:style-name="ro1">
          <table:table-cell table:formula="of:=[Sheet1.A598]" office:value-type="string" office:string-value="psr-small">
            <text:p>psr-small</text:p>
          </table:table-cell>
          <table:table-cell table:formula="of:=[Sheet1.B598]" office:value-type="string" office:string-value="p33">
            <text:p>p33</text:p>
          </table:table-cell>
          <table:table-cell table:formula="of:=MAX([Sheet1.C598];[Sheet1.E598])" office:value-type="float" office:value="4">
            <text:p>4</text:p>
          </table:table-cell>
          <table:table-cell table:formula="of:=[Sheet1.G598]" office:value-type="float" office:value="4">
            <text:p>4</text:p>
          </table:table-cell>
          <table:table-cell table:formula="of:=OR([Sheet1.D598]=&quot;TRUE&quot;; [Sheet1.F598]=&quot;TRUE&quot;; [.C598]=[.D598])" office:value-type="boolean" office:boolean-value="true">
            <text:p>TRUE</text:p>
          </table:table-cell>
        </table:table-row>
        <table:table-row table:style-name="ro1">
          <table:table-cell table:formula="of:=[Sheet1.A599]" office:value-type="string" office:string-value="psr-small">
            <text:p>psr-small</text:p>
          </table:table-cell>
          <table:table-cell table:formula="of:=[Sheet1.B599]" office:value-type="string" office:string-value="p34">
            <text:p>p34</text:p>
          </table:table-cell>
          <table:table-cell table:formula="of:=MAX([Sheet1.C599];[Sheet1.E599])" office:value-type="float" office:value="4">
            <text:p>4</text:p>
          </table:table-cell>
          <table:table-cell table:formula="of:=[Sheet1.G599]" office:value-type="float" office:value="4">
            <text:p>4</text:p>
          </table:table-cell>
          <table:table-cell table:formula="of:=OR([Sheet1.D599]=&quot;TRUE&quot;; [Sheet1.F599]=&quot;TRUE&quot;; [.C599]=[.D599])" office:value-type="boolean" office:boolean-value="true">
            <text:p>TRUE</text:p>
          </table:table-cell>
        </table:table-row>
        <table:table-row table:style-name="ro1">
          <table:table-cell table:formula="of:=[Sheet1.A600]" office:value-type="string" office:string-value="psr-small">
            <text:p>psr-small</text:p>
          </table:table-cell>
          <table:table-cell table:formula="of:=[Sheet1.B600]" office:value-type="string" office:string-value="p35">
            <text:p>p35</text:p>
          </table:table-cell>
          <table:table-cell table:formula="of:=MAX([Sheet1.C600];[Sheet1.E600])" office:value-type="float" office:value="4">
            <text:p>4</text:p>
          </table:table-cell>
          <table:table-cell table:formula="of:=[Sheet1.G600]" office:value-type="float" office:value="4">
            <text:p>4</text:p>
          </table:table-cell>
          <table:table-cell table:formula="of:=OR([Sheet1.D600]=&quot;TRUE&quot;; [Sheet1.F600]=&quot;TRUE&quot;; [.C600]=[.D600])" office:value-type="boolean" office:boolean-value="true">
            <text:p>TRUE</text:p>
          </table:table-cell>
        </table:table-row>
        <table:table-row table:style-name="ro1">
          <table:table-cell table:formula="of:=[Sheet1.A601]" office:value-type="string" office:string-value="psr-small">
            <text:p>psr-small</text:p>
          </table:table-cell>
          <table:table-cell table:formula="of:=[Sheet1.B601]" office:value-type="string" office:string-value="p36">
            <text:p>p36</text:p>
          </table:table-cell>
          <table:table-cell table:formula="of:=MAX([Sheet1.C601];[Sheet1.E601])" office:value-type="float" office:value="6">
            <text:p>6</text:p>
          </table:table-cell>
          <table:table-cell table:formula="of:=[Sheet1.G601]" office:value-type="float" office:value="6">
            <text:p>6</text:p>
          </table:table-cell>
          <table:table-cell table:formula="of:=OR([Sheet1.D601]=&quot;TRUE&quot;; [Sheet1.F601]=&quot;TRUE&quot;; [.C601]=[.D601])" office:value-type="boolean" office:boolean-value="true">
            <text:p>TRUE</text:p>
          </table:table-cell>
        </table:table-row>
        <table:table-row table:style-name="ro1">
          <table:table-cell table:formula="of:=[Sheet1.A602]" office:value-type="string" office:string-value="psr-small">
            <text:p>psr-small</text:p>
          </table:table-cell>
          <table:table-cell table:formula="of:=[Sheet1.B602]" office:value-type="string" office:string-value="p37">
            <text:p>p37</text:p>
          </table:table-cell>
          <table:table-cell table:formula="of:=MAX([Sheet1.C602];[Sheet1.E602])" office:value-type="float" office:value="6">
            <text:p>6</text:p>
          </table:table-cell>
          <table:table-cell table:formula="of:=[Sheet1.G602]" office:value-type="float" office:value="6">
            <text:p>6</text:p>
          </table:table-cell>
          <table:table-cell table:formula="of:=OR([Sheet1.D602]=&quot;TRUE&quot;; [Sheet1.F602]=&quot;TRUE&quot;; [.C602]=[.D602])" office:value-type="boolean" office:boolean-value="true">
            <text:p>TRUE</text:p>
          </table:table-cell>
        </table:table-row>
        <table:table-row table:style-name="ro1">
          <table:table-cell table:formula="of:=[Sheet1.A603]" office:value-type="string" office:string-value="psr-small">
            <text:p>psr-small</text:p>
          </table:table-cell>
          <table:table-cell table:formula="of:=[Sheet1.B603]" office:value-type="string" office:string-value="p38">
            <text:p>p38</text:p>
          </table:table-cell>
          <table:table-cell table:formula="of:=MAX([Sheet1.C603];[Sheet1.E603])" office:value-type="float" office:value="3">
            <text:p>3</text:p>
          </table:table-cell>
          <table:table-cell table:formula="of:=[Sheet1.G603]" office:value-type="float" office:value="3">
            <text:p>3</text:p>
          </table:table-cell>
          <table:table-cell table:formula="of:=OR([Sheet1.D603]=&quot;TRUE&quot;; [Sheet1.F603]=&quot;TRUE&quot;; [.C603]=[.D603])" office:value-type="boolean" office:boolean-value="true">
            <text:p>TRUE</text:p>
          </table:table-cell>
        </table:table-row>
        <table:table-row table:style-name="ro1">
          <table:table-cell table:formula="of:=[Sheet1.A604]" office:value-type="string" office:string-value="psr-small">
            <text:p>psr-small</text:p>
          </table:table-cell>
          <table:table-cell table:formula="of:=[Sheet1.B604]" office:value-type="string" office:string-value="p39">
            <text:p>p39</text:p>
          </table:table-cell>
          <table:table-cell table:formula="of:=MAX([Sheet1.C604];[Sheet1.E604])" office:value-type="float" office:value="3">
            <text:p>3</text:p>
          </table:table-cell>
          <table:table-cell table:formula="of:=[Sheet1.G604]" office:value-type="float" office:value="3">
            <text:p>3</text:p>
          </table:table-cell>
          <table:table-cell table:formula="of:=OR([Sheet1.D604]=&quot;TRUE&quot;; [Sheet1.F604]=&quot;TRUE&quot;; [.C604]=[.D604])" office:value-type="boolean" office:boolean-value="true">
            <text:p>TRUE</text:p>
          </table:table-cell>
        </table:table-row>
        <table:table-row table:style-name="ro1">
          <table:table-cell table:formula="of:=[Sheet1.A605]" office:value-type="string" office:string-value="psr-small">
            <text:p>psr-small</text:p>
          </table:table-cell>
          <table:table-cell table:formula="of:=[Sheet1.B605]" office:value-type="string" office:string-value="p40">
            <text:p>p40</text:p>
          </table:table-cell>
          <table:table-cell table:formula="of:=MAX([Sheet1.C605];[Sheet1.E605])" office:value-type="float" office:value="3">
            <text:p>3</text:p>
          </table:table-cell>
          <table:table-cell table:formula="of:=[Sheet1.G605]" office:value-type="float" office:value="3">
            <text:p>3</text:p>
          </table:table-cell>
          <table:table-cell table:formula="of:=OR([Sheet1.D605]=&quot;TRUE&quot;; [Sheet1.F605]=&quot;TRUE&quot;; [.C605]=[.D605])" office:value-type="boolean" office:boolean-value="true">
            <text:p>TRUE</text:p>
          </table:table-cell>
        </table:table-row>
        <table:table-row table:style-name="ro1">
          <table:table-cell table:formula="of:=[Sheet1.A606]" office:value-type="string" office:string-value="psr-small">
            <text:p>psr-small</text:p>
          </table:table-cell>
          <table:table-cell table:formula="of:=[Sheet1.B606]" office:value-type="string" office:string-value="p41">
            <text:p>p41</text:p>
          </table:table-cell>
          <table:table-cell table:formula="of:=MAX([Sheet1.C606];[Sheet1.E606])" office:value-type="float" office:value="3">
            <text:p>3</text:p>
          </table:table-cell>
          <table:table-cell table:formula="of:=[Sheet1.G606]" office:value-type="float" office:value="3">
            <text:p>3</text:p>
          </table:table-cell>
          <table:table-cell table:formula="of:=OR([Sheet1.D606]=&quot;TRUE&quot;; [Sheet1.F606]=&quot;TRUE&quot;; [.C606]=[.D606])" office:value-type="boolean" office:boolean-value="true">
            <text:p>TRUE</text:p>
          </table:table-cell>
        </table:table-row>
        <table:table-row table:style-name="ro1">
          <table:table-cell table:formula="of:=[Sheet1.A607]" office:value-type="string" office:string-value="psr-small">
            <text:p>psr-small</text:p>
          </table:table-cell>
          <table:table-cell table:formula="of:=[Sheet1.B607]" office:value-type="string" office:string-value="p42">
            <text:p>p42</text:p>
          </table:table-cell>
          <table:table-cell table:formula="of:=MAX([Sheet1.C607];[Sheet1.E607])" office:value-type="float" office:value="4">
            <text:p>4</text:p>
          </table:table-cell>
          <table:table-cell table:formula="of:=[Sheet1.G607]" office:value-type="float" office:value="4">
            <text:p>4</text:p>
          </table:table-cell>
          <table:table-cell table:formula="of:=OR([Sheet1.D607]=&quot;TRUE&quot;; [Sheet1.F607]=&quot;TRUE&quot;; [.C607]=[.D607])" office:value-type="boolean" office:boolean-value="true">
            <text:p>TRUE</text:p>
          </table:table-cell>
        </table:table-row>
        <table:table-row table:style-name="ro1">
          <table:table-cell table:formula="of:=[Sheet1.A608]" office:value-type="string" office:string-value="psr-small">
            <text:p>psr-small</text:p>
          </table:table-cell>
          <table:table-cell table:formula="of:=[Sheet1.B608]" office:value-type="string" office:string-value="p43">
            <text:p>p43</text:p>
          </table:table-cell>
          <table:table-cell table:formula="of:=MAX([Sheet1.C608];[Sheet1.E608])" office:value-type="float" office:value="4">
            <text:p>4</text:p>
          </table:table-cell>
          <table:table-cell table:formula="of:=[Sheet1.G608]" office:value-type="float" office:value="4">
            <text:p>4</text:p>
          </table:table-cell>
          <table:table-cell table:formula="of:=OR([Sheet1.D608]=&quot;TRUE&quot;; [Sheet1.F608]=&quot;TRUE&quot;; [.C608]=[.D608])" office:value-type="boolean" office:boolean-value="true">
            <text:p>TRUE</text:p>
          </table:table-cell>
        </table:table-row>
        <table:table-row table:style-name="ro1">
          <table:table-cell table:formula="of:=[Sheet1.A609]" office:value-type="string" office:string-value="psr-small">
            <text:p>psr-small</text:p>
          </table:table-cell>
          <table:table-cell table:formula="of:=[Sheet1.B609]" office:value-type="string" office:string-value="p44">
            <text:p>p44</text:p>
          </table:table-cell>
          <table:table-cell table:formula="of:=MAX([Sheet1.C609];[Sheet1.E609])" office:value-type="float" office:value="5">
            <text:p>5</text:p>
          </table:table-cell>
          <table:table-cell table:formula="of:=[Sheet1.G609]" office:value-type="float" office:value="5">
            <text:p>5</text:p>
          </table:table-cell>
          <table:table-cell table:formula="of:=OR([Sheet1.D609]=&quot;TRUE&quot;; [Sheet1.F609]=&quot;TRUE&quot;; [.C609]=[.D609])" office:value-type="boolean" office:boolean-value="true">
            <text:p>TRUE</text:p>
          </table:table-cell>
        </table:table-row>
        <table:table-row table:style-name="ro1">
          <table:table-cell table:formula="of:=[Sheet1.A610]" office:value-type="string" office:string-value="psr-small">
            <text:p>psr-small</text:p>
          </table:table-cell>
          <table:table-cell table:formula="of:=[Sheet1.B610]" office:value-type="string" office:string-value="p45">
            <text:p>p45</text:p>
          </table:table-cell>
          <table:table-cell table:formula="of:=MAX([Sheet1.C610];[Sheet1.E610])" office:value-type="float" office:value="4">
            <text:p>4</text:p>
          </table:table-cell>
          <table:table-cell table:formula="of:=[Sheet1.G610]" office:value-type="float" office:value="4">
            <text:p>4</text:p>
          </table:table-cell>
          <table:table-cell table:formula="of:=OR([Sheet1.D610]=&quot;TRUE&quot;; [Sheet1.F610]=&quot;TRUE&quot;; [.C610]=[.D610])" office:value-type="boolean" office:boolean-value="true">
            <text:p>TRUE</text:p>
          </table:table-cell>
        </table:table-row>
        <table:table-row table:style-name="ro1">
          <table:table-cell table:formula="of:=[Sheet1.A611]" office:value-type="string" office:string-value="psr-small">
            <text:p>psr-small</text:p>
          </table:table-cell>
          <table:table-cell table:formula="of:=[Sheet1.B611]" office:value-type="string" office:string-value="p46">
            <text:p>p46</text:p>
          </table:table-cell>
          <table:table-cell table:formula="of:=MAX([Sheet1.C611];[Sheet1.E611])" office:value-type="float" office:value="5">
            <text:p>5</text:p>
          </table:table-cell>
          <table:table-cell table:formula="of:=[Sheet1.G611]" office:value-type="float" office:value="5">
            <text:p>5</text:p>
          </table:table-cell>
          <table:table-cell table:formula="of:=OR([Sheet1.D611]=&quot;TRUE&quot;; [Sheet1.F611]=&quot;TRUE&quot;; [.C611]=[.D611])" office:value-type="boolean" office:boolean-value="true">
            <text:p>TRUE</text:p>
          </table:table-cell>
        </table:table-row>
        <table:table-row table:style-name="ro1">
          <table:table-cell table:formula="of:=[Sheet1.A612]" office:value-type="string" office:string-value="psr-small">
            <text:p>psr-small</text:p>
          </table:table-cell>
          <table:table-cell table:formula="of:=[Sheet1.B612]" office:value-type="string" office:string-value="p47">
            <text:p>p47</text:p>
          </table:table-cell>
          <table:table-cell table:formula="of:=MAX([Sheet1.C612];[Sheet1.E612])" office:value-type="float" office:value="4">
            <text:p>4</text:p>
          </table:table-cell>
          <table:table-cell table:formula="of:=[Sheet1.G612]" office:value-type="float" office:value="4">
            <text:p>4</text:p>
          </table:table-cell>
          <table:table-cell table:formula="of:=OR([Sheet1.D612]=&quot;TRUE&quot;; [Sheet1.F612]=&quot;TRUE&quot;; [.C612]=[.D612])" office:value-type="boolean" office:boolean-value="true">
            <text:p>TRUE</text:p>
          </table:table-cell>
        </table:table-row>
        <table:table-row table:style-name="ro1">
          <table:table-cell table:formula="of:=[Sheet1.A613]" office:value-type="string" office:string-value="psr-small">
            <text:p>psr-small</text:p>
          </table:table-cell>
          <table:table-cell table:formula="of:=[Sheet1.B613]" office:value-type="string" office:string-value="p48">
            <text:p>p48</text:p>
          </table:table-cell>
          <table:table-cell table:formula="of:=MAX([Sheet1.C613];[Sheet1.E613])" office:value-type="float" office:value="5">
            <text:p>5</text:p>
          </table:table-cell>
          <table:table-cell table:formula="of:=[Sheet1.G613]" office:value-type="float" office:value="5">
            <text:p>5</text:p>
          </table:table-cell>
          <table:table-cell table:formula="of:=OR([Sheet1.D613]=&quot;TRUE&quot;; [Sheet1.F613]=&quot;TRUE&quot;; [.C613]=[.D613])" office:value-type="boolean" office:boolean-value="true">
            <text:p>TRUE</text:p>
          </table:table-cell>
        </table:table-row>
        <table:table-row table:style-name="ro1">
          <table:table-cell table:formula="of:=[Sheet1.A614]" office:value-type="string" office:string-value="psr-small">
            <text:p>psr-small</text:p>
          </table:table-cell>
          <table:table-cell table:formula="of:=[Sheet1.B614]" office:value-type="string" office:string-value="p49">
            <text:p>p49</text:p>
          </table:table-cell>
          <table:table-cell table:formula="of:=MAX([Sheet1.C614];[Sheet1.E614])" office:value-type="float" office:value="7">
            <text:p>7</text:p>
          </table:table-cell>
          <table:table-cell table:formula="of:=[Sheet1.G614]" office:value-type="float" office:value="7">
            <text:p>7</text:p>
          </table:table-cell>
          <table:table-cell table:formula="of:=OR([Sheet1.D614]=&quot;TRUE&quot;; [Sheet1.F614]=&quot;TRUE&quot;; [.C614]=[.D614])" office:value-type="boolean" office:boolean-value="true">
            <text:p>TRUE</text:p>
          </table:table-cell>
        </table:table-row>
        <table:table-row table:style-name="ro1">
          <table:table-cell table:formula="of:=[Sheet1.A615]" office:value-type="string" office:string-value="psr-small">
            <text:p>psr-small</text:p>
          </table:table-cell>
          <table:table-cell table:formula="of:=[Sheet1.B615]" office:value-type="string" office:string-value="p50">
            <text:p>p50</text:p>
          </table:table-cell>
          <table:table-cell table:formula="of:=MAX([Sheet1.C615];[Sheet1.E615])" office:value-type="float" office:value="6">
            <text:p>6</text:p>
          </table:table-cell>
          <table:table-cell table:formula="of:=[Sheet1.G615]" office:value-type="float" office:value="6">
            <text:p>6</text:p>
          </table:table-cell>
          <table:table-cell table:formula="of:=OR([Sheet1.D615]=&quot;TRUE&quot;; [Sheet1.F615]=&quot;TRUE&quot;; [.C615]=[.D615])" office:value-type="boolean" office:boolean-value="true">
            <text:p>TRUE</text:p>
          </table:table-cell>
        </table:table-row>
        <table:table-row table:style-name="ro1">
          <table:table-cell table:formula="of:=[Sheet1.A616]" office:value-type="string" office:string-value="rovers-strips">
            <text:p>rovers-strips</text:p>
          </table:table-cell>
          <table:table-cell table:formula="of:=[Sheet1.B616]" office:value-type="string" office:string-value="p01">
            <text:p>p01</text:p>
          </table:table-cell>
          <table:table-cell table:formula="of:=MAX([Sheet1.C616];[Sheet1.E616])" office:value-type="float" office:value="9">
            <text:p>9</text:p>
          </table:table-cell>
          <table:table-cell table:formula="of:=[Sheet1.G616]" office:value-type="float" office:value="9">
            <text:p>9</text:p>
          </table:table-cell>
          <table:table-cell table:formula="of:=OR([Sheet1.D616]=&quot;TRUE&quot;; [Sheet1.F616]=&quot;TRUE&quot;; [.C616]=[.D616])" office:value-type="boolean" office:boolean-value="true">
            <text:p>TRUE</text:p>
          </table:table-cell>
        </table:table-row>
        <table:table-row table:style-name="ro1">
          <table:table-cell table:formula="of:=[Sheet1.A617]" office:value-type="string" office:string-value="rovers-strips">
            <text:p>rovers-strips</text:p>
          </table:table-cell>
          <table:table-cell table:formula="of:=[Sheet1.B617]" office:value-type="string" office:string-value="p02">
            <text:p>p02</text:p>
          </table:table-cell>
          <table:table-cell table:formula="of:=MAX([Sheet1.C617];[Sheet1.E617])" office:value-type="float" office:value="7">
            <text:p>7</text:p>
          </table:table-cell>
          <table:table-cell table:formula="of:=[Sheet1.G617]" office:value-type="float" office:value="7">
            <text:p>7</text:p>
          </table:table-cell>
          <table:table-cell table:formula="of:=OR([Sheet1.D617]=&quot;TRUE&quot;; [Sheet1.F617]=&quot;TRUE&quot;; [.C617]=[.D617])" office:value-type="boolean" office:boolean-value="true">
            <text:p>TRUE</text:p>
          </table:table-cell>
        </table:table-row>
        <table:table-row table:style-name="ro1">
          <table:table-cell table:formula="of:=[Sheet1.A618]" office:value-type="string" office:string-value="rovers-strips">
            <text:p>rovers-strips</text:p>
          </table:table-cell>
          <table:table-cell table:formula="of:=[Sheet1.B618]" office:value-type="string" office:string-value="p03">
            <text:p>p03</text:p>
          </table:table-cell>
          <table:table-cell table:formula="of:=MAX([Sheet1.C618];[Sheet1.E618])" office:value-type="float" office:value="9">
            <text:p>9</text:p>
          </table:table-cell>
          <table:table-cell table:formula="of:=[Sheet1.G618]" office:value-type="float" office:value="9">
            <text:p>9</text:p>
          </table:table-cell>
          <table:table-cell table:formula="of:=OR([Sheet1.D618]=&quot;TRUE&quot;; [Sheet1.F618]=&quot;TRUE&quot;; [.C618]=[.D618])" office:value-type="boolean" office:boolean-value="true">
            <text:p>TRUE</text:p>
          </table:table-cell>
        </table:table-row>
        <table:table-row table:style-name="ro1">
          <table:table-cell table:formula="of:=[Sheet1.A619]" office:value-type="string" office:string-value="rovers-strips">
            <text:p>rovers-strips</text:p>
          </table:table-cell>
          <table:table-cell table:formula="of:=[Sheet1.B619]" office:value-type="string" office:string-value="p04">
            <text:p>p04</text:p>
          </table:table-cell>
          <table:table-cell table:formula="of:=MAX([Sheet1.C619];[Sheet1.E619])" office:value-type="float" office:value="8">
            <text:p>8</text:p>
          </table:table-cell>
          <table:table-cell table:formula="of:=[Sheet1.G619]" office:value-type="float" office:value="8">
            <text:p>8</text:p>
          </table:table-cell>
          <table:table-cell table:formula="of:=OR([Sheet1.D619]=&quot;TRUE&quot;; [Sheet1.F619]=&quot;TRUE&quot;; [.C619]=[.D619])" office:value-type="boolean" office:boolean-value="true">
            <text:p>TRUE</text:p>
          </table:table-cell>
        </table:table-row>
        <table:table-row table:style-name="ro1">
          <table:table-cell table:formula="of:=[Sheet1.A620]" office:value-type="string" office:string-value="rovers-strips">
            <text:p>rovers-strips</text:p>
          </table:table-cell>
          <table:table-cell table:formula="of:=[Sheet1.B620]" office:value-type="string" office:string-value="p05">
            <text:p>p05</text:p>
          </table:table-cell>
          <table:table-cell table:formula="of:=MAX([Sheet1.C620];[Sheet1.E620])" office:value-type="float" office:value="18">
            <text:p>18</text:p>
          </table:table-cell>
          <table:table-cell table:formula="of:=[Sheet1.G620]" office:value-type="float" office:value="18">
            <text:p>18</text:p>
          </table:table-cell>
          <table:table-cell table:formula="of:=OR([Sheet1.D620]=&quot;TRUE&quot;; [Sheet1.F620]=&quot;TRUE&quot;; [.C620]=[.D620])" office:value-type="boolean" office:boolean-value="true">
            <text:p>TRUE</text:p>
          </table:table-cell>
        </table:table-row>
        <table:table-row table:style-name="ro1">
          <table:table-cell table:formula="of:=[Sheet1.A621]" office:value-type="string" office:string-value="rovers-strips">
            <text:p>rovers-strips</text:p>
          </table:table-cell>
          <table:table-cell table:formula="of:=[Sheet1.B621]" office:value-type="string" office:string-value="p06">
            <text:p>p06</text:p>
          </table:table-cell>
          <table:table-cell table:formula="of:=MAX([Sheet1.C621];[Sheet1.E621])" office:value-type="float" office:value="27">
            <text:p>27</text:p>
          </table:table-cell>
          <table:table-cell table:formula="of:=[Sheet1.G621]" office:value-type="float" office:value="27">
            <text:p>27</text:p>
          </table:table-cell>
          <table:table-cell table:formula="of:=OR([Sheet1.D621]=&quot;TRUE&quot;; [Sheet1.F621]=&quot;TRUE&quot;; [.C621]=[.D621])" office:value-type="boolean" office:boolean-value="true">
            <text:p>TRUE</text:p>
          </table:table-cell>
        </table:table-row>
        <table:table-row table:style-name="ro1">
          <table:table-cell table:formula="of:=[Sheet1.A622]" office:value-type="string" office:string-value="rovers-strips">
            <text:p>rovers-strips</text:p>
          </table:table-cell>
          <table:table-cell table:formula="of:=[Sheet1.B622]" office:value-type="string" office:string-value="p07">
            <text:p>p07</text:p>
          </table:table-cell>
          <table:table-cell table:formula="of:=MAX([Sheet1.C622];[Sheet1.E622])" office:value-type="float" office:value="15">
            <text:p>15</text:p>
          </table:table-cell>
          <table:table-cell table:formula="of:=[Sheet1.G622]" office:value-type="float" office:value="15">
            <text:p>15</text:p>
          </table:table-cell>
          <table:table-cell table:formula="of:=OR([Sheet1.D622]=&quot;TRUE&quot;; [Sheet1.F622]=&quot;TRUE&quot;; [.C622]=[.D622])" office:value-type="boolean" office:boolean-value="true">
            <text:p>TRUE</text:p>
          </table:table-cell>
        </table:table-row>
        <table:table-row table:style-name="ro1">
          <table:table-cell table:formula="of:=[Sheet1.A623]" office:value-type="string" office:string-value="rovers-strips">
            <text:p>rovers-strips</text:p>
          </table:table-cell>
          <table:table-cell table:formula="of:=[Sheet1.B623]" office:value-type="string" office:string-value="p08">
            <text:p>p08</text:p>
          </table:table-cell>
          <table:table-cell table:formula="of:=MAX([Sheet1.C623];[Sheet1.E623])" office:value-type="float" office:value="21">
            <text:p>21</text:p>
          </table:table-cell>
          <table:table-cell table:formula="of:=[Sheet1.G623]" office:value-type="float" office:value="21">
            <text:p>21</text:p>
          </table:table-cell>
          <table:table-cell table:formula="of:=OR([Sheet1.D623]=&quot;TRUE&quot;; [Sheet1.F623]=&quot;TRUE&quot;; [.C623]=[.D623])" office:value-type="boolean" office:boolean-value="true">
            <text:p>TRUE</text:p>
          </table:table-cell>
        </table:table-row>
        <table:table-row table:style-name="ro1">
          <table:table-cell table:formula="of:=[Sheet1.A624]" office:value-type="string" office:string-value="rovers-strips">
            <text:p>rovers-strips</text:p>
          </table:table-cell>
          <table:table-cell table:formula="of:=[Sheet1.B624]" office:value-type="string" office:string-value="p09">
            <text:p>p09</text:p>
          </table:table-cell>
          <table:table-cell table:formula="of:=MAX([Sheet1.C624];[Sheet1.E624])" office:value-type="float" office:value="24">
            <text:p>24</text:p>
          </table:table-cell>
          <table:table-cell table:formula="of:=[Sheet1.G624]" office:value-type="float" office:value="24">
            <text:p>24</text:p>
          </table:table-cell>
          <table:table-cell table:formula="of:=OR([Sheet1.D624]=&quot;TRUE&quot;; [Sheet1.F624]=&quot;TRUE&quot;; [.C624]=[.D624])" office:value-type="boolean" office:boolean-value="true">
            <text:p>TRUE</text:p>
          </table:table-cell>
        </table:table-row>
        <table:table-row table:style-name="ro1">
          <table:table-cell table:formula="of:=[Sheet1.A625]" office:value-type="string" office:string-value="rovers-strips">
            <text:p>rovers-strips</text:p>
          </table:table-cell>
          <table:table-cell table:formula="of:=[Sheet1.B625]" office:value-type="string" office:string-value="p10">
            <text:p>p10</text:p>
          </table:table-cell>
          <table:table-cell table:formula="of:=MAX([Sheet1.C625];[Sheet1.E625])" office:value-type="float" office:value="26">
            <text:p>26</text:p>
          </table:table-cell>
          <table:table-cell table:formula="of:=[Sheet1.G625]" office:value-type="float" office:value="26">
            <text:p>26</text:p>
          </table:table-cell>
          <table:table-cell table:formula="of:=OR([Sheet1.D625]=&quot;TRUE&quot;; [Sheet1.F625]=&quot;TRUE&quot;; [.C625]=[.D625])" office:value-type="boolean" office:boolean-value="true">
            <text:p>TRUE</text:p>
          </table:table-cell>
        </table:table-row>
        <table:table-row table:style-name="ro1">
          <table:table-cell table:formula="of:=[Sheet1.A626]" office:value-type="string" office:string-value="rovers-strips">
            <text:p>rovers-strips</text:p>
          </table:table-cell>
          <table:table-cell table:formula="of:=[Sheet1.B626]" office:value-type="string" office:string-value="p11">
            <text:p>p11</text:p>
          </table:table-cell>
          <table:table-cell table:formula="of:=MAX([Sheet1.C626];[Sheet1.E626])" office:value-type="float" office:value="24">
            <text:p>24</text:p>
          </table:table-cell>
          <table:table-cell table:formula="of:=[Sheet1.G626]" office:value-type="float" office:value="24">
            <text:p>24</text:p>
          </table:table-cell>
          <table:table-cell table:formula="of:=OR([Sheet1.D626]=&quot;TRUE&quot;; [Sheet1.F626]=&quot;TRUE&quot;; [.C626]=[.D626])" office:value-type="boolean" office:boolean-value="true">
            <text:p>TRUE</text:p>
          </table:table-cell>
        </table:table-row>
        <table:table-row table:style-name="ro1">
          <table:table-cell table:formula="of:=[Sheet1.A627]" office:value-type="string" office:string-value="rovers-strips">
            <text:p>rovers-strips</text:p>
          </table:table-cell>
          <table:table-cell table:formula="of:=[Sheet1.B627]" office:value-type="string" office:string-value="p12">
            <text:p>p12</text:p>
          </table:table-cell>
          <table:table-cell table:formula="of:=MAX([Sheet1.C627];[Sheet1.E627])" office:value-type="float" office:value="16">
            <text:p>16</text:p>
          </table:table-cell>
          <table:table-cell table:formula="of:=[Sheet1.G627]" office:value-type="float" office:value="16">
            <text:p>16</text:p>
          </table:table-cell>
          <table:table-cell table:formula="of:=OR([Sheet1.D627]=&quot;TRUE&quot;; [Sheet1.F627]=&quot;TRUE&quot;; [.C627]=[.D627])" office:value-type="boolean" office:boolean-value="true">
            <text:p>TRUE</text:p>
          </table:table-cell>
        </table:table-row>
        <table:table-row table:style-name="ro1">
          <table:table-cell table:formula="of:=[Sheet1.A628]" office:value-type="string" office:string-value="rovers-strips">
            <text:p>rovers-strips</text:p>
          </table:table-cell>
          <table:table-cell table:formula="of:=[Sheet1.B628]" office:value-type="string" office:string-value="p13">
            <text:p>p13</text:p>
          </table:table-cell>
          <table:table-cell table:formula="of:=MAX([Sheet1.C628];[Sheet1.E628])" office:value-type="float" office:value="32">
            <text:p>32</text:p>
          </table:table-cell>
          <table:table-cell table:formula="of:=[Sheet1.G628]" office:value-type="float" office:value="32">
            <text:p>32</text:p>
          </table:table-cell>
          <table:table-cell table:formula="of:=OR([Sheet1.D628]=&quot;TRUE&quot;; [Sheet1.F628]=&quot;TRUE&quot;; [.C628]=[.D628])" office:value-type="boolean" office:boolean-value="true">
            <text:p>TRUE</text:p>
          </table:table-cell>
        </table:table-row>
        <table:table-row table:style-name="ro1">
          <table:table-cell table:formula="of:=[Sheet1.A629]" office:value-type="string" office:string-value="rovers-strips">
            <text:p>rovers-strips</text:p>
          </table:table-cell>
          <table:table-cell table:formula="of:=[Sheet1.B629]" office:value-type="string" office:string-value="p14">
            <text:p>p14</text:p>
          </table:table-cell>
          <table:table-cell table:formula="of:=MAX([Sheet1.C629];[Sheet1.E629])" office:value-type="float" office:value="22">
            <text:p>22</text:p>
          </table:table-cell>
          <table:table-cell table:formula="of:=[Sheet1.G629]" office:value-type="float" office:value="22">
            <text:p>22</text:p>
          </table:table-cell>
          <table:table-cell table:formula="of:=OR([Sheet1.D629]=&quot;TRUE&quot;; [Sheet1.F629]=&quot;TRUE&quot;; [.C629]=[.D629])" office:value-type="boolean" office:boolean-value="true">
            <text:p>TRUE</text:p>
          </table:table-cell>
        </table:table-row>
        <table:table-row table:style-name="ro1">
          <table:table-cell table:formula="of:=[Sheet1.A630]" office:value-type="string" office:string-value="rovers-strips">
            <text:p>rovers-strips</text:p>
          </table:table-cell>
          <table:table-cell table:formula="of:=[Sheet1.B630]" office:value-type="string" office:string-value="p15">
            <text:p>p15</text:p>
          </table:table-cell>
          <table:table-cell table:formula="of:=MAX([Sheet1.C630];[Sheet1.E630])" office:value-type="float" office:value="29">
            <text:p>29</text:p>
          </table:table-cell>
          <table:table-cell table:formula="of:=[Sheet1.G630]" office:value-type="float" office:value="29">
            <text:p>29</text:p>
          </table:table-cell>
          <table:table-cell table:formula="of:=OR([Sheet1.D630]=&quot;TRUE&quot;; [Sheet1.F630]=&quot;TRUE&quot;; [.C630]=[.D630])" office:value-type="boolean" office:boolean-value="true">
            <text:p>TRUE</text:p>
          </table:table-cell>
        </table:table-row>
        <table:table-row table:style-name="ro1">
          <table:table-cell table:formula="of:=[Sheet1.A631]" office:value-type="string" office:string-value="rovers-strips">
            <text:p>rovers-strips</text:p>
          </table:table-cell>
          <table:table-cell table:formula="of:=[Sheet1.B631]" office:value-type="string" office:string-value="p16">
            <text:p>p16</text:p>
          </table:table-cell>
          <table:table-cell table:formula="of:=MAX([Sheet1.C631];[Sheet1.E631])" office:value-type="float" office:value="30">
            <text:p>30</text:p>
          </table:table-cell>
          <table:table-cell table:formula="of:=[Sheet1.G631]" office:value-type="float" office:value="30">
            <text:p>30</text:p>
          </table:table-cell>
          <table:table-cell table:formula="of:=OR([Sheet1.D631]=&quot;TRUE&quot;; [Sheet1.F631]=&quot;TRUE&quot;; [.C631]=[.D631])" office:value-type="boolean" office:boolean-value="true">
            <text:p>TRUE</text:p>
          </table:table-cell>
        </table:table-row>
        <table:table-row table:style-name="ro1">
          <table:table-cell table:formula="of:=[Sheet1.A632]" office:value-type="string" office:string-value="rovers-strips">
            <text:p>rovers-strips</text:p>
          </table:table-cell>
          <table:table-cell table:formula="of:=[Sheet1.B632]" office:value-type="string" office:string-value="p17">
            <text:p>p17</text:p>
          </table:table-cell>
          <table:table-cell table:formula="of:=MAX([Sheet1.C632];[Sheet1.E632])" office:value-type="float" office:value="36">
            <text:p>36</text:p>
          </table:table-cell>
          <table:table-cell table:formula="of:=[Sheet1.G632]" office:value-type="float" office:value="36">
            <text:p>36</text:p>
          </table:table-cell>
          <table:table-cell table:formula="of:=OR([Sheet1.D632]=&quot;TRUE&quot;; [Sheet1.F632]=&quot;TRUE&quot;; [.C632]=[.D632])" office:value-type="boolean" office:boolean-value="true">
            <text:p>TRUE</text:p>
          </table:table-cell>
        </table:table-row>
        <table:table-row table:style-name="ro1">
          <table:table-cell table:formula="of:=[Sheet1.A633]" office:value-type="string" office:string-value="rovers-strips">
            <text:p>rovers-strips</text:p>
          </table:table-cell>
          <table:table-cell table:formula="of:=[Sheet1.B633]" office:value-type="string" office:string-value="p18">
            <text:p>p18</text:p>
          </table:table-cell>
          <table:table-cell table:formula="of:=MAX([Sheet1.C633];[Sheet1.E633])" office:value-type="float" office:value="31">
            <text:p>31</text:p>
          </table:table-cell>
          <table:table-cell table:formula="of:=[Sheet1.G633]" office:value-type="float" office:value="31">
            <text:p>31</text:p>
          </table:table-cell>
          <table:table-cell table:formula="of:=OR([Sheet1.D633]=&quot;TRUE&quot;; [Sheet1.F633]=&quot;TRUE&quot;; [.C633]=[.D633])" office:value-type="boolean" office:boolean-value="true">
            <text:p>TRUE</text:p>
          </table:table-cell>
        </table:table-row>
        <table:table-row table:style-name="ro1">
          <table:table-cell table:formula="of:=[Sheet1.A634]" office:value-type="string" office:string-value="rovers-strips">
            <text:p>rovers-strips</text:p>
          </table:table-cell>
          <table:table-cell table:formula="of:=[Sheet1.B634]" office:value-type="string" office:string-value="p19">
            <text:p>p19</text:p>
          </table:table-cell>
          <table:table-cell table:formula="of:=MAX([Sheet1.C634];[Sheet1.E634])" office:value-type="float" office:value="45">
            <text:p>45</text:p>
          </table:table-cell>
          <table:table-cell table:formula="of:=[Sheet1.G634]" office:value-type="float" office:value="45">
            <text:p>45</text:p>
          </table:table-cell>
          <table:table-cell table:formula="of:=OR([Sheet1.D634]=&quot;TRUE&quot;; [Sheet1.F634]=&quot;TRUE&quot;; [.C634]=[.D634])" office:value-type="boolean" office:boolean-value="true">
            <text:p>TRUE</text:p>
          </table:table-cell>
        </table:table-row>
        <table:table-row table:style-name="ro1">
          <table:table-cell table:formula="of:=[Sheet1.A635]" office:value-type="string" office:string-value="rovers-strips">
            <text:p>rovers-strips</text:p>
          </table:table-cell>
          <table:table-cell table:formula="of:=[Sheet1.B635]" office:value-type="string" office:string-value="p20">
            <text:p>p20</text:p>
          </table:table-cell>
          <table:table-cell table:formula="of:=MAX([Sheet1.C635];[Sheet1.E635])" office:value-type="float" office:value="56">
            <text:p>56</text:p>
          </table:table-cell>
          <table:table-cell table:formula="of:=[Sheet1.G635]" office:value-type="float" office:value="58">
            <text:p>58</text:p>
          </table:table-cell>
          <table:table-cell table:formula="of:=OR([Sheet1.D635]=&quot;TRUE&quot;; [Sheet1.F635]=&quot;TRUE&quot;; [.C635]=[.D635])" office:value-type="boolean" office:boolean-value="false">
            <text:p>FALSE</text:p>
          </table:table-cell>
        </table:table-row>
        <table:table-row table:style-name="ro1">
          <table:table-cell table:formula="of:=[Sheet1.A636]" office:value-type="string" office:string-value="rovers-strips">
            <text:p>rovers-strips</text:p>
          </table:table-cell>
          <table:table-cell table:formula="of:=[Sheet1.B636]" office:value-type="string" office:string-value="p21">
            <text:p>p21</text:p>
          </table:table-cell>
          <table:table-cell table:formula="of:=MAX([Sheet1.C636];[Sheet1.E636])" office:value-type="float" office:value="40">
            <text:p>40</text:p>
          </table:table-cell>
          <table:table-cell table:formula="of:=[Sheet1.G636]" office:value-type="float" office:value="43">
            <text:p>43</text:p>
          </table:table-cell>
          <table:table-cell table:formula="of:=OR([Sheet1.D636]=&quot;TRUE&quot;; [Sheet1.F636]=&quot;TRUE&quot;; [.C636]=[.D636])" office:value-type="boolean" office:boolean-value="false">
            <text:p>FALSE</text:p>
          </table:table-cell>
        </table:table-row>
        <table:table-row table:style-name="ro1">
          <table:table-cell table:formula="of:=[Sheet1.A637]" office:value-type="string" office:string-value="rovers-strips">
            <text:p>rovers-strips</text:p>
          </table:table-cell>
          <table:table-cell table:formula="of:=[Sheet1.B637]" office:value-type="string" office:string-value="p22">
            <text:p>p22</text:p>
          </table:table-cell>
          <table:table-cell table:formula="of:=MAX([Sheet1.C637];[Sheet1.E637])" office:value-type="float" office:value="45">
            <text:p>45</text:p>
          </table:table-cell>
          <table:table-cell table:formula="of:=[Sheet1.G637]" office:value-type="float" office:value="47">
            <text:p>47</text:p>
          </table:table-cell>
          <table:table-cell table:formula="of:=OR([Sheet1.D637]=&quot;TRUE&quot;; [Sheet1.F637]=&quot;TRUE&quot;; [.C637]=[.D637])" office:value-type="boolean" office:boolean-value="false">
            <text:p>FALSE</text:p>
          </table:table-cell>
        </table:table-row>
        <table:table-row table:style-name="ro1">
          <table:table-cell table:formula="of:=[Sheet1.A638]" office:value-type="string" office:string-value="rovers-strips">
            <text:p>rovers-strips</text:p>
          </table:table-cell>
          <table:table-cell table:formula="of:=[Sheet1.B638]" office:value-type="string" office:string-value="p23">
            <text:p>p23</text:p>
          </table:table-cell>
          <table:table-cell table:formula="of:=MAX([Sheet1.C638];[Sheet1.E638])" office:value-type="float" office:value="50">
            <text:p>50</text:p>
          </table:table-cell>
          <table:table-cell table:formula="of:=[Sheet1.G638]" office:value-type="float" office:value="54">
            <text:p>54</text:p>
          </table:table-cell>
          <table:table-cell table:formula="of:=OR([Sheet1.D638]=&quot;TRUE&quot;; [Sheet1.F638]=&quot;TRUE&quot;; [.C638]=[.D638])" office:value-type="boolean" office:boolean-value="false">
            <text:p>FALSE</text:p>
          </table:table-cell>
        </table:table-row>
        <table:table-row table:style-name="ro1">
          <table:table-cell table:formula="of:=[Sheet1.A639]" office:value-type="string" office:string-value="rovers-strips">
            <text:p>rovers-strips</text:p>
          </table:table-cell>
          <table:table-cell table:formula="of:=[Sheet1.B639]" office:value-type="string" office:string-value="p24">
            <text:p>p24</text:p>
          </table:table-cell>
          <table:table-cell table:formula="of:=MAX([Sheet1.C639];[Sheet1.E639])" office:value-type="float" office:value="63">
            <text:p>63</text:p>
          </table:table-cell>
          <table:table-cell table:formula="of:=[Sheet1.G639]" office:value-type="float" office:value="66">
            <text:p>66</text:p>
          </table:table-cell>
          <table:table-cell table:formula="of:=OR([Sheet1.D639]=&quot;TRUE&quot;; [Sheet1.F639]=&quot;TRUE&quot;; [.C639]=[.D639])" office:value-type="boolean" office:boolean-value="false">
            <text:p>FALSE</text:p>
          </table:table-cell>
        </table:table-row>
        <table:table-row table:style-name="ro1">
          <table:table-cell table:formula="of:=[Sheet1.A640]" office:value-type="string" office:string-value="rovers-strips">
            <text:p>rovers-strips</text:p>
          </table:table-cell>
          <table:table-cell table:formula="of:=[Sheet1.B640]" office:value-type="string" office:string-value="p25">
            <text:p>p25</text:p>
          </table:table-cell>
          <table:table-cell table:formula="of:=MAX([Sheet1.C640];[Sheet1.E640])" office:value-type="float" office:value="25">
            <text:p>25</text:p>
          </table:table-cell>
          <table:table-cell table:formula="of:=[Sheet1.G640]" office:value-type="float" office:value="25">
            <text:p>25</text:p>
          </table:table-cell>
          <table:table-cell table:formula="of:=OR([Sheet1.D640]=&quot;TRUE&quot;; [Sheet1.F640]=&quot;TRUE&quot;; [.C640]=[.D640])" office:value-type="boolean" office:boolean-value="true">
            <text:p>TRUE</text:p>
          </table:table-cell>
        </table:table-row>
        <table:table-row table:style-name="ro1">
          <table:table-cell table:formula="of:=[Sheet1.A641]" office:value-type="string" office:string-value="rovers-strips">
            <text:p>rovers-strips</text:p>
          </table:table-cell>
          <table:table-cell table:formula="of:=[Sheet1.B641]" office:value-type="string" office:string-value="p26">
            <text:p>p26</text:p>
          </table:table-cell>
          <table:table-cell table:formula="of:=MAX([Sheet1.C641];[Sheet1.E641])" office:value-type="float" office:value="39">
            <text:p>39</text:p>
          </table:table-cell>
          <table:table-cell table:formula="of:=[Sheet1.G641]" office:value-type="float" office:value="42">
            <text:p>42</text:p>
          </table:table-cell>
          <table:table-cell table:formula="of:=OR([Sheet1.D641]=&quot;TRUE&quot;; [Sheet1.F641]=&quot;TRUE&quot;; [.C641]=[.D641])" office:value-type="boolean" office:boolean-value="false">
            <text:p>FALSE</text:p>
          </table:table-cell>
        </table:table-row>
        <table:table-row table:style-name="ro1">
          <table:table-cell table:formula="of:=[Sheet1.A642]" office:value-type="string" office:string-value="rovers-strips">
            <text:p>rovers-strips</text:p>
          </table:table-cell>
          <table:table-cell table:formula="of:=[Sheet1.B642]" office:value-type="string" office:string-value="p27">
            <text:p>p27</text:p>
          </table:table-cell>
          <table:table-cell table:formula="of:=MAX([Sheet1.C642];[Sheet1.E642])" office:value-type="float" office:value="59">
            <text:p>59</text:p>
          </table:table-cell>
          <table:table-cell table:formula="of:=[Sheet1.G642]" office:value-type="float" office:value="59">
            <text:p>59</text:p>
          </table:table-cell>
          <table:table-cell table:formula="of:=OR([Sheet1.D642]=&quot;TRUE&quot;; [Sheet1.F642]=&quot;TRUE&quot;; [.C642]=[.D642])" office:value-type="boolean" office:boolean-value="true">
            <text:p>TRUE</text:p>
          </table:table-cell>
        </table:table-row>
        <table:table-row table:style-name="ro1">
          <table:table-cell table:formula="of:=[Sheet1.A643]" office:value-type="string" office:string-value="rovers-strips">
            <text:p>rovers-strips</text:p>
          </table:table-cell>
          <table:table-cell table:formula="of:=[Sheet1.B643]" office:value-type="string" office:string-value="p28">
            <text:p>p28</text:p>
          </table:table-cell>
          <table:table-cell table:formula="of:=MAX([Sheet1.C643];[Sheet1.E643])" office:value-type="float" office:value="49">
            <text:p>49</text:p>
          </table:table-cell>
          <table:table-cell table:formula="of:=[Sheet1.G643]" office:value-type="float" office:value="55">
            <text:p>55</text:p>
          </table:table-cell>
          <table:table-cell table:formula="of:=OR([Sheet1.D643]=&quot;TRUE&quot;; [Sheet1.F643]=&quot;TRUE&quot;; [.C643]=[.D643])" office:value-type="boolean" office:boolean-value="false">
            <text:p>FALSE</text:p>
          </table:table-cell>
        </table:table-row>
        <table:table-row table:style-name="ro1">
          <table:table-cell table:formula="of:=[Sheet1.A644]" office:value-type="string" office:string-value="rovers-strips">
            <text:p>rovers-strips</text:p>
          </table:table-cell>
          <table:table-cell table:formula="of:=[Sheet1.B644]" office:value-type="string" office:string-value="p29">
            <text:p>p29</text:p>
          </table:table-cell>
          <table:table-cell table:formula="of:=MAX([Sheet1.C644];[Sheet1.E644])" office:value-type="float" office:value="41">
            <text:p>41</text:p>
          </table:table-cell>
          <table:table-cell table:formula="of:=[Sheet1.G644]" office:value-type="float" office:value="46">
            <text:p>46</text:p>
          </table:table-cell>
          <table:table-cell table:formula="of:=OR([Sheet1.D644]=&quot;TRUE&quot;; [Sheet1.F644]=&quot;TRUE&quot;; [.C644]=[.D644])" office:value-type="boolean" office:boolean-value="false">
            <text:p>FALSE</text:p>
          </table:table-cell>
        </table:table-row>
        <table:table-row table:style-name="ro1">
          <table:table-cell table:formula="of:=[Sheet1.A645]" office:value-type="string" office:string-value="rovers-strips">
            <text:p>rovers-strips</text:p>
          </table:table-cell>
          <table:table-cell table:formula="of:=[Sheet1.B645]" office:value-type="string" office:string-value="p30">
            <text:p>p30</text:p>
          </table:table-cell>
          <table:table-cell table:formula="of:=MAX([Sheet1.C645];[Sheet1.E645])" office:value-type="float" office:value="63">
            <text:p>63</text:p>
          </table:table-cell>
          <table:table-cell table:formula="of:=[Sheet1.G645]" office:value-type="float" office:value="75">
            <text:p>75</text:p>
          </table:table-cell>
          <table:table-cell table:formula="of:=OR([Sheet1.D645]=&quot;TRUE&quot;; [Sheet1.F645]=&quot;TRUE&quot;; [.C645]=[.D645])" office:value-type="boolean" office:boolean-value="false">
            <text:p>FALSE</text:p>
          </table:table-cell>
        </table:table-row>
        <table:table-row table:style-name="ro1">
          <table:table-cell table:formula="of:=[Sheet1.A646]" office:value-type="string" office:string-value="rovers-strips">
            <text:p>rovers-strips</text:p>
          </table:table-cell>
          <table:table-cell table:formula="of:=[Sheet1.B646]" office:value-type="string" office:string-value="p31">
            <text:p>p31</text:p>
          </table:table-cell>
          <table:table-cell table:formula="of:=MAX([Sheet1.C646];[Sheet1.E646])" office:value-type="float" office:value="68">
            <text:p>68</text:p>
          </table:table-cell>
          <table:table-cell table:formula="of:=[Sheet1.G646]" office:value-type="float" office:value="69">
            <text:p>69</text:p>
          </table:table-cell>
          <table:table-cell table:formula="of:=OR([Sheet1.D646]=&quot;TRUE&quot;; [Sheet1.F646]=&quot;TRUE&quot;; [.C646]=[.D646])" office:value-type="boolean" office:boolean-value="false">
            <text:p>FALSE</text:p>
          </table:table-cell>
        </table:table-row>
        <table:table-row table:style-name="ro1">
          <table:table-cell table:formula="of:=[Sheet1.A647]" office:value-type="string" office:string-value="rovers-strips">
            <text:p>rovers-strips</text:p>
          </table:table-cell>
          <table:table-cell table:formula="of:=[Sheet1.B647]" office:value-type="string" office:string-value="p32">
            <text:p>p32</text:p>
          </table:table-cell>
          <table:table-cell table:formula="of:=MAX([Sheet1.C647];[Sheet1.E647])" office:value-type="float" office:value="90">
            <text:p>90</text:p>
          </table:table-cell>
          <table:table-cell table:formula="of:=[Sheet1.G647]" office:value-type="float" office:value="103">
            <text:p>103</text:p>
          </table:table-cell>
          <table:table-cell table:formula="of:=OR([Sheet1.D647]=&quot;TRUE&quot;; [Sheet1.F647]=&quot;TRUE&quot;; [.C647]=[.D647])" office:value-type="boolean" office:boolean-value="false">
            <text:p>FALSE</text:p>
          </table:table-cell>
        </table:table-row>
        <table:table-row table:style-name="ro1">
          <table:table-cell table:formula="of:=[Sheet1.A648]" office:value-type="string" office:string-value="rovers-strips">
            <text:p>rovers-strips</text:p>
          </table:table-cell>
          <table:table-cell table:formula="of:=[Sheet1.B648]" office:value-type="string" office:string-value="p33">
            <text:p>p33</text:p>
          </table:table-cell>
          <table:table-cell table:formula="of:=MAX([Sheet1.C648];[Sheet1.E648])" office:value-type="float" office:value="116">
            <text:p>116</text:p>
          </table:table-cell>
          <table:table-cell table:formula="of:=[Sheet1.G648]" office:value-type="float" office:value="132">
            <text:p>132</text:p>
          </table:table-cell>
          <table:table-cell table:formula="of:=OR([Sheet1.D648]=&quot;TRUE&quot;; [Sheet1.F648]=&quot;TRUE&quot;; [.C648]=[.D648])" office:value-type="boolean" office:boolean-value="false">
            <text:p>FALSE</text:p>
          </table:table-cell>
        </table:table-row>
        <table:table-row table:style-name="ro1">
          <table:table-cell table:formula="of:=[Sheet1.A649]" office:value-type="string" office:string-value="rovers-strips">
            <text:p>rovers-strips</text:p>
          </table:table-cell>
          <table:table-cell table:formula="of:=[Sheet1.B649]" office:value-type="string" office:string-value="p34">
            <text:p>p34</text:p>
          </table:table-cell>
          <table:table-cell table:formula="of:=MAX([Sheet1.C649];[Sheet1.E649])" office:value-type="float" office:value="80">
            <text:p>80</text:p>
          </table:table-cell>
          <table:table-cell table:formula="of:=[Sheet1.G649]" office:value-type="float" office:value="92">
            <text:p>92</text:p>
          </table:table-cell>
          <table:table-cell table:formula="of:=OR([Sheet1.D649]=&quot;TRUE&quot;; [Sheet1.F649]=&quot;TRUE&quot;; [.C649]=[.D649])" office:value-type="boolean" office:boolean-value="false">
            <text:p>FALSE</text:p>
          </table:table-cell>
        </table:table-row>
        <table:table-row table:style-name="ro1">
          <table:table-cell table:formula="of:=[Sheet1.A650]" office:value-type="string" office:string-value="rovers-strips">
            <text:p>rovers-strips</text:p>
          </table:table-cell>
          <table:table-cell table:formula="of:=[Sheet1.B650]" office:value-type="string" office:string-value="p35">
            <text:p>p35</text:p>
          </table:table-cell>
          <table:table-cell table:formula="of:=MAX([Sheet1.C650];[Sheet1.E650])" office:value-type="float" office:value="164">
            <text:p>164</text:p>
          </table:table-cell>
          <table:table-cell table:formula="of:=[Sheet1.G650]" office:value-type="float" office:value="188">
            <text:p>188</text:p>
          </table:table-cell>
          <table:table-cell table:formula="of:=OR([Sheet1.D650]=&quot;TRUE&quot;; [Sheet1.F650]=&quot;TRUE&quot;; [.C650]=[.D650])" office:value-type="boolean" office:boolean-value="false">
            <text:p>FALSE</text:p>
          </table:table-cell>
        </table:table-row>
        <table:table-row table:style-name="ro1">
          <table:table-cell table:formula="of:=[Sheet1.A651]" office:value-type="string" office:string-value="rovers-strips">
            <text:p>rovers-strips</text:p>
          </table:table-cell>
          <table:table-cell table:formula="of:=[Sheet1.B651]" office:value-type="string" office:string-value="p36">
            <text:p>p36</text:p>
          </table:table-cell>
          <table:table-cell table:formula="of:=MAX([Sheet1.C651];[Sheet1.E651])" office:value-type="float" office:value="109">
            <text:p>109</text:p>
          </table:table-cell>
          <table:table-cell table:formula="of:=[Sheet1.G651]" office:value-type="float" office:value="126">
            <text:p>126</text:p>
          </table:table-cell>
          <table:table-cell table:formula="of:=OR([Sheet1.D651]=&quot;TRUE&quot;; [Sheet1.F651]=&quot;TRUE&quot;; [.C651]=[.D651])" office:value-type="boolean" office:boolean-value="false">
            <text:p>FALSE</text:p>
          </table:table-cell>
        </table:table-row>
        <table:table-row table:style-name="ro1">
          <table:table-cell table:formula="of:=[Sheet1.A652]" office:value-type="string" office:string-value="rovers-strips">
            <text:p>rovers-strips</text:p>
          </table:table-cell>
          <table:table-cell table:formula="of:=[Sheet1.B652]" office:value-type="string" office:string-value="p37">
            <text:p>p37</text:p>
          </table:table-cell>
          <table:table-cell table:formula="of:=MAX([Sheet1.C652];[Sheet1.E652])" office:value-type="float" office:value="148">
            <text:p>148</text:p>
          </table:table-cell>
          <table:table-cell table:formula="of:=[Sheet1.G652]" office:value-type="float" office:value="170">
            <text:p>170</text:p>
          </table:table-cell>
          <table:table-cell table:formula="of:=OR([Sheet1.D652]=&quot;TRUE&quot;; [Sheet1.F652]=&quot;TRUE&quot;; [.C652]=[.D652])" office:value-type="boolean" office:boolean-value="false">
            <text:p>FALSE</text:p>
          </table:table-cell>
        </table:table-row>
        <table:table-row table:style-name="ro1">
          <table:table-cell table:formula="of:=[Sheet1.A653]" office:value-type="string" office:string-value="rovers-strips">
            <text:p>rovers-strips</text:p>
          </table:table-cell>
          <table:table-cell table:formula="of:=[Sheet1.B653]" office:value-type="string" office:string-value="p38">
            <text:p>p38</text:p>
          </table:table-cell>
          <table:table-cell table:formula="of:=MAX([Sheet1.C653];[Sheet1.E653])" office:value-type="float" office:value="135">
            <text:p>135</text:p>
          </table:table-cell>
          <table:table-cell table:formula="of:=[Sheet1.G653]" office:value-type="float" office:value="154">
            <text:p>154</text:p>
          </table:table-cell>
          <table:table-cell table:formula="of:=OR([Sheet1.D653]=&quot;TRUE&quot;; [Sheet1.F653]=&quot;TRUE&quot;; [.C653]=[.D653])" office:value-type="boolean" office:boolean-value="false">
            <text:p>FALSE</text:p>
          </table:table-cell>
        </table:table-row>
        <table:table-row table:style-name="ro1">
          <table:table-cell table:formula="of:=[Sheet1.A654]" office:value-type="string" office:string-value="rovers-strips">
            <text:p>rovers-strips</text:p>
          </table:table-cell>
          <table:table-cell table:formula="of:=[Sheet1.B654]" office:value-type="string" office:string-value="p39">
            <text:p>p39</text:p>
          </table:table-cell>
          <table:table-cell table:formula="of:=MAX([Sheet1.C654];[Sheet1.E654])" office:value-type="float" office:value="172">
            <text:p>172</text:p>
          </table:table-cell>
          <table:table-cell table:formula="of:=[Sheet1.G654]" office:value-type="float" office:value="202">
            <text:p>202</text:p>
          </table:table-cell>
          <table:table-cell table:formula="of:=OR([Sheet1.D654]=&quot;TRUE&quot;; [Sheet1.F654]=&quot;TRUE&quot;; [.C654]=[.D654])" office:value-type="boolean" office:boolean-value="false">
            <text:p>FALSE</text:p>
          </table:table-cell>
        </table:table-row>
        <table:table-row table:style-name="ro1">
          <table:table-cell table:formula="of:=[Sheet1.A655]" office:value-type="string" office:string-value="rovers-strips">
            <text:p>rovers-strips</text:p>
          </table:table-cell>
          <table:table-cell table:formula="of:=[Sheet1.B655]" office:value-type="string" office:string-value="p40">
            <text:p>p40</text:p>
          </table:table-cell>
          <table:table-cell table:formula="of:=MAX([Sheet1.C655];[Sheet1.E655])" office:value-type="float" office:value="163">
            <text:p>163</text:p>
          </table:table-cell>
          <table:table-cell table:formula="of:=[Sheet1.G655]" office:value-type="float" office:value="196">
            <text:p>196</text:p>
          </table:table-cell>
          <table:table-cell table:formula="of:=OR([Sheet1.D655]=&quot;TRUE&quot;; [Sheet1.F655]=&quot;TRUE&quot;; [.C655]=[.D655])" office:value-type="boolean" office:boolean-value="false">
            <text:p>FALSE</text:p>
          </table:table-cell>
        </table:table-row>
        <table:table-row table:style-name="ro1">
          <table:table-cell table:formula="of:=[Sheet1.A656]" office:value-type="string" office:string-value="tpp-strips">
            <text:p>tpp-strips</text:p>
          </table:table-cell>
          <table:table-cell table:formula="of:=[Sheet1.B656]" office:value-type="string" office:string-value="p01">
            <text:p>p01</text:p>
          </table:table-cell>
          <table:table-cell table:formula="of:=MAX([Sheet1.C656];[Sheet1.E656])" office:value-type="float" office:value="4">
            <text:p>4</text:p>
          </table:table-cell>
          <table:table-cell table:formula="of:=[Sheet1.G656]" office:value-type="float" office:value="4">
            <text:p>4</text:p>
          </table:table-cell>
          <table:table-cell table:formula="of:=OR([Sheet1.D656]=&quot;TRUE&quot;; [Sheet1.F656]=&quot;TRUE&quot;; [.C656]=[.D656])" office:value-type="boolean" office:boolean-value="true">
            <text:p>TRUE</text:p>
          </table:table-cell>
        </table:table-row>
        <table:table-row table:style-name="ro1">
          <table:table-cell table:formula="of:=[Sheet1.A657]" office:value-type="string" office:string-value="tpp-strips">
            <text:p>tpp-strips</text:p>
          </table:table-cell>
          <table:table-cell table:formula="of:=[Sheet1.B657]" office:value-type="string" office:string-value="p02">
            <text:p>p02</text:p>
          </table:table-cell>
          <table:table-cell table:formula="of:=MAX([Sheet1.C657];[Sheet1.E657])" office:value-type="float" office:value="7">
            <text:p>7</text:p>
          </table:table-cell>
          <table:table-cell table:formula="of:=[Sheet1.G657]" office:value-type="float" office:value="7">
            <text:p>7</text:p>
          </table:table-cell>
          <table:table-cell table:formula="of:=OR([Sheet1.D657]=&quot;TRUE&quot;; [Sheet1.F657]=&quot;TRUE&quot;; [.C657]=[.D657])" office:value-type="boolean" office:boolean-value="true">
            <text:p>TRUE</text:p>
          </table:table-cell>
        </table:table-row>
        <table:table-row table:style-name="ro1">
          <table:table-cell table:formula="of:=[Sheet1.A658]" office:value-type="string" office:string-value="tpp-strips">
            <text:p>tpp-strips</text:p>
          </table:table-cell>
          <table:table-cell table:formula="of:=[Sheet1.B658]" office:value-type="string" office:string-value="p03">
            <text:p>p03</text:p>
          </table:table-cell>
          <table:table-cell table:formula="of:=MAX([Sheet1.C658];[Sheet1.E658])" office:value-type="float" office:value="10">
            <text:p>10</text:p>
          </table:table-cell>
          <table:table-cell table:formula="of:=[Sheet1.G658]" office:value-type="float" office:value="10">
            <text:p>10</text:p>
          </table:table-cell>
          <table:table-cell table:formula="of:=OR([Sheet1.D658]=&quot;TRUE&quot;; [Sheet1.F658]=&quot;TRUE&quot;; [.C658]=[.D658])" office:value-type="boolean" office:boolean-value="true">
            <text:p>TRUE</text:p>
          </table:table-cell>
        </table:table-row>
        <table:table-row table:style-name="ro1">
          <table:table-cell table:formula="of:=[Sheet1.A659]" office:value-type="string" office:string-value="tpp-strips">
            <text:p>tpp-strips</text:p>
          </table:table-cell>
          <table:table-cell table:formula="of:=[Sheet1.B659]" office:value-type="string" office:string-value="p04">
            <text:p>p04</text:p>
          </table:table-cell>
          <table:table-cell table:formula="of:=MAX([Sheet1.C659];[Sheet1.E659])" office:value-type="float" office:value="13">
            <text:p>13</text:p>
          </table:table-cell>
          <table:table-cell table:formula="of:=[Sheet1.G659]" office:value-type="float" office:value="13">
            <text:p>13</text:p>
          </table:table-cell>
          <table:table-cell table:formula="of:=OR([Sheet1.D659]=&quot;TRUE&quot;; [Sheet1.F659]=&quot;TRUE&quot;; [.C659]=[.D659])" office:value-type="boolean" office:boolean-value="true">
            <text:p>TRUE</text:p>
          </table:table-cell>
        </table:table-row>
        <table:table-row table:style-name="ro1">
          <table:table-cell table:formula="of:=[Sheet1.A660]" office:value-type="string" office:string-value="tpp-strips">
            <text:p>tpp-strips</text:p>
          </table:table-cell>
          <table:table-cell table:formula="of:=[Sheet1.B660]" office:value-type="string" office:string-value="p05">
            <text:p>p05</text:p>
          </table:table-cell>
          <table:table-cell table:formula="of:=MAX([Sheet1.C660];[Sheet1.E660])" office:value-type="float" office:value="17">
            <text:p>17</text:p>
          </table:table-cell>
          <table:table-cell table:formula="of:=[Sheet1.G660]" office:value-type="float" office:value="17">
            <text:p>17</text:p>
          </table:table-cell>
          <table:table-cell table:formula="of:=OR([Sheet1.D660]=&quot;TRUE&quot;; [Sheet1.F660]=&quot;TRUE&quot;; [.C660]=[.D660])" office:value-type="boolean" office:boolean-value="true">
            <text:p>TRUE</text:p>
          </table:table-cell>
        </table:table-row>
        <table:table-row table:style-name="ro1">
          <table:table-cell table:formula="of:=[Sheet1.A661]" office:value-type="string" office:string-value="tpp-strips">
            <text:p>tpp-strips</text:p>
          </table:table-cell>
          <table:table-cell table:formula="of:=[Sheet1.B661]" office:value-type="string" office:string-value="p06">
            <text:p>p06</text:p>
          </table:table-cell>
          <table:table-cell table:formula="of:=MAX([Sheet1.C661];[Sheet1.E661])" office:value-type="float" office:value="21">
            <text:p>21</text:p>
          </table:table-cell>
          <table:table-cell table:formula="of:=[Sheet1.G661]" office:value-type="float" office:value="21">
            <text:p>21</text:p>
          </table:table-cell>
          <table:table-cell table:formula="of:=OR([Sheet1.D661]=&quot;TRUE&quot;; [Sheet1.F661]=&quot;TRUE&quot;; [.C661]=[.D661])" office:value-type="boolean" office:boolean-value="true">
            <text:p>TRUE</text:p>
          </table:table-cell>
        </table:table-row>
        <table:table-row table:style-name="ro1">
          <table:table-cell table:formula="of:=[Sheet1.A662]" office:value-type="string" office:string-value="tpp-strips">
            <text:p>tpp-strips</text:p>
          </table:table-cell>
          <table:table-cell table:formula="of:=[Sheet1.B662]" office:value-type="string" office:string-value="p07">
            <text:p>p07</text:p>
          </table:table-cell>
          <table:table-cell table:formula="of:=MAX([Sheet1.C662];[Sheet1.E662])" office:value-type="float" office:value="26">
            <text:p>26</text:p>
          </table:table-cell>
          <table:table-cell table:formula="of:=[Sheet1.G662]" office:value-type="float" office:value="26">
            <text:p>26</text:p>
          </table:table-cell>
          <table:table-cell table:formula="of:=OR([Sheet1.D662]=&quot;TRUE&quot;; [Sheet1.F662]=&quot;TRUE&quot;; [.C662]=[.D662])" office:value-type="boolean" office:boolean-value="true">
            <text:p>TRUE</text:p>
          </table:table-cell>
        </table:table-row>
        <table:table-row table:style-name="ro1">
          <table:table-cell table:formula="of:=[Sheet1.A663]" office:value-type="string" office:string-value="tpp-strips">
            <text:p>tpp-strips</text:p>
          </table:table-cell>
          <table:table-cell table:formula="of:=[Sheet1.B663]" office:value-type="string" office:string-value="p08">
            <text:p>p08</text:p>
          </table:table-cell>
          <table:table-cell table:formula="of:=MAX([Sheet1.C663];[Sheet1.E663])" office:value-type="float" office:value="30">
            <text:p>30</text:p>
          </table:table-cell>
          <table:table-cell table:formula="of:=[Sheet1.G663]" office:value-type="float" office:value="30">
            <text:p>30</text:p>
          </table:table-cell>
          <table:table-cell table:formula="of:=OR([Sheet1.D663]=&quot;TRUE&quot;; [Sheet1.F663]=&quot;TRUE&quot;; [.C663]=[.D663])" office:value-type="boolean" office:boolean-value="true">
            <text:p>TRUE</text:p>
          </table:table-cell>
        </table:table-row>
        <table:table-row table:style-name="ro1">
          <table:table-cell table:formula="of:=[Sheet1.A664]" office:value-type="string" office:string-value="tpp-strips">
            <text:p>tpp-strips</text:p>
          </table:table-cell>
          <table:table-cell table:formula="of:=[Sheet1.B664]" office:value-type="string" office:string-value="p09">
            <text:p>p09</text:p>
          </table:table-cell>
          <table:table-cell table:formula="of:=MAX([Sheet1.C664];[Sheet1.E664])" office:value-type="float" office:value="35">
            <text:p>35</text:p>
          </table:table-cell>
          <table:table-cell table:formula="of:=[Sheet1.G664]" office:value-type="float" office:value="35">
            <text:p>35</text:p>
          </table:table-cell>
          <table:table-cell table:formula="of:=OR([Sheet1.D664]=&quot;TRUE&quot;; [Sheet1.F664]=&quot;TRUE&quot;; [.C664]=[.D664])" office:value-type="boolean" office:boolean-value="true">
            <text:p>TRUE</text:p>
          </table:table-cell>
        </table:table-row>
        <table:table-row table:style-name="ro1">
          <table:table-cell table:formula="of:=[Sheet1.A665]" office:value-type="string" office:string-value="tpp-strips">
            <text:p>tpp-strips</text:p>
          </table:table-cell>
          <table:table-cell table:formula="of:=[Sheet1.B665]" office:value-type="string" office:string-value="p10">
            <text:p>p10</text:p>
          </table:table-cell>
          <table:table-cell table:formula="of:=MAX([Sheet1.C665];[Sheet1.E665])" office:value-type="float" office:value="39">
            <text:p>39</text:p>
          </table:table-cell>
          <table:table-cell table:formula="of:=[Sheet1.G665]" office:value-type="float" office:value="39">
            <text:p>39</text:p>
          </table:table-cell>
          <table:table-cell table:formula="of:=OR([Sheet1.D665]=&quot;TRUE&quot;; [Sheet1.F665]=&quot;TRUE&quot;; [.C665]=[.D665])" office:value-type="boolean" office:boolean-value="true">
            <text:p>TRUE</text:p>
          </table:table-cell>
        </table:table-row>
        <table:table-row table:style-name="ro1">
          <table:table-cell table:formula="of:=[Sheet1.A666]" office:value-type="string" office:string-value="tpp-strips">
            <text:p>tpp-strips</text:p>
          </table:table-cell>
          <table:table-cell table:formula="of:=[Sheet1.B666]" office:value-type="string" office:string-value="p11">
            <text:p>p11</text:p>
          </table:table-cell>
          <table:table-cell table:formula="of:=MAX([Sheet1.C666];[Sheet1.E666])" office:value-type="float" office:value="30">
            <text:p>30</text:p>
          </table:table-cell>
          <table:table-cell table:formula="of:=[Sheet1.G666]" office:value-type="float" office:value="30">
            <text:p>30</text:p>
          </table:table-cell>
          <table:table-cell table:formula="of:=OR([Sheet1.D666]=&quot;TRUE&quot;; [Sheet1.F666]=&quot;TRUE&quot;; [.C666]=[.D666])" office:value-type="boolean" office:boolean-value="true">
            <text:p>TRUE</text:p>
          </table:table-cell>
        </table:table-row>
        <table:table-row table:style-name="ro1">
          <table:table-cell table:formula="of:=[Sheet1.A667]" office:value-type="string" office:string-value="tpp-strips">
            <text:p>tpp-strips</text:p>
          </table:table-cell>
          <table:table-cell table:formula="of:=[Sheet1.B667]" office:value-type="string" office:string-value="p12">
            <text:p>p12</text:p>
          </table:table-cell>
          <table:table-cell table:formula="of:=MAX([Sheet1.C667];[Sheet1.E667])" office:value-type="float" office:value="32">
            <text:p>32</text:p>
          </table:table-cell>
          <table:table-cell table:formula="of:=[Sheet1.G667]" office:value-type="float" office:value="32">
            <text:p>32</text:p>
          </table:table-cell>
          <table:table-cell table:formula="of:=OR([Sheet1.D667]=&quot;TRUE&quot;; [Sheet1.F667]=&quot;TRUE&quot;; [.C667]=[.D667])" office:value-type="boolean" office:boolean-value="true">
            <text:p>TRUE</text:p>
          </table:table-cell>
        </table:table-row>
        <table:table-row table:style-name="ro1">
          <table:table-cell table:formula="of:=[Sheet1.A668]" office:value-type="string" office:string-value="tpp-strips">
            <text:p>tpp-strips</text:p>
          </table:table-cell>
          <table:table-cell table:formula="of:=[Sheet1.B668]" office:value-type="string" office:string-value="p13">
            <text:p>p13</text:p>
          </table:table-cell>
          <table:table-cell table:formula="of:=MAX([Sheet1.C668];[Sheet1.E668])" office:value-type="float" office:value="31">
            <text:p>31</text:p>
          </table:table-cell>
          <table:table-cell table:formula="of:=[Sheet1.G668]" office:value-type="float" office:value="31">
            <text:p>31</text:p>
          </table:table-cell>
          <table:table-cell table:formula="of:=OR([Sheet1.D668]=&quot;TRUE&quot;; [Sheet1.F668]=&quot;TRUE&quot;; [.C668]=[.D668])" office:value-type="boolean" office:boolean-value="true">
            <text:p>TRUE</text:p>
          </table:table-cell>
        </table:table-row>
        <table:table-row table:style-name="ro1">
          <table:table-cell table:formula="of:=[Sheet1.A669]" office:value-type="string" office:string-value="tpp-strips">
            <text:p>tpp-strips</text:p>
          </table:table-cell>
          <table:table-cell table:formula="of:=[Sheet1.B669]" office:value-type="string" office:string-value="p14">
            <text:p>p14</text:p>
          </table:table-cell>
          <table:table-cell table:formula="of:=MAX([Sheet1.C669];[Sheet1.E669])" office:value-type="float" office:value="39">
            <text:p>39</text:p>
          </table:table-cell>
          <table:table-cell table:formula="of:=[Sheet1.G669]" office:value-type="float" office:value="39">
            <text:p>39</text:p>
          </table:table-cell>
          <table:table-cell table:formula="of:=OR([Sheet1.D669]=&quot;TRUE&quot;; [Sheet1.F669]=&quot;TRUE&quot;; [.C669]=[.D669])" office:value-type="boolean" office:boolean-value="true">
            <text:p>TRUE</text:p>
          </table:table-cell>
        </table:table-row>
        <table:table-row table:style-name="ro1">
          <table:table-cell table:formula="of:=[Sheet1.A670]" office:value-type="string" office:string-value="tpp-strips">
            <text:p>tpp-strips</text:p>
          </table:table-cell>
          <table:table-cell table:formula="of:=[Sheet1.B670]" office:value-type="string" office:string-value="p15">
            <text:p>p15</text:p>
          </table:table-cell>
          <table:table-cell table:formula="of:=MAX([Sheet1.C670];[Sheet1.E670])" office:value-type="float" office:value="45">
            <text:p>45</text:p>
          </table:table-cell>
          <table:table-cell table:formula="of:=[Sheet1.G670]" office:value-type="float" office:value="45">
            <text:p>45</text:p>
          </table:table-cell>
          <table:table-cell table:formula="of:=OR([Sheet1.D670]=&quot;TRUE&quot;; [Sheet1.F670]=&quot;TRUE&quot;; [.C670]=[.D670])" office:value-type="boolean" office:boolean-value="true">
            <text:p>TRUE</text:p>
          </table:table-cell>
        </table:table-row>
        <table:table-row table:style-name="ro1">
          <table:table-cell table:formula="of:=[Sheet1.A671]" office:value-type="string" office:string-value="tpp-strips">
            <text:p>tpp-strips</text:p>
          </table:table-cell>
          <table:table-cell table:formula="of:=[Sheet1.B671]" office:value-type="string" office:string-value="p16">
            <text:p>p16</text:p>
          </table:table-cell>
          <table:table-cell table:formula="of:=MAX([Sheet1.C671];[Sheet1.E671])" office:value-type="float" office:value="52">
            <text:p>52</text:p>
          </table:table-cell>
          <table:table-cell table:formula="of:=[Sheet1.G671]" office:value-type="float" office:value="52">
            <text:p>52</text:p>
          </table:table-cell>
          <table:table-cell table:formula="of:=OR([Sheet1.D671]=&quot;TRUE&quot;; [Sheet1.F671]=&quot;TRUE&quot;; [.C671]=[.D671])" office:value-type="boolean" office:boolean-value="true">
            <text:p>TRUE</text:p>
          </table:table-cell>
        </table:table-row>
        <table:table-row table:style-name="ro1">
          <table:table-cell table:formula="of:=[Sheet1.A672]" office:value-type="string" office:string-value="tpp-strips">
            <text:p>tpp-strips</text:p>
          </table:table-cell>
          <table:table-cell table:formula="of:=[Sheet1.B672]" office:value-type="string" office:string-value="p17">
            <text:p>p17</text:p>
          </table:table-cell>
          <table:table-cell table:formula="of:=MAX([Sheet1.C672];[Sheet1.E672])" office:value-type="float" office:value="50">
            <text:p>50</text:p>
          </table:table-cell>
          <table:table-cell table:formula="of:=[Sheet1.G672]" office:value-type="float" office:value="50">
            <text:p>50</text:p>
          </table:table-cell>
          <table:table-cell table:formula="of:=OR([Sheet1.D672]=&quot;TRUE&quot;; [Sheet1.F672]=&quot;TRUE&quot;; [.C672]=[.D672])" office:value-type="boolean" office:boolean-value="true">
            <text:p>TRUE</text:p>
          </table:table-cell>
        </table:table-row>
        <table:table-row table:style-name="ro1">
          <table:table-cell table:formula="of:=[Sheet1.A673]" office:value-type="string" office:string-value="tpp-strips">
            <text:p>tpp-strips</text:p>
          </table:table-cell>
          <table:table-cell table:formula="of:=[Sheet1.B673]" office:value-type="string" office:string-value="p18">
            <text:p>p18</text:p>
          </table:table-cell>
          <table:table-cell table:formula="of:=MAX([Sheet1.C673];[Sheet1.E673])" office:value-type="float" office:value="51">
            <text:p>51</text:p>
          </table:table-cell>
          <table:table-cell table:formula="of:=[Sheet1.G673]" office:value-type="float" office:value="51">
            <text:p>51</text:p>
          </table:table-cell>
          <table:table-cell table:formula="of:=OR([Sheet1.D673]=&quot;TRUE&quot;; [Sheet1.F673]=&quot;TRUE&quot;; [.C673]=[.D673])" office:value-type="boolean" office:boolean-value="true">
            <text:p>TRUE</text:p>
          </table:table-cell>
        </table:table-row>
        <table:table-row table:style-name="ro1">
          <table:table-cell table:formula="of:=[Sheet1.A674]" office:value-type="string" office:string-value="tpp-strips">
            <text:p>tpp-strips</text:p>
          </table:table-cell>
          <table:table-cell table:formula="of:=[Sheet1.B674]" office:value-type="string" office:string-value="p19">
            <text:p>p19</text:p>
          </table:table-cell>
          <table:table-cell table:formula="of:=MAX([Sheet1.C674];[Sheet1.E674])" office:value-type="float" office:value="62">
            <text:p>62</text:p>
          </table:table-cell>
          <table:table-cell table:formula="of:=[Sheet1.G674]" office:value-type="float" office:value="62">
            <text:p>62</text:p>
          </table:table-cell>
          <table:table-cell table:formula="of:=OR([Sheet1.D674]=&quot;TRUE&quot;; [Sheet1.F674]=&quot;TRUE&quot;; [.C674]=[.D674])" office:value-type="boolean" office:boolean-value="true">
            <text:p>TRUE</text:p>
          </table:table-cell>
        </table:table-row>
        <table:table-row table:style-name="ro1">
          <table:table-cell table:formula="of:=[Sheet1.A675]" office:value-type="string" office:string-value="tpp-strips">
            <text:p>tpp-strips</text:p>
          </table:table-cell>
          <table:table-cell table:formula="of:=[Sheet1.B675]" office:value-type="string" office:string-value="p20">
            <text:p>p20</text:p>
          </table:table-cell>
          <table:table-cell table:formula="of:=MAX([Sheet1.C675];[Sheet1.E675])" office:value-type="float" office:value="69">
            <text:p>69</text:p>
          </table:table-cell>
          <table:table-cell table:formula="of:=[Sheet1.G675]" office:value-type="float" office:value="69">
            <text:p>69</text:p>
          </table:table-cell>
          <table:table-cell table:formula="of:=OR([Sheet1.D675]=&quot;TRUE&quot;; [Sheet1.F675]=&quot;TRUE&quot;; [.C675]=[.D675])" office:value-type="boolean" office:boolean-value="true">
            <text:p>TRUE</text:p>
          </table:table-cell>
        </table:table-row>
        <table:table-row table:style-name="ro1">
          <table:table-cell table:formula="of:=[Sheet1.A676]" office:value-type="string" office:string-value="tpp-strips">
            <text:p>tpp-strips</text:p>
          </table:table-cell>
          <table:table-cell table:formula="of:=[Sheet1.B676]" office:value-type="string" office:string-value="p21">
            <text:p>p21</text:p>
          </table:table-cell>
          <table:table-cell table:formula="of:=MAX([Sheet1.C676];[Sheet1.E676])" office:value-type="float" office:value="60">
            <text:p>60</text:p>
          </table:table-cell>
          <table:table-cell table:formula="of:=[Sheet1.G676]" office:value-type="float" office:value="60">
            <text:p>60</text:p>
          </table:table-cell>
          <table:table-cell table:formula="of:=OR([Sheet1.D676]=&quot;TRUE&quot;; [Sheet1.F676]=&quot;TRUE&quot;; [.C676]=[.D676])" office:value-type="boolean" office:boolean-value="true">
            <text:p>TRUE</text:p>
          </table:table-cell>
        </table:table-row>
        <table:table-row table:style-name="ro1">
          <table:table-cell table:formula="of:=[Sheet1.A677]" office:value-type="string" office:string-value="tpp-strips">
            <text:p>tpp-strips</text:p>
          </table:table-cell>
          <table:table-cell table:formula="of:=[Sheet1.B677]" office:value-type="string" office:string-value="p22">
            <text:p>p22</text:p>
          </table:table-cell>
          <table:table-cell table:formula="of:=MAX([Sheet1.C677];[Sheet1.E677])" office:value-type="float" office:value="54">
            <text:p>54</text:p>
          </table:table-cell>
          <table:table-cell table:formula="of:=[Sheet1.G677]" office:value-type="float" office:value="54">
            <text:p>54</text:p>
          </table:table-cell>
          <table:table-cell table:formula="of:=OR([Sheet1.D677]=&quot;TRUE&quot;; [Sheet1.F677]=&quot;TRUE&quot;; [.C677]=[.D677])" office:value-type="boolean" office:boolean-value="true">
            <text:p>TRUE</text:p>
          </table:table-cell>
        </table:table-row>
        <table:table-row table:style-name="ro1">
          <table:table-cell table:formula="of:=[Sheet1.A678]" office:value-type="string" office:string-value="tpp-strips">
            <text:p>tpp-strips</text:p>
          </table:table-cell>
          <table:table-cell table:formula="of:=[Sheet1.B678]" office:value-type="string" office:string-value="p23">
            <text:p>p23</text:p>
          </table:table-cell>
          <table:table-cell table:formula="of:=MAX([Sheet1.C678];[Sheet1.E678])" office:value-type="float" office:value="63">
            <text:p>63</text:p>
          </table:table-cell>
          <table:table-cell table:formula="of:=[Sheet1.G678]" office:value-type="float" office:value="63">
            <text:p>63</text:p>
          </table:table-cell>
          <table:table-cell table:formula="of:=OR([Sheet1.D678]=&quot;TRUE&quot;; [Sheet1.F678]=&quot;TRUE&quot;; [.C678]=[.D678])" office:value-type="boolean" office:boolean-value="true">
            <text:p>TRUE</text:p>
          </table:table-cell>
        </table:table-row>
        <table:table-row table:style-name="ro1">
          <table:table-cell table:formula="of:=[Sheet1.A679]" office:value-type="string" office:string-value="tpp-strips">
            <text:p>tpp-strips</text:p>
          </table:table-cell>
          <table:table-cell table:formula="of:=[Sheet1.B679]" office:value-type="string" office:string-value="p24">
            <text:p>p24</text:p>
          </table:table-cell>
          <table:table-cell table:formula="of:=MAX([Sheet1.C679];[Sheet1.E679])" office:value-type="float" office:value="65">
            <text:p>65</text:p>
          </table:table-cell>
          <table:table-cell table:formula="of:=[Sheet1.G679]" office:value-type="float" office:value="65">
            <text:p>65</text:p>
          </table:table-cell>
          <table:table-cell table:formula="of:=OR([Sheet1.D679]=&quot;TRUE&quot;; [Sheet1.F679]=&quot;TRUE&quot;; [.C679]=[.D679])" office:value-type="boolean" office:boolean-value="true">
            <text:p>TRUE</text:p>
          </table:table-cell>
        </table:table-row>
        <table:table-row table:style-name="ro1">
          <table:table-cell table:formula="of:=[Sheet1.A680]" office:value-type="string" office:string-value="tpp-strips">
            <text:p>tpp-strips</text:p>
          </table:table-cell>
          <table:table-cell table:formula="of:=[Sheet1.B680]" office:value-type="string" office:string-value="p25">
            <text:p>p25</text:p>
          </table:table-cell>
          <table:table-cell table:formula="of:=MAX([Sheet1.C680];[Sheet1.E680])" office:value-type="float" office:value="73">
            <text:p>73</text:p>
          </table:table-cell>
          <table:table-cell table:formula="of:=[Sheet1.G680]" office:value-type="float" office:value="75">
            <text:p>75</text:p>
          </table:table-cell>
          <table:table-cell table:formula="of:=OR([Sheet1.D680]=&quot;TRUE&quot;; [Sheet1.F680]=&quot;TRUE&quot;; [.C680]=[.D680])" office:value-type="boolean" office:boolean-value="false">
            <text:p>FALSE</text:p>
          </table:table-cell>
        </table:table-row>
        <table:table-row table:style-name="ro1">
          <table:table-cell table:formula="of:=[Sheet1.A681]" office:value-type="string" office:string-value="tpp-strips">
            <text:p>tpp-strips</text:p>
          </table:table-cell>
          <table:table-cell table:formula="of:=[Sheet1.B681]" office:value-type="string" office:string-value="p26">
            <text:p>p26</text:p>
          </table:table-cell>
          <table:table-cell table:formula="of:=MAX([Sheet1.C681];[Sheet1.E681])" office:value-type="float" office:value="75">
            <text:p>75</text:p>
          </table:table-cell>
          <table:table-cell table:formula="of:=[Sheet1.G681]" office:value-type="float" office:value="79">
            <text:p>79</text:p>
          </table:table-cell>
          <table:table-cell table:formula="of:=OR([Sheet1.D681]=&quot;TRUE&quot;; [Sheet1.F681]=&quot;TRUE&quot;; [.C681]=[.D681])" office:value-type="boolean" office:boolean-value="false">
            <text:p>FALSE</text:p>
          </table:table-cell>
        </table:table-row>
        <table:table-row table:style-name="ro1">
          <table:table-cell table:formula="of:=[Sheet1.A682]" office:value-type="string" office:string-value="tpp-strips">
            <text:p>tpp-strips</text:p>
          </table:table-cell>
          <table:table-cell table:formula="of:=[Sheet1.B682]" office:value-type="string" office:string-value="p27">
            <text:p>p27</text:p>
          </table:table-cell>
          <table:table-cell table:formula="of:=MAX([Sheet1.C682];[Sheet1.E682])" office:value-type="float" office:value="82">
            <text:p>82</text:p>
          </table:table-cell>
          <table:table-cell table:formula="of:=[Sheet1.G682]" office:value-type="float" office:value="83">
            <text:p>83</text:p>
          </table:table-cell>
          <table:table-cell table:formula="of:=OR([Sheet1.D682]=&quot;TRUE&quot;; [Sheet1.F682]=&quot;TRUE&quot;; [.C682]=[.D682])" office:value-type="boolean" office:boolean-value="false">
            <text:p>FALSE</text:p>
          </table:table-cell>
        </table:table-row>
        <table:table-row table:style-name="ro1">
          <table:table-cell table:formula="of:=[Sheet1.A683]" office:value-type="string" office:string-value="tpp-strips">
            <text:p>tpp-strips</text:p>
          </table:table-cell>
          <table:table-cell table:formula="of:=[Sheet1.B683]" office:value-type="string" office:string-value="p28">
            <text:p>p28</text:p>
          </table:table-cell>
          <table:table-cell table:formula="of:=MAX([Sheet1.C683];[Sheet1.E683])" office:value-type="float" office:value="86">
            <text:p>86</text:p>
          </table:table-cell>
          <table:table-cell table:formula="of:=[Sheet1.G683]" office:value-type="float" office:value="88">
            <text:p>88</text:p>
          </table:table-cell>
          <table:table-cell table:formula="of:=OR([Sheet1.D683]=&quot;TRUE&quot;; [Sheet1.F683]=&quot;TRUE&quot;; [.C683]=[.D683])" office:value-type="boolean" office:boolean-value="false">
            <text:p>FALSE</text:p>
          </table:table-cell>
        </table:table-row>
        <table:table-row table:style-name="ro1">
          <table:table-cell table:formula="of:=[Sheet1.A684]" office:value-type="string" office:string-value="tpp-strips">
            <text:p>tpp-strips</text:p>
          </table:table-cell>
          <table:table-cell table:formula="of:=[Sheet1.B684]" office:value-type="string" office:string-value="p29">
            <text:p>p29</text:p>
          </table:table-cell>
          <table:table-cell table:formula="of:=MAX([Sheet1.C684];[Sheet1.E684])" office:value-type="float" office:value="101">
            <text:p>101</text:p>
          </table:table-cell>
          <table:table-cell table:formula="of:=[Sheet1.G684]" office:value-type="float" office:value="102">
            <text:p>102</text:p>
          </table:table-cell>
          <table:table-cell table:formula="of:=OR([Sheet1.D684]=&quot;TRUE&quot;; [Sheet1.F684]=&quot;TRUE&quot;; [.C684]=[.D684])" office:value-type="boolean" office:boolean-value="false">
            <text:p>FALSE</text:p>
          </table:table-cell>
        </table:table-row>
        <table:table-row table:style-name="ro1">
          <table:table-cell table:formula="of:=[Sheet1.A685]" office:value-type="string" office:string-value="tpp-strips">
            <text:p>tpp-strips</text:p>
          </table:table-cell>
          <table:table-cell table:formula="of:=[Sheet1.B685]" office:value-type="string" office:string-value="p30">
            <text:p>p30</text:p>
          </table:table-cell>
          <table:table-cell table:formula="of:=MAX([Sheet1.C685];[Sheet1.E685])" office:value-type="float" office:value="99">
            <text:p>99</text:p>
          </table:table-cell>
          <table:table-cell table:formula="of:=[Sheet1.G685]" office:value-type="float" office:value="101">
            <text:p>101</text:p>
          </table:table-cell>
          <table:table-cell table:formula="of:=OR([Sheet1.D685]=&quot;TRUE&quot;; [Sheet1.F685]=&quot;TRUE&quot;; [.C685]=[.D685])" office:value-type="boolean" office:boolean-value="false">
            <text:p>FALSE</text:p>
          </table:table-cell>
        </table:table-row>
        <table:table-row table:style-name="ro1">
          <table:table-cell table:formula="of:=[Sheet1.A686]" office:value-type="string" office:string-value="trucks-strips">
            <text:p>trucks-strips</text:p>
          </table:table-cell>
          <table:table-cell table:formula="of:=[Sheet1.B686]" office:value-type="string" office:string-value="p01">
            <text:p>p01</text:p>
          </table:table-cell>
          <table:table-cell table:formula="of:=MAX([Sheet1.C686];[Sheet1.E686])" office:value-type="float" office:value="11">
            <text:p>11</text:p>
          </table:table-cell>
          <table:table-cell table:formula="of:=[Sheet1.G686]" office:value-type="float" office:value="11">
            <text:p>11</text:p>
          </table:table-cell>
          <table:table-cell table:formula="of:=OR([Sheet1.D686]=&quot;TRUE&quot;; [Sheet1.F686]=&quot;TRUE&quot;; [.C686]=[.D686])" office:value-type="boolean" office:boolean-value="true">
            <text:p>TRUE</text:p>
          </table:table-cell>
        </table:table-row>
        <table:table-row table:style-name="ro1">
          <table:table-cell table:formula="of:=[Sheet1.A687]" office:value-type="string" office:string-value="trucks-strips">
            <text:p>trucks-strips</text:p>
          </table:table-cell>
          <table:table-cell table:formula="of:=[Sheet1.B687]" office:value-type="string" office:string-value="p02">
            <text:p>p02</text:p>
          </table:table-cell>
          <table:table-cell table:formula="of:=MAX([Sheet1.C687];[Sheet1.E687])" office:value-type="float" office:value="14">
            <text:p>14</text:p>
          </table:table-cell>
          <table:table-cell table:formula="of:=[Sheet1.G687]" office:value-type="float" office:value="14">
            <text:p>14</text:p>
          </table:table-cell>
          <table:table-cell table:formula="of:=OR([Sheet1.D687]=&quot;TRUE&quot;; [Sheet1.F687]=&quot;TRUE&quot;; [.C687]=[.D687])" office:value-type="boolean" office:boolean-value="true">
            <text:p>TRUE</text:p>
          </table:table-cell>
        </table:table-row>
        <table:table-row table:style-name="ro1">
          <table:table-cell table:formula="of:=[Sheet1.A688]" office:value-type="string" office:string-value="trucks-strips">
            <text:p>trucks-strips</text:p>
          </table:table-cell>
          <table:table-cell table:formula="of:=[Sheet1.B688]" office:value-type="string" office:string-value="p03">
            <text:p>p03</text:p>
          </table:table-cell>
          <table:table-cell table:formula="of:=MAX([Sheet1.C688];[Sheet1.E688])" office:value-type="float" office:value="17">
            <text:p>17</text:p>
          </table:table-cell>
          <table:table-cell table:formula="of:=[Sheet1.G688]" office:value-type="float" office:value="17">
            <text:p>17</text:p>
          </table:table-cell>
          <table:table-cell table:formula="of:=OR([Sheet1.D688]=&quot;TRUE&quot;; [Sheet1.F688]=&quot;TRUE&quot;; [.C688]=[.D688])" office:value-type="boolean" office:boolean-value="true">
            <text:p>TRUE</text:p>
          </table:table-cell>
        </table:table-row>
        <table:table-row table:style-name="ro1">
          <table:table-cell table:formula="of:=[Sheet1.A689]" office:value-type="string" office:string-value="trucks-strips">
            <text:p>trucks-strips</text:p>
          </table:table-cell>
          <table:table-cell table:formula="of:=[Sheet1.B689]" office:value-type="string" office:string-value="p04">
            <text:p>p04</text:p>
          </table:table-cell>
          <table:table-cell table:formula="of:=MAX([Sheet1.C689];[Sheet1.E689])" office:value-type="float" office:value="20">
            <text:p>20</text:p>
          </table:table-cell>
          <table:table-cell table:formula="of:=[Sheet1.G689]" office:value-type="float" office:value="20">
            <text:p>20</text:p>
          </table:table-cell>
          <table:table-cell table:formula="of:=OR([Sheet1.D689]=&quot;TRUE&quot;; [Sheet1.F689]=&quot;TRUE&quot;; [.C689]=[.D689])" office:value-type="boolean" office:boolean-value="true">
            <text:p>TRUE</text:p>
          </table:table-cell>
        </table:table-row>
        <table:table-row table:style-name="ro1">
          <table:table-cell table:formula="of:=[Sheet1.A690]" office:value-type="string" office:string-value="trucks-strips">
            <text:p>trucks-strips</text:p>
          </table:table-cell>
          <table:table-cell table:formula="of:=[Sheet1.B690]" office:value-type="string" office:string-value="p05">
            <text:p>p05</text:p>
          </table:table-cell>
          <table:table-cell table:formula="of:=MAX([Sheet1.C690];[Sheet1.E690])" office:value-type="float" office:value="23">
            <text:p>23</text:p>
          </table:table-cell>
          <table:table-cell table:formula="of:=[Sheet1.G690]" office:value-type="float" office:value="23">
            <text:p>23</text:p>
          </table:table-cell>
          <table:table-cell table:formula="of:=OR([Sheet1.D690]=&quot;TRUE&quot;; [Sheet1.F690]=&quot;TRUE&quot;; [.C690]=[.D690])" office:value-type="boolean" office:boolean-value="true">
            <text:p>TRUE</text:p>
          </table:table-cell>
        </table:table-row>
        <table:table-row table:style-name="ro1">
          <table:table-cell table:formula="of:=[Sheet1.A691]" office:value-type="string" office:string-value="trucks-strips">
            <text:p>trucks-strips</text:p>
          </table:table-cell>
          <table:table-cell table:formula="of:=[Sheet1.B691]" office:value-type="string" office:string-value="p06">
            <text:p>p06</text:p>
          </table:table-cell>
          <table:table-cell table:formula="of:=MAX([Sheet1.C691];[Sheet1.E691])" office:value-type="float" office:value="26">
            <text:p>26</text:p>
          </table:table-cell>
          <table:table-cell table:formula="of:=[Sheet1.G691]" office:value-type="float" office:value="26">
            <text:p>26</text:p>
          </table:table-cell>
          <table:table-cell table:formula="of:=OR([Sheet1.D691]=&quot;TRUE&quot;; [Sheet1.F691]=&quot;TRUE&quot;; [.C691]=[.D691])" office:value-type="boolean" office:boolean-value="true">
            <text:p>TRUE</text:p>
          </table:table-cell>
        </table:table-row>
        <table:table-row table:style-name="ro1">
          <table:table-cell table:formula="of:=[Sheet1.A692]" office:value-type="string" office:string-value="trucks-strips">
            <text:p>trucks-strips</text:p>
          </table:table-cell>
          <table:table-cell table:formula="of:=[Sheet1.B692]" office:value-type="string" office:string-value="p07">
            <text:p>p07</text:p>
          </table:table-cell>
          <table:table-cell table:formula="of:=MAX([Sheet1.C692];[Sheet1.E692])" office:value-type="float" office:value="20">
            <text:p>20</text:p>
          </table:table-cell>
          <table:table-cell table:formula="of:=[Sheet1.G692]" office:value-type="float" office:value="20">
            <text:p>20</text:p>
          </table:table-cell>
          <table:table-cell table:formula="of:=OR([Sheet1.D692]=&quot;TRUE&quot;; [Sheet1.F692]=&quot;TRUE&quot;; [.C692]=[.D692])" office:value-type="boolean" office:boolean-value="true">
            <text:p>TRUE</text:p>
          </table:table-cell>
        </table:table-row>
        <table:table-row table:style-name="ro1">
          <table:table-cell table:formula="of:=[Sheet1.A693]" office:value-type="string" office:string-value="trucks-strips">
            <text:p>trucks-strips</text:p>
          </table:table-cell>
          <table:table-cell table:formula="of:=[Sheet1.B693]" office:value-type="string" office:string-value="p08">
            <text:p>p08</text:p>
          </table:table-cell>
          <table:table-cell table:formula="of:=MAX([Sheet1.C693];[Sheet1.E693])" office:value-type="float" office:value="24">
            <text:p>24</text:p>
          </table:table-cell>
          <table:table-cell table:formula="of:=[Sheet1.G693]" office:value-type="float" office:value="24">
            <text:p>24</text:p>
          </table:table-cell>
          <table:table-cell table:formula="of:=OR([Sheet1.D693]=&quot;TRUE&quot;; [Sheet1.F693]=&quot;TRUE&quot;; [.C693]=[.D693])" office:value-type="boolean" office:boolean-value="true">
            <text:p>TRUE</text:p>
          </table:table-cell>
        </table:table-row>
        <table:table-row table:style-name="ro1">
          <table:table-cell table:formula="of:=[Sheet1.A694]" office:value-type="string" office:string-value="trucks-strips">
            <text:p>trucks-strips</text:p>
          </table:table-cell>
          <table:table-cell table:formula="of:=[Sheet1.B694]" office:value-type="string" office:string-value="p09">
            <text:p>p09</text:p>
          </table:table-cell>
          <table:table-cell table:formula="of:=MAX([Sheet1.C694];[Sheet1.E694])" office:value-type="float" office:value="26">
            <text:p>26</text:p>
          </table:table-cell>
          <table:table-cell table:formula="of:=[Sheet1.G694]" office:value-type="float" office:value="26">
            <text:p>26</text:p>
          </table:table-cell>
          <table:table-cell table:formula="of:=OR([Sheet1.D694]=&quot;TRUE&quot;; [Sheet1.F694]=&quot;TRUE&quot;; [.C694]=[.D694])" office:value-type="boolean" office:boolean-value="true">
            <text:p>TRUE</text:p>
          </table:table-cell>
        </table:table-row>
        <table:table-row table:style-name="ro1">
          <table:table-cell table:formula="of:=[Sheet1.A695]" office:value-type="string" office:string-value="trucks-strips">
            <text:p>trucks-strips</text:p>
          </table:table-cell>
          <table:table-cell table:formula="of:=[Sheet1.B695]" office:value-type="string" office:string-value="p10">
            <text:p>p10</text:p>
          </table:table-cell>
          <table:table-cell table:formula="of:=MAX([Sheet1.C695];[Sheet1.E695])" office:value-type="float" office:value="30">
            <text:p>30</text:p>
          </table:table-cell>
          <table:table-cell table:formula="of:=[Sheet1.G695]" office:value-type="float" office:value="30">
            <text:p>30</text:p>
          </table:table-cell>
          <table:table-cell table:formula="of:=OR([Sheet1.D695]=&quot;TRUE&quot;; [Sheet1.F695]=&quot;TRUE&quot;; [.C695]=[.D695])" office:value-type="boolean" office:boolean-value="true">
            <text:p>TRUE</text:p>
          </table:table-cell>
        </table:table-row>
        <table:table-row table:style-name="ro1">
          <table:table-cell table:formula="of:=[Sheet1.A696]" office:value-type="string" office:string-value="trucks-strips">
            <text:p>trucks-strips</text:p>
          </table:table-cell>
          <table:table-cell table:formula="of:=[Sheet1.B696]" office:value-type="string" office:string-value="p11">
            <text:p>p11</text:p>
          </table:table-cell>
          <table:table-cell table:formula="of:=MAX([Sheet1.C696];[Sheet1.E696])" office:value-type="float" office:value="33">
            <text:p>33</text:p>
          </table:table-cell>
          <table:table-cell table:formula="of:=[Sheet1.G696]" office:value-type="float" office:value="33">
            <text:p>33</text:p>
          </table:table-cell>
          <table:table-cell table:formula="of:=OR([Sheet1.D696]=&quot;TRUE&quot;; [Sheet1.F696]=&quot;TRUE&quot;; [.C696]=[.D696])" office:value-type="boolean" office:boolean-value="true">
            <text:p>TRUE</text:p>
          </table:table-cell>
        </table:table-row>
        <table:table-row table:style-name="ro1">
          <table:table-cell table:formula="of:=[Sheet1.A697]" office:value-type="string" office:string-value="trucks-strips">
            <text:p>trucks-strips</text:p>
          </table:table-cell>
          <table:table-cell table:formula="of:=[Sheet1.B697]" office:value-type="string" office:string-value="p12">
            <text:p>p12</text:p>
          </table:table-cell>
          <table:table-cell table:formula="of:=MAX([Sheet1.C697];[Sheet1.E697])" office:value-type="float" office:value="36">
            <text:p>36</text:p>
          </table:table-cell>
          <table:table-cell table:formula="of:=[Sheet1.G697]" office:value-type="float" office:value="36">
            <text:p>36</text:p>
          </table:table-cell>
          <table:table-cell table:formula="of:=OR([Sheet1.D697]=&quot;TRUE&quot;; [Sheet1.F697]=&quot;TRUE&quot;; [.C697]=[.D697])" office:value-type="boolean" office:boolean-value="true">
            <text:p>TRUE</text:p>
          </table:table-cell>
        </table:table-row>
        <table:table-row table:style-name="ro1">
          <table:table-cell table:formula="of:=[Sheet1.A698]" office:value-type="string" office:string-value="trucks-strips">
            <text:p>trucks-strips</text:p>
          </table:table-cell>
          <table:table-cell table:formula="of:=[Sheet1.B698]" office:value-type="string" office:string-value="p13">
            <text:p>p13</text:p>
          </table:table-cell>
          <table:table-cell table:formula="of:=MAX([Sheet1.C698];[Sheet1.E698])" office:value-type="float" office:value="30">
            <text:p>30</text:p>
          </table:table-cell>
          <table:table-cell table:formula="of:=[Sheet1.G698]" office:value-type="float" office:value="30">
            <text:p>30</text:p>
          </table:table-cell>
          <table:table-cell table:formula="of:=OR([Sheet1.D698]=&quot;TRUE&quot;; [Sheet1.F698]=&quot;TRUE&quot;; [.C698]=[.D698])" office:value-type="boolean" office:boolean-value="true">
            <text:p>TRUE</text:p>
          </table:table-cell>
        </table:table-row>
        <table:table-row table:style-name="ro1">
          <table:table-cell table:formula="of:=[Sheet1.A699]" office:value-type="string" office:string-value="trucks-strips">
            <text:p>trucks-strips</text:p>
          </table:table-cell>
          <table:table-cell table:formula="of:=[Sheet1.B699]" office:value-type="string" office:string-value="p14">
            <text:p>p14</text:p>
          </table:table-cell>
          <table:table-cell table:formula="of:=MAX([Sheet1.C699];[Sheet1.E699])" office:value-type="float" office:value="34">
            <text:p>34</text:p>
          </table:table-cell>
          <table:table-cell table:formula="of:=[Sheet1.G699]" office:value-type="float" office:value="34">
            <text:p>34</text:p>
          </table:table-cell>
          <table:table-cell table:formula="of:=OR([Sheet1.D699]=&quot;TRUE&quot;; [Sheet1.F699]=&quot;TRUE&quot;; [.C699]=[.D699])" office:value-type="boolean" office:boolean-value="true">
            <text:p>TRUE</text:p>
          </table:table-cell>
        </table:table-row>
        <table:table-row table:style-name="ro1">
          <table:table-cell table:formula="of:=[Sheet1.A700]" office:value-type="string" office:string-value="trucks-strips">
            <text:p>trucks-strips</text:p>
          </table:table-cell>
          <table:table-cell table:formula="of:=[Sheet1.B700]" office:value-type="string" office:string-value="p15">
            <text:p>p15</text:p>
          </table:table-cell>
          <table:table-cell table:formula="of:=MAX([Sheet1.C700];[Sheet1.E700])" office:value-type="float" office:value="37">
            <text:p>37</text:p>
          </table:table-cell>
          <table:table-cell table:formula="of:=[Sheet1.G700]" office:value-type="float" office:value="37">
            <text:p>37</text:p>
          </table:table-cell>
          <table:table-cell table:formula="of:=OR([Sheet1.D700]=&quot;TRUE&quot;; [Sheet1.F700]=&quot;TRUE&quot;; [.C700]=[.D700])" office:value-type="boolean" office:boolean-value="true">
            <text:p>TRUE</text:p>
          </table:table-cell>
        </table:table-row>
        <table:table-row table:style-name="ro1">
          <table:table-cell table:formula="of:=[Sheet1.A701]" office:value-type="string" office:string-value="trucks-strips">
            <text:p>trucks-strips</text:p>
          </table:table-cell>
          <table:table-cell table:formula="of:=[Sheet1.B701]" office:value-type="string" office:string-value="p16">
            <text:p>p16</text:p>
          </table:table-cell>
          <table:table-cell table:formula="of:=MAX([Sheet1.C701];[Sheet1.E701])" office:value-type="float" office:value="40">
            <text:p>40</text:p>
          </table:table-cell>
          <table:table-cell table:formula="of:=[Sheet1.G701]" office:value-type="float" office:value="40">
            <text:p>40</text:p>
          </table:table-cell>
          <table:table-cell table:formula="of:=OR([Sheet1.D701]=&quot;TRUE&quot;; [Sheet1.F701]=&quot;TRUE&quot;; [.C701]=[.D701])" office:value-type="boolean" office:boolean-value="true">
            <text:p>TRUE</text:p>
          </table:table-cell>
        </table:table-row>
        <table:table-row table:style-name="ro1">
          <table:table-cell table:formula="of:=[Sheet1.A702]" office:value-type="string" office:string-value="trucks-strips">
            <text:p>trucks-strips</text:p>
          </table:table-cell>
          <table:table-cell table:formula="of:=[Sheet1.B702]" office:value-type="string" office:string-value="p17">
            <text:p>p17</text:p>
          </table:table-cell>
          <table:table-cell table:formula="of:=MAX([Sheet1.C702];[Sheet1.E702])" office:value-type="float" office:value="43">
            <text:p>43</text:p>
          </table:table-cell>
          <table:table-cell table:formula="of:=[Sheet1.G702]" office:value-type="float" office:value="43">
            <text:p>43</text:p>
          </table:table-cell>
          <table:table-cell table:formula="of:=OR([Sheet1.D702]=&quot;TRUE&quot;; [Sheet1.F702]=&quot;TRUE&quot;; [.C702]=[.D702])" office:value-type="boolean" office:boolean-value="true">
            <text:p>TRUE</text:p>
          </table:table-cell>
        </table:table-row>
        <table:table-row table:style-name="ro1">
          <table:table-cell table:formula="of:=[Sheet1.A703]" office:value-type="string" office:string-value="trucks-strips">
            <text:p>trucks-strips</text:p>
          </table:table-cell>
          <table:table-cell table:formula="of:=[Sheet1.B703]" office:value-type="string" office:string-value="p18">
            <text:p>p18</text:p>
          </table:table-cell>
          <table:table-cell table:formula="of:=MAX([Sheet1.C703];[Sheet1.E703])" office:value-type="float" office:value="46">
            <text:p>46</text:p>
          </table:table-cell>
          <table:table-cell table:formula="of:=[Sheet1.G703]" office:value-type="float" office:value="46">
            <text:p>46</text:p>
          </table:table-cell>
          <table:table-cell table:formula="of:=OR([Sheet1.D703]=&quot;TRUE&quot;; [Sheet1.F703]=&quot;TRUE&quot;; [.C703]=[.D703])" office:value-type="boolean" office:boolean-value="true">
            <text:p>TRUE</text:p>
          </table:table-cell>
        </table:table-row>
        <table:table-row table:style-name="ro1">
          <table:table-cell table:formula="of:=[Sheet1.A704]" office:value-type="string" office:string-value="trucks-strips">
            <text:p>trucks-strips</text:p>
          </table:table-cell>
          <table:table-cell table:formula="of:=[Sheet1.B704]" office:value-type="string" office:string-value="p19">
            <text:p>p19</text:p>
          </table:table-cell>
          <table:table-cell table:formula="of:=MAX([Sheet1.C704];[Sheet1.E704])" office:value-type="float" office:value="41">
            <text:p>41</text:p>
          </table:table-cell>
          <table:table-cell table:formula="of:=[Sheet1.G704]" office:value-type="float" office:value="41">
            <text:p>41</text:p>
          </table:table-cell>
          <table:table-cell table:formula="of:=OR([Sheet1.D704]=&quot;TRUE&quot;; [Sheet1.F704]=&quot;TRUE&quot;; [.C704]=[.D704])" office:value-type="boolean" office:boolean-value="true">
            <text:p>TRUE</text:p>
          </table:table-cell>
        </table:table-row>
        <table:table-row table:style-name="ro1">
          <table:table-cell table:formula="of:=[Sheet1.A705]" office:value-type="string" office:string-value="trucks-strips">
            <text:p>trucks-strips</text:p>
          </table:table-cell>
          <table:table-cell table:formula="of:=[Sheet1.B705]" office:value-type="string" office:string-value="p20">
            <text:p>p20</text:p>
          </table:table-cell>
          <table:table-cell table:formula="of:=MAX([Sheet1.C705];[Sheet1.E705])" office:value-type="float" office:value="44">
            <text:p>44</text:p>
          </table:table-cell>
          <table:table-cell table:formula="of:=[Sheet1.G705]" office:value-type="float" office:value="44">
            <text:p>44</text:p>
          </table:table-cell>
          <table:table-cell table:formula="of:=OR([Sheet1.D705]=&quot;TRUE&quot;; [Sheet1.F705]=&quot;TRUE&quot;; [.C705]=[.D705])" office:value-type="boolean" office:boolean-value="true">
            <text:p>TRUE</text:p>
          </table:table-cell>
        </table:table-row>
        <table:table-row table:style-name="ro1">
          <table:table-cell table:formula="of:=[Sheet1.A706]" office:value-type="string" office:string-value="trucks-strips">
            <text:p>trucks-strips</text:p>
          </table:table-cell>
          <table:table-cell table:formula="of:=[Sheet1.B706]" office:value-type="string" office:string-value="p21">
            <text:p>p21</text:p>
          </table:table-cell>
          <table:table-cell table:formula="of:=MAX([Sheet1.C706];[Sheet1.E706])" office:value-type="float" office:value="47">
            <text:p>47</text:p>
          </table:table-cell>
          <table:table-cell table:formula="of:=[Sheet1.G706]" office:value-type="float" office:value="47">
            <text:p>47</text:p>
          </table:table-cell>
          <table:table-cell table:formula="of:=OR([Sheet1.D706]=&quot;TRUE&quot;; [Sheet1.F706]=&quot;TRUE&quot;; [.C706]=[.D706])" office:value-type="boolean" office:boolean-value="true">
            <text:p>TRUE</text:p>
          </table:table-cell>
        </table:table-row>
        <table:table-row table:style-name="ro1">
          <table:table-cell table:formula="of:=[Sheet1.A707]" office:value-type="string" office:string-value="trucks-strips">
            <text:p>trucks-strips</text:p>
          </table:table-cell>
          <table:table-cell table:formula="of:=[Sheet1.B707]" office:value-type="string" office:string-value="p22">
            <text:p>p22</text:p>
          </table:table-cell>
          <table:table-cell table:formula="of:=MAX([Sheet1.C707];[Sheet1.E707])" office:value-type="float" office:value="50">
            <text:p>50</text:p>
          </table:table-cell>
          <table:table-cell table:formula="of:=[Sheet1.G707]" office:value-type="float" office:value="50">
            <text:p>50</text:p>
          </table:table-cell>
          <table:table-cell table:formula="of:=OR([Sheet1.D707]=&quot;TRUE&quot;; [Sheet1.F707]=&quot;TRUE&quot;; [.C707]=[.D707])" office:value-type="boolean" office:boolean-value="true">
            <text:p>TRUE</text:p>
          </table:table-cell>
        </table:table-row>
        <table:table-row table:style-name="ro1">
          <table:table-cell table:formula="of:=[Sheet1.A708]" office:value-type="string" office:string-value="trucks-strips">
            <text:p>trucks-strips</text:p>
          </table:table-cell>
          <table:table-cell table:formula="of:=[Sheet1.B708]" office:value-type="string" office:string-value="p23">
            <text:p>p23</text:p>
          </table:table-cell>
          <table:table-cell table:formula="of:=MAX([Sheet1.C708];[Sheet1.E708])" office:value-type="float" office:value="53">
            <text:p>53</text:p>
          </table:table-cell>
          <table:table-cell table:formula="of:=[Sheet1.G708]" office:value-type="float" office:value="53">
            <text:p>53</text:p>
          </table:table-cell>
          <table:table-cell table:formula="of:=OR([Sheet1.D708]=&quot;TRUE&quot;; [Sheet1.F708]=&quot;TRUE&quot;; [.C708]=[.D708])" office:value-type="boolean" office:boolean-value="true">
            <text:p>TRUE</text:p>
          </table:table-cell>
        </table:table-row>
        <table:table-row table:style-name="ro1">
          <table:table-cell table:formula="of:=[Sheet1.A709]" office:value-type="string" office:string-value="trucks-strips">
            <text:p>trucks-strips</text:p>
          </table:table-cell>
          <table:table-cell table:formula="of:=[Sheet1.B709]" office:value-type="string" office:string-value="p24">
            <text:p>p24</text:p>
          </table:table-cell>
          <table:table-cell table:formula="of:=MAX([Sheet1.C709];[Sheet1.E709])" office:value-type="float" office:value="56">
            <text:p>56</text:p>
          </table:table-cell>
          <table:table-cell table:formula="of:=[Sheet1.G709]" office:value-type="float" office:value="56">
            <text:p>56</text:p>
          </table:table-cell>
          <table:table-cell table:formula="of:=OR([Sheet1.D709]=&quot;TRUE&quot;; [Sheet1.F709]=&quot;TRUE&quot;; [.C709]=[.D709])" office:value-type="boolean" office:boolean-value="true">
            <text:p>TRUE</text:p>
          </table:table-cell>
        </table:table-row>
        <table:table-row table:style-name="ro1">
          <table:table-cell table:formula="of:=[Sheet1.A710]" office:value-type="string" office:string-value="trucks-strips">
            <text:p>trucks-strips</text:p>
          </table:table-cell>
          <table:table-cell table:formula="of:=[Sheet1.B710]" office:value-type="string" office:string-value="p25">
            <text:p>p25</text:p>
          </table:table-cell>
          <table:table-cell table:formula="of:=MAX([Sheet1.C710];[Sheet1.E710])" office:value-type="float" office:value="50">
            <text:p>50</text:p>
          </table:table-cell>
          <table:table-cell table:formula="of:=[Sheet1.G710]" office:value-type="float" office:value="50">
            <text:p>50</text:p>
          </table:table-cell>
          <table:table-cell table:formula="of:=OR([Sheet1.D710]=&quot;TRUE&quot;; [Sheet1.F710]=&quot;TRUE&quot;; [.C710]=[.D710])" office:value-type="boolean" office:boolean-value="true">
            <text:p>TRUE</text:p>
          </table:table-cell>
        </table:table-row>
        <table:table-row table:style-name="ro1">
          <table:table-cell table:formula="of:=[Sheet1.A711]" office:value-type="string" office:string-value="trucks-strips">
            <text:p>trucks-strips</text:p>
          </table:table-cell>
          <table:table-cell table:formula="of:=[Sheet1.B711]" office:value-type="string" office:string-value="p26">
            <text:p>p26</text:p>
          </table:table-cell>
          <table:table-cell table:formula="of:=MAX([Sheet1.C711];[Sheet1.E711])" office:value-type="float" office:value="54">
            <text:p>54</text:p>
          </table:table-cell>
          <table:table-cell table:formula="of:=[Sheet1.G711]" office:value-type="float" office:value="54">
            <text:p>54</text:p>
          </table:table-cell>
          <table:table-cell table:formula="of:=OR([Sheet1.D711]=&quot;TRUE&quot;; [Sheet1.F711]=&quot;TRUE&quot;; [.C711]=[.D711])" office:value-type="boolean" office:boolean-value="true">
            <text:p>TRUE</text:p>
          </table:table-cell>
        </table:table-row>
        <table:table-row table:style-name="ro1">
          <table:table-cell table:formula="of:=[Sheet1.A712]" office:value-type="string" office:string-value="trucks-strips">
            <text:p>trucks-strips</text:p>
          </table:table-cell>
          <table:table-cell table:formula="of:=[Sheet1.B712]" office:value-type="string" office:string-value="p27">
            <text:p>p27</text:p>
          </table:table-cell>
          <table:table-cell table:formula="of:=MAX([Sheet1.C712];[Sheet1.E712])" office:value-type="float" office:value="57">
            <text:p>57</text:p>
          </table:table-cell>
          <table:table-cell table:formula="of:=[Sheet1.G712]" office:value-type="float" office:value="57">
            <text:p>57</text:p>
          </table:table-cell>
          <table:table-cell table:formula="of:=OR([Sheet1.D712]=&quot;TRUE&quot;; [Sheet1.F712]=&quot;TRUE&quot;; [.C712]=[.D712])" office:value-type="boolean" office:boolean-value="true">
            <text:p>TRUE</text:p>
          </table:table-cell>
        </table:table-row>
        <table:table-row table:style-name="ro1">
          <table:table-cell table:formula="of:=[Sheet1.A713]" office:value-type="string" office:string-value="trucks-strips">
            <text:p>trucks-strips</text:p>
          </table:table-cell>
          <table:table-cell table:formula="of:=[Sheet1.B713]" office:value-type="string" office:string-value="p28">
            <text:p>p28</text:p>
          </table:table-cell>
          <table:table-cell table:formula="of:=MAX([Sheet1.C713];[Sheet1.E713])" office:value-type="float" office:value="60">
            <text:p>60</text:p>
          </table:table-cell>
          <table:table-cell table:formula="of:=[Sheet1.G713]" office:value-type="float" office:value="60">
            <text:p>60</text:p>
          </table:table-cell>
          <table:table-cell table:formula="of:=OR([Sheet1.D713]=&quot;TRUE&quot;; [Sheet1.F713]=&quot;TRUE&quot;; [.C713]=[.D713])" office:value-type="boolean" office:boolean-value="true">
            <text:p>TRUE</text:p>
          </table:table-cell>
        </table:table-row>
        <table:table-row table:style-name="ro1">
          <table:table-cell table:formula="of:=[Sheet1.A714]" office:value-type="string" office:string-value="trucks-strips">
            <text:p>trucks-strips</text:p>
          </table:table-cell>
          <table:table-cell table:formula="of:=[Sheet1.B714]" office:value-type="string" office:string-value="p29">
            <text:p>p29</text:p>
          </table:table-cell>
          <table:table-cell table:formula="of:=MAX([Sheet1.C714];[Sheet1.E714])" office:value-type="float" office:value="63">
            <text:p>63</text:p>
          </table:table-cell>
          <table:table-cell table:formula="of:=[Sheet1.G714]" office:value-type="float" office:value="63">
            <text:p>63</text:p>
          </table:table-cell>
          <table:table-cell table:formula="of:=OR([Sheet1.D714]=&quot;TRUE&quot;; [Sheet1.F714]=&quot;TRUE&quot;; [.C714]=[.D714])" office:value-type="boolean" office:boolean-value="true">
            <text:p>TRUE</text:p>
          </table:table-cell>
        </table:table-row>
        <table:table-row table:style-name="ro1">
          <table:table-cell table:formula="of:=[Sheet1.A715]" office:value-type="string" office:string-value="trucks-strips">
            <text:p>trucks-strips</text:p>
          </table:table-cell>
          <table:table-cell table:formula="of:=[Sheet1.B715]" office:value-type="string" office:string-value="p30">
            <text:p>p30</text:p>
          </table:table-cell>
          <table:table-cell table:formula="of:=MAX([Sheet1.C715];[Sheet1.E715])" office:value-type="float" office:value="66">
            <text:p>66</text:p>
          </table:table-cell>
          <table:table-cell table:formula="of:=[Sheet1.G715]" office:value-type="float" office:value="66">
            <text:p>66</text:p>
          </table:table-cell>
          <table:table-cell table:formula="of:=OR([Sheet1.D715]=&quot;TRUE&quot;; [Sheet1.F715]=&quot;TRUE&quot;; [.C715]=[.D715])" office:value-type="boolean" office:boolean-value="true">
            <text:p>TRUE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7" table:number-columns-repeated="13" table:default-cell-style-name="Default"/>
        <table:table-row table:style-name="ro1">
          <table:table-cell office:value-type="string">
            <text:p>domain</text:p>
          </table:table-cell>
          <table:table-cell office:value-type="string">
            <text:p>problem</text:p>
          </table:table-cell>
          <table:table-cell office:value-type="string">
            <text:p>plb</text:p>
          </table:table-cell>
          <table:table-cell office:value-type="string">
            <text:p>flb (28b)</text:p>
          </table:table-cell>
          <table:table-cell/>
          <table:table-cell office:value-type="string">
            <text:p>same</text:p>
          </table:table-cell>
          <table:table-cell office:value-type="string">
            <text:p>patrik</text:p>
          </table:table-cell>
          <table:table-cell office:value-type="string">
            <text:p>flo</text:p>
          </table:table-cell>
          <table:table-cell table:number-columns-repeated="4"/>
          <table:table-cell office:value-type="string">
            <text:p>flo</text:p>
          </table:table-cell>
          <table:table-cell office:value-type="string">
            <text:p>patrik</text:p>
          </table:table-cell>
          <table:table-cell office:value-type="string">
            <text:p>same</text:p>
          </table:table-cell>
        </table:table-row>
        <table:table-row table:style-name="ro1">
          <table:table-cell table:formula="of:=[Sheet1.A2]" office:value-type="string" office:string-value="blocks4">
            <text:p>blocks4</text:p>
          </table:table-cell>
          <table:table-cell table:formula="of:=[Sheet1.B2]" office:value-type="string" office:string-value="blocks-10-0">
            <text:p>blocks-10-0</text:p>
          </table:table-cell>
          <table:table-cell table:formula="of:=[Sheet1.C2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2]=[.D2];1;0)" office:value-type="float" office:value="1">
            <text:p>1</text:p>
          </table:table-cell>
          <table:table-cell table:formula="of:=IF([.C2]&gt;[.D2];1;0)" office:value-type="float" office:value="0">
            <text:p>0</text:p>
          </table:table-cell>
          <table:table-cell table:formula="of:=IF([.C2]&lt;[.D2];1;0)" office:value-type="float" office:value="0">
            <text:p>0</text:p>
          </table:table-cell>
          <table:table-cell table:number-columns-repeated="2"/>
          <table:table-cell table:formula="of:=[.A2]" office:value-type="string" office:string-value="blocks4">
            <text:p>blocks4</text:p>
          </table:table-cell>
          <table:table-cell table:formula="of:=SUM([.M2:.O2])" office:value-type="float" office:value="35">
            <text:p>35</text:p>
          </table:table-cell>
          <table:table-cell table:formula="of:=SUM([.H2:.H36])" office:value-type="float" office:value="0">
            <text:p>0</text:p>
          </table:table-cell>
          <table:table-cell table:formula="of:=SUM([.G2:.G36])" office:value-type="float" office:value="0">
            <text:p>0</text:p>
          </table:table-cell>
          <table:table-cell table:formula="of:=SUM([.F2:.F36])" office:value-type="float" office:value="35">
            <text:p>35</text:p>
          </table:table-cell>
        </table:table-row>
        <table:table-row table:style-name="ro1">
          <table:table-cell table:formula="of:=[Sheet1.A3]" office:value-type="string" office:string-value="blocks4">
            <text:p>blocks4</text:p>
          </table:table-cell>
          <table:table-cell table:formula="of:=[Sheet1.B3]" office:value-type="string" office:string-value="blocks-10-1">
            <text:p>blocks-10-1</text:p>
          </table:table-cell>
          <table:table-cell table:formula="of:=[Sheet1.C3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3]=[.D3];1;0)" office:value-type="float" office:value="1">
            <text:p>1</text:p>
          </table:table-cell>
          <table:table-cell table:formula="of:=IF([.C3]&gt;[.D3];1;0)" office:value-type="float" office:value="0">
            <text:p>0</text:p>
          </table:table-cell>
          <table:table-cell table:formula="of:=IF([.C3]&lt;[.D3];1;0)" office:value-type="float" office:value="0">
            <text:p>0</text:p>
          </table:table-cell>
          <table:table-cell table:number-columns-repeated="2"/>
          <table:table-cell table:formula="of:=[.A37]" office:value-type="string" office:string-value="depots-strips">
            <text:p>depots-strips</text:p>
          </table:table-cell>
          <table:table-cell table:formula="of:=SUM([.M3:.O3])" office:value-type="float" office:value="22">
            <text:p>22</text:p>
          </table:table-cell>
          <table:table-cell table:formula="of:=SUM([.H37:.H58])" office:value-type="float" office:value="1">
            <text:p>1</text:p>
          </table:table-cell>
          <table:table-cell table:formula="of:=SUM([.G37:.G58])" office:value-type="float" office:value="6">
            <text:p>6</text:p>
          </table:table-cell>
          <table:table-cell table:formula="of:=SUM([.F37:.F58])" office:value-type="float" office:value="15">
            <text:p>15</text:p>
          </table:table-cell>
        </table:table-row>
        <table:table-row table:style-name="ro1">
          <table:table-cell table:formula="of:=[Sheet1.A4]" office:value-type="string" office:string-value="blocks4">
            <text:p>blocks4</text:p>
          </table:table-cell>
          <table:table-cell table:formula="of:=[Sheet1.B4]" office:value-type="string" office:string-value="blocks-10-2">
            <text:p>blocks-10-2</text:p>
          </table:table-cell>
          <table:table-cell table:formula="of:=[Sheet1.C4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4]=[.D4];1;0)" office:value-type="float" office:value="1">
            <text:p>1</text:p>
          </table:table-cell>
          <table:table-cell table:formula="of:=IF([.C4]&gt;[.D4];1;0)" office:value-type="float" office:value="0">
            <text:p>0</text:p>
          </table:table-cell>
          <table:table-cell table:formula="of:=IF([.C4]&lt;[.D4];1;0)" office:value-type="float" office:value="0">
            <text:p>0</text:p>
          </table:table-cell>
          <table:table-cell table:number-columns-repeated="2"/>
          <table:table-cell table:formula="of:=[.A59]" office:value-type="string" office:string-value="driverlog-strips">
            <text:p>driverlog-strips</text:p>
          </table:table-cell>
          <table:table-cell table:formula="of:=SUM([.M4:.O4])" office:value-type="float" office:value="20">
            <text:p>20</text:p>
          </table:table-cell>
          <table:table-cell table:formula="of:=SUM([.H59:.H78])" office:value-type="float" office:value="4">
            <text:p>4</text:p>
          </table:table-cell>
          <table:table-cell table:formula="of:=SUM([.G59:.G78])" office:value-type="float" office:value="1">
            <text:p>1</text:p>
          </table:table-cell>
          <table:table-cell table:formula="of:=SUM([.F59:.F78])" office:value-type="float" office:value="15">
            <text:p>15</text:p>
          </table:table-cell>
        </table:table-row>
        <table:table-row table:style-name="ro1">
          <table:table-cell table:formula="of:=[Sheet1.A5]" office:value-type="string" office:string-value="blocks4">
            <text:p>blocks4</text:p>
          </table:table-cell>
          <table:table-cell table:formula="of:=[Sheet1.B5]" office:value-type="string" office:string-value="blocks-11-0">
            <text:p>blocks-11-0</text:p>
          </table:table-cell>
          <table:table-cell table:formula="of:=[Sheet1.C5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5]=[.D5];1;0)" office:value-type="float" office:value="1">
            <text:p>1</text:p>
          </table:table-cell>
          <table:table-cell table:formula="of:=IF([.C5]&gt;[.D5];1;0)" office:value-type="float" office:value="0">
            <text:p>0</text:p>
          </table:table-cell>
          <table:table-cell table:formula="of:=IF([.C5]&lt;[.D5];1;0)" office:value-type="float" office:value="0">
            <text:p>0</text:p>
          </table:table-cell>
          <table:table-cell table:number-columns-repeated="2"/>
          <table:table-cell table:formula="of:=[.A79]" office:value-type="string" office:string-value="freecell">
            <text:p>freecell</text:p>
          </table:table-cell>
          <table:table-cell table:formula="of:=SUM([.M5:.O5])" office:value-type="float" office:value="60">
            <text:p>60</text:p>
          </table:table-cell>
          <table:table-cell table:formula="of:=SUM([.H79:.H138])" office:value-type="float" office:value="0">
            <text:p>0</text:p>
          </table:table-cell>
          <table:table-cell table:formula="of:=SUM([.G79:.G138])" office:value-type="float" office:value="58">
            <text:p>58</text:p>
          </table:table-cell>
          <table:table-cell table:formula="of:=SUM([.F79:.F138])" office:value-type="float" office:value="2">
            <text:p>2</text:p>
          </table:table-cell>
        </table:table-row>
        <table:table-row table:style-name="ro1">
          <table:table-cell table:formula="of:=[Sheet1.A6]" office:value-type="string" office:string-value="blocks4">
            <text:p>blocks4</text:p>
          </table:table-cell>
          <table:table-cell table:formula="of:=[Sheet1.B6]" office:value-type="string" office:string-value="blocks-11-1">
            <text:p>blocks-11-1</text:p>
          </table:table-cell>
          <table:table-cell table:formula="of:=[Sheet1.C6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table:formula="of:=IF([.C6]=[.D6];1;0)" office:value-type="float" office:value="1">
            <text:p>1</text:p>
          </table:table-cell>
          <table:table-cell table:formula="of:=IF([.C6]&gt;[.D6];1;0)" office:value-type="float" office:value="0">
            <text:p>0</text:p>
          </table:table-cell>
          <table:table-cell table:formula="of:=IF([.C6]&lt;[.D6];1;0)" office:value-type="float" office:value="0">
            <text:p>0</text:p>
          </table:table-cell>
          <table:table-cell table:number-columns-repeated="2"/>
          <table:table-cell table:formula="of:=[.A139]" office:value-type="string" office:string-value="gripper">
            <text:p>gripper</text:p>
          </table:table-cell>
          <table:table-cell table:formula="of:=SUM([.M6:.O6])" office:value-type="float" office:value="20">
            <text:p>20</text:p>
          </table:table-cell>
          <table:table-cell table:formula="of:=SUM([.H139:.H158])" office:value-type="float" office:value="0">
            <text:p>0</text:p>
          </table:table-cell>
          <table:table-cell table:formula="of:=SUM([.G139:.G158])" office:value-type="float" office:value="0">
            <text:p>0</text:p>
          </table:table-cell>
          <table:table-cell table:formula="of:=SUM([.F139:.F158])" office:value-type="float" office:value="20">
            <text:p>20</text:p>
          </table:table-cell>
        </table:table-row>
        <table:table-row table:style-name="ro1">
          <table:table-cell table:formula="of:=[Sheet1.A7]" office:value-type="string" office:string-value="blocks4">
            <text:p>blocks4</text:p>
          </table:table-cell>
          <table:table-cell table:formula="of:=[Sheet1.B7]" office:value-type="string" office:string-value="blocks-11-2">
            <text:p>blocks-11-2</text:p>
          </table:table-cell>
          <table:table-cell table:formula="of:=[Sheet1.C7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7]=[.D7];1;0)" office:value-type="float" office:value="1">
            <text:p>1</text:p>
          </table:table-cell>
          <table:table-cell table:formula="of:=IF([.C7]&gt;[.D7];1;0)" office:value-type="float" office:value="0">
            <text:p>0</text:p>
          </table:table-cell>
          <table:table-cell table:formula="of:=IF([.C7]&lt;[.D7];1;0)" office:value-type="float" office:value="0">
            <text:p>0</text:p>
          </table:table-cell>
          <table:table-cell table:number-columns-repeated="2"/>
          <table:table-cell table:formula="of:=[.A159]" office:value-type="string" office:string-value="logistics00">
            <text:p>logistics00</text:p>
          </table:table-cell>
          <table:table-cell table:formula="of:=SUM([.M7:.O7])" office:value-type="float" office:value="27">
            <text:p>27</text:p>
          </table:table-cell>
          <table:table-cell table:formula="of:=SUM([.H159:.H185])" office:value-type="float" office:value="0">
            <text:p>0</text:p>
          </table:table-cell>
          <table:table-cell table:formula="of:=SUM([.G159:.G185])" office:value-type="float" office:value="1">
            <text:p>1</text:p>
          </table:table-cell>
          <table:table-cell table:formula="of:=SUM([.F159:.F185])" office:value-type="float" office:value="26">
            <text:p>26</text:p>
          </table:table-cell>
        </table:table-row>
        <table:table-row table:style-name="ro1">
          <table:table-cell table:formula="of:=[Sheet1.A8]" office:value-type="string" office:string-value="blocks4">
            <text:p>blocks4</text:p>
          </table:table-cell>
          <table:table-cell table:formula="of:=[Sheet1.B8]" office:value-type="string" office:string-value="blocks-12-0">
            <text:p>blocks-12-0</text:p>
          </table:table-cell>
          <table:table-cell table:formula="of:=[Sheet1.C8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8]=[.D8];1;0)" office:value-type="float" office:value="1">
            <text:p>1</text:p>
          </table:table-cell>
          <table:table-cell table:formula="of:=IF([.C8]&gt;[.D8];1;0)" office:value-type="float" office:value="0">
            <text:p>0</text:p>
          </table:table-cell>
          <table:table-cell table:formula="of:=IF([.C8]&lt;[.D8];1;0)" office:value-type="float" office:value="0">
            <text:p>0</text:p>
          </table:table-cell>
          <table:table-cell table:number-columns-repeated="2"/>
          <table:table-cell table:formula="of:=[.A186]" office:value-type="string" office:string-value="logistics98">
            <text:p>logistics98</text:p>
          </table:table-cell>
          <table:table-cell table:formula="of:=SUM([.M8:.O8])" office:value-type="float" office:value="35">
            <text:p>35</text:p>
          </table:table-cell>
          <table:table-cell table:formula="of:=SUM([.H186:.H220])" office:value-type="float" office:value="18">
            <text:p>18</text:p>
          </table:table-cell>
          <table:table-cell table:formula="of:=SUM([.G186:.G220])" office:value-type="float" office:value="6">
            <text:p>6</text:p>
          </table:table-cell>
          <table:table-cell table:formula="of:=SUM([.F186:.F220])" office:value-type="float" office:value="11">
            <text:p>11</text:p>
          </table:table-cell>
        </table:table-row>
        <table:table-row table:style-name="ro1">
          <table:table-cell table:formula="of:=[Sheet1.A9]" office:value-type="string" office:string-value="blocks4">
            <text:p>blocks4</text:p>
          </table:table-cell>
          <table:table-cell table:formula="of:=[Sheet1.B9]" office:value-type="string" office:string-value="blocks-12-1">
            <text:p>blocks-12-1</text:p>
          </table:table-cell>
          <table:table-cell table:formula="of:=[Sheet1.C9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9]=[.D9];1;0)" office:value-type="float" office:value="1">
            <text:p>1</text:p>
          </table:table-cell>
          <table:table-cell table:formula="of:=IF([.C9]&gt;[.D9];1;0)" office:value-type="float" office:value="0">
            <text:p>0</text:p>
          </table:table-cell>
          <table:table-cell table:formula="of:=IF([.C9]&lt;[.D9];1;0)" office:value-type="float" office:value="0">
            <text:p>0</text:p>
          </table:table-cell>
          <table:table-cell table:number-columns-repeated="2"/>
          <table:table-cell table:formula="of:=[.A221]" office:value-type="string" office:string-value="miconic-strips">
            <text:p>miconic-strips</text:p>
          </table:table-cell>
          <table:table-cell table:formula="of:=SUM([.M9:.O9])" office:value-type="float" office:value="150">
            <text:p>150</text:p>
          </table:table-cell>
          <table:table-cell table:formula="of:=SUM([.H221:.H370])" office:value-type="float" office:value="0">
            <text:p>0</text:p>
          </table:table-cell>
          <table:table-cell table:formula="of:=SUM([.G221:.G370])" office:value-type="float" office:value="0">
            <text:p>0</text:p>
          </table:table-cell>
          <table:table-cell table:formula="of:=SUM([.F221:.F370])" office:value-type="float" office:value="150">
            <text:p>150</text:p>
          </table:table-cell>
        </table:table-row>
        <table:table-row table:style-name="ro1">
          <table:table-cell table:formula="of:=[Sheet1.A10]" office:value-type="string" office:string-value="blocks4">
            <text:p>blocks4</text:p>
          </table:table-cell>
          <table:table-cell table:formula="of:=[Sheet1.B10]" office:value-type="string" office:string-value="blocks-13-0">
            <text:p>blocks-13-0</text:p>
          </table:table-cell>
          <table:table-cell table:formula="of:=[Sheet1.C10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10]=[.D10];1;0)" office:value-type="float" office:value="1">
            <text:p>1</text:p>
          </table:table-cell>
          <table:table-cell table:formula="of:=IF([.C10]&gt;[.D10];1;0)" office:value-type="float" office:value="0">
            <text:p>0</text:p>
          </table:table-cell>
          <table:table-cell table:formula="of:=IF([.C10]&lt;[.D10];1;0)" office:value-type="float" office:value="0">
            <text:p>0</text:p>
          </table:table-cell>
          <table:table-cell table:number-columns-repeated="2"/>
          <table:table-cell table:formula="of:=[.A371]" office:value-type="string" office:string-value="mprime">
            <text:p>mprime</text:p>
          </table:table-cell>
          <table:table-cell table:formula="of:=SUM([.M10:.O10])" office:value-type="float" office:value="35">
            <text:p>35</text:p>
          </table:table-cell>
          <table:table-cell table:formula="of:=SUM([.H371:.H405])" office:value-type="float" office:value="1">
            <text:p>1</text:p>
          </table:table-cell>
          <table:table-cell table:formula="of:=SUM([.G371:.G405])" office:value-type="float" office:value="7">
            <text:p>7</text:p>
          </table:table-cell>
          <table:table-cell table:formula="of:=SUM([.F371:.F405])" office:value-type="float" office:value="27">
            <text:p>27</text:p>
          </table:table-cell>
        </table:table-row>
        <table:table-row table:style-name="ro1">
          <table:table-cell table:formula="of:=[Sheet1.A11]" office:value-type="string" office:string-value="blocks4">
            <text:p>blocks4</text:p>
          </table:table-cell>
          <table:table-cell table:formula="of:=[Sheet1.B11]" office:value-type="string" office:string-value="blocks-13-1">
            <text:p>blocks-13-1</text:p>
          </table:table-cell>
          <table:table-cell table:formula="of:=[Sheet1.C11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11]=[.D11];1;0)" office:value-type="float" office:value="1">
            <text:p>1</text:p>
          </table:table-cell>
          <table:table-cell table:formula="of:=IF([.C11]&gt;[.D11];1;0)" office:value-type="float" office:value="0">
            <text:p>0</text:p>
          </table:table-cell>
          <table:table-cell table:formula="of:=IF([.C11]&lt;[.D11];1;0)" office:value-type="float" office:value="0">
            <text:p>0</text:p>
          </table:table-cell>
          <table:table-cell table:number-columns-repeated="2"/>
          <table:table-cell table:formula="of:=[.A406]" office:value-type="string" office:string-value="mystery">
            <text:p>mystery</text:p>
          </table:table-cell>
          <table:table-cell table:formula="of:=SUM([.M11:.O11])" office:value-type="float" office:value="30">
            <text:p>30</text:p>
          </table:table-cell>
          <table:table-cell table:formula="of:=SUM([.H406:.H435])" office:value-type="float" office:value="2">
            <text:p>2</text:p>
          </table:table-cell>
          <table:table-cell table:formula="of:=SUM([.G406:.G435])" office:value-type="float" office:value="2">
            <text:p>2</text:p>
          </table:table-cell>
          <table:table-cell table:formula="of:=SUM([.F406:.F435])" office:value-type="float" office:value="26">
            <text:p>26</text:p>
          </table:table-cell>
        </table:table-row>
        <table:table-row table:style-name="ro1">
          <table:table-cell table:formula="of:=[Sheet1.A12]" office:value-type="string" office:string-value="blocks4">
            <text:p>blocks4</text:p>
          </table:table-cell>
          <table:table-cell table:formula="of:=[Sheet1.B12]" office:value-type="string" office:string-value="blocks-14-0">
            <text:p>blocks-14-0</text:p>
          </table:table-cell>
          <table:table-cell table:formula="of:=[Sheet1.C12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12]=[.D12];1;0)" office:value-type="float" office:value="1">
            <text:p>1</text:p>
          </table:table-cell>
          <table:table-cell table:formula="of:=IF([.C12]&gt;[.D12];1;0)" office:value-type="float" office:value="0">
            <text:p>0</text:p>
          </table:table-cell>
          <table:table-cell table:formula="of:=IF([.C12]&lt;[.D12];1;0)" office:value-type="float" office:value="0">
            <text:p>0</text:p>
          </table:table-cell>
          <table:table-cell table:number-columns-repeated="2"/>
          <table:table-cell table:formula="of:=[.A436]" office:value-type="string" office:string-value="pathways-strips">
            <text:p>pathways-strips</text:p>
          </table:table-cell>
          <table:table-cell table:formula="of:=SUM([.M12:.O12])" office:value-type="float" office:value="30">
            <text:p>30</text:p>
          </table:table-cell>
          <table:table-cell table:formula="of:=SUM([.H436:.H465])" office:value-type="float" office:value="0">
            <text:p>0</text:p>
          </table:table-cell>
          <table:table-cell table:formula="of:=SUM([.G436:.G465])" office:value-type="float" office:value="25">
            <text:p>25</text:p>
          </table:table-cell>
          <table:table-cell table:formula="of:=SUM([.F436:.F465])" office:value-type="float" office:value="5">
            <text:p>5</text:p>
          </table:table-cell>
        </table:table-row>
        <table:table-row table:style-name="ro1">
          <table:table-cell table:formula="of:=[Sheet1.A13]" office:value-type="string" office:string-value="blocks4">
            <text:p>blocks4</text:p>
          </table:table-cell>
          <table:table-cell table:formula="of:=[Sheet1.B13]" office:value-type="string" office:string-value="blocks-14-1">
            <text:p>blocks-14-1</text:p>
          </table:table-cell>
          <table:table-cell table:formula="of:=[Sheet1.C13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13]=[.D13];1;0)" office:value-type="float" office:value="1">
            <text:p>1</text:p>
          </table:table-cell>
          <table:table-cell table:formula="of:=IF([.C13]&gt;[.D13];1;0)" office:value-type="float" office:value="0">
            <text:p>0</text:p>
          </table:table-cell>
          <table:table-cell table:formula="of:=IF([.C13]&lt;[.D13];1;0)" office:value-type="float" office:value="0">
            <text:p>0</text:p>
          </table:table-cell>
          <table:table-cell table:number-columns-repeated="2"/>
          <table:table-cell table:formula="of:=[.A466]" office:value-type="string" office:string-value="pipesworld-notankage">
            <text:p>pipesworld-notankage</text:p>
          </table:table-cell>
          <table:table-cell table:formula="of:=SUM([.M13:.O13])" office:value-type="float" office:value="50">
            <text:p>50</text:p>
          </table:table-cell>
          <table:table-cell table:formula="of:=SUM([.H466:.H515])" office:value-type="float" office:value="3">
            <text:p>3</text:p>
          </table:table-cell>
          <table:table-cell table:formula="of:=SUM([.G466:.G515])" office:value-type="float" office:value="29">
            <text:p>29</text:p>
          </table:table-cell>
          <table:table-cell table:formula="of:=SUM([.F466:.F515])" office:value-type="float" office:value="18">
            <text:p>18</text:p>
          </table:table-cell>
        </table:table-row>
        <table:table-row table:style-name="ro1">
          <table:table-cell table:formula="of:=[Sheet1.A14]" office:value-type="string" office:string-value="blocks4">
            <text:p>blocks4</text:p>
          </table:table-cell>
          <table:table-cell table:formula="of:=[Sheet1.B14]" office:value-type="string" office:string-value="blocks-15-0">
            <text:p>blocks-15-0</text:p>
          </table:table-cell>
          <table:table-cell table:formula="of:=[Sheet1.C14]" office:value-type="float" office:value="28">
            <text:p>28</text:p>
          </table:table-cell>
          <table:table-cell office:value-type="float" office:value="28">
            <text:p>28</text:p>
          </table:table-cell>
          <table:table-cell/>
          <table:table-cell table:formula="of:=IF([.C14]=[.D14];1;0)" office:value-type="float" office:value="1">
            <text:p>1</text:p>
          </table:table-cell>
          <table:table-cell table:formula="of:=IF([.C14]&gt;[.D14];1;0)" office:value-type="float" office:value="0">
            <text:p>0</text:p>
          </table:table-cell>
          <table:table-cell table:formula="of:=IF([.C14]&lt;[.D14];1;0)" office:value-type="float" office:value="0">
            <text:p>0</text:p>
          </table:table-cell>
          <table:table-cell table:number-columns-repeated="2"/>
          <table:table-cell table:formula="of:=[.A516]" office:value-type="string" office:string-value="pipesworld-tankage">
            <text:p>pipesworld-tankage</text:p>
          </table:table-cell>
          <table:table-cell table:formula="of:=SUM([.M14:.O14])" office:value-type="float" office:value="50">
            <text:p>50</text:p>
          </table:table-cell>
          <table:table-cell table:formula="of:=SUM([.H516:.H565])" office:value-type="float" office:value="0">
            <text:p>0</text:p>
          </table:table-cell>
          <table:table-cell table:formula="of:=SUM([.G516:.G565])" office:value-type="float" office:value="39">
            <text:p>39</text:p>
          </table:table-cell>
          <table:table-cell table:formula="of:=SUM([.F516:.F565])" office:value-type="float" office:value="11">
            <text:p>11</text:p>
          </table:table-cell>
        </table:table-row>
        <table:table-row table:style-name="ro1">
          <table:table-cell table:formula="of:=[Sheet1.A15]" office:value-type="string" office:string-value="blocks4">
            <text:p>blocks4</text:p>
          </table:table-cell>
          <table:table-cell table:formula="of:=[Sheet1.B15]" office:value-type="string" office:string-value="blocks-15-1">
            <text:p>blocks-15-1</text:p>
          </table:table-cell>
          <table:table-cell table:formula="of:=[Sheet1.C15]" office:value-type="float" office:value="28">
            <text:p>28</text:p>
          </table:table-cell>
          <table:table-cell office:value-type="float" office:value="28">
            <text:p>28</text:p>
          </table:table-cell>
          <table:table-cell/>
          <table:table-cell table:formula="of:=IF([.C15]=[.D15];1;0)" office:value-type="float" office:value="1">
            <text:p>1</text:p>
          </table:table-cell>
          <table:table-cell table:formula="of:=IF([.C15]&gt;[.D15];1;0)" office:value-type="float" office:value="0">
            <text:p>0</text:p>
          </table:table-cell>
          <table:table-cell table:formula="of:=IF([.C15]&lt;[.D15];1;0)" office:value-type="float" office:value="0">
            <text:p>0</text:p>
          </table:table-cell>
          <table:table-cell table:number-columns-repeated="2"/>
          <table:table-cell table:formula="of:=[.A566]" office:value-type="string" office:string-value="psr-small">
            <text:p>psr-small</text:p>
          </table:table-cell>
          <table:table-cell table:formula="of:=SUM([.M15:.O15])" office:value-type="float" office:value="50">
            <text:p>50</text:p>
          </table:table-cell>
          <table:table-cell table:formula="of:=SUM([.H566:.H615])" office:value-type="float" office:value="0">
            <text:p>0</text:p>
          </table:table-cell>
          <table:table-cell table:formula="of:=SUM([.G566:.G615])" office:value-type="float" office:value="0">
            <text:p>0</text:p>
          </table:table-cell>
          <table:table-cell table:formula="of:=SUM([.F566:.F615])" office:value-type="float" office:value="50">
            <text:p>50</text:p>
          </table:table-cell>
        </table:table-row>
        <table:table-row table:style-name="ro1">
          <table:table-cell table:formula="of:=[Sheet1.A16]" office:value-type="string" office:string-value="blocks4">
            <text:p>blocks4</text:p>
          </table:table-cell>
          <table:table-cell table:formula="of:=[Sheet1.B16]" office:value-type="string" office:string-value="blocks-16-1">
            <text:p>blocks-16-1</text:p>
          </table:table-cell>
          <table:table-cell table:formula="of:=[Sheet1.C16]" office:value-type="float" office:value="31">
            <text:p>31</text:p>
          </table:table-cell>
          <table:table-cell office:value-type="float" office:value="31">
            <text:p>31</text:p>
          </table:table-cell>
          <table:table-cell/>
          <table:table-cell table:formula="of:=IF([.C16]=[.D16];1;0)" office:value-type="float" office:value="1">
            <text:p>1</text:p>
          </table:table-cell>
          <table:table-cell table:formula="of:=IF([.C16]&gt;[.D16];1;0)" office:value-type="float" office:value="0">
            <text:p>0</text:p>
          </table:table-cell>
          <table:table-cell table:formula="of:=IF([.C16]&lt;[.D16];1;0)" office:value-type="float" office:value="0">
            <text:p>0</text:p>
          </table:table-cell>
          <table:table-cell table:number-columns-repeated="2"/>
          <table:table-cell table:formula="of:=[.A616]" office:value-type="string" office:string-value="rovers-strips">
            <text:p>rovers-strips</text:p>
          </table:table-cell>
          <table:table-cell table:formula="of:=SUM([.M16:.O16])" office:value-type="float" office:value="40">
            <text:p>40</text:p>
          </table:table-cell>
          <table:table-cell table:formula="of:=SUM([.H616:.H655])" office:value-type="float" office:value="14">
            <text:p>14</text:p>
          </table:table-cell>
          <table:table-cell table:formula="of:=SUM([.G616:.G655])" office:value-type="float" office:value="3">
            <text:p>3</text:p>
          </table:table-cell>
          <table:table-cell table:formula="of:=SUM([.F616:.F655])" office:value-type="float" office:value="23">
            <text:p>23</text:p>
          </table:table-cell>
        </table:table-row>
        <table:table-row table:style-name="ro1">
          <table:table-cell table:formula="of:=[Sheet1.A17]" office:value-type="string" office:string-value="blocks4">
            <text:p>blocks4</text:p>
          </table:table-cell>
          <table:table-cell table:formula="of:=[Sheet1.B17]" office:value-type="string" office:string-value="blocks-16-2">
            <text:p>blocks-16-2</text:p>
          </table:table-cell>
          <table:table-cell table:formula="of:=[Sheet1.C17]" office:value-type="float" office:value="28">
            <text:p>28</text:p>
          </table:table-cell>
          <table:table-cell office:value-type="float" office:value="28">
            <text:p>28</text:p>
          </table:table-cell>
          <table:table-cell/>
          <table:table-cell table:formula="of:=IF([.C17]=[.D17];1;0)" office:value-type="float" office:value="1">
            <text:p>1</text:p>
          </table:table-cell>
          <table:table-cell table:formula="of:=IF([.C17]&gt;[.D17];1;0)" office:value-type="float" office:value="0">
            <text:p>0</text:p>
          </table:table-cell>
          <table:table-cell table:formula="of:=IF([.C17]&lt;[.D17];1;0)" office:value-type="float" office:value="0">
            <text:p>0</text:p>
          </table:table-cell>
          <table:table-cell table:number-columns-repeated="2"/>
          <table:table-cell table:formula="of:=[.A656]" office:value-type="string" office:string-value="tpp-strips">
            <text:p>tpp-strips</text:p>
          </table:table-cell>
          <table:table-cell table:formula="of:=SUM([.M17:.O17])" office:value-type="float" office:value="30">
            <text:p>30</text:p>
          </table:table-cell>
          <table:table-cell table:formula="of:=SUM([.H656:.H685])" office:value-type="float" office:value="10">
            <text:p>10</text:p>
          </table:table-cell>
          <table:table-cell table:formula="of:=SUM([.G656:.G685])" office:value-type="float" office:value="4">
            <text:p>4</text:p>
          </table:table-cell>
          <table:table-cell table:formula="of:=SUM([.F656:.F685])" office:value-type="float" office:value="16">
            <text:p>16</text:p>
          </table:table-cell>
        </table:table-row>
        <table:table-row table:style-name="ro1">
          <table:table-cell table:formula="of:=[Sheet1.A18]" office:value-type="string" office:string-value="blocks4">
            <text:p>blocks4</text:p>
          </table:table-cell>
          <table:table-cell table:formula="of:=[Sheet1.B18]" office:value-type="string" office:string-value="blocks-17-0">
            <text:p>blocks-17-0</text:p>
          </table:table-cell>
          <table:table-cell table:formula="of:=[Sheet1.C18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18]=[.D18];1;0)" office:value-type="float" office:value="1">
            <text:p>1</text:p>
          </table:table-cell>
          <table:table-cell table:formula="of:=IF([.C18]&gt;[.D18];1;0)" office:value-type="float" office:value="0">
            <text:p>0</text:p>
          </table:table-cell>
          <table:table-cell table:formula="of:=IF([.C18]&lt;[.D18];1;0)" office:value-type="float" office:value="0">
            <text:p>0</text:p>
          </table:table-cell>
          <table:table-cell table:number-columns-repeated="2"/>
          <table:table-cell table:formula="of:=[.A686]" office:value-type="string" office:string-value="trucks-strips">
            <text:p>trucks-strips</text:p>
          </table:table-cell>
          <table:table-cell table:formula="of:=SUM([.M18:.O18])" office:value-type="float" office:value="30">
            <text:p>30</text:p>
          </table:table-cell>
          <table:table-cell table:formula="of:=SUM([.H686:.H715])" office:value-type="float" office:value="0">
            <text:p>0</text:p>
          </table:table-cell>
          <table:table-cell table:formula="of:=SUM([.G686:.G715])" office:value-type="float" office:value="17">
            <text:p>17</text:p>
          </table:table-cell>
          <table:table-cell table:formula="of:=SUM([.F686:.F715])" office:value-type="float" office:value="13">
            <text:p>13</text:p>
          </table:table-cell>
        </table:table-row>
        <table:table-row table:style-name="ro1">
          <table:table-cell table:formula="of:=[Sheet1.A19]" office:value-type="string" office:string-value="blocks4">
            <text:p>blocks4</text:p>
          </table:table-cell>
          <table:table-cell table:formula="of:=[Sheet1.B19]" office:value-type="string" office:string-value="blocks-4-0">
            <text:p>blocks-4-0</text:p>
          </table:table-cell>
          <table:table-cell table:formula="of:=[Sheet1.C19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19]=[.D19];1;0)" office:value-type="float" office:value="1">
            <text:p>1</text:p>
          </table:table-cell>
          <table:table-cell table:formula="of:=IF([.C19]&gt;[.D19];1;0)" office:value-type="float" office:value="0">
            <text:p>0</text:p>
          </table:table-cell>
          <table:table-cell table:formula="of:=IF([.C19]&lt;[.D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0]" office:value-type="string" office:string-value="blocks4">
            <text:p>blocks4</text:p>
          </table:table-cell>
          <table:table-cell table:formula="of:=[Sheet1.B20]" office:value-type="string" office:string-value="blocks-4-1">
            <text:p>blocks-4-1</text:p>
          </table:table-cell>
          <table:table-cell table:formula="of:=[Sheet1.C20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20]=[.D20];1;0)" office:value-type="float" office:value="1">
            <text:p>1</text:p>
          </table:table-cell>
          <table:table-cell table:formula="of:=IF([.C20]&gt;[.D20];1;0)" office:value-type="float" office:value="0">
            <text:p>0</text:p>
          </table:table-cell>
          <table:table-cell table:formula="of:=IF([.C20]&lt;[.D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]" office:value-type="string" office:string-value="blocks4">
            <text:p>blocks4</text:p>
          </table:table-cell>
          <table:table-cell table:formula="of:=[Sheet1.B21]" office:value-type="string" office:string-value="blocks-4-2">
            <text:p>blocks-4-2</text:p>
          </table:table-cell>
          <table:table-cell table:formula="of:=[Sheet1.C21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21]=[.D21];1;0)" office:value-type="float" office:value="1">
            <text:p>1</text:p>
          </table:table-cell>
          <table:table-cell table:formula="of:=IF([.C21]&gt;[.D21];1;0)" office:value-type="float" office:value="0">
            <text:p>0</text:p>
          </table:table-cell>
          <table:table-cell table:formula="of:=IF([.C21]&lt;[.D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]" office:value-type="string" office:string-value="blocks4">
            <text:p>blocks4</text:p>
          </table:table-cell>
          <table:table-cell table:formula="of:=[Sheet1.B22]" office:value-type="string" office:string-value="blocks-5-0">
            <text:p>blocks-5-0</text:p>
          </table:table-cell>
          <table:table-cell table:formula="of:=[Sheet1.C22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22]=[.D22];1;0)" office:value-type="float" office:value="1">
            <text:p>1</text:p>
          </table:table-cell>
          <table:table-cell table:formula="of:=IF([.C22]&gt;[.D22];1;0)" office:value-type="float" office:value="0">
            <text:p>0</text:p>
          </table:table-cell>
          <table:table-cell table:formula="of:=IF([.C22]&lt;[.D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]" office:value-type="string" office:string-value="blocks4">
            <text:p>blocks4</text:p>
          </table:table-cell>
          <table:table-cell table:formula="of:=[Sheet1.B23]" office:value-type="string" office:string-value="blocks-5-1">
            <text:p>blocks-5-1</text:p>
          </table:table-cell>
          <table:table-cell table:formula="of:=[Sheet1.C23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23]=[.D23];1;0)" office:value-type="float" office:value="1">
            <text:p>1</text:p>
          </table:table-cell>
          <table:table-cell table:formula="of:=IF([.C23]&gt;[.D23];1;0)" office:value-type="float" office:value="0">
            <text:p>0</text:p>
          </table:table-cell>
          <table:table-cell table:formula="of:=IF([.C23]&lt;[.D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]" office:value-type="string" office:string-value="blocks4">
            <text:p>blocks4</text:p>
          </table:table-cell>
          <table:table-cell table:formula="of:=[Sheet1.B24]" office:value-type="string" office:string-value="blocks-5-2">
            <text:p>blocks-5-2</text:p>
          </table:table-cell>
          <table:table-cell table:formula="of:=[Sheet1.C24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24]=[.D24];1;0)" office:value-type="float" office:value="1">
            <text:p>1</text:p>
          </table:table-cell>
          <table:table-cell table:formula="of:=IF([.C24]&gt;[.D24];1;0)" office:value-type="float" office:value="0">
            <text:p>0</text:p>
          </table:table-cell>
          <table:table-cell table:formula="of:=IF([.C24]&lt;[.D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]" office:value-type="string" office:string-value="blocks4">
            <text:p>blocks4</text:p>
          </table:table-cell>
          <table:table-cell table:formula="of:=[Sheet1.B25]" office:value-type="string" office:string-value="blocks-6-0">
            <text:p>blocks-6-0</text:p>
          </table:table-cell>
          <table:table-cell table:formula="of:=[Sheet1.C25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25]=[.D25];1;0)" office:value-type="float" office:value="1">
            <text:p>1</text:p>
          </table:table-cell>
          <table:table-cell table:formula="of:=IF([.C25]&gt;[.D25];1;0)" office:value-type="float" office:value="0">
            <text:p>0</text:p>
          </table:table-cell>
          <table:table-cell table:formula="of:=IF([.C25]&lt;[.D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]" office:value-type="string" office:string-value="blocks4">
            <text:p>blocks4</text:p>
          </table:table-cell>
          <table:table-cell table:formula="of:=[Sheet1.B26]" office:value-type="string" office:string-value="blocks-6-1">
            <text:p>blocks-6-1</text:p>
          </table:table-cell>
          <table:table-cell table:formula="of:=[Sheet1.C26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26]=[.D26];1;0)" office:value-type="float" office:value="1">
            <text:p>1</text:p>
          </table:table-cell>
          <table:table-cell table:formula="of:=IF([.C26]&gt;[.D26];1;0)" office:value-type="float" office:value="0">
            <text:p>0</text:p>
          </table:table-cell>
          <table:table-cell table:formula="of:=IF([.C26]&lt;[.D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]" office:value-type="string" office:string-value="blocks4">
            <text:p>blocks4</text:p>
          </table:table-cell>
          <table:table-cell table:formula="of:=[Sheet1.B27]" office:value-type="string" office:string-value="blocks-6-2">
            <text:p>blocks-6-2</text:p>
          </table:table-cell>
          <table:table-cell table:formula="of:=[Sheet1.C27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27]=[.D27];1;0)" office:value-type="float" office:value="1">
            <text:p>1</text:p>
          </table:table-cell>
          <table:table-cell table:formula="of:=IF([.C27]&gt;[.D27];1;0)" office:value-type="float" office:value="0">
            <text:p>0</text:p>
          </table:table-cell>
          <table:table-cell table:formula="of:=IF([.C27]&lt;[.D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]" office:value-type="string" office:string-value="blocks4">
            <text:p>blocks4</text:p>
          </table:table-cell>
          <table:table-cell table:formula="of:=[Sheet1.B28]" office:value-type="string" office:string-value="blocks-7-0">
            <text:p>blocks-7-0</text:p>
          </table:table-cell>
          <table:table-cell table:formula="of:=[Sheet1.C28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28]=[.D28];1;0)" office:value-type="float" office:value="1">
            <text:p>1</text:p>
          </table:table-cell>
          <table:table-cell table:formula="of:=IF([.C28]&gt;[.D28];1;0)" office:value-type="float" office:value="0">
            <text:p>0</text:p>
          </table:table-cell>
          <table:table-cell table:formula="of:=IF([.C28]&lt;[.D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]" office:value-type="string" office:string-value="blocks4">
            <text:p>blocks4</text:p>
          </table:table-cell>
          <table:table-cell table:formula="of:=[Sheet1.B29]" office:value-type="string" office:string-value="blocks-7-1">
            <text:p>blocks-7-1</text:p>
          </table:table-cell>
          <table:table-cell table:formula="of:=[Sheet1.C29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29]=[.D29];1;0)" office:value-type="float" office:value="1">
            <text:p>1</text:p>
          </table:table-cell>
          <table:table-cell table:formula="of:=IF([.C29]&gt;[.D29];1;0)" office:value-type="float" office:value="0">
            <text:p>0</text:p>
          </table:table-cell>
          <table:table-cell table:formula="of:=IF([.C29]&lt;[.D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]" office:value-type="string" office:string-value="blocks4">
            <text:p>blocks4</text:p>
          </table:table-cell>
          <table:table-cell table:formula="of:=[Sheet1.B30]" office:value-type="string" office:string-value="blocks-7-2">
            <text:p>blocks-7-2</text:p>
          </table:table-cell>
          <table:table-cell table:formula="of:=[Sheet1.C30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30]=[.D30];1;0)" office:value-type="float" office:value="1">
            <text:p>1</text:p>
          </table:table-cell>
          <table:table-cell table:formula="of:=IF([.C30]&gt;[.D30];1;0)" office:value-type="float" office:value="0">
            <text:p>0</text:p>
          </table:table-cell>
          <table:table-cell table:formula="of:=IF([.C30]&lt;[.D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]" office:value-type="string" office:string-value="blocks4">
            <text:p>blocks4</text:p>
          </table:table-cell>
          <table:table-cell table:formula="of:=[Sheet1.B31]" office:value-type="string" office:string-value="blocks-8-0">
            <text:p>blocks-8-0</text:p>
          </table:table-cell>
          <table:table-cell table:formula="of:=[Sheet1.C31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31]=[.D31];1;0)" office:value-type="float" office:value="1">
            <text:p>1</text:p>
          </table:table-cell>
          <table:table-cell table:formula="of:=IF([.C31]&gt;[.D31];1;0)" office:value-type="float" office:value="0">
            <text:p>0</text:p>
          </table:table-cell>
          <table:table-cell table:formula="of:=IF([.C31]&lt;[.D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]" office:value-type="string" office:string-value="blocks4">
            <text:p>blocks4</text:p>
          </table:table-cell>
          <table:table-cell table:formula="of:=[Sheet1.B32]" office:value-type="string" office:string-value="blocks-8-1">
            <text:p>blocks-8-1</text:p>
          </table:table-cell>
          <table:table-cell table:formula="of:=[Sheet1.C32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32]=[.D32];1;0)" office:value-type="float" office:value="1">
            <text:p>1</text:p>
          </table:table-cell>
          <table:table-cell table:formula="of:=IF([.C32]&gt;[.D32];1;0)" office:value-type="float" office:value="0">
            <text:p>0</text:p>
          </table:table-cell>
          <table:table-cell table:formula="of:=IF([.C32]&lt;[.D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]" office:value-type="string" office:string-value="blocks4">
            <text:p>blocks4</text:p>
          </table:table-cell>
          <table:table-cell table:formula="of:=[Sheet1.B33]" office:value-type="string" office:string-value="blocks-8-2">
            <text:p>blocks-8-2</text:p>
          </table:table-cell>
          <table:table-cell table:formula="of:=[Sheet1.C33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33]=[.D33];1;0)" office:value-type="float" office:value="1">
            <text:p>1</text:p>
          </table:table-cell>
          <table:table-cell table:formula="of:=IF([.C33]&gt;[.D33];1;0)" office:value-type="float" office:value="0">
            <text:p>0</text:p>
          </table:table-cell>
          <table:table-cell table:formula="of:=IF([.C33]&lt;[.D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]" office:value-type="string" office:string-value="blocks4">
            <text:p>blocks4</text:p>
          </table:table-cell>
          <table:table-cell table:formula="of:=[Sheet1.B34]" office:value-type="string" office:string-value="blocks-9-0">
            <text:p>blocks-9-0</text:p>
          </table:table-cell>
          <table:table-cell table:formula="of:=[Sheet1.C34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34]=[.D34];1;0)" office:value-type="float" office:value="1">
            <text:p>1</text:p>
          </table:table-cell>
          <table:table-cell table:formula="of:=IF([.C34]&gt;[.D34];1;0)" office:value-type="float" office:value="0">
            <text:p>0</text:p>
          </table:table-cell>
          <table:table-cell table:formula="of:=IF([.C34]&lt;[.D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]" office:value-type="string" office:string-value="blocks4">
            <text:p>blocks4</text:p>
          </table:table-cell>
          <table:table-cell table:formula="of:=[Sheet1.B35]" office:value-type="string" office:string-value="blocks-9-1">
            <text:p>blocks-9-1</text:p>
          </table:table-cell>
          <table:table-cell table:formula="of:=[Sheet1.C35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35]=[.D35];1;0)" office:value-type="float" office:value="1">
            <text:p>1</text:p>
          </table:table-cell>
          <table:table-cell table:formula="of:=IF([.C35]&gt;[.D35];1;0)" office:value-type="float" office:value="0">
            <text:p>0</text:p>
          </table:table-cell>
          <table:table-cell table:formula="of:=IF([.C35]&lt;[.D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]" office:value-type="string" office:string-value="blocks4">
            <text:p>blocks4</text:p>
          </table:table-cell>
          <table:table-cell table:formula="of:=[Sheet1.B36]" office:value-type="string" office:string-value="blocks-9-2">
            <text:p>blocks-9-2</text:p>
          </table:table-cell>
          <table:table-cell table:formula="of:=[Sheet1.C36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36]=[.D36];1;0)" office:value-type="float" office:value="1">
            <text:p>1</text:p>
          </table:table-cell>
          <table:table-cell table:formula="of:=IF([.C36]&gt;[.D36];1;0)" office:value-type="float" office:value="0">
            <text:p>0</text:p>
          </table:table-cell>
          <table:table-cell table:formula="of:=IF([.C36]&lt;[.D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]" office:value-type="string" office:string-value="depots-strips">
            <text:p>depots-strips</text:p>
          </table:table-cell>
          <table:table-cell table:formula="of:=[Sheet1.B37]" office:value-type="string" office:string-value="pfile1">
            <text:p>pfile1</text:p>
          </table:table-cell>
          <table:table-cell table:formula="of:=[Sheet1.C37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37]=[.D37];1;0)" office:value-type="float" office:value="1">
            <text:p>1</text:p>
          </table:table-cell>
          <table:table-cell table:formula="of:=IF([.C37]&gt;[.D37];1;0)" office:value-type="float" office:value="0">
            <text:p>0</text:p>
          </table:table-cell>
          <table:table-cell table:formula="of:=IF([.C37]&lt;[.D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]" office:value-type="string" office:string-value="depots-strips">
            <text:p>depots-strips</text:p>
          </table:table-cell>
          <table:table-cell table:formula="of:=[Sheet1.B38]" office:value-type="string" office:string-value="pfile10">
            <text:p>pfile10</text:p>
          </table:table-cell>
          <table:table-cell table:formula="of:=[Sheet1.C38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38]=[.D38];1;0)" office:value-type="float" office:value="1">
            <text:p>1</text:p>
          </table:table-cell>
          <table:table-cell table:formula="of:=IF([.C38]&gt;[.D38];1;0)" office:value-type="float" office:value="0">
            <text:p>0</text:p>
          </table:table-cell>
          <table:table-cell table:formula="of:=IF([.C38]&lt;[.D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]" office:value-type="string" office:string-value="depots-strips">
            <text:p>depots-strips</text:p>
          </table:table-cell>
          <table:table-cell table:formula="of:=[Sheet1.B39]" office:value-type="string" office:string-value="pfile11">
            <text:p>pfile11</text:p>
          </table:table-cell>
          <table:table-cell table:formula="of:=[Sheet1.C39]" office:value-type="float" office:value="41">
            <text:p>41</text:p>
          </table:table-cell>
          <table:table-cell office:value-type="float" office:value="27">
            <text:p>27</text:p>
          </table:table-cell>
          <table:table-cell/>
          <table:table-cell table:formula="of:=IF([.C39]=[.D39];1;0)" office:value-type="float" office:value="0">
            <text:p>0</text:p>
          </table:table-cell>
          <table:table-cell table:formula="of:=IF([.C39]&gt;[.D39];1;0)" office:value-type="float" office:value="1">
            <text:p>1</text:p>
          </table:table-cell>
          <table:table-cell table:formula="of:=IF([.C39]&lt;[.D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]" office:value-type="string" office:string-value="depots-strips">
            <text:p>depots-strips</text:p>
          </table:table-cell>
          <table:table-cell table:formula="of:=[Sheet1.B40]" office:value-type="string" office:string-value="pfile12">
            <text:p>pfile12</text:p>
          </table:table-cell>
          <table:table-cell table:formula="of:=[Sheet1.C40]" office:value-type="float" office:value="45">
            <text:p>45</text:p>
          </table:table-cell>
          <table:table-cell office:value-type="float" office:value="37">
            <text:p>37</text:p>
          </table:table-cell>
          <table:table-cell/>
          <table:table-cell table:formula="of:=IF([.C40]=[.D40];1;0)" office:value-type="float" office:value="0">
            <text:p>0</text:p>
          </table:table-cell>
          <table:table-cell table:formula="of:=IF([.C40]&gt;[.D40];1;0)" office:value-type="float" office:value="1">
            <text:p>1</text:p>
          </table:table-cell>
          <table:table-cell table:formula="of:=IF([.C40]&lt;[.D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]" office:value-type="string" office:string-value="depots-strips">
            <text:p>depots-strips</text:p>
          </table:table-cell>
          <table:table-cell table:formula="of:=[Sheet1.B41]" office:value-type="string" office:string-value="pfile13">
            <text:p>pfile13</text:p>
          </table:table-cell>
          <table:table-cell table:formula="of:=[Sheet1.C41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41]=[.D41];1;0)" office:value-type="float" office:value="1">
            <text:p>1</text:p>
          </table:table-cell>
          <table:table-cell table:formula="of:=IF([.C41]&gt;[.D41];1;0)" office:value-type="float" office:value="0">
            <text:p>0</text:p>
          </table:table-cell>
          <table:table-cell table:formula="of:=IF([.C41]&lt;[.D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]" office:value-type="string" office:string-value="depots-strips">
            <text:p>depots-strips</text:p>
          </table:table-cell>
          <table:table-cell table:formula="of:=[Sheet1.B42]" office:value-type="string" office:string-value="pfile14">
            <text:p>pfile14</text:p>
          </table:table-cell>
          <table:table-cell table:formula="of:=[Sheet1.C42]" office:value-type="float" office:value="23">
            <text:p>23</text:p>
          </table:table-cell>
          <table:table-cell office:value-type="float" office:value="23">
            <text:p>23</text:p>
          </table:table-cell>
          <table:table-cell/>
          <table:table-cell table:formula="of:=IF([.C42]=[.D42];1;0)" office:value-type="float" office:value="1">
            <text:p>1</text:p>
          </table:table-cell>
          <table:table-cell table:formula="of:=IF([.C42]&gt;[.D42];1;0)" office:value-type="float" office:value="0">
            <text:p>0</text:p>
          </table:table-cell>
          <table:table-cell table:formula="of:=IF([.C42]&lt;[.D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]" office:value-type="string" office:string-value="depots-strips">
            <text:p>depots-strips</text:p>
          </table:table-cell>
          <table:table-cell table:formula="of:=[Sheet1.B43]" office:value-type="string" office:string-value="pfile15">
            <text:p>pfile15</text:p>
          </table:table-cell>
          <table:table-cell table:formula="of:=[Sheet1.C43]" office:value-type="float" office:value="49">
            <text:p>49</text:p>
          </table:table-cell>
          <table:table-cell office:value-type="float" office:value="30">
            <text:p>30</text:p>
          </table:table-cell>
          <table:table-cell/>
          <table:table-cell table:formula="of:=IF([.C43]=[.D43];1;0)" office:value-type="float" office:value="0">
            <text:p>0</text:p>
          </table:table-cell>
          <table:table-cell table:formula="of:=IF([.C43]&gt;[.D43];1;0)" office:value-type="float" office:value="1">
            <text:p>1</text:p>
          </table:table-cell>
          <table:table-cell table:formula="of:=IF([.C43]&lt;[.D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]" office:value-type="string" office:string-value="depots-strips">
            <text:p>depots-strips</text:p>
          </table:table-cell>
          <table:table-cell table:formula="of:=[Sheet1.B44]" office:value-type="string" office:string-value="pfile16">
            <text:p>pfile16</text:p>
          </table:table-cell>
          <table:table-cell table:formula="of:=[Sheet1.C44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44]=[.D44];1;0)" office:value-type="float" office:value="1">
            <text:p>1</text:p>
          </table:table-cell>
          <table:table-cell table:formula="of:=IF([.C44]&gt;[.D44];1;0)" office:value-type="float" office:value="0">
            <text:p>0</text:p>
          </table:table-cell>
          <table:table-cell table:formula="of:=IF([.C44]&lt;[.D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]" office:value-type="string" office:string-value="depots-strips">
            <text:p>depots-strips</text:p>
          </table:table-cell>
          <table:table-cell table:formula="of:=[Sheet1.B45]" office:value-type="string" office:string-value="pfile17">
            <text:p>pfile17</text:p>
          </table:table-cell>
          <table:table-cell table:formula="of:=[Sheet1.C45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45]=[.D45];1;0)" office:value-type="float" office:value="1">
            <text:p>1</text:p>
          </table:table-cell>
          <table:table-cell table:formula="of:=IF([.C45]&gt;[.D45];1;0)" office:value-type="float" office:value="0">
            <text:p>0</text:p>
          </table:table-cell>
          <table:table-cell table:formula="of:=IF([.C45]&lt;[.D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]" office:value-type="string" office:string-value="depots-strips">
            <text:p>depots-strips</text:p>
          </table:table-cell>
          <table:table-cell table:formula="of:=[Sheet1.B46]" office:value-type="string" office:string-value="pfile18">
            <text:p>pfile18</text:p>
          </table:table-cell>
          <table:table-cell table:formula="of:=[Sheet1.C46]" office:value-type="float" office:value="47">
            <text:p>47</text:p>
          </table:table-cell>
          <table:table-cell office:value-type="float" office:value="38">
            <text:p>38</text:p>
          </table:table-cell>
          <table:table-cell/>
          <table:table-cell table:formula="of:=IF([.C46]=[.D46];1;0)" office:value-type="float" office:value="0">
            <text:p>0</text:p>
          </table:table-cell>
          <table:table-cell table:formula="of:=IF([.C46]&gt;[.D46];1;0)" office:value-type="float" office:value="1">
            <text:p>1</text:p>
          </table:table-cell>
          <table:table-cell table:formula="of:=IF([.C46]&lt;[.D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]" office:value-type="string" office:string-value="depots-strips">
            <text:p>depots-strips</text:p>
          </table:table-cell>
          <table:table-cell table:formula="of:=[Sheet1.B47]" office:value-type="string" office:string-value="pfile19">
            <text:p>pfile19</text:p>
          </table:table-cell>
          <table:table-cell table:formula="of:=[Sheet1.C47]" office:value-type="float" office:value="32">
            <text:p>32</text:p>
          </table:table-cell>
          <table:table-cell office:value-type="float" office:value="32">
            <text:p>32</text:p>
          </table:table-cell>
          <table:table-cell/>
          <table:table-cell table:formula="of:=IF([.C47]=[.D47];1;0)" office:value-type="float" office:value="1">
            <text:p>1</text:p>
          </table:table-cell>
          <table:table-cell table:formula="of:=IF([.C47]&gt;[.D47];1;0)" office:value-type="float" office:value="0">
            <text:p>0</text:p>
          </table:table-cell>
          <table:table-cell table:formula="of:=IF([.C47]&lt;[.D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]" office:value-type="string" office:string-value="depots-strips">
            <text:p>depots-strips</text:p>
          </table:table-cell>
          <table:table-cell table:formula="of:=[Sheet1.B48]" office:value-type="string" office:string-value="pfile2">
            <text:p>pfile2</text:p>
          </table:table-cell>
          <table:table-cell table:formula="of:=[Sheet1.C48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48]=[.D48];1;0)" office:value-type="float" office:value="1">
            <text:p>1</text:p>
          </table:table-cell>
          <table:table-cell table:formula="of:=IF([.C48]&gt;[.D48];1;0)" office:value-type="float" office:value="0">
            <text:p>0</text:p>
          </table:table-cell>
          <table:table-cell table:formula="of:=IF([.C48]&lt;[.D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]" office:value-type="string" office:string-value="depots-strips">
            <text:p>depots-strips</text:p>
          </table:table-cell>
          <table:table-cell table:formula="of:=[Sheet1.B49]" office:value-type="string" office:string-value="pfile20">
            <text:p>pfile20</text:p>
          </table:table-cell>
          <table:table-cell table:formula="of:=[Sheet1.C49]" office:value-type="float" office:value="51">
            <text:p>51</text:p>
          </table:table-cell>
          <table:table-cell office:value-type="float" office:value="31">
            <text:p>31</text:p>
          </table:table-cell>
          <table:table-cell/>
          <table:table-cell table:formula="of:=IF([.C49]=[.D49];1;0)" office:value-type="float" office:value="0">
            <text:p>0</text:p>
          </table:table-cell>
          <table:table-cell table:formula="of:=IF([.C49]&gt;[.D49];1;0)" office:value-type="float" office:value="1">
            <text:p>1</text:p>
          </table:table-cell>
          <table:table-cell table:formula="of:=IF([.C49]&lt;[.D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]" office:value-type="string" office:string-value="depots-strips">
            <text:p>depots-strips</text:p>
          </table:table-cell>
          <table:table-cell table:formula="of:=[Sheet1.B50]" office:value-type="string" office:string-value="pfile21">
            <text:p>pfile21</text:p>
          </table:table-cell>
          <table:table-cell table:formula="of:=[Sheet1.C50]" office:value-type="float" office:value="30">
            <text:p>30</text:p>
          </table:table-cell>
          <table:table-cell office:value-type="float" office:value="32">
            <text:p>32</text:p>
          </table:table-cell>
          <table:table-cell/>
          <table:table-cell table:formula="of:=IF([.C50]=[.D50];1;0)" office:value-type="float" office:value="0">
            <text:p>0</text:p>
          </table:table-cell>
          <table:table-cell table:formula="of:=IF([.C50]&gt;[.D50];1;0)" office:value-type="float" office:value="0">
            <text:p>0</text:p>
          </table:table-cell>
          <table:table-cell table:formula="of:=IF([.C50]&lt;[.D50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51]" office:value-type="string" office:string-value="depots-strips">
            <text:p>depots-strips</text:p>
          </table:table-cell>
          <table:table-cell table:formula="of:=[Sheet1.B51]" office:value-type="string" office:string-value="pfile22">
            <text:p>pfile22</text:p>
          </table:table-cell>
          <table:table-cell table:formula="of:=[Sheet1.C51]" office:value-type="float" office:value="66">
            <text:p>66</text:p>
          </table:table-cell>
          <table:table-cell office:value-type="float" office:value="57">
            <text:p>57</text:p>
          </table:table-cell>
          <table:table-cell/>
          <table:table-cell table:formula="of:=IF([.C51]=[.D51];1;0)" office:value-type="float" office:value="0">
            <text:p>0</text:p>
          </table:table-cell>
          <table:table-cell table:formula="of:=IF([.C51]&gt;[.D51];1;0)" office:value-type="float" office:value="1">
            <text:p>1</text:p>
          </table:table-cell>
          <table:table-cell table:formula="of:=IF([.C51]&lt;[.D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]" office:value-type="string" office:string-value="depots-strips">
            <text:p>depots-strips</text:p>
          </table:table-cell>
          <table:table-cell table:formula="of:=[Sheet1.B52]" office:value-type="string" office:string-value="pfile3">
            <text:p>pfile3</text:p>
          </table:table-cell>
          <table:table-cell table:formula="of:=[Sheet1.C52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52]=[.D52];1;0)" office:value-type="float" office:value="1">
            <text:p>1</text:p>
          </table:table-cell>
          <table:table-cell table:formula="of:=IF([.C52]&gt;[.D52];1;0)" office:value-type="float" office:value="0">
            <text:p>0</text:p>
          </table:table-cell>
          <table:table-cell table:formula="of:=IF([.C52]&lt;[.D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]" office:value-type="string" office:string-value="depots-strips">
            <text:p>depots-strips</text:p>
          </table:table-cell>
          <table:table-cell table:formula="of:=[Sheet1.B53]" office:value-type="string" office:string-value="pfile4">
            <text:p>pfile4</text:p>
          </table:table-cell>
          <table:table-cell table:formula="of:=[Sheet1.C53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53]=[.D53];1;0)" office:value-type="float" office:value="1">
            <text:p>1</text:p>
          </table:table-cell>
          <table:table-cell table:formula="of:=IF([.C53]&gt;[.D53];1;0)" office:value-type="float" office:value="0">
            <text:p>0</text:p>
          </table:table-cell>
          <table:table-cell table:formula="of:=IF([.C53]&lt;[.D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]" office:value-type="string" office:string-value="depots-strips">
            <text:p>depots-strips</text:p>
          </table:table-cell>
          <table:table-cell table:formula="of:=[Sheet1.B54]" office:value-type="string" office:string-value="pfile5">
            <text:p>pfile5</text:p>
          </table:table-cell>
          <table:table-cell table:formula="of:=[Sheet1.C54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54]=[.D54];1;0)" office:value-type="float" office:value="1">
            <text:p>1</text:p>
          </table:table-cell>
          <table:table-cell table:formula="of:=IF([.C54]&gt;[.D54];1;0)" office:value-type="float" office:value="0">
            <text:p>0</text:p>
          </table:table-cell>
          <table:table-cell table:formula="of:=IF([.C54]&lt;[.D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]" office:value-type="string" office:string-value="depots-strips">
            <text:p>depots-strips</text:p>
          </table:table-cell>
          <table:table-cell table:formula="of:=[Sheet1.B55]" office:value-type="string" office:string-value="pfile6">
            <text:p>pfile6</text:p>
          </table:table-cell>
          <table:table-cell table:formula="of:=[Sheet1.C55]" office:value-type="float" office:value="42">
            <text:p>42</text:p>
          </table:table-cell>
          <table:table-cell office:value-type="float" office:value="42">
            <text:p>42</text:p>
          </table:table-cell>
          <table:table-cell/>
          <table:table-cell table:formula="of:=IF([.C55]=[.D55];1;0)" office:value-type="float" office:value="1">
            <text:p>1</text:p>
          </table:table-cell>
          <table:table-cell table:formula="of:=IF([.C55]&gt;[.D55];1;0)" office:value-type="float" office:value="0">
            <text:p>0</text:p>
          </table:table-cell>
          <table:table-cell table:formula="of:=IF([.C55]&lt;[.D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]" office:value-type="string" office:string-value="depots-strips">
            <text:p>depots-strips</text:p>
          </table:table-cell>
          <table:table-cell table:formula="of:=[Sheet1.B56]" office:value-type="string" office:string-value="pfile7">
            <text:p>pfile7</text:p>
          </table:table-cell>
          <table:table-cell table:formula="of:=[Sheet1.C56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56]=[.D56];1;0)" office:value-type="float" office:value="1">
            <text:p>1</text:p>
          </table:table-cell>
          <table:table-cell table:formula="of:=IF([.C56]&gt;[.D56];1;0)" office:value-type="float" office:value="0">
            <text:p>0</text:p>
          </table:table-cell>
          <table:table-cell table:formula="of:=IF([.C56]&lt;[.D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]" office:value-type="string" office:string-value="depots-strips">
            <text:p>depots-strips</text:p>
          </table:table-cell>
          <table:table-cell table:formula="of:=[Sheet1.B57]" office:value-type="string" office:string-value="pfile8">
            <text:p>pfile8</text:p>
          </table:table-cell>
          <table:table-cell table:formula="of:=[Sheet1.C57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57]=[.D57];1;0)" office:value-type="float" office:value="1">
            <text:p>1</text:p>
          </table:table-cell>
          <table:table-cell table:formula="of:=IF([.C57]&gt;[.D57];1;0)" office:value-type="float" office:value="0">
            <text:p>0</text:p>
          </table:table-cell>
          <table:table-cell table:formula="of:=IF([.C57]&lt;[.D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]" office:value-type="string" office:string-value="depots-strips">
            <text:p>depots-strips</text:p>
          </table:table-cell>
          <table:table-cell table:formula="of:=[Sheet1.B58]" office:value-type="string" office:string-value="pfile9">
            <text:p>pfile9</text:p>
          </table:table-cell>
          <table:table-cell table:formula="of:=[Sheet1.C58]" office:value-type="float" office:value="44">
            <text:p>44</text:p>
          </table:table-cell>
          <table:table-cell office:value-type="float" office:value="44">
            <text:p>44</text:p>
          </table:table-cell>
          <table:table-cell/>
          <table:table-cell table:formula="of:=IF([.C58]=[.D58];1;0)" office:value-type="float" office:value="1">
            <text:p>1</text:p>
          </table:table-cell>
          <table:table-cell table:formula="of:=IF([.C58]&gt;[.D58];1;0)" office:value-type="float" office:value="0">
            <text:p>0</text:p>
          </table:table-cell>
          <table:table-cell table:formula="of:=IF([.C58]&lt;[.D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]" office:value-type="string" office:string-value="driverlog-strips">
            <text:p>driverlog-strips</text:p>
          </table:table-cell>
          <table:table-cell table:formula="of:=[Sheet1.B59]" office:value-type="string" office:string-value="pfile1">
            <text:p>pfile1</text:p>
          </table:table-cell>
          <table:table-cell table:formula="of:=[Sheet1.C59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59]=[.D59];1;0)" office:value-type="float" office:value="1">
            <text:p>1</text:p>
          </table:table-cell>
          <table:table-cell table:formula="of:=IF([.C59]&gt;[.D59];1;0)" office:value-type="float" office:value="0">
            <text:p>0</text:p>
          </table:table-cell>
          <table:table-cell table:formula="of:=IF([.C59]&lt;[.D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]" office:value-type="string" office:string-value="driverlog-strips">
            <text:p>driverlog-strips</text:p>
          </table:table-cell>
          <table:table-cell table:formula="of:=[Sheet1.B60]" office:value-type="string" office:string-value="pfile10">
            <text:p>pfile10</text:p>
          </table:table-cell>
          <table:table-cell table:formula="of:=[Sheet1.C60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60]=[.D60];1;0)" office:value-type="float" office:value="1">
            <text:p>1</text:p>
          </table:table-cell>
          <table:table-cell table:formula="of:=IF([.C60]&gt;[.D60];1;0)" office:value-type="float" office:value="0">
            <text:p>0</text:p>
          </table:table-cell>
          <table:table-cell table:formula="of:=IF([.C60]&lt;[.D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]" office:value-type="string" office:string-value="driverlog-strips">
            <text:p>driverlog-strips</text:p>
          </table:table-cell>
          <table:table-cell table:formula="of:=[Sheet1.B61]" office:value-type="string" office:string-value="pfile11">
            <text:p>pfile11</text:p>
          </table:table-cell>
          <table:table-cell table:formula="of:=[Sheet1.C61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61]=[.D61];1;0)" office:value-type="float" office:value="1">
            <text:p>1</text:p>
          </table:table-cell>
          <table:table-cell table:formula="of:=IF([.C61]&gt;[.D61];1;0)" office:value-type="float" office:value="0">
            <text:p>0</text:p>
          </table:table-cell>
          <table:table-cell table:formula="of:=IF([.C61]&lt;[.D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]" office:value-type="string" office:string-value="driverlog-strips">
            <text:p>driverlog-strips</text:p>
          </table:table-cell>
          <table:table-cell table:formula="of:=[Sheet1.B62]" office:value-type="string" office:string-value="pfile12">
            <text:p>pfile12</text:p>
          </table:table-cell>
          <table:table-cell table:formula="of:=[Sheet1.C62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62]=[.D62];1;0)" office:value-type="float" office:value="1">
            <text:p>1</text:p>
          </table:table-cell>
          <table:table-cell table:formula="of:=IF([.C62]&gt;[.D62];1;0)" office:value-type="float" office:value="0">
            <text:p>0</text:p>
          </table:table-cell>
          <table:table-cell table:formula="of:=IF([.C62]&lt;[.D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]" office:value-type="string" office:string-value="driverlog-strips">
            <text:p>driverlog-strips</text:p>
          </table:table-cell>
          <table:table-cell table:formula="of:=[Sheet1.B63]" office:value-type="string" office:string-value="pfile13">
            <text:p>pfile13</text:p>
          </table:table-cell>
          <table:table-cell table:formula="of:=[Sheet1.C63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table:formula="of:=IF([.C63]=[.D63];1;0)" office:value-type="float" office:value="1">
            <text:p>1</text:p>
          </table:table-cell>
          <table:table-cell table:formula="of:=IF([.C63]&gt;[.D63];1;0)" office:value-type="float" office:value="0">
            <text:p>0</text:p>
          </table:table-cell>
          <table:table-cell table:formula="of:=IF([.C63]&lt;[.D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4]" office:value-type="string" office:string-value="driverlog-strips">
            <text:p>driverlog-strips</text:p>
          </table:table-cell>
          <table:table-cell table:formula="of:=[Sheet1.B64]" office:value-type="string" office:string-value="pfile14">
            <text:p>pfile14</text:p>
          </table:table-cell>
          <table:table-cell table:formula="of:=[Sheet1.C64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64]=[.D64];1;0)" office:value-type="float" office:value="1">
            <text:p>1</text:p>
          </table:table-cell>
          <table:table-cell table:formula="of:=IF([.C64]&gt;[.D64];1;0)" office:value-type="float" office:value="0">
            <text:p>0</text:p>
          </table:table-cell>
          <table:table-cell table:formula="of:=IF([.C64]&lt;[.D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5]" office:value-type="string" office:string-value="driverlog-strips">
            <text:p>driverlog-strips</text:p>
          </table:table-cell>
          <table:table-cell table:formula="of:=[Sheet1.B65]" office:value-type="string" office:string-value="pfile15">
            <text:p>pfile15</text:p>
          </table:table-cell>
          <table:table-cell table:formula="of:=[Sheet1.C65]" office:value-type="float" office:value="26">
            <text:p>26</text:p>
          </table:table-cell>
          <table:table-cell office:value-type="float" office:value="30">
            <text:p>30</text:p>
          </table:table-cell>
          <table:table-cell/>
          <table:table-cell table:formula="of:=IF([.C65]=[.D65];1;0)" office:value-type="float" office:value="0">
            <text:p>0</text:p>
          </table:table-cell>
          <table:table-cell table:formula="of:=IF([.C65]&gt;[.D65];1;0)" office:value-type="float" office:value="0">
            <text:p>0</text:p>
          </table:table-cell>
          <table:table-cell table:formula="of:=IF([.C65]&lt;[.D6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6]" office:value-type="string" office:string-value="driverlog-strips">
            <text:p>driverlog-strips</text:p>
          </table:table-cell>
          <table:table-cell table:formula="of:=[Sheet1.B66]" office:value-type="string" office:string-value="pfile16">
            <text:p>pfile16</text:p>
          </table:table-cell>
          <table:table-cell table:formula="of:=[Sheet1.C66]" office:value-type="float" office:value="39">
            <text:p>39</text:p>
          </table:table-cell>
          <table:table-cell office:value-type="float" office:value="38">
            <text:p>38</text:p>
          </table:table-cell>
          <table:table-cell/>
          <table:table-cell table:formula="of:=IF([.C66]=[.D66];1;0)" office:value-type="float" office:value="0">
            <text:p>0</text:p>
          </table:table-cell>
          <table:table-cell table:formula="of:=IF([.C66]&gt;[.D66];1;0)" office:value-type="float" office:value="1">
            <text:p>1</text:p>
          </table:table-cell>
          <table:table-cell table:formula="of:=IF([.C66]&lt;[.D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7]" office:value-type="string" office:string-value="driverlog-strips">
            <text:p>driverlog-strips</text:p>
          </table:table-cell>
          <table:table-cell table:formula="of:=[Sheet1.B67]" office:value-type="string" office:string-value="pfile17">
            <text:p>pfile17</text:p>
          </table:table-cell>
          <table:table-cell table:formula="of:=[Sheet1.C67]" office:value-type="float" office:value="43">
            <text:p>43</text:p>
          </table:table-cell>
          <table:table-cell office:value-type="float" office:value="43">
            <text:p>43</text:p>
          </table:table-cell>
          <table:table-cell/>
          <table:table-cell table:formula="of:=IF([.C67]=[.D67];1;0)" office:value-type="float" office:value="1">
            <text:p>1</text:p>
          </table:table-cell>
          <table:table-cell table:formula="of:=IF([.C67]&gt;[.D67];1;0)" office:value-type="float" office:value="0">
            <text:p>0</text:p>
          </table:table-cell>
          <table:table-cell table:formula="of:=IF([.C67]&lt;[.D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]" office:value-type="string" office:string-value="driverlog-strips">
            <text:p>driverlog-strips</text:p>
          </table:table-cell>
          <table:table-cell table:formula="of:=[Sheet1.B68]" office:value-type="string" office:string-value="pfile18">
            <text:p>pfile18</text:p>
          </table:table-cell>
          <table:table-cell table:formula="of:=[Sheet1.C68]" office:value-type="float" office:value="44">
            <text:p>44</text:p>
          </table:table-cell>
          <table:table-cell office:value-type="float" office:value="49">
            <text:p>49</text:p>
          </table:table-cell>
          <table:table-cell/>
          <table:table-cell table:formula="of:=IF([.C68]=[.D68];1;0)" office:value-type="float" office:value="0">
            <text:p>0</text:p>
          </table:table-cell>
          <table:table-cell table:formula="of:=IF([.C68]&gt;[.D68];1;0)" office:value-type="float" office:value="0">
            <text:p>0</text:p>
          </table:table-cell>
          <table:table-cell table:formula="of:=IF([.C68]&lt;[.D68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9]" office:value-type="string" office:string-value="driverlog-strips">
            <text:p>driverlog-strips</text:p>
          </table:table-cell>
          <table:table-cell table:formula="of:=[Sheet1.B69]" office:value-type="string" office:string-value="pfile19">
            <text:p>pfile19</text:p>
          </table:table-cell>
          <table:table-cell table:formula="of:=[Sheet1.C69]" office:value-type="float" office:value="62">
            <text:p>62</text:p>
          </table:table-cell>
          <table:table-cell office:value-type="float" office:value="65">
            <text:p>65</text:p>
          </table:table-cell>
          <table:table-cell/>
          <table:table-cell table:formula="of:=IF([.C69]=[.D69];1;0)" office:value-type="float" office:value="0">
            <text:p>0</text:p>
          </table:table-cell>
          <table:table-cell table:formula="of:=IF([.C69]&gt;[.D69];1;0)" office:value-type="float" office:value="0">
            <text:p>0</text:p>
          </table:table-cell>
          <table:table-cell table:formula="of:=IF([.C69]&lt;[.D6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70]" office:value-type="string" office:string-value="driverlog-strips">
            <text:p>driverlog-strips</text:p>
          </table:table-cell>
          <table:table-cell table:formula="of:=[Sheet1.B70]" office:value-type="string" office:string-value="pfile2">
            <text:p>pfile2</text:p>
          </table:table-cell>
          <table:table-cell table:formula="of:=[Sheet1.C70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70]=[.D70];1;0)" office:value-type="float" office:value="1">
            <text:p>1</text:p>
          </table:table-cell>
          <table:table-cell table:formula="of:=IF([.C70]&gt;[.D70];1;0)" office:value-type="float" office:value="0">
            <text:p>0</text:p>
          </table:table-cell>
          <table:table-cell table:formula="of:=IF([.C70]&lt;[.D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]" office:value-type="string" office:string-value="driverlog-strips">
            <text:p>driverlog-strips</text:p>
          </table:table-cell>
          <table:table-cell table:formula="of:=[Sheet1.B71]" office:value-type="string" office:string-value="pfile20">
            <text:p>pfile20</text:p>
          </table:table-cell>
          <table:table-cell table:formula="of:=[Sheet1.C71]" office:value-type="float" office:value="48">
            <text:p>48</text:p>
          </table:table-cell>
          <table:table-cell office:value-type="float" office:value="61">
            <text:p>61</text:p>
          </table:table-cell>
          <table:table-cell/>
          <table:table-cell table:formula="of:=IF([.C71]=[.D71];1;0)" office:value-type="float" office:value="0">
            <text:p>0</text:p>
          </table:table-cell>
          <table:table-cell table:formula="of:=IF([.C71]&gt;[.D71];1;0)" office:value-type="float" office:value="0">
            <text:p>0</text:p>
          </table:table-cell>
          <table:table-cell table:formula="of:=IF([.C71]&lt;[.D7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72]" office:value-type="string" office:string-value="driverlog-strips">
            <text:p>driverlog-strips</text:p>
          </table:table-cell>
          <table:table-cell table:formula="of:=[Sheet1.B72]" office:value-type="string" office:string-value="pfile3">
            <text:p>pfile3</text:p>
          </table:table-cell>
          <table:table-cell table:formula="of:=[Sheet1.C72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72]=[.D72];1;0)" office:value-type="float" office:value="1">
            <text:p>1</text:p>
          </table:table-cell>
          <table:table-cell table:formula="of:=IF([.C72]&gt;[.D72];1;0)" office:value-type="float" office:value="0">
            <text:p>0</text:p>
          </table:table-cell>
          <table:table-cell table:formula="of:=IF([.C72]&lt;[.D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3]" office:value-type="string" office:string-value="driverlog-strips">
            <text:p>driverlog-strips</text:p>
          </table:table-cell>
          <table:table-cell table:formula="of:=[Sheet1.B73]" office:value-type="string" office:string-value="pfile4">
            <text:p>pfile4</text:p>
          </table:table-cell>
          <table:table-cell table:formula="of:=[Sheet1.C73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73]=[.D73];1;0)" office:value-type="float" office:value="1">
            <text:p>1</text:p>
          </table:table-cell>
          <table:table-cell table:formula="of:=IF([.C73]&gt;[.D73];1;0)" office:value-type="float" office:value="0">
            <text:p>0</text:p>
          </table:table-cell>
          <table:table-cell table:formula="of:=IF([.C73]&lt;[.D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4]" office:value-type="string" office:string-value="driverlog-strips">
            <text:p>driverlog-strips</text:p>
          </table:table-cell>
          <table:table-cell table:formula="of:=[Sheet1.B74]" office:value-type="string" office:string-value="pfile5">
            <text:p>pfile5</text:p>
          </table:table-cell>
          <table:table-cell table:formula="of:=[Sheet1.C74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74]=[.D74];1;0)" office:value-type="float" office:value="1">
            <text:p>1</text:p>
          </table:table-cell>
          <table:table-cell table:formula="of:=IF([.C74]&gt;[.D74];1;0)" office:value-type="float" office:value="0">
            <text:p>0</text:p>
          </table:table-cell>
          <table:table-cell table:formula="of:=IF([.C74]&lt;[.D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5]" office:value-type="string" office:string-value="driverlog-strips">
            <text:p>driverlog-strips</text:p>
          </table:table-cell>
          <table:table-cell table:formula="of:=[Sheet1.B75]" office:value-type="string" office:string-value="pfile6">
            <text:p>pfile6</text:p>
          </table:table-cell>
          <table:table-cell table:formula="of:=[Sheet1.C75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75]=[.D75];1;0)" office:value-type="float" office:value="1">
            <text:p>1</text:p>
          </table:table-cell>
          <table:table-cell table:formula="of:=IF([.C75]&gt;[.D75];1;0)" office:value-type="float" office:value="0">
            <text:p>0</text:p>
          </table:table-cell>
          <table:table-cell table:formula="of:=IF([.C75]&lt;[.D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6]" office:value-type="string" office:string-value="driverlog-strips">
            <text:p>driverlog-strips</text:p>
          </table:table-cell>
          <table:table-cell table:formula="of:=[Sheet1.B76]" office:value-type="string" office:string-value="pfile7">
            <text:p>pfile7</text:p>
          </table:table-cell>
          <table:table-cell table:formula="of:=[Sheet1.C76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76]=[.D76];1;0)" office:value-type="float" office:value="1">
            <text:p>1</text:p>
          </table:table-cell>
          <table:table-cell table:formula="of:=IF([.C76]&gt;[.D76];1;0)" office:value-type="float" office:value="0">
            <text:p>0</text:p>
          </table:table-cell>
          <table:table-cell table:formula="of:=IF([.C76]&lt;[.D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7]" office:value-type="string" office:string-value="driverlog-strips">
            <text:p>driverlog-strips</text:p>
          </table:table-cell>
          <table:table-cell table:formula="of:=[Sheet1.B77]" office:value-type="string" office:string-value="pfile8">
            <text:p>pfile8</text:p>
          </table:table-cell>
          <table:table-cell table:formula="of:=[Sheet1.C77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77]=[.D77];1;0)" office:value-type="float" office:value="1">
            <text:p>1</text:p>
          </table:table-cell>
          <table:table-cell table:formula="of:=IF([.C77]&gt;[.D77];1;0)" office:value-type="float" office:value="0">
            <text:p>0</text:p>
          </table:table-cell>
          <table:table-cell table:formula="of:=IF([.C77]&lt;[.D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8]" office:value-type="string" office:string-value="driverlog-strips">
            <text:p>driverlog-strips</text:p>
          </table:table-cell>
          <table:table-cell table:formula="of:=[Sheet1.B78]" office:value-type="string" office:string-value="pfile9">
            <text:p>pfile9</text:p>
          </table:table-cell>
          <table:table-cell table:formula="of:=[Sheet1.C78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78]=[.D78];1;0)" office:value-type="float" office:value="1">
            <text:p>1</text:p>
          </table:table-cell>
          <table:table-cell table:formula="of:=IF([.C78]&gt;[.D78];1;0)" office:value-type="float" office:value="0">
            <text:p>0</text:p>
          </table:table-cell>
          <table:table-cell table:formula="of:=IF([.C78]&lt;[.D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9]" office:value-type="string" office:string-value="freecell">
            <text:p>freecell</text:p>
          </table:table-cell>
          <table:table-cell table:formula="of:=[Sheet1.B79]" office:value-type="string" office:string-value="probfreecell-10-1">
            <text:p>probfreecell-10-1</text:p>
          </table:table-cell>
          <table:table-cell table:formula="of:=[Sheet1.C79]" office:value-type="float" office:value="48">
            <text:p>48</text:p>
          </table:table-cell>
          <table:table-cell office:value-type="float" office:value="15">
            <text:p>15</text:p>
          </table:table-cell>
          <table:table-cell/>
          <table:table-cell table:formula="of:=IF([.C79]=[.D79];1;0)" office:value-type="float" office:value="0">
            <text:p>0</text:p>
          </table:table-cell>
          <table:table-cell table:formula="of:=IF([.C79]&gt;[.D79];1;0)" office:value-type="float" office:value="1">
            <text:p>1</text:p>
          </table:table-cell>
          <table:table-cell table:formula="of:=IF([.C79]&lt;[.D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0]" office:value-type="string" office:string-value="freecell">
            <text:p>freecell</text:p>
          </table:table-cell>
          <table:table-cell table:formula="of:=[Sheet1.B80]" office:value-type="string" office:string-value="probfreecell-10-2">
            <text:p>probfreecell-10-2</text:p>
          </table:table-cell>
          <table:table-cell table:formula="of:=[Sheet1.C80]" office:value-type="float" office:value="50">
            <text:p>50</text:p>
          </table:table-cell>
          <table:table-cell office:value-type="float" office:value="14">
            <text:p>14</text:p>
          </table:table-cell>
          <table:table-cell/>
          <table:table-cell table:formula="of:=IF([.C80]=[.D80];1;0)" office:value-type="float" office:value="0">
            <text:p>0</text:p>
          </table:table-cell>
          <table:table-cell table:formula="of:=IF([.C80]&gt;[.D80];1;0)" office:value-type="float" office:value="1">
            <text:p>1</text:p>
          </table:table-cell>
          <table:table-cell table:formula="of:=IF([.C80]&lt;[.D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1]" office:value-type="string" office:string-value="freecell">
            <text:p>freecell</text:p>
          </table:table-cell>
          <table:table-cell table:formula="of:=[Sheet1.B81]" office:value-type="string" office:string-value="probfreecell-10-3">
            <text:p>probfreecell-10-3</text:p>
          </table:table-cell>
          <table:table-cell table:formula="of:=[Sheet1.C81]" office:value-type="float" office:value="47">
            <text:p>47</text:p>
          </table:table-cell>
          <table:table-cell office:value-type="float" office:value="16">
            <text:p>16</text:p>
          </table:table-cell>
          <table:table-cell/>
          <table:table-cell table:formula="of:=IF([.C81]=[.D81];1;0)" office:value-type="float" office:value="0">
            <text:p>0</text:p>
          </table:table-cell>
          <table:table-cell table:formula="of:=IF([.C81]&gt;[.D81];1;0)" office:value-type="float" office:value="1">
            <text:p>1</text:p>
          </table:table-cell>
          <table:table-cell table:formula="of:=IF([.C81]&lt;[.D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2]" office:value-type="string" office:string-value="freecell">
            <text:p>freecell</text:p>
          </table:table-cell>
          <table:table-cell table:formula="of:=[Sheet1.B82]" office:value-type="string" office:string-value="probfreecell-10-4">
            <text:p>probfreecell-10-4</text:p>
          </table:table-cell>
          <table:table-cell table:formula="of:=[Sheet1.C82]" office:value-type="float" office:value="48">
            <text:p>48</text:p>
          </table:table-cell>
          <table:table-cell office:value-type="float" office:value="15">
            <text:p>15</text:p>
          </table:table-cell>
          <table:table-cell/>
          <table:table-cell table:formula="of:=IF([.C82]=[.D82];1;0)" office:value-type="float" office:value="0">
            <text:p>0</text:p>
          </table:table-cell>
          <table:table-cell table:formula="of:=IF([.C82]&gt;[.D82];1;0)" office:value-type="float" office:value="1">
            <text:p>1</text:p>
          </table:table-cell>
          <table:table-cell table:formula="of:=IF([.C82]&lt;[.D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3]" office:value-type="string" office:string-value="freecell">
            <text:p>freecell</text:p>
          </table:table-cell>
          <table:table-cell table:formula="of:=[Sheet1.B83]" office:value-type="string" office:string-value="probfreecell-10-5">
            <text:p>probfreecell-10-5</text:p>
          </table:table-cell>
          <table:table-cell table:formula="of:=[Sheet1.C83]" office:value-type="float" office:value="46">
            <text:p>46</text:p>
          </table:table-cell>
          <table:table-cell office:value-type="float" office:value="17">
            <text:p>17</text:p>
          </table:table-cell>
          <table:table-cell/>
          <table:table-cell table:formula="of:=IF([.C83]=[.D83];1;0)" office:value-type="float" office:value="0">
            <text:p>0</text:p>
          </table:table-cell>
          <table:table-cell table:formula="of:=IF([.C83]&gt;[.D83];1;0)" office:value-type="float" office:value="1">
            <text:p>1</text:p>
          </table:table-cell>
          <table:table-cell table:formula="of:=IF([.C83]&lt;[.D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4]" office:value-type="string" office:string-value="freecell">
            <text:p>freecell</text:p>
          </table:table-cell>
          <table:table-cell table:formula="of:=[Sheet1.B84]" office:value-type="string" office:string-value="probfreecell-11-1">
            <text:p>probfreecell-11-1</text:p>
          </table:table-cell>
          <table:table-cell table:formula="of:=[Sheet1.C84]" office:value-type="float" office:value="49">
            <text:p>49</text:p>
          </table:table-cell>
          <table:table-cell office:value-type="float" office:value="15">
            <text:p>15</text:p>
          </table:table-cell>
          <table:table-cell/>
          <table:table-cell table:formula="of:=IF([.C84]=[.D84];1;0)" office:value-type="float" office:value="0">
            <text:p>0</text:p>
          </table:table-cell>
          <table:table-cell table:formula="of:=IF([.C84]&gt;[.D84];1;0)" office:value-type="float" office:value="1">
            <text:p>1</text:p>
          </table:table-cell>
          <table:table-cell table:formula="of:=IF([.C84]&lt;[.D8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5]" office:value-type="string" office:string-value="freecell">
            <text:p>freecell</text:p>
          </table:table-cell>
          <table:table-cell table:formula="of:=[Sheet1.B85]" office:value-type="string" office:string-value="probfreecell-11-2">
            <text:p>probfreecell-11-2</text:p>
          </table:table-cell>
          <table:table-cell table:formula="of:=[Sheet1.C85]"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IF([.C85]=[.D85];1;0)" office:value-type="float" office:value="0">
            <text:p>0</text:p>
          </table:table-cell>
          <table:table-cell table:formula="of:=IF([.C85]&gt;[.D85];1;0)" office:value-type="float" office:value="1">
            <text:p>1</text:p>
          </table:table-cell>
          <table:table-cell table:formula="of:=IF([.C85]&lt;[.D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6]" office:value-type="string" office:string-value="freecell">
            <text:p>freecell</text:p>
          </table:table-cell>
          <table:table-cell table:formula="of:=[Sheet1.B86]" office:value-type="string" office:string-value="probfreecell-11-3">
            <text:p>probfreecell-11-3</text:p>
          </table:table-cell>
          <table:table-cell table:formula="of:=[Sheet1.C86]" office:value-type="float" office:value="49">
            <text:p>49</text:p>
          </table:table-cell>
          <table:table-cell office:value-type="float" office:value="16">
            <text:p>16</text:p>
          </table:table-cell>
          <table:table-cell/>
          <table:table-cell table:formula="of:=IF([.C86]=[.D86];1;0)" office:value-type="float" office:value="0">
            <text:p>0</text:p>
          </table:table-cell>
          <table:table-cell table:formula="of:=IF([.C86]&gt;[.D86];1;0)" office:value-type="float" office:value="1">
            <text:p>1</text:p>
          </table:table-cell>
          <table:table-cell table:formula="of:=IF([.C86]&lt;[.D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7]" office:value-type="string" office:string-value="freecell">
            <text:p>freecell</text:p>
          </table:table-cell>
          <table:table-cell table:formula="of:=[Sheet1.B87]" office:value-type="string" office:string-value="probfreecell-11-4">
            <text:p>probfreecell-11-4</text:p>
          </table:table-cell>
          <table:table-cell table:formula="of:=[Sheet1.C87]" office:value-type="float" office:value="52">
            <text:p>52</text:p>
          </table:table-cell>
          <table:table-cell office:value-type="float" office:value="16">
            <text:p>16</text:p>
          </table:table-cell>
          <table:table-cell/>
          <table:table-cell table:formula="of:=IF([.C87]=[.D87];1;0)" office:value-type="float" office:value="0">
            <text:p>0</text:p>
          </table:table-cell>
          <table:table-cell table:formula="of:=IF([.C87]&gt;[.D87];1;0)" office:value-type="float" office:value="1">
            <text:p>1</text:p>
          </table:table-cell>
          <table:table-cell table:formula="of:=IF([.C87]&lt;[.D8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8]" office:value-type="string" office:string-value="freecell">
            <text:p>freecell</text:p>
          </table:table-cell>
          <table:table-cell table:formula="of:=[Sheet1.B88]" office:value-type="string" office:string-value="probfreecell-11-5">
            <text:p>probfreecell-11-5</text:p>
          </table:table-cell>
          <table:table-cell table:formula="of:=[Sheet1.C88]" office:value-type="float" office:value="53">
            <text:p>53</text:p>
          </table:table-cell>
          <table:table-cell office:value-type="float" office:value="19">
            <text:p>19</text:p>
          </table:table-cell>
          <table:table-cell/>
          <table:table-cell table:formula="of:=IF([.C88]=[.D88];1;0)" office:value-type="float" office:value="0">
            <text:p>0</text:p>
          </table:table-cell>
          <table:table-cell table:formula="of:=IF([.C88]&gt;[.D88];1;0)" office:value-type="float" office:value="1">
            <text:p>1</text:p>
          </table:table-cell>
          <table:table-cell table:formula="of:=IF([.C88]&lt;[.D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9]" office:value-type="string" office:string-value="freecell">
            <text:p>freecell</text:p>
          </table:table-cell>
          <table:table-cell table:formula="of:=[Sheet1.B89]" office:value-type="string" office:string-value="probfreecell-12-1">
            <text:p>probfreecell-12-1</text:p>
          </table:table-cell>
          <table:table-cell table:formula="of:=[Sheet1.C89]" office:value-type="float" office:value="55">
            <text:p>55</text:p>
          </table:table-cell>
          <table:table-cell office:value-type="float" office:value="16">
            <text:p>16</text:p>
          </table:table-cell>
          <table:table-cell/>
          <table:table-cell table:formula="of:=IF([.C89]=[.D89];1;0)" office:value-type="float" office:value="0">
            <text:p>0</text:p>
          </table:table-cell>
          <table:table-cell table:formula="of:=IF([.C89]&gt;[.D89];1;0)" office:value-type="float" office:value="1">
            <text:p>1</text:p>
          </table:table-cell>
          <table:table-cell table:formula="of:=IF([.C89]&lt;[.D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0]" office:value-type="string" office:string-value="freecell">
            <text:p>freecell</text:p>
          </table:table-cell>
          <table:table-cell table:formula="of:=[Sheet1.B90]" office:value-type="string" office:string-value="probfreecell-12-2">
            <text:p>probfreecell-12-2</text:p>
          </table:table-cell>
          <table:table-cell table:formula="of:=[Sheet1.C90]" office:value-type="float" office:value="51">
            <text:p>51</text:p>
          </table:table-cell>
          <table:table-cell office:value-type="float" office:value="17">
            <text:p>17</text:p>
          </table:table-cell>
          <table:table-cell/>
          <table:table-cell table:formula="of:=IF([.C90]=[.D90];1;0)" office:value-type="float" office:value="0">
            <text:p>0</text:p>
          </table:table-cell>
          <table:table-cell table:formula="of:=IF([.C90]&gt;[.D90];1;0)" office:value-type="float" office:value="1">
            <text:p>1</text:p>
          </table:table-cell>
          <table:table-cell table:formula="of:=IF([.C90]&lt;[.D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1]" office:value-type="string" office:string-value="freecell">
            <text:p>freecell</text:p>
          </table:table-cell>
          <table:table-cell table:formula="of:=[Sheet1.B91]" office:value-type="string" office:string-value="probfreecell-12-3">
            <text:p>probfreecell-12-3</text:p>
          </table:table-cell>
          <table:table-cell table:formula="of:=[Sheet1.C91]" office:value-type="float" office:value="53">
            <text:p>53</text:p>
          </table:table-cell>
          <table:table-cell office:value-type="float" office:value="19">
            <text:p>19</text:p>
          </table:table-cell>
          <table:table-cell/>
          <table:table-cell table:formula="of:=IF([.C91]=[.D91];1;0)" office:value-type="float" office:value="0">
            <text:p>0</text:p>
          </table:table-cell>
          <table:table-cell table:formula="of:=IF([.C91]&gt;[.D91];1;0)" office:value-type="float" office:value="1">
            <text:p>1</text:p>
          </table:table-cell>
          <table:table-cell table:formula="of:=IF([.C91]&lt;[.D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2]" office:value-type="string" office:string-value="freecell">
            <text:p>freecell</text:p>
          </table:table-cell>
          <table:table-cell table:formula="of:=[Sheet1.B92]" office:value-type="string" office:string-value="probfreecell-12-4">
            <text:p>probfreecell-12-4</text:p>
          </table:table-cell>
          <table:table-cell table:formula="of:=[Sheet1.C92]" office:value-type="float" office:value="54">
            <text:p>54</text:p>
          </table:table-cell>
          <table:table-cell office:value-type="float" office:value="17">
            <text:p>17</text:p>
          </table:table-cell>
          <table:table-cell/>
          <table:table-cell table:formula="of:=IF([.C92]=[.D92];1;0)" office:value-type="float" office:value="0">
            <text:p>0</text:p>
          </table:table-cell>
          <table:table-cell table:formula="of:=IF([.C92]&gt;[.D92];1;0)" office:value-type="float" office:value="1">
            <text:p>1</text:p>
          </table:table-cell>
          <table:table-cell table:formula="of:=IF([.C92]&lt;[.D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3]" office:value-type="string" office:string-value="freecell">
            <text:p>freecell</text:p>
          </table:table-cell>
          <table:table-cell table:formula="of:=[Sheet1.B93]" office:value-type="string" office:string-value="probfreecell-12-5">
            <text:p>probfreecell-12-5</text:p>
          </table:table-cell>
          <table:table-cell table:formula="of:=[Sheet1.C93]" office:value-type="float" office:value="53">
            <text:p>53</text:p>
          </table:table-cell>
          <table:table-cell office:value-type="float" office:value="24">
            <text:p>24</text:p>
          </table:table-cell>
          <table:table-cell/>
          <table:table-cell table:formula="of:=IF([.C93]=[.D93];1;0)" office:value-type="float" office:value="0">
            <text:p>0</text:p>
          </table:table-cell>
          <table:table-cell table:formula="of:=IF([.C93]&gt;[.D93];1;0)" office:value-type="float" office:value="1">
            <text:p>1</text:p>
          </table:table-cell>
          <table:table-cell table:formula="of:=IF([.C93]&lt;[.D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4]" office:value-type="string" office:string-value="freecell">
            <text:p>freecell</text:p>
          </table:table-cell>
          <table:table-cell table:formula="of:=[Sheet1.B94]" office:value-type="string" office:string-value="probfreecell-13-1">
            <text:p>probfreecell-13-1</text:p>
          </table:table-cell>
          <table:table-cell table:formula="of:=[Sheet1.C94]" office:value-type="float" office:value="58">
            <text:p>58</text:p>
          </table:table-cell>
          <table:table-cell office:value-type="float" office:value="19">
            <text:p>19</text:p>
          </table:table-cell>
          <table:table-cell/>
          <table:table-cell table:formula="of:=IF([.C94]=[.D94];1;0)" office:value-type="float" office:value="0">
            <text:p>0</text:p>
          </table:table-cell>
          <table:table-cell table:formula="of:=IF([.C94]&gt;[.D94];1;0)" office:value-type="float" office:value="1">
            <text:p>1</text:p>
          </table:table-cell>
          <table:table-cell table:formula="of:=IF([.C94]&lt;[.D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5]" office:value-type="string" office:string-value="freecell">
            <text:p>freecell</text:p>
          </table:table-cell>
          <table:table-cell table:formula="of:=[Sheet1.B95]" office:value-type="string" office:string-value="probfreecell-13-2">
            <text:p>probfreecell-13-2</text:p>
          </table:table-cell>
          <table:table-cell table:formula="of:=[Sheet1.C95]" office:value-type="float" office:value="58">
            <text:p>58</text:p>
          </table:table-cell>
          <table:table-cell office:value-type="float" office:value="17">
            <text:p>17</text:p>
          </table:table-cell>
          <table:table-cell/>
          <table:table-cell table:formula="of:=IF([.C95]=[.D95];1;0)" office:value-type="float" office:value="0">
            <text:p>0</text:p>
          </table:table-cell>
          <table:table-cell table:formula="of:=IF([.C95]&gt;[.D95];1;0)" office:value-type="float" office:value="1">
            <text:p>1</text:p>
          </table:table-cell>
          <table:table-cell table:formula="of:=IF([.C95]&lt;[.D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6]" office:value-type="string" office:string-value="freecell">
            <text:p>freecell</text:p>
          </table:table-cell>
          <table:table-cell table:formula="of:=[Sheet1.B96]" office:value-type="string" office:string-value="probfreecell-13-3">
            <text:p>probfreecell-13-3</text:p>
          </table:table-cell>
          <table:table-cell table:formula="of:=[Sheet1.C96]" office:value-type="float" office:value="59">
            <text:p>59</text:p>
          </table:table-cell>
          <table:table-cell office:value-type="float" office:value="19">
            <text:p>19</text:p>
          </table:table-cell>
          <table:table-cell/>
          <table:table-cell table:formula="of:=IF([.C96]=[.D96];1;0)" office:value-type="float" office:value="0">
            <text:p>0</text:p>
          </table:table-cell>
          <table:table-cell table:formula="of:=IF([.C96]&gt;[.D96];1;0)" office:value-type="float" office:value="1">
            <text:p>1</text:p>
          </table:table-cell>
          <table:table-cell table:formula="of:=IF([.C96]&lt;[.D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7]" office:value-type="string" office:string-value="freecell">
            <text:p>freecell</text:p>
          </table:table-cell>
          <table:table-cell table:formula="of:=[Sheet1.B97]" office:value-type="string" office:string-value="probfreecell-13-4">
            <text:p>probfreecell-13-4</text:p>
          </table:table-cell>
          <table:table-cell table:formula="of:=[Sheet1.C97]" office:value-type="float" office:value="58">
            <text:p>58</text:p>
          </table:table-cell>
          <table:table-cell office:value-type="float" office:value="18">
            <text:p>18</text:p>
          </table:table-cell>
          <table:table-cell/>
          <table:table-cell table:formula="of:=IF([.C97]=[.D97];1;0)" office:value-type="float" office:value="0">
            <text:p>0</text:p>
          </table:table-cell>
          <table:table-cell table:formula="of:=IF([.C97]&gt;[.D97];1;0)" office:value-type="float" office:value="1">
            <text:p>1</text:p>
          </table:table-cell>
          <table:table-cell table:formula="of:=IF([.C97]&lt;[.D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8]" office:value-type="string" office:string-value="freecell">
            <text:p>freecell</text:p>
          </table:table-cell>
          <table:table-cell table:formula="of:=[Sheet1.B98]" office:value-type="string" office:string-value="probfreecell-13-5">
            <text:p>probfreecell-13-5</text:p>
          </table:table-cell>
          <table:table-cell table:formula="of:=[Sheet1.C98]" office:value-type="float" office:value="60">
            <text:p>60</text:p>
          </table:table-cell>
          <table:table-cell office:value-type="float" office:value="23">
            <text:p>23</text:p>
          </table:table-cell>
          <table:table-cell/>
          <table:table-cell table:formula="of:=IF([.C98]=[.D98];1;0)" office:value-type="float" office:value="0">
            <text:p>0</text:p>
          </table:table-cell>
          <table:table-cell table:formula="of:=IF([.C98]&gt;[.D98];1;0)" office:value-type="float" office:value="1">
            <text:p>1</text:p>
          </table:table-cell>
          <table:table-cell table:formula="of:=IF([.C98]&lt;[.D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9]" office:value-type="string" office:string-value="freecell">
            <text:p>freecell</text:p>
          </table:table-cell>
          <table:table-cell table:formula="of:=[Sheet1.B99]" office:value-type="string" office:string-value="probfreecell-2-1">
            <text:p>probfreecell-2-1</text:p>
          </table:table-cell>
          <table:table-cell table:formula="of:=[Sheet1.C99]"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formula="of:=IF([.C99]=[.D99];1;0)" office:value-type="float" office:value="0">
            <text:p>0</text:p>
          </table:table-cell>
          <table:table-cell table:formula="of:=IF([.C99]&gt;[.D99];1;0)" office:value-type="float" office:value="1">
            <text:p>1</text:p>
          </table:table-cell>
          <table:table-cell table:formula="of:=IF([.C99]&lt;[.D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0]" office:value-type="string" office:string-value="freecell">
            <text:p>freecell</text:p>
          </table:table-cell>
          <table:table-cell table:formula="of:=[Sheet1.B100]" office:value-type="string" office:string-value="probfreecell-2-2">
            <text:p>probfreecell-2-2</text:p>
          </table:table-cell>
          <table:table-cell table:formula="of:=[Sheet1.C100]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table:formula="of:=IF([.C100]=[.D100];1;0)" office:value-type="float" office:value="0">
            <text:p>0</text:p>
          </table:table-cell>
          <table:table-cell table:formula="of:=IF([.C100]&gt;[.D100];1;0)" office:value-type="float" office:value="1">
            <text:p>1</text:p>
          </table:table-cell>
          <table:table-cell table:formula="of:=IF([.C100]&lt;[.D1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1]" office:value-type="string" office:string-value="freecell">
            <text:p>freecell</text:p>
          </table:table-cell>
          <table:table-cell table:formula="of:=[Sheet1.B101]" office:value-type="string" office:string-value="probfreecell-2-3">
            <text:p>probfreecell-2-3</text:p>
          </table:table-cell>
          <table:table-cell table:formula="of:=[Sheet1.C101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101]=[.D101];1;0)" office:value-type="float" office:value="1">
            <text:p>1</text:p>
          </table:table-cell>
          <table:table-cell table:formula="of:=IF([.C101]&gt;[.D101];1;0)" office:value-type="float" office:value="0">
            <text:p>0</text:p>
          </table:table-cell>
          <table:table-cell table:formula="of:=IF([.C101]&lt;[.D1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2]" office:value-type="string" office:string-value="freecell">
            <text:p>freecell</text:p>
          </table:table-cell>
          <table:table-cell table:formula="of:=[Sheet1.B102]" office:value-type="string" office:string-value="probfreecell-2-4">
            <text:p>probfreecell-2-4</text:p>
          </table:table-cell>
          <table:table-cell table:formula="of:=[Sheet1.C102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102]=[.D102];1;0)" office:value-type="float" office:value="1">
            <text:p>1</text:p>
          </table:table-cell>
          <table:table-cell table:formula="of:=IF([.C102]&gt;[.D102];1;0)" office:value-type="float" office:value="0">
            <text:p>0</text:p>
          </table:table-cell>
          <table:table-cell table:formula="of:=IF([.C102]&lt;[.D1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3]" office:value-type="string" office:string-value="freecell">
            <text:p>freecell</text:p>
          </table:table-cell>
          <table:table-cell table:formula="of:=[Sheet1.B103]" office:value-type="string" office:string-value="probfreecell-2-5">
            <text:p>probfreecell-2-5</text:p>
          </table:table-cell>
          <table:table-cell table:formula="of:=[Sheet1.C103]"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formula="of:=IF([.C103]=[.D103];1;0)" office:value-type="float" office:value="0">
            <text:p>0</text:p>
          </table:table-cell>
          <table:table-cell table:formula="of:=IF([.C103]&gt;[.D103];1;0)" office:value-type="float" office:value="1">
            <text:p>1</text:p>
          </table:table-cell>
          <table:table-cell table:formula="of:=IF([.C103]&lt;[.D1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4]" office:value-type="string" office:string-value="freecell">
            <text:p>freecell</text:p>
          </table:table-cell>
          <table:table-cell table:formula="of:=[Sheet1.B104]" office:value-type="string" office:string-value="probfreecell-3-1">
            <text:p>probfreecell-3-1</text:p>
          </table:table-cell>
          <table:table-cell table:formula="of:=[Sheet1.C104]" office:value-type="float" office:value="14">
            <text:p>14</text:p>
          </table:table-cell>
          <table:table-cell office:value-type="float" office:value="6">
            <text:p>6</text:p>
          </table:table-cell>
          <table:table-cell/>
          <table:table-cell table:formula="of:=IF([.C104]=[.D104];1;0)" office:value-type="float" office:value="0">
            <text:p>0</text:p>
          </table:table-cell>
          <table:table-cell table:formula="of:=IF([.C104]&gt;[.D104];1;0)" office:value-type="float" office:value="1">
            <text:p>1</text:p>
          </table:table-cell>
          <table:table-cell table:formula="of:=IF([.C104]&lt;[.D1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5]" office:value-type="string" office:string-value="freecell">
            <text:p>freecell</text:p>
          </table:table-cell>
          <table:table-cell table:formula="of:=[Sheet1.B105]" office:value-type="string" office:string-value="probfreecell-3-2">
            <text:p>probfreecell-3-2</text:p>
          </table:table-cell>
          <table:table-cell table:formula="of:=[Sheet1.C105]"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table:formula="of:=IF([.C105]=[.D105];1;0)" office:value-type="float" office:value="0">
            <text:p>0</text:p>
          </table:table-cell>
          <table:table-cell table:formula="of:=IF([.C105]&gt;[.D105];1;0)" office:value-type="float" office:value="1">
            <text:p>1</text:p>
          </table:table-cell>
          <table:table-cell table:formula="of:=IF([.C105]&lt;[.D1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6]" office:value-type="string" office:string-value="freecell">
            <text:p>freecell</text:p>
          </table:table-cell>
          <table:table-cell table:formula="of:=[Sheet1.B106]" office:value-type="string" office:string-value="probfreecell-3-3">
            <text:p>probfreecell-3-3</text:p>
          </table:table-cell>
          <table:table-cell table:formula="of:=[Sheet1.C106]"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formula="of:=IF([.C106]=[.D106];1;0)" office:value-type="float" office:value="0">
            <text:p>0</text:p>
          </table:table-cell>
          <table:table-cell table:formula="of:=IF([.C106]&gt;[.D106];1;0)" office:value-type="float" office:value="1">
            <text:p>1</text:p>
          </table:table-cell>
          <table:table-cell table:formula="of:=IF([.C106]&lt;[.D1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7]" office:value-type="string" office:string-value="freecell">
            <text:p>freecell</text:p>
          </table:table-cell>
          <table:table-cell table:formula="of:=[Sheet1.B107]" office:value-type="string" office:string-value="probfreecell-3-4">
            <text:p>probfreecell-3-4</text:p>
          </table:table-cell>
          <table:table-cell table:formula="of:=[Sheet1.C107]"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formula="of:=IF([.C107]=[.D107];1;0)" office:value-type="float" office:value="0">
            <text:p>0</text:p>
          </table:table-cell>
          <table:table-cell table:formula="of:=IF([.C107]&gt;[.D107];1;0)" office:value-type="float" office:value="1">
            <text:p>1</text:p>
          </table:table-cell>
          <table:table-cell table:formula="of:=IF([.C107]&lt;[.D1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8]" office:value-type="string" office:string-value="freecell">
            <text:p>freecell</text:p>
          </table:table-cell>
          <table:table-cell table:formula="of:=[Sheet1.B108]" office:value-type="string" office:string-value="probfreecell-3-5">
            <text:p>probfreecell-3-5</text:p>
          </table:table-cell>
          <table:table-cell table:formula="of:=[Sheet1.C108]"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table:formula="of:=IF([.C108]=[.D108];1;0)" office:value-type="float" office:value="0">
            <text:p>0</text:p>
          </table:table-cell>
          <table:table-cell table:formula="of:=IF([.C108]&gt;[.D108];1;0)" office:value-type="float" office:value="1">
            <text:p>1</text:p>
          </table:table-cell>
          <table:table-cell table:formula="of:=IF([.C108]&lt;[.D1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9]" office:value-type="string" office:string-value="freecell">
            <text:p>freecell</text:p>
          </table:table-cell>
          <table:table-cell table:formula="of:=[Sheet1.B109]" office:value-type="string" office:string-value="probfreecell-4-1">
            <text:p>probfreecell-4-1</text:p>
          </table:table-cell>
          <table:table-cell table:formula="of:=[Sheet1.C109]"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formula="of:=IF([.C109]=[.D109];1;0)" office:value-type="float" office:value="0">
            <text:p>0</text:p>
          </table:table-cell>
          <table:table-cell table:formula="of:=IF([.C109]&gt;[.D109];1;0)" office:value-type="float" office:value="1">
            <text:p>1</text:p>
          </table:table-cell>
          <table:table-cell table:formula="of:=IF([.C109]&lt;[.D1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0]" office:value-type="string" office:string-value="freecell">
            <text:p>freecell</text:p>
          </table:table-cell>
          <table:table-cell table:formula="of:=[Sheet1.B110]" office:value-type="string" office:string-value="probfreecell-4-2">
            <text:p>probfreecell-4-2</text:p>
          </table:table-cell>
          <table:table-cell table:formula="of:=[Sheet1.C110]"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table:formula="of:=IF([.C110]=[.D110];1;0)" office:value-type="float" office:value="0">
            <text:p>0</text:p>
          </table:table-cell>
          <table:table-cell table:formula="of:=IF([.C110]&gt;[.D110];1;0)" office:value-type="float" office:value="1">
            <text:p>1</text:p>
          </table:table-cell>
          <table:table-cell table:formula="of:=IF([.C110]&lt;[.D1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1]" office:value-type="string" office:string-value="freecell">
            <text:p>freecell</text:p>
          </table:table-cell>
          <table:table-cell table:formula="of:=[Sheet1.B111]" office:value-type="string" office:string-value="probfreecell-4-3">
            <text:p>probfreecell-4-3</text:p>
          </table:table-cell>
          <table:table-cell table:formula="of:=[Sheet1.C111]" office:value-type="float" office:value="18">
            <text:p>18</text:p>
          </table:table-cell>
          <table:table-cell office:value-type="float" office:value="7">
            <text:p>7</text:p>
          </table:table-cell>
          <table:table-cell/>
          <table:table-cell table:formula="of:=IF([.C111]=[.D111];1;0)" office:value-type="float" office:value="0">
            <text:p>0</text:p>
          </table:table-cell>
          <table:table-cell table:formula="of:=IF([.C111]&gt;[.D111];1;0)" office:value-type="float" office:value="1">
            <text:p>1</text:p>
          </table:table-cell>
          <table:table-cell table:formula="of:=IF([.C111]&lt;[.D11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2]" office:value-type="string" office:string-value="freecell">
            <text:p>freecell</text:p>
          </table:table-cell>
          <table:table-cell table:formula="of:=[Sheet1.B112]" office:value-type="string" office:string-value="probfreecell-4-4">
            <text:p>probfreecell-4-4</text:p>
          </table:table-cell>
          <table:table-cell table:formula="of:=[Sheet1.C112]"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table:formula="of:=IF([.C112]=[.D112];1;0)" office:value-type="float" office:value="0">
            <text:p>0</text:p>
          </table:table-cell>
          <table:table-cell table:formula="of:=IF([.C112]&gt;[.D112];1;0)" office:value-type="float" office:value="1">
            <text:p>1</text:p>
          </table:table-cell>
          <table:table-cell table:formula="of:=IF([.C112]&lt;[.D1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3]" office:value-type="string" office:string-value="freecell">
            <text:p>freecell</text:p>
          </table:table-cell>
          <table:table-cell table:formula="of:=[Sheet1.B113]" office:value-type="string" office:string-value="probfreecell-4-5">
            <text:p>probfreecell-4-5</text:p>
          </table:table-cell>
          <table:table-cell table:formula="of:=[Sheet1.C113]"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table:formula="of:=IF([.C113]=[.D113];1;0)" office:value-type="float" office:value="0">
            <text:p>0</text:p>
          </table:table-cell>
          <table:table-cell table:formula="of:=IF([.C113]&gt;[.D113];1;0)" office:value-type="float" office:value="1">
            <text:p>1</text:p>
          </table:table-cell>
          <table:table-cell table:formula="of:=IF([.C113]&lt;[.D1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4]" office:value-type="string" office:string-value="freecell">
            <text:p>freecell</text:p>
          </table:table-cell>
          <table:table-cell table:formula="of:=[Sheet1.B114]" office:value-type="string" office:string-value="probfreecell-5-1">
            <text:p>probfreecell-5-1</text:p>
          </table:table-cell>
          <table:table-cell table:formula="of:=[Sheet1.C114]"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table:formula="of:=IF([.C114]=[.D114];1;0)" office:value-type="float" office:value="0">
            <text:p>0</text:p>
          </table:table-cell>
          <table:table-cell table:formula="of:=IF([.C114]&gt;[.D114];1;0)" office:value-type="float" office:value="1">
            <text:p>1</text:p>
          </table:table-cell>
          <table:table-cell table:formula="of:=IF([.C114]&lt;[.D1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5]" office:value-type="string" office:string-value="freecell">
            <text:p>freecell</text:p>
          </table:table-cell>
          <table:table-cell table:formula="of:=[Sheet1.B115]" office:value-type="string" office:string-value="probfreecell-5-2">
            <text:p>probfreecell-5-2</text:p>
          </table:table-cell>
          <table:table-cell table:formula="of:=[Sheet1.C115]" office:value-type="float" office:value="23">
            <text:p>23</text:p>
          </table:table-cell>
          <table:table-cell office:value-type="float" office:value="7">
            <text:p>7</text:p>
          </table:table-cell>
          <table:table-cell/>
          <table:table-cell table:formula="of:=IF([.C115]=[.D115];1;0)" office:value-type="float" office:value="0">
            <text:p>0</text:p>
          </table:table-cell>
          <table:table-cell table:formula="of:=IF([.C115]&gt;[.D115];1;0)" office:value-type="float" office:value="1">
            <text:p>1</text:p>
          </table:table-cell>
          <table:table-cell table:formula="of:=IF([.C115]&lt;[.D1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6]" office:value-type="string" office:string-value="freecell">
            <text:p>freecell</text:p>
          </table:table-cell>
          <table:table-cell table:formula="of:=[Sheet1.B116]" office:value-type="string" office:string-value="probfreecell-5-3">
            <text:p>probfreecell-5-3</text:p>
          </table:table-cell>
          <table:table-cell table:formula="of:=[Sheet1.C116]"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table:formula="of:=IF([.C116]=[.D116];1;0)" office:value-type="float" office:value="0">
            <text:p>0</text:p>
          </table:table-cell>
          <table:table-cell table:formula="of:=IF([.C116]&gt;[.D116];1;0)" office:value-type="float" office:value="1">
            <text:p>1</text:p>
          </table:table-cell>
          <table:table-cell table:formula="of:=IF([.C116]&lt;[.D1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7]" office:value-type="string" office:string-value="freecell">
            <text:p>freecell</text:p>
          </table:table-cell>
          <table:table-cell table:formula="of:=[Sheet1.B117]" office:value-type="string" office:string-value="probfreecell-5-4">
            <text:p>probfreecell-5-4</text:p>
          </table:table-cell>
          <table:table-cell table:formula="of:=[Sheet1.C117]" office:value-type="float" office:value="23">
            <text:p>23</text:p>
          </table:table-cell>
          <table:table-cell office:value-type="float" office:value="8">
            <text:p>8</text:p>
          </table:table-cell>
          <table:table-cell/>
          <table:table-cell table:formula="of:=IF([.C117]=[.D117];1;0)" office:value-type="float" office:value="0">
            <text:p>0</text:p>
          </table:table-cell>
          <table:table-cell table:formula="of:=IF([.C117]&gt;[.D117];1;0)" office:value-type="float" office:value="1">
            <text:p>1</text:p>
          </table:table-cell>
          <table:table-cell table:formula="of:=IF([.C117]&lt;[.D1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8]" office:value-type="string" office:string-value="freecell">
            <text:p>freecell</text:p>
          </table:table-cell>
          <table:table-cell table:formula="of:=[Sheet1.B118]" office:value-type="string" office:string-value="probfreecell-5-5">
            <text:p>probfreecell-5-5</text:p>
          </table:table-cell>
          <table:table-cell table:formula="of:=[Sheet1.C118]"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table:formula="of:=IF([.C118]=[.D118];1;0)" office:value-type="float" office:value="0">
            <text:p>0</text:p>
          </table:table-cell>
          <table:table-cell table:formula="of:=IF([.C118]&gt;[.D118];1;0)" office:value-type="float" office:value="1">
            <text:p>1</text:p>
          </table:table-cell>
          <table:table-cell table:formula="of:=IF([.C118]&lt;[.D1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9]" office:value-type="string" office:string-value="freecell">
            <text:p>freecell</text:p>
          </table:table-cell>
          <table:table-cell table:formula="of:=[Sheet1.B119]" office:value-type="string" office:string-value="probfreecell-6-1">
            <text:p>probfreecell-6-1</text:p>
          </table:table-cell>
          <table:table-cell table:formula="of:=[Sheet1.C119]" office:value-type="float" office:value="29">
            <text:p>29</text:p>
          </table:table-cell>
          <table:table-cell office:value-type="float" office:value="10">
            <text:p>10</text:p>
          </table:table-cell>
          <table:table-cell/>
          <table:table-cell table:formula="of:=IF([.C119]=[.D119];1;0)" office:value-type="float" office:value="0">
            <text:p>0</text:p>
          </table:table-cell>
          <table:table-cell table:formula="of:=IF([.C119]&gt;[.D119];1;0)" office:value-type="float" office:value="1">
            <text:p>1</text:p>
          </table:table-cell>
          <table:table-cell table:formula="of:=IF([.C119]&lt;[.D1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0]" office:value-type="string" office:string-value="freecell">
            <text:p>freecell</text:p>
          </table:table-cell>
          <table:table-cell table:formula="of:=[Sheet1.B120]" office:value-type="string" office:string-value="probfreecell-6-2">
            <text:p>probfreecell-6-2</text:p>
          </table:table-cell>
          <table:table-cell table:formula="of:=[Sheet1.C120]"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formula="of:=IF([.C120]=[.D120];1;0)" office:value-type="float" office:value="0">
            <text:p>0</text:p>
          </table:table-cell>
          <table:table-cell table:formula="of:=IF([.C120]&gt;[.D120];1;0)" office:value-type="float" office:value="1">
            <text:p>1</text:p>
          </table:table-cell>
          <table:table-cell table:formula="of:=IF([.C120]&lt;[.D1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1]" office:value-type="string" office:string-value="freecell">
            <text:p>freecell</text:p>
          </table:table-cell>
          <table:table-cell table:formula="of:=[Sheet1.B121]" office:value-type="string" office:string-value="probfreecell-6-3">
            <text:p>probfreecell-6-3</text:p>
          </table:table-cell>
          <table:table-cell table:formula="of:=[Sheet1.C121]"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formula="of:=IF([.C121]=[.D121];1;0)" office:value-type="float" office:value="0">
            <text:p>0</text:p>
          </table:table-cell>
          <table:table-cell table:formula="of:=IF([.C121]&gt;[.D121];1;0)" office:value-type="float" office:value="1">
            <text:p>1</text:p>
          </table:table-cell>
          <table:table-cell table:formula="of:=IF([.C121]&lt;[.D1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2]" office:value-type="string" office:string-value="freecell">
            <text:p>freecell</text:p>
          </table:table-cell>
          <table:table-cell table:formula="of:=[Sheet1.B122]" office:value-type="string" office:string-value="probfreecell-6-4">
            <text:p>probfreecell-6-4</text:p>
          </table:table-cell>
          <table:table-cell table:formula="of:=[Sheet1.C122]"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table:formula="of:=IF([.C122]=[.D122];1;0)" office:value-type="float" office:value="0">
            <text:p>0</text:p>
          </table:table-cell>
          <table:table-cell table:formula="of:=IF([.C122]&gt;[.D122];1;0)" office:value-type="float" office:value="1">
            <text:p>1</text:p>
          </table:table-cell>
          <table:table-cell table:formula="of:=IF([.C122]&lt;[.D1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3]" office:value-type="string" office:string-value="freecell">
            <text:p>freecell</text:p>
          </table:table-cell>
          <table:table-cell table:formula="of:=[Sheet1.B123]" office:value-type="string" office:string-value="probfreecell-6-5">
            <text:p>probfreecell-6-5</text:p>
          </table:table-cell>
          <table:table-cell table:formula="of:=[Sheet1.C123]" office:value-type="float" office:value="32">
            <text:p>32</text:p>
          </table:table-cell>
          <table:table-cell office:value-type="float" office:value="10">
            <text:p>10</text:p>
          </table:table-cell>
          <table:table-cell/>
          <table:table-cell table:formula="of:=IF([.C123]=[.D123];1;0)" office:value-type="float" office:value="0">
            <text:p>0</text:p>
          </table:table-cell>
          <table:table-cell table:formula="of:=IF([.C123]&gt;[.D123];1;0)" office:value-type="float" office:value="1">
            <text:p>1</text:p>
          </table:table-cell>
          <table:table-cell table:formula="of:=IF([.C123]&lt;[.D1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4]" office:value-type="string" office:string-value="freecell">
            <text:p>freecell</text:p>
          </table:table-cell>
          <table:table-cell table:formula="of:=[Sheet1.B124]" office:value-type="string" office:string-value="probfreecell-7-1">
            <text:p>probfreecell-7-1</text:p>
          </table:table-cell>
          <table:table-cell table:formula="of:=[Sheet1.C124]" office:value-type="float" office:value="35">
            <text:p>35</text:p>
          </table:table-cell>
          <table:table-cell office:value-type="float" office:value="11">
            <text:p>11</text:p>
          </table:table-cell>
          <table:table-cell/>
          <table:table-cell table:formula="of:=IF([.C124]=[.D124];1;0)" office:value-type="float" office:value="0">
            <text:p>0</text:p>
          </table:table-cell>
          <table:table-cell table:formula="of:=IF([.C124]&gt;[.D124];1;0)" office:value-type="float" office:value="1">
            <text:p>1</text:p>
          </table:table-cell>
          <table:table-cell table:formula="of:=IF([.C124]&lt;[.D1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5]" office:value-type="string" office:string-value="freecell">
            <text:p>freecell</text:p>
          </table:table-cell>
          <table:table-cell table:formula="of:=[Sheet1.B125]" office:value-type="string" office:string-value="probfreecell-7-2">
            <text:p>probfreecell-7-2</text:p>
          </table:table-cell>
          <table:table-cell table:formula="of:=[Sheet1.C125]" office:value-type="float" office:value="34">
            <text:p>34</text:p>
          </table:table-cell>
          <table:table-cell office:value-type="float" office:value="10">
            <text:p>10</text:p>
          </table:table-cell>
          <table:table-cell/>
          <table:table-cell table:formula="of:=IF([.C125]=[.D125];1;0)" office:value-type="float" office:value="0">
            <text:p>0</text:p>
          </table:table-cell>
          <table:table-cell table:formula="of:=IF([.C125]&gt;[.D125];1;0)" office:value-type="float" office:value="1">
            <text:p>1</text:p>
          </table:table-cell>
          <table:table-cell table:formula="of:=IF([.C125]&lt;[.D1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6]" office:value-type="string" office:string-value="freecell">
            <text:p>freecell</text:p>
          </table:table-cell>
          <table:table-cell table:formula="of:=[Sheet1.B126]" office:value-type="string" office:string-value="probfreecell-7-3">
            <text:p>probfreecell-7-3</text:p>
          </table:table-cell>
          <table:table-cell table:formula="of:=[Sheet1.C126]" office:value-type="float" office:value="31">
            <text:p>31</text:p>
          </table:table-cell>
          <table:table-cell office:value-type="float" office:value="10">
            <text:p>10</text:p>
          </table:table-cell>
          <table:table-cell/>
          <table:table-cell table:formula="of:=IF([.C126]=[.D126];1;0)" office:value-type="float" office:value="0">
            <text:p>0</text:p>
          </table:table-cell>
          <table:table-cell table:formula="of:=IF([.C126]&gt;[.D126];1;0)" office:value-type="float" office:value="1">
            <text:p>1</text:p>
          </table:table-cell>
          <table:table-cell table:formula="of:=IF([.C126]&lt;[.D1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7]" office:value-type="string" office:string-value="freecell">
            <text:p>freecell</text:p>
          </table:table-cell>
          <table:table-cell table:formula="of:=[Sheet1.B127]" office:value-type="string" office:string-value="probfreecell-7-4">
            <text:p>probfreecell-7-4</text:p>
          </table:table-cell>
          <table:table-cell table:formula="of:=[Sheet1.C127]" office:value-type="float" office:value="35">
            <text:p>35</text:p>
          </table:table-cell>
          <table:table-cell office:value-type="float" office:value="11">
            <text:p>11</text:p>
          </table:table-cell>
          <table:table-cell/>
          <table:table-cell table:formula="of:=IF([.C127]=[.D127];1;0)" office:value-type="float" office:value="0">
            <text:p>0</text:p>
          </table:table-cell>
          <table:table-cell table:formula="of:=IF([.C127]&gt;[.D127];1;0)" office:value-type="float" office:value="1">
            <text:p>1</text:p>
          </table:table-cell>
          <table:table-cell table:formula="of:=IF([.C127]&lt;[.D1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8]" office:value-type="string" office:string-value="freecell">
            <text:p>freecell</text:p>
          </table:table-cell>
          <table:table-cell table:formula="of:=[Sheet1.B128]" office:value-type="string" office:string-value="probfreecell-7-5">
            <text:p>probfreecell-7-5</text:p>
          </table:table-cell>
          <table:table-cell table:formula="of:=[Sheet1.C128]" office:value-type="float" office:value="34">
            <text:p>34</text:p>
          </table:table-cell>
          <table:table-cell office:value-type="float" office:value="12">
            <text:p>12</text:p>
          </table:table-cell>
          <table:table-cell/>
          <table:table-cell table:formula="of:=IF([.C128]=[.D128];1;0)" office:value-type="float" office:value="0">
            <text:p>0</text:p>
          </table:table-cell>
          <table:table-cell table:formula="of:=IF([.C128]&gt;[.D128];1;0)" office:value-type="float" office:value="1">
            <text:p>1</text:p>
          </table:table-cell>
          <table:table-cell table:formula="of:=IF([.C128]&lt;[.D1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9]" office:value-type="string" office:string-value="freecell">
            <text:p>freecell</text:p>
          </table:table-cell>
          <table:table-cell table:formula="of:=[Sheet1.B129]" office:value-type="string" office:string-value="probfreecell-8-1">
            <text:p>probfreecell-8-1</text:p>
          </table:table-cell>
          <table:table-cell table:formula="of:=[Sheet1.C129]" office:value-type="float" office:value="38">
            <text:p>38</text:p>
          </table:table-cell>
          <table:table-cell office:value-type="float" office:value="12">
            <text:p>12</text:p>
          </table:table-cell>
          <table:table-cell/>
          <table:table-cell table:formula="of:=IF([.C129]=[.D129];1;0)" office:value-type="float" office:value="0">
            <text:p>0</text:p>
          </table:table-cell>
          <table:table-cell table:formula="of:=IF([.C129]&gt;[.D129];1;0)" office:value-type="float" office:value="1">
            <text:p>1</text:p>
          </table:table-cell>
          <table:table-cell table:formula="of:=IF([.C129]&lt;[.D1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0]" office:value-type="string" office:string-value="freecell">
            <text:p>freecell</text:p>
          </table:table-cell>
          <table:table-cell table:formula="of:=[Sheet1.B130]" office:value-type="string" office:string-value="probfreecell-8-2">
            <text:p>probfreecell-8-2</text:p>
          </table:table-cell>
          <table:table-cell table:formula="of:=[Sheet1.C130]" office:value-type="float" office:value="38">
            <text:p>38</text:p>
          </table:table-cell>
          <table:table-cell office:value-type="float" office:value="13">
            <text:p>13</text:p>
          </table:table-cell>
          <table:table-cell/>
          <table:table-cell table:formula="of:=IF([.C130]=[.D130];1;0)" office:value-type="float" office:value="0">
            <text:p>0</text:p>
          </table:table-cell>
          <table:table-cell table:formula="of:=IF([.C130]&gt;[.D130];1;0)" office:value-type="float" office:value="1">
            <text:p>1</text:p>
          </table:table-cell>
          <table:table-cell table:formula="of:=IF([.C130]&lt;[.D1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1]" office:value-type="string" office:string-value="freecell">
            <text:p>freecell</text:p>
          </table:table-cell>
          <table:table-cell table:formula="of:=[Sheet1.B131]" office:value-type="string" office:string-value="probfreecell-8-3">
            <text:p>probfreecell-8-3</text:p>
          </table:table-cell>
          <table:table-cell table:formula="of:=[Sheet1.C131]" office:value-type="float" office:value="38">
            <text:p>38</text:p>
          </table:table-cell>
          <table:table-cell office:value-type="float" office:value="11">
            <text:p>11</text:p>
          </table:table-cell>
          <table:table-cell/>
          <table:table-cell table:formula="of:=IF([.C131]=[.D131];1;0)" office:value-type="float" office:value="0">
            <text:p>0</text:p>
          </table:table-cell>
          <table:table-cell table:formula="of:=IF([.C131]&gt;[.D131];1;0)" office:value-type="float" office:value="1">
            <text:p>1</text:p>
          </table:table-cell>
          <table:table-cell table:formula="of:=IF([.C131]&lt;[.D1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2]" office:value-type="string" office:string-value="freecell">
            <text:p>freecell</text:p>
          </table:table-cell>
          <table:table-cell table:formula="of:=[Sheet1.B132]" office:value-type="string" office:string-value="probfreecell-8-4">
            <text:p>probfreecell-8-4</text:p>
          </table:table-cell>
          <table:table-cell table:formula="of:=[Sheet1.C132]" office:value-type="float" office:value="40">
            <text:p>40</text:p>
          </table:table-cell>
          <table:table-cell office:value-type="float" office:value="13">
            <text:p>13</text:p>
          </table:table-cell>
          <table:table-cell/>
          <table:table-cell table:formula="of:=IF([.C132]=[.D132];1;0)" office:value-type="float" office:value="0">
            <text:p>0</text:p>
          </table:table-cell>
          <table:table-cell table:formula="of:=IF([.C132]&gt;[.D132];1;0)" office:value-type="float" office:value="1">
            <text:p>1</text:p>
          </table:table-cell>
          <table:table-cell table:formula="of:=IF([.C132]&lt;[.D1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3]" office:value-type="string" office:string-value="freecell">
            <text:p>freecell</text:p>
          </table:table-cell>
          <table:table-cell table:formula="of:=[Sheet1.B133]" office:value-type="string" office:string-value="probfreecell-8-5">
            <text:p>probfreecell-8-5</text:p>
          </table:table-cell>
          <table:table-cell table:formula="of:=[Sheet1.C133]"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  <table:table-cell table:formula="of:=IF([.C133]=[.D133];1;0)" office:value-type="float" office:value="0">
            <text:p>0</text:p>
          </table:table-cell>
          <table:table-cell table:formula="of:=IF([.C133]&gt;[.D133];1;0)" office:value-type="float" office:value="1">
            <text:p>1</text:p>
          </table:table-cell>
          <table:table-cell table:formula="of:=IF([.C133]&lt;[.D1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4]" office:value-type="string" office:string-value="freecell">
            <text:p>freecell</text:p>
          </table:table-cell>
          <table:table-cell table:formula="of:=[Sheet1.B134]" office:value-type="string" office:string-value="probfreecell-9-1">
            <text:p>probfreecell-9-1</text:p>
          </table:table-cell>
          <table:table-cell table:formula="of:=[Sheet1.C134]"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table:formula="of:=IF([.C134]=[.D134];1;0)" office:value-type="float" office:value="0">
            <text:p>0</text:p>
          </table:table-cell>
          <table:table-cell table:formula="of:=IF([.C134]&gt;[.D134];1;0)" office:value-type="float" office:value="1">
            <text:p>1</text:p>
          </table:table-cell>
          <table:table-cell table:formula="of:=IF([.C134]&lt;[.D1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5]" office:value-type="string" office:string-value="freecell">
            <text:p>freecell</text:p>
          </table:table-cell>
          <table:table-cell table:formula="of:=[Sheet1.B135]" office:value-type="string" office:string-value="probfreecell-9-2">
            <text:p>probfreecell-9-2</text:p>
          </table:table-cell>
          <table:table-cell table:formula="of:=[Sheet1.C135]" office:value-type="float" office:value="43">
            <text:p>43</text:p>
          </table:table-cell>
          <table:table-cell office:value-type="float" office:value="13">
            <text:p>13</text:p>
          </table:table-cell>
          <table:table-cell/>
          <table:table-cell table:formula="of:=IF([.C135]=[.D135];1;0)" office:value-type="float" office:value="0">
            <text:p>0</text:p>
          </table:table-cell>
          <table:table-cell table:formula="of:=IF([.C135]&gt;[.D135];1;0)" office:value-type="float" office:value="1">
            <text:p>1</text:p>
          </table:table-cell>
          <table:table-cell table:formula="of:=IF([.C135]&lt;[.D1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6]" office:value-type="string" office:string-value="freecell">
            <text:p>freecell</text:p>
          </table:table-cell>
          <table:table-cell table:formula="of:=[Sheet1.B136]" office:value-type="string" office:string-value="probfreecell-9-3">
            <text:p>probfreecell-9-3</text:p>
          </table:table-cell>
          <table:table-cell table:formula="of:=[Sheet1.C136]" office:value-type="float" office:value="41">
            <text:p>41</text:p>
          </table:table-cell>
          <table:table-cell office:value-type="float" office:value="14">
            <text:p>14</text:p>
          </table:table-cell>
          <table:table-cell/>
          <table:table-cell table:formula="of:=IF([.C136]=[.D136];1;0)" office:value-type="float" office:value="0">
            <text:p>0</text:p>
          </table:table-cell>
          <table:table-cell table:formula="of:=IF([.C136]&gt;[.D136];1;0)" office:value-type="float" office:value="1">
            <text:p>1</text:p>
          </table:table-cell>
          <table:table-cell table:formula="of:=IF([.C136]&lt;[.D1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7]" office:value-type="string" office:string-value="freecell">
            <text:p>freecell</text:p>
          </table:table-cell>
          <table:table-cell table:formula="of:=[Sheet1.B137]" office:value-type="string" office:string-value="probfreecell-9-4">
            <text:p>probfreecell-9-4</text:p>
          </table:table-cell>
          <table:table-cell table:formula="of:=[Sheet1.C137]" office:value-type="float" office:value="44">
            <text:p>44</text:p>
          </table:table-cell>
          <table:table-cell office:value-type="float" office:value="15">
            <text:p>15</text:p>
          </table:table-cell>
          <table:table-cell/>
          <table:table-cell table:formula="of:=IF([.C137]=[.D137];1;0)" office:value-type="float" office:value="0">
            <text:p>0</text:p>
          </table:table-cell>
          <table:table-cell table:formula="of:=IF([.C137]&gt;[.D137];1;0)" office:value-type="float" office:value="1">
            <text:p>1</text:p>
          </table:table-cell>
          <table:table-cell table:formula="of:=IF([.C137]&lt;[.D1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8]" office:value-type="string" office:string-value="freecell">
            <text:p>freecell</text:p>
          </table:table-cell>
          <table:table-cell table:formula="of:=[Sheet1.B138]" office:value-type="string" office:string-value="probfreecell-9-5">
            <text:p>probfreecell-9-5</text:p>
          </table:table-cell>
          <table:table-cell table:formula="of:=[Sheet1.C138]" office:value-type="float" office:value="41">
            <text:p>41</text:p>
          </table:table-cell>
          <table:table-cell office:value-type="float" office:value="14">
            <text:p>14</text:p>
          </table:table-cell>
          <table:table-cell/>
          <table:table-cell table:formula="of:=IF([.C138]=[.D138];1;0)" office:value-type="float" office:value="0">
            <text:p>0</text:p>
          </table:table-cell>
          <table:table-cell table:formula="of:=IF([.C138]&gt;[.D138];1;0)" office:value-type="float" office:value="1">
            <text:p>1</text:p>
          </table:table-cell>
          <table:table-cell table:formula="of:=IF([.C138]&lt;[.D1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9]" office:value-type="string" office:string-value="gripper">
            <text:p>gripper</text:p>
          </table:table-cell>
          <table:table-cell table:formula="of:=[Sheet1.B139]" office:value-type="string" office:string-value="prob01">
            <text:p>prob01</text:p>
          </table:table-cell>
          <table:table-cell table:formula="of:=[Sheet1.C139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139]=[.D139];1;0)" office:value-type="float" office:value="1">
            <text:p>1</text:p>
          </table:table-cell>
          <table:table-cell table:formula="of:=IF([.C139]&gt;[.D139];1;0)" office:value-type="float" office:value="0">
            <text:p>0</text:p>
          </table:table-cell>
          <table:table-cell table:formula="of:=IF([.C139]&lt;[.D1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0]" office:value-type="string" office:string-value="gripper">
            <text:p>gripper</text:p>
          </table:table-cell>
          <table:table-cell table:formula="of:=[Sheet1.B140]" office:value-type="string" office:string-value="prob02">
            <text:p>prob02</text:p>
          </table:table-cell>
          <table:table-cell table:formula="of:=[Sheet1.C140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140]=[.D140];1;0)" office:value-type="float" office:value="1">
            <text:p>1</text:p>
          </table:table-cell>
          <table:table-cell table:formula="of:=IF([.C140]&gt;[.D140];1;0)" office:value-type="float" office:value="0">
            <text:p>0</text:p>
          </table:table-cell>
          <table:table-cell table:formula="of:=IF([.C140]&lt;[.D1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1]" office:value-type="string" office:string-value="gripper">
            <text:p>gripper</text:p>
          </table:table-cell>
          <table:table-cell table:formula="of:=[Sheet1.B141]" office:value-type="string" office:string-value="prob03">
            <text:p>prob03</text:p>
          </table:table-cell>
          <table:table-cell table:formula="of:=[Sheet1.C141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141]=[.D141];1;0)" office:value-type="float" office:value="1">
            <text:p>1</text:p>
          </table:table-cell>
          <table:table-cell table:formula="of:=IF([.C141]&gt;[.D141];1;0)" office:value-type="float" office:value="0">
            <text:p>0</text:p>
          </table:table-cell>
          <table:table-cell table:formula="of:=IF([.C141]&lt;[.D1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2]" office:value-type="string" office:string-value="gripper">
            <text:p>gripper</text:p>
          </table:table-cell>
          <table:table-cell table:formula="of:=[Sheet1.B142]" office:value-type="string" office:string-value="prob04">
            <text:p>prob04</text:p>
          </table:table-cell>
          <table:table-cell table:formula="of:=[Sheet1.C142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table:formula="of:=IF([.C142]=[.D142];1;0)" office:value-type="float" office:value="1">
            <text:p>1</text:p>
          </table:table-cell>
          <table:table-cell table:formula="of:=IF([.C142]&gt;[.D142];1;0)" office:value-type="float" office:value="0">
            <text:p>0</text:p>
          </table:table-cell>
          <table:table-cell table:formula="of:=IF([.C142]&lt;[.D1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3]" office:value-type="string" office:string-value="gripper">
            <text:p>gripper</text:p>
          </table:table-cell>
          <table:table-cell table:formula="of:=[Sheet1.B143]" office:value-type="string" office:string-value="prob05">
            <text:p>prob05</text:p>
          </table:table-cell>
          <table:table-cell table:formula="of:=[Sheet1.C143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143]=[.D143];1;0)" office:value-type="float" office:value="1">
            <text:p>1</text:p>
          </table:table-cell>
          <table:table-cell table:formula="of:=IF([.C143]&gt;[.D143];1;0)" office:value-type="float" office:value="0">
            <text:p>0</text:p>
          </table:table-cell>
          <table:table-cell table:formula="of:=IF([.C143]&lt;[.D1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4]" office:value-type="string" office:string-value="gripper">
            <text:p>gripper</text:p>
          </table:table-cell>
          <table:table-cell table:formula="of:=[Sheet1.B144]" office:value-type="string" office:string-value="prob06">
            <text:p>prob06</text:p>
          </table:table-cell>
          <table:table-cell table:formula="of:=[Sheet1.C144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144]=[.D144];1;0)" office:value-type="float" office:value="1">
            <text:p>1</text:p>
          </table:table-cell>
          <table:table-cell table:formula="of:=IF([.C144]&gt;[.D144];1;0)" office:value-type="float" office:value="0">
            <text:p>0</text:p>
          </table:table-cell>
          <table:table-cell table:formula="of:=IF([.C144]&lt;[.D1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5]" office:value-type="string" office:string-value="gripper">
            <text:p>gripper</text:p>
          </table:table-cell>
          <table:table-cell table:formula="of:=[Sheet1.B145]" office:value-type="string" office:string-value="prob07">
            <text:p>prob07</text:p>
          </table:table-cell>
          <table:table-cell table:formula="of:=[Sheet1.C145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145]=[.D145];1;0)" office:value-type="float" office:value="1">
            <text:p>1</text:p>
          </table:table-cell>
          <table:table-cell table:formula="of:=IF([.C145]&gt;[.D145];1;0)" office:value-type="float" office:value="0">
            <text:p>0</text:p>
          </table:table-cell>
          <table:table-cell table:formula="of:=IF([.C145]&lt;[.D1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6]" office:value-type="string" office:string-value="gripper">
            <text:p>gripper</text:p>
          </table:table-cell>
          <table:table-cell table:formula="of:=[Sheet1.B146]" office:value-type="string" office:string-value="prob08">
            <text:p>prob08</text:p>
          </table:table-cell>
          <table:table-cell table:formula="of:=[Sheet1.C146]" office:value-type="float" office:value="37">
            <text:p>37</text:p>
          </table:table-cell>
          <table:table-cell office:value-type="float" office:value="37">
            <text:p>37</text:p>
          </table:table-cell>
          <table:table-cell/>
          <table:table-cell table:formula="of:=IF([.C146]=[.D146];1;0)" office:value-type="float" office:value="1">
            <text:p>1</text:p>
          </table:table-cell>
          <table:table-cell table:formula="of:=IF([.C146]&gt;[.D146];1;0)" office:value-type="float" office:value="0">
            <text:p>0</text:p>
          </table:table-cell>
          <table:table-cell table:formula="of:=IF([.C146]&lt;[.D1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7]" office:value-type="string" office:string-value="gripper">
            <text:p>gripper</text:p>
          </table:table-cell>
          <table:table-cell table:formula="of:=[Sheet1.B147]" office:value-type="string" office:string-value="prob09">
            <text:p>prob09</text:p>
          </table:table-cell>
          <table:table-cell table:formula="of:=[Sheet1.C147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147]=[.D147];1;0)" office:value-type="float" office:value="1">
            <text:p>1</text:p>
          </table:table-cell>
          <table:table-cell table:formula="of:=IF([.C147]&gt;[.D147];1;0)" office:value-type="float" office:value="0">
            <text:p>0</text:p>
          </table:table-cell>
          <table:table-cell table:formula="of:=IF([.C147]&lt;[.D1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8]" office:value-type="string" office:string-value="gripper">
            <text:p>gripper</text:p>
          </table:table-cell>
          <table:table-cell table:formula="of:=[Sheet1.B148]" office:value-type="string" office:string-value="prob10">
            <text:p>prob10</text:p>
          </table:table-cell>
          <table:table-cell table:formula="of:=[Sheet1.C148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148]=[.D148];1;0)" office:value-type="float" office:value="1">
            <text:p>1</text:p>
          </table:table-cell>
          <table:table-cell table:formula="of:=IF([.C148]&gt;[.D148];1;0)" office:value-type="float" office:value="0">
            <text:p>0</text:p>
          </table:table-cell>
          <table:table-cell table:formula="of:=IF([.C148]&lt;[.D1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9]" office:value-type="string" office:string-value="gripper">
            <text:p>gripper</text:p>
          </table:table-cell>
          <table:table-cell table:formula="of:=[Sheet1.B149]" office:value-type="string" office:string-value="prob11">
            <text:p>prob11</text:p>
          </table:table-cell>
          <table:table-cell table:formula="of:=[Sheet1.C149]" office:value-type="float" office:value="49">
            <text:p>49</text:p>
          </table:table-cell>
          <table:table-cell office:value-type="float" office:value="49">
            <text:p>49</text:p>
          </table:table-cell>
          <table:table-cell/>
          <table:table-cell table:formula="of:=IF([.C149]=[.D149];1;0)" office:value-type="float" office:value="1">
            <text:p>1</text:p>
          </table:table-cell>
          <table:table-cell table:formula="of:=IF([.C149]&gt;[.D149];1;0)" office:value-type="float" office:value="0">
            <text:p>0</text:p>
          </table:table-cell>
          <table:table-cell table:formula="of:=IF([.C149]&lt;[.D1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0]" office:value-type="string" office:string-value="gripper">
            <text:p>gripper</text:p>
          </table:table-cell>
          <table:table-cell table:formula="of:=[Sheet1.B150]" office:value-type="string" office:string-value="prob12">
            <text:p>prob12</text:p>
          </table:table-cell>
          <table:table-cell table:formula="of:=[Sheet1.C150]" office:value-type="float" office:value="53">
            <text:p>53</text:p>
          </table:table-cell>
          <table:table-cell office:value-type="float" office:value="53">
            <text:p>53</text:p>
          </table:table-cell>
          <table:table-cell/>
          <table:table-cell table:formula="of:=IF([.C150]=[.D150];1;0)" office:value-type="float" office:value="1">
            <text:p>1</text:p>
          </table:table-cell>
          <table:table-cell table:formula="of:=IF([.C150]&gt;[.D150];1;0)" office:value-type="float" office:value="0">
            <text:p>0</text:p>
          </table:table-cell>
          <table:table-cell table:formula="of:=IF([.C150]&lt;[.D15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1]" office:value-type="string" office:string-value="gripper">
            <text:p>gripper</text:p>
          </table:table-cell>
          <table:table-cell table:formula="of:=[Sheet1.B151]" office:value-type="string" office:string-value="prob13">
            <text:p>prob13</text:p>
          </table:table-cell>
          <table:table-cell table:formula="of:=[Sheet1.C151]" office:value-type="float" office:value="57">
            <text:p>57</text:p>
          </table:table-cell>
          <table:table-cell office:value-type="float" office:value="57">
            <text:p>57</text:p>
          </table:table-cell>
          <table:table-cell/>
          <table:table-cell table:formula="of:=IF([.C151]=[.D151];1;0)" office:value-type="float" office:value="1">
            <text:p>1</text:p>
          </table:table-cell>
          <table:table-cell table:formula="of:=IF([.C151]&gt;[.D151];1;0)" office:value-type="float" office:value="0">
            <text:p>0</text:p>
          </table:table-cell>
          <table:table-cell table:formula="of:=IF([.C151]&lt;[.D1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2]" office:value-type="string" office:string-value="gripper">
            <text:p>gripper</text:p>
          </table:table-cell>
          <table:table-cell table:formula="of:=[Sheet1.B152]" office:value-type="string" office:string-value="prob14">
            <text:p>prob14</text:p>
          </table:table-cell>
          <table:table-cell table:formula="of:=[Sheet1.C152]" office:value-type="float" office:value="61">
            <text:p>61</text:p>
          </table:table-cell>
          <table:table-cell office:value-type="float" office:value="61">
            <text:p>61</text:p>
          </table:table-cell>
          <table:table-cell/>
          <table:table-cell table:formula="of:=IF([.C152]=[.D152];1;0)" office:value-type="float" office:value="1">
            <text:p>1</text:p>
          </table:table-cell>
          <table:table-cell table:formula="of:=IF([.C152]&gt;[.D152];1;0)" office:value-type="float" office:value="0">
            <text:p>0</text:p>
          </table:table-cell>
          <table:table-cell table:formula="of:=IF([.C152]&lt;[.D1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3]" office:value-type="string" office:string-value="gripper">
            <text:p>gripper</text:p>
          </table:table-cell>
          <table:table-cell table:formula="of:=[Sheet1.B153]" office:value-type="string" office:string-value="prob15">
            <text:p>prob15</text:p>
          </table:table-cell>
          <table:table-cell table:formula="of:=[Sheet1.C153]" office:value-type="float" office:value="65">
            <text:p>65</text:p>
          </table:table-cell>
          <table:table-cell office:value-type="float" office:value="65">
            <text:p>65</text:p>
          </table:table-cell>
          <table:table-cell/>
          <table:table-cell table:formula="of:=IF([.C153]=[.D153];1;0)" office:value-type="float" office:value="1">
            <text:p>1</text:p>
          </table:table-cell>
          <table:table-cell table:formula="of:=IF([.C153]&gt;[.D153];1;0)" office:value-type="float" office:value="0">
            <text:p>0</text:p>
          </table:table-cell>
          <table:table-cell table:formula="of:=IF([.C153]&lt;[.D1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4]" office:value-type="string" office:string-value="gripper">
            <text:p>gripper</text:p>
          </table:table-cell>
          <table:table-cell table:formula="of:=[Sheet1.B154]" office:value-type="string" office:string-value="prob16">
            <text:p>prob16</text:p>
          </table:table-cell>
          <table:table-cell table:formula="of:=[Sheet1.C154]" office:value-type="float" office:value="69">
            <text:p>69</text:p>
          </table:table-cell>
          <table:table-cell office:value-type="float" office:value="69">
            <text:p>69</text:p>
          </table:table-cell>
          <table:table-cell/>
          <table:table-cell table:formula="of:=IF([.C154]=[.D154];1;0)" office:value-type="float" office:value="1">
            <text:p>1</text:p>
          </table:table-cell>
          <table:table-cell table:formula="of:=IF([.C154]&gt;[.D154];1;0)" office:value-type="float" office:value="0">
            <text:p>0</text:p>
          </table:table-cell>
          <table:table-cell table:formula="of:=IF([.C154]&lt;[.D1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5]" office:value-type="string" office:string-value="gripper">
            <text:p>gripper</text:p>
          </table:table-cell>
          <table:table-cell table:formula="of:=[Sheet1.B155]" office:value-type="string" office:string-value="prob17">
            <text:p>prob17</text:p>
          </table:table-cell>
          <table:table-cell table:formula="of:=[Sheet1.C155]" office:value-type="float" office:value="73">
            <text:p>73</text:p>
          </table:table-cell>
          <table:table-cell office:value-type="float" office:value="73">
            <text:p>73</text:p>
          </table:table-cell>
          <table:table-cell/>
          <table:table-cell table:formula="of:=IF([.C155]=[.D155];1;0)" office:value-type="float" office:value="1">
            <text:p>1</text:p>
          </table:table-cell>
          <table:table-cell table:formula="of:=IF([.C155]&gt;[.D155];1;0)" office:value-type="float" office:value="0">
            <text:p>0</text:p>
          </table:table-cell>
          <table:table-cell table:formula="of:=IF([.C155]&lt;[.D1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6]" office:value-type="string" office:string-value="gripper">
            <text:p>gripper</text:p>
          </table:table-cell>
          <table:table-cell table:formula="of:=[Sheet1.B156]" office:value-type="string" office:string-value="prob18">
            <text:p>prob18</text:p>
          </table:table-cell>
          <table:table-cell table:formula="of:=[Sheet1.C156]" office:value-type="float" office:value="77">
            <text:p>77</text:p>
          </table:table-cell>
          <table:table-cell office:value-type="float" office:value="77">
            <text:p>77</text:p>
          </table:table-cell>
          <table:table-cell/>
          <table:table-cell table:formula="of:=IF([.C156]=[.D156];1;0)" office:value-type="float" office:value="1">
            <text:p>1</text:p>
          </table:table-cell>
          <table:table-cell table:formula="of:=IF([.C156]&gt;[.D156];1;0)" office:value-type="float" office:value="0">
            <text:p>0</text:p>
          </table:table-cell>
          <table:table-cell table:formula="of:=IF([.C156]&lt;[.D1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7]" office:value-type="string" office:string-value="gripper">
            <text:p>gripper</text:p>
          </table:table-cell>
          <table:table-cell table:formula="of:=[Sheet1.B157]" office:value-type="string" office:string-value="prob19">
            <text:p>prob19</text:p>
          </table:table-cell>
          <table:table-cell table:formula="of:=[Sheet1.C157]" office:value-type="float" office:value="81">
            <text:p>81</text:p>
          </table:table-cell>
          <table:table-cell office:value-type="float" office:value="81">
            <text:p>81</text:p>
          </table:table-cell>
          <table:table-cell/>
          <table:table-cell table:formula="of:=IF([.C157]=[.D157];1;0)" office:value-type="float" office:value="1">
            <text:p>1</text:p>
          </table:table-cell>
          <table:table-cell table:formula="of:=IF([.C157]&gt;[.D157];1;0)" office:value-type="float" office:value="0">
            <text:p>0</text:p>
          </table:table-cell>
          <table:table-cell table:formula="of:=IF([.C157]&lt;[.D1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8]" office:value-type="string" office:string-value="gripper">
            <text:p>gripper</text:p>
          </table:table-cell>
          <table:table-cell table:formula="of:=[Sheet1.B158]" office:value-type="string" office:string-value="prob20">
            <text:p>prob20</text:p>
          </table:table-cell>
          <table:table-cell table:formula="of:=[Sheet1.C158]" office:value-type="float" office:value="85">
            <text:p>85</text:p>
          </table:table-cell>
          <table:table-cell office:value-type="float" office:value="85">
            <text:p>85</text:p>
          </table:table-cell>
          <table:table-cell/>
          <table:table-cell table:formula="of:=IF([.C158]=[.D158];1;0)" office:value-type="float" office:value="1">
            <text:p>1</text:p>
          </table:table-cell>
          <table:table-cell table:formula="of:=IF([.C158]&gt;[.D158];1;0)" office:value-type="float" office:value="0">
            <text:p>0</text:p>
          </table:table-cell>
          <table:table-cell table:formula="of:=IF([.C158]&lt;[.D1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9]" office:value-type="string" office:string-value="logistics00">
            <text:p>logistics00</text:p>
          </table:table-cell>
          <table:table-cell table:formula="of:=[Sheet1.B159]" office:value-type="string" office:string-value="logistics-10-0">
            <text:p>logistics-10-0</text:p>
          </table:table-cell>
          <table:table-cell table:formula="of:=[Sheet1.C159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159]=[.D159];1;0)" office:value-type="float" office:value="1">
            <text:p>1</text:p>
          </table:table-cell>
          <table:table-cell table:formula="of:=IF([.C159]&gt;[.D159];1;0)" office:value-type="float" office:value="0">
            <text:p>0</text:p>
          </table:table-cell>
          <table:table-cell table:formula="of:=IF([.C159]&lt;[.D1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0]" office:value-type="string" office:string-value="logistics00">
            <text:p>logistics00</text:p>
          </table:table-cell>
          <table:table-cell table:formula="of:=[Sheet1.B160]" office:value-type="string" office:string-value="logistics-10-1">
            <text:p>logistics-10-1</text:p>
          </table:table-cell>
          <table:table-cell table:formula="of:=[Sheet1.C160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160]=[.D160];1;0)" office:value-type="float" office:value="1">
            <text:p>1</text:p>
          </table:table-cell>
          <table:table-cell table:formula="of:=IF([.C160]&gt;[.D160];1;0)" office:value-type="float" office:value="0">
            <text:p>0</text:p>
          </table:table-cell>
          <table:table-cell table:formula="of:=IF([.C160]&lt;[.D1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1]" office:value-type="string" office:string-value="logistics00">
            <text:p>logistics00</text:p>
          </table:table-cell>
          <table:table-cell table:formula="of:=[Sheet1.B161]" office:value-type="string" office:string-value="logistics-11-0">
            <text:p>logistics-11-0</text:p>
          </table:table-cell>
          <table:table-cell table:formula="of:=[Sheet1.C161]" office:value-type="string" office:string-value="Inf">
            <text:p>Inf</text:p>
          </table:table-cell>
          <table:table-cell office:value-type="float" office:value="45">
            <text:p>45</text:p>
          </table:table-cell>
          <table:table-cell/>
          <table:table-cell table:formula="of:=IF([.C161]=[.D161];1;0)" office:value-type="float" office:value="0">
            <text:p>0</text:p>
          </table:table-cell>
          <table:table-cell table:formula="of:=IF([.C161]&gt;[.D161];1;0)" office:value-type="float" office:value="1">
            <text:p>1</text:p>
          </table:table-cell>
          <table:table-cell table:formula="of:=IF([.C161]&lt;[.D1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2]" office:value-type="string" office:string-value="logistics00">
            <text:p>logistics00</text:p>
          </table:table-cell>
          <table:table-cell table:formula="of:=[Sheet1.B162]" office:value-type="string" office:string-value="logistics-11-1">
            <text:p>logistics-11-1</text:p>
          </table:table-cell>
          <table:table-cell table:formula="of:=[Sheet1.C162]" office:value-type="float" office:value="55">
            <text:p>55</text:p>
          </table:table-cell>
          <table:table-cell office:value-type="float" office:value="55">
            <text:p>55</text:p>
          </table:table-cell>
          <table:table-cell/>
          <table:table-cell table:formula="of:=IF([.C162]=[.D162];1;0)" office:value-type="float" office:value="1">
            <text:p>1</text:p>
          </table:table-cell>
          <table:table-cell table:formula="of:=IF([.C162]&gt;[.D162];1;0)" office:value-type="float" office:value="0">
            <text:p>0</text:p>
          </table:table-cell>
          <table:table-cell table:formula="of:=IF([.C162]&lt;[.D1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3]" office:value-type="string" office:string-value="logistics00">
            <text:p>logistics00</text:p>
          </table:table-cell>
          <table:table-cell table:formula="of:=[Sheet1.B163]" office:value-type="string" office:string-value="logistics-12-0">
            <text:p>logistics-12-0</text:p>
          </table:table-cell>
          <table:table-cell table:formula="of:=[Sheet1.C163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163]=[.D163];1;0)" office:value-type="float" office:value="1">
            <text:p>1</text:p>
          </table:table-cell>
          <table:table-cell table:formula="of:=IF([.C163]&gt;[.D163];1;0)" office:value-type="float" office:value="0">
            <text:p>0</text:p>
          </table:table-cell>
          <table:table-cell table:formula="of:=IF([.C163]&lt;[.D1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4]" office:value-type="string" office:string-value="logistics00">
            <text:p>logistics00</text:p>
          </table:table-cell>
          <table:table-cell table:formula="of:=[Sheet1.B164]" office:value-type="string" office:string-value="logistics-12-1">
            <text:p>logistics-12-1</text:p>
          </table:table-cell>
          <table:table-cell table:formula="of:=[Sheet1.C164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164]=[.D164];1;0)" office:value-type="float" office:value="1">
            <text:p>1</text:p>
          </table:table-cell>
          <table:table-cell table:formula="of:=IF([.C164]&gt;[.D164];1;0)" office:value-type="float" office:value="0">
            <text:p>0</text:p>
          </table:table-cell>
          <table:table-cell table:formula="of:=IF([.C164]&lt;[.D1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5]" office:value-type="string" office:string-value="logistics00">
            <text:p>logistics00</text:p>
          </table:table-cell>
          <table:table-cell table:formula="of:=[Sheet1.B165]" office:value-type="string" office:string-value="logistics-13-0">
            <text:p>logistics-13-0</text:p>
          </table:table-cell>
          <table:table-cell table:formula="of:=[Sheet1.C165]" office:value-type="float" office:value="67">
            <text:p>67</text:p>
          </table:table-cell>
          <table:table-cell office:value-type="float" office:value="67">
            <text:p>67</text:p>
          </table:table-cell>
          <table:table-cell/>
          <table:table-cell table:formula="of:=IF([.C165]=[.D165];1;0)" office:value-type="float" office:value="1">
            <text:p>1</text:p>
          </table:table-cell>
          <table:table-cell table:formula="of:=IF([.C165]&gt;[.D165];1;0)" office:value-type="float" office:value="0">
            <text:p>0</text:p>
          </table:table-cell>
          <table:table-cell table:formula="of:=IF([.C165]&lt;[.D1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6]" office:value-type="string" office:string-value="logistics00">
            <text:p>logistics00</text:p>
          </table:table-cell>
          <table:table-cell table:formula="of:=[Sheet1.B166]" office:value-type="string" office:string-value="logistics-13-1">
            <text:p>logistics-13-1</text:p>
          </table:table-cell>
          <table:table-cell table:formula="of:=[Sheet1.C166]" office:value-type="float" office:value="57">
            <text:p>57</text:p>
          </table:table-cell>
          <table:table-cell office:value-type="float" office:value="57">
            <text:p>57</text:p>
          </table:table-cell>
          <table:table-cell/>
          <table:table-cell table:formula="of:=IF([.C166]=[.D166];1;0)" office:value-type="float" office:value="1">
            <text:p>1</text:p>
          </table:table-cell>
          <table:table-cell table:formula="of:=IF([.C166]&gt;[.D166];1;0)" office:value-type="float" office:value="0">
            <text:p>0</text:p>
          </table:table-cell>
          <table:table-cell table:formula="of:=IF([.C166]&lt;[.D1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7]" office:value-type="string" office:string-value="logistics00">
            <text:p>logistics00</text:p>
          </table:table-cell>
          <table:table-cell table:formula="of:=[Sheet1.B167]" office:value-type="string" office:string-value="logistics-14-0">
            <text:p>logistics-14-0</text:p>
          </table:table-cell>
          <table:table-cell table:formula="of:=[Sheet1.C167]" office:value-type="float" office:value="55">
            <text:p>55</text:p>
          </table:table-cell>
          <table:table-cell office:value-type="float" office:value="55">
            <text:p>55</text:p>
          </table:table-cell>
          <table:table-cell/>
          <table:table-cell table:formula="of:=IF([.C167]=[.D167];1;0)" office:value-type="float" office:value="1">
            <text:p>1</text:p>
          </table:table-cell>
          <table:table-cell table:formula="of:=IF([.C167]&gt;[.D167];1;0)" office:value-type="float" office:value="0">
            <text:p>0</text:p>
          </table:table-cell>
          <table:table-cell table:formula="of:=IF([.C167]&lt;[.D1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8]" office:value-type="string" office:string-value="logistics00">
            <text:p>logistics00</text:p>
          </table:table-cell>
          <table:table-cell table:formula="of:=[Sheet1.B168]" office:value-type="string" office:string-value="logistics-14-1">
            <text:p>logistics-14-1</text:p>
          </table:table-cell>
          <table:table-cell table:formula="of:=[Sheet1.C168]" office:value-type="float" office:value="67">
            <text:p>67</text:p>
          </table:table-cell>
          <table:table-cell office:value-type="float" office:value="67">
            <text:p>67</text:p>
          </table:table-cell>
          <table:table-cell/>
          <table:table-cell table:formula="of:=IF([.C168]=[.D168];1;0)" office:value-type="float" office:value="1">
            <text:p>1</text:p>
          </table:table-cell>
          <table:table-cell table:formula="of:=IF([.C168]&gt;[.D168];1;0)" office:value-type="float" office:value="0">
            <text:p>0</text:p>
          </table:table-cell>
          <table:table-cell table:formula="of:=IF([.C168]&lt;[.D1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9]" office:value-type="string" office:string-value="logistics00">
            <text:p>logistics00</text:p>
          </table:table-cell>
          <table:table-cell table:formula="of:=[Sheet1.B169]" office:value-type="string" office:string-value="logistics-15-0">
            <text:p>logistics-15-0</text:p>
          </table:table-cell>
          <table:table-cell table:formula="of:=[Sheet1.C169]" office:value-type="float" office:value="71">
            <text:p>71</text:p>
          </table:table-cell>
          <table:table-cell office:value-type="float" office:value="71">
            <text:p>71</text:p>
          </table:table-cell>
          <table:table-cell/>
          <table:table-cell table:formula="of:=IF([.C169]=[.D169];1;0)" office:value-type="float" office:value="1">
            <text:p>1</text:p>
          </table:table-cell>
          <table:table-cell table:formula="of:=IF([.C169]&gt;[.D169];1;0)" office:value-type="float" office:value="0">
            <text:p>0</text:p>
          </table:table-cell>
          <table:table-cell table:formula="of:=IF([.C169]&lt;[.D1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0]" office:value-type="string" office:string-value="logistics00">
            <text:p>logistics00</text:p>
          </table:table-cell>
          <table:table-cell table:formula="of:=[Sheet1.B170]" office:value-type="string" office:string-value="logistics-15-1">
            <text:p>logistics-15-1</text:p>
          </table:table-cell>
          <table:table-cell table:formula="of:=[Sheet1.C170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170]=[.D170];1;0)" office:value-type="float" office:value="1">
            <text:p>1</text:p>
          </table:table-cell>
          <table:table-cell table:formula="of:=IF([.C170]&gt;[.D170];1;0)" office:value-type="float" office:value="0">
            <text:p>0</text:p>
          </table:table-cell>
          <table:table-cell table:formula="of:=IF([.C170]&lt;[.D1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1]" office:value-type="string" office:string-value="logistics00">
            <text:p>logistics00</text:p>
          </table:table-cell>
          <table:table-cell table:formula="of:=[Sheet1.B171]" office:value-type="string" office:string-value="logistics-4-0">
            <text:p>logistics-4-0</text:p>
          </table:table-cell>
          <table:table-cell table:formula="of:=[Sheet1.C171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171]=[.D171];1;0)" office:value-type="float" office:value="1">
            <text:p>1</text:p>
          </table:table-cell>
          <table:table-cell table:formula="of:=IF([.C171]&gt;[.D171];1;0)" office:value-type="float" office:value="0">
            <text:p>0</text:p>
          </table:table-cell>
          <table:table-cell table:formula="of:=IF([.C171]&lt;[.D17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2]" office:value-type="string" office:string-value="logistics00">
            <text:p>logistics00</text:p>
          </table:table-cell>
          <table:table-cell table:formula="of:=[Sheet1.B172]" office:value-type="string" office:string-value="logistics-4-1">
            <text:p>logistics-4-1</text:p>
          </table:table-cell>
          <table:table-cell table:formula="of:=[Sheet1.C172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172]=[.D172];1;0)" office:value-type="float" office:value="1">
            <text:p>1</text:p>
          </table:table-cell>
          <table:table-cell table:formula="of:=IF([.C172]&gt;[.D172];1;0)" office:value-type="float" office:value="0">
            <text:p>0</text:p>
          </table:table-cell>
          <table:table-cell table:formula="of:=IF([.C172]&lt;[.D1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3]" office:value-type="string" office:string-value="logistics00">
            <text:p>logistics00</text:p>
          </table:table-cell>
          <table:table-cell table:formula="of:=[Sheet1.B173]" office:value-type="string" office:string-value="logistics-4-2">
            <text:p>logistics-4-2</text:p>
          </table:table-cell>
          <table:table-cell table:formula="of:=[Sheet1.C173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173]=[.D173];1;0)" office:value-type="float" office:value="1">
            <text:p>1</text:p>
          </table:table-cell>
          <table:table-cell table:formula="of:=IF([.C173]&gt;[.D173];1;0)" office:value-type="float" office:value="0">
            <text:p>0</text:p>
          </table:table-cell>
          <table:table-cell table:formula="of:=IF([.C173]&lt;[.D1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4]" office:value-type="string" office:string-value="logistics00">
            <text:p>logistics00</text:p>
          </table:table-cell>
          <table:table-cell table:formula="of:=[Sheet1.B174]" office:value-type="string" office:string-value="logistics-5-0">
            <text:p>logistics-5-0</text:p>
          </table:table-cell>
          <table:table-cell table:formula="of:=[Sheet1.C174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174]=[.D174];1;0)" office:value-type="float" office:value="1">
            <text:p>1</text:p>
          </table:table-cell>
          <table:table-cell table:formula="of:=IF([.C174]&gt;[.D174];1;0)" office:value-type="float" office:value="0">
            <text:p>0</text:p>
          </table:table-cell>
          <table:table-cell table:formula="of:=IF([.C174]&lt;[.D1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5]" office:value-type="string" office:string-value="logistics00">
            <text:p>logistics00</text:p>
          </table:table-cell>
          <table:table-cell table:formula="of:=[Sheet1.B175]" office:value-type="string" office:string-value="logistics-5-1">
            <text:p>logistics-5-1</text:p>
          </table:table-cell>
          <table:table-cell table:formula="of:=[Sheet1.C175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175]=[.D175];1;0)" office:value-type="float" office:value="1">
            <text:p>1</text:p>
          </table:table-cell>
          <table:table-cell table:formula="of:=IF([.C175]&gt;[.D175];1;0)" office:value-type="float" office:value="0">
            <text:p>0</text:p>
          </table:table-cell>
          <table:table-cell table:formula="of:=IF([.C175]&lt;[.D1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6]" office:value-type="string" office:string-value="logistics00">
            <text:p>logistics00</text:p>
          </table:table-cell>
          <table:table-cell table:formula="of:=[Sheet1.B176]" office:value-type="string" office:string-value="logistics-5-2">
            <text:p>logistics-5-2</text:p>
          </table:table-cell>
          <table:table-cell table:formula="of:=[Sheet1.C176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176]=[.D176];1;0)" office:value-type="float" office:value="1">
            <text:p>1</text:p>
          </table:table-cell>
          <table:table-cell table:formula="of:=IF([.C176]&gt;[.D176];1;0)" office:value-type="float" office:value="0">
            <text:p>0</text:p>
          </table:table-cell>
          <table:table-cell table:formula="of:=IF([.C176]&lt;[.D1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7]" office:value-type="string" office:string-value="logistics00">
            <text:p>logistics00</text:p>
          </table:table-cell>
          <table:table-cell table:formula="of:=[Sheet1.B177]" office:value-type="string" office:string-value="logistics-6-0">
            <text:p>logistics-6-0</text:p>
          </table:table-cell>
          <table:table-cell table:formula="of:=[Sheet1.C177]" office:value-type="float" office:value="23">
            <text:p>23</text:p>
          </table:table-cell>
          <table:table-cell office:value-type="float" office:value="23">
            <text:p>23</text:p>
          </table:table-cell>
          <table:table-cell/>
          <table:table-cell table:formula="of:=IF([.C177]=[.D177];1;0)" office:value-type="float" office:value="1">
            <text:p>1</text:p>
          </table:table-cell>
          <table:table-cell table:formula="of:=IF([.C177]&gt;[.D177];1;0)" office:value-type="float" office:value="0">
            <text:p>0</text:p>
          </table:table-cell>
          <table:table-cell table:formula="of:=IF([.C177]&lt;[.D1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8]" office:value-type="string" office:string-value="logistics00">
            <text:p>logistics00</text:p>
          </table:table-cell>
          <table:table-cell table:formula="of:=[Sheet1.B178]" office:value-type="string" office:string-value="logistics-6-1">
            <text:p>logistics-6-1</text:p>
          </table:table-cell>
          <table:table-cell table:formula="of:=[Sheet1.C178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178]=[.D178];1;0)" office:value-type="float" office:value="1">
            <text:p>1</text:p>
          </table:table-cell>
          <table:table-cell table:formula="of:=IF([.C178]&gt;[.D178];1;0)" office:value-type="float" office:value="0">
            <text:p>0</text:p>
          </table:table-cell>
          <table:table-cell table:formula="of:=IF([.C178]&lt;[.D1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9]" office:value-type="string" office:string-value="logistics00">
            <text:p>logistics00</text:p>
          </table:table-cell>
          <table:table-cell table:formula="of:=[Sheet1.B179]" office:value-type="string" office:string-value="logistics-6-2">
            <text:p>logistics-6-2</text:p>
          </table:table-cell>
          <table:table-cell table:formula="of:=[Sheet1.C179]" office:value-type="float" office:value="23">
            <text:p>23</text:p>
          </table:table-cell>
          <table:table-cell office:value-type="float" office:value="23">
            <text:p>23</text:p>
          </table:table-cell>
          <table:table-cell/>
          <table:table-cell table:formula="of:=IF([.C179]=[.D179];1;0)" office:value-type="float" office:value="1">
            <text:p>1</text:p>
          </table:table-cell>
          <table:table-cell table:formula="of:=IF([.C179]&gt;[.D179];1;0)" office:value-type="float" office:value="0">
            <text:p>0</text:p>
          </table:table-cell>
          <table:table-cell table:formula="of:=IF([.C179]&lt;[.D1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0]" office:value-type="string" office:string-value="logistics00">
            <text:p>logistics00</text:p>
          </table:table-cell>
          <table:table-cell table:formula="of:=[Sheet1.B180]" office:value-type="string" office:string-value="logistics-7-0">
            <text:p>logistics-7-0</text:p>
          </table:table-cell>
          <table:table-cell table:formula="of:=[Sheet1.C180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180]=[.D180];1;0)" office:value-type="float" office:value="1">
            <text:p>1</text:p>
          </table:table-cell>
          <table:table-cell table:formula="of:=IF([.C180]&gt;[.D180];1;0)" office:value-type="float" office:value="0">
            <text:p>0</text:p>
          </table:table-cell>
          <table:table-cell table:formula="of:=IF([.C180]&lt;[.D1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1]" office:value-type="string" office:string-value="logistics00">
            <text:p>logistics00</text:p>
          </table:table-cell>
          <table:table-cell table:formula="of:=[Sheet1.B181]" office:value-type="string" office:string-value="logistics-7-1">
            <text:p>logistics-7-1</text:p>
          </table:table-cell>
          <table:table-cell table:formula="of:=[Sheet1.C181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181]=[.D181];1;0)" office:value-type="float" office:value="1">
            <text:p>1</text:p>
          </table:table-cell>
          <table:table-cell table:formula="of:=IF([.C181]&gt;[.D181];1;0)" office:value-type="float" office:value="0">
            <text:p>0</text:p>
          </table:table-cell>
          <table:table-cell table:formula="of:=IF([.C181]&lt;[.D1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2]" office:value-type="string" office:string-value="logistics00">
            <text:p>logistics00</text:p>
          </table:table-cell>
          <table:table-cell table:formula="of:=[Sheet1.B182]" office:value-type="string" office:string-value="logistics-8-0">
            <text:p>logistics-8-0</text:p>
          </table:table-cell>
          <table:table-cell table:formula="of:=[Sheet1.C182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182]=[.D182];1;0)" office:value-type="float" office:value="1">
            <text:p>1</text:p>
          </table:table-cell>
          <table:table-cell table:formula="of:=IF([.C182]&gt;[.D182];1;0)" office:value-type="float" office:value="0">
            <text:p>0</text:p>
          </table:table-cell>
          <table:table-cell table:formula="of:=IF([.C182]&lt;[.D1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3]" office:value-type="string" office:string-value="logistics00">
            <text:p>logistics00</text:p>
          </table:table-cell>
          <table:table-cell table:formula="of:=[Sheet1.B183]" office:value-type="string" office:string-value="logistics-8-1">
            <text:p>logistics-8-1</text:p>
          </table:table-cell>
          <table:table-cell table:formula="of:=[Sheet1.C183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183]=[.D183];1;0)" office:value-type="float" office:value="1">
            <text:p>1</text:p>
          </table:table-cell>
          <table:table-cell table:formula="of:=IF([.C183]&gt;[.D183];1;0)" office:value-type="float" office:value="0">
            <text:p>0</text:p>
          </table:table-cell>
          <table:table-cell table:formula="of:=IF([.C183]&lt;[.D1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4]" office:value-type="string" office:string-value="logistics00">
            <text:p>logistics00</text:p>
          </table:table-cell>
          <table:table-cell table:formula="of:=[Sheet1.B184]" office:value-type="string" office:string-value="logistics-9-0">
            <text:p>logistics-9-0</text:p>
          </table:table-cell>
          <table:table-cell table:formula="of:=[Sheet1.C184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184]=[.D184];1;0)" office:value-type="float" office:value="1">
            <text:p>1</text:p>
          </table:table-cell>
          <table:table-cell table:formula="of:=IF([.C184]&gt;[.D184];1;0)" office:value-type="float" office:value="0">
            <text:p>0</text:p>
          </table:table-cell>
          <table:table-cell table:formula="of:=IF([.C184]&lt;[.D18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5]" office:value-type="string" office:string-value="logistics00">
            <text:p>logistics00</text:p>
          </table:table-cell>
          <table:table-cell table:formula="of:=[Sheet1.B185]" office:value-type="string" office:string-value="logistics-9-1">
            <text:p>logistics-9-1</text:p>
          </table:table-cell>
          <table:table-cell table:formula="of:=[Sheet1.C185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185]=[.D185];1;0)" office:value-type="float" office:value="1">
            <text:p>1</text:p>
          </table:table-cell>
          <table:table-cell table:formula="of:=IF([.C185]&gt;[.D185];1;0)" office:value-type="float" office:value="0">
            <text:p>0</text:p>
          </table:table-cell>
          <table:table-cell table:formula="of:=IF([.C185]&lt;[.D1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6]" office:value-type="string" office:string-value="logistics98">
            <text:p>logistics98</text:p>
          </table:table-cell>
          <table:table-cell table:formula="of:=[Sheet1.B186]" office:value-type="string" office:string-value="prob01">
            <text:p>prob01</text:p>
          </table:table-cell>
          <table:table-cell table:formula="of:=[Sheet1.C186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186]=[.D186];1;0)" office:value-type="float" office:value="1">
            <text:p>1</text:p>
          </table:table-cell>
          <table:table-cell table:formula="of:=IF([.C186]&gt;[.D186];1;0)" office:value-type="float" office:value="0">
            <text:p>0</text:p>
          </table:table-cell>
          <table:table-cell table:formula="of:=IF([.C186]&lt;[.D1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7]" office:value-type="string" office:string-value="logistics98">
            <text:p>logistics98</text:p>
          </table:table-cell>
          <table:table-cell table:formula="of:=[Sheet1.B187]" office:value-type="string" office:string-value="prob02">
            <text:p>prob02</text:p>
          </table:table-cell>
          <table:table-cell table:formula="of:=[Sheet1.C187]"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IF([.C187]=[.D187];1;0)" office:value-type="float" office:value="0">
            <text:p>0</text:p>
          </table:table-cell>
          <table:table-cell table:formula="of:=IF([.C187]&gt;[.D187];1;0)" office:value-type="float" office:value="0">
            <text:p>0</text:p>
          </table:table-cell>
          <table:table-cell table:formula="of:=IF([.C187]&lt;[.D18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88]" office:value-type="string" office:string-value="logistics98">
            <text:p>logistics98</text:p>
          </table:table-cell>
          <table:table-cell table:formula="of:=[Sheet1.B188]" office:value-type="string" office:string-value="prob03">
            <text:p>prob03</text:p>
          </table:table-cell>
          <table:table-cell table:formula="of:=[Sheet1.C188]" office:value-type="float" office:value="50">
            <text:p>50</text:p>
          </table:table-cell>
          <table:table-cell office:value-type="float" office:value="50">
            <text:p>50</text:p>
          </table:table-cell>
          <table:table-cell/>
          <table:table-cell table:formula="of:=IF([.C188]=[.D188];1;0)" office:value-type="float" office:value="1">
            <text:p>1</text:p>
          </table:table-cell>
          <table:table-cell table:formula="of:=IF([.C188]&gt;[.D188];1;0)" office:value-type="float" office:value="0">
            <text:p>0</text:p>
          </table:table-cell>
          <table:table-cell table:formula="of:=IF([.C188]&lt;[.D1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9]" office:value-type="string" office:string-value="logistics98">
            <text:p>logistics98</text:p>
          </table:table-cell>
          <table:table-cell table:formula="of:=[Sheet1.B189]" office:value-type="string" office:string-value="prob04">
            <text:p>prob04</text:p>
          </table:table-cell>
          <table:table-cell table:formula="of:=[Sheet1.C189]" office:value-type="float" office:value="53">
            <text:p>53</text:p>
          </table:table-cell>
          <table:table-cell office:value-type="float" office:value="53">
            <text:p>53</text:p>
          </table:table-cell>
          <table:table-cell/>
          <table:table-cell table:formula="of:=IF([.C189]=[.D189];1;0)" office:value-type="float" office:value="1">
            <text:p>1</text:p>
          </table:table-cell>
          <table:table-cell table:formula="of:=IF([.C189]&gt;[.D189];1;0)" office:value-type="float" office:value="0">
            <text:p>0</text:p>
          </table:table-cell>
          <table:table-cell table:formula="of:=IF([.C189]&lt;[.D1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90]" office:value-type="string" office:string-value="logistics98">
            <text:p>logistics98</text:p>
          </table:table-cell>
          <table:table-cell table:formula="of:=[Sheet1.B190]" office:value-type="string" office:string-value="prob05">
            <text:p>prob05</text:p>
          </table:table-cell>
          <table:table-cell table:formula="of:=[Sheet1.C190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190]=[.D190];1;0)" office:value-type="float" office:value="1">
            <text:p>1</text:p>
          </table:table-cell>
          <table:table-cell table:formula="of:=IF([.C190]&gt;[.D190];1;0)" office:value-type="float" office:value="0">
            <text:p>0</text:p>
          </table:table-cell>
          <table:table-cell table:formula="of:=IF([.C190]&lt;[.D1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91]" office:value-type="string" office:string-value="logistics98">
            <text:p>logistics98</text:p>
          </table:table-cell>
          <table:table-cell table:formula="of:=[Sheet1.B191]" office:value-type="string" office:string-value="prob06">
            <text:p>prob06</text:p>
          </table:table-cell>
          <table:table-cell table:formula="of:=[Sheet1.C191]" office:value-type="float" office:value="65">
            <text:p>65</text:p>
          </table:table-cell>
          <table:table-cell office:value-type="float" office:value="65">
            <text:p>65</text:p>
          </table:table-cell>
          <table:table-cell/>
          <table:table-cell table:formula="of:=IF([.C191]=[.D191];1;0)" office:value-type="float" office:value="1">
            <text:p>1</text:p>
          </table:table-cell>
          <table:table-cell table:formula="of:=IF([.C191]&gt;[.D191];1;0)" office:value-type="float" office:value="0">
            <text:p>0</text:p>
          </table:table-cell>
          <table:table-cell table:formula="of:=IF([.C191]&lt;[.D1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92]" office:value-type="string" office:string-value="logistics98">
            <text:p>logistics98</text:p>
          </table:table-cell>
          <table:table-cell table:formula="of:=[Sheet1.B192]" office:value-type="string" office:string-value="prob07">
            <text:p>prob07</text:p>
          </table:table-cell>
          <table:table-cell table:formula="of:=[Sheet1.C192]" office:value-type="float" office:value="26">
            <text:p>26</text:p>
          </table:table-cell>
          <table:table-cell office:value-type="float" office:value="29">
            <text:p>29</text:p>
          </table:table-cell>
          <table:table-cell/>
          <table:table-cell table:formula="of:=IF([.C192]=[.D192];1;0)" office:value-type="float" office:value="0">
            <text:p>0</text:p>
          </table:table-cell>
          <table:table-cell table:formula="of:=IF([.C192]&gt;[.D192];1;0)" office:value-type="float" office:value="0">
            <text:p>0</text:p>
          </table:table-cell>
          <table:table-cell table:formula="of:=IF([.C192]&lt;[.D19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93]" office:value-type="string" office:string-value="logistics98">
            <text:p>logistics98</text:p>
          </table:table-cell>
          <table:table-cell table:formula="of:=[Sheet1.B193]" office:value-type="string" office:string-value="prob08">
            <text:p>prob08</text:p>
          </table:table-cell>
          <table:table-cell table:formula="of:=[Sheet1.C193]" office:value-type="float" office:value="35">
            <text:p>35</text:p>
          </table:table-cell>
          <table:table-cell office:value-type="float" office:value="37">
            <text:p>37</text:p>
          </table:table-cell>
          <table:table-cell/>
          <table:table-cell table:formula="of:=IF([.C193]=[.D193];1;0)" office:value-type="float" office:value="0">
            <text:p>0</text:p>
          </table:table-cell>
          <table:table-cell table:formula="of:=IF([.C193]&gt;[.D193];1;0)" office:value-type="float" office:value="0">
            <text:p>0</text:p>
          </table:table-cell>
          <table:table-cell table:formula="of:=IF([.C193]&lt;[.D193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94]" office:value-type="string" office:string-value="logistics98">
            <text:p>logistics98</text:p>
          </table:table-cell>
          <table:table-cell table:formula="of:=[Sheet1.B194]" office:value-type="string" office:string-value="prob09">
            <text:p>prob09</text:p>
          </table:table-cell>
          <table:table-cell table:formula="of:=[Sheet1.C194]" office:value-type="float" office:value="75">
            <text:p>75</text:p>
          </table:table-cell>
          <table:table-cell office:value-type="float" office:value="74">
            <text:p>74</text:p>
          </table:table-cell>
          <table:table-cell/>
          <table:table-cell table:formula="of:=IF([.C194]=[.D194];1;0)" office:value-type="float" office:value="0">
            <text:p>0</text:p>
          </table:table-cell>
          <table:table-cell table:formula="of:=IF([.C194]&gt;[.D194];1;0)" office:value-type="float" office:value="1">
            <text:p>1</text:p>
          </table:table-cell>
          <table:table-cell table:formula="of:=IF([.C194]&lt;[.D1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95]" office:value-type="string" office:string-value="logistics98">
            <text:p>logistics98</text:p>
          </table:table-cell>
          <table:table-cell table:formula="of:=[Sheet1.B195]" office:value-type="string" office:string-value="prob10">
            <text:p>prob10</text:p>
          </table:table-cell>
          <table:table-cell table:formula="of:=[Sheet1.C195]" office:value-type="float" office:value="87">
            <text:p>87</text:p>
          </table:table-cell>
          <table:table-cell office:value-type="float" office:value="92">
            <text:p>92</text:p>
          </table:table-cell>
          <table:table-cell/>
          <table:table-cell table:formula="of:=IF([.C195]=[.D195];1;0)" office:value-type="float" office:value="0">
            <text:p>0</text:p>
          </table:table-cell>
          <table:table-cell table:formula="of:=IF([.C195]&gt;[.D195];1;0)" office:value-type="float" office:value="0">
            <text:p>0</text:p>
          </table:table-cell>
          <table:table-cell table:formula="of:=IF([.C195]&lt;[.D19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96]" office:value-type="string" office:string-value="logistics98">
            <text:p>logistics98</text:p>
          </table:table-cell>
          <table:table-cell table:formula="of:=[Sheet1.B196]" office:value-type="string" office:string-value="prob11">
            <text:p>prob11</text:p>
          </table:table-cell>
          <table:table-cell table:formula="of:=[Sheet1.C196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196]=[.D196];1;0)" office:value-type="float" office:value="1">
            <text:p>1</text:p>
          </table:table-cell>
          <table:table-cell table:formula="of:=IF([.C196]&gt;[.D196];1;0)" office:value-type="float" office:value="0">
            <text:p>0</text:p>
          </table:table-cell>
          <table:table-cell table:formula="of:=IF([.C196]&lt;[.D1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97]" office:value-type="string" office:string-value="logistics98">
            <text:p>logistics98</text:p>
          </table:table-cell>
          <table:table-cell table:formula="of:=[Sheet1.B197]" office:value-type="string" office:string-value="prob12">
            <text:p>prob12</text:p>
          </table:table-cell>
          <table:table-cell table:formula="of:=[Sheet1.C197]" office:value-type="float" office:value="28">
            <text:p>28</text:p>
          </table:table-cell>
          <table:table-cell office:value-type="float" office:value="37">
            <text:p>37</text:p>
          </table:table-cell>
          <table:table-cell/>
          <table:table-cell table:formula="of:=IF([.C197]=[.D197];1;0)" office:value-type="float" office:value="0">
            <text:p>0</text:p>
          </table:table-cell>
          <table:table-cell table:formula="of:=IF([.C197]&gt;[.D197];1;0)" office:value-type="float" office:value="0">
            <text:p>0</text:p>
          </table:table-cell>
          <table:table-cell table:formula="of:=IF([.C197]&lt;[.D19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98]" office:value-type="string" office:string-value="logistics98">
            <text:p>logistics98</text:p>
          </table:table-cell>
          <table:table-cell table:formula="of:=[Sheet1.B198]" office:value-type="string" office:string-value="prob13">
            <text:p>prob13</text:p>
          </table:table-cell>
          <table:table-cell table:formula="of:=[Sheet1.C198]" office:value-type="float" office:value="52">
            <text:p>52</text:p>
          </table:table-cell>
          <table:table-cell office:value-type="float" office:value="65">
            <text:p>65</text:p>
          </table:table-cell>
          <table:table-cell/>
          <table:table-cell table:formula="of:=IF([.C198]=[.D198];1;0)" office:value-type="float" office:value="0">
            <text:p>0</text:p>
          </table:table-cell>
          <table:table-cell table:formula="of:=IF([.C198]&gt;[.D198];1;0)" office:value-type="float" office:value="0">
            <text:p>0</text:p>
          </table:table-cell>
          <table:table-cell table:formula="of:=IF([.C198]&lt;[.D198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99]" office:value-type="string" office:string-value="logistics98">
            <text:p>logistics98</text:p>
          </table:table-cell>
          <table:table-cell table:formula="of:=[Sheet1.B199]" office:value-type="string" office:string-value="prob14">
            <text:p>prob14</text:p>
          </table:table-cell>
          <table:table-cell table:formula="of:=[Sheet1.C199]" office:value-type="float" office:value="66">
            <text:p>66</text:p>
          </table:table-cell>
          <table:table-cell office:value-type="float" office:value="79">
            <text:p>79</text:p>
          </table:table-cell>
          <table:table-cell/>
          <table:table-cell table:formula="of:=IF([.C199]=[.D199];1;0)" office:value-type="float" office:value="0">
            <text:p>0</text:p>
          </table:table-cell>
          <table:table-cell table:formula="of:=IF([.C199]&gt;[.D199];1;0)" office:value-type="float" office:value="0">
            <text:p>0</text:p>
          </table:table-cell>
          <table:table-cell table:formula="of:=IF([.C199]&lt;[.D19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0]" office:value-type="string" office:string-value="logistics98">
            <text:p>logistics98</text:p>
          </table:table-cell>
          <table:table-cell table:formula="of:=[Sheet1.B200]" office:value-type="string" office:string-value="prob15">
            <text:p>prob15</text:p>
          </table:table-cell>
          <table:table-cell table:formula="of:=[Sheet1.C200]" office:value-type="float" office:value="82">
            <text:p>82</text:p>
          </table:table-cell>
          <table:table-cell office:value-type="float" office:value="81">
            <text:p>81</text:p>
          </table:table-cell>
          <table:table-cell/>
          <table:table-cell table:formula="of:=IF([.C200]=[.D200];1;0)" office:value-type="float" office:value="0">
            <text:p>0</text:p>
          </table:table-cell>
          <table:table-cell table:formula="of:=IF([.C200]&gt;[.D200];1;0)" office:value-type="float" office:value="1">
            <text:p>1</text:p>
          </table:table-cell>
          <table:table-cell table:formula="of:=IF([.C200]&lt;[.D2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01]" office:value-type="string" office:string-value="logistics98">
            <text:p>logistics98</text:p>
          </table:table-cell>
          <table:table-cell table:formula="of:=[Sheet1.B201]" office:value-type="string" office:string-value="prob16">
            <text:p>prob16</text:p>
          </table:table-cell>
          <table:table-cell table:formula="of:=[Sheet1.C201]" office:value-type="float" office:value="49">
            <text:p>49</text:p>
          </table:table-cell>
          <table:table-cell office:value-type="float" office:value="51">
            <text:p>51</text:p>
          </table:table-cell>
          <table:table-cell/>
          <table:table-cell table:formula="of:=IF([.C201]=[.D201];1;0)" office:value-type="float" office:value="0">
            <text:p>0</text:p>
          </table:table-cell>
          <table:table-cell table:formula="of:=IF([.C201]&gt;[.D201];1;0)" office:value-type="float" office:value="0">
            <text:p>0</text:p>
          </table:table-cell>
          <table:table-cell table:formula="of:=IF([.C201]&lt;[.D20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2]" office:value-type="string" office:string-value="logistics98">
            <text:p>logistics98</text:p>
          </table:table-cell>
          <table:table-cell table:formula="of:=[Sheet1.B202]" office:value-type="string" office:string-value="prob17">
            <text:p>prob17</text:p>
          </table:table-cell>
          <table:table-cell table:formula="of:=[Sheet1.C202]"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table:formula="of:=IF([.C202]=[.D202];1;0)" office:value-type="float" office:value="0">
            <text:p>0</text:p>
          </table:table-cell>
          <table:table-cell table:formula="of:=IF([.C202]&gt;[.D202];1;0)" office:value-type="float" office:value="1">
            <text:p>1</text:p>
          </table:table-cell>
          <table:table-cell table:formula="of:=IF([.C202]&lt;[.D2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03]" office:value-type="string" office:string-value="logistics98">
            <text:p>logistics98</text:p>
          </table:table-cell>
          <table:table-cell table:formula="of:=[Sheet1.B203]" office:value-type="string" office:string-value="prob18">
            <text:p>prob18</text:p>
          </table:table-cell>
          <table:table-cell table:formula="of:=[Sheet1.C203]" office:value-type="float" office:value="122">
            <text:p>122</text:p>
          </table:table-cell>
          <table:table-cell office:value-type="float" office:value="149">
            <text:p>149</text:p>
          </table:table-cell>
          <table:table-cell/>
          <table:table-cell table:formula="of:=IF([.C203]=[.D203];1;0)" office:value-type="float" office:value="0">
            <text:p>0</text:p>
          </table:table-cell>
          <table:table-cell table:formula="of:=IF([.C203]&gt;[.D203];1;0)" office:value-type="float" office:value="0">
            <text:p>0</text:p>
          </table:table-cell>
          <table:table-cell table:formula="of:=IF([.C203]&lt;[.D203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4]" office:value-type="string" office:string-value="logistics98">
            <text:p>logistics98</text:p>
          </table:table-cell>
          <table:table-cell table:formula="of:=[Sheet1.B204]" office:value-type="string" office:string-value="prob19">
            <text:p>prob19</text:p>
          </table:table-cell>
          <table:table-cell table:formula="of:=[Sheet1.C204]" office:value-type="float" office:value="103">
            <text:p>103</text:p>
          </table:table-cell>
          <table:table-cell office:value-type="float" office:value="125">
            <text:p>125</text:p>
          </table:table-cell>
          <table:table-cell/>
          <table:table-cell table:formula="of:=IF([.C204]=[.D204];1;0)" office:value-type="float" office:value="0">
            <text:p>0</text:p>
          </table:table-cell>
          <table:table-cell table:formula="of:=IF([.C204]&gt;[.D204];1;0)" office:value-type="float" office:value="0">
            <text:p>0</text:p>
          </table:table-cell>
          <table:table-cell table:formula="of:=IF([.C204]&lt;[.D20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5]" office:value-type="string" office:string-value="logistics98">
            <text:p>logistics98</text:p>
          </table:table-cell>
          <table:table-cell table:formula="of:=[Sheet1.B205]" office:value-type="string" office:string-value="prob20">
            <text:p>prob20</text:p>
          </table:table-cell>
          <table:table-cell table:formula="of:=[Sheet1.C205]" office:value-type="float" office:value="118">
            <text:p>118</text:p>
          </table:table-cell>
          <table:table-cell office:value-type="float" office:value="126">
            <text:p>126</text:p>
          </table:table-cell>
          <table:table-cell/>
          <table:table-cell table:formula="of:=IF([.C205]=[.D205];1;0)" office:value-type="float" office:value="0">
            <text:p>0</text:p>
          </table:table-cell>
          <table:table-cell table:formula="of:=IF([.C205]&gt;[.D205];1;0)" office:value-type="float" office:value="0">
            <text:p>0</text:p>
          </table:table-cell>
          <table:table-cell table:formula="of:=IF([.C205]&lt;[.D20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6]" office:value-type="string" office:string-value="logistics98">
            <text:p>logistics98</text:p>
          </table:table-cell>
          <table:table-cell table:formula="of:=[Sheet1.B206]" office:value-type="string" office:string-value="prob21">
            <text:p>prob21</text:p>
          </table:table-cell>
          <table:table-cell table:formula="of:=[Sheet1.C206]" office:value-type="float" office:value="77">
            <text:p>77</text:p>
          </table:table-cell>
          <table:table-cell office:value-type="float" office:value="92">
            <text:p>92</text:p>
          </table:table-cell>
          <table:table-cell/>
          <table:table-cell table:formula="of:=IF([.C206]=[.D206];1;0)" office:value-type="float" office:value="0">
            <text:p>0</text:p>
          </table:table-cell>
          <table:table-cell table:formula="of:=IF([.C206]&gt;[.D206];1;0)" office:value-type="float" office:value="0">
            <text:p>0</text:p>
          </table:table-cell>
          <table:table-cell table:formula="of:=IF([.C206]&lt;[.D206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7]" office:value-type="string" office:string-value="logistics98">
            <text:p>logistics98</text:p>
          </table:table-cell>
          <table:table-cell table:formula="of:=[Sheet1.B207]" office:value-type="string" office:string-value="prob22">
            <text:p>prob22</text:p>
          </table:table-cell>
          <table:table-cell table:formula="of:=[Sheet1.C207]" office:value-type="float" office:value="210">
            <text:p>210</text:p>
          </table:table-cell>
          <table:table-cell office:value-type="float" office:value="247">
            <text:p>247</text:p>
          </table:table-cell>
          <table:table-cell/>
          <table:table-cell table:formula="of:=IF([.C207]=[.D207];1;0)" office:value-type="float" office:value="0">
            <text:p>0</text:p>
          </table:table-cell>
          <table:table-cell table:formula="of:=IF([.C207]&gt;[.D207];1;0)" office:value-type="float" office:value="0">
            <text:p>0</text:p>
          </table:table-cell>
          <table:table-cell table:formula="of:=IF([.C207]&lt;[.D20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8]" office:value-type="string" office:string-value="logistics98">
            <text:p>logistics98</text:p>
          </table:table-cell>
          <table:table-cell table:formula="of:=[Sheet1.B208]" office:value-type="string" office:string-value="prob23">
            <text:p>prob23</text:p>
          </table:table-cell>
          <table:table-cell table:formula="of:=[Sheet1.C208]" office:value-type="float" office:value="95">
            <text:p>95</text:p>
          </table:table-cell>
          <table:table-cell office:value-type="float" office:value="98">
            <text:p>98</text:p>
          </table:table-cell>
          <table:table-cell/>
          <table:table-cell table:formula="of:=IF([.C208]=[.D208];1;0)" office:value-type="float" office:value="0">
            <text:p>0</text:p>
          </table:table-cell>
          <table:table-cell table:formula="of:=IF([.C208]&gt;[.D208];1;0)" office:value-type="float" office:value="0">
            <text:p>0</text:p>
          </table:table-cell>
          <table:table-cell table:formula="of:=IF([.C208]&lt;[.D208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9]" office:value-type="string" office:string-value="logistics98">
            <text:p>logistics98</text:p>
          </table:table-cell>
          <table:table-cell table:formula="of:=[Sheet1.B209]" office:value-type="string" office:string-value="prob24">
            <text:p>prob24</text:p>
          </table:table-cell>
          <table:table-cell table:formula="of:=[Sheet1.C209]" office:value-type="float" office:value="37">
            <text:p>37</text:p>
          </table:table-cell>
          <table:table-cell office:value-type="float" office:value="38">
            <text:p>38</text:p>
          </table:table-cell>
          <table:table-cell/>
          <table:table-cell table:formula="of:=IF([.C209]=[.D209];1;0)" office:value-type="float" office:value="0">
            <text:p>0</text:p>
          </table:table-cell>
          <table:table-cell table:formula="of:=IF([.C209]&gt;[.D209];1;0)" office:value-type="float" office:value="0">
            <text:p>0</text:p>
          </table:table-cell>
          <table:table-cell table:formula="of:=IF([.C209]&lt;[.D20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10]" office:value-type="string" office:string-value="logistics98">
            <text:p>logistics98</text:p>
          </table:table-cell>
          <table:table-cell table:formula="of:=[Sheet1.B210]" office:value-type="string" office:string-value="prob25">
            <text:p>prob25</text:p>
          </table:table-cell>
          <table:table-cell table:formula="of:=[Sheet1.C210]" office:value-type="string" office:string-value="Inf">
            <text:p>Inf</text:p>
          </table:table-cell>
          <table:table-cell office:value-type="float" office:value="173">
            <text:p>173</text:p>
          </table:table-cell>
          <table:table-cell/>
          <table:table-cell table:formula="of:=IF([.C210]=[.D210];1;0)" office:value-type="float" office:value="0">
            <text:p>0</text:p>
          </table:table-cell>
          <table:table-cell table:formula="of:=IF([.C210]&gt;[.D210];1;0)" office:value-type="float" office:value="1">
            <text:p>1</text:p>
          </table:table-cell>
          <table:table-cell table:formula="of:=IF([.C210]&lt;[.D2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1]" office:value-type="string" office:string-value="logistics98">
            <text:p>logistics98</text:p>
          </table:table-cell>
          <table:table-cell table:formula="of:=[Sheet1.B211]" office:value-type="string" office:string-value="prob26">
            <text:p>prob26</text:p>
          </table:table-cell>
          <table:table-cell table:formula="of:=[Sheet1.C211]" office:value-type="float" office:value="168">
            <text:p>168</text:p>
          </table:table-cell>
          <table:table-cell office:value-type="float" office:value="175">
            <text:p>175</text:p>
          </table:table-cell>
          <table:table-cell/>
          <table:table-cell table:formula="of:=IF([.C211]=[.D211];1;0)" office:value-type="float" office:value="0">
            <text:p>0</text:p>
          </table:table-cell>
          <table:table-cell table:formula="of:=IF([.C211]&gt;[.D211];1;0)" office:value-type="float" office:value="0">
            <text:p>0</text:p>
          </table:table-cell>
          <table:table-cell table:formula="of:=IF([.C211]&lt;[.D21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12]" office:value-type="string" office:string-value="logistics98">
            <text:p>logistics98</text:p>
          </table:table-cell>
          <table:table-cell table:formula="of:=[Sheet1.B212]" office:value-type="string" office:string-value="prob27">
            <text:p>prob27</text:p>
          </table:table-cell>
          <table:table-cell table:formula="of:=[Sheet1.C212]" office:value-type="float" office:value="121">
            <text:p>121</text:p>
          </table:table-cell>
          <table:table-cell office:value-type="float" office:value="132">
            <text:p>132</text:p>
          </table:table-cell>
          <table:table-cell/>
          <table:table-cell table:formula="of:=IF([.C212]=[.D212];1;0)" office:value-type="float" office:value="0">
            <text:p>0</text:p>
          </table:table-cell>
          <table:table-cell table:formula="of:=IF([.C212]&gt;[.D212];1;0)" office:value-type="float" office:value="0">
            <text:p>0</text:p>
          </table:table-cell>
          <table:table-cell table:formula="of:=IF([.C212]&lt;[.D21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13]" office:value-type="string" office:string-value="logistics98">
            <text:p>logistics98</text:p>
          </table:table-cell>
          <table:table-cell table:formula="of:=[Sheet1.B213]" office:value-type="string" office:string-value="prob28">
            <text:p>prob28</text:p>
          </table:table-cell>
          <table:table-cell table:formula="of:=[Sheet1.C213]" office:value-type="string" office:string-value="Inf">
            <text:p>Inf</text:p>
          </table:table-cell>
          <table:table-cell office:value-type="float" office:value="239">
            <text:p>239</text:p>
          </table:table-cell>
          <table:table-cell/>
          <table:table-cell table:formula="of:=IF([.C213]=[.D213];1;0)" office:value-type="float" office:value="0">
            <text:p>0</text:p>
          </table:table-cell>
          <table:table-cell table:formula="of:=IF([.C213]&gt;[.D213];1;0)" office:value-type="float" office:value="1">
            <text:p>1</text:p>
          </table:table-cell>
          <table:table-cell table:formula="of:=IF([.C213]&lt;[.D2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4]" office:value-type="string" office:string-value="logistics98">
            <text:p>logistics98</text:p>
          </table:table-cell>
          <table:table-cell table:formula="of:=[Sheet1.B214]" office:value-type="string" office:string-value="prob29">
            <text:p>prob29</text:p>
          </table:table-cell>
          <table:table-cell table:formula="of:=[Sheet1.C214]" office:value-type="float" office:value="228">
            <text:p>228</text:p>
          </table:table-cell>
          <table:table-cell office:value-type="float" office:value="270">
            <text:p>270</text:p>
          </table:table-cell>
          <table:table-cell/>
          <table:table-cell table:formula="of:=IF([.C214]=[.D214];1;0)" office:value-type="float" office:value="0">
            <text:p>0</text:p>
          </table:table-cell>
          <table:table-cell table:formula="of:=IF([.C214]&gt;[.D214];1;0)" office:value-type="float" office:value="0">
            <text:p>0</text:p>
          </table:table-cell>
          <table:table-cell table:formula="of:=IF([.C214]&lt;[.D21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15]" office:value-type="string" office:string-value="logistics98">
            <text:p>logistics98</text:p>
          </table:table-cell>
          <table:table-cell table:formula="of:=[Sheet1.B215]" office:value-type="string" office:string-value="prob30">
            <text:p>prob30</text:p>
          </table:table-cell>
          <table:table-cell table:formula="of:=[Sheet1.C215]" office:value-type="string" office:string-value="Inf">
            <text:p>Inf</text:p>
          </table:table-cell>
          <table:table-cell office:value-type="float" office:value="123">
            <text:p>123</text:p>
          </table:table-cell>
          <table:table-cell/>
          <table:table-cell table:formula="of:=IF([.C215]=[.D215];1;0)" office:value-type="float" office:value="0">
            <text:p>0</text:p>
          </table:table-cell>
          <table:table-cell table:formula="of:=IF([.C215]&gt;[.D215];1;0)" office:value-type="float" office:value="1">
            <text:p>1</text:p>
          </table:table-cell>
          <table:table-cell table:formula="of:=IF([.C215]&lt;[.D2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6]" office:value-type="string" office:string-value="logistics98">
            <text:p>logistics98</text:p>
          </table:table-cell>
          <table:table-cell table:formula="of:=[Sheet1.B216]" office:value-type="string" office:string-value="prob31">
            <text:p>prob31</text:p>
          </table:table-cell>
          <table:table-cell table:formula="of:=[Sheet1.C216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216]=[.D216];1;0)" office:value-type="float" office:value="1">
            <text:p>1</text:p>
          </table:table-cell>
          <table:table-cell table:formula="of:=IF([.C216]&gt;[.D216];1;0)" office:value-type="float" office:value="0">
            <text:p>0</text:p>
          </table:table-cell>
          <table:table-cell table:formula="of:=IF([.C216]&lt;[.D2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7]" office:value-type="string" office:string-value="logistics98">
            <text:p>logistics98</text:p>
          </table:table-cell>
          <table:table-cell table:formula="of:=[Sheet1.B217]" office:value-type="string" office:string-value="prob32">
            <text:p>prob32</text:p>
          </table:table-cell>
          <table:table-cell table:formula="of:=[Sheet1.C217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217]=[.D217];1;0)" office:value-type="float" office:value="1">
            <text:p>1</text:p>
          </table:table-cell>
          <table:table-cell table:formula="of:=IF([.C217]&gt;[.D217];1;0)" office:value-type="float" office:value="0">
            <text:p>0</text:p>
          </table:table-cell>
          <table:table-cell table:formula="of:=IF([.C217]&lt;[.D2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8]" office:value-type="string" office:string-value="logistics98">
            <text:p>logistics98</text:p>
          </table:table-cell>
          <table:table-cell table:formula="of:=[Sheet1.B218]" office:value-type="string" office:string-value="prob33">
            <text:p>prob33</text:p>
          </table:table-cell>
          <table:table-cell table:formula="of:=[Sheet1.C218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218]=[.D218];1;0)" office:value-type="float" office:value="1">
            <text:p>1</text:p>
          </table:table-cell>
          <table:table-cell table:formula="of:=IF([.C218]&gt;[.D218];1;0)" office:value-type="float" office:value="0">
            <text:p>0</text:p>
          </table:table-cell>
          <table:table-cell table:formula="of:=IF([.C218]&lt;[.D2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9]" office:value-type="string" office:string-value="logistics98">
            <text:p>logistics98</text:p>
          </table:table-cell>
          <table:table-cell table:formula="of:=[Sheet1.B219]" office:value-type="string" office:string-value="prob34">
            <text:p>prob34</text:p>
          </table:table-cell>
          <table:table-cell table:formula="of:=[Sheet1.C219]" office:value-type="float" office:value="42">
            <text:p>42</text:p>
          </table:table-cell>
          <table:table-cell office:value-type="float" office:value="42">
            <text:p>42</text:p>
          </table:table-cell>
          <table:table-cell/>
          <table:table-cell table:formula="of:=IF([.C219]=[.D219];1;0)" office:value-type="float" office:value="1">
            <text:p>1</text:p>
          </table:table-cell>
          <table:table-cell table:formula="of:=IF([.C219]&gt;[.D219];1;0)" office:value-type="float" office:value="0">
            <text:p>0</text:p>
          </table:table-cell>
          <table:table-cell table:formula="of:=IF([.C219]&lt;[.D2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0]" office:value-type="string" office:string-value="logistics98">
            <text:p>logistics98</text:p>
          </table:table-cell>
          <table:table-cell table:formula="of:=[Sheet1.B220]" office:value-type="string" office:string-value="prob35">
            <text:p>prob35</text:p>
          </table:table-cell>
          <table:table-cell table:formula="of:=[Sheet1.C220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220]=[.D220];1;0)" office:value-type="float" office:value="1">
            <text:p>1</text:p>
          </table:table-cell>
          <table:table-cell table:formula="of:=IF([.C220]&gt;[.D220];1;0)" office:value-type="float" office:value="0">
            <text:p>0</text:p>
          </table:table-cell>
          <table:table-cell table:formula="of:=IF([.C220]&lt;[.D2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1]" office:value-type="string" office:string-value="miconic-strips">
            <text:p>miconic-strips</text:p>
          </table:table-cell>
          <table:table-cell table:formula="of:=[Sheet1.B221]" office:value-type="string" office:string-value="s1-0">
            <text:p>s1-0</text:p>
          </table:table-cell>
          <table:table-cell table:formula="of:=[Sheet1.C221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221]=[.D221];1;0)" office:value-type="float" office:value="1">
            <text:p>1</text:p>
          </table:table-cell>
          <table:table-cell table:formula="of:=IF([.C221]&gt;[.D221];1;0)" office:value-type="float" office:value="0">
            <text:p>0</text:p>
          </table:table-cell>
          <table:table-cell table:formula="of:=IF([.C221]&lt;[.D2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2]" office:value-type="string" office:string-value="miconic-strips">
            <text:p>miconic-strips</text:p>
          </table:table-cell>
          <table:table-cell table:formula="of:=[Sheet1.B222]" office:value-type="string" office:string-value="s10-0">
            <text:p>s10-0</text:p>
          </table:table-cell>
          <table:table-cell table:formula="of:=[Sheet1.C222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222]=[.D222];1;0)" office:value-type="float" office:value="1">
            <text:p>1</text:p>
          </table:table-cell>
          <table:table-cell table:formula="of:=IF([.C222]&gt;[.D222];1;0)" office:value-type="float" office:value="0">
            <text:p>0</text:p>
          </table:table-cell>
          <table:table-cell table:formula="of:=IF([.C222]&lt;[.D2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3]" office:value-type="string" office:string-value="miconic-strips">
            <text:p>miconic-strips</text:p>
          </table:table-cell>
          <table:table-cell table:formula="of:=[Sheet1.B223]" office:value-type="string" office:string-value="s10-1">
            <text:p>s10-1</text:p>
          </table:table-cell>
          <table:table-cell table:formula="of:=[Sheet1.C223]" office:value-type="float" office:value="32">
            <text:p>32</text:p>
          </table:table-cell>
          <table:table-cell office:value-type="float" office:value="32">
            <text:p>32</text:p>
          </table:table-cell>
          <table:table-cell/>
          <table:table-cell table:formula="of:=IF([.C223]=[.D223];1;0)" office:value-type="float" office:value="1">
            <text:p>1</text:p>
          </table:table-cell>
          <table:table-cell table:formula="of:=IF([.C223]&gt;[.D223];1;0)" office:value-type="float" office:value="0">
            <text:p>0</text:p>
          </table:table-cell>
          <table:table-cell table:formula="of:=IF([.C223]&lt;[.D2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4]" office:value-type="string" office:string-value="miconic-strips">
            <text:p>miconic-strips</text:p>
          </table:table-cell>
          <table:table-cell table:formula="of:=[Sheet1.B224]" office:value-type="string" office:string-value="s10-2">
            <text:p>s10-2</text:p>
          </table:table-cell>
          <table:table-cell table:formula="of:=[Sheet1.C224]" office:value-type="float" office:value="31">
            <text:p>31</text:p>
          </table:table-cell>
          <table:table-cell office:value-type="float" office:value="31">
            <text:p>31</text:p>
          </table:table-cell>
          <table:table-cell/>
          <table:table-cell table:formula="of:=IF([.C224]=[.D224];1;0)" office:value-type="float" office:value="1">
            <text:p>1</text:p>
          </table:table-cell>
          <table:table-cell table:formula="of:=IF([.C224]&gt;[.D224];1;0)" office:value-type="float" office:value="0">
            <text:p>0</text:p>
          </table:table-cell>
          <table:table-cell table:formula="of:=IF([.C224]&lt;[.D2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5]" office:value-type="string" office:string-value="miconic-strips">
            <text:p>miconic-strips</text:p>
          </table:table-cell>
          <table:table-cell table:formula="of:=[Sheet1.B225]" office:value-type="string" office:string-value="s10-3">
            <text:p>s10-3</text:p>
          </table:table-cell>
          <table:table-cell table:formula="of:=[Sheet1.C225]" office:value-type="float" office:value="34">
            <text:p>34</text:p>
          </table:table-cell>
          <table:table-cell office:value-type="float" office:value="34">
            <text:p>34</text:p>
          </table:table-cell>
          <table:table-cell/>
          <table:table-cell table:formula="of:=IF([.C225]=[.D225];1;0)" office:value-type="float" office:value="1">
            <text:p>1</text:p>
          </table:table-cell>
          <table:table-cell table:formula="of:=IF([.C225]&gt;[.D225];1;0)" office:value-type="float" office:value="0">
            <text:p>0</text:p>
          </table:table-cell>
          <table:table-cell table:formula="of:=IF([.C225]&lt;[.D2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6]" office:value-type="string" office:string-value="miconic-strips">
            <text:p>miconic-strips</text:p>
          </table:table-cell>
          <table:table-cell table:formula="of:=[Sheet1.B226]" office:value-type="string" office:string-value="s10-4">
            <text:p>s10-4</text:p>
          </table:table-cell>
          <table:table-cell table:formula="of:=[Sheet1.C226]" office:value-type="float" office:value="32">
            <text:p>32</text:p>
          </table:table-cell>
          <table:table-cell office:value-type="float" office:value="32">
            <text:p>32</text:p>
          </table:table-cell>
          <table:table-cell/>
          <table:table-cell table:formula="of:=IF([.C226]=[.D226];1;0)" office:value-type="float" office:value="1">
            <text:p>1</text:p>
          </table:table-cell>
          <table:table-cell table:formula="of:=IF([.C226]&gt;[.D226];1;0)" office:value-type="float" office:value="0">
            <text:p>0</text:p>
          </table:table-cell>
          <table:table-cell table:formula="of:=IF([.C226]&lt;[.D2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7]" office:value-type="string" office:string-value="miconic-strips">
            <text:p>miconic-strips</text:p>
          </table:table-cell>
          <table:table-cell table:formula="of:=[Sheet1.B227]" office:value-type="string" office:string-value="s1-1">
            <text:p>s1-1</text:p>
          </table:table-cell>
          <table:table-cell table:formula="of:=[Sheet1.C227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227]=[.D227];1;0)" office:value-type="float" office:value="1">
            <text:p>1</text:p>
          </table:table-cell>
          <table:table-cell table:formula="of:=IF([.C227]&gt;[.D227];1;0)" office:value-type="float" office:value="0">
            <text:p>0</text:p>
          </table:table-cell>
          <table:table-cell table:formula="of:=IF([.C227]&lt;[.D2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8]" office:value-type="string" office:string-value="miconic-strips">
            <text:p>miconic-strips</text:p>
          </table:table-cell>
          <table:table-cell table:formula="of:=[Sheet1.B228]" office:value-type="string" office:string-value="s11-0">
            <text:p>s11-0</text:p>
          </table:table-cell>
          <table:table-cell table:formula="of:=[Sheet1.C228]" office:value-type="float" office:value="36">
            <text:p>36</text:p>
          </table:table-cell>
          <table:table-cell office:value-type="float" office:value="36">
            <text:p>36</text:p>
          </table:table-cell>
          <table:table-cell/>
          <table:table-cell table:formula="of:=IF([.C228]=[.D228];1;0)" office:value-type="float" office:value="1">
            <text:p>1</text:p>
          </table:table-cell>
          <table:table-cell table:formula="of:=IF([.C228]&gt;[.D228];1;0)" office:value-type="float" office:value="0">
            <text:p>0</text:p>
          </table:table-cell>
          <table:table-cell table:formula="of:=IF([.C228]&lt;[.D2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9]" office:value-type="string" office:string-value="miconic-strips">
            <text:p>miconic-strips</text:p>
          </table:table-cell>
          <table:table-cell table:formula="of:=[Sheet1.B229]" office:value-type="string" office:string-value="s11-1">
            <text:p>s11-1</text:p>
          </table:table-cell>
          <table:table-cell table:formula="of:=[Sheet1.C229]" office:value-type="float" office:value="34">
            <text:p>34</text:p>
          </table:table-cell>
          <table:table-cell office:value-type="float" office:value="34">
            <text:p>34</text:p>
          </table:table-cell>
          <table:table-cell/>
          <table:table-cell table:formula="of:=IF([.C229]=[.D229];1;0)" office:value-type="float" office:value="1">
            <text:p>1</text:p>
          </table:table-cell>
          <table:table-cell table:formula="of:=IF([.C229]&gt;[.D229];1;0)" office:value-type="float" office:value="0">
            <text:p>0</text:p>
          </table:table-cell>
          <table:table-cell table:formula="of:=IF([.C229]&lt;[.D2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0]" office:value-type="string" office:string-value="miconic-strips">
            <text:p>miconic-strips</text:p>
          </table:table-cell>
          <table:table-cell table:formula="of:=[Sheet1.B230]" office:value-type="string" office:string-value="s11-2">
            <text:p>s11-2</text:p>
          </table:table-cell>
          <table:table-cell table:formula="of:=[Sheet1.C230]" office:value-type="float" office:value="37">
            <text:p>37</text:p>
          </table:table-cell>
          <table:table-cell office:value-type="float" office:value="37">
            <text:p>37</text:p>
          </table:table-cell>
          <table:table-cell/>
          <table:table-cell table:formula="of:=IF([.C230]=[.D230];1;0)" office:value-type="float" office:value="1">
            <text:p>1</text:p>
          </table:table-cell>
          <table:table-cell table:formula="of:=IF([.C230]&gt;[.D230];1;0)" office:value-type="float" office:value="0">
            <text:p>0</text:p>
          </table:table-cell>
          <table:table-cell table:formula="of:=IF([.C230]&lt;[.D2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1]" office:value-type="string" office:string-value="miconic-strips">
            <text:p>miconic-strips</text:p>
          </table:table-cell>
          <table:table-cell table:formula="of:=[Sheet1.B231]" office:value-type="string" office:string-value="s11-3">
            <text:p>s11-3</text:p>
          </table:table-cell>
          <table:table-cell table:formula="of:=[Sheet1.C231]" office:value-type="float" office:value="37">
            <text:p>37</text:p>
          </table:table-cell>
          <table:table-cell office:value-type="float" office:value="37">
            <text:p>37</text:p>
          </table:table-cell>
          <table:table-cell/>
          <table:table-cell table:formula="of:=IF([.C231]=[.D231];1;0)" office:value-type="float" office:value="1">
            <text:p>1</text:p>
          </table:table-cell>
          <table:table-cell table:formula="of:=IF([.C231]&gt;[.D231];1;0)" office:value-type="float" office:value="0">
            <text:p>0</text:p>
          </table:table-cell>
          <table:table-cell table:formula="of:=IF([.C231]&lt;[.D2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2]" office:value-type="string" office:string-value="miconic-strips">
            <text:p>miconic-strips</text:p>
          </table:table-cell>
          <table:table-cell table:formula="of:=[Sheet1.B232]" office:value-type="string" office:string-value="s11-4">
            <text:p>s11-4</text:p>
          </table:table-cell>
          <table:table-cell table:formula="of:=[Sheet1.C232]" office:value-type="float" office:value="34">
            <text:p>34</text:p>
          </table:table-cell>
          <table:table-cell office:value-type="float" office:value="34">
            <text:p>34</text:p>
          </table:table-cell>
          <table:table-cell/>
          <table:table-cell table:formula="of:=IF([.C232]=[.D232];1;0)" office:value-type="float" office:value="1">
            <text:p>1</text:p>
          </table:table-cell>
          <table:table-cell table:formula="of:=IF([.C232]&gt;[.D232];1;0)" office:value-type="float" office:value="0">
            <text:p>0</text:p>
          </table:table-cell>
          <table:table-cell table:formula="of:=IF([.C232]&lt;[.D2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3]" office:value-type="string" office:string-value="miconic-strips">
            <text:p>miconic-strips</text:p>
          </table:table-cell>
          <table:table-cell table:formula="of:=[Sheet1.B233]" office:value-type="string" office:string-value="s1-2">
            <text:p>s1-2</text:p>
          </table:table-cell>
          <table:table-cell table:formula="of:=[Sheet1.C233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233]=[.D233];1;0)" office:value-type="float" office:value="1">
            <text:p>1</text:p>
          </table:table-cell>
          <table:table-cell table:formula="of:=IF([.C233]&gt;[.D233];1;0)" office:value-type="float" office:value="0">
            <text:p>0</text:p>
          </table:table-cell>
          <table:table-cell table:formula="of:=IF([.C233]&lt;[.D2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4]" office:value-type="string" office:string-value="miconic-strips">
            <text:p>miconic-strips</text:p>
          </table:table-cell>
          <table:table-cell table:formula="of:=[Sheet1.B234]" office:value-type="string" office:string-value="s12-0">
            <text:p>s12-0</text:p>
          </table:table-cell>
          <table:table-cell table:formula="of:=[Sheet1.C234]" office:value-type="float" office:value="40">
            <text:p>40</text:p>
          </table:table-cell>
          <table:table-cell office:value-type="float" office:value="40">
            <text:p>40</text:p>
          </table:table-cell>
          <table:table-cell/>
          <table:table-cell table:formula="of:=IF([.C234]=[.D234];1;0)" office:value-type="float" office:value="1">
            <text:p>1</text:p>
          </table:table-cell>
          <table:table-cell table:formula="of:=IF([.C234]&gt;[.D234];1;0)" office:value-type="float" office:value="0">
            <text:p>0</text:p>
          </table:table-cell>
          <table:table-cell table:formula="of:=IF([.C234]&lt;[.D2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5]" office:value-type="string" office:string-value="miconic-strips">
            <text:p>miconic-strips</text:p>
          </table:table-cell>
          <table:table-cell table:formula="of:=[Sheet1.B235]" office:value-type="string" office:string-value="s12-1">
            <text:p>s12-1</text:p>
          </table:table-cell>
          <table:table-cell table:formula="of:=[Sheet1.C235]" office:value-type="float" office:value="40">
            <text:p>40</text:p>
          </table:table-cell>
          <table:table-cell office:value-type="float" office:value="40">
            <text:p>40</text:p>
          </table:table-cell>
          <table:table-cell/>
          <table:table-cell table:formula="of:=IF([.C235]=[.D235];1;0)" office:value-type="float" office:value="1">
            <text:p>1</text:p>
          </table:table-cell>
          <table:table-cell table:formula="of:=IF([.C235]&gt;[.D235];1;0)" office:value-type="float" office:value="0">
            <text:p>0</text:p>
          </table:table-cell>
          <table:table-cell table:formula="of:=IF([.C235]&lt;[.D2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6]" office:value-type="string" office:string-value="miconic-strips">
            <text:p>miconic-strips</text:p>
          </table:table-cell>
          <table:table-cell table:formula="of:=[Sheet1.B236]" office:value-type="string" office:string-value="s12-2">
            <text:p>s12-2</text:p>
          </table:table-cell>
          <table:table-cell table:formula="of:=[Sheet1.C236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236]=[.D236];1;0)" office:value-type="float" office:value="1">
            <text:p>1</text:p>
          </table:table-cell>
          <table:table-cell table:formula="of:=IF([.C236]&gt;[.D236];1;0)" office:value-type="float" office:value="0">
            <text:p>0</text:p>
          </table:table-cell>
          <table:table-cell table:formula="of:=IF([.C236]&lt;[.D2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7]" office:value-type="string" office:string-value="miconic-strips">
            <text:p>miconic-strips</text:p>
          </table:table-cell>
          <table:table-cell table:formula="of:=[Sheet1.B237]" office:value-type="string" office:string-value="s12-3">
            <text:p>s12-3</text:p>
          </table:table-cell>
          <table:table-cell table:formula="of:=[Sheet1.C237]" office:value-type="float" office:value="38">
            <text:p>38</text:p>
          </table:table-cell>
          <table:table-cell office:value-type="float" office:value="38">
            <text:p>38</text:p>
          </table:table-cell>
          <table:table-cell/>
          <table:table-cell table:formula="of:=IF([.C237]=[.D237];1;0)" office:value-type="float" office:value="1">
            <text:p>1</text:p>
          </table:table-cell>
          <table:table-cell table:formula="of:=IF([.C237]&gt;[.D237];1;0)" office:value-type="float" office:value="0">
            <text:p>0</text:p>
          </table:table-cell>
          <table:table-cell table:formula="of:=IF([.C237]&lt;[.D2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8]" office:value-type="string" office:string-value="miconic-strips">
            <text:p>miconic-strips</text:p>
          </table:table-cell>
          <table:table-cell table:formula="of:=[Sheet1.B238]" office:value-type="string" office:string-value="s12-4">
            <text:p>s12-4</text:p>
          </table:table-cell>
          <table:table-cell table:formula="of:=[Sheet1.C238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238]=[.D238];1;0)" office:value-type="float" office:value="1">
            <text:p>1</text:p>
          </table:table-cell>
          <table:table-cell table:formula="of:=IF([.C238]&gt;[.D238];1;0)" office:value-type="float" office:value="0">
            <text:p>0</text:p>
          </table:table-cell>
          <table:table-cell table:formula="of:=IF([.C238]&lt;[.D2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9]" office:value-type="string" office:string-value="miconic-strips">
            <text:p>miconic-strips</text:p>
          </table:table-cell>
          <table:table-cell table:formula="of:=[Sheet1.B239]" office:value-type="string" office:string-value="s1-3">
            <text:p>s1-3</text:p>
          </table:table-cell>
          <table:table-cell table:formula="of:=[Sheet1.C239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239]=[.D239];1;0)" office:value-type="float" office:value="1">
            <text:p>1</text:p>
          </table:table-cell>
          <table:table-cell table:formula="of:=IF([.C239]&gt;[.D239];1;0)" office:value-type="float" office:value="0">
            <text:p>0</text:p>
          </table:table-cell>
          <table:table-cell table:formula="of:=IF([.C239]&lt;[.D2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0]" office:value-type="string" office:string-value="miconic-strips">
            <text:p>miconic-strips</text:p>
          </table:table-cell>
          <table:table-cell table:formula="of:=[Sheet1.B240]" office:value-type="string" office:string-value="s13-0">
            <text:p>s13-0</text:p>
          </table:table-cell>
          <table:table-cell table:formula="of:=[Sheet1.C240]" office:value-type="float" office:value="43">
            <text:p>43</text:p>
          </table:table-cell>
          <table:table-cell office:value-type="float" office:value="43">
            <text:p>43</text:p>
          </table:table-cell>
          <table:table-cell/>
          <table:table-cell table:formula="of:=IF([.C240]=[.D240];1;0)" office:value-type="float" office:value="1">
            <text:p>1</text:p>
          </table:table-cell>
          <table:table-cell table:formula="of:=IF([.C240]&gt;[.D240];1;0)" office:value-type="float" office:value="0">
            <text:p>0</text:p>
          </table:table-cell>
          <table:table-cell table:formula="of:=IF([.C240]&lt;[.D2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1]" office:value-type="string" office:string-value="miconic-strips">
            <text:p>miconic-strips</text:p>
          </table:table-cell>
          <table:table-cell table:formula="of:=[Sheet1.B241]" office:value-type="string" office:string-value="s13-1">
            <text:p>s13-1</text:p>
          </table:table-cell>
          <table:table-cell table:formula="of:=[Sheet1.C241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241]=[.D241];1;0)" office:value-type="float" office:value="1">
            <text:p>1</text:p>
          </table:table-cell>
          <table:table-cell table:formula="of:=IF([.C241]&gt;[.D241];1;0)" office:value-type="float" office:value="0">
            <text:p>0</text:p>
          </table:table-cell>
          <table:table-cell table:formula="of:=IF([.C241]&lt;[.D2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2]" office:value-type="string" office:string-value="miconic-strips">
            <text:p>miconic-strips</text:p>
          </table:table-cell>
          <table:table-cell table:formula="of:=[Sheet1.B242]" office:value-type="string" office:string-value="s13-2">
            <text:p>s13-2</text:p>
          </table:table-cell>
          <table:table-cell table:formula="of:=[Sheet1.C242]" office:value-type="float" office:value="46">
            <text:p>46</text:p>
          </table:table-cell>
          <table:table-cell office:value-type="float" office:value="46">
            <text:p>46</text:p>
          </table:table-cell>
          <table:table-cell/>
          <table:table-cell table:formula="of:=IF([.C242]=[.D242];1;0)" office:value-type="float" office:value="1">
            <text:p>1</text:p>
          </table:table-cell>
          <table:table-cell table:formula="of:=IF([.C242]&gt;[.D242];1;0)" office:value-type="float" office:value="0">
            <text:p>0</text:p>
          </table:table-cell>
          <table:table-cell table:formula="of:=IF([.C242]&lt;[.D2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3]" office:value-type="string" office:string-value="miconic-strips">
            <text:p>miconic-strips</text:p>
          </table:table-cell>
          <table:table-cell table:formula="of:=[Sheet1.B243]" office:value-type="string" office:string-value="s13-3">
            <text:p>s13-3</text:p>
          </table:table-cell>
          <table:table-cell table:formula="of:=[Sheet1.C243]" office:value-type="float" office:value="43">
            <text:p>43</text:p>
          </table:table-cell>
          <table:table-cell office:value-type="float" office:value="43">
            <text:p>43</text:p>
          </table:table-cell>
          <table:table-cell/>
          <table:table-cell table:formula="of:=IF([.C243]=[.D243];1;0)" office:value-type="float" office:value="1">
            <text:p>1</text:p>
          </table:table-cell>
          <table:table-cell table:formula="of:=IF([.C243]&gt;[.D243];1;0)" office:value-type="float" office:value="0">
            <text:p>0</text:p>
          </table:table-cell>
          <table:table-cell table:formula="of:=IF([.C243]&lt;[.D2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4]" office:value-type="string" office:string-value="miconic-strips">
            <text:p>miconic-strips</text:p>
          </table:table-cell>
          <table:table-cell table:formula="of:=[Sheet1.B244]" office:value-type="string" office:string-value="s13-4">
            <text:p>s13-4</text:p>
          </table:table-cell>
          <table:table-cell table:formula="of:=[Sheet1.C244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244]=[.D244];1;0)" office:value-type="float" office:value="1">
            <text:p>1</text:p>
          </table:table-cell>
          <table:table-cell table:formula="of:=IF([.C244]&gt;[.D244];1;0)" office:value-type="float" office:value="0">
            <text:p>0</text:p>
          </table:table-cell>
          <table:table-cell table:formula="of:=IF([.C244]&lt;[.D2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5]" office:value-type="string" office:string-value="miconic-strips">
            <text:p>miconic-strips</text:p>
          </table:table-cell>
          <table:table-cell table:formula="of:=[Sheet1.B245]" office:value-type="string" office:string-value="s1-4">
            <text:p>s1-4</text:p>
          </table:table-cell>
          <table:table-cell table:formula="of:=[Sheet1.C245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245]=[.D245];1;0)" office:value-type="float" office:value="1">
            <text:p>1</text:p>
          </table:table-cell>
          <table:table-cell table:formula="of:=IF([.C245]&gt;[.D245];1;0)" office:value-type="float" office:value="0">
            <text:p>0</text:p>
          </table:table-cell>
          <table:table-cell table:formula="of:=IF([.C245]&lt;[.D2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6]" office:value-type="string" office:string-value="miconic-strips">
            <text:p>miconic-strips</text:p>
          </table:table-cell>
          <table:table-cell table:formula="of:=[Sheet1.B246]" office:value-type="string" office:string-value="s14-0">
            <text:p>s14-0</text:p>
          </table:table-cell>
          <table:table-cell table:formula="of:=[Sheet1.C246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246]=[.D246];1;0)" office:value-type="float" office:value="1">
            <text:p>1</text:p>
          </table:table-cell>
          <table:table-cell table:formula="of:=IF([.C246]&gt;[.D246];1;0)" office:value-type="float" office:value="0">
            <text:p>0</text:p>
          </table:table-cell>
          <table:table-cell table:formula="of:=IF([.C246]&lt;[.D2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7]" office:value-type="string" office:string-value="miconic-strips">
            <text:p>miconic-strips</text:p>
          </table:table-cell>
          <table:table-cell table:formula="of:=[Sheet1.B247]" office:value-type="string" office:string-value="s14-1">
            <text:p>s14-1</text:p>
          </table:table-cell>
          <table:table-cell table:formula="of:=[Sheet1.C247]" office:value-type="float" office:value="47">
            <text:p>47</text:p>
          </table:table-cell>
          <table:table-cell office:value-type="float" office:value="47">
            <text:p>47</text:p>
          </table:table-cell>
          <table:table-cell/>
          <table:table-cell table:formula="of:=IF([.C247]=[.D247];1;0)" office:value-type="float" office:value="1">
            <text:p>1</text:p>
          </table:table-cell>
          <table:table-cell table:formula="of:=IF([.C247]&gt;[.D247];1;0)" office:value-type="float" office:value="0">
            <text:p>0</text:p>
          </table:table-cell>
          <table:table-cell table:formula="of:=IF([.C247]&lt;[.D2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8]" office:value-type="string" office:string-value="miconic-strips">
            <text:p>miconic-strips</text:p>
          </table:table-cell>
          <table:table-cell table:formula="of:=[Sheet1.B248]" office:value-type="string" office:string-value="s14-2">
            <text:p>s14-2</text:p>
          </table:table-cell>
          <table:table-cell table:formula="of:=[Sheet1.C248]" office:value-type="float" office:value="49">
            <text:p>49</text:p>
          </table:table-cell>
          <table:table-cell office:value-type="float" office:value="49">
            <text:p>49</text:p>
          </table:table-cell>
          <table:table-cell/>
          <table:table-cell table:formula="of:=IF([.C248]=[.D248];1;0)" office:value-type="float" office:value="1">
            <text:p>1</text:p>
          </table:table-cell>
          <table:table-cell table:formula="of:=IF([.C248]&gt;[.D248];1;0)" office:value-type="float" office:value="0">
            <text:p>0</text:p>
          </table:table-cell>
          <table:table-cell table:formula="of:=IF([.C248]&lt;[.D2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9]" office:value-type="string" office:string-value="miconic-strips">
            <text:p>miconic-strips</text:p>
          </table:table-cell>
          <table:table-cell table:formula="of:=[Sheet1.B249]" office:value-type="string" office:string-value="s14-3">
            <text:p>s14-3</text:p>
          </table:table-cell>
          <table:table-cell table:formula="of:=[Sheet1.C249]" office:value-type="float" office:value="42">
            <text:p>42</text:p>
          </table:table-cell>
          <table:table-cell office:value-type="float" office:value="42">
            <text:p>42</text:p>
          </table:table-cell>
          <table:table-cell/>
          <table:table-cell table:formula="of:=IF([.C249]=[.D249];1;0)" office:value-type="float" office:value="1">
            <text:p>1</text:p>
          </table:table-cell>
          <table:table-cell table:formula="of:=IF([.C249]&gt;[.D249];1;0)" office:value-type="float" office:value="0">
            <text:p>0</text:p>
          </table:table-cell>
          <table:table-cell table:formula="of:=IF([.C249]&lt;[.D2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0]" office:value-type="string" office:string-value="miconic-strips">
            <text:p>miconic-strips</text:p>
          </table:table-cell>
          <table:table-cell table:formula="of:=[Sheet1.B250]" office:value-type="string" office:string-value="s14-4">
            <text:p>s14-4</text:p>
          </table:table-cell>
          <table:table-cell table:formula="of:=[Sheet1.C250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250]=[.D250];1;0)" office:value-type="float" office:value="1">
            <text:p>1</text:p>
          </table:table-cell>
          <table:table-cell table:formula="of:=IF([.C250]&gt;[.D250];1;0)" office:value-type="float" office:value="0">
            <text:p>0</text:p>
          </table:table-cell>
          <table:table-cell table:formula="of:=IF([.C250]&lt;[.D25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1]" office:value-type="string" office:string-value="miconic-strips">
            <text:p>miconic-strips</text:p>
          </table:table-cell>
          <table:table-cell table:formula="of:=[Sheet1.B251]" office:value-type="string" office:string-value="s15-0">
            <text:p>s15-0</text:p>
          </table:table-cell>
          <table:table-cell table:formula="of:=[Sheet1.C251]" office:value-type="float" office:value="46">
            <text:p>46</text:p>
          </table:table-cell>
          <table:table-cell office:value-type="float" office:value="46">
            <text:p>46</text:p>
          </table:table-cell>
          <table:table-cell/>
          <table:table-cell table:formula="of:=IF([.C251]=[.D251];1;0)" office:value-type="float" office:value="1">
            <text:p>1</text:p>
          </table:table-cell>
          <table:table-cell table:formula="of:=IF([.C251]&gt;[.D251];1;0)" office:value-type="float" office:value="0">
            <text:p>0</text:p>
          </table:table-cell>
          <table:table-cell table:formula="of:=IF([.C251]&lt;[.D2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2]" office:value-type="string" office:string-value="miconic-strips">
            <text:p>miconic-strips</text:p>
          </table:table-cell>
          <table:table-cell table:formula="of:=[Sheet1.B252]" office:value-type="string" office:string-value="s15-1">
            <text:p>s15-1</text:p>
          </table:table-cell>
          <table:table-cell table:formula="of:=[Sheet1.C252]" office:value-type="float" office:value="49">
            <text:p>49</text:p>
          </table:table-cell>
          <table:table-cell office:value-type="float" office:value="49">
            <text:p>49</text:p>
          </table:table-cell>
          <table:table-cell/>
          <table:table-cell table:formula="of:=IF([.C252]=[.D252];1;0)" office:value-type="float" office:value="1">
            <text:p>1</text:p>
          </table:table-cell>
          <table:table-cell table:formula="of:=IF([.C252]&gt;[.D252];1;0)" office:value-type="float" office:value="0">
            <text:p>0</text:p>
          </table:table-cell>
          <table:table-cell table:formula="of:=IF([.C252]&lt;[.D2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3]" office:value-type="string" office:string-value="miconic-strips">
            <text:p>miconic-strips</text:p>
          </table:table-cell>
          <table:table-cell table:formula="of:=[Sheet1.B253]" office:value-type="string" office:string-value="s15-2">
            <text:p>s15-2</text:p>
          </table:table-cell>
          <table:table-cell table:formula="of:=[Sheet1.C253]" office:value-type="float" office:value="49">
            <text:p>49</text:p>
          </table:table-cell>
          <table:table-cell office:value-type="float" office:value="49">
            <text:p>49</text:p>
          </table:table-cell>
          <table:table-cell/>
          <table:table-cell table:formula="of:=IF([.C253]=[.D253];1;0)" office:value-type="float" office:value="1">
            <text:p>1</text:p>
          </table:table-cell>
          <table:table-cell table:formula="of:=IF([.C253]&gt;[.D253];1;0)" office:value-type="float" office:value="0">
            <text:p>0</text:p>
          </table:table-cell>
          <table:table-cell table:formula="of:=IF([.C253]&lt;[.D2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4]" office:value-type="string" office:string-value="miconic-strips">
            <text:p>miconic-strips</text:p>
          </table:table-cell>
          <table:table-cell table:formula="of:=[Sheet1.B254]" office:value-type="string" office:string-value="s15-3">
            <text:p>s15-3</text:p>
          </table:table-cell>
          <table:table-cell table:formula="of:=[Sheet1.C254]" office:value-type="float" office:value="50">
            <text:p>50</text:p>
          </table:table-cell>
          <table:table-cell office:value-type="float" office:value="50">
            <text:p>50</text:p>
          </table:table-cell>
          <table:table-cell/>
          <table:table-cell table:formula="of:=IF([.C254]=[.D254];1;0)" office:value-type="float" office:value="1">
            <text:p>1</text:p>
          </table:table-cell>
          <table:table-cell table:formula="of:=IF([.C254]&gt;[.D254];1;0)" office:value-type="float" office:value="0">
            <text:p>0</text:p>
          </table:table-cell>
          <table:table-cell table:formula="of:=IF([.C254]&lt;[.D2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5]" office:value-type="string" office:string-value="miconic-strips">
            <text:p>miconic-strips</text:p>
          </table:table-cell>
          <table:table-cell table:formula="of:=[Sheet1.B255]" office:value-type="string" office:string-value="s15-4">
            <text:p>s15-4</text:p>
          </table:table-cell>
          <table:table-cell table:formula="of:=[Sheet1.C255]" office:value-type="float" office:value="46">
            <text:p>46</text:p>
          </table:table-cell>
          <table:table-cell office:value-type="float" office:value="46">
            <text:p>46</text:p>
          </table:table-cell>
          <table:table-cell/>
          <table:table-cell table:formula="of:=IF([.C255]=[.D255];1;0)" office:value-type="float" office:value="1">
            <text:p>1</text:p>
          </table:table-cell>
          <table:table-cell table:formula="of:=IF([.C255]&gt;[.D255];1;0)" office:value-type="float" office:value="0">
            <text:p>0</text:p>
          </table:table-cell>
          <table:table-cell table:formula="of:=IF([.C255]&lt;[.D2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6]" office:value-type="string" office:string-value="miconic-strips">
            <text:p>miconic-strips</text:p>
          </table:table-cell>
          <table:table-cell table:formula="of:=[Sheet1.B256]" office:value-type="string" office:string-value="s16-0">
            <text:p>s16-0</text:p>
          </table:table-cell>
          <table:table-cell table:formula="of:=[Sheet1.C256]" office:value-type="float" office:value="53">
            <text:p>53</text:p>
          </table:table-cell>
          <table:table-cell office:value-type="float" office:value="53">
            <text:p>53</text:p>
          </table:table-cell>
          <table:table-cell/>
          <table:table-cell table:formula="of:=IF([.C256]=[.D256];1;0)" office:value-type="float" office:value="1">
            <text:p>1</text:p>
          </table:table-cell>
          <table:table-cell table:formula="of:=IF([.C256]&gt;[.D256];1;0)" office:value-type="float" office:value="0">
            <text:p>0</text:p>
          </table:table-cell>
          <table:table-cell table:formula="of:=IF([.C256]&lt;[.D2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7]" office:value-type="string" office:string-value="miconic-strips">
            <text:p>miconic-strips</text:p>
          </table:table-cell>
          <table:table-cell table:formula="of:=[Sheet1.B257]" office:value-type="string" office:string-value="s16-1">
            <text:p>s16-1</text:p>
          </table:table-cell>
          <table:table-cell table:formula="of:=[Sheet1.C257]" office:value-type="float" office:value="52">
            <text:p>52</text:p>
          </table:table-cell>
          <table:table-cell office:value-type="float" office:value="52">
            <text:p>52</text:p>
          </table:table-cell>
          <table:table-cell/>
          <table:table-cell table:formula="of:=IF([.C257]=[.D257];1;0)" office:value-type="float" office:value="1">
            <text:p>1</text:p>
          </table:table-cell>
          <table:table-cell table:formula="of:=IF([.C257]&gt;[.D257];1;0)" office:value-type="float" office:value="0">
            <text:p>0</text:p>
          </table:table-cell>
          <table:table-cell table:formula="of:=IF([.C257]&lt;[.D2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8]" office:value-type="string" office:string-value="miconic-strips">
            <text:p>miconic-strips</text:p>
          </table:table-cell>
          <table:table-cell table:formula="of:=[Sheet1.B258]" office:value-type="string" office:string-value="s16-2">
            <text:p>s16-2</text:p>
          </table:table-cell>
          <table:table-cell table:formula="of:=[Sheet1.C258]" office:value-type="float" office:value="54">
            <text:p>54</text:p>
          </table:table-cell>
          <table:table-cell office:value-type="float" office:value="54">
            <text:p>54</text:p>
          </table:table-cell>
          <table:table-cell/>
          <table:table-cell table:formula="of:=IF([.C258]=[.D258];1;0)" office:value-type="float" office:value="1">
            <text:p>1</text:p>
          </table:table-cell>
          <table:table-cell table:formula="of:=IF([.C258]&gt;[.D258];1;0)" office:value-type="float" office:value="0">
            <text:p>0</text:p>
          </table:table-cell>
          <table:table-cell table:formula="of:=IF([.C258]&lt;[.D2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9]" office:value-type="string" office:string-value="miconic-strips">
            <text:p>miconic-strips</text:p>
          </table:table-cell>
          <table:table-cell table:formula="of:=[Sheet1.B259]" office:value-type="string" office:string-value="s16-3">
            <text:p>s16-3</text:p>
          </table:table-cell>
          <table:table-cell table:formula="of:=[Sheet1.C259]" office:value-type="float" office:value="51">
            <text:p>51</text:p>
          </table:table-cell>
          <table:table-cell office:value-type="float" office:value="51">
            <text:p>51</text:p>
          </table:table-cell>
          <table:table-cell/>
          <table:table-cell table:formula="of:=IF([.C259]=[.D259];1;0)" office:value-type="float" office:value="1">
            <text:p>1</text:p>
          </table:table-cell>
          <table:table-cell table:formula="of:=IF([.C259]&gt;[.D259];1;0)" office:value-type="float" office:value="0">
            <text:p>0</text:p>
          </table:table-cell>
          <table:table-cell table:formula="of:=IF([.C259]&lt;[.D2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0]" office:value-type="string" office:string-value="miconic-strips">
            <text:p>miconic-strips</text:p>
          </table:table-cell>
          <table:table-cell table:formula="of:=[Sheet1.B260]" office:value-type="string" office:string-value="s16-4">
            <text:p>s16-4</text:p>
          </table:table-cell>
          <table:table-cell table:formula="of:=[Sheet1.C260]" office:value-type="float" office:value="53">
            <text:p>53</text:p>
          </table:table-cell>
          <table:table-cell office:value-type="float" office:value="53">
            <text:p>53</text:p>
          </table:table-cell>
          <table:table-cell/>
          <table:table-cell table:formula="of:=IF([.C260]=[.D260];1;0)" office:value-type="float" office:value="1">
            <text:p>1</text:p>
          </table:table-cell>
          <table:table-cell table:formula="of:=IF([.C260]&gt;[.D260];1;0)" office:value-type="float" office:value="0">
            <text:p>0</text:p>
          </table:table-cell>
          <table:table-cell table:formula="of:=IF([.C260]&lt;[.D2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1]" office:value-type="string" office:string-value="miconic-strips">
            <text:p>miconic-strips</text:p>
          </table:table-cell>
          <table:table-cell table:formula="of:=[Sheet1.B261]" office:value-type="string" office:string-value="s17-0">
            <text:p>s17-0</text:p>
          </table:table-cell>
          <table:table-cell table:formula="of:=[Sheet1.C261]" office:value-type="float" office:value="55">
            <text:p>55</text:p>
          </table:table-cell>
          <table:table-cell office:value-type="float" office:value="55">
            <text:p>55</text:p>
          </table:table-cell>
          <table:table-cell/>
          <table:table-cell table:formula="of:=IF([.C261]=[.D261];1;0)" office:value-type="float" office:value="1">
            <text:p>1</text:p>
          </table:table-cell>
          <table:table-cell table:formula="of:=IF([.C261]&gt;[.D261];1;0)" office:value-type="float" office:value="0">
            <text:p>0</text:p>
          </table:table-cell>
          <table:table-cell table:formula="of:=IF([.C261]&lt;[.D2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2]" office:value-type="string" office:string-value="miconic-strips">
            <text:p>miconic-strips</text:p>
          </table:table-cell>
          <table:table-cell table:formula="of:=[Sheet1.B262]" office:value-type="string" office:string-value="s17-1">
            <text:p>s17-1</text:p>
          </table:table-cell>
          <table:table-cell table:formula="of:=[Sheet1.C262]" office:value-type="float" office:value="54">
            <text:p>54</text:p>
          </table:table-cell>
          <table:table-cell office:value-type="float" office:value="54">
            <text:p>54</text:p>
          </table:table-cell>
          <table:table-cell/>
          <table:table-cell table:formula="of:=IF([.C262]=[.D262];1;0)" office:value-type="float" office:value="1">
            <text:p>1</text:p>
          </table:table-cell>
          <table:table-cell table:formula="of:=IF([.C262]&gt;[.D262];1;0)" office:value-type="float" office:value="0">
            <text:p>0</text:p>
          </table:table-cell>
          <table:table-cell table:formula="of:=IF([.C262]&lt;[.D2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3]" office:value-type="string" office:string-value="miconic-strips">
            <text:p>miconic-strips</text:p>
          </table:table-cell>
          <table:table-cell table:formula="of:=[Sheet1.B263]" office:value-type="string" office:string-value="s17-2">
            <text:p>s17-2</text:p>
          </table:table-cell>
          <table:table-cell table:formula="of:=[Sheet1.C263]" office:value-type="float" office:value="54">
            <text:p>54</text:p>
          </table:table-cell>
          <table:table-cell office:value-type="float" office:value="54">
            <text:p>54</text:p>
          </table:table-cell>
          <table:table-cell/>
          <table:table-cell table:formula="of:=IF([.C263]=[.D263];1;0)" office:value-type="float" office:value="1">
            <text:p>1</text:p>
          </table:table-cell>
          <table:table-cell table:formula="of:=IF([.C263]&gt;[.D263];1;0)" office:value-type="float" office:value="0">
            <text:p>0</text:p>
          </table:table-cell>
          <table:table-cell table:formula="of:=IF([.C263]&lt;[.D2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4]" office:value-type="string" office:string-value="miconic-strips">
            <text:p>miconic-strips</text:p>
          </table:table-cell>
          <table:table-cell table:formula="of:=[Sheet1.B264]" office:value-type="string" office:string-value="s17-3">
            <text:p>s17-3</text:p>
          </table:table-cell>
          <table:table-cell table:formula="of:=[Sheet1.C264]" office:value-type="float" office:value="59">
            <text:p>59</text:p>
          </table:table-cell>
          <table:table-cell office:value-type="float" office:value="59">
            <text:p>59</text:p>
          </table:table-cell>
          <table:table-cell/>
          <table:table-cell table:formula="of:=IF([.C264]=[.D264];1;0)" office:value-type="float" office:value="1">
            <text:p>1</text:p>
          </table:table-cell>
          <table:table-cell table:formula="of:=IF([.C264]&gt;[.D264];1;0)" office:value-type="float" office:value="0">
            <text:p>0</text:p>
          </table:table-cell>
          <table:table-cell table:formula="of:=IF([.C264]&lt;[.D2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5]" office:value-type="string" office:string-value="miconic-strips">
            <text:p>miconic-strips</text:p>
          </table:table-cell>
          <table:table-cell table:formula="of:=[Sheet1.B265]" office:value-type="string" office:string-value="s17-4">
            <text:p>s17-4</text:p>
          </table:table-cell>
          <table:table-cell table:formula="of:=[Sheet1.C265]" office:value-type="float" office:value="54">
            <text:p>54</text:p>
          </table:table-cell>
          <table:table-cell office:value-type="float" office:value="54">
            <text:p>54</text:p>
          </table:table-cell>
          <table:table-cell/>
          <table:table-cell table:formula="of:=IF([.C265]=[.D265];1;0)" office:value-type="float" office:value="1">
            <text:p>1</text:p>
          </table:table-cell>
          <table:table-cell table:formula="of:=IF([.C265]&gt;[.D265];1;0)" office:value-type="float" office:value="0">
            <text:p>0</text:p>
          </table:table-cell>
          <table:table-cell table:formula="of:=IF([.C265]&lt;[.D2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6]" office:value-type="string" office:string-value="miconic-strips">
            <text:p>miconic-strips</text:p>
          </table:table-cell>
          <table:table-cell table:formula="of:=[Sheet1.B266]" office:value-type="string" office:string-value="s18-0">
            <text:p>s18-0</text:p>
          </table:table-cell>
          <table:table-cell table:formula="of:=[Sheet1.C266]" office:value-type="float" office:value="59">
            <text:p>59</text:p>
          </table:table-cell>
          <table:table-cell office:value-type="float" office:value="59">
            <text:p>59</text:p>
          </table:table-cell>
          <table:table-cell/>
          <table:table-cell table:formula="of:=IF([.C266]=[.D266];1;0)" office:value-type="float" office:value="1">
            <text:p>1</text:p>
          </table:table-cell>
          <table:table-cell table:formula="of:=IF([.C266]&gt;[.D266];1;0)" office:value-type="float" office:value="0">
            <text:p>0</text:p>
          </table:table-cell>
          <table:table-cell table:formula="of:=IF([.C266]&lt;[.D2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7]" office:value-type="string" office:string-value="miconic-strips">
            <text:p>miconic-strips</text:p>
          </table:table-cell>
          <table:table-cell table:formula="of:=[Sheet1.B267]" office:value-type="string" office:string-value="s18-1">
            <text:p>s18-1</text:p>
          </table:table-cell>
          <table:table-cell table:formula="of:=[Sheet1.C267]" office:value-type="float" office:value="58">
            <text:p>58</text:p>
          </table:table-cell>
          <table:table-cell office:value-type="float" office:value="58">
            <text:p>58</text:p>
          </table:table-cell>
          <table:table-cell/>
          <table:table-cell table:formula="of:=IF([.C267]=[.D267];1;0)" office:value-type="float" office:value="1">
            <text:p>1</text:p>
          </table:table-cell>
          <table:table-cell table:formula="of:=IF([.C267]&gt;[.D267];1;0)" office:value-type="float" office:value="0">
            <text:p>0</text:p>
          </table:table-cell>
          <table:table-cell table:formula="of:=IF([.C267]&lt;[.D2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8]" office:value-type="string" office:string-value="miconic-strips">
            <text:p>miconic-strips</text:p>
          </table:table-cell>
          <table:table-cell table:formula="of:=[Sheet1.B268]" office:value-type="string" office:string-value="s18-2">
            <text:p>s18-2</text:p>
          </table:table-cell>
          <table:table-cell table:formula="of:=[Sheet1.C268]" office:value-type="float" office:value="58">
            <text:p>58</text:p>
          </table:table-cell>
          <table:table-cell office:value-type="float" office:value="58">
            <text:p>58</text:p>
          </table:table-cell>
          <table:table-cell/>
          <table:table-cell table:formula="of:=IF([.C268]=[.D268];1;0)" office:value-type="float" office:value="1">
            <text:p>1</text:p>
          </table:table-cell>
          <table:table-cell table:formula="of:=IF([.C268]&gt;[.D268];1;0)" office:value-type="float" office:value="0">
            <text:p>0</text:p>
          </table:table-cell>
          <table:table-cell table:formula="of:=IF([.C268]&lt;[.D2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9]" office:value-type="string" office:string-value="miconic-strips">
            <text:p>miconic-strips</text:p>
          </table:table-cell>
          <table:table-cell table:formula="of:=[Sheet1.B269]" office:value-type="string" office:string-value="s18-3">
            <text:p>s18-3</text:p>
          </table:table-cell>
          <table:table-cell table:formula="of:=[Sheet1.C269]" office:value-type="float" office:value="59">
            <text:p>59</text:p>
          </table:table-cell>
          <table:table-cell office:value-type="float" office:value="59">
            <text:p>59</text:p>
          </table:table-cell>
          <table:table-cell/>
          <table:table-cell table:formula="of:=IF([.C269]=[.D269];1;0)" office:value-type="float" office:value="1">
            <text:p>1</text:p>
          </table:table-cell>
          <table:table-cell table:formula="of:=IF([.C269]&gt;[.D269];1;0)" office:value-type="float" office:value="0">
            <text:p>0</text:p>
          </table:table-cell>
          <table:table-cell table:formula="of:=IF([.C269]&lt;[.D2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0]" office:value-type="string" office:string-value="miconic-strips">
            <text:p>miconic-strips</text:p>
          </table:table-cell>
          <table:table-cell table:formula="of:=[Sheet1.B270]" office:value-type="string" office:string-value="s18-4">
            <text:p>s18-4</text:p>
          </table:table-cell>
          <table:table-cell table:formula="of:=[Sheet1.C270]" office:value-type="float" office:value="56">
            <text:p>56</text:p>
          </table:table-cell>
          <table:table-cell office:value-type="float" office:value="56">
            <text:p>56</text:p>
          </table:table-cell>
          <table:table-cell/>
          <table:table-cell table:formula="of:=IF([.C270]=[.D270];1;0)" office:value-type="float" office:value="1">
            <text:p>1</text:p>
          </table:table-cell>
          <table:table-cell table:formula="of:=IF([.C270]&gt;[.D270];1;0)" office:value-type="float" office:value="0">
            <text:p>0</text:p>
          </table:table-cell>
          <table:table-cell table:formula="of:=IF([.C270]&lt;[.D2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1]" office:value-type="string" office:string-value="miconic-strips">
            <text:p>miconic-strips</text:p>
          </table:table-cell>
          <table:table-cell table:formula="of:=[Sheet1.B271]" office:value-type="string" office:string-value="s19-0">
            <text:p>s19-0</text:p>
          </table:table-cell>
          <table:table-cell table:formula="of:=[Sheet1.C271]" office:value-type="float" office:value="62">
            <text:p>62</text:p>
          </table:table-cell>
          <table:table-cell office:value-type="float" office:value="62">
            <text:p>62</text:p>
          </table:table-cell>
          <table:table-cell/>
          <table:table-cell table:formula="of:=IF([.C271]=[.D271];1;0)" office:value-type="float" office:value="1">
            <text:p>1</text:p>
          </table:table-cell>
          <table:table-cell table:formula="of:=IF([.C271]&gt;[.D271];1;0)" office:value-type="float" office:value="0">
            <text:p>0</text:p>
          </table:table-cell>
          <table:table-cell table:formula="of:=IF([.C271]&lt;[.D27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2]" office:value-type="string" office:string-value="miconic-strips">
            <text:p>miconic-strips</text:p>
          </table:table-cell>
          <table:table-cell table:formula="of:=[Sheet1.B272]" office:value-type="string" office:string-value="s19-1">
            <text:p>s19-1</text:p>
          </table:table-cell>
          <table:table-cell table:formula="of:=[Sheet1.C272]" office:value-type="float" office:value="65">
            <text:p>65</text:p>
          </table:table-cell>
          <table:table-cell office:value-type="float" office:value="65">
            <text:p>65</text:p>
          </table:table-cell>
          <table:table-cell/>
          <table:table-cell table:formula="of:=IF([.C272]=[.D272];1;0)" office:value-type="float" office:value="1">
            <text:p>1</text:p>
          </table:table-cell>
          <table:table-cell table:formula="of:=IF([.C272]&gt;[.D272];1;0)" office:value-type="float" office:value="0">
            <text:p>0</text:p>
          </table:table-cell>
          <table:table-cell table:formula="of:=IF([.C272]&lt;[.D2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3]" office:value-type="string" office:string-value="miconic-strips">
            <text:p>miconic-strips</text:p>
          </table:table-cell>
          <table:table-cell table:formula="of:=[Sheet1.B273]" office:value-type="string" office:string-value="s19-2">
            <text:p>s19-2</text:p>
          </table:table-cell>
          <table:table-cell table:formula="of:=[Sheet1.C273]" office:value-type="float" office:value="61">
            <text:p>61</text:p>
          </table:table-cell>
          <table:table-cell office:value-type="float" office:value="61">
            <text:p>61</text:p>
          </table:table-cell>
          <table:table-cell/>
          <table:table-cell table:formula="of:=IF([.C273]=[.D273];1;0)" office:value-type="float" office:value="1">
            <text:p>1</text:p>
          </table:table-cell>
          <table:table-cell table:formula="of:=IF([.C273]&gt;[.D273];1;0)" office:value-type="float" office:value="0">
            <text:p>0</text:p>
          </table:table-cell>
          <table:table-cell table:formula="of:=IF([.C273]&lt;[.D2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4]" office:value-type="string" office:string-value="miconic-strips">
            <text:p>miconic-strips</text:p>
          </table:table-cell>
          <table:table-cell table:formula="of:=[Sheet1.B274]" office:value-type="string" office:string-value="s19-3">
            <text:p>s19-3</text:p>
          </table:table-cell>
          <table:table-cell table:formula="of:=[Sheet1.C274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274]=[.D274];1;0)" office:value-type="float" office:value="1">
            <text:p>1</text:p>
          </table:table-cell>
          <table:table-cell table:formula="of:=IF([.C274]&gt;[.D274];1;0)" office:value-type="float" office:value="0">
            <text:p>0</text:p>
          </table:table-cell>
          <table:table-cell table:formula="of:=IF([.C274]&lt;[.D2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5]" office:value-type="string" office:string-value="miconic-strips">
            <text:p>miconic-strips</text:p>
          </table:table-cell>
          <table:table-cell table:formula="of:=[Sheet1.B275]" office:value-type="string" office:string-value="s19-4">
            <text:p>s19-4</text:p>
          </table:table-cell>
          <table:table-cell table:formula="of:=[Sheet1.C275]" office:value-type="float" office:value="62">
            <text:p>62</text:p>
          </table:table-cell>
          <table:table-cell office:value-type="float" office:value="62">
            <text:p>62</text:p>
          </table:table-cell>
          <table:table-cell/>
          <table:table-cell table:formula="of:=IF([.C275]=[.D275];1;0)" office:value-type="float" office:value="1">
            <text:p>1</text:p>
          </table:table-cell>
          <table:table-cell table:formula="of:=IF([.C275]&gt;[.D275];1;0)" office:value-type="float" office:value="0">
            <text:p>0</text:p>
          </table:table-cell>
          <table:table-cell table:formula="of:=IF([.C275]&lt;[.D2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6]" office:value-type="string" office:string-value="miconic-strips">
            <text:p>miconic-strips</text:p>
          </table:table-cell>
          <table:table-cell table:formula="of:=[Sheet1.B276]" office:value-type="string" office:string-value="s2-0">
            <text:p>s2-0</text:p>
          </table:table-cell>
          <table:table-cell table:formula="of:=[Sheet1.C276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276]=[.D276];1;0)" office:value-type="float" office:value="1">
            <text:p>1</text:p>
          </table:table-cell>
          <table:table-cell table:formula="of:=IF([.C276]&gt;[.D276];1;0)" office:value-type="float" office:value="0">
            <text:p>0</text:p>
          </table:table-cell>
          <table:table-cell table:formula="of:=IF([.C276]&lt;[.D2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7]" office:value-type="string" office:string-value="miconic-strips">
            <text:p>miconic-strips</text:p>
          </table:table-cell>
          <table:table-cell table:formula="of:=[Sheet1.B277]" office:value-type="string" office:string-value="s20-0">
            <text:p>s20-0</text:p>
          </table:table-cell>
          <table:table-cell table:formula="of:=[Sheet1.C277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277]=[.D277];1;0)" office:value-type="float" office:value="1">
            <text:p>1</text:p>
          </table:table-cell>
          <table:table-cell table:formula="of:=IF([.C277]&gt;[.D277];1;0)" office:value-type="float" office:value="0">
            <text:p>0</text:p>
          </table:table-cell>
          <table:table-cell table:formula="of:=IF([.C277]&lt;[.D2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8]" office:value-type="string" office:string-value="miconic-strips">
            <text:p>miconic-strips</text:p>
          </table:table-cell>
          <table:table-cell table:formula="of:=[Sheet1.B278]" office:value-type="string" office:string-value="s20-1">
            <text:p>s20-1</text:p>
          </table:table-cell>
          <table:table-cell table:formula="of:=[Sheet1.C278]" office:value-type="float" office:value="66">
            <text:p>66</text:p>
          </table:table-cell>
          <table:table-cell office:value-type="float" office:value="66">
            <text:p>66</text:p>
          </table:table-cell>
          <table:table-cell/>
          <table:table-cell table:formula="of:=IF([.C278]=[.D278];1;0)" office:value-type="float" office:value="1">
            <text:p>1</text:p>
          </table:table-cell>
          <table:table-cell table:formula="of:=IF([.C278]&gt;[.D278];1;0)" office:value-type="float" office:value="0">
            <text:p>0</text:p>
          </table:table-cell>
          <table:table-cell table:formula="of:=IF([.C278]&lt;[.D2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9]" office:value-type="string" office:string-value="miconic-strips">
            <text:p>miconic-strips</text:p>
          </table:table-cell>
          <table:table-cell table:formula="of:=[Sheet1.B279]" office:value-type="string" office:string-value="s20-2">
            <text:p>s20-2</text:p>
          </table:table-cell>
          <table:table-cell table:formula="of:=[Sheet1.C279]" office:value-type="float" office:value="62">
            <text:p>62</text:p>
          </table:table-cell>
          <table:table-cell office:value-type="float" office:value="62">
            <text:p>62</text:p>
          </table:table-cell>
          <table:table-cell/>
          <table:table-cell table:formula="of:=IF([.C279]=[.D279];1;0)" office:value-type="float" office:value="1">
            <text:p>1</text:p>
          </table:table-cell>
          <table:table-cell table:formula="of:=IF([.C279]&gt;[.D279];1;0)" office:value-type="float" office:value="0">
            <text:p>0</text:p>
          </table:table-cell>
          <table:table-cell table:formula="of:=IF([.C279]&lt;[.D2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0]" office:value-type="string" office:string-value="miconic-strips">
            <text:p>miconic-strips</text:p>
          </table:table-cell>
          <table:table-cell table:formula="of:=[Sheet1.B280]" office:value-type="string" office:string-value="s20-3">
            <text:p>s20-3</text:p>
          </table:table-cell>
          <table:table-cell table:formula="of:=[Sheet1.C280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280]=[.D280];1;0)" office:value-type="float" office:value="1">
            <text:p>1</text:p>
          </table:table-cell>
          <table:table-cell table:formula="of:=IF([.C280]&gt;[.D280];1;0)" office:value-type="float" office:value="0">
            <text:p>0</text:p>
          </table:table-cell>
          <table:table-cell table:formula="of:=IF([.C280]&lt;[.D2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1]" office:value-type="string" office:string-value="miconic-strips">
            <text:p>miconic-strips</text:p>
          </table:table-cell>
          <table:table-cell table:formula="of:=[Sheet1.B281]" office:value-type="string" office:string-value="s20-4">
            <text:p>s20-4</text:p>
          </table:table-cell>
          <table:table-cell table:formula="of:=[Sheet1.C281]" office:value-type="float" office:value="64">
            <text:p>64</text:p>
          </table:table-cell>
          <table:table-cell office:value-type="float" office:value="64">
            <text:p>64</text:p>
          </table:table-cell>
          <table:table-cell/>
          <table:table-cell table:formula="of:=IF([.C281]=[.D281];1;0)" office:value-type="float" office:value="1">
            <text:p>1</text:p>
          </table:table-cell>
          <table:table-cell table:formula="of:=IF([.C281]&gt;[.D281];1;0)" office:value-type="float" office:value="0">
            <text:p>0</text:p>
          </table:table-cell>
          <table:table-cell table:formula="of:=IF([.C281]&lt;[.D2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2]" office:value-type="string" office:string-value="miconic-strips">
            <text:p>miconic-strips</text:p>
          </table:table-cell>
          <table:table-cell table:formula="of:=[Sheet1.B282]" office:value-type="string" office:string-value="s2-1">
            <text:p>s2-1</text:p>
          </table:table-cell>
          <table:table-cell table:formula="of:=[Sheet1.C282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282]=[.D282];1;0)" office:value-type="float" office:value="1">
            <text:p>1</text:p>
          </table:table-cell>
          <table:table-cell table:formula="of:=IF([.C282]&gt;[.D282];1;0)" office:value-type="float" office:value="0">
            <text:p>0</text:p>
          </table:table-cell>
          <table:table-cell table:formula="of:=IF([.C282]&lt;[.D2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3]" office:value-type="string" office:string-value="miconic-strips">
            <text:p>miconic-strips</text:p>
          </table:table-cell>
          <table:table-cell table:formula="of:=[Sheet1.B283]" office:value-type="string" office:string-value="s21-0">
            <text:p>s21-0</text:p>
          </table:table-cell>
          <table:table-cell table:formula="of:=[Sheet1.C283]" office:value-type="float" office:value="69">
            <text:p>69</text:p>
          </table:table-cell>
          <table:table-cell office:value-type="float" office:value="69">
            <text:p>69</text:p>
          </table:table-cell>
          <table:table-cell/>
          <table:table-cell table:formula="of:=IF([.C283]=[.D283];1;0)" office:value-type="float" office:value="1">
            <text:p>1</text:p>
          </table:table-cell>
          <table:table-cell table:formula="of:=IF([.C283]&gt;[.D283];1;0)" office:value-type="float" office:value="0">
            <text:p>0</text:p>
          </table:table-cell>
          <table:table-cell table:formula="of:=IF([.C283]&lt;[.D2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4]" office:value-type="string" office:string-value="miconic-strips">
            <text:p>miconic-strips</text:p>
          </table:table-cell>
          <table:table-cell table:formula="of:=[Sheet1.B284]" office:value-type="string" office:string-value="s21-1">
            <text:p>s21-1</text:p>
          </table:table-cell>
          <table:table-cell table:formula="of:=[Sheet1.C284]" office:value-type="float" office:value="69">
            <text:p>69</text:p>
          </table:table-cell>
          <table:table-cell office:value-type="float" office:value="69">
            <text:p>69</text:p>
          </table:table-cell>
          <table:table-cell/>
          <table:table-cell table:formula="of:=IF([.C284]=[.D284];1;0)" office:value-type="float" office:value="1">
            <text:p>1</text:p>
          </table:table-cell>
          <table:table-cell table:formula="of:=IF([.C284]&gt;[.D284];1;0)" office:value-type="float" office:value="0">
            <text:p>0</text:p>
          </table:table-cell>
          <table:table-cell table:formula="of:=IF([.C284]&lt;[.D28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5]" office:value-type="string" office:string-value="miconic-strips">
            <text:p>miconic-strips</text:p>
          </table:table-cell>
          <table:table-cell table:formula="of:=[Sheet1.B285]" office:value-type="string" office:string-value="s21-2">
            <text:p>s21-2</text:p>
          </table:table-cell>
          <table:table-cell table:formula="of:=[Sheet1.C285]" office:value-type="float" office:value="69">
            <text:p>69</text:p>
          </table:table-cell>
          <table:table-cell office:value-type="float" office:value="69">
            <text:p>69</text:p>
          </table:table-cell>
          <table:table-cell/>
          <table:table-cell table:formula="of:=IF([.C285]=[.D285];1;0)" office:value-type="float" office:value="1">
            <text:p>1</text:p>
          </table:table-cell>
          <table:table-cell table:formula="of:=IF([.C285]&gt;[.D285];1;0)" office:value-type="float" office:value="0">
            <text:p>0</text:p>
          </table:table-cell>
          <table:table-cell table:formula="of:=IF([.C285]&lt;[.D2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6]" office:value-type="string" office:string-value="miconic-strips">
            <text:p>miconic-strips</text:p>
          </table:table-cell>
          <table:table-cell table:formula="of:=[Sheet1.B286]" office:value-type="string" office:string-value="s21-3">
            <text:p>s21-3</text:p>
          </table:table-cell>
          <table:table-cell table:formula="of:=[Sheet1.C286]" office:value-type="float" office:value="66">
            <text:p>66</text:p>
          </table:table-cell>
          <table:table-cell office:value-type="float" office:value="66">
            <text:p>66</text:p>
          </table:table-cell>
          <table:table-cell/>
          <table:table-cell table:formula="of:=IF([.C286]=[.D286];1;0)" office:value-type="float" office:value="1">
            <text:p>1</text:p>
          </table:table-cell>
          <table:table-cell table:formula="of:=IF([.C286]&gt;[.D286];1;0)" office:value-type="float" office:value="0">
            <text:p>0</text:p>
          </table:table-cell>
          <table:table-cell table:formula="of:=IF([.C286]&lt;[.D2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7]" office:value-type="string" office:string-value="miconic-strips">
            <text:p>miconic-strips</text:p>
          </table:table-cell>
          <table:table-cell table:formula="of:=[Sheet1.B287]" office:value-type="string" office:string-value="s21-4">
            <text:p>s21-4</text:p>
          </table:table-cell>
          <table:table-cell table:formula="of:=[Sheet1.C287]" office:value-type="float" office:value="70">
            <text:p>70</text:p>
          </table:table-cell>
          <table:table-cell office:value-type="float" office:value="70">
            <text:p>70</text:p>
          </table:table-cell>
          <table:table-cell/>
          <table:table-cell table:formula="of:=IF([.C287]=[.D287];1;0)" office:value-type="float" office:value="1">
            <text:p>1</text:p>
          </table:table-cell>
          <table:table-cell table:formula="of:=IF([.C287]&gt;[.D287];1;0)" office:value-type="float" office:value="0">
            <text:p>0</text:p>
          </table:table-cell>
          <table:table-cell table:formula="of:=IF([.C287]&lt;[.D28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8]" office:value-type="string" office:string-value="miconic-strips">
            <text:p>miconic-strips</text:p>
          </table:table-cell>
          <table:table-cell table:formula="of:=[Sheet1.B288]" office:value-type="string" office:string-value="s2-2">
            <text:p>s2-2</text:p>
          </table:table-cell>
          <table:table-cell table:formula="of:=[Sheet1.C288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288]=[.D288];1;0)" office:value-type="float" office:value="1">
            <text:p>1</text:p>
          </table:table-cell>
          <table:table-cell table:formula="of:=IF([.C288]&gt;[.D288];1;0)" office:value-type="float" office:value="0">
            <text:p>0</text:p>
          </table:table-cell>
          <table:table-cell table:formula="of:=IF([.C288]&lt;[.D2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9]" office:value-type="string" office:string-value="miconic-strips">
            <text:p>miconic-strips</text:p>
          </table:table-cell>
          <table:table-cell table:formula="of:=[Sheet1.B289]" office:value-type="string" office:string-value="s22-0">
            <text:p>s22-0</text:p>
          </table:table-cell>
          <table:table-cell table:formula="of:=[Sheet1.C289]" office:value-type="float" office:value="72">
            <text:p>72</text:p>
          </table:table-cell>
          <table:table-cell office:value-type="float" office:value="72">
            <text:p>72</text:p>
          </table:table-cell>
          <table:table-cell/>
          <table:table-cell table:formula="of:=IF([.C289]=[.D289];1;0)" office:value-type="float" office:value="1">
            <text:p>1</text:p>
          </table:table-cell>
          <table:table-cell table:formula="of:=IF([.C289]&gt;[.D289];1;0)" office:value-type="float" office:value="0">
            <text:p>0</text:p>
          </table:table-cell>
          <table:table-cell table:formula="of:=IF([.C289]&lt;[.D2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0]" office:value-type="string" office:string-value="miconic-strips">
            <text:p>miconic-strips</text:p>
          </table:table-cell>
          <table:table-cell table:formula="of:=[Sheet1.B290]" office:value-type="string" office:string-value="s22-1">
            <text:p>s22-1</text:p>
          </table:table-cell>
          <table:table-cell table:formula="of:=[Sheet1.C290]" office:value-type="float" office:value="70">
            <text:p>70</text:p>
          </table:table-cell>
          <table:table-cell office:value-type="float" office:value="70">
            <text:p>70</text:p>
          </table:table-cell>
          <table:table-cell/>
          <table:table-cell table:formula="of:=IF([.C290]=[.D290];1;0)" office:value-type="float" office:value="1">
            <text:p>1</text:p>
          </table:table-cell>
          <table:table-cell table:formula="of:=IF([.C290]&gt;[.D290];1;0)" office:value-type="float" office:value="0">
            <text:p>0</text:p>
          </table:table-cell>
          <table:table-cell table:formula="of:=IF([.C290]&lt;[.D2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1]" office:value-type="string" office:string-value="miconic-strips">
            <text:p>miconic-strips</text:p>
          </table:table-cell>
          <table:table-cell table:formula="of:=[Sheet1.B291]" office:value-type="string" office:string-value="s22-2">
            <text:p>s22-2</text:p>
          </table:table-cell>
          <table:table-cell table:formula="of:=[Sheet1.C291]" office:value-type="float" office:value="71">
            <text:p>71</text:p>
          </table:table-cell>
          <table:table-cell office:value-type="float" office:value="71">
            <text:p>71</text:p>
          </table:table-cell>
          <table:table-cell/>
          <table:table-cell table:formula="of:=IF([.C291]=[.D291];1;0)" office:value-type="float" office:value="1">
            <text:p>1</text:p>
          </table:table-cell>
          <table:table-cell table:formula="of:=IF([.C291]&gt;[.D291];1;0)" office:value-type="float" office:value="0">
            <text:p>0</text:p>
          </table:table-cell>
          <table:table-cell table:formula="of:=IF([.C291]&lt;[.D2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2]" office:value-type="string" office:string-value="miconic-strips">
            <text:p>miconic-strips</text:p>
          </table:table-cell>
          <table:table-cell table:formula="of:=[Sheet1.B292]" office:value-type="string" office:string-value="s22-3">
            <text:p>s22-3</text:p>
          </table:table-cell>
          <table:table-cell table:formula="of:=[Sheet1.C292]" office:value-type="float" office:value="75">
            <text:p>75</text:p>
          </table:table-cell>
          <table:table-cell office:value-type="float" office:value="75">
            <text:p>75</text:p>
          </table:table-cell>
          <table:table-cell/>
          <table:table-cell table:formula="of:=IF([.C292]=[.D292];1;0)" office:value-type="float" office:value="1">
            <text:p>1</text:p>
          </table:table-cell>
          <table:table-cell table:formula="of:=IF([.C292]&gt;[.D292];1;0)" office:value-type="float" office:value="0">
            <text:p>0</text:p>
          </table:table-cell>
          <table:table-cell table:formula="of:=IF([.C292]&lt;[.D2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3]" office:value-type="string" office:string-value="miconic-strips">
            <text:p>miconic-strips</text:p>
          </table:table-cell>
          <table:table-cell table:formula="of:=[Sheet1.B293]" office:value-type="string" office:string-value="s22-4">
            <text:p>s22-4</text:p>
          </table:table-cell>
          <table:table-cell table:formula="of:=[Sheet1.C293]" office:value-type="float" office:value="71">
            <text:p>71</text:p>
          </table:table-cell>
          <table:table-cell office:value-type="float" office:value="71">
            <text:p>71</text:p>
          </table:table-cell>
          <table:table-cell/>
          <table:table-cell table:formula="of:=IF([.C293]=[.D293];1;0)" office:value-type="float" office:value="1">
            <text:p>1</text:p>
          </table:table-cell>
          <table:table-cell table:formula="of:=IF([.C293]&gt;[.D293];1;0)" office:value-type="float" office:value="0">
            <text:p>0</text:p>
          </table:table-cell>
          <table:table-cell table:formula="of:=IF([.C293]&lt;[.D2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4]" office:value-type="string" office:string-value="miconic-strips">
            <text:p>miconic-strips</text:p>
          </table:table-cell>
          <table:table-cell table:formula="of:=[Sheet1.B294]" office:value-type="string" office:string-value="s2-3">
            <text:p>s2-3</text:p>
          </table:table-cell>
          <table:table-cell table:formula="of:=[Sheet1.C294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294]=[.D294];1;0)" office:value-type="float" office:value="1">
            <text:p>1</text:p>
          </table:table-cell>
          <table:table-cell table:formula="of:=IF([.C294]&gt;[.D294];1;0)" office:value-type="float" office:value="0">
            <text:p>0</text:p>
          </table:table-cell>
          <table:table-cell table:formula="of:=IF([.C294]&lt;[.D2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5]" office:value-type="string" office:string-value="miconic-strips">
            <text:p>miconic-strips</text:p>
          </table:table-cell>
          <table:table-cell table:formula="of:=[Sheet1.B295]" office:value-type="string" office:string-value="s23-0">
            <text:p>s23-0</text:p>
          </table:table-cell>
          <table:table-cell table:formula="of:=[Sheet1.C295]" office:value-type="float" office:value="75">
            <text:p>75</text:p>
          </table:table-cell>
          <table:table-cell office:value-type="float" office:value="75">
            <text:p>75</text:p>
          </table:table-cell>
          <table:table-cell/>
          <table:table-cell table:formula="of:=IF([.C295]=[.D295];1;0)" office:value-type="float" office:value="1">
            <text:p>1</text:p>
          </table:table-cell>
          <table:table-cell table:formula="of:=IF([.C295]&gt;[.D295];1;0)" office:value-type="float" office:value="0">
            <text:p>0</text:p>
          </table:table-cell>
          <table:table-cell table:formula="of:=IF([.C295]&lt;[.D2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6]" office:value-type="string" office:string-value="miconic-strips">
            <text:p>miconic-strips</text:p>
          </table:table-cell>
          <table:table-cell table:formula="of:=[Sheet1.B296]" office:value-type="string" office:string-value="s23-1">
            <text:p>s23-1</text:p>
          </table:table-cell>
          <table:table-cell table:formula="of:=[Sheet1.C296]" office:value-type="float" office:value="74">
            <text:p>74</text:p>
          </table:table-cell>
          <table:table-cell office:value-type="float" office:value="74">
            <text:p>74</text:p>
          </table:table-cell>
          <table:table-cell/>
          <table:table-cell table:formula="of:=IF([.C296]=[.D296];1;0)" office:value-type="float" office:value="1">
            <text:p>1</text:p>
          </table:table-cell>
          <table:table-cell table:formula="of:=IF([.C296]&gt;[.D296];1;0)" office:value-type="float" office:value="0">
            <text:p>0</text:p>
          </table:table-cell>
          <table:table-cell table:formula="of:=IF([.C296]&lt;[.D2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7]" office:value-type="string" office:string-value="miconic-strips">
            <text:p>miconic-strips</text:p>
          </table:table-cell>
          <table:table-cell table:formula="of:=[Sheet1.B297]" office:value-type="string" office:string-value="s23-2">
            <text:p>s23-2</text:p>
          </table:table-cell>
          <table:table-cell table:formula="of:=[Sheet1.C297]" office:value-type="float" office:value="73">
            <text:p>73</text:p>
          </table:table-cell>
          <table:table-cell office:value-type="float" office:value="73">
            <text:p>73</text:p>
          </table:table-cell>
          <table:table-cell/>
          <table:table-cell table:formula="of:=IF([.C297]=[.D297];1;0)" office:value-type="float" office:value="1">
            <text:p>1</text:p>
          </table:table-cell>
          <table:table-cell table:formula="of:=IF([.C297]&gt;[.D297];1;0)" office:value-type="float" office:value="0">
            <text:p>0</text:p>
          </table:table-cell>
          <table:table-cell table:formula="of:=IF([.C297]&lt;[.D2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8]" office:value-type="string" office:string-value="miconic-strips">
            <text:p>miconic-strips</text:p>
          </table:table-cell>
          <table:table-cell table:formula="of:=[Sheet1.B298]" office:value-type="string" office:string-value="s23-3">
            <text:p>s23-3</text:p>
          </table:table-cell>
          <table:table-cell table:formula="of:=[Sheet1.C298]" office:value-type="float" office:value="71">
            <text:p>71</text:p>
          </table:table-cell>
          <table:table-cell office:value-type="float" office:value="71">
            <text:p>71</text:p>
          </table:table-cell>
          <table:table-cell/>
          <table:table-cell table:formula="of:=IF([.C298]=[.D298];1;0)" office:value-type="float" office:value="1">
            <text:p>1</text:p>
          </table:table-cell>
          <table:table-cell table:formula="of:=IF([.C298]&gt;[.D298];1;0)" office:value-type="float" office:value="0">
            <text:p>0</text:p>
          </table:table-cell>
          <table:table-cell table:formula="of:=IF([.C298]&lt;[.D2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9]" office:value-type="string" office:string-value="miconic-strips">
            <text:p>miconic-strips</text:p>
          </table:table-cell>
          <table:table-cell table:formula="of:=[Sheet1.B299]" office:value-type="string" office:string-value="s23-4">
            <text:p>s23-4</text:p>
          </table:table-cell>
          <table:table-cell table:formula="of:=[Sheet1.C299]" office:value-type="float" office:value="74">
            <text:p>74</text:p>
          </table:table-cell>
          <table:table-cell office:value-type="float" office:value="74">
            <text:p>74</text:p>
          </table:table-cell>
          <table:table-cell/>
          <table:table-cell table:formula="of:=IF([.C299]=[.D299];1;0)" office:value-type="float" office:value="1">
            <text:p>1</text:p>
          </table:table-cell>
          <table:table-cell table:formula="of:=IF([.C299]&gt;[.D299];1;0)" office:value-type="float" office:value="0">
            <text:p>0</text:p>
          </table:table-cell>
          <table:table-cell table:formula="of:=IF([.C299]&lt;[.D2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0]" office:value-type="string" office:string-value="miconic-strips">
            <text:p>miconic-strips</text:p>
          </table:table-cell>
          <table:table-cell table:formula="of:=[Sheet1.B300]" office:value-type="string" office:string-value="s2-4">
            <text:p>s2-4</text:p>
          </table:table-cell>
          <table:table-cell table:formula="of:=[Sheet1.C300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300]=[.D300];1;0)" office:value-type="float" office:value="1">
            <text:p>1</text:p>
          </table:table-cell>
          <table:table-cell table:formula="of:=IF([.C300]&gt;[.D300];1;0)" office:value-type="float" office:value="0">
            <text:p>0</text:p>
          </table:table-cell>
          <table:table-cell table:formula="of:=IF([.C300]&lt;[.D3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1]" office:value-type="string" office:string-value="miconic-strips">
            <text:p>miconic-strips</text:p>
          </table:table-cell>
          <table:table-cell table:formula="of:=[Sheet1.B301]" office:value-type="string" office:string-value="s24-0">
            <text:p>s24-0</text:p>
          </table:table-cell>
          <table:table-cell table:formula="of:=[Sheet1.C301]" office:value-type="float" office:value="79">
            <text:p>79</text:p>
          </table:table-cell>
          <table:table-cell office:value-type="float" office:value="79">
            <text:p>79</text:p>
          </table:table-cell>
          <table:table-cell/>
          <table:table-cell table:formula="of:=IF([.C301]=[.D301];1;0)" office:value-type="float" office:value="1">
            <text:p>1</text:p>
          </table:table-cell>
          <table:table-cell table:formula="of:=IF([.C301]&gt;[.D301];1;0)" office:value-type="float" office:value="0">
            <text:p>0</text:p>
          </table:table-cell>
          <table:table-cell table:formula="of:=IF([.C301]&lt;[.D3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2]" office:value-type="string" office:string-value="miconic-strips">
            <text:p>miconic-strips</text:p>
          </table:table-cell>
          <table:table-cell table:formula="of:=[Sheet1.B302]" office:value-type="string" office:string-value="s24-1">
            <text:p>s24-1</text:p>
          </table:table-cell>
          <table:table-cell table:formula="of:=[Sheet1.C302]" office:value-type="float" office:value="78">
            <text:p>78</text:p>
          </table:table-cell>
          <table:table-cell office:value-type="float" office:value="78">
            <text:p>78</text:p>
          </table:table-cell>
          <table:table-cell/>
          <table:table-cell table:formula="of:=IF([.C302]=[.D302];1;0)" office:value-type="float" office:value="1">
            <text:p>1</text:p>
          </table:table-cell>
          <table:table-cell table:formula="of:=IF([.C302]&gt;[.D302];1;0)" office:value-type="float" office:value="0">
            <text:p>0</text:p>
          </table:table-cell>
          <table:table-cell table:formula="of:=IF([.C302]&lt;[.D3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3]" office:value-type="string" office:string-value="miconic-strips">
            <text:p>miconic-strips</text:p>
          </table:table-cell>
          <table:table-cell table:formula="of:=[Sheet1.B303]" office:value-type="string" office:string-value="s24-2">
            <text:p>s24-2</text:p>
          </table:table-cell>
          <table:table-cell table:formula="of:=[Sheet1.C303]" office:value-type="float" office:value="77">
            <text:p>77</text:p>
          </table:table-cell>
          <table:table-cell office:value-type="float" office:value="77">
            <text:p>77</text:p>
          </table:table-cell>
          <table:table-cell/>
          <table:table-cell table:formula="of:=IF([.C303]=[.D303];1;0)" office:value-type="float" office:value="1">
            <text:p>1</text:p>
          </table:table-cell>
          <table:table-cell table:formula="of:=IF([.C303]&gt;[.D303];1;0)" office:value-type="float" office:value="0">
            <text:p>0</text:p>
          </table:table-cell>
          <table:table-cell table:formula="of:=IF([.C303]&lt;[.D3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4]" office:value-type="string" office:string-value="miconic-strips">
            <text:p>miconic-strips</text:p>
          </table:table-cell>
          <table:table-cell table:formula="of:=[Sheet1.B304]" office:value-type="string" office:string-value="s24-3">
            <text:p>s24-3</text:p>
          </table:table-cell>
          <table:table-cell table:formula="of:=[Sheet1.C304]" office:value-type="float" office:value="79">
            <text:p>79</text:p>
          </table:table-cell>
          <table:table-cell office:value-type="float" office:value="79">
            <text:p>79</text:p>
          </table:table-cell>
          <table:table-cell/>
          <table:table-cell table:formula="of:=IF([.C304]=[.D304];1;0)" office:value-type="float" office:value="1">
            <text:p>1</text:p>
          </table:table-cell>
          <table:table-cell table:formula="of:=IF([.C304]&gt;[.D304];1;0)" office:value-type="float" office:value="0">
            <text:p>0</text:p>
          </table:table-cell>
          <table:table-cell table:formula="of:=IF([.C304]&lt;[.D3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5]" office:value-type="string" office:string-value="miconic-strips">
            <text:p>miconic-strips</text:p>
          </table:table-cell>
          <table:table-cell table:formula="of:=[Sheet1.B305]" office:value-type="string" office:string-value="s24-4">
            <text:p>s24-4</text:p>
          </table:table-cell>
          <table:table-cell table:formula="of:=[Sheet1.C305]" office:value-type="float" office:value="77">
            <text:p>77</text:p>
          </table:table-cell>
          <table:table-cell office:value-type="float" office:value="77">
            <text:p>77</text:p>
          </table:table-cell>
          <table:table-cell/>
          <table:table-cell table:formula="of:=IF([.C305]=[.D305];1;0)" office:value-type="float" office:value="1">
            <text:p>1</text:p>
          </table:table-cell>
          <table:table-cell table:formula="of:=IF([.C305]&gt;[.D305];1;0)" office:value-type="float" office:value="0">
            <text:p>0</text:p>
          </table:table-cell>
          <table:table-cell table:formula="of:=IF([.C305]&lt;[.D3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6]" office:value-type="string" office:string-value="miconic-strips">
            <text:p>miconic-strips</text:p>
          </table:table-cell>
          <table:table-cell table:formula="of:=[Sheet1.B306]" office:value-type="string" office:string-value="s25-0">
            <text:p>s25-0</text:p>
          </table:table-cell>
          <table:table-cell table:formula="of:=[Sheet1.C306]" office:value-type="float" office:value="81">
            <text:p>81</text:p>
          </table:table-cell>
          <table:table-cell office:value-type="float" office:value="81">
            <text:p>81</text:p>
          </table:table-cell>
          <table:table-cell/>
          <table:table-cell table:formula="of:=IF([.C306]=[.D306];1;0)" office:value-type="float" office:value="1">
            <text:p>1</text:p>
          </table:table-cell>
          <table:table-cell table:formula="of:=IF([.C306]&gt;[.D306];1;0)" office:value-type="float" office:value="0">
            <text:p>0</text:p>
          </table:table-cell>
          <table:table-cell table:formula="of:=IF([.C306]&lt;[.D3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7]" office:value-type="string" office:string-value="miconic-strips">
            <text:p>miconic-strips</text:p>
          </table:table-cell>
          <table:table-cell table:formula="of:=[Sheet1.B307]" office:value-type="string" office:string-value="s25-1">
            <text:p>s25-1</text:p>
          </table:table-cell>
          <table:table-cell table:formula="of:=[Sheet1.C307]" office:value-type="float" office:value="85">
            <text:p>85</text:p>
          </table:table-cell>
          <table:table-cell office:value-type="float" office:value="85">
            <text:p>85</text:p>
          </table:table-cell>
          <table:table-cell/>
          <table:table-cell table:formula="of:=IF([.C307]=[.D307];1;0)" office:value-type="float" office:value="1">
            <text:p>1</text:p>
          </table:table-cell>
          <table:table-cell table:formula="of:=IF([.C307]&gt;[.D307];1;0)" office:value-type="float" office:value="0">
            <text:p>0</text:p>
          </table:table-cell>
          <table:table-cell table:formula="of:=IF([.C307]&lt;[.D3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8]" office:value-type="string" office:string-value="miconic-strips">
            <text:p>miconic-strips</text:p>
          </table:table-cell>
          <table:table-cell table:formula="of:=[Sheet1.B308]" office:value-type="string" office:string-value="s25-2">
            <text:p>s25-2</text:p>
          </table:table-cell>
          <table:table-cell table:formula="of:=[Sheet1.C308]" office:value-type="float" office:value="78">
            <text:p>78</text:p>
          </table:table-cell>
          <table:table-cell office:value-type="float" office:value="78">
            <text:p>78</text:p>
          </table:table-cell>
          <table:table-cell/>
          <table:table-cell table:formula="of:=IF([.C308]=[.D308];1;0)" office:value-type="float" office:value="1">
            <text:p>1</text:p>
          </table:table-cell>
          <table:table-cell table:formula="of:=IF([.C308]&gt;[.D308];1;0)" office:value-type="float" office:value="0">
            <text:p>0</text:p>
          </table:table-cell>
          <table:table-cell table:formula="of:=IF([.C308]&lt;[.D3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9]" office:value-type="string" office:string-value="miconic-strips">
            <text:p>miconic-strips</text:p>
          </table:table-cell>
          <table:table-cell table:formula="of:=[Sheet1.B309]" office:value-type="string" office:string-value="s25-3">
            <text:p>s25-3</text:p>
          </table:table-cell>
          <table:table-cell table:formula="of:=[Sheet1.C309]" office:value-type="float" office:value="84">
            <text:p>84</text:p>
          </table:table-cell>
          <table:table-cell office:value-type="float" office:value="84">
            <text:p>84</text:p>
          </table:table-cell>
          <table:table-cell/>
          <table:table-cell table:formula="of:=IF([.C309]=[.D309];1;0)" office:value-type="float" office:value="1">
            <text:p>1</text:p>
          </table:table-cell>
          <table:table-cell table:formula="of:=IF([.C309]&gt;[.D309];1;0)" office:value-type="float" office:value="0">
            <text:p>0</text:p>
          </table:table-cell>
          <table:table-cell table:formula="of:=IF([.C309]&lt;[.D3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0]" office:value-type="string" office:string-value="miconic-strips">
            <text:p>miconic-strips</text:p>
          </table:table-cell>
          <table:table-cell table:formula="of:=[Sheet1.B310]" office:value-type="string" office:string-value="s25-4">
            <text:p>s25-4</text:p>
          </table:table-cell>
          <table:table-cell table:formula="of:=[Sheet1.C310]" office:value-type="float" office:value="82">
            <text:p>82</text:p>
          </table:table-cell>
          <table:table-cell office:value-type="float" office:value="82">
            <text:p>82</text:p>
          </table:table-cell>
          <table:table-cell/>
          <table:table-cell table:formula="of:=IF([.C310]=[.D310];1;0)" office:value-type="float" office:value="1">
            <text:p>1</text:p>
          </table:table-cell>
          <table:table-cell table:formula="of:=IF([.C310]&gt;[.D310];1;0)" office:value-type="float" office:value="0">
            <text:p>0</text:p>
          </table:table-cell>
          <table:table-cell table:formula="of:=IF([.C310]&lt;[.D3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1]" office:value-type="string" office:string-value="miconic-strips">
            <text:p>miconic-strips</text:p>
          </table:table-cell>
          <table:table-cell table:formula="of:=[Sheet1.B311]" office:value-type="string" office:string-value="s26-0">
            <text:p>s26-0</text:p>
          </table:table-cell>
          <table:table-cell table:formula="of:=[Sheet1.C311]" office:value-type="float" office:value="83">
            <text:p>83</text:p>
          </table:table-cell>
          <table:table-cell office:value-type="float" office:value="83">
            <text:p>83</text:p>
          </table:table-cell>
          <table:table-cell/>
          <table:table-cell table:formula="of:=IF([.C311]=[.D311];1;0)" office:value-type="float" office:value="1">
            <text:p>1</text:p>
          </table:table-cell>
          <table:table-cell table:formula="of:=IF([.C311]&gt;[.D311];1;0)" office:value-type="float" office:value="0">
            <text:p>0</text:p>
          </table:table-cell>
          <table:table-cell table:formula="of:=IF([.C311]&lt;[.D31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2]" office:value-type="string" office:string-value="miconic-strips">
            <text:p>miconic-strips</text:p>
          </table:table-cell>
          <table:table-cell table:formula="of:=[Sheet1.B312]" office:value-type="string" office:string-value="s26-1">
            <text:p>s26-1</text:p>
          </table:table-cell>
          <table:table-cell table:formula="of:=[Sheet1.C312]" office:value-type="float" office:value="83">
            <text:p>83</text:p>
          </table:table-cell>
          <table:table-cell office:value-type="float" office:value="83">
            <text:p>83</text:p>
          </table:table-cell>
          <table:table-cell/>
          <table:table-cell table:formula="of:=IF([.C312]=[.D312];1;0)" office:value-type="float" office:value="1">
            <text:p>1</text:p>
          </table:table-cell>
          <table:table-cell table:formula="of:=IF([.C312]&gt;[.D312];1;0)" office:value-type="float" office:value="0">
            <text:p>0</text:p>
          </table:table-cell>
          <table:table-cell table:formula="of:=IF([.C312]&lt;[.D3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3]" office:value-type="string" office:string-value="miconic-strips">
            <text:p>miconic-strips</text:p>
          </table:table-cell>
          <table:table-cell table:formula="of:=[Sheet1.B313]" office:value-type="string" office:string-value="s26-2">
            <text:p>s26-2</text:p>
          </table:table-cell>
          <table:table-cell table:formula="of:=[Sheet1.C313]" office:value-type="float" office:value="90">
            <text:p>90</text:p>
          </table:table-cell>
          <table:table-cell office:value-type="float" office:value="90">
            <text:p>90</text:p>
          </table:table-cell>
          <table:table-cell/>
          <table:table-cell table:formula="of:=IF([.C313]=[.D313];1;0)" office:value-type="float" office:value="1">
            <text:p>1</text:p>
          </table:table-cell>
          <table:table-cell table:formula="of:=IF([.C313]&gt;[.D313];1;0)" office:value-type="float" office:value="0">
            <text:p>0</text:p>
          </table:table-cell>
          <table:table-cell table:formula="of:=IF([.C313]&lt;[.D3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4]" office:value-type="string" office:string-value="miconic-strips">
            <text:p>miconic-strips</text:p>
          </table:table-cell>
          <table:table-cell table:formula="of:=[Sheet1.B314]" office:value-type="string" office:string-value="s26-3">
            <text:p>s26-3</text:p>
          </table:table-cell>
          <table:table-cell table:formula="of:=[Sheet1.C314]" office:value-type="float" office:value="88">
            <text:p>88</text:p>
          </table:table-cell>
          <table:table-cell office:value-type="float" office:value="88">
            <text:p>88</text:p>
          </table:table-cell>
          <table:table-cell/>
          <table:table-cell table:formula="of:=IF([.C314]=[.D314];1;0)" office:value-type="float" office:value="1">
            <text:p>1</text:p>
          </table:table-cell>
          <table:table-cell table:formula="of:=IF([.C314]&gt;[.D314];1;0)" office:value-type="float" office:value="0">
            <text:p>0</text:p>
          </table:table-cell>
          <table:table-cell table:formula="of:=IF([.C314]&lt;[.D3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5]" office:value-type="string" office:string-value="miconic-strips">
            <text:p>miconic-strips</text:p>
          </table:table-cell>
          <table:table-cell table:formula="of:=[Sheet1.B315]" office:value-type="string" office:string-value="s26-4">
            <text:p>s26-4</text:p>
          </table:table-cell>
          <table:table-cell table:formula="of:=[Sheet1.C315]" office:value-type="float" office:value="82">
            <text:p>82</text:p>
          </table:table-cell>
          <table:table-cell office:value-type="float" office:value="82">
            <text:p>82</text:p>
          </table:table-cell>
          <table:table-cell/>
          <table:table-cell table:formula="of:=IF([.C315]=[.D315];1;0)" office:value-type="float" office:value="1">
            <text:p>1</text:p>
          </table:table-cell>
          <table:table-cell table:formula="of:=IF([.C315]&gt;[.D315];1;0)" office:value-type="float" office:value="0">
            <text:p>0</text:p>
          </table:table-cell>
          <table:table-cell table:formula="of:=IF([.C315]&lt;[.D3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6]" office:value-type="string" office:string-value="miconic-strips">
            <text:p>miconic-strips</text:p>
          </table:table-cell>
          <table:table-cell table:formula="of:=[Sheet1.B316]" office:value-type="string" office:string-value="s27-0">
            <text:p>s27-0</text:p>
          </table:table-cell>
          <table:table-cell table:formula="of:=[Sheet1.C316]" office:value-type="float" office:value="87">
            <text:p>87</text:p>
          </table:table-cell>
          <table:table-cell office:value-type="float" office:value="87">
            <text:p>87</text:p>
          </table:table-cell>
          <table:table-cell/>
          <table:table-cell table:formula="of:=IF([.C316]=[.D316];1;0)" office:value-type="float" office:value="1">
            <text:p>1</text:p>
          </table:table-cell>
          <table:table-cell table:formula="of:=IF([.C316]&gt;[.D316];1;0)" office:value-type="float" office:value="0">
            <text:p>0</text:p>
          </table:table-cell>
          <table:table-cell table:formula="of:=IF([.C316]&lt;[.D3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7]" office:value-type="string" office:string-value="miconic-strips">
            <text:p>miconic-strips</text:p>
          </table:table-cell>
          <table:table-cell table:formula="of:=[Sheet1.B317]" office:value-type="string" office:string-value="s27-1">
            <text:p>s27-1</text:p>
          </table:table-cell>
          <table:table-cell table:formula="of:=[Sheet1.C317]" office:value-type="float" office:value="91">
            <text:p>91</text:p>
          </table:table-cell>
          <table:table-cell office:value-type="float" office:value="91">
            <text:p>91</text:p>
          </table:table-cell>
          <table:table-cell/>
          <table:table-cell table:formula="of:=IF([.C317]=[.D317];1;0)" office:value-type="float" office:value="1">
            <text:p>1</text:p>
          </table:table-cell>
          <table:table-cell table:formula="of:=IF([.C317]&gt;[.D317];1;0)" office:value-type="float" office:value="0">
            <text:p>0</text:p>
          </table:table-cell>
          <table:table-cell table:formula="of:=IF([.C317]&lt;[.D3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8]" office:value-type="string" office:string-value="miconic-strips">
            <text:p>miconic-strips</text:p>
          </table:table-cell>
          <table:table-cell table:formula="of:=[Sheet1.B318]" office:value-type="string" office:string-value="s27-2">
            <text:p>s27-2</text:p>
          </table:table-cell>
          <table:table-cell table:formula="of:=[Sheet1.C318]" office:value-type="float" office:value="87">
            <text:p>87</text:p>
          </table:table-cell>
          <table:table-cell office:value-type="float" office:value="87">
            <text:p>87</text:p>
          </table:table-cell>
          <table:table-cell/>
          <table:table-cell table:formula="of:=IF([.C318]=[.D318];1;0)" office:value-type="float" office:value="1">
            <text:p>1</text:p>
          </table:table-cell>
          <table:table-cell table:formula="of:=IF([.C318]&gt;[.D318];1;0)" office:value-type="float" office:value="0">
            <text:p>0</text:p>
          </table:table-cell>
          <table:table-cell table:formula="of:=IF([.C318]&lt;[.D3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9]" office:value-type="string" office:string-value="miconic-strips">
            <text:p>miconic-strips</text:p>
          </table:table-cell>
          <table:table-cell table:formula="of:=[Sheet1.B319]" office:value-type="string" office:string-value="s27-3">
            <text:p>s27-3</text:p>
          </table:table-cell>
          <table:table-cell table:formula="of:=[Sheet1.C319]" office:value-type="float" office:value="89">
            <text:p>89</text:p>
          </table:table-cell>
          <table:table-cell office:value-type="float" office:value="89">
            <text:p>89</text:p>
          </table:table-cell>
          <table:table-cell/>
          <table:table-cell table:formula="of:=IF([.C319]=[.D319];1;0)" office:value-type="float" office:value="1">
            <text:p>1</text:p>
          </table:table-cell>
          <table:table-cell table:formula="of:=IF([.C319]&gt;[.D319];1;0)" office:value-type="float" office:value="0">
            <text:p>0</text:p>
          </table:table-cell>
          <table:table-cell table:formula="of:=IF([.C319]&lt;[.D3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0]" office:value-type="string" office:string-value="miconic-strips">
            <text:p>miconic-strips</text:p>
          </table:table-cell>
          <table:table-cell table:formula="of:=[Sheet1.B320]" office:value-type="string" office:string-value="s27-4">
            <text:p>s27-4</text:p>
          </table:table-cell>
          <table:table-cell table:formula="of:=[Sheet1.C320]" office:value-type="float" office:value="88">
            <text:p>88</text:p>
          </table:table-cell>
          <table:table-cell office:value-type="float" office:value="88">
            <text:p>88</text:p>
          </table:table-cell>
          <table:table-cell/>
          <table:table-cell table:formula="of:=IF([.C320]=[.D320];1;0)" office:value-type="float" office:value="1">
            <text:p>1</text:p>
          </table:table-cell>
          <table:table-cell table:formula="of:=IF([.C320]&gt;[.D320];1;0)" office:value-type="float" office:value="0">
            <text:p>0</text:p>
          </table:table-cell>
          <table:table-cell table:formula="of:=IF([.C320]&lt;[.D3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1]" office:value-type="string" office:string-value="miconic-strips">
            <text:p>miconic-strips</text:p>
          </table:table-cell>
          <table:table-cell table:formula="of:=[Sheet1.B321]" office:value-type="string" office:string-value="s28-0">
            <text:p>s28-0</text:p>
          </table:table-cell>
          <table:table-cell table:formula="of:=[Sheet1.C321]" office:value-type="float" office:value="94">
            <text:p>94</text:p>
          </table:table-cell>
          <table:table-cell office:value-type="float" office:value="94">
            <text:p>94</text:p>
          </table:table-cell>
          <table:table-cell/>
          <table:table-cell table:formula="of:=IF([.C321]=[.D321];1;0)" office:value-type="float" office:value="1">
            <text:p>1</text:p>
          </table:table-cell>
          <table:table-cell table:formula="of:=IF([.C321]&gt;[.D321];1;0)" office:value-type="float" office:value="0">
            <text:p>0</text:p>
          </table:table-cell>
          <table:table-cell table:formula="of:=IF([.C321]&lt;[.D3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2]" office:value-type="string" office:string-value="miconic-strips">
            <text:p>miconic-strips</text:p>
          </table:table-cell>
          <table:table-cell table:formula="of:=[Sheet1.B322]" office:value-type="string" office:string-value="s28-1">
            <text:p>s28-1</text:p>
          </table:table-cell>
          <table:table-cell table:formula="of:=[Sheet1.C322]" office:value-type="float" office:value="92">
            <text:p>92</text:p>
          </table:table-cell>
          <table:table-cell office:value-type="float" office:value="92">
            <text:p>92</text:p>
          </table:table-cell>
          <table:table-cell/>
          <table:table-cell table:formula="of:=IF([.C322]=[.D322];1;0)" office:value-type="float" office:value="1">
            <text:p>1</text:p>
          </table:table-cell>
          <table:table-cell table:formula="of:=IF([.C322]&gt;[.D322];1;0)" office:value-type="float" office:value="0">
            <text:p>0</text:p>
          </table:table-cell>
          <table:table-cell table:formula="of:=IF([.C322]&lt;[.D3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3]" office:value-type="string" office:string-value="miconic-strips">
            <text:p>miconic-strips</text:p>
          </table:table-cell>
          <table:table-cell table:formula="of:=[Sheet1.B323]" office:value-type="string" office:string-value="s28-2">
            <text:p>s28-2</text:p>
          </table:table-cell>
          <table:table-cell table:formula="of:=[Sheet1.C323]" office:value-type="float" office:value="93">
            <text:p>93</text:p>
          </table:table-cell>
          <table:table-cell office:value-type="float" office:value="93">
            <text:p>93</text:p>
          </table:table-cell>
          <table:table-cell/>
          <table:table-cell table:formula="of:=IF([.C323]=[.D323];1;0)" office:value-type="float" office:value="1">
            <text:p>1</text:p>
          </table:table-cell>
          <table:table-cell table:formula="of:=IF([.C323]&gt;[.D323];1;0)" office:value-type="float" office:value="0">
            <text:p>0</text:p>
          </table:table-cell>
          <table:table-cell table:formula="of:=IF([.C323]&lt;[.D3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4]" office:value-type="string" office:string-value="miconic-strips">
            <text:p>miconic-strips</text:p>
          </table:table-cell>
          <table:table-cell table:formula="of:=[Sheet1.B324]" office:value-type="string" office:string-value="s28-3">
            <text:p>s28-3</text:p>
          </table:table-cell>
          <table:table-cell table:formula="of:=[Sheet1.C324]" office:value-type="float" office:value="87">
            <text:p>87</text:p>
          </table:table-cell>
          <table:table-cell office:value-type="float" office:value="87">
            <text:p>87</text:p>
          </table:table-cell>
          <table:table-cell/>
          <table:table-cell table:formula="of:=IF([.C324]=[.D324];1;0)" office:value-type="float" office:value="1">
            <text:p>1</text:p>
          </table:table-cell>
          <table:table-cell table:formula="of:=IF([.C324]&gt;[.D324];1;0)" office:value-type="float" office:value="0">
            <text:p>0</text:p>
          </table:table-cell>
          <table:table-cell table:formula="of:=IF([.C324]&lt;[.D3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5]" office:value-type="string" office:string-value="miconic-strips">
            <text:p>miconic-strips</text:p>
          </table:table-cell>
          <table:table-cell table:formula="of:=[Sheet1.B325]" office:value-type="string" office:string-value="s28-4">
            <text:p>s28-4</text:p>
          </table:table-cell>
          <table:table-cell table:formula="of:=[Sheet1.C325]" office:value-type="float" office:value="92">
            <text:p>92</text:p>
          </table:table-cell>
          <table:table-cell office:value-type="float" office:value="92">
            <text:p>92</text:p>
          </table:table-cell>
          <table:table-cell/>
          <table:table-cell table:formula="of:=IF([.C325]=[.D325];1;0)" office:value-type="float" office:value="1">
            <text:p>1</text:p>
          </table:table-cell>
          <table:table-cell table:formula="of:=IF([.C325]&gt;[.D325];1;0)" office:value-type="float" office:value="0">
            <text:p>0</text:p>
          </table:table-cell>
          <table:table-cell table:formula="of:=IF([.C325]&lt;[.D3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6]" office:value-type="string" office:string-value="miconic-strips">
            <text:p>miconic-strips</text:p>
          </table:table-cell>
          <table:table-cell table:formula="of:=[Sheet1.B326]" office:value-type="string" office:string-value="s29-0">
            <text:p>s29-0</text:p>
          </table:table-cell>
          <table:table-cell table:formula="of:=[Sheet1.C326]" office:value-type="float" office:value="94">
            <text:p>94</text:p>
          </table:table-cell>
          <table:table-cell office:value-type="float" office:value="94">
            <text:p>94</text:p>
          </table:table-cell>
          <table:table-cell/>
          <table:table-cell table:formula="of:=IF([.C326]=[.D326];1;0)" office:value-type="float" office:value="1">
            <text:p>1</text:p>
          </table:table-cell>
          <table:table-cell table:formula="of:=IF([.C326]&gt;[.D326];1;0)" office:value-type="float" office:value="0">
            <text:p>0</text:p>
          </table:table-cell>
          <table:table-cell table:formula="of:=IF([.C326]&lt;[.D3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7]" office:value-type="string" office:string-value="miconic-strips">
            <text:p>miconic-strips</text:p>
          </table:table-cell>
          <table:table-cell table:formula="of:=[Sheet1.B327]" office:value-type="string" office:string-value="s29-1">
            <text:p>s29-1</text:p>
          </table:table-cell>
          <table:table-cell table:formula="of:=[Sheet1.C327]" office:value-type="float" office:value="91">
            <text:p>91</text:p>
          </table:table-cell>
          <table:table-cell office:value-type="float" office:value="91">
            <text:p>91</text:p>
          </table:table-cell>
          <table:table-cell/>
          <table:table-cell table:formula="of:=IF([.C327]=[.D327];1;0)" office:value-type="float" office:value="1">
            <text:p>1</text:p>
          </table:table-cell>
          <table:table-cell table:formula="of:=IF([.C327]&gt;[.D327];1;0)" office:value-type="float" office:value="0">
            <text:p>0</text:p>
          </table:table-cell>
          <table:table-cell table:formula="of:=IF([.C327]&lt;[.D3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8]" office:value-type="string" office:string-value="miconic-strips">
            <text:p>miconic-strips</text:p>
          </table:table-cell>
          <table:table-cell table:formula="of:=[Sheet1.B328]" office:value-type="string" office:string-value="s29-2">
            <text:p>s29-2</text:p>
          </table:table-cell>
          <table:table-cell table:formula="of:=[Sheet1.C328]" office:value-type="float" office:value="95">
            <text:p>95</text:p>
          </table:table-cell>
          <table:table-cell office:value-type="float" office:value="95">
            <text:p>95</text:p>
          </table:table-cell>
          <table:table-cell/>
          <table:table-cell table:formula="of:=IF([.C328]=[.D328];1;0)" office:value-type="float" office:value="1">
            <text:p>1</text:p>
          </table:table-cell>
          <table:table-cell table:formula="of:=IF([.C328]&gt;[.D328];1;0)" office:value-type="float" office:value="0">
            <text:p>0</text:p>
          </table:table-cell>
          <table:table-cell table:formula="of:=IF([.C328]&lt;[.D3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9]" office:value-type="string" office:string-value="miconic-strips">
            <text:p>miconic-strips</text:p>
          </table:table-cell>
          <table:table-cell table:formula="of:=[Sheet1.B329]" office:value-type="string" office:string-value="s29-3">
            <text:p>s29-3</text:p>
          </table:table-cell>
          <table:table-cell table:formula="of:=[Sheet1.C329]" office:value-type="float" office:value="96">
            <text:p>96</text:p>
          </table:table-cell>
          <table:table-cell office:value-type="float" office:value="96">
            <text:p>96</text:p>
          </table:table-cell>
          <table:table-cell/>
          <table:table-cell table:formula="of:=IF([.C329]=[.D329];1;0)" office:value-type="float" office:value="1">
            <text:p>1</text:p>
          </table:table-cell>
          <table:table-cell table:formula="of:=IF([.C329]&gt;[.D329];1;0)" office:value-type="float" office:value="0">
            <text:p>0</text:p>
          </table:table-cell>
          <table:table-cell table:formula="of:=IF([.C329]&lt;[.D3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0]" office:value-type="string" office:string-value="miconic-strips">
            <text:p>miconic-strips</text:p>
          </table:table-cell>
          <table:table-cell table:formula="of:=[Sheet1.B330]" office:value-type="string" office:string-value="s29-4">
            <text:p>s29-4</text:p>
          </table:table-cell>
          <table:table-cell table:formula="of:=[Sheet1.C330]" office:value-type="float" office:value="99">
            <text:p>99</text:p>
          </table:table-cell>
          <table:table-cell office:value-type="float" office:value="99">
            <text:p>99</text:p>
          </table:table-cell>
          <table:table-cell/>
          <table:table-cell table:formula="of:=IF([.C330]=[.D330];1;0)" office:value-type="float" office:value="1">
            <text:p>1</text:p>
          </table:table-cell>
          <table:table-cell table:formula="of:=IF([.C330]&gt;[.D330];1;0)" office:value-type="float" office:value="0">
            <text:p>0</text:p>
          </table:table-cell>
          <table:table-cell table:formula="of:=IF([.C330]&lt;[.D3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1]" office:value-type="string" office:string-value="miconic-strips">
            <text:p>miconic-strips</text:p>
          </table:table-cell>
          <table:table-cell table:formula="of:=[Sheet1.B331]" office:value-type="string" office:string-value="s3-0">
            <text:p>s3-0</text:p>
          </table:table-cell>
          <table:table-cell table:formula="of:=[Sheet1.C331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331]=[.D331];1;0)" office:value-type="float" office:value="1">
            <text:p>1</text:p>
          </table:table-cell>
          <table:table-cell table:formula="of:=IF([.C331]&gt;[.D331];1;0)" office:value-type="float" office:value="0">
            <text:p>0</text:p>
          </table:table-cell>
          <table:table-cell table:formula="of:=IF([.C331]&lt;[.D3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2]" office:value-type="string" office:string-value="miconic-strips">
            <text:p>miconic-strips</text:p>
          </table:table-cell>
          <table:table-cell table:formula="of:=[Sheet1.B332]" office:value-type="string" office:string-value="s30-0">
            <text:p>s30-0</text:p>
          </table:table-cell>
          <table:table-cell table:formula="of:=[Sheet1.C332]" office:value-type="float" office:value="95">
            <text:p>95</text:p>
          </table:table-cell>
          <table:table-cell office:value-type="float" office:value="95">
            <text:p>95</text:p>
          </table:table-cell>
          <table:table-cell/>
          <table:table-cell table:formula="of:=IF([.C332]=[.D332];1;0)" office:value-type="float" office:value="1">
            <text:p>1</text:p>
          </table:table-cell>
          <table:table-cell table:formula="of:=IF([.C332]&gt;[.D332];1;0)" office:value-type="float" office:value="0">
            <text:p>0</text:p>
          </table:table-cell>
          <table:table-cell table:formula="of:=IF([.C332]&lt;[.D3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3]" office:value-type="string" office:string-value="miconic-strips">
            <text:p>miconic-strips</text:p>
          </table:table-cell>
          <table:table-cell table:formula="of:=[Sheet1.B333]" office:value-type="string" office:string-value="s30-1">
            <text:p>s30-1</text:p>
          </table:table-cell>
          <table:table-cell table:formula="of:=[Sheet1.C333]" office:value-type="float" office:value="98">
            <text:p>98</text:p>
          </table:table-cell>
          <table:table-cell office:value-type="float" office:value="98">
            <text:p>98</text:p>
          </table:table-cell>
          <table:table-cell/>
          <table:table-cell table:formula="of:=IF([.C333]=[.D333];1;0)" office:value-type="float" office:value="1">
            <text:p>1</text:p>
          </table:table-cell>
          <table:table-cell table:formula="of:=IF([.C333]&gt;[.D333];1;0)" office:value-type="float" office:value="0">
            <text:p>0</text:p>
          </table:table-cell>
          <table:table-cell table:formula="of:=IF([.C333]&lt;[.D3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4]" office:value-type="string" office:string-value="miconic-strips">
            <text:p>miconic-strips</text:p>
          </table:table-cell>
          <table:table-cell table:formula="of:=[Sheet1.B334]" office:value-type="string" office:string-value="s30-2">
            <text:p>s30-2</text:p>
          </table:table-cell>
          <table:table-cell table:formula="of:=[Sheet1.C334]" office:value-type="float" office:value="96">
            <text:p>96</text:p>
          </table:table-cell>
          <table:table-cell office:value-type="float" office:value="96">
            <text:p>96</text:p>
          </table:table-cell>
          <table:table-cell/>
          <table:table-cell table:formula="of:=IF([.C334]=[.D334];1;0)" office:value-type="float" office:value="1">
            <text:p>1</text:p>
          </table:table-cell>
          <table:table-cell table:formula="of:=IF([.C334]&gt;[.D334];1;0)" office:value-type="float" office:value="0">
            <text:p>0</text:p>
          </table:table-cell>
          <table:table-cell table:formula="of:=IF([.C334]&lt;[.D3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5]" office:value-type="string" office:string-value="miconic-strips">
            <text:p>miconic-strips</text:p>
          </table:table-cell>
          <table:table-cell table:formula="of:=[Sheet1.B335]" office:value-type="string" office:string-value="s30-3">
            <text:p>s30-3</text:p>
          </table:table-cell>
          <table:table-cell table:formula="of:=[Sheet1.C335]" office:value-type="float" office:value="100">
            <text:p>100</text:p>
          </table:table-cell>
          <table:table-cell office:value-type="float" office:value="100">
            <text:p>100</text:p>
          </table:table-cell>
          <table:table-cell/>
          <table:table-cell table:formula="of:=IF([.C335]=[.D335];1;0)" office:value-type="float" office:value="1">
            <text:p>1</text:p>
          </table:table-cell>
          <table:table-cell table:formula="of:=IF([.C335]&gt;[.D335];1;0)" office:value-type="float" office:value="0">
            <text:p>0</text:p>
          </table:table-cell>
          <table:table-cell table:formula="of:=IF([.C335]&lt;[.D3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6]" office:value-type="string" office:string-value="miconic-strips">
            <text:p>miconic-strips</text:p>
          </table:table-cell>
          <table:table-cell table:formula="of:=[Sheet1.B336]" office:value-type="string" office:string-value="s30-4">
            <text:p>s30-4</text:p>
          </table:table-cell>
          <table:table-cell table:formula="of:=[Sheet1.C336]" office:value-type="float" office:value="99">
            <text:p>99</text:p>
          </table:table-cell>
          <table:table-cell office:value-type="float" office:value="99">
            <text:p>99</text:p>
          </table:table-cell>
          <table:table-cell/>
          <table:table-cell table:formula="of:=IF([.C336]=[.D336];1;0)" office:value-type="float" office:value="1">
            <text:p>1</text:p>
          </table:table-cell>
          <table:table-cell table:formula="of:=IF([.C336]&gt;[.D336];1;0)" office:value-type="float" office:value="0">
            <text:p>0</text:p>
          </table:table-cell>
          <table:table-cell table:formula="of:=IF([.C336]&lt;[.D3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7]" office:value-type="string" office:string-value="miconic-strips">
            <text:p>miconic-strips</text:p>
          </table:table-cell>
          <table:table-cell table:formula="of:=[Sheet1.B337]" office:value-type="string" office:string-value="s3-1">
            <text:p>s3-1</text:p>
          </table:table-cell>
          <table:table-cell table:formula="of:=[Sheet1.C337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337]=[.D337];1;0)" office:value-type="float" office:value="1">
            <text:p>1</text:p>
          </table:table-cell>
          <table:table-cell table:formula="of:=IF([.C337]&gt;[.D337];1;0)" office:value-type="float" office:value="0">
            <text:p>0</text:p>
          </table:table-cell>
          <table:table-cell table:formula="of:=IF([.C337]&lt;[.D3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8]" office:value-type="string" office:string-value="miconic-strips">
            <text:p>miconic-strips</text:p>
          </table:table-cell>
          <table:table-cell table:formula="of:=[Sheet1.B338]" office:value-type="string" office:string-value="s3-2">
            <text:p>s3-2</text:p>
          </table:table-cell>
          <table:table-cell table:formula="of:=[Sheet1.C338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338]=[.D338];1;0)" office:value-type="float" office:value="1">
            <text:p>1</text:p>
          </table:table-cell>
          <table:table-cell table:formula="of:=IF([.C338]&gt;[.D338];1;0)" office:value-type="float" office:value="0">
            <text:p>0</text:p>
          </table:table-cell>
          <table:table-cell table:formula="of:=IF([.C338]&lt;[.D3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9]" office:value-type="string" office:string-value="miconic-strips">
            <text:p>miconic-strips</text:p>
          </table:table-cell>
          <table:table-cell table:formula="of:=[Sheet1.B339]" office:value-type="string" office:string-value="s3-3">
            <text:p>s3-3</text:p>
          </table:table-cell>
          <table:table-cell table:formula="of:=[Sheet1.C339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339]=[.D339];1;0)" office:value-type="float" office:value="1">
            <text:p>1</text:p>
          </table:table-cell>
          <table:table-cell table:formula="of:=IF([.C339]&gt;[.D339];1;0)" office:value-type="float" office:value="0">
            <text:p>0</text:p>
          </table:table-cell>
          <table:table-cell table:formula="of:=IF([.C339]&lt;[.D3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0]" office:value-type="string" office:string-value="miconic-strips">
            <text:p>miconic-strips</text:p>
          </table:table-cell>
          <table:table-cell table:formula="of:=[Sheet1.B340]" office:value-type="string" office:string-value="s3-4">
            <text:p>s3-4</text:p>
          </table:table-cell>
          <table:table-cell table:formula="of:=[Sheet1.C340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340]=[.D340];1;0)" office:value-type="float" office:value="1">
            <text:p>1</text:p>
          </table:table-cell>
          <table:table-cell table:formula="of:=IF([.C340]&gt;[.D340];1;0)" office:value-type="float" office:value="0">
            <text:p>0</text:p>
          </table:table-cell>
          <table:table-cell table:formula="of:=IF([.C340]&lt;[.D3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1]" office:value-type="string" office:string-value="miconic-strips">
            <text:p>miconic-strips</text:p>
          </table:table-cell>
          <table:table-cell table:formula="of:=[Sheet1.B341]" office:value-type="string" office:string-value="s4-0">
            <text:p>s4-0</text:p>
          </table:table-cell>
          <table:table-cell table:formula="of:=[Sheet1.C341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341]=[.D341];1;0)" office:value-type="float" office:value="1">
            <text:p>1</text:p>
          </table:table-cell>
          <table:table-cell table:formula="of:=IF([.C341]&gt;[.D341];1;0)" office:value-type="float" office:value="0">
            <text:p>0</text:p>
          </table:table-cell>
          <table:table-cell table:formula="of:=IF([.C341]&lt;[.D3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2]" office:value-type="string" office:string-value="miconic-strips">
            <text:p>miconic-strips</text:p>
          </table:table-cell>
          <table:table-cell table:formula="of:=[Sheet1.B342]" office:value-type="string" office:string-value="s4-1">
            <text:p>s4-1</text:p>
          </table:table-cell>
          <table:table-cell table:formula="of:=[Sheet1.C342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342]=[.D342];1;0)" office:value-type="float" office:value="1">
            <text:p>1</text:p>
          </table:table-cell>
          <table:table-cell table:formula="of:=IF([.C342]&gt;[.D342];1;0)" office:value-type="float" office:value="0">
            <text:p>0</text:p>
          </table:table-cell>
          <table:table-cell table:formula="of:=IF([.C342]&lt;[.D3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3]" office:value-type="string" office:string-value="miconic-strips">
            <text:p>miconic-strips</text:p>
          </table:table-cell>
          <table:table-cell table:formula="of:=[Sheet1.B343]" office:value-type="string" office:string-value="s4-2">
            <text:p>s4-2</text:p>
          </table:table-cell>
          <table:table-cell table:formula="of:=[Sheet1.C343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343]=[.D343];1;0)" office:value-type="float" office:value="1">
            <text:p>1</text:p>
          </table:table-cell>
          <table:table-cell table:formula="of:=IF([.C343]&gt;[.D343];1;0)" office:value-type="float" office:value="0">
            <text:p>0</text:p>
          </table:table-cell>
          <table:table-cell table:formula="of:=IF([.C343]&lt;[.D3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4]" office:value-type="string" office:string-value="miconic-strips">
            <text:p>miconic-strips</text:p>
          </table:table-cell>
          <table:table-cell table:formula="of:=[Sheet1.B344]" office:value-type="string" office:string-value="s4-3">
            <text:p>s4-3</text:p>
          </table:table-cell>
          <table:table-cell table:formula="of:=[Sheet1.C344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344]=[.D344];1;0)" office:value-type="float" office:value="1">
            <text:p>1</text:p>
          </table:table-cell>
          <table:table-cell table:formula="of:=IF([.C344]&gt;[.D344];1;0)" office:value-type="float" office:value="0">
            <text:p>0</text:p>
          </table:table-cell>
          <table:table-cell table:formula="of:=IF([.C344]&lt;[.D3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5]" office:value-type="string" office:string-value="miconic-strips">
            <text:p>miconic-strips</text:p>
          </table:table-cell>
          <table:table-cell table:formula="of:=[Sheet1.B345]" office:value-type="string" office:string-value="s4-4">
            <text:p>s4-4</text:p>
          </table:table-cell>
          <table:table-cell table:formula="of:=[Sheet1.C345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345]=[.D345];1;0)" office:value-type="float" office:value="1">
            <text:p>1</text:p>
          </table:table-cell>
          <table:table-cell table:formula="of:=IF([.C345]&gt;[.D345];1;0)" office:value-type="float" office:value="0">
            <text:p>0</text:p>
          </table:table-cell>
          <table:table-cell table:formula="of:=IF([.C345]&lt;[.D3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6]" office:value-type="string" office:string-value="miconic-strips">
            <text:p>miconic-strips</text:p>
          </table:table-cell>
          <table:table-cell table:formula="of:=[Sheet1.B346]" office:value-type="string" office:string-value="s5-0">
            <text:p>s5-0</text:p>
          </table:table-cell>
          <table:table-cell table:formula="of:=[Sheet1.C346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346]=[.D346];1;0)" office:value-type="float" office:value="1">
            <text:p>1</text:p>
          </table:table-cell>
          <table:table-cell table:formula="of:=IF([.C346]&gt;[.D346];1;0)" office:value-type="float" office:value="0">
            <text:p>0</text:p>
          </table:table-cell>
          <table:table-cell table:formula="of:=IF([.C346]&lt;[.D3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7]" office:value-type="string" office:string-value="miconic-strips">
            <text:p>miconic-strips</text:p>
          </table:table-cell>
          <table:table-cell table:formula="of:=[Sheet1.B347]" office:value-type="string" office:string-value="s5-1">
            <text:p>s5-1</text:p>
          </table:table-cell>
          <table:table-cell table:formula="of:=[Sheet1.C347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347]=[.D347];1;0)" office:value-type="float" office:value="1">
            <text:p>1</text:p>
          </table:table-cell>
          <table:table-cell table:formula="of:=IF([.C347]&gt;[.D347];1;0)" office:value-type="float" office:value="0">
            <text:p>0</text:p>
          </table:table-cell>
          <table:table-cell table:formula="of:=IF([.C347]&lt;[.D3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8]" office:value-type="string" office:string-value="miconic-strips">
            <text:p>miconic-strips</text:p>
          </table:table-cell>
          <table:table-cell table:formula="of:=[Sheet1.B348]" office:value-type="string" office:string-value="s5-2">
            <text:p>s5-2</text:p>
          </table:table-cell>
          <table:table-cell table:formula="of:=[Sheet1.C348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348]=[.D348];1;0)" office:value-type="float" office:value="1">
            <text:p>1</text:p>
          </table:table-cell>
          <table:table-cell table:formula="of:=IF([.C348]&gt;[.D348];1;0)" office:value-type="float" office:value="0">
            <text:p>0</text:p>
          </table:table-cell>
          <table:table-cell table:formula="of:=IF([.C348]&lt;[.D3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9]" office:value-type="string" office:string-value="miconic-strips">
            <text:p>miconic-strips</text:p>
          </table:table-cell>
          <table:table-cell table:formula="of:=[Sheet1.B349]" office:value-type="string" office:string-value="s5-3">
            <text:p>s5-3</text:p>
          </table:table-cell>
          <table:table-cell table:formula="of:=[Sheet1.C349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349]=[.D349];1;0)" office:value-type="float" office:value="1">
            <text:p>1</text:p>
          </table:table-cell>
          <table:table-cell table:formula="of:=IF([.C349]&gt;[.D349];1;0)" office:value-type="float" office:value="0">
            <text:p>0</text:p>
          </table:table-cell>
          <table:table-cell table:formula="of:=IF([.C349]&lt;[.D3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0]" office:value-type="string" office:string-value="miconic-strips">
            <text:p>miconic-strips</text:p>
          </table:table-cell>
          <table:table-cell table:formula="of:=[Sheet1.B350]" office:value-type="string" office:string-value="s5-4">
            <text:p>s5-4</text:p>
          </table:table-cell>
          <table:table-cell table:formula="of:=[Sheet1.C350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350]=[.D350];1;0)" office:value-type="float" office:value="1">
            <text:p>1</text:p>
          </table:table-cell>
          <table:table-cell table:formula="of:=IF([.C350]&gt;[.D350];1;0)" office:value-type="float" office:value="0">
            <text:p>0</text:p>
          </table:table-cell>
          <table:table-cell table:formula="of:=IF([.C350]&lt;[.D35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1]" office:value-type="string" office:string-value="miconic-strips">
            <text:p>miconic-strips</text:p>
          </table:table-cell>
          <table:table-cell table:formula="of:=[Sheet1.B351]" office:value-type="string" office:string-value="s6-0">
            <text:p>s6-0</text:p>
          </table:table-cell>
          <table:table-cell table:formula="of:=[Sheet1.C351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351]=[.D351];1;0)" office:value-type="float" office:value="1">
            <text:p>1</text:p>
          </table:table-cell>
          <table:table-cell table:formula="of:=IF([.C351]&gt;[.D351];1;0)" office:value-type="float" office:value="0">
            <text:p>0</text:p>
          </table:table-cell>
          <table:table-cell table:formula="of:=IF([.C351]&lt;[.D3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2]" office:value-type="string" office:string-value="miconic-strips">
            <text:p>miconic-strips</text:p>
          </table:table-cell>
          <table:table-cell table:formula="of:=[Sheet1.B352]" office:value-type="string" office:string-value="s6-1">
            <text:p>s6-1</text:p>
          </table:table-cell>
          <table:table-cell table:formula="of:=[Sheet1.C352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352]=[.D352];1;0)" office:value-type="float" office:value="1">
            <text:p>1</text:p>
          </table:table-cell>
          <table:table-cell table:formula="of:=IF([.C352]&gt;[.D352];1;0)" office:value-type="float" office:value="0">
            <text:p>0</text:p>
          </table:table-cell>
          <table:table-cell table:formula="of:=IF([.C352]&lt;[.D3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3]" office:value-type="string" office:string-value="miconic-strips">
            <text:p>miconic-strips</text:p>
          </table:table-cell>
          <table:table-cell table:formula="of:=[Sheet1.B353]" office:value-type="string" office:string-value="s6-2">
            <text:p>s6-2</text:p>
          </table:table-cell>
          <table:table-cell table:formula="of:=[Sheet1.C353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353]=[.D353];1;0)" office:value-type="float" office:value="1">
            <text:p>1</text:p>
          </table:table-cell>
          <table:table-cell table:formula="of:=IF([.C353]&gt;[.D353];1;0)" office:value-type="float" office:value="0">
            <text:p>0</text:p>
          </table:table-cell>
          <table:table-cell table:formula="of:=IF([.C353]&lt;[.D3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4]" office:value-type="string" office:string-value="miconic-strips">
            <text:p>miconic-strips</text:p>
          </table:table-cell>
          <table:table-cell table:formula="of:=[Sheet1.B354]" office:value-type="string" office:string-value="s6-3">
            <text:p>s6-3</text:p>
          </table:table-cell>
          <table:table-cell table:formula="of:=[Sheet1.C354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354]=[.D354];1;0)" office:value-type="float" office:value="1">
            <text:p>1</text:p>
          </table:table-cell>
          <table:table-cell table:formula="of:=IF([.C354]&gt;[.D354];1;0)" office:value-type="float" office:value="0">
            <text:p>0</text:p>
          </table:table-cell>
          <table:table-cell table:formula="of:=IF([.C354]&lt;[.D3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5]" office:value-type="string" office:string-value="miconic-strips">
            <text:p>miconic-strips</text:p>
          </table:table-cell>
          <table:table-cell table:formula="of:=[Sheet1.B355]" office:value-type="string" office:string-value="s6-4">
            <text:p>s6-4</text:p>
          </table:table-cell>
          <table:table-cell table:formula="of:=[Sheet1.C355]" office:value-type="float" office:value="20">
            <text:p>20</text:p>
          </table:table-cell>
          <table:table-cell office:value-type="float" office:value="20">
            <text:p>20</text:p>
          </table:table-cell>
          <table:table-cell/>
          <table:table-cell table:formula="of:=IF([.C355]=[.D355];1;0)" office:value-type="float" office:value="1">
            <text:p>1</text:p>
          </table:table-cell>
          <table:table-cell table:formula="of:=IF([.C355]&gt;[.D355];1;0)" office:value-type="float" office:value="0">
            <text:p>0</text:p>
          </table:table-cell>
          <table:table-cell table:formula="of:=IF([.C355]&lt;[.D3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6]" office:value-type="string" office:string-value="miconic-strips">
            <text:p>miconic-strips</text:p>
          </table:table-cell>
          <table:table-cell table:formula="of:=[Sheet1.B356]" office:value-type="string" office:string-value="s7-0">
            <text:p>s7-0</text:p>
          </table:table-cell>
          <table:table-cell table:formula="of:=[Sheet1.C356]" office:value-type="float" office:value="23">
            <text:p>23</text:p>
          </table:table-cell>
          <table:table-cell office:value-type="float" office:value="23">
            <text:p>23</text:p>
          </table:table-cell>
          <table:table-cell/>
          <table:table-cell table:formula="of:=IF([.C356]=[.D356];1;0)" office:value-type="float" office:value="1">
            <text:p>1</text:p>
          </table:table-cell>
          <table:table-cell table:formula="of:=IF([.C356]&gt;[.D356];1;0)" office:value-type="float" office:value="0">
            <text:p>0</text:p>
          </table:table-cell>
          <table:table-cell table:formula="of:=IF([.C356]&lt;[.D3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7]" office:value-type="string" office:string-value="miconic-strips">
            <text:p>miconic-strips</text:p>
          </table:table-cell>
          <table:table-cell table:formula="of:=[Sheet1.B357]" office:value-type="string" office:string-value="s7-1">
            <text:p>s7-1</text:p>
          </table:table-cell>
          <table:table-cell table:formula="of:=[Sheet1.C357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357]=[.D357];1;0)" office:value-type="float" office:value="1">
            <text:p>1</text:p>
          </table:table-cell>
          <table:table-cell table:formula="of:=IF([.C357]&gt;[.D357];1;0)" office:value-type="float" office:value="0">
            <text:p>0</text:p>
          </table:table-cell>
          <table:table-cell table:formula="of:=IF([.C357]&lt;[.D3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8]" office:value-type="string" office:string-value="miconic-strips">
            <text:p>miconic-strips</text:p>
          </table:table-cell>
          <table:table-cell table:formula="of:=[Sheet1.B358]" office:value-type="string" office:string-value="s7-2">
            <text:p>s7-2</text:p>
          </table:table-cell>
          <table:table-cell table:formula="of:=[Sheet1.C358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358]=[.D358];1;0)" office:value-type="float" office:value="1">
            <text:p>1</text:p>
          </table:table-cell>
          <table:table-cell table:formula="of:=IF([.C358]&gt;[.D358];1;0)" office:value-type="float" office:value="0">
            <text:p>0</text:p>
          </table:table-cell>
          <table:table-cell table:formula="of:=IF([.C358]&lt;[.D3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9]" office:value-type="string" office:string-value="miconic-strips">
            <text:p>miconic-strips</text:p>
          </table:table-cell>
          <table:table-cell table:formula="of:=[Sheet1.B359]" office:value-type="string" office:string-value="s7-3">
            <text:p>s7-3</text:p>
          </table:table-cell>
          <table:table-cell table:formula="of:=[Sheet1.C359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359]=[.D359];1;0)" office:value-type="float" office:value="1">
            <text:p>1</text:p>
          </table:table-cell>
          <table:table-cell table:formula="of:=IF([.C359]&gt;[.D359];1;0)" office:value-type="float" office:value="0">
            <text:p>0</text:p>
          </table:table-cell>
          <table:table-cell table:formula="of:=IF([.C359]&lt;[.D3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0]" office:value-type="string" office:string-value="miconic-strips">
            <text:p>miconic-strips</text:p>
          </table:table-cell>
          <table:table-cell table:formula="of:=[Sheet1.B360]" office:value-type="string" office:string-value="s7-4">
            <text:p>s7-4</text:p>
          </table:table-cell>
          <table:table-cell table:formula="of:=[Sheet1.C360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360]=[.D360];1;0)" office:value-type="float" office:value="1">
            <text:p>1</text:p>
          </table:table-cell>
          <table:table-cell table:formula="of:=IF([.C360]&gt;[.D360];1;0)" office:value-type="float" office:value="0">
            <text:p>0</text:p>
          </table:table-cell>
          <table:table-cell table:formula="of:=IF([.C360]&lt;[.D3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1]" office:value-type="string" office:string-value="miconic-strips">
            <text:p>miconic-strips</text:p>
          </table:table-cell>
          <table:table-cell table:formula="of:=[Sheet1.B361]" office:value-type="string" office:string-value="s8-0">
            <text:p>s8-0</text:p>
          </table:table-cell>
          <table:table-cell table:formula="of:=[Sheet1.C361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361]=[.D361];1;0)" office:value-type="float" office:value="1">
            <text:p>1</text:p>
          </table:table-cell>
          <table:table-cell table:formula="of:=IF([.C361]&gt;[.D361];1;0)" office:value-type="float" office:value="0">
            <text:p>0</text:p>
          </table:table-cell>
          <table:table-cell table:formula="of:=IF([.C361]&lt;[.D3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2]" office:value-type="string" office:string-value="miconic-strips">
            <text:p>miconic-strips</text:p>
          </table:table-cell>
          <table:table-cell table:formula="of:=[Sheet1.B362]" office:value-type="string" office:string-value="s8-1">
            <text:p>s8-1</text:p>
          </table:table-cell>
          <table:table-cell table:formula="of:=[Sheet1.C362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362]=[.D362];1;0)" office:value-type="float" office:value="1">
            <text:p>1</text:p>
          </table:table-cell>
          <table:table-cell table:formula="of:=IF([.C362]&gt;[.D362];1;0)" office:value-type="float" office:value="0">
            <text:p>0</text:p>
          </table:table-cell>
          <table:table-cell table:formula="of:=IF([.C362]&lt;[.D3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3]" office:value-type="string" office:string-value="miconic-strips">
            <text:p>miconic-strips</text:p>
          </table:table-cell>
          <table:table-cell table:formula="of:=[Sheet1.B363]" office:value-type="string" office:string-value="s8-2">
            <text:p>s8-2</text:p>
          </table:table-cell>
          <table:table-cell table:formula="of:=[Sheet1.C363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363]=[.D363];1;0)" office:value-type="float" office:value="1">
            <text:p>1</text:p>
          </table:table-cell>
          <table:table-cell table:formula="of:=IF([.C363]&gt;[.D363];1;0)" office:value-type="float" office:value="0">
            <text:p>0</text:p>
          </table:table-cell>
          <table:table-cell table:formula="of:=IF([.C363]&lt;[.D3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4]" office:value-type="string" office:string-value="miconic-strips">
            <text:p>miconic-strips</text:p>
          </table:table-cell>
          <table:table-cell table:formula="of:=[Sheet1.B364]" office:value-type="string" office:string-value="s8-3">
            <text:p>s8-3</text:p>
          </table:table-cell>
          <table:table-cell table:formula="of:=[Sheet1.C364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364]=[.D364];1;0)" office:value-type="float" office:value="1">
            <text:p>1</text:p>
          </table:table-cell>
          <table:table-cell table:formula="of:=IF([.C364]&gt;[.D364];1;0)" office:value-type="float" office:value="0">
            <text:p>0</text:p>
          </table:table-cell>
          <table:table-cell table:formula="of:=IF([.C364]&lt;[.D3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5]" office:value-type="string" office:string-value="miconic-strips">
            <text:p>miconic-strips</text:p>
          </table:table-cell>
          <table:table-cell table:formula="of:=[Sheet1.B365]" office:value-type="string" office:string-value="s8-4">
            <text:p>s8-4</text:p>
          </table:table-cell>
          <table:table-cell table:formula="of:=[Sheet1.C365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365]=[.D365];1;0)" office:value-type="float" office:value="1">
            <text:p>1</text:p>
          </table:table-cell>
          <table:table-cell table:formula="of:=IF([.C365]&gt;[.D365];1;0)" office:value-type="float" office:value="0">
            <text:p>0</text:p>
          </table:table-cell>
          <table:table-cell table:formula="of:=IF([.C365]&lt;[.D3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6]" office:value-type="string" office:string-value="miconic-strips">
            <text:p>miconic-strips</text:p>
          </table:table-cell>
          <table:table-cell table:formula="of:=[Sheet1.B366]" office:value-type="string" office:string-value="s9-0">
            <text:p>s9-0</text:p>
          </table:table-cell>
          <table:table-cell table:formula="of:=[Sheet1.C366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366]=[.D366];1;0)" office:value-type="float" office:value="1">
            <text:p>1</text:p>
          </table:table-cell>
          <table:table-cell table:formula="of:=IF([.C366]&gt;[.D366];1;0)" office:value-type="float" office:value="0">
            <text:p>0</text:p>
          </table:table-cell>
          <table:table-cell table:formula="of:=IF([.C366]&lt;[.D3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7]" office:value-type="string" office:string-value="miconic-strips">
            <text:p>miconic-strips</text:p>
          </table:table-cell>
          <table:table-cell table:formula="of:=[Sheet1.B367]" office:value-type="string" office:string-value="s9-1">
            <text:p>s9-1</text:p>
          </table:table-cell>
          <table:table-cell table:formula="of:=[Sheet1.C367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367]=[.D367];1;0)" office:value-type="float" office:value="1">
            <text:p>1</text:p>
          </table:table-cell>
          <table:table-cell table:formula="of:=IF([.C367]&gt;[.D367];1;0)" office:value-type="float" office:value="0">
            <text:p>0</text:p>
          </table:table-cell>
          <table:table-cell table:formula="of:=IF([.C367]&lt;[.D3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8]" office:value-type="string" office:string-value="miconic-strips">
            <text:p>miconic-strips</text:p>
          </table:table-cell>
          <table:table-cell table:formula="of:=[Sheet1.B368]" office:value-type="string" office:string-value="s9-2">
            <text:p>s9-2</text:p>
          </table:table-cell>
          <table:table-cell table:formula="of:=[Sheet1.C368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368]=[.D368];1;0)" office:value-type="float" office:value="1">
            <text:p>1</text:p>
          </table:table-cell>
          <table:table-cell table:formula="of:=IF([.C368]&gt;[.D368];1;0)" office:value-type="float" office:value="0">
            <text:p>0</text:p>
          </table:table-cell>
          <table:table-cell table:formula="of:=IF([.C368]&lt;[.D3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9]" office:value-type="string" office:string-value="miconic-strips">
            <text:p>miconic-strips</text:p>
          </table:table-cell>
          <table:table-cell table:formula="of:=[Sheet1.B369]" office:value-type="string" office:string-value="s9-3">
            <text:p>s9-3</text:p>
          </table:table-cell>
          <table:table-cell table:formula="of:=[Sheet1.C369]" office:value-type="float" office:value="31">
            <text:p>31</text:p>
          </table:table-cell>
          <table:table-cell office:value-type="float" office:value="31">
            <text:p>31</text:p>
          </table:table-cell>
          <table:table-cell/>
          <table:table-cell table:formula="of:=IF([.C369]=[.D369];1;0)" office:value-type="float" office:value="1">
            <text:p>1</text:p>
          </table:table-cell>
          <table:table-cell table:formula="of:=IF([.C369]&gt;[.D369];1;0)" office:value-type="float" office:value="0">
            <text:p>0</text:p>
          </table:table-cell>
          <table:table-cell table:formula="of:=IF([.C369]&lt;[.D3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0]" office:value-type="string" office:string-value="miconic-strips">
            <text:p>miconic-strips</text:p>
          </table:table-cell>
          <table:table-cell table:formula="of:=[Sheet1.B370]" office:value-type="string" office:string-value="s9-4">
            <text:p>s9-4</text:p>
          </table:table-cell>
          <table:table-cell table:formula="of:=[Sheet1.C370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370]=[.D370];1;0)" office:value-type="float" office:value="1">
            <text:p>1</text:p>
          </table:table-cell>
          <table:table-cell table:formula="of:=IF([.C370]&gt;[.D370];1;0)" office:value-type="float" office:value="0">
            <text:p>0</text:p>
          </table:table-cell>
          <table:table-cell table:formula="of:=IF([.C370]&lt;[.D3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1]" office:value-type="string" office:string-value="mprime">
            <text:p>mprime</text:p>
          </table:table-cell>
          <table:table-cell table:formula="of:=[Sheet1.B371]" office:value-type="string" office:string-value="prob01">
            <text:p>prob01</text:p>
          </table:table-cell>
          <table:table-cell table:formula="of:=[Sheet1.C371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71]=[.D371];1;0)" office:value-type="float" office:value="1">
            <text:p>1</text:p>
          </table:table-cell>
          <table:table-cell table:formula="of:=IF([.C371]&gt;[.D371];1;0)" office:value-type="float" office:value="0">
            <text:p>0</text:p>
          </table:table-cell>
          <table:table-cell table:formula="of:=IF([.C371]&lt;[.D37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2]" office:value-type="string" office:string-value="mprime">
            <text:p>mprime</text:p>
          </table:table-cell>
          <table:table-cell table:formula="of:=[Sheet1.B372]" office:value-type="string" office:string-value="prob02">
            <text:p>prob02</text:p>
          </table:table-cell>
          <table:table-cell table:formula="of:=[Sheet1.C372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372]=[.D372];1;0)" office:value-type="float" office:value="1">
            <text:p>1</text:p>
          </table:table-cell>
          <table:table-cell table:formula="of:=IF([.C372]&gt;[.D372];1;0)" office:value-type="float" office:value="0">
            <text:p>0</text:p>
          </table:table-cell>
          <table:table-cell table:formula="of:=IF([.C372]&lt;[.D3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3]" office:value-type="string" office:string-value="mprime">
            <text:p>mprime</text:p>
          </table:table-cell>
          <table:table-cell table:formula="of:=[Sheet1.B373]" office:value-type="string" office:string-value="prob03">
            <text:p>prob03</text:p>
          </table:table-cell>
          <table:table-cell table:formula="of:=[Sheet1.C373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373]=[.D373];1;0)" office:value-type="float" office:value="1">
            <text:p>1</text:p>
          </table:table-cell>
          <table:table-cell table:formula="of:=IF([.C373]&gt;[.D373];1;0)" office:value-type="float" office:value="0">
            <text:p>0</text:p>
          </table:table-cell>
          <table:table-cell table:formula="of:=IF([.C373]&lt;[.D3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4]" office:value-type="string" office:string-value="mprime">
            <text:p>mprime</text:p>
          </table:table-cell>
          <table:table-cell table:formula="of:=[Sheet1.B374]" office:value-type="string" office:string-value="prob04">
            <text:p>prob04</text:p>
          </table:table-cell>
          <table:table-cell table:formula="of:=[Sheet1.C374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374]=[.D374];1;0)" office:value-type="float" office:value="1">
            <text:p>1</text:p>
          </table:table-cell>
          <table:table-cell table:formula="of:=IF([.C374]&gt;[.D374];1;0)" office:value-type="float" office:value="0">
            <text:p>0</text:p>
          </table:table-cell>
          <table:table-cell table:formula="of:=IF([.C374]&lt;[.D3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5]" office:value-type="string" office:string-value="mprime">
            <text:p>mprime</text:p>
          </table:table-cell>
          <table:table-cell table:formula="of:=[Sheet1.B375]" office:value-type="string" office:string-value="prob05">
            <text:p>prob05</text:p>
          </table:table-cell>
          <table:table-cell table:formula="of:=[Sheet1.C375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375]=[.D375];1;0)" office:value-type="float" office:value="1">
            <text:p>1</text:p>
          </table:table-cell>
          <table:table-cell table:formula="of:=IF([.C375]&gt;[.D375];1;0)" office:value-type="float" office:value="0">
            <text:p>0</text:p>
          </table:table-cell>
          <table:table-cell table:formula="of:=IF([.C375]&lt;[.D3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6]" office:value-type="string" office:string-value="mprime">
            <text:p>mprime</text:p>
          </table:table-cell>
          <table:table-cell table:formula="of:=[Sheet1.B376]" office:value-type="string" office:string-value="prob06">
            <text:p>prob06</text:p>
          </table:table-cell>
          <table:table-cell table:formula="of:=[Sheet1.C376]"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formula="of:=IF([.C376]=[.D376];1;0)" office:value-type="float" office:value="0">
            <text:p>0</text:p>
          </table:table-cell>
          <table:table-cell table:formula="of:=IF([.C376]&gt;[.D376];1;0)" office:value-type="float" office:value="1">
            <text:p>1</text:p>
          </table:table-cell>
          <table:table-cell table:formula="of:=IF([.C376]&lt;[.D3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7]" office:value-type="string" office:string-value="mprime">
            <text:p>mprime</text:p>
          </table:table-cell>
          <table:table-cell table:formula="of:=[Sheet1.B377]" office:value-type="string" office:string-value="prob07">
            <text:p>prob07</text:p>
          </table:table-cell>
          <table:table-cell table:formula="of:=[Sheet1.C377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77]=[.D377];1;0)" office:value-type="float" office:value="1">
            <text:p>1</text:p>
          </table:table-cell>
          <table:table-cell table:formula="of:=IF([.C377]&gt;[.D377];1;0)" office:value-type="float" office:value="0">
            <text:p>0</text:p>
          </table:table-cell>
          <table:table-cell table:formula="of:=IF([.C377]&lt;[.D3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8]" office:value-type="string" office:string-value="mprime">
            <text:p>mprime</text:p>
          </table:table-cell>
          <table:table-cell table:formula="of:=[Sheet1.B378]" office:value-type="string" office:string-value="prob08">
            <text:p>prob08</text:p>
          </table:table-cell>
          <table:table-cell table:formula="of:=[Sheet1.C378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78]=[.D378];1;0)" office:value-type="float" office:value="1">
            <text:p>1</text:p>
          </table:table-cell>
          <table:table-cell table:formula="of:=IF([.C378]&gt;[.D378];1;0)" office:value-type="float" office:value="0">
            <text:p>0</text:p>
          </table:table-cell>
          <table:table-cell table:formula="of:=IF([.C378]&lt;[.D3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9]" office:value-type="string" office:string-value="mprime">
            <text:p>mprime</text:p>
          </table:table-cell>
          <table:table-cell table:formula="of:=[Sheet1.B379]" office:value-type="string" office:string-value="prob09">
            <text:p>prob09</text:p>
          </table:table-cell>
          <table:table-cell table:formula="of:=[Sheet1.C379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379]=[.D379];1;0)" office:value-type="float" office:value="1">
            <text:p>1</text:p>
          </table:table-cell>
          <table:table-cell table:formula="of:=IF([.C379]&gt;[.D379];1;0)" office:value-type="float" office:value="0">
            <text:p>0</text:p>
          </table:table-cell>
          <table:table-cell table:formula="of:=IF([.C379]&lt;[.D3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0]" office:value-type="string" office:string-value="mprime">
            <text:p>mprime</text:p>
          </table:table-cell>
          <table:table-cell table:formula="of:=[Sheet1.B380]" office:value-type="string" office:string-value="prob10">
            <text:p>prob10</text:p>
          </table:table-cell>
          <table:table-cell table:formula="of:=[Sheet1.C380]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IF([.C380]=[.D380];1;0)" office:value-type="float" office:value="0">
            <text:p>0</text:p>
          </table:table-cell>
          <table:table-cell table:formula="of:=IF([.C380]&gt;[.D380];1;0)" office:value-type="float" office:value="1">
            <text:p>1</text:p>
          </table:table-cell>
          <table:table-cell table:formula="of:=IF([.C380]&lt;[.D3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1]" office:value-type="string" office:string-value="mprime">
            <text:p>mprime</text:p>
          </table:table-cell>
          <table:table-cell table:formula="of:=[Sheet1.B381]" office:value-type="string" office:string-value="prob11">
            <text:p>prob11</text:p>
          </table:table-cell>
          <table:table-cell table:formula="of:=[Sheet1.C381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381]=[.D381];1;0)" office:value-type="float" office:value="1">
            <text:p>1</text:p>
          </table:table-cell>
          <table:table-cell table:formula="of:=IF([.C381]&gt;[.D381];1;0)" office:value-type="float" office:value="0">
            <text:p>0</text:p>
          </table:table-cell>
          <table:table-cell table:formula="of:=IF([.C381]&lt;[.D3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2]" office:value-type="string" office:string-value="mprime">
            <text:p>mprime</text:p>
          </table:table-cell>
          <table:table-cell table:formula="of:=[Sheet1.B382]" office:value-type="string" office:string-value="prob12">
            <text:p>prob12</text:p>
          </table:table-cell>
          <table:table-cell table:formula="of:=[Sheet1.C382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82]=[.D382];1;0)" office:value-type="float" office:value="1">
            <text:p>1</text:p>
          </table:table-cell>
          <table:table-cell table:formula="of:=IF([.C382]&gt;[.D382];1;0)" office:value-type="float" office:value="0">
            <text:p>0</text:p>
          </table:table-cell>
          <table:table-cell table:formula="of:=IF([.C382]&lt;[.D3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3]" office:value-type="string" office:string-value="mprime">
            <text:p>mprime</text:p>
          </table:table-cell>
          <table:table-cell table:formula="of:=[Sheet1.B383]" office:value-type="string" office:string-value="prob13">
            <text:p>prob13</text:p>
          </table:table-cell>
          <table:table-cell table:formula="of:=[Sheet1.C383]"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formula="of:=IF([.C383]=[.D383];1;0)" office:value-type="float" office:value="0">
            <text:p>0</text:p>
          </table:table-cell>
          <table:table-cell table:formula="of:=IF([.C383]&gt;[.D383];1;0)" office:value-type="float" office:value="1">
            <text:p>1</text:p>
          </table:table-cell>
          <table:table-cell table:formula="of:=IF([.C383]&lt;[.D3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4]" office:value-type="string" office:string-value="mprime">
            <text:p>mprime</text:p>
          </table:table-cell>
          <table:table-cell table:formula="of:=[Sheet1.B384]" office:value-type="string" office:string-value="prob14">
            <text:p>prob14</text:p>
          </table:table-cell>
          <table:table-cell table:formula="of:=[Sheet1.C384]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IF([.C384]=[.D384];1;0)" office:value-type="float" office:value="0">
            <text:p>0</text:p>
          </table:table-cell>
          <table:table-cell table:formula="of:=IF([.C384]&gt;[.D384];1;0)" office:value-type="float" office:value="0">
            <text:p>0</text:p>
          </table:table-cell>
          <table:table-cell table:formula="of:=IF([.C384]&lt;[.D38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385]" office:value-type="string" office:string-value="mprime">
            <text:p>mprime</text:p>
          </table:table-cell>
          <table:table-cell table:formula="of:=[Sheet1.B385]" office:value-type="string" office:string-value="prob15">
            <text:p>prob15</text:p>
          </table:table-cell>
          <table:table-cell table:formula="of:=[Sheet1.C385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385]=[.D385];1;0)" office:value-type="float" office:value="1">
            <text:p>1</text:p>
          </table:table-cell>
          <table:table-cell table:formula="of:=IF([.C385]&gt;[.D385];1;0)" office:value-type="float" office:value="0">
            <text:p>0</text:p>
          </table:table-cell>
          <table:table-cell table:formula="of:=IF([.C385]&lt;[.D3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6]" office:value-type="string" office:string-value="mprime">
            <text:p>mprime</text:p>
          </table:table-cell>
          <table:table-cell table:formula="of:=[Sheet1.B386]" office:value-type="string" office:string-value="prob16">
            <text:p>prob16</text:p>
          </table:table-cell>
          <table:table-cell table:formula="of:=[Sheet1.C386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86]=[.D386];1;0)" office:value-type="float" office:value="1">
            <text:p>1</text:p>
          </table:table-cell>
          <table:table-cell table:formula="of:=IF([.C386]&gt;[.D386];1;0)" office:value-type="float" office:value="0">
            <text:p>0</text:p>
          </table:table-cell>
          <table:table-cell table:formula="of:=IF([.C386]&lt;[.D3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7]" office:value-type="string" office:string-value="mprime">
            <text:p>mprime</text:p>
          </table:table-cell>
          <table:table-cell table:formula="of:=[Sheet1.B387]" office:value-type="string" office:string-value="prob17">
            <text:p>prob17</text:p>
          </table:table-cell>
          <table:table-cell table:formula="of:=[Sheet1.C387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387]=[.D387];1;0)" office:value-type="float" office:value="1">
            <text:p>1</text:p>
          </table:table-cell>
          <table:table-cell table:formula="of:=IF([.C387]&gt;[.D387];1;0)" office:value-type="float" office:value="0">
            <text:p>0</text:p>
          </table:table-cell>
          <table:table-cell table:formula="of:=IF([.C387]&lt;[.D38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8]" office:value-type="string" office:string-value="mprime">
            <text:p>mprime</text:p>
          </table:table-cell>
          <table:table-cell table:formula="of:=[Sheet1.B388]" office:value-type="string" office:string-value="prob18">
            <text:p>prob18</text:p>
          </table:table-cell>
          <table:table-cell table:formula="of:=[Sheet1.C388]" office:value-type="float" office:value="12">
            <text:p>12</text:p>
          </table:table-cell>
          <table:table-cell office:value-type="float" office:value="8">
            <text:p>8</text:p>
          </table:table-cell>
          <table:table-cell/>
          <table:table-cell table:formula="of:=IF([.C388]=[.D388];1;0)" office:value-type="float" office:value="0">
            <text:p>0</text:p>
          </table:table-cell>
          <table:table-cell table:formula="of:=IF([.C388]&gt;[.D388];1;0)" office:value-type="float" office:value="1">
            <text:p>1</text:p>
          </table:table-cell>
          <table:table-cell table:formula="of:=IF([.C388]&lt;[.D3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9]" office:value-type="string" office:string-value="mprime">
            <text:p>mprime</text:p>
          </table:table-cell>
          <table:table-cell table:formula="of:=[Sheet1.B389]" office:value-type="string" office:string-value="prob19">
            <text:p>prob19</text:p>
          </table:table-cell>
          <table:table-cell table:formula="of:=[Sheet1.C389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89]=[.D389];1;0)" office:value-type="float" office:value="1">
            <text:p>1</text:p>
          </table:table-cell>
          <table:table-cell table:formula="of:=IF([.C389]&gt;[.D389];1;0)" office:value-type="float" office:value="0">
            <text:p>0</text:p>
          </table:table-cell>
          <table:table-cell table:formula="of:=IF([.C389]&lt;[.D3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0]" office:value-type="string" office:string-value="mprime">
            <text:p>mprime</text:p>
          </table:table-cell>
          <table:table-cell table:formula="of:=[Sheet1.B390]" office:value-type="string" office:string-value="prob20">
            <text:p>prob20</text:p>
          </table:table-cell>
          <table:table-cell table:formula="of:=[Sheet1.C390]"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table:formula="of:=IF([.C390]=[.D390];1;0)" office:value-type="float" office:value="0">
            <text:p>0</text:p>
          </table:table-cell>
          <table:table-cell table:formula="of:=IF([.C390]&gt;[.D390];1;0)" office:value-type="float" office:value="1">
            <text:p>1</text:p>
          </table:table-cell>
          <table:table-cell table:formula="of:=IF([.C390]&lt;[.D3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1]" office:value-type="string" office:string-value="mprime">
            <text:p>mprime</text:p>
          </table:table-cell>
          <table:table-cell table:formula="of:=[Sheet1.B391]" office:value-type="string" office:string-value="prob21">
            <text:p>prob21</text:p>
          </table:table-cell>
          <table:table-cell table:formula="of:=[Sheet1.C391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391]=[.D391];1;0)" office:value-type="float" office:value="1">
            <text:p>1</text:p>
          </table:table-cell>
          <table:table-cell table:formula="of:=IF([.C391]&gt;[.D391];1;0)" office:value-type="float" office:value="0">
            <text:p>0</text:p>
          </table:table-cell>
          <table:table-cell table:formula="of:=IF([.C391]&lt;[.D3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2]" office:value-type="string" office:string-value="mprime">
            <text:p>mprime</text:p>
          </table:table-cell>
          <table:table-cell table:formula="of:=[Sheet1.B392]" office:value-type="string" office:string-value="prob22">
            <text:p>prob22</text:p>
          </table:table-cell>
          <table:table-cell table:formula="of:=[Sheet1.C392]"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IF([.C392]=[.D392];1;0)" office:value-type="float" office:value="0">
            <text:p>0</text:p>
          </table:table-cell>
          <table:table-cell table:formula="of:=IF([.C392]&gt;[.D392];1;0)" office:value-type="float" office:value="1">
            <text:p>1</text:p>
          </table:table-cell>
          <table:table-cell table:formula="of:=IF([.C392]&lt;[.D3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3]" office:value-type="string" office:string-value="mprime">
            <text:p>mprime</text:p>
          </table:table-cell>
          <table:table-cell table:formula="of:=[Sheet1.B393]" office:value-type="string" office:string-value="prob23">
            <text:p>prob23</text:p>
          </table:table-cell>
          <table:table-cell table:formula="of:=[Sheet1.C393]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table:formula="of:=IF([.C393]=[.D393];1;0)" office:value-type="float" office:value="0">
            <text:p>0</text:p>
          </table:table-cell>
          <table:table-cell table:formula="of:=IF([.C393]&gt;[.D393];1;0)" office:value-type="float" office:value="1">
            <text:p>1</text:p>
          </table:table-cell>
          <table:table-cell table:formula="of:=IF([.C393]&lt;[.D3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4]" office:value-type="string" office:string-value="mprime">
            <text:p>mprime</text:p>
          </table:table-cell>
          <table:table-cell table:formula="of:=[Sheet1.B394]" office:value-type="string" office:string-value="prob24">
            <text:p>prob24</text:p>
          </table:table-cell>
          <table:table-cell table:formula="of:=[Sheet1.C394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394]=[.D394];1;0)" office:value-type="float" office:value="1">
            <text:p>1</text:p>
          </table:table-cell>
          <table:table-cell table:formula="of:=IF([.C394]&gt;[.D394];1;0)" office:value-type="float" office:value="0">
            <text:p>0</text:p>
          </table:table-cell>
          <table:table-cell table:formula="of:=IF([.C394]&lt;[.D3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5]" office:value-type="string" office:string-value="mprime">
            <text:p>mprime</text:p>
          </table:table-cell>
          <table:table-cell table:formula="of:=[Sheet1.B395]" office:value-type="string" office:string-value="prob25">
            <text:p>prob25</text:p>
          </table:table-cell>
          <table:table-cell table:formula="of:=[Sheet1.C395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395]=[.D395];1;0)" office:value-type="float" office:value="1">
            <text:p>1</text:p>
          </table:table-cell>
          <table:table-cell table:formula="of:=IF([.C395]&gt;[.D395];1;0)" office:value-type="float" office:value="0">
            <text:p>0</text:p>
          </table:table-cell>
          <table:table-cell table:formula="of:=IF([.C395]&lt;[.D3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6]" office:value-type="string" office:string-value="mprime">
            <text:p>mprime</text:p>
          </table:table-cell>
          <table:table-cell table:formula="of:=[Sheet1.B396]" office:value-type="string" office:string-value="prob26">
            <text:p>prob26</text:p>
          </table:table-cell>
          <table:table-cell table:formula="of:=[Sheet1.C396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396]=[.D396];1;0)" office:value-type="float" office:value="1">
            <text:p>1</text:p>
          </table:table-cell>
          <table:table-cell table:formula="of:=IF([.C396]&gt;[.D396];1;0)" office:value-type="float" office:value="0">
            <text:p>0</text:p>
          </table:table-cell>
          <table:table-cell table:formula="of:=IF([.C396]&lt;[.D3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7]" office:value-type="string" office:string-value="mprime">
            <text:p>mprime</text:p>
          </table:table-cell>
          <table:table-cell table:formula="of:=[Sheet1.B397]" office:value-type="string" office:string-value="prob27">
            <text:p>prob27</text:p>
          </table:table-cell>
          <table:table-cell table:formula="of:=[Sheet1.C397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97]=[.D397];1;0)" office:value-type="float" office:value="1">
            <text:p>1</text:p>
          </table:table-cell>
          <table:table-cell table:formula="of:=IF([.C397]&gt;[.D397];1;0)" office:value-type="float" office:value="0">
            <text:p>0</text:p>
          </table:table-cell>
          <table:table-cell table:formula="of:=IF([.C397]&lt;[.D3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8]" office:value-type="string" office:string-value="mprime">
            <text:p>mprime</text:p>
          </table:table-cell>
          <table:table-cell table:formula="of:=[Sheet1.B398]" office:value-type="string" office:string-value="prob28">
            <text:p>prob28</text:p>
          </table:table-cell>
          <table:table-cell table:formula="of:=[Sheet1.C398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398]=[.D398];1;0)" office:value-type="float" office:value="1">
            <text:p>1</text:p>
          </table:table-cell>
          <table:table-cell table:formula="of:=IF([.C398]&gt;[.D398];1;0)" office:value-type="float" office:value="0">
            <text:p>0</text:p>
          </table:table-cell>
          <table:table-cell table:formula="of:=IF([.C398]&lt;[.D3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9]" office:value-type="string" office:string-value="mprime">
            <text:p>mprime</text:p>
          </table:table-cell>
          <table:table-cell table:formula="of:=[Sheet1.B399]" office:value-type="string" office:string-value="prob29">
            <text:p>prob29</text:p>
          </table:table-cell>
          <table:table-cell table:formula="of:=[Sheet1.C399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399]=[.D399];1;0)" office:value-type="float" office:value="1">
            <text:p>1</text:p>
          </table:table-cell>
          <table:table-cell table:formula="of:=IF([.C399]&gt;[.D399];1;0)" office:value-type="float" office:value="0">
            <text:p>0</text:p>
          </table:table-cell>
          <table:table-cell table:formula="of:=IF([.C399]&lt;[.D3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0]" office:value-type="string" office:string-value="mprime">
            <text:p>mprime</text:p>
          </table:table-cell>
          <table:table-cell table:formula="of:=[Sheet1.B400]" office:value-type="string" office:string-value="prob30">
            <text:p>prob30</text:p>
          </table:table-cell>
          <table:table-cell table:formula="of:=[Sheet1.C400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00]=[.D400];1;0)" office:value-type="float" office:value="1">
            <text:p>1</text:p>
          </table:table-cell>
          <table:table-cell table:formula="of:=IF([.C400]&gt;[.D400];1;0)" office:value-type="float" office:value="0">
            <text:p>0</text:p>
          </table:table-cell>
          <table:table-cell table:formula="of:=IF([.C400]&lt;[.D4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1]" office:value-type="string" office:string-value="mprime">
            <text:p>mprime</text:p>
          </table:table-cell>
          <table:table-cell table:formula="of:=[Sheet1.B401]" office:value-type="string" office:string-value="prob31">
            <text:p>prob31</text:p>
          </table:table-cell>
          <table:table-cell table:formula="of:=[Sheet1.C401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01]=[.D401];1;0)" office:value-type="float" office:value="1">
            <text:p>1</text:p>
          </table:table-cell>
          <table:table-cell table:formula="of:=IF([.C401]&gt;[.D401];1;0)" office:value-type="float" office:value="0">
            <text:p>0</text:p>
          </table:table-cell>
          <table:table-cell table:formula="of:=IF([.C401]&lt;[.D4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2]" office:value-type="string" office:string-value="mprime">
            <text:p>mprime</text:p>
          </table:table-cell>
          <table:table-cell table:formula="of:=[Sheet1.B402]" office:value-type="string" office:string-value="prob32">
            <text:p>prob32</text:p>
          </table:table-cell>
          <table:table-cell table:formula="of:=[Sheet1.C402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02]=[.D402];1;0)" office:value-type="float" office:value="1">
            <text:p>1</text:p>
          </table:table-cell>
          <table:table-cell table:formula="of:=IF([.C402]&gt;[.D402];1;0)" office:value-type="float" office:value="0">
            <text:p>0</text:p>
          </table:table-cell>
          <table:table-cell table:formula="of:=IF([.C402]&lt;[.D4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3]" office:value-type="string" office:string-value="mprime">
            <text:p>mprime</text:p>
          </table:table-cell>
          <table:table-cell table:formula="of:=[Sheet1.B403]" office:value-type="string" office:string-value="prob33">
            <text:p>prob33</text:p>
          </table:table-cell>
          <table:table-cell table:formula="of:=[Sheet1.C403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03]=[.D403];1;0)" office:value-type="float" office:value="1">
            <text:p>1</text:p>
          </table:table-cell>
          <table:table-cell table:formula="of:=IF([.C403]&gt;[.D403];1;0)" office:value-type="float" office:value="0">
            <text:p>0</text:p>
          </table:table-cell>
          <table:table-cell table:formula="of:=IF([.C403]&lt;[.D4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4]" office:value-type="string" office:string-value="mprime">
            <text:p>mprime</text:p>
          </table:table-cell>
          <table:table-cell table:formula="of:=[Sheet1.B404]" office:value-type="string" office:string-value="prob34">
            <text:p>prob34</text:p>
          </table:table-cell>
          <table:table-cell table:formula="of:=[Sheet1.C404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04]=[.D404];1;0)" office:value-type="float" office:value="1">
            <text:p>1</text:p>
          </table:table-cell>
          <table:table-cell table:formula="of:=IF([.C404]&gt;[.D404];1;0)" office:value-type="float" office:value="0">
            <text:p>0</text:p>
          </table:table-cell>
          <table:table-cell table:formula="of:=IF([.C404]&lt;[.D4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5]" office:value-type="string" office:string-value="mprime">
            <text:p>mprime</text:p>
          </table:table-cell>
          <table:table-cell table:formula="of:=[Sheet1.B405]" office:value-type="string" office:string-value="prob35">
            <text:p>prob35</text:p>
          </table:table-cell>
          <table:table-cell table:formula="of:=[Sheet1.C405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05]=[.D405];1;0)" office:value-type="float" office:value="1">
            <text:p>1</text:p>
          </table:table-cell>
          <table:table-cell table:formula="of:=IF([.C405]&gt;[.D405];1;0)" office:value-type="float" office:value="0">
            <text:p>0</text:p>
          </table:table-cell>
          <table:table-cell table:formula="of:=IF([.C405]&lt;[.D4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6]" office:value-type="string" office:string-value="mystery">
            <text:p>mystery</text:p>
          </table:table-cell>
          <table:table-cell table:formula="of:=[Sheet1.B406]" office:value-type="string" office:string-value="prob01">
            <text:p>prob01</text:p>
          </table:table-cell>
          <table:table-cell table:formula="of:=[Sheet1.C406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06]=[.D406];1;0)" office:value-type="float" office:value="1">
            <text:p>1</text:p>
          </table:table-cell>
          <table:table-cell table:formula="of:=IF([.C406]&gt;[.D406];1;0)" office:value-type="float" office:value="0">
            <text:p>0</text:p>
          </table:table-cell>
          <table:table-cell table:formula="of:=IF([.C406]&lt;[.D4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7]" office:value-type="string" office:string-value="mystery">
            <text:p>mystery</text:p>
          </table:table-cell>
          <table:table-cell table:formula="of:=[Sheet1.B407]" office:value-type="string" office:string-value="prob02">
            <text:p>prob02</text:p>
          </table:table-cell>
          <table:table-cell table:formula="of:=[Sheet1.C407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07]=[.D407];1;0)" office:value-type="float" office:value="1">
            <text:p>1</text:p>
          </table:table-cell>
          <table:table-cell table:formula="of:=IF([.C407]&gt;[.D407];1;0)" office:value-type="float" office:value="0">
            <text:p>0</text:p>
          </table:table-cell>
          <table:table-cell table:formula="of:=IF([.C407]&lt;[.D4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8]" office:value-type="string" office:string-value="mystery">
            <text:p>mystery</text:p>
          </table:table-cell>
          <table:table-cell table:formula="of:=[Sheet1.B408]" office:value-type="string" office:string-value="prob03">
            <text:p>prob03</text:p>
          </table:table-cell>
          <table:table-cell table:formula="of:=[Sheet1.C408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08]=[.D408];1;0)" office:value-type="float" office:value="1">
            <text:p>1</text:p>
          </table:table-cell>
          <table:table-cell table:formula="of:=IF([.C408]&gt;[.D408];1;0)" office:value-type="float" office:value="0">
            <text:p>0</text:p>
          </table:table-cell>
          <table:table-cell table:formula="of:=IF([.C408]&lt;[.D4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9]" office:value-type="string" office:string-value="mystery">
            <text:p>mystery</text:p>
          </table:table-cell>
          <table:table-cell table:formula="of:=[Sheet1.B409]" office:value-type="string" office:string-value="prob04">
            <text:p>prob04</text:p>
          </table:table-cell>
          <table:table-cell table:formula="of:=[Sheet1.C409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09]=[.D409];1;0)" office:value-type="float" office:value="1">
            <text:p>1</text:p>
          </table:table-cell>
          <table:table-cell table:formula="of:=IF([.C409]&gt;[.D409];1;0)" office:value-type="float" office:value="0">
            <text:p>0</text:p>
          </table:table-cell>
          <table:table-cell table:formula="of:=IF([.C409]&lt;[.D4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0]" office:value-type="string" office:string-value="mystery">
            <text:p>mystery</text:p>
          </table:table-cell>
          <table:table-cell table:formula="of:=[Sheet1.B410]" office:value-type="string" office:string-value="prob05">
            <text:p>prob05</text:p>
          </table:table-cell>
          <table:table-cell table:formula="of:=[Sheet1.C410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10]=[.D410];1;0)" office:value-type="float" office:value="1">
            <text:p>1</text:p>
          </table:table-cell>
          <table:table-cell table:formula="of:=IF([.C410]&gt;[.D410];1;0)" office:value-type="float" office:value="0">
            <text:p>0</text:p>
          </table:table-cell>
          <table:table-cell table:formula="of:=IF([.C410]&lt;[.D4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1]" office:value-type="string" office:string-value="mystery">
            <text:p>mystery</text:p>
          </table:table-cell>
          <table:table-cell table:formula="of:=[Sheet1.B411]" office:value-type="string" office:string-value="prob06">
            <text:p>prob06</text:p>
          </table:table-cell>
          <table:table-cell table:formula="of:=[Sheet1.C411]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IF([.C411]=[.D411];1;0)" office:value-type="float" office:value="0">
            <text:p>0</text:p>
          </table:table-cell>
          <table:table-cell table:formula="of:=IF([.C411]&gt;[.D411];1;0)" office:value-type="float" office:value="0">
            <text:p>0</text:p>
          </table:table-cell>
          <table:table-cell table:formula="of:=IF([.C411]&lt;[.D41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412]" office:value-type="string" office:string-value="mystery">
            <text:p>mystery</text:p>
          </table:table-cell>
          <table:table-cell table:formula="of:=[Sheet1.B412]" office:value-type="string" office:string-value="prob07">
            <text:p>prob07</text:p>
          </table:table-cell>
          <table:table-cell table:formula="of:=[Sheet1.C412]" office:value-type="string" office:string-value="Inf">
            <text:p>Inf</text:p>
          </table:table-cell>
          <table:table-cell office:value-type="string">
            <text:p>inf</text:p>
          </table:table-cell>
          <table:table-cell/>
          <table:table-cell table:formula="of:=IF([.C412]=[.D412];1;0)" office:value-type="float" office:value="0">
            <text:p>0</text:p>
          </table:table-cell>
          <table:table-cell table:formula="of:=IF([.C412]&gt;[.D412];1;0)" office:value-type="float" office:value="1">
            <text:p>1</text:p>
          </table:table-cell>
          <table:table-cell table:formula="of:=IF([.C412]&lt;[.D4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3]" office:value-type="string" office:string-value="mystery">
            <text:p>mystery</text:p>
          </table:table-cell>
          <table:table-cell table:formula="of:=[Sheet1.B413]" office:value-type="string" office:string-value="prob08">
            <text:p>prob08</text:p>
          </table:table-cell>
          <table:table-cell table:formula="of:=[Sheet1.C413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13]=[.D413];1;0)" office:value-type="float" office:value="1">
            <text:p>1</text:p>
          </table:table-cell>
          <table:table-cell table:formula="of:=IF([.C413]&gt;[.D413];1;0)" office:value-type="float" office:value="0">
            <text:p>0</text:p>
          </table:table-cell>
          <table:table-cell table:formula="of:=IF([.C413]&lt;[.D4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4]" office:value-type="string" office:string-value="mystery">
            <text:p>mystery</text:p>
          </table:table-cell>
          <table:table-cell table:formula="of:=[Sheet1.B414]" office:value-type="string" office:string-value="prob09">
            <text:p>prob09</text:p>
          </table:table-cell>
          <table:table-cell table:formula="of:=[Sheet1.C414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14]=[.D414];1;0)" office:value-type="float" office:value="1">
            <text:p>1</text:p>
          </table:table-cell>
          <table:table-cell table:formula="of:=IF([.C414]&gt;[.D414];1;0)" office:value-type="float" office:value="0">
            <text:p>0</text:p>
          </table:table-cell>
          <table:table-cell table:formula="of:=IF([.C414]&lt;[.D4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5]" office:value-type="string" office:string-value="mystery">
            <text:p>mystery</text:p>
          </table:table-cell>
          <table:table-cell table:formula="of:=[Sheet1.B415]" office:value-type="string" office:string-value="prob10">
            <text:p>prob10</text:p>
          </table:table-cell>
          <table:table-cell table:formula="of:=[Sheet1.C415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15]=[.D415];1;0)" office:value-type="float" office:value="1">
            <text:p>1</text:p>
          </table:table-cell>
          <table:table-cell table:formula="of:=IF([.C415]&gt;[.D415];1;0)" office:value-type="float" office:value="0">
            <text:p>0</text:p>
          </table:table-cell>
          <table:table-cell table:formula="of:=IF([.C415]&lt;[.D4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6]" office:value-type="string" office:string-value="mystery">
            <text:p>mystery</text:p>
          </table:table-cell>
          <table:table-cell table:formula="of:=[Sheet1.B416]" office:value-type="string" office:string-value="prob11">
            <text:p>prob11</text:p>
          </table:table-cell>
          <table:table-cell table:formula="of:=[Sheet1.C416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16]=[.D416];1;0)" office:value-type="float" office:value="1">
            <text:p>1</text:p>
          </table:table-cell>
          <table:table-cell table:formula="of:=IF([.C416]&gt;[.D416];1;0)" office:value-type="float" office:value="0">
            <text:p>0</text:p>
          </table:table-cell>
          <table:table-cell table:formula="of:=IF([.C416]&lt;[.D4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7]" office:value-type="string" office:string-value="mystery">
            <text:p>mystery</text:p>
          </table:table-cell>
          <table:table-cell table:formula="of:=[Sheet1.B417]" office:value-type="string" office:string-value="prob12">
            <text:p>prob12</text:p>
          </table:table-cell>
          <table:table-cell table:formula="of:=[Sheet1.C417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17]=[.D417];1;0)" office:value-type="float" office:value="1">
            <text:p>1</text:p>
          </table:table-cell>
          <table:table-cell table:formula="of:=IF([.C417]&gt;[.D417];1;0)" office:value-type="float" office:value="0">
            <text:p>0</text:p>
          </table:table-cell>
          <table:table-cell table:formula="of:=IF([.C417]&lt;[.D4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8]" office:value-type="string" office:string-value="mystery">
            <text:p>mystery</text:p>
          </table:table-cell>
          <table:table-cell table:formula="of:=[Sheet1.B418]" office:value-type="string" office:string-value="prob13">
            <text:p>prob13</text:p>
          </table:table-cell>
          <table:table-cell table:formula="of:=[Sheet1.C418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418]=[.D418];1;0)" office:value-type="float" office:value="1">
            <text:p>1</text:p>
          </table:table-cell>
          <table:table-cell table:formula="of:=IF([.C418]&gt;[.D418];1;0)" office:value-type="float" office:value="0">
            <text:p>0</text:p>
          </table:table-cell>
          <table:table-cell table:formula="of:=IF([.C418]&lt;[.D4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9]" office:value-type="string" office:string-value="mystery">
            <text:p>mystery</text:p>
          </table:table-cell>
          <table:table-cell table:formula="of:=[Sheet1.B419]" office:value-type="string" office:string-value="prob14">
            <text:p>prob14</text:p>
          </table:table-cell>
          <table:table-cell table:formula="of:=[Sheet1.C419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419]=[.D419];1;0)" office:value-type="float" office:value="1">
            <text:p>1</text:p>
          </table:table-cell>
          <table:table-cell table:formula="of:=IF([.C419]&gt;[.D419];1;0)" office:value-type="float" office:value="0">
            <text:p>0</text:p>
          </table:table-cell>
          <table:table-cell table:formula="of:=IF([.C419]&lt;[.D4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0]" office:value-type="string" office:string-value="mystery">
            <text:p>mystery</text:p>
          </table:table-cell>
          <table:table-cell table:formula="of:=[Sheet1.B420]" office:value-type="string" office:string-value="prob15">
            <text:p>prob15</text:p>
          </table:table-cell>
          <table:table-cell table:formula="of:=[Sheet1.C420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420]=[.D420];1;0)" office:value-type="float" office:value="1">
            <text:p>1</text:p>
          </table:table-cell>
          <table:table-cell table:formula="of:=IF([.C420]&gt;[.D420];1;0)" office:value-type="float" office:value="0">
            <text:p>0</text:p>
          </table:table-cell>
          <table:table-cell table:formula="of:=IF([.C420]&lt;[.D4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1]" office:value-type="string" office:string-value="mystery">
            <text:p>mystery</text:p>
          </table:table-cell>
          <table:table-cell table:formula="of:=[Sheet1.B421]" office:value-type="string" office:string-value="prob16">
            <text:p>prob16</text:p>
          </table:table-cell>
          <table:table-cell table:formula="of:=[Sheet1.C421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21]=[.D421];1;0)" office:value-type="float" office:value="1">
            <text:p>1</text:p>
          </table:table-cell>
          <table:table-cell table:formula="of:=IF([.C421]&gt;[.D421];1;0)" office:value-type="float" office:value="0">
            <text:p>0</text:p>
          </table:table-cell>
          <table:table-cell table:formula="of:=IF([.C421]&lt;[.D4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2]" office:value-type="string" office:string-value="mystery">
            <text:p>mystery</text:p>
          </table:table-cell>
          <table:table-cell table:formula="of:=[Sheet1.B422]" office:value-type="string" office:string-value="prob17">
            <text:p>prob17</text:p>
          </table:table-cell>
          <table:table-cell table:formula="of:=[Sheet1.C422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22]=[.D422];1;0)" office:value-type="float" office:value="1">
            <text:p>1</text:p>
          </table:table-cell>
          <table:table-cell table:formula="of:=IF([.C422]&gt;[.D422];1;0)" office:value-type="float" office:value="0">
            <text:p>0</text:p>
          </table:table-cell>
          <table:table-cell table:formula="of:=IF([.C422]&lt;[.D4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3]" office:value-type="string" office:string-value="mystery">
            <text:p>mystery</text:p>
          </table:table-cell>
          <table:table-cell table:formula="of:=[Sheet1.B423]" office:value-type="string" office:string-value="prob18">
            <text:p>prob18</text:p>
          </table:table-cell>
          <table:table-cell table:formula="of:=[Sheet1.C423]" office:value-type="string" office:string-value="Inf">
            <text:p>Inf</text:p>
          </table:table-cell>
          <table:table-cell office:value-type="string">
            <text:p>inf</text:p>
          </table:table-cell>
          <table:table-cell/>
          <table:table-cell table:formula="of:=IF([.C423]=[.D423];1;0)" office:value-type="float" office:value="0">
            <text:p>0</text:p>
          </table:table-cell>
          <table:table-cell table:formula="of:=IF([.C423]&gt;[.D423];1;0)" office:value-type="float" office:value="1">
            <text:p>1</text:p>
          </table:table-cell>
          <table:table-cell table:formula="of:=IF([.C423]&lt;[.D4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4]" office:value-type="string" office:string-value="mystery">
            <text:p>mystery</text:p>
          </table:table-cell>
          <table:table-cell table:formula="of:=[Sheet1.B424]" office:value-type="string" office:string-value="prob19">
            <text:p>prob19</text:p>
          </table:table-cell>
          <table:table-cell table:formula="of:=[Sheet1.C424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24]=[.D424];1;0)" office:value-type="float" office:value="1">
            <text:p>1</text:p>
          </table:table-cell>
          <table:table-cell table:formula="of:=IF([.C424]&gt;[.D424];1;0)" office:value-type="float" office:value="0">
            <text:p>0</text:p>
          </table:table-cell>
          <table:table-cell table:formula="of:=IF([.C424]&lt;[.D4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5]" office:value-type="string" office:string-value="mystery">
            <text:p>mystery</text:p>
          </table:table-cell>
          <table:table-cell table:formula="of:=[Sheet1.B425]" office:value-type="string" office:string-value="prob20">
            <text:p>prob20</text:p>
          </table:table-cell>
          <table:table-cell table:formula="of:=[Sheet1.C425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25]=[.D425];1;0)" office:value-type="float" office:value="1">
            <text:p>1</text:p>
          </table:table-cell>
          <table:table-cell table:formula="of:=IF([.C425]&gt;[.D425];1;0)" office:value-type="float" office:value="0">
            <text:p>0</text:p>
          </table:table-cell>
          <table:table-cell table:formula="of:=IF([.C425]&lt;[.D4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6]" office:value-type="string" office:string-value="mystery">
            <text:p>mystery</text:p>
          </table:table-cell>
          <table:table-cell table:formula="of:=[Sheet1.B426]" office:value-type="string" office:string-value="prob21">
            <text:p>prob21</text:p>
          </table:table-cell>
          <table:table-cell table:formula="of:=[Sheet1.C426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26]=[.D426];1;0)" office:value-type="float" office:value="1">
            <text:p>1</text:p>
          </table:table-cell>
          <table:table-cell table:formula="of:=IF([.C426]&gt;[.D426];1;0)" office:value-type="float" office:value="0">
            <text:p>0</text:p>
          </table:table-cell>
          <table:table-cell table:formula="of:=IF([.C426]&lt;[.D4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7]" office:value-type="string" office:string-value="mystery">
            <text:p>mystery</text:p>
          </table:table-cell>
          <table:table-cell table:formula="of:=[Sheet1.B427]" office:value-type="string" office:string-value="prob22">
            <text:p>prob22</text:p>
          </table:table-cell>
          <table:table-cell table:formula="of:=[Sheet1.C427]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IF([.C427]=[.D427];1;0)" office:value-type="float" office:value="0">
            <text:p>0</text:p>
          </table:table-cell>
          <table:table-cell table:formula="of:=IF([.C427]&gt;[.D427];1;0)" office:value-type="float" office:value="0">
            <text:p>0</text:p>
          </table:table-cell>
          <table:table-cell table:formula="of:=IF([.C427]&lt;[.D42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428]" office:value-type="string" office:string-value="mystery">
            <text:p>mystery</text:p>
          </table:table-cell>
          <table:table-cell table:formula="of:=[Sheet1.B428]" office:value-type="string" office:string-value="prob23">
            <text:p>prob23</text:p>
          </table:table-cell>
          <table:table-cell table:formula="of:=[Sheet1.C428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428]=[.D428];1;0)" office:value-type="float" office:value="1">
            <text:p>1</text:p>
          </table:table-cell>
          <table:table-cell table:formula="of:=IF([.C428]&gt;[.D428];1;0)" office:value-type="float" office:value="0">
            <text:p>0</text:p>
          </table:table-cell>
          <table:table-cell table:formula="of:=IF([.C428]&lt;[.D4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9]" office:value-type="string" office:string-value="mystery">
            <text:p>mystery</text:p>
          </table:table-cell>
          <table:table-cell table:formula="of:=[Sheet1.B429]" office:value-type="string" office:string-value="prob24">
            <text:p>prob24</text:p>
          </table:table-cell>
          <table:table-cell table:formula="of:=[Sheet1.C429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429]=[.D429];1;0)" office:value-type="float" office:value="1">
            <text:p>1</text:p>
          </table:table-cell>
          <table:table-cell table:formula="of:=IF([.C429]&gt;[.D429];1;0)" office:value-type="float" office:value="0">
            <text:p>0</text:p>
          </table:table-cell>
          <table:table-cell table:formula="of:=IF([.C429]&lt;[.D4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0]" office:value-type="string" office:string-value="mystery">
            <text:p>mystery</text:p>
          </table:table-cell>
          <table:table-cell table:formula="of:=[Sheet1.B430]" office:value-type="string" office:string-value="prob25">
            <text:p>prob25</text:p>
          </table:table-cell>
          <table:table-cell table:formula="of:=[Sheet1.C430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30]=[.D430];1;0)" office:value-type="float" office:value="1">
            <text:p>1</text:p>
          </table:table-cell>
          <table:table-cell table:formula="of:=IF([.C430]&gt;[.D430];1;0)" office:value-type="float" office:value="0">
            <text:p>0</text:p>
          </table:table-cell>
          <table:table-cell table:formula="of:=IF([.C430]&lt;[.D4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1]" office:value-type="string" office:string-value="mystery">
            <text:p>mystery</text:p>
          </table:table-cell>
          <table:table-cell table:formula="of:=[Sheet1.B431]" office:value-type="string" office:string-value="prob26">
            <text:p>prob26</text:p>
          </table:table-cell>
          <table:table-cell table:formula="of:=[Sheet1.C431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431]=[.D431];1;0)" office:value-type="float" office:value="1">
            <text:p>1</text:p>
          </table:table-cell>
          <table:table-cell table:formula="of:=IF([.C431]&gt;[.D431];1;0)" office:value-type="float" office:value="0">
            <text:p>0</text:p>
          </table:table-cell>
          <table:table-cell table:formula="of:=IF([.C431]&lt;[.D4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2]" office:value-type="string" office:string-value="mystery">
            <text:p>mystery</text:p>
          </table:table-cell>
          <table:table-cell table:formula="of:=[Sheet1.B432]" office:value-type="string" office:string-value="prob27">
            <text:p>prob27</text:p>
          </table:table-cell>
          <table:table-cell table:formula="of:=[Sheet1.C432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32]=[.D432];1;0)" office:value-type="float" office:value="1">
            <text:p>1</text:p>
          </table:table-cell>
          <table:table-cell table:formula="of:=IF([.C432]&gt;[.D432];1;0)" office:value-type="float" office:value="0">
            <text:p>0</text:p>
          </table:table-cell>
          <table:table-cell table:formula="of:=IF([.C432]&lt;[.D4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3]" office:value-type="string" office:string-value="mystery">
            <text:p>mystery</text:p>
          </table:table-cell>
          <table:table-cell table:formula="of:=[Sheet1.B433]" office:value-type="string" office:string-value="prob28">
            <text:p>prob28</text:p>
          </table:table-cell>
          <table:table-cell table:formula="of:=[Sheet1.C433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33]=[.D433];1;0)" office:value-type="float" office:value="1">
            <text:p>1</text:p>
          </table:table-cell>
          <table:table-cell table:formula="of:=IF([.C433]&gt;[.D433];1;0)" office:value-type="float" office:value="0">
            <text:p>0</text:p>
          </table:table-cell>
          <table:table-cell table:formula="of:=IF([.C433]&lt;[.D4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4]" office:value-type="string" office:string-value="mystery">
            <text:p>mystery</text:p>
          </table:table-cell>
          <table:table-cell table:formula="of:=[Sheet1.B434]" office:value-type="string" office:string-value="prob29">
            <text:p>prob29</text:p>
          </table:table-cell>
          <table:table-cell table:formula="of:=[Sheet1.C434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34]=[.D434];1;0)" office:value-type="float" office:value="1">
            <text:p>1</text:p>
          </table:table-cell>
          <table:table-cell table:formula="of:=IF([.C434]&gt;[.D434];1;0)" office:value-type="float" office:value="0">
            <text:p>0</text:p>
          </table:table-cell>
          <table:table-cell table:formula="of:=IF([.C434]&lt;[.D4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5]" office:value-type="string" office:string-value="mystery">
            <text:p>mystery</text:p>
          </table:table-cell>
          <table:table-cell table:formula="of:=[Sheet1.B435]" office:value-type="string" office:string-value="prob30">
            <text:p>prob30</text:p>
          </table:table-cell>
          <table:table-cell table:formula="of:=[Sheet1.C435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35]=[.D435];1;0)" office:value-type="float" office:value="1">
            <text:p>1</text:p>
          </table:table-cell>
          <table:table-cell table:formula="of:=IF([.C435]&gt;[.D435];1;0)" office:value-type="float" office:value="0">
            <text:p>0</text:p>
          </table:table-cell>
          <table:table-cell table:formula="of:=IF([.C435]&lt;[.D4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6]" office:value-type="string" office:string-value="pathways-strips">
            <text:p>pathways-strips</text:p>
          </table:table-cell>
          <table:table-cell table:formula="of:=[Sheet1.B436]" office:value-type="string" office:string-value="p01">
            <text:p>p01</text:p>
          </table:table-cell>
          <table:table-cell table:formula="of:=[Sheet1.C436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436]=[.D436];1;0)" office:value-type="float" office:value="1">
            <text:p>1</text:p>
          </table:table-cell>
          <table:table-cell table:formula="of:=IF([.C436]&gt;[.D436];1;0)" office:value-type="float" office:value="0">
            <text:p>0</text:p>
          </table:table-cell>
          <table:table-cell table:formula="of:=IF([.C436]&lt;[.D4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7]" office:value-type="string" office:string-value="pathways-strips">
            <text:p>pathways-strips</text:p>
          </table:table-cell>
          <table:table-cell table:formula="of:=[Sheet1.B437]" office:value-type="string" office:string-value="p02">
            <text:p>p02</text:p>
          </table:table-cell>
          <table:table-cell table:formula="of:=[Sheet1.C437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437]=[.D437];1;0)" office:value-type="float" office:value="1">
            <text:p>1</text:p>
          </table:table-cell>
          <table:table-cell table:formula="of:=IF([.C437]&gt;[.D437];1;0)" office:value-type="float" office:value="0">
            <text:p>0</text:p>
          </table:table-cell>
          <table:table-cell table:formula="of:=IF([.C437]&lt;[.D4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8]" office:value-type="string" office:string-value="pathways-strips">
            <text:p>pathways-strips</text:p>
          </table:table-cell>
          <table:table-cell table:formula="of:=[Sheet1.B438]" office:value-type="string" office:string-value="p03">
            <text:p>p03</text:p>
          </table:table-cell>
          <table:table-cell table:formula="of:=[Sheet1.C438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438]=[.D438];1;0)" office:value-type="float" office:value="1">
            <text:p>1</text:p>
          </table:table-cell>
          <table:table-cell table:formula="of:=IF([.C438]&gt;[.D438];1;0)" office:value-type="float" office:value="0">
            <text:p>0</text:p>
          </table:table-cell>
          <table:table-cell table:formula="of:=IF([.C438]&lt;[.D4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9]" office:value-type="string" office:string-value="pathways-strips">
            <text:p>pathways-strips</text:p>
          </table:table-cell>
          <table:table-cell table:formula="of:=[Sheet1.B439]" office:value-type="string" office:string-value="p04">
            <text:p>p04</text:p>
          </table:table-cell>
          <table:table-cell table:formula="of:=[Sheet1.C439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439]=[.D439];1;0)" office:value-type="float" office:value="1">
            <text:p>1</text:p>
          </table:table-cell>
          <table:table-cell table:formula="of:=IF([.C439]&gt;[.D439];1;0)" office:value-type="float" office:value="0">
            <text:p>0</text:p>
          </table:table-cell>
          <table:table-cell table:formula="of:=IF([.C439]&lt;[.D4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0]" office:value-type="string" office:string-value="pathways-strips">
            <text:p>pathways-strips</text:p>
          </table:table-cell>
          <table:table-cell table:formula="of:=[Sheet1.B440]" office:value-type="string" office:string-value="p05">
            <text:p>p05</text:p>
          </table:table-cell>
          <table:table-cell table:formula="of:=[Sheet1.C440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440]=[.D440];1;0)" office:value-type="float" office:value="1">
            <text:p>1</text:p>
          </table:table-cell>
          <table:table-cell table:formula="of:=IF([.C440]&gt;[.D440];1;0)" office:value-type="float" office:value="0">
            <text:p>0</text:p>
          </table:table-cell>
          <table:table-cell table:formula="of:=IF([.C440]&lt;[.D4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1]" office:value-type="string" office:string-value="pathways-strips">
            <text:p>pathways-strips</text:p>
          </table:table-cell>
          <table:table-cell table:formula="of:=[Sheet1.B441]" office:value-type="string" office:string-value="p06">
            <text:p>p06</text:p>
          </table:table-cell>
          <table:table-cell table:formula="of:=[Sheet1.C441]" office:value-type="float" office:value="46">
            <text:p>46</text:p>
          </table:table-cell>
          <table:table-cell office:value-type="float" office:value="44">
            <text:p>44</text:p>
          </table:table-cell>
          <table:table-cell/>
          <table:table-cell table:formula="of:=IF([.C441]=[.D441];1;0)" office:value-type="float" office:value="0">
            <text:p>0</text:p>
          </table:table-cell>
          <table:table-cell table:formula="of:=IF([.C441]&gt;[.D441];1;0)" office:value-type="float" office:value="1">
            <text:p>1</text:p>
          </table:table-cell>
          <table:table-cell table:formula="of:=IF([.C441]&lt;[.D4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2]" office:value-type="string" office:string-value="pathways-strips">
            <text:p>pathways-strips</text:p>
          </table:table-cell>
          <table:table-cell table:formula="of:=[Sheet1.B442]" office:value-type="string" office:string-value="p07">
            <text:p>p07</text:p>
          </table:table-cell>
          <table:table-cell table:formula="of:=[Sheet1.C442]" office:value-type="float" office:value="46">
            <text:p>46</text:p>
          </table:table-cell>
          <table:table-cell office:value-type="float" office:value="42">
            <text:p>42</text:p>
          </table:table-cell>
          <table:table-cell/>
          <table:table-cell table:formula="of:=IF([.C442]=[.D442];1;0)" office:value-type="float" office:value="0">
            <text:p>0</text:p>
          </table:table-cell>
          <table:table-cell table:formula="of:=IF([.C442]&gt;[.D442];1;0)" office:value-type="float" office:value="1">
            <text:p>1</text:p>
          </table:table-cell>
          <table:table-cell table:formula="of:=IF([.C442]&lt;[.D4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3]" office:value-type="string" office:string-value="pathways-strips">
            <text:p>pathways-strips</text:p>
          </table:table-cell>
          <table:table-cell table:formula="of:=[Sheet1.B443]" office:value-type="string" office:string-value="p08">
            <text:p>p08</text:p>
          </table:table-cell>
          <table:table-cell table:formula="of:=[Sheet1.C443]" office:value-type="float" office:value="66">
            <text:p>66</text:p>
          </table:table-cell>
          <table:table-cell office:value-type="float" office:value="55">
            <text:p>55</text:p>
          </table:table-cell>
          <table:table-cell/>
          <table:table-cell table:formula="of:=IF([.C443]=[.D443];1;0)" office:value-type="float" office:value="0">
            <text:p>0</text:p>
          </table:table-cell>
          <table:table-cell table:formula="of:=IF([.C443]&gt;[.D443];1;0)" office:value-type="float" office:value="1">
            <text:p>1</text:p>
          </table:table-cell>
          <table:table-cell table:formula="of:=IF([.C443]&lt;[.D4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4]" office:value-type="string" office:string-value="pathways-strips">
            <text:p>pathways-strips</text:p>
          </table:table-cell>
          <table:table-cell table:formula="of:=[Sheet1.B444]" office:value-type="string" office:string-value="p09">
            <text:p>p09</text:p>
          </table:table-cell>
          <table:table-cell table:formula="of:=[Sheet1.C444]" office:value-type="float" office:value="50">
            <text:p>50</text:p>
          </table:table-cell>
          <table:table-cell office:value-type="float" office:value="39">
            <text:p>39</text:p>
          </table:table-cell>
          <table:table-cell/>
          <table:table-cell table:formula="of:=IF([.C444]=[.D444];1;0)" office:value-type="float" office:value="0">
            <text:p>0</text:p>
          </table:table-cell>
          <table:table-cell table:formula="of:=IF([.C444]&gt;[.D444];1;0)" office:value-type="float" office:value="1">
            <text:p>1</text:p>
          </table:table-cell>
          <table:table-cell table:formula="of:=IF([.C444]&lt;[.D4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5]" office:value-type="string" office:string-value="pathways-strips">
            <text:p>pathways-strips</text:p>
          </table:table-cell>
          <table:table-cell table:formula="of:=[Sheet1.B445]" office:value-type="string" office:string-value="p10">
            <text:p>p10</text:p>
          </table:table-cell>
          <table:table-cell table:formula="of:=[Sheet1.C445]" office:value-type="float" office:value="58">
            <text:p>58</text:p>
          </table:table-cell>
          <table:table-cell office:value-type="float" office:value="54">
            <text:p>54</text:p>
          </table:table-cell>
          <table:table-cell/>
          <table:table-cell table:formula="of:=IF([.C445]=[.D445];1;0)" office:value-type="float" office:value="0">
            <text:p>0</text:p>
          </table:table-cell>
          <table:table-cell table:formula="of:=IF([.C445]&gt;[.D445];1;0)" office:value-type="float" office:value="1">
            <text:p>1</text:p>
          </table:table-cell>
          <table:table-cell table:formula="of:=IF([.C445]&lt;[.D4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6]" office:value-type="string" office:string-value="pathways-strips">
            <text:p>pathways-strips</text:p>
          </table:table-cell>
          <table:table-cell table:formula="of:=[Sheet1.B446]" office:value-type="string" office:string-value="p11">
            <text:p>p11</text:p>
          </table:table-cell>
          <table:table-cell table:formula="of:=[Sheet1.C446]" office:value-type="float" office:value="54">
            <text:p>54</text:p>
          </table:table-cell>
          <table:table-cell office:value-type="float" office:value="49">
            <text:p>49</text:p>
          </table:table-cell>
          <table:table-cell/>
          <table:table-cell table:formula="of:=IF([.C446]=[.D446];1;0)" office:value-type="float" office:value="0">
            <text:p>0</text:p>
          </table:table-cell>
          <table:table-cell table:formula="of:=IF([.C446]&gt;[.D446];1;0)" office:value-type="float" office:value="1">
            <text:p>1</text:p>
          </table:table-cell>
          <table:table-cell table:formula="of:=IF([.C446]&lt;[.D4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7]" office:value-type="string" office:string-value="pathways-strips">
            <text:p>pathways-strips</text:p>
          </table:table-cell>
          <table:table-cell table:formula="of:=[Sheet1.B447]" office:value-type="string" office:string-value="p12">
            <text:p>p12</text:p>
          </table:table-cell>
          <table:table-cell table:formula="of:=[Sheet1.C447]" office:value-type="float" office:value="80">
            <text:p>80</text:p>
          </table:table-cell>
          <table:table-cell office:value-type="float" office:value="60">
            <text:p>60</text:p>
          </table:table-cell>
          <table:table-cell/>
          <table:table-cell table:formula="of:=IF([.C447]=[.D447];1;0)" office:value-type="float" office:value="0">
            <text:p>0</text:p>
          </table:table-cell>
          <table:table-cell table:formula="of:=IF([.C447]&gt;[.D447];1;0)" office:value-type="float" office:value="1">
            <text:p>1</text:p>
          </table:table-cell>
          <table:table-cell table:formula="of:=IF([.C447]&lt;[.D4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8]" office:value-type="string" office:string-value="pathways-strips">
            <text:p>pathways-strips</text:p>
          </table:table-cell>
          <table:table-cell table:formula="of:=[Sheet1.B448]" office:value-type="string" office:string-value="p13">
            <text:p>p13</text:p>
          </table:table-cell>
          <table:table-cell table:formula="of:=[Sheet1.C448]" office:value-type="float" office:value="75">
            <text:p>75</text:p>
          </table:table-cell>
          <table:table-cell office:value-type="float" office:value="70">
            <text:p>70</text:p>
          </table:table-cell>
          <table:table-cell/>
          <table:table-cell table:formula="of:=IF([.C448]=[.D448];1;0)" office:value-type="float" office:value="0">
            <text:p>0</text:p>
          </table:table-cell>
          <table:table-cell table:formula="of:=IF([.C448]&gt;[.D448];1;0)" office:value-type="float" office:value="1">
            <text:p>1</text:p>
          </table:table-cell>
          <table:table-cell table:formula="of:=IF([.C448]&lt;[.D4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9]" office:value-type="string" office:string-value="pathways-strips">
            <text:p>pathways-strips</text:p>
          </table:table-cell>
          <table:table-cell table:formula="of:=[Sheet1.B449]" office:value-type="string" office:string-value="p14">
            <text:p>p14</text:p>
          </table:table-cell>
          <table:table-cell table:formula="of:=[Sheet1.C449]" office:value-type="float" office:value="76">
            <text:p>76</text:p>
          </table:table-cell>
          <table:table-cell office:value-type="float" office:value="63">
            <text:p>63</text:p>
          </table:table-cell>
          <table:table-cell/>
          <table:table-cell table:formula="of:=IF([.C449]=[.D449];1;0)" office:value-type="float" office:value="0">
            <text:p>0</text:p>
          </table:table-cell>
          <table:table-cell table:formula="of:=IF([.C449]&gt;[.D449];1;0)" office:value-type="float" office:value="1">
            <text:p>1</text:p>
          </table:table-cell>
          <table:table-cell table:formula="of:=IF([.C449]&lt;[.D4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0]" office:value-type="string" office:string-value="pathways-strips">
            <text:p>pathways-strips</text:p>
          </table:table-cell>
          <table:table-cell table:formula="of:=[Sheet1.B450]" office:value-type="string" office:string-value="p15">
            <text:p>p15</text:p>
          </table:table-cell>
          <table:table-cell table:formula="of:=[Sheet1.C450]" office:value-type="float" office:value="78">
            <text:p>78</text:p>
          </table:table-cell>
          <table:table-cell office:value-type="float" office:value="76">
            <text:p>76</text:p>
          </table:table-cell>
          <table:table-cell/>
          <table:table-cell table:formula="of:=IF([.C450]=[.D450];1;0)" office:value-type="float" office:value="0">
            <text:p>0</text:p>
          </table:table-cell>
          <table:table-cell table:formula="of:=IF([.C450]&gt;[.D450];1;0)" office:value-type="float" office:value="1">
            <text:p>1</text:p>
          </table:table-cell>
          <table:table-cell table:formula="of:=IF([.C450]&lt;[.D45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1]" office:value-type="string" office:string-value="pathways-strips">
            <text:p>pathways-strips</text:p>
          </table:table-cell>
          <table:table-cell table:formula="of:=[Sheet1.B451]" office:value-type="string" office:string-value="p16">
            <text:p>p16</text:p>
          </table:table-cell>
          <table:table-cell table:formula="of:=[Sheet1.C451]" office:value-type="float" office:value="89">
            <text:p>89</text:p>
          </table:table-cell>
          <table:table-cell office:value-type="float" office:value="73">
            <text:p>73</text:p>
          </table:table-cell>
          <table:table-cell/>
          <table:table-cell table:formula="of:=IF([.C451]=[.D451];1;0)" office:value-type="float" office:value="0">
            <text:p>0</text:p>
          </table:table-cell>
          <table:table-cell table:formula="of:=IF([.C451]&gt;[.D451];1;0)" office:value-type="float" office:value="1">
            <text:p>1</text:p>
          </table:table-cell>
          <table:table-cell table:formula="of:=IF([.C451]&lt;[.D4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2]" office:value-type="string" office:string-value="pathways-strips">
            <text:p>pathways-strips</text:p>
          </table:table-cell>
          <table:table-cell table:formula="of:=[Sheet1.B452]" office:value-type="string" office:string-value="p17">
            <text:p>p17</text:p>
          </table:table-cell>
          <table:table-cell table:formula="of:=[Sheet1.C452]" office:value-type="float" office:value="97">
            <text:p>97</text:p>
          </table:table-cell>
          <table:table-cell office:value-type="float" office:value="84">
            <text:p>84</text:p>
          </table:table-cell>
          <table:table-cell/>
          <table:table-cell table:formula="of:=IF([.C452]=[.D452];1;0)" office:value-type="float" office:value="0">
            <text:p>0</text:p>
          </table:table-cell>
          <table:table-cell table:formula="of:=IF([.C452]&gt;[.D452];1;0)" office:value-type="float" office:value="1">
            <text:p>1</text:p>
          </table:table-cell>
          <table:table-cell table:formula="of:=IF([.C452]&lt;[.D4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3]" office:value-type="string" office:string-value="pathways-strips">
            <text:p>pathways-strips</text:p>
          </table:table-cell>
          <table:table-cell table:formula="of:=[Sheet1.B453]" office:value-type="string" office:string-value="p18">
            <text:p>p18</text:p>
          </table:table-cell>
          <table:table-cell table:formula="of:=[Sheet1.C453]" office:value-type="float" office:value="98">
            <text:p>98</text:p>
          </table:table-cell>
          <table:table-cell office:value-type="float" office:value="85">
            <text:p>85</text:p>
          </table:table-cell>
          <table:table-cell/>
          <table:table-cell table:formula="of:=IF([.C453]=[.D453];1;0)" office:value-type="float" office:value="0">
            <text:p>0</text:p>
          </table:table-cell>
          <table:table-cell table:formula="of:=IF([.C453]&gt;[.D453];1;0)" office:value-type="float" office:value="1">
            <text:p>1</text:p>
          </table:table-cell>
          <table:table-cell table:formula="of:=IF([.C453]&lt;[.D4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4]" office:value-type="string" office:string-value="pathways-strips">
            <text:p>pathways-strips</text:p>
          </table:table-cell>
          <table:table-cell table:formula="of:=[Sheet1.B454]" office:value-type="string" office:string-value="p19">
            <text:p>p19</text:p>
          </table:table-cell>
          <table:table-cell table:formula="of:=[Sheet1.C454]" office:value-type="float" office:value="106">
            <text:p>106</text:p>
          </table:table-cell>
          <table:table-cell office:value-type="float" office:value="87">
            <text:p>87</text:p>
          </table:table-cell>
          <table:table-cell/>
          <table:table-cell table:formula="of:=IF([.C454]=[.D454];1;0)" office:value-type="float" office:value="0">
            <text:p>0</text:p>
          </table:table-cell>
          <table:table-cell table:formula="of:=IF([.C454]&gt;[.D454];1;0)" office:value-type="float" office:value="1">
            <text:p>1</text:p>
          </table:table-cell>
          <table:table-cell table:formula="of:=IF([.C454]&lt;[.D4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5]" office:value-type="string" office:string-value="pathways-strips">
            <text:p>pathways-strips</text:p>
          </table:table-cell>
          <table:table-cell table:formula="of:=[Sheet1.B455]" office:value-type="string" office:string-value="p20">
            <text:p>p20</text:p>
          </table:table-cell>
          <table:table-cell table:formula="of:=[Sheet1.C455]" office:value-type="float" office:value="102">
            <text:p>102</text:p>
          </table:table-cell>
          <table:table-cell office:value-type="float" office:value="89">
            <text:p>89</text:p>
          </table:table-cell>
          <table:table-cell/>
          <table:table-cell table:formula="of:=IF([.C455]=[.D455];1;0)" office:value-type="float" office:value="0">
            <text:p>0</text:p>
          </table:table-cell>
          <table:table-cell table:formula="of:=IF([.C455]&gt;[.D455];1;0)" office:value-type="float" office:value="1">
            <text:p>1</text:p>
          </table:table-cell>
          <table:table-cell table:formula="of:=IF([.C455]&lt;[.D4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6]" office:value-type="string" office:string-value="pathways-strips">
            <text:p>pathways-strips</text:p>
          </table:table-cell>
          <table:table-cell table:formula="of:=[Sheet1.B456]" office:value-type="string" office:string-value="p21">
            <text:p>p21</text:p>
          </table:table-cell>
          <table:table-cell table:formula="of:=[Sheet1.C456]" office:value-type="float" office:value="106">
            <text:p>106</text:p>
          </table:table-cell>
          <table:table-cell office:value-type="float" office:value="96">
            <text:p>96</text:p>
          </table:table-cell>
          <table:table-cell/>
          <table:table-cell table:formula="of:=IF([.C456]=[.D456];1;0)" office:value-type="float" office:value="0">
            <text:p>0</text:p>
          </table:table-cell>
          <table:table-cell table:formula="of:=IF([.C456]&gt;[.D456];1;0)" office:value-type="float" office:value="1">
            <text:p>1</text:p>
          </table:table-cell>
          <table:table-cell table:formula="of:=IF([.C456]&lt;[.D4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7]" office:value-type="string" office:string-value="pathways-strips">
            <text:p>pathways-strips</text:p>
          </table:table-cell>
          <table:table-cell table:formula="of:=[Sheet1.B457]" office:value-type="string" office:string-value="p22">
            <text:p>p22</text:p>
          </table:table-cell>
          <table:table-cell table:formula="of:=[Sheet1.C457]" office:value-type="float" office:value="106">
            <text:p>106</text:p>
          </table:table-cell>
          <table:table-cell office:value-type="float" office:value="92">
            <text:p>92</text:p>
          </table:table-cell>
          <table:table-cell/>
          <table:table-cell table:formula="of:=IF([.C457]=[.D457];1;0)" office:value-type="float" office:value="0">
            <text:p>0</text:p>
          </table:table-cell>
          <table:table-cell table:formula="of:=IF([.C457]&gt;[.D457];1;0)" office:value-type="float" office:value="1">
            <text:p>1</text:p>
          </table:table-cell>
          <table:table-cell table:formula="of:=IF([.C457]&lt;[.D4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8]" office:value-type="string" office:string-value="pathways-strips">
            <text:p>pathways-strips</text:p>
          </table:table-cell>
          <table:table-cell table:formula="of:=[Sheet1.B458]" office:value-type="string" office:string-value="p23">
            <text:p>p23</text:p>
          </table:table-cell>
          <table:table-cell table:formula="of:=[Sheet1.C458]" office:value-type="float" office:value="112">
            <text:p>112</text:p>
          </table:table-cell>
          <table:table-cell office:value-type="float" office:value="97">
            <text:p>97</text:p>
          </table:table-cell>
          <table:table-cell/>
          <table:table-cell table:formula="of:=IF([.C458]=[.D458];1;0)" office:value-type="float" office:value="0">
            <text:p>0</text:p>
          </table:table-cell>
          <table:table-cell table:formula="of:=IF([.C458]&gt;[.D458];1;0)" office:value-type="float" office:value="1">
            <text:p>1</text:p>
          </table:table-cell>
          <table:table-cell table:formula="of:=IF([.C458]&lt;[.D4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9]" office:value-type="string" office:string-value="pathways-strips">
            <text:p>pathways-strips</text:p>
          </table:table-cell>
          <table:table-cell table:formula="of:=[Sheet1.B459]" office:value-type="string" office:string-value="p24">
            <text:p>p24</text:p>
          </table:table-cell>
          <table:table-cell table:formula="of:=[Sheet1.C459]" office:value-type="float" office:value="117">
            <text:p>117</text:p>
          </table:table-cell>
          <table:table-cell office:value-type="float" office:value="104">
            <text:p>104</text:p>
          </table:table-cell>
          <table:table-cell/>
          <table:table-cell table:formula="of:=IF([.C459]=[.D459];1;0)" office:value-type="float" office:value="0">
            <text:p>0</text:p>
          </table:table-cell>
          <table:table-cell table:formula="of:=IF([.C459]&gt;[.D459];1;0)" office:value-type="float" office:value="1">
            <text:p>1</text:p>
          </table:table-cell>
          <table:table-cell table:formula="of:=IF([.C459]&lt;[.D4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0]" office:value-type="string" office:string-value="pathways-strips">
            <text:p>pathways-strips</text:p>
          </table:table-cell>
          <table:table-cell table:formula="of:=[Sheet1.B460]" office:value-type="string" office:string-value="p25">
            <text:p>p25</text:p>
          </table:table-cell>
          <table:table-cell table:formula="of:=[Sheet1.C460]" office:value-type="float" office:value="127">
            <text:p>127</text:p>
          </table:table-cell>
          <table:table-cell office:value-type="float" office:value="107">
            <text:p>107</text:p>
          </table:table-cell>
          <table:table-cell/>
          <table:table-cell table:formula="of:=IF([.C460]=[.D460];1;0)" office:value-type="float" office:value="0">
            <text:p>0</text:p>
          </table:table-cell>
          <table:table-cell table:formula="of:=IF([.C460]&gt;[.D460];1;0)" office:value-type="float" office:value="1">
            <text:p>1</text:p>
          </table:table-cell>
          <table:table-cell table:formula="of:=IF([.C460]&lt;[.D4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1]" office:value-type="string" office:string-value="pathways-strips">
            <text:p>pathways-strips</text:p>
          </table:table-cell>
          <table:table-cell table:formula="of:=[Sheet1.B461]" office:value-type="string" office:string-value="p26">
            <text:p>p26</text:p>
          </table:table-cell>
          <table:table-cell table:formula="of:=[Sheet1.C461]" office:value-type="float" office:value="129">
            <text:p>129</text:p>
          </table:table-cell>
          <table:table-cell office:value-type="float" office:value="108">
            <text:p>108</text:p>
          </table:table-cell>
          <table:table-cell/>
          <table:table-cell table:formula="of:=IF([.C461]=[.D461];1;0)" office:value-type="float" office:value="0">
            <text:p>0</text:p>
          </table:table-cell>
          <table:table-cell table:formula="of:=IF([.C461]&gt;[.D461];1;0)" office:value-type="float" office:value="1">
            <text:p>1</text:p>
          </table:table-cell>
          <table:table-cell table:formula="of:=IF([.C461]&lt;[.D4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2]" office:value-type="string" office:string-value="pathways-strips">
            <text:p>pathways-strips</text:p>
          </table:table-cell>
          <table:table-cell table:formula="of:=[Sheet1.B462]" office:value-type="string" office:string-value="p27">
            <text:p>p27</text:p>
          </table:table-cell>
          <table:table-cell table:formula="of:=[Sheet1.C462]" office:value-type="float" office:value="127">
            <text:p>127</text:p>
          </table:table-cell>
          <table:table-cell office:value-type="float" office:value="116">
            <text:p>116</text:p>
          </table:table-cell>
          <table:table-cell/>
          <table:table-cell table:formula="of:=IF([.C462]=[.D462];1;0)" office:value-type="float" office:value="0">
            <text:p>0</text:p>
          </table:table-cell>
          <table:table-cell table:formula="of:=IF([.C462]&gt;[.D462];1;0)" office:value-type="float" office:value="1">
            <text:p>1</text:p>
          </table:table-cell>
          <table:table-cell table:formula="of:=IF([.C462]&lt;[.D4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3]" office:value-type="string" office:string-value="pathways-strips">
            <text:p>pathways-strips</text:p>
          </table:table-cell>
          <table:table-cell table:formula="of:=[Sheet1.B463]" office:value-type="string" office:string-value="p28">
            <text:p>p28</text:p>
          </table:table-cell>
          <table:table-cell table:formula="of:=[Sheet1.C463]" office:value-type="float" office:value="127">
            <text:p>127</text:p>
          </table:table-cell>
          <table:table-cell office:value-type="float" office:value="111">
            <text:p>111</text:p>
          </table:table-cell>
          <table:table-cell/>
          <table:table-cell table:formula="of:=IF([.C463]=[.D463];1;0)" office:value-type="float" office:value="0">
            <text:p>0</text:p>
          </table:table-cell>
          <table:table-cell table:formula="of:=IF([.C463]&gt;[.D463];1;0)" office:value-type="float" office:value="1">
            <text:p>1</text:p>
          </table:table-cell>
          <table:table-cell table:formula="of:=IF([.C463]&lt;[.D4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4]" office:value-type="string" office:string-value="pathways-strips">
            <text:p>pathways-strips</text:p>
          </table:table-cell>
          <table:table-cell table:formula="of:=[Sheet1.B464]" office:value-type="string" office:string-value="p29">
            <text:p>p29</text:p>
          </table:table-cell>
          <table:table-cell table:formula="of:=[Sheet1.C464]" office:value-type="float" office:value="140">
            <text:p>140</text:p>
          </table:table-cell>
          <table:table-cell office:value-type="float" office:value="114">
            <text:p>114</text:p>
          </table:table-cell>
          <table:table-cell/>
          <table:table-cell table:formula="of:=IF([.C464]=[.D464];1;0)" office:value-type="float" office:value="0">
            <text:p>0</text:p>
          </table:table-cell>
          <table:table-cell table:formula="of:=IF([.C464]&gt;[.D464];1;0)" office:value-type="float" office:value="1">
            <text:p>1</text:p>
          </table:table-cell>
          <table:table-cell table:formula="of:=IF([.C464]&lt;[.D4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5]" office:value-type="string" office:string-value="pathways-strips">
            <text:p>pathways-strips</text:p>
          </table:table-cell>
          <table:table-cell table:formula="of:=[Sheet1.B465]" office:value-type="string" office:string-value="p30">
            <text:p>p30</text:p>
          </table:table-cell>
          <table:table-cell table:formula="of:=[Sheet1.C465]" office:value-type="float" office:value="131">
            <text:p>131</text:p>
          </table:table-cell>
          <table:table-cell office:value-type="float" office:value="115">
            <text:p>115</text:p>
          </table:table-cell>
          <table:table-cell/>
          <table:table-cell table:formula="of:=IF([.C465]=[.D465];1;0)" office:value-type="float" office:value="0">
            <text:p>0</text:p>
          </table:table-cell>
          <table:table-cell table:formula="of:=IF([.C465]&gt;[.D465];1;0)" office:value-type="float" office:value="1">
            <text:p>1</text:p>
          </table:table-cell>
          <table:table-cell table:formula="of:=IF([.C465]&lt;[.D4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6]" office:value-type="string" office:string-value="pipesworld-notankage">
            <text:p>pipesworld-notankage</text:p>
          </table:table-cell>
          <table:table-cell table:formula="of:=[Sheet1.B466]" office:value-type="string" office:string-value="p01_net1_b6_g2">
            <text:p>p01_net1_b6_g2</text:p>
          </table:table-cell>
          <table:table-cell table:formula="of:=[Sheet1.C466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66]=[.D466];1;0)" office:value-type="float" office:value="1">
            <text:p>1</text:p>
          </table:table-cell>
          <table:table-cell table:formula="of:=IF([.C466]&gt;[.D466];1;0)" office:value-type="float" office:value="0">
            <text:p>0</text:p>
          </table:table-cell>
          <table:table-cell table:formula="of:=IF([.C466]&lt;[.D4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7]" office:value-type="string" office:string-value="pipesworld-notankage">
            <text:p>pipesworld-notankage</text:p>
          </table:table-cell>
          <table:table-cell table:formula="of:=[Sheet1.B467]" office:value-type="string" office:string-value="p02_net1_b6_g4">
            <text:p>p02_net1_b6_g4</text:p>
          </table:table-cell>
          <table:table-cell table:formula="of:=[Sheet1.C467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67]=[.D467];1;0)" office:value-type="float" office:value="1">
            <text:p>1</text:p>
          </table:table-cell>
          <table:table-cell table:formula="of:=IF([.C467]&gt;[.D467];1;0)" office:value-type="float" office:value="0">
            <text:p>0</text:p>
          </table:table-cell>
          <table:table-cell table:formula="of:=IF([.C467]&lt;[.D4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8]" office:value-type="string" office:string-value="pipesworld-notankage">
            <text:p>pipesworld-notankage</text:p>
          </table:table-cell>
          <table:table-cell table:formula="of:=[Sheet1.B468]" office:value-type="string" office:string-value="p03_net1_b8_g3">
            <text:p>p03_net1_b8_g3</text:p>
          </table:table-cell>
          <table:table-cell table:formula="of:=[Sheet1.C468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68]=[.D468];1;0)" office:value-type="float" office:value="1">
            <text:p>1</text:p>
          </table:table-cell>
          <table:table-cell table:formula="of:=IF([.C468]&gt;[.D468];1;0)" office:value-type="float" office:value="0">
            <text:p>0</text:p>
          </table:table-cell>
          <table:table-cell table:formula="of:=IF([.C468]&lt;[.D4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9]" office:value-type="string" office:string-value="pipesworld-notankage">
            <text:p>pipesworld-notankage</text:p>
          </table:table-cell>
          <table:table-cell table:formula="of:=[Sheet1.B469]" office:value-type="string" office:string-value="p04_net1_b8_g5">
            <text:p>p04_net1_b8_g5</text:p>
          </table:table-cell>
          <table:table-cell table:formula="of:=[Sheet1.C469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69]=[.D469];1;0)" office:value-type="float" office:value="1">
            <text:p>1</text:p>
          </table:table-cell>
          <table:table-cell table:formula="of:=IF([.C469]&gt;[.D469];1;0)" office:value-type="float" office:value="0">
            <text:p>0</text:p>
          </table:table-cell>
          <table:table-cell table:formula="of:=IF([.C469]&lt;[.D4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0]" office:value-type="string" office:string-value="pipesworld-notankage">
            <text:p>pipesworld-notankage</text:p>
          </table:table-cell>
          <table:table-cell table:formula="of:=[Sheet1.B470]" office:value-type="string" office:string-value="p05_net1_b10_g4">
            <text:p>p05_net1_b10_g4</text:p>
          </table:table-cell>
          <table:table-cell table:formula="of:=[Sheet1.C470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70]=[.D470];1;0)" office:value-type="float" office:value="1">
            <text:p>1</text:p>
          </table:table-cell>
          <table:table-cell table:formula="of:=IF([.C470]&gt;[.D470];1;0)" office:value-type="float" office:value="0">
            <text:p>0</text:p>
          </table:table-cell>
          <table:table-cell table:formula="of:=IF([.C470]&lt;[.D4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1]" office:value-type="string" office:string-value="pipesworld-notankage">
            <text:p>pipesworld-notankage</text:p>
          </table:table-cell>
          <table:table-cell table:formula="of:=[Sheet1.B471]" office:value-type="string" office:string-value="p06_net1_b10_g6">
            <text:p>p06_net1_b10_g6</text:p>
          </table:table-cell>
          <table:table-cell table:formula="of:=[Sheet1.C471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471]=[.D471];1;0)" office:value-type="float" office:value="1">
            <text:p>1</text:p>
          </table:table-cell>
          <table:table-cell table:formula="of:=IF([.C471]&gt;[.D471];1;0)" office:value-type="float" office:value="0">
            <text:p>0</text:p>
          </table:table-cell>
          <table:table-cell table:formula="of:=IF([.C471]&lt;[.D47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2]" office:value-type="string" office:string-value="pipesworld-notankage">
            <text:p>pipesworld-notankage</text:p>
          </table:table-cell>
          <table:table-cell table:formula="of:=[Sheet1.B472]" office:value-type="string" office:string-value="p07_net1_b12_g5">
            <text:p>p07_net1_b12_g5</text:p>
          </table:table-cell>
          <table:table-cell table:formula="of:=[Sheet1.C472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72]=[.D472];1;0)" office:value-type="float" office:value="1">
            <text:p>1</text:p>
          </table:table-cell>
          <table:table-cell table:formula="of:=IF([.C472]&gt;[.D472];1;0)" office:value-type="float" office:value="0">
            <text:p>0</text:p>
          </table:table-cell>
          <table:table-cell table:formula="of:=IF([.C472]&lt;[.D4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3]" office:value-type="string" office:string-value="pipesworld-notankage">
            <text:p>pipesworld-notankage</text:p>
          </table:table-cell>
          <table:table-cell table:formula="of:=[Sheet1.B473]" office:value-type="string" office:string-value="p08_net1_b12_g7">
            <text:p>p08_net1_b12_g7</text:p>
          </table:table-cell>
          <table:table-cell table:formula="of:=[Sheet1.C473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473]=[.D473];1;0)" office:value-type="float" office:value="1">
            <text:p>1</text:p>
          </table:table-cell>
          <table:table-cell table:formula="of:=IF([.C473]&gt;[.D473];1;0)" office:value-type="float" office:value="0">
            <text:p>0</text:p>
          </table:table-cell>
          <table:table-cell table:formula="of:=IF([.C473]&lt;[.D4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4]" office:value-type="string" office:string-value="pipesworld-notankage">
            <text:p>pipesworld-notankage</text:p>
          </table:table-cell>
          <table:table-cell table:formula="of:=[Sheet1.B474]" office:value-type="string" office:string-value="p09_net1_b14_g6">
            <text:p>p09_net1_b14_g6</text:p>
          </table:table-cell>
          <table:table-cell table:formula="of:=[Sheet1.C474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474]=[.D474];1;0)" office:value-type="float" office:value="1">
            <text:p>1</text:p>
          </table:table-cell>
          <table:table-cell table:formula="of:=IF([.C474]&gt;[.D474];1;0)" office:value-type="float" office:value="0">
            <text:p>0</text:p>
          </table:table-cell>
          <table:table-cell table:formula="of:=IF([.C474]&lt;[.D4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5]" office:value-type="string" office:string-value="pipesworld-notankage">
            <text:p>pipesworld-notankage</text:p>
          </table:table-cell>
          <table:table-cell table:formula="of:=[Sheet1.B475]" office:value-type="string" office:string-value="p10_net1_b14_g8">
            <text:p>p10_net1_b14_g8</text:p>
          </table:table-cell>
          <table:table-cell table:formula="of:=[Sheet1.C475]" office:value-type="float" office:value="17">
            <text:p>17</text:p>
          </table:table-cell>
          <table:table-cell office:value-type="float" office:value="13">
            <text:p>13</text:p>
          </table:table-cell>
          <table:table-cell/>
          <table:table-cell table:formula="of:=IF([.C475]=[.D475];1;0)" office:value-type="float" office:value="0">
            <text:p>0</text:p>
          </table:table-cell>
          <table:table-cell table:formula="of:=IF([.C475]&gt;[.D475];1;0)" office:value-type="float" office:value="1">
            <text:p>1</text:p>
          </table:table-cell>
          <table:table-cell table:formula="of:=IF([.C475]&lt;[.D4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6]" office:value-type="string" office:string-value="pipesworld-notankage">
            <text:p>pipesworld-notankage</text:p>
          </table:table-cell>
          <table:table-cell table:formula="of:=[Sheet1.B476]" office:value-type="string" office:string-value="p11_net2_b10_g2">
            <text:p>p11_net2_b10_g2</text:p>
          </table:table-cell>
          <table:table-cell table:formula="of:=[Sheet1.C476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476]=[.D476];1;0)" office:value-type="float" office:value="1">
            <text:p>1</text:p>
          </table:table-cell>
          <table:table-cell table:formula="of:=IF([.C476]&gt;[.D476];1;0)" office:value-type="float" office:value="0">
            <text:p>0</text:p>
          </table:table-cell>
          <table:table-cell table:formula="of:=IF([.C476]&lt;[.D4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7]" office:value-type="string" office:string-value="pipesworld-notankage">
            <text:p>pipesworld-notankage</text:p>
          </table:table-cell>
          <table:table-cell table:formula="of:=[Sheet1.B477]" office:value-type="string" office:string-value="p12_net2_b10_g4">
            <text:p>p12_net2_b10_g4</text:p>
          </table:table-cell>
          <table:table-cell table:formula="of:=[Sheet1.C477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477]=[.D477];1;0)" office:value-type="float" office:value="1">
            <text:p>1</text:p>
          </table:table-cell>
          <table:table-cell table:formula="of:=IF([.C477]&gt;[.D477];1;0)" office:value-type="float" office:value="0">
            <text:p>0</text:p>
          </table:table-cell>
          <table:table-cell table:formula="of:=IF([.C477]&lt;[.D4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8]" office:value-type="string" office:string-value="pipesworld-notankage">
            <text:p>pipesworld-notankage</text:p>
          </table:table-cell>
          <table:table-cell table:formula="of:=[Sheet1.B478]" office:value-type="string" office:string-value="p13_net2_b12_g3">
            <text:p>p13_net2_b12_g3</text:p>
          </table:table-cell>
          <table:table-cell table:formula="of:=[Sheet1.C478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478]=[.D478];1;0)" office:value-type="float" office:value="1">
            <text:p>1</text:p>
          </table:table-cell>
          <table:table-cell table:formula="of:=IF([.C478]&gt;[.D478];1;0)" office:value-type="float" office:value="0">
            <text:p>0</text:p>
          </table:table-cell>
          <table:table-cell table:formula="of:=IF([.C478]&lt;[.D4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9]" office:value-type="string" office:string-value="pipesworld-notankage">
            <text:p>pipesworld-notankage</text:p>
          </table:table-cell>
          <table:table-cell table:formula="of:=[Sheet1.B479]" office:value-type="string" office:string-value="p14_net2_b12_g5">
            <text:p>p14_net2_b12_g5</text:p>
          </table:table-cell>
          <table:table-cell table:formula="of:=[Sheet1.C479]"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formula="of:=IF([.C479]=[.D479];1;0)" office:value-type="float" office:value="0">
            <text:p>0</text:p>
          </table:table-cell>
          <table:table-cell table:formula="of:=IF([.C479]&gt;[.D479];1;0)" office:value-type="float" office:value="1">
            <text:p>1</text:p>
          </table:table-cell>
          <table:table-cell table:formula="of:=IF([.C479]&lt;[.D4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0]" office:value-type="string" office:string-value="pipesworld-notankage">
            <text:p>pipesworld-notankage</text:p>
          </table:table-cell>
          <table:table-cell table:formula="of:=[Sheet1.B480]" office:value-type="string" office:string-value="p15_net2_b14_g4">
            <text:p>p15_net2_b14_g4</text:p>
          </table:table-cell>
          <table:table-cell table:formula="of:=[Sheet1.C480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480]=[.D480];1;0)" office:value-type="float" office:value="1">
            <text:p>1</text:p>
          </table:table-cell>
          <table:table-cell table:formula="of:=IF([.C480]&gt;[.D480];1;0)" office:value-type="float" office:value="0">
            <text:p>0</text:p>
          </table:table-cell>
          <table:table-cell table:formula="of:=IF([.C480]&lt;[.D4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1]" office:value-type="string" office:string-value="pipesworld-notankage">
            <text:p>pipesworld-notankage</text:p>
          </table:table-cell>
          <table:table-cell table:formula="of:=[Sheet1.B481]" office:value-type="string" office:string-value="p16_net2_b14_g6">
            <text:p>p16_net2_b14_g6</text:p>
          </table:table-cell>
          <table:table-cell table:formula="of:=[Sheet1.C481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481]=[.D481];1;0)" office:value-type="float" office:value="1">
            <text:p>1</text:p>
          </table:table-cell>
          <table:table-cell table:formula="of:=IF([.C481]&gt;[.D481];1;0)" office:value-type="float" office:value="0">
            <text:p>0</text:p>
          </table:table-cell>
          <table:table-cell table:formula="of:=IF([.C481]&lt;[.D4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2]" office:value-type="string" office:string-value="pipesworld-notankage">
            <text:p>pipesworld-notankage</text:p>
          </table:table-cell>
          <table:table-cell table:formula="of:=[Sheet1.B482]" office:value-type="string" office:string-value="p17_net2_b16_g5">
            <text:p>p17_net2_b16_g5</text:p>
          </table:table-cell>
          <table:table-cell table:formula="of:=[Sheet1.C482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482]=[.D482];1;0)" office:value-type="float" office:value="1">
            <text:p>1</text:p>
          </table:table-cell>
          <table:table-cell table:formula="of:=IF([.C482]&gt;[.D482];1;0)" office:value-type="float" office:value="0">
            <text:p>0</text:p>
          </table:table-cell>
          <table:table-cell table:formula="of:=IF([.C482]&lt;[.D4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3]" office:value-type="string" office:string-value="pipesworld-notankage">
            <text:p>pipesworld-notankage</text:p>
          </table:table-cell>
          <table:table-cell table:formula="of:=[Sheet1.B483]" office:value-type="string" office:string-value="p18_net2_b16_g7">
            <text:p>p18_net2_b16_g7</text:p>
          </table:table-cell>
          <table:table-cell table:formula="of:=[Sheet1.C483]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formula="of:=IF([.C483]=[.D483];1;0)" office:value-type="float" office:value="0">
            <text:p>0</text:p>
          </table:table-cell>
          <table:table-cell table:formula="of:=IF([.C483]&gt;[.D483];1;0)" office:value-type="float" office:value="1">
            <text:p>1</text:p>
          </table:table-cell>
          <table:table-cell table:formula="of:=IF([.C483]&lt;[.D4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4]" office:value-type="string" office:string-value="pipesworld-notankage">
            <text:p>pipesworld-notankage</text:p>
          </table:table-cell>
          <table:table-cell table:formula="of:=[Sheet1.B484]" office:value-type="string" office:string-value="p19_net2_b18_g6">
            <text:p>p19_net2_b18_g6</text:p>
          </table:table-cell>
          <table:table-cell table:formula="of:=[Sheet1.C484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484]=[.D484];1;0)" office:value-type="float" office:value="0">
            <text:p>0</text:p>
          </table:table-cell>
          <table:table-cell table:formula="of:=IF([.C484]&gt;[.D484];1;0)" office:value-type="float" office:value="1">
            <text:p>1</text:p>
          </table:table-cell>
          <table:table-cell table:formula="of:=IF([.C484]&lt;[.D48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5]" office:value-type="string" office:string-value="pipesworld-notankage">
            <text:p>pipesworld-notankage</text:p>
          </table:table-cell>
          <table:table-cell table:formula="of:=[Sheet1.B485]" office:value-type="string" office:string-value="p20_net2_b18_g8">
            <text:p>p20_net2_b18_g8</text:p>
          </table:table-cell>
          <table:table-cell table:formula="of:=[Sheet1.C485]"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table:formula="of:=IF([.C485]=[.D485];1;0)" office:value-type="float" office:value="0">
            <text:p>0</text:p>
          </table:table-cell>
          <table:table-cell table:formula="of:=IF([.C485]&gt;[.D485];1;0)" office:value-type="float" office:value="1">
            <text:p>1</text:p>
          </table:table-cell>
          <table:table-cell table:formula="of:=IF([.C485]&lt;[.D4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6]" office:value-type="string" office:string-value="pipesworld-notankage">
            <text:p>pipesworld-notankage</text:p>
          </table:table-cell>
          <table:table-cell table:formula="of:=[Sheet1.B486]" office:value-type="string" office:string-value="p21_net3_b12_g2">
            <text:p>p21_net3_b12_g2</text:p>
          </table:table-cell>
          <table:table-cell table:formula="of:=[Sheet1.C486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486]=[.D486];1;0)" office:value-type="float" office:value="1">
            <text:p>1</text:p>
          </table:table-cell>
          <table:table-cell table:formula="of:=IF([.C486]&gt;[.D486];1;0)" office:value-type="float" office:value="0">
            <text:p>0</text:p>
          </table:table-cell>
          <table:table-cell table:formula="of:=IF([.C486]&lt;[.D4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7]" office:value-type="string" office:string-value="pipesworld-notankage">
            <text:p>pipesworld-notankage</text:p>
          </table:table-cell>
          <table:table-cell table:formula="of:=[Sheet1.B487]" office:value-type="string" office:string-value="p22_net3_b12_g4">
            <text:p>p22_net3_b12_g4</text:p>
          </table:table-cell>
          <table:table-cell table:formula="of:=[Sheet1.C487]"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IF([.C487]=[.D487];1;0)" office:value-type="float" office:value="0">
            <text:p>0</text:p>
          </table:table-cell>
          <table:table-cell table:formula="of:=IF([.C487]&gt;[.D487];1;0)" office:value-type="float" office:value="0">
            <text:p>0</text:p>
          </table:table-cell>
          <table:table-cell table:formula="of:=IF([.C487]&lt;[.D48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488]" office:value-type="string" office:string-value="pipesworld-notankage">
            <text:p>pipesworld-notankage</text:p>
          </table:table-cell>
          <table:table-cell table:formula="of:=[Sheet1.B488]" office:value-type="string" office:string-value="p23_net3_b14_g3">
            <text:p>p23_net3_b14_g3</text:p>
          </table:table-cell>
          <table:table-cell table:formula="of:=[Sheet1.C488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488]=[.D488];1;0)" office:value-type="float" office:value="1">
            <text:p>1</text:p>
          </table:table-cell>
          <table:table-cell table:formula="of:=IF([.C488]&gt;[.D488];1;0)" office:value-type="float" office:value="0">
            <text:p>0</text:p>
          </table:table-cell>
          <table:table-cell table:formula="of:=IF([.C488]&lt;[.D4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9]" office:value-type="string" office:string-value="pipesworld-notankage">
            <text:p>pipesworld-notankage</text:p>
          </table:table-cell>
          <table:table-cell table:formula="of:=[Sheet1.B489]" office:value-type="string" office:string-value="p24_net3_b14_g5">
            <text:p>p24_net3_b14_g5</text:p>
          </table:table-cell>
          <table:table-cell table:formula="of:=[Sheet1.C489]"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IF([.C489]=[.D489];1;0)" office:value-type="float" office:value="0">
            <text:p>0</text:p>
          </table:table-cell>
          <table:table-cell table:formula="of:=IF([.C489]&gt;[.D489];1;0)" office:value-type="float" office:value="0">
            <text:p>0</text:p>
          </table:table-cell>
          <table:table-cell table:formula="of:=IF([.C489]&lt;[.D48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490]" office:value-type="string" office:string-value="pipesworld-notankage">
            <text:p>pipesworld-notankage</text:p>
          </table:table-cell>
          <table:table-cell table:formula="of:=[Sheet1.B490]" office:value-type="string" office:string-value="p25_net3_b16_g5">
            <text:p>p25_net3_b16_g5</text:p>
          </table:table-cell>
          <table:table-cell table:formula="of:=[Sheet1.C490]" office:value-type="float" office:value="16">
            <text:p>16</text:p>
          </table:table-cell>
          <table:table-cell office:value-type="float" office:value="12">
            <text:p>12</text:p>
          </table:table-cell>
          <table:table-cell/>
          <table:table-cell table:formula="of:=IF([.C490]=[.D490];1;0)" office:value-type="float" office:value="0">
            <text:p>0</text:p>
          </table:table-cell>
          <table:table-cell table:formula="of:=IF([.C490]&gt;[.D490];1;0)" office:value-type="float" office:value="1">
            <text:p>1</text:p>
          </table:table-cell>
          <table:table-cell table:formula="of:=IF([.C490]&lt;[.D4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1]" office:value-type="string" office:string-value="pipesworld-notankage">
            <text:p>pipesworld-notankage</text:p>
          </table:table-cell>
          <table:table-cell table:formula="of:=[Sheet1.B491]" office:value-type="string" office:string-value="p26_net3_b16_g7">
            <text:p>p26_net3_b16_g7</text:p>
          </table:table-cell>
          <table:table-cell table:formula="of:=[Sheet1.C491]"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formula="of:=IF([.C491]=[.D491];1;0)" office:value-type="float" office:value="0">
            <text:p>0</text:p>
          </table:table-cell>
          <table:table-cell table:formula="of:=IF([.C491]&gt;[.D491];1;0)" office:value-type="float" office:value="1">
            <text:p>1</text:p>
          </table:table-cell>
          <table:table-cell table:formula="of:=IF([.C491]&lt;[.D4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2]" office:value-type="string" office:string-value="pipesworld-notankage">
            <text:p>pipesworld-notankage</text:p>
          </table:table-cell>
          <table:table-cell table:formula="of:=[Sheet1.B492]" office:value-type="string" office:string-value="p27_net3_b18_g6">
            <text:p>p27_net3_b18_g6</text:p>
          </table:table-cell>
          <table:table-cell table:formula="of:=[Sheet1.C492]"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formula="of:=IF([.C492]=[.D492];1;0)" office:value-type="float" office:value="0">
            <text:p>0</text:p>
          </table:table-cell>
          <table:table-cell table:formula="of:=IF([.C492]&gt;[.D492];1;0)" office:value-type="float" office:value="1">
            <text:p>1</text:p>
          </table:table-cell>
          <table:table-cell table:formula="of:=IF([.C492]&lt;[.D4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3]" office:value-type="string" office:string-value="pipesworld-notankage">
            <text:p>pipesworld-notankage</text:p>
          </table:table-cell>
          <table:table-cell table:formula="of:=[Sheet1.B493]" office:value-type="string" office:string-value="p28_net3_b18_g7">
            <text:p>p28_net3_b18_g7</text:p>
          </table:table-cell>
          <table:table-cell table:formula="of:=[Sheet1.C493]"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formula="of:=IF([.C493]=[.D493];1;0)" office:value-type="float" office:value="0">
            <text:p>0</text:p>
          </table:table-cell>
          <table:table-cell table:formula="of:=IF([.C493]&gt;[.D493];1;0)" office:value-type="float" office:value="1">
            <text:p>1</text:p>
          </table:table-cell>
          <table:table-cell table:formula="of:=IF([.C493]&lt;[.D4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4]" office:value-type="string" office:string-value="pipesworld-notankage">
            <text:p>pipesworld-notankage</text:p>
          </table:table-cell>
          <table:table-cell table:formula="of:=[Sheet1.B494]" office:value-type="string" office:string-value="p29_net3_b20_g6">
            <text:p>p29_net3_b20_g6</text:p>
          </table:table-cell>
          <table:table-cell table:formula="of:=[Sheet1.C494]" office:value-type="float" office:value="17">
            <text:p>17</text:p>
          </table:table-cell>
          <table:table-cell office:value-type="float" office:value="12">
            <text:p>12</text:p>
          </table:table-cell>
          <table:table-cell/>
          <table:table-cell table:formula="of:=IF([.C494]=[.D494];1;0)" office:value-type="float" office:value="0">
            <text:p>0</text:p>
          </table:table-cell>
          <table:table-cell table:formula="of:=IF([.C494]&gt;[.D494];1;0)" office:value-type="float" office:value="1">
            <text:p>1</text:p>
          </table:table-cell>
          <table:table-cell table:formula="of:=IF([.C494]&lt;[.D4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5]" office:value-type="string" office:string-value="pipesworld-notankage">
            <text:p>pipesworld-notankage</text:p>
          </table:table-cell>
          <table:table-cell table:formula="of:=[Sheet1.B495]" office:value-type="string" office:string-value="p30_net3_b20_g8">
            <text:p>p30_net3_b20_g8</text:p>
          </table:table-cell>
          <table:table-cell table:formula="of:=[Sheet1.C495]"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table:formula="of:=IF([.C495]=[.D495];1;0)" office:value-type="float" office:value="0">
            <text:p>0</text:p>
          </table:table-cell>
          <table:table-cell table:formula="of:=IF([.C495]&gt;[.D495];1;0)" office:value-type="float" office:value="1">
            <text:p>1</text:p>
          </table:table-cell>
          <table:table-cell table:formula="of:=IF([.C495]&lt;[.D4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6]" office:value-type="string" office:string-value="pipesworld-notankage">
            <text:p>pipesworld-notankage</text:p>
          </table:table-cell>
          <table:table-cell table:formula="of:=[Sheet1.B496]" office:value-type="string" office:string-value="p31_net4_b14_g3">
            <text:p>p31_net4_b14_g3</text:p>
          </table:table-cell>
          <table:table-cell table:formula="of:=[Sheet1.C496]"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formula="of:=IF([.C496]=[.D496];1;0)" office:value-type="float" office:value="0">
            <text:p>0</text:p>
          </table:table-cell>
          <table:table-cell table:formula="of:=IF([.C496]&gt;[.D496];1;0)" office:value-type="float" office:value="1">
            <text:p>1</text:p>
          </table:table-cell>
          <table:table-cell table:formula="of:=IF([.C496]&lt;[.D4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7]" office:value-type="string" office:string-value="pipesworld-notankage">
            <text:p>pipesworld-notankage</text:p>
          </table:table-cell>
          <table:table-cell table:formula="of:=[Sheet1.B497]" office:value-type="string" office:string-value="p32_net4_b14_g5">
            <text:p>p32_net4_b14_g5</text:p>
          </table:table-cell>
          <table:table-cell table:formula="of:=[Sheet1.C497]"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formula="of:=IF([.C497]=[.D497];1;0)" office:value-type="float" office:value="0">
            <text:p>0</text:p>
          </table:table-cell>
          <table:table-cell table:formula="of:=IF([.C497]&gt;[.D497];1;0)" office:value-type="float" office:value="1">
            <text:p>1</text:p>
          </table:table-cell>
          <table:table-cell table:formula="of:=IF([.C497]&lt;[.D4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8]" office:value-type="string" office:string-value="pipesworld-notankage">
            <text:p>pipesworld-notankage</text:p>
          </table:table-cell>
          <table:table-cell table:formula="of:=[Sheet1.B498]" office:value-type="string" office:string-value="p33_net4_b16_g5">
            <text:p>p33_net4_b16_g5</text:p>
          </table:table-cell>
          <table:table-cell table:formula="of:=[Sheet1.C498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498]=[.D498];1;0)" office:value-type="float" office:value="0">
            <text:p>0</text:p>
          </table:table-cell>
          <table:table-cell table:formula="of:=IF([.C498]&gt;[.D498];1;0)" office:value-type="float" office:value="1">
            <text:p>1</text:p>
          </table:table-cell>
          <table:table-cell table:formula="of:=IF([.C498]&lt;[.D4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9]" office:value-type="string" office:string-value="pipesworld-notankage">
            <text:p>pipesworld-notankage</text:p>
          </table:table-cell>
          <table:table-cell table:formula="of:=[Sheet1.B499]" office:value-type="string" office:string-value="p34_net4_b16_g6">
            <text:p>p34_net4_b16_g6</text:p>
          </table:table-cell>
          <table:table-cell table:formula="of:=[Sheet1.C499]" office:value-type="float" office:value="18">
            <text:p>18</text:p>
          </table:table-cell>
          <table:table-cell office:value-type="float" office:value="13">
            <text:p>13</text:p>
          </table:table-cell>
          <table:table-cell/>
          <table:table-cell table:formula="of:=IF([.C499]=[.D499];1;0)" office:value-type="float" office:value="0">
            <text:p>0</text:p>
          </table:table-cell>
          <table:table-cell table:formula="of:=IF([.C499]&gt;[.D499];1;0)" office:value-type="float" office:value="1">
            <text:p>1</text:p>
          </table:table-cell>
          <table:table-cell table:formula="of:=IF([.C499]&lt;[.D4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0]" office:value-type="string" office:string-value="pipesworld-notankage">
            <text:p>pipesworld-notankage</text:p>
          </table:table-cell>
          <table:table-cell table:formula="of:=[Sheet1.B500]" office:value-type="string" office:string-value="p35_net4_b18_g4">
            <text:p>p35_net4_b18_g4</text:p>
          </table:table-cell>
          <table:table-cell table:formula="of:=[Sheet1.C500]"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table:formula="of:=IF([.C500]=[.D500];1;0)" office:value-type="float" office:value="0">
            <text:p>0</text:p>
          </table:table-cell>
          <table:table-cell table:formula="of:=IF([.C500]&gt;[.D500];1;0)" office:value-type="float" office:value="1">
            <text:p>1</text:p>
          </table:table-cell>
          <table:table-cell table:formula="of:=IF([.C500]&lt;[.D5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1]" office:value-type="string" office:string-value="pipesworld-notankage">
            <text:p>pipesworld-notankage</text:p>
          </table:table-cell>
          <table:table-cell table:formula="of:=[Sheet1.B501]" office:value-type="string" office:string-value="p36_net4_b18_g6">
            <text:p>p36_net4_b18_g6</text:p>
          </table:table-cell>
          <table:table-cell table:formula="of:=[Sheet1.C501]"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formula="of:=IF([.C501]=[.D501];1;0)" office:value-type="float" office:value="0">
            <text:p>0</text:p>
          </table:table-cell>
          <table:table-cell table:formula="of:=IF([.C501]&gt;[.D501];1;0)" office:value-type="float" office:value="1">
            <text:p>1</text:p>
          </table:table-cell>
          <table:table-cell table:formula="of:=IF([.C501]&lt;[.D5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2]" office:value-type="string" office:string-value="pipesworld-notankage">
            <text:p>pipesworld-notankage</text:p>
          </table:table-cell>
          <table:table-cell table:formula="of:=[Sheet1.B502]" office:value-type="string" office:string-value="p37_net4_b20_g5">
            <text:p>p37_net4_b20_g5</text:p>
          </table:table-cell>
          <table:table-cell table:formula="of:=[Sheet1.C502]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IF([.C502]=[.D502];1;0)" office:value-type="float" office:value="0">
            <text:p>0</text:p>
          </table:table-cell>
          <table:table-cell table:formula="of:=IF([.C502]&gt;[.D502];1;0)" office:value-type="float" office:value="0">
            <text:p>0</text:p>
          </table:table-cell>
          <table:table-cell table:formula="of:=IF([.C502]&lt;[.D50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503]" office:value-type="string" office:string-value="pipesworld-notankage">
            <text:p>pipesworld-notankage</text:p>
          </table:table-cell>
          <table:table-cell table:formula="of:=[Sheet1.B503]" office:value-type="string" office:string-value="p38_net4_b20_g7">
            <text:p>p38_net4_b20_g7</text:p>
          </table:table-cell>
          <table:table-cell table:formula="of:=[Sheet1.C503]"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formula="of:=IF([.C503]=[.D503];1;0)" office:value-type="float" office:value="0">
            <text:p>0</text:p>
          </table:table-cell>
          <table:table-cell table:formula="of:=IF([.C503]&gt;[.D503];1;0)" office:value-type="float" office:value="1">
            <text:p>1</text:p>
          </table:table-cell>
          <table:table-cell table:formula="of:=IF([.C503]&lt;[.D5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4]" office:value-type="string" office:string-value="pipesworld-notankage">
            <text:p>pipesworld-notankage</text:p>
          </table:table-cell>
          <table:table-cell table:formula="of:=[Sheet1.B504]" office:value-type="string" office:string-value="p39_net4_b22_g7">
            <text:p>p39_net4_b22_g7</text:p>
          </table:table-cell>
          <table:table-cell table:formula="of:=[Sheet1.C504]" office:value-type="float" office:value="16">
            <text:p>16</text:p>
          </table:table-cell>
          <table:table-cell office:value-type="float" office:value="11">
            <text:p>11</text:p>
          </table:table-cell>
          <table:table-cell/>
          <table:table-cell table:formula="of:=IF([.C504]=[.D504];1;0)" office:value-type="float" office:value="0">
            <text:p>0</text:p>
          </table:table-cell>
          <table:table-cell table:formula="of:=IF([.C504]&gt;[.D504];1;0)" office:value-type="float" office:value="1">
            <text:p>1</text:p>
          </table:table-cell>
          <table:table-cell table:formula="of:=IF([.C504]&lt;[.D5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5]" office:value-type="string" office:string-value="pipesworld-notankage">
            <text:p>pipesworld-notankage</text:p>
          </table:table-cell>
          <table:table-cell table:formula="of:=[Sheet1.B505]" office:value-type="string" office:string-value="p40_net4_b22_g8">
            <text:p>p40_net4_b22_g8</text:p>
          </table:table-cell>
          <table:table-cell table:formula="of:=[Sheet1.C505]" office:value-type="float" office:value="15">
            <text:p>15</text:p>
          </table:table-cell>
          <table:table-cell office:value-type="float" office:value="12">
            <text:p>12</text:p>
          </table:table-cell>
          <table:table-cell/>
          <table:table-cell table:formula="of:=IF([.C505]=[.D505];1;0)" office:value-type="float" office:value="0">
            <text:p>0</text:p>
          </table:table-cell>
          <table:table-cell table:formula="of:=IF([.C505]&gt;[.D505];1;0)" office:value-type="float" office:value="1">
            <text:p>1</text:p>
          </table:table-cell>
          <table:table-cell table:formula="of:=IF([.C505]&lt;[.D5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6]" office:value-type="string" office:string-value="pipesworld-notankage">
            <text:p>pipesworld-notankage</text:p>
          </table:table-cell>
          <table:table-cell table:formula="of:=[Sheet1.B506]" office:value-type="string" office:string-value="p41_net5_b22_g2">
            <text:p>p41_net5_b22_g2</text:p>
          </table:table-cell>
          <table:table-cell table:formula="of:=[Sheet1.C506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506]=[.D506];1;0)" office:value-type="float" office:value="1">
            <text:p>1</text:p>
          </table:table-cell>
          <table:table-cell table:formula="of:=IF([.C506]&gt;[.D506];1;0)" office:value-type="float" office:value="0">
            <text:p>0</text:p>
          </table:table-cell>
          <table:table-cell table:formula="of:=IF([.C506]&lt;[.D5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7]" office:value-type="string" office:string-value="pipesworld-notankage">
            <text:p>pipesworld-notankage</text:p>
          </table:table-cell>
          <table:table-cell table:formula="of:=[Sheet1.B507]" office:value-type="string" office:string-value="p42_net5_b22_g4">
            <text:p>p42_net5_b22_g4</text:p>
          </table:table-cell>
          <table:table-cell table:formula="of:=[Sheet1.C507]"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formula="of:=IF([.C507]=[.D507];1;0)" office:value-type="float" office:value="0">
            <text:p>0</text:p>
          </table:table-cell>
          <table:table-cell table:formula="of:=IF([.C507]&gt;[.D507];1;0)" office:value-type="float" office:value="1">
            <text:p>1</text:p>
          </table:table-cell>
          <table:table-cell table:formula="of:=IF([.C507]&lt;[.D5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8]" office:value-type="string" office:string-value="pipesworld-notankage">
            <text:p>pipesworld-notankage</text:p>
          </table:table-cell>
          <table:table-cell table:formula="of:=[Sheet1.B508]" office:value-type="string" office:string-value="p43_net5_b24_g3">
            <text:p>p43_net5_b24_g3</text:p>
          </table:table-cell>
          <table:table-cell table:formula="of:=[Sheet1.C508]"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table:formula="of:=IF([.C508]=[.D508];1;0)" office:value-type="float" office:value="0">
            <text:p>0</text:p>
          </table:table-cell>
          <table:table-cell table:formula="of:=IF([.C508]&gt;[.D508];1;0)" office:value-type="float" office:value="1">
            <text:p>1</text:p>
          </table:table-cell>
          <table:table-cell table:formula="of:=IF([.C508]&lt;[.D5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9]" office:value-type="string" office:string-value="pipesworld-notankage">
            <text:p>pipesworld-notankage</text:p>
          </table:table-cell>
          <table:table-cell table:formula="of:=[Sheet1.B509]" office:value-type="string" office:string-value="p44_net5_b24_g5">
            <text:p>p44_net5_b24_g5</text:p>
          </table:table-cell>
          <table:table-cell table:formula="of:=[Sheet1.C509]"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C509]=[.D509];1;0)" office:value-type="float" office:value="0">
            <text:p>0</text:p>
          </table:table-cell>
          <table:table-cell table:formula="of:=IF([.C509]&gt;[.D509];1;0)" office:value-type="float" office:value="1">
            <text:p>1</text:p>
          </table:table-cell>
          <table:table-cell table:formula="of:=IF([.C509]&lt;[.D5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0]" office:value-type="string" office:string-value="pipesworld-notankage">
            <text:p>pipesworld-notankage</text:p>
          </table:table-cell>
          <table:table-cell table:formula="of:=[Sheet1.B510]" office:value-type="string" office:string-value="p45_net5_b26_g4">
            <text:p>p45_net5_b26_g4</text:p>
          </table:table-cell>
          <table:table-cell table:formula="of:=[Sheet1.C510]" office:value-type="float" office:value="14">
            <text:p>14</text:p>
          </table:table-cell>
          <table:table-cell office:value-type="float" office:value="12">
            <text:p>12</text:p>
          </table:table-cell>
          <table:table-cell/>
          <table:table-cell table:formula="of:=IF([.C510]=[.D510];1;0)" office:value-type="float" office:value="0">
            <text:p>0</text:p>
          </table:table-cell>
          <table:table-cell table:formula="of:=IF([.C510]&gt;[.D510];1;0)" office:value-type="float" office:value="1">
            <text:p>1</text:p>
          </table:table-cell>
          <table:table-cell table:formula="of:=IF([.C510]&lt;[.D5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1]" office:value-type="string" office:string-value="pipesworld-notankage">
            <text:p>pipesworld-notankage</text:p>
          </table:table-cell>
          <table:table-cell table:formula="of:=[Sheet1.B511]" office:value-type="string" office:string-value="p46_net5_b26_g6">
            <text:p>p46_net5_b26_g6</text:p>
          </table:table-cell>
          <table:table-cell table:formula="of:=[Sheet1.C511]"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table:formula="of:=IF([.C511]=[.D511];1;0)" office:value-type="float" office:value="0">
            <text:p>0</text:p>
          </table:table-cell>
          <table:table-cell table:formula="of:=IF([.C511]&gt;[.D511];1;0)" office:value-type="float" office:value="1">
            <text:p>1</text:p>
          </table:table-cell>
          <table:table-cell table:formula="of:=IF([.C511]&lt;[.D51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2]" office:value-type="string" office:string-value="pipesworld-notankage">
            <text:p>pipesworld-notankage</text:p>
          </table:table-cell>
          <table:table-cell table:formula="of:=[Sheet1.B512]" office:value-type="string" office:string-value="p47_net5_b28_g5">
            <text:p>p47_net5_b28_g5</text:p>
          </table:table-cell>
          <table:table-cell table:formula="of:=[Sheet1.C512]" office:value-type="float" office:value="21">
            <text:p>21</text:p>
          </table:table-cell>
          <table:table-cell office:value-type="float" office:value="15">
            <text:p>15</text:p>
          </table:table-cell>
          <table:table-cell/>
          <table:table-cell table:formula="of:=IF([.C512]=[.D512];1;0)" office:value-type="float" office:value="0">
            <text:p>0</text:p>
          </table:table-cell>
          <table:table-cell table:formula="of:=IF([.C512]&gt;[.D512];1;0)" office:value-type="float" office:value="1">
            <text:p>1</text:p>
          </table:table-cell>
          <table:table-cell table:formula="of:=IF([.C512]&lt;[.D5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3]" office:value-type="string" office:string-value="pipesworld-notankage">
            <text:p>pipesworld-notankage</text:p>
          </table:table-cell>
          <table:table-cell table:formula="of:=[Sheet1.B513]" office:value-type="string" office:string-value="p48_net5_b28_g7">
            <text:p>p48_net5_b28_g7</text:p>
          </table:table-cell>
          <table:table-cell table:formula="of:=[Sheet1.C513]" office:value-type="float" office:value="24">
            <text:p>24</text:p>
          </table:table-cell>
          <table:table-cell office:value-type="float" office:value="15">
            <text:p>15</text:p>
          </table:table-cell>
          <table:table-cell/>
          <table:table-cell table:formula="of:=IF([.C513]=[.D513];1;0)" office:value-type="float" office:value="0">
            <text:p>0</text:p>
          </table:table-cell>
          <table:table-cell table:formula="of:=IF([.C513]&gt;[.D513];1;0)" office:value-type="float" office:value="1">
            <text:p>1</text:p>
          </table:table-cell>
          <table:table-cell table:formula="of:=IF([.C513]&lt;[.D5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4]" office:value-type="string" office:string-value="pipesworld-notankage">
            <text:p>pipesworld-notankage</text:p>
          </table:table-cell>
          <table:table-cell table:formula="of:=[Sheet1.B514]" office:value-type="string" office:string-value="p49_net5_b30_g6">
            <text:p>p49_net5_b30_g6</text:p>
          </table:table-cell>
          <table:table-cell table:formula="of:=[Sheet1.C514]"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  <table:table-cell table:formula="of:=IF([.C514]=[.D514];1;0)" office:value-type="float" office:value="0">
            <text:p>0</text:p>
          </table:table-cell>
          <table:table-cell table:formula="of:=IF([.C514]&gt;[.D514];1;0)" office:value-type="float" office:value="1">
            <text:p>1</text:p>
          </table:table-cell>
          <table:table-cell table:formula="of:=IF([.C514]&lt;[.D5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5]" office:value-type="string" office:string-value="pipesworld-notankage">
            <text:p>pipesworld-notankage</text:p>
          </table:table-cell>
          <table:table-cell table:formula="of:=[Sheet1.B515]" office:value-type="string" office:string-value="p50_net5_b30_g8">
            <text:p>p50_net5_b30_g8</text:p>
          </table:table-cell>
          <table:table-cell table:formula="of:=[Sheet1.C515]" office:value-type="float" office:value="21">
            <text:p>21</text:p>
          </table:table-cell>
          <table:table-cell office:value-type="float" office:value="14">
            <text:p>14</text:p>
          </table:table-cell>
          <table:table-cell/>
          <table:table-cell table:formula="of:=IF([.C515]=[.D515];1;0)" office:value-type="float" office:value="0">
            <text:p>0</text:p>
          </table:table-cell>
          <table:table-cell table:formula="of:=IF([.C515]&gt;[.D515];1;0)" office:value-type="float" office:value="1">
            <text:p>1</text:p>
          </table:table-cell>
          <table:table-cell table:formula="of:=IF([.C515]&lt;[.D5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6]" office:value-type="string" office:string-value="pipesworld-tankage">
            <text:p>pipesworld-tankage</text:p>
          </table:table-cell>
          <table:table-cell table:formula="of:=[Sheet1.B516]" office:value-type="string" office:string-value="p01_net1_b6_g2_t50">
            <text:p>p01_net1_b6_g2_t50</text:p>
          </table:table-cell>
          <table:table-cell table:formula="of:=[Sheet1.C516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516]=[.D516];1;0)" office:value-type="float" office:value="1">
            <text:p>1</text:p>
          </table:table-cell>
          <table:table-cell table:formula="of:=IF([.C516]&gt;[.D516];1;0)" office:value-type="float" office:value="0">
            <text:p>0</text:p>
          </table:table-cell>
          <table:table-cell table:formula="of:=IF([.C516]&lt;[.D5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7]" office:value-type="string" office:string-value="pipesworld-tankage">
            <text:p>pipesworld-tankage</text:p>
          </table:table-cell>
          <table:table-cell table:formula="of:=[Sheet1.B517]" office:value-type="string" office:string-value="p02_net1_b6_g4_t50">
            <text:p>p02_net1_b6_g4_t50</text:p>
          </table:table-cell>
          <table:table-cell table:formula="of:=[Sheet1.C517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517]=[.D517];1;0)" office:value-type="float" office:value="1">
            <text:p>1</text:p>
          </table:table-cell>
          <table:table-cell table:formula="of:=IF([.C517]&gt;[.D517];1;0)" office:value-type="float" office:value="0">
            <text:p>0</text:p>
          </table:table-cell>
          <table:table-cell table:formula="of:=IF([.C517]&lt;[.D5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8]" office:value-type="string" office:string-value="pipesworld-tankage">
            <text:p>pipesworld-tankage</text:p>
          </table:table-cell>
          <table:table-cell table:formula="of:=[Sheet1.B518]" office:value-type="string" office:string-value="p03_net1_b8_g3_t80">
            <text:p>p03_net1_b8_g3_t80</text:p>
          </table:table-cell>
          <table:table-cell table:formula="of:=[Sheet1.C518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518]=[.D518];1;0)" office:value-type="float" office:value="1">
            <text:p>1</text:p>
          </table:table-cell>
          <table:table-cell table:formula="of:=IF([.C518]&gt;[.D518];1;0)" office:value-type="float" office:value="0">
            <text:p>0</text:p>
          </table:table-cell>
          <table:table-cell table:formula="of:=IF([.C518]&lt;[.D5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9]" office:value-type="string" office:string-value="pipesworld-tankage">
            <text:p>pipesworld-tankage</text:p>
          </table:table-cell>
          <table:table-cell table:formula="of:=[Sheet1.B519]" office:value-type="string" office:string-value="p04_net1_b8_g5_t80">
            <text:p>p04_net1_b8_g5_t80</text:p>
          </table:table-cell>
          <table:table-cell table:formula="of:=[Sheet1.C519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519]=[.D519];1;0)" office:value-type="float" office:value="1">
            <text:p>1</text:p>
          </table:table-cell>
          <table:table-cell table:formula="of:=IF([.C519]&gt;[.D519];1;0)" office:value-type="float" office:value="0">
            <text:p>0</text:p>
          </table:table-cell>
          <table:table-cell table:formula="of:=IF([.C519]&lt;[.D5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0]" office:value-type="string" office:string-value="pipesworld-tankage">
            <text:p>pipesworld-tankage</text:p>
          </table:table-cell>
          <table:table-cell table:formula="of:=[Sheet1.B520]" office:value-type="string" office:string-value="p05_net1_b10_g4_t50">
            <text:p>p05_net1_b10_g4_t50</text:p>
          </table:table-cell>
          <table:table-cell table:formula="of:=[Sheet1.C520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520]=[.D520];1;0)" office:value-type="float" office:value="1">
            <text:p>1</text:p>
          </table:table-cell>
          <table:table-cell table:formula="of:=IF([.C520]&gt;[.D520];1;0)" office:value-type="float" office:value="0">
            <text:p>0</text:p>
          </table:table-cell>
          <table:table-cell table:formula="of:=IF([.C520]&lt;[.D5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1]" office:value-type="string" office:string-value="pipesworld-tankage">
            <text:p>pipesworld-tankage</text:p>
          </table:table-cell>
          <table:table-cell table:formula="of:=[Sheet1.B521]" office:value-type="string" office:string-value="p06_net1_b10_g6_t50">
            <text:p>p06_net1_b10_g6_t50</text:p>
          </table:table-cell>
          <table:table-cell table:formula="of:=[Sheet1.C521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521]=[.D521];1;0)" office:value-type="float" office:value="1">
            <text:p>1</text:p>
          </table:table-cell>
          <table:table-cell table:formula="of:=IF([.C521]&gt;[.D521];1;0)" office:value-type="float" office:value="0">
            <text:p>0</text:p>
          </table:table-cell>
          <table:table-cell table:formula="of:=IF([.C521]&lt;[.D5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2]" office:value-type="string" office:string-value="pipesworld-tankage">
            <text:p>pipesworld-tankage</text:p>
          </table:table-cell>
          <table:table-cell table:formula="of:=[Sheet1.B522]" office:value-type="string" office:string-value="p07_net1_b12_g5_t80">
            <text:p>p07_net1_b12_g5_t80</text:p>
          </table:table-cell>
          <table:table-cell table:formula="of:=[Sheet1.C522]"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table:formula="of:=IF([.C522]=[.D522];1;0)" office:value-type="float" office:value="0">
            <text:p>0</text:p>
          </table:table-cell>
          <table:table-cell table:formula="of:=IF([.C522]&gt;[.D522];1;0)" office:value-type="float" office:value="1">
            <text:p>1</text:p>
          </table:table-cell>
          <table:table-cell table:formula="of:=IF([.C522]&lt;[.D5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3]" office:value-type="string" office:string-value="pipesworld-tankage">
            <text:p>pipesworld-tankage</text:p>
          </table:table-cell>
          <table:table-cell table:formula="of:=[Sheet1.B523]" office:value-type="string" office:string-value="p08_net1_b12_g7_t80">
            <text:p>p08_net1_b12_g7_t80</text:p>
          </table:table-cell>
          <table:table-cell table:formula="of:=[Sheet1.C523]"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IF([.C523]=[.D523];1;0)" office:value-type="float" office:value="0">
            <text:p>0</text:p>
          </table:table-cell>
          <table:table-cell table:formula="of:=IF([.C523]&gt;[.D523];1;0)" office:value-type="float" office:value="1">
            <text:p>1</text:p>
          </table:table-cell>
          <table:table-cell table:formula="of:=IF([.C523]&lt;[.D5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4]" office:value-type="string" office:string-value="pipesworld-tankage">
            <text:p>pipesworld-tankage</text:p>
          </table:table-cell>
          <table:table-cell table:formula="of:=[Sheet1.B524]" office:value-type="string" office:string-value="p09_net1_b14_g6_t50">
            <text:p>p09_net1_b14_g6_t50</text:p>
          </table:table-cell>
          <table:table-cell table:formula="of:=[Sheet1.C524]"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IF([.C524]=[.D524];1;0)" office:value-type="float" office:value="0">
            <text:p>0</text:p>
          </table:table-cell>
          <table:table-cell table:formula="of:=IF([.C524]&gt;[.D524];1;0)" office:value-type="float" office:value="1">
            <text:p>1</text:p>
          </table:table-cell>
          <table:table-cell table:formula="of:=IF([.C524]&lt;[.D5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5]" office:value-type="string" office:string-value="pipesworld-tankage">
            <text:p>pipesworld-tankage</text:p>
          </table:table-cell>
          <table:table-cell table:formula="of:=[Sheet1.B525]" office:value-type="string" office:string-value="p10_net1_b14_g8_t50">
            <text:p>p10_net1_b14_g8_t50</text:p>
          </table:table-cell>
          <table:table-cell table:formula="of:=[Sheet1.C525]" office:value-type="float" office:value="17">
            <text:p>17</text:p>
          </table:table-cell>
          <table:table-cell office:value-type="float" office:value="13">
            <text:p>13</text:p>
          </table:table-cell>
          <table:table-cell/>
          <table:table-cell table:formula="of:=IF([.C525]=[.D525];1;0)" office:value-type="float" office:value="0">
            <text:p>0</text:p>
          </table:table-cell>
          <table:table-cell table:formula="of:=IF([.C525]&gt;[.D525];1;0)" office:value-type="float" office:value="1">
            <text:p>1</text:p>
          </table:table-cell>
          <table:table-cell table:formula="of:=IF([.C525]&lt;[.D5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6]" office:value-type="string" office:string-value="pipesworld-tankage">
            <text:p>pipesworld-tankage</text:p>
          </table:table-cell>
          <table:table-cell table:formula="of:=[Sheet1.B526]" office:value-type="string" office:string-value="p11_net2_b10_g2_t30">
            <text:p>p11_net2_b10_g2_t30</text:p>
          </table:table-cell>
          <table:table-cell table:formula="of:=[Sheet1.C526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526]=[.D526];1;0)" office:value-type="float" office:value="1">
            <text:p>1</text:p>
          </table:table-cell>
          <table:table-cell table:formula="of:=IF([.C526]&gt;[.D526];1;0)" office:value-type="float" office:value="0">
            <text:p>0</text:p>
          </table:table-cell>
          <table:table-cell table:formula="of:=IF([.C526]&lt;[.D5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7]" office:value-type="string" office:string-value="pipesworld-tankage">
            <text:p>pipesworld-tankage</text:p>
          </table:table-cell>
          <table:table-cell table:formula="of:=[Sheet1.B527]" office:value-type="string" office:string-value="p12_net2_b10_g4_t60">
            <text:p>p12_net2_b10_g4_t60</text:p>
          </table:table-cell>
          <table:table-cell table:formula="of:=[Sheet1.C527]"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table:formula="of:=IF([.C527]=[.D527];1;0)" office:value-type="float" office:value="0">
            <text:p>0</text:p>
          </table:table-cell>
          <table:table-cell table:formula="of:=IF([.C527]&gt;[.D527];1;0)" office:value-type="float" office:value="1">
            <text:p>1</text:p>
          </table:table-cell>
          <table:table-cell table:formula="of:=IF([.C527]&lt;[.D5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8]" office:value-type="string" office:string-value="pipesworld-tankage">
            <text:p>pipesworld-tankage</text:p>
          </table:table-cell>
          <table:table-cell table:formula="of:=[Sheet1.B528]" office:value-type="string" office:string-value="p13_net2_b12_g3_t70">
            <text:p>p13_net2_b12_g3_t70</text:p>
          </table:table-cell>
          <table:table-cell table:formula="of:=[Sheet1.C528]"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table:formula="of:=IF([.C528]=[.D528];1;0)" office:value-type="float" office:value="0">
            <text:p>0</text:p>
          </table:table-cell>
          <table:table-cell table:formula="of:=IF([.C528]&gt;[.D528];1;0)" office:value-type="float" office:value="1">
            <text:p>1</text:p>
          </table:table-cell>
          <table:table-cell table:formula="of:=IF([.C528]&lt;[.D5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9]" office:value-type="string" office:string-value="pipesworld-tankage">
            <text:p>pipesworld-tankage</text:p>
          </table:table-cell>
          <table:table-cell table:formula="of:=[Sheet1.B529]" office:value-type="string" office:string-value="p14_net2_b12_g5_t30">
            <text:p>p14_net2_b12_g5_t30</text:p>
          </table:table-cell>
          <table:table-cell table:formula="of:=[Sheet1.C529]"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formula="of:=IF([.C529]=[.D529];1;0)" office:value-type="float" office:value="0">
            <text:p>0</text:p>
          </table:table-cell>
          <table:table-cell table:formula="of:=IF([.C529]&gt;[.D529];1;0)" office:value-type="float" office:value="1">
            <text:p>1</text:p>
          </table:table-cell>
          <table:table-cell table:formula="of:=IF([.C529]&lt;[.D5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0]" office:value-type="string" office:string-value="pipesworld-tankage">
            <text:p>pipesworld-tankage</text:p>
          </table:table-cell>
          <table:table-cell table:formula="of:=[Sheet1.B530]" office:value-type="string" office:string-value="p15_net2_b14_g4_t30">
            <text:p>p15_net2_b14_g4_t30</text:p>
          </table:table-cell>
          <table:table-cell table:formula="of:=[Sheet1.C530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530]=[.D530];1;0)" office:value-type="float" office:value="1">
            <text:p>1</text:p>
          </table:table-cell>
          <table:table-cell table:formula="of:=IF([.C530]&gt;[.D530];1;0)" office:value-type="float" office:value="0">
            <text:p>0</text:p>
          </table:table-cell>
          <table:table-cell table:formula="of:=IF([.C530]&lt;[.D5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1]" office:value-type="string" office:string-value="pipesworld-tankage">
            <text:p>pipesworld-tankage</text:p>
          </table:table-cell>
          <table:table-cell table:formula="of:=[Sheet1.B531]" office:value-type="string" office:string-value="p16_net2_b14_g6_t80">
            <text:p>p16_net2_b14_g6_t80</text:p>
          </table:table-cell>
          <table:table-cell table:formula="of:=[Sheet1.C531]" office:value-type="float" office:value="18">
            <text:p>18</text:p>
          </table:table-cell>
          <table:table-cell office:value-type="float" office:value="13">
            <text:p>13</text:p>
          </table:table-cell>
          <table:table-cell/>
          <table:table-cell table:formula="of:=IF([.C531]=[.D531];1;0)" office:value-type="float" office:value="0">
            <text:p>0</text:p>
          </table:table-cell>
          <table:table-cell table:formula="of:=IF([.C531]&gt;[.D531];1;0)" office:value-type="float" office:value="1">
            <text:p>1</text:p>
          </table:table-cell>
          <table:table-cell table:formula="of:=IF([.C531]&lt;[.D5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2]" office:value-type="string" office:string-value="pipesworld-tankage">
            <text:p>pipesworld-tankage</text:p>
          </table:table-cell>
          <table:table-cell table:formula="of:=[Sheet1.B532]" office:value-type="string" office:string-value="p17_net2_b16_g5_t20">
            <text:p>p17_net2_b16_g5_t20</text:p>
          </table:table-cell>
          <table:table-cell table:formula="of:=[Sheet1.C532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532]=[.D532];1;0)" office:value-type="float" office:value="1">
            <text:p>1</text:p>
          </table:table-cell>
          <table:table-cell table:formula="of:=IF([.C532]&gt;[.D532];1;0)" office:value-type="float" office:value="0">
            <text:p>0</text:p>
          </table:table-cell>
          <table:table-cell table:formula="of:=IF([.C532]&lt;[.D5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3]" office:value-type="string" office:string-value="pipesworld-tankage">
            <text:p>pipesworld-tankage</text:p>
          </table:table-cell>
          <table:table-cell table:formula="of:=[Sheet1.B533]" office:value-type="string" office:string-value="p18_net2_b16_g7_t60">
            <text:p>p18_net2_b16_g7_t60</text:p>
          </table:table-cell>
          <table:table-cell table:formula="of:=[Sheet1.C533]"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formula="of:=IF([.C533]=[.D533];1;0)" office:value-type="float" office:value="0">
            <text:p>0</text:p>
          </table:table-cell>
          <table:table-cell table:formula="of:=IF([.C533]&gt;[.D533];1;0)" office:value-type="float" office:value="1">
            <text:p>1</text:p>
          </table:table-cell>
          <table:table-cell table:formula="of:=IF([.C533]&lt;[.D5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4]" office:value-type="string" office:string-value="pipesworld-tankage">
            <text:p>pipesworld-tankage</text:p>
          </table:table-cell>
          <table:table-cell table:formula="of:=[Sheet1.B534]" office:value-type="string" office:string-value="p19_net2_b18_g6_t60">
            <text:p>p19_net2_b18_g6_t60</text:p>
          </table:table-cell>
          <table:table-cell table:formula="of:=[Sheet1.C534]"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table:formula="of:=IF([.C534]=[.D534];1;0)" office:value-type="float" office:value="0">
            <text:p>0</text:p>
          </table:table-cell>
          <table:table-cell table:formula="of:=IF([.C534]&gt;[.D534];1;0)" office:value-type="float" office:value="1">
            <text:p>1</text:p>
          </table:table-cell>
          <table:table-cell table:formula="of:=IF([.C534]&lt;[.D5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5]" office:value-type="string" office:string-value="pipesworld-tankage">
            <text:p>pipesworld-tankage</text:p>
          </table:table-cell>
          <table:table-cell table:formula="of:=[Sheet1.B535]" office:value-type="string" office:string-value="p20_net2_b18_g8_t90">
            <text:p>p20_net2_b18_g8_t90</text:p>
          </table:table-cell>
          <table:table-cell table:formula="of:=[Sheet1.C535]" office:value-type="float" office:value="17">
            <text:p>17</text:p>
          </table:table-cell>
          <table:table-cell office:value-type="float" office:value="13">
            <text:p>13</text:p>
          </table:table-cell>
          <table:table-cell/>
          <table:table-cell table:formula="of:=IF([.C535]=[.D535];1;0)" office:value-type="float" office:value="0">
            <text:p>0</text:p>
          </table:table-cell>
          <table:table-cell table:formula="of:=IF([.C535]&gt;[.D535];1;0)" office:value-type="float" office:value="1">
            <text:p>1</text:p>
          </table:table-cell>
          <table:table-cell table:formula="of:=IF([.C535]&lt;[.D5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6]" office:value-type="string" office:string-value="pipesworld-tankage">
            <text:p>pipesworld-tankage</text:p>
          </table:table-cell>
          <table:table-cell table:formula="of:=[Sheet1.B536]" office:value-type="string" office:string-value="p21_net3_b12_g2_t60">
            <text:p>p21_net3_b12_g2_t60</text:p>
          </table:table-cell>
          <table:table-cell table:formula="of:=[Sheet1.C536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536]=[.D536];1;0)" office:value-type="float" office:value="1">
            <text:p>1</text:p>
          </table:table-cell>
          <table:table-cell table:formula="of:=IF([.C536]&gt;[.D536];1;0)" office:value-type="float" office:value="0">
            <text:p>0</text:p>
          </table:table-cell>
          <table:table-cell table:formula="of:=IF([.C536]&lt;[.D5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7]" office:value-type="string" office:string-value="pipesworld-tankage">
            <text:p>pipesworld-tankage</text:p>
          </table:table-cell>
          <table:table-cell table:formula="of:=[Sheet1.B537]" office:value-type="string" office:string-value="p22_net3_b12_g4_t60">
            <text:p>p22_net3_b12_g4_t60</text:p>
          </table:table-cell>
          <table:table-cell table:formula="of:=[Sheet1.C537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537]=[.D537];1;0)" office:value-type="float" office:value="0">
            <text:p>0</text:p>
          </table:table-cell>
          <table:table-cell table:formula="of:=IF([.C537]&gt;[.D537];1;0)" office:value-type="float" office:value="1">
            <text:p>1</text:p>
          </table:table-cell>
          <table:table-cell table:formula="of:=IF([.C537]&lt;[.D5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8]" office:value-type="string" office:string-value="pipesworld-tankage">
            <text:p>pipesworld-tankage</text:p>
          </table:table-cell>
          <table:table-cell table:formula="of:=[Sheet1.B538]" office:value-type="string" office:string-value="p23_net3_b14_g3_t60">
            <text:p>p23_net3_b14_g3_t60</text:p>
          </table:table-cell>
          <table:table-cell table:formula="of:=[Sheet1.C538]" office:value-type="float" office:value="14">
            <text:p>14</text:p>
          </table:table-cell>
          <table:table-cell office:value-type="float" office:value="10">
            <text:p>10</text:p>
          </table:table-cell>
          <table:table-cell/>
          <table:table-cell table:formula="of:=IF([.C538]=[.D538];1;0)" office:value-type="float" office:value="0">
            <text:p>0</text:p>
          </table:table-cell>
          <table:table-cell table:formula="of:=IF([.C538]&gt;[.D538];1;0)" office:value-type="float" office:value="1">
            <text:p>1</text:p>
          </table:table-cell>
          <table:table-cell table:formula="of:=IF([.C538]&lt;[.D5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9]" office:value-type="string" office:string-value="pipesworld-tankage">
            <text:p>pipesworld-tankage</text:p>
          </table:table-cell>
          <table:table-cell table:formula="of:=[Sheet1.B539]" office:value-type="string" office:string-value="p24_net3_b14_g5_t60">
            <text:p>p24_net3_b14_g5_t60</text:p>
          </table:table-cell>
          <table:table-cell table:formula="of:=[Sheet1.C539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539]=[.D539];1;0)" office:value-type="float" office:value="0">
            <text:p>0</text:p>
          </table:table-cell>
          <table:table-cell table:formula="of:=IF([.C539]&gt;[.D539];1;0)" office:value-type="float" office:value="1">
            <text:p>1</text:p>
          </table:table-cell>
          <table:table-cell table:formula="of:=IF([.C539]&lt;[.D5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0]" office:value-type="string" office:string-value="pipesworld-tankage">
            <text:p>pipesworld-tankage</text:p>
          </table:table-cell>
          <table:table-cell table:formula="of:=[Sheet1.B540]" office:value-type="string" office:string-value="p25_net3_b16_g5_t60">
            <text:p>p25_net3_b16_g5_t60</text:p>
          </table:table-cell>
          <table:table-cell table:formula="of:=[Sheet1.C540]" office:value-type="float" office:value="16">
            <text:p>16</text:p>
          </table:table-cell>
          <table:table-cell office:value-type="float" office:value="11">
            <text:p>11</text:p>
          </table:table-cell>
          <table:table-cell/>
          <table:table-cell table:formula="of:=IF([.C540]=[.D540];1;0)" office:value-type="float" office:value="0">
            <text:p>0</text:p>
          </table:table-cell>
          <table:table-cell table:formula="of:=IF([.C540]&gt;[.D540];1;0)" office:value-type="float" office:value="1">
            <text:p>1</text:p>
          </table:table-cell>
          <table:table-cell table:formula="of:=IF([.C540]&lt;[.D5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1]" office:value-type="string" office:string-value="pipesworld-tankage">
            <text:p>pipesworld-tankage</text:p>
          </table:table-cell>
          <table:table-cell table:formula="of:=[Sheet1.B541]" office:value-type="string" office:string-value="p26_net3_b16_g7_t70">
            <text:p>p26_net3_b16_g7_t70</text:p>
          </table:table-cell>
          <table:table-cell table:formula="of:=[Sheet1.C541]" office:value-type="float" office:value="19">
            <text:p>19</text:p>
          </table:table-cell>
          <table:table-cell office:value-type="float" office:value="12">
            <text:p>12</text:p>
          </table:table-cell>
          <table:table-cell/>
          <table:table-cell table:formula="of:=IF([.C541]=[.D541];1;0)" office:value-type="float" office:value="0">
            <text:p>0</text:p>
          </table:table-cell>
          <table:table-cell table:formula="of:=IF([.C541]&gt;[.D541];1;0)" office:value-type="float" office:value="1">
            <text:p>1</text:p>
          </table:table-cell>
          <table:table-cell table:formula="of:=IF([.C541]&lt;[.D5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2]" office:value-type="string" office:string-value="pipesworld-tankage">
            <text:p>pipesworld-tankage</text:p>
          </table:table-cell>
          <table:table-cell table:formula="of:=[Sheet1.B542]" office:value-type="string" office:string-value="p27_net3_b18_g6_t70">
            <text:p>p27_net3_b18_g6_t70</text:p>
          </table:table-cell>
          <table:table-cell table:formula="of:=[Sheet1.C542]"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table:formula="of:=IF([.C542]=[.D542];1;0)" office:value-type="float" office:value="0">
            <text:p>0</text:p>
          </table:table-cell>
          <table:table-cell table:formula="of:=IF([.C542]&gt;[.D542];1;0)" office:value-type="float" office:value="1">
            <text:p>1</text:p>
          </table:table-cell>
          <table:table-cell table:formula="of:=IF([.C542]&lt;[.D5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3]" office:value-type="string" office:string-value="pipesworld-tankage">
            <text:p>pipesworld-tankage</text:p>
          </table:table-cell>
          <table:table-cell table:formula="of:=[Sheet1.B543]" office:value-type="string" office:string-value="p28_net3_b18_g7_t70">
            <text:p>p28_net3_b18_g7_t70</text:p>
          </table:table-cell>
          <table:table-cell table:formula="of:=[Sheet1.C543]" office:value-type="float" office:value="19">
            <text:p>19</text:p>
          </table:table-cell>
          <table:table-cell office:value-type="float" office:value="13">
            <text:p>13</text:p>
          </table:table-cell>
          <table:table-cell/>
          <table:table-cell table:formula="of:=IF([.C543]=[.D543];1;0)" office:value-type="float" office:value="0">
            <text:p>0</text:p>
          </table:table-cell>
          <table:table-cell table:formula="of:=IF([.C543]&gt;[.D543];1;0)" office:value-type="float" office:value="1">
            <text:p>1</text:p>
          </table:table-cell>
          <table:table-cell table:formula="of:=IF([.C543]&lt;[.D5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4]" office:value-type="string" office:string-value="pipesworld-tankage">
            <text:p>pipesworld-tankage</text:p>
          </table:table-cell>
          <table:table-cell table:formula="of:=[Sheet1.B544]" office:value-type="string" office:string-value="p29_net3_b20_g6_t70">
            <text:p>p29_net3_b20_g6_t70</text:p>
          </table:table-cell>
          <table:table-cell table:formula="of:=[Sheet1.C544]"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table:formula="of:=IF([.C544]=[.D544];1;0)" office:value-type="float" office:value="0">
            <text:p>0</text:p>
          </table:table-cell>
          <table:table-cell table:formula="of:=IF([.C544]&gt;[.D544];1;0)" office:value-type="float" office:value="1">
            <text:p>1</text:p>
          </table:table-cell>
          <table:table-cell table:formula="of:=IF([.C544]&lt;[.D5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5]" office:value-type="string" office:string-value="pipesworld-tankage">
            <text:p>pipesworld-tankage</text:p>
          </table:table-cell>
          <table:table-cell table:formula="of:=[Sheet1.B545]" office:value-type="string" office:string-value="p30_net3_b20_g8_t70">
            <text:p>p30_net3_b20_g8_t70</text:p>
          </table:table-cell>
          <table:table-cell table:formula="of:=[Sheet1.C545]" office:value-type="float" office:value="21">
            <text:p>21</text:p>
          </table:table-cell>
          <table:table-cell office:value-type="float" office:value="14">
            <text:p>14</text:p>
          </table:table-cell>
          <table:table-cell/>
          <table:table-cell table:formula="of:=IF([.C545]=[.D545];1;0)" office:value-type="float" office:value="0">
            <text:p>0</text:p>
          </table:table-cell>
          <table:table-cell table:formula="of:=IF([.C545]&gt;[.D545];1;0)" office:value-type="float" office:value="1">
            <text:p>1</text:p>
          </table:table-cell>
          <table:table-cell table:formula="of:=IF([.C545]&lt;[.D5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6]" office:value-type="string" office:string-value="pipesworld-tankage">
            <text:p>pipesworld-tankage</text:p>
          </table:table-cell>
          <table:table-cell table:formula="of:=[Sheet1.B546]" office:value-type="string" office:string-value="p31_net4_b14_g3_t20">
            <text:p>p31_net4_b14_g3_t20</text:p>
          </table:table-cell>
          <table:table-cell table:formula="of:=[Sheet1.C546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546]=[.D546];1;0)" office:value-type="float" office:value="0">
            <text:p>0</text:p>
          </table:table-cell>
          <table:table-cell table:formula="of:=IF([.C546]&gt;[.D546];1;0)" office:value-type="float" office:value="1">
            <text:p>1</text:p>
          </table:table-cell>
          <table:table-cell table:formula="of:=IF([.C546]&lt;[.D5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7]" office:value-type="string" office:string-value="pipesworld-tankage">
            <text:p>pipesworld-tankage</text:p>
          </table:table-cell>
          <table:table-cell table:formula="of:=[Sheet1.B547]" office:value-type="string" office:string-value="p32_net4_b14_g5_t30">
            <text:p>p32_net4_b14_g5_t30</text:p>
          </table:table-cell>
          <table:table-cell table:formula="of:=[Sheet1.C547]"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formula="of:=IF([.C547]=[.D547];1;0)" office:value-type="float" office:value="0">
            <text:p>0</text:p>
          </table:table-cell>
          <table:table-cell table:formula="of:=IF([.C547]&gt;[.D547];1;0)" office:value-type="float" office:value="1">
            <text:p>1</text:p>
          </table:table-cell>
          <table:table-cell table:formula="of:=IF([.C547]&lt;[.D5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8]" office:value-type="string" office:string-value="pipesworld-tankage">
            <text:p>pipesworld-tankage</text:p>
          </table:table-cell>
          <table:table-cell table:formula="of:=[Sheet1.B548]" office:value-type="string" office:string-value="p33_net4_b16_g5_t60">
            <text:p>p33_net4_b16_g5_t60</text:p>
          </table:table-cell>
          <table:table-cell table:formula="of:=[Sheet1.C548]" office:value-type="float" office:value="14">
            <text:p>14</text:p>
          </table:table-cell>
          <table:table-cell office:value-type="float" office:value="10">
            <text:p>10</text:p>
          </table:table-cell>
          <table:table-cell/>
          <table:table-cell table:formula="of:=IF([.C548]=[.D548];1;0)" office:value-type="float" office:value="0">
            <text:p>0</text:p>
          </table:table-cell>
          <table:table-cell table:formula="of:=IF([.C548]&gt;[.D548];1;0)" office:value-type="float" office:value="1">
            <text:p>1</text:p>
          </table:table-cell>
          <table:table-cell table:formula="of:=IF([.C548]&lt;[.D5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9]" office:value-type="string" office:string-value="pipesworld-tankage">
            <text:p>pipesworld-tankage</text:p>
          </table:table-cell>
          <table:table-cell table:formula="of:=[Sheet1.B549]" office:value-type="string" office:string-value="p34_net4_b16_g6_t60">
            <text:p>p34_net4_b16_g6_t60</text:p>
          </table:table-cell>
          <table:table-cell table:formula="of:=[Sheet1.C549]" office:value-type="float" office:value="17">
            <text:p>17</text:p>
          </table:table-cell>
          <table:table-cell office:value-type="float" office:value="11">
            <text:p>11</text:p>
          </table:table-cell>
          <table:table-cell/>
          <table:table-cell table:formula="of:=IF([.C549]=[.D549];1;0)" office:value-type="float" office:value="0">
            <text:p>0</text:p>
          </table:table-cell>
          <table:table-cell table:formula="of:=IF([.C549]&gt;[.D549];1;0)" office:value-type="float" office:value="1">
            <text:p>1</text:p>
          </table:table-cell>
          <table:table-cell table:formula="of:=IF([.C549]&lt;[.D5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0]" office:value-type="string" office:string-value="pipesworld-tankage">
            <text:p>pipesworld-tankage</text:p>
          </table:table-cell>
          <table:table-cell table:formula="of:=[Sheet1.B550]" office:value-type="string" office:string-value="p35_net4_b18_g4_t90">
            <text:p>p35_net4_b18_g4_t90</text:p>
          </table:table-cell>
          <table:table-cell table:formula="of:=[Sheet1.C550]" office:value-type="float" office:value="11">
            <text:p>11</text:p>
          </table:table-cell>
          <table:table-cell office:value-type="float" office:value="8">
            <text:p>8</text:p>
          </table:table-cell>
          <table:table-cell/>
          <table:table-cell table:formula="of:=IF([.C550]=[.D550];1;0)" office:value-type="float" office:value="0">
            <text:p>0</text:p>
          </table:table-cell>
          <table:table-cell table:formula="of:=IF([.C550]&gt;[.D550];1;0)" office:value-type="float" office:value="1">
            <text:p>1</text:p>
          </table:table-cell>
          <table:table-cell table:formula="of:=IF([.C550]&lt;[.D55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1]" office:value-type="string" office:string-value="pipesworld-tankage">
            <text:p>pipesworld-tankage</text:p>
          </table:table-cell>
          <table:table-cell table:formula="of:=[Sheet1.B551]" office:value-type="string" office:string-value="p36_net4_b18_g6_t90">
            <text:p>p36_net4_b18_g6_t90</text:p>
          </table:table-cell>
          <table:table-cell table:formula="of:=[Sheet1.C551]" office:value-type="float" office:value="11">
            <text:p>11</text:p>
          </table:table-cell>
          <table:table-cell office:value-type="float" office:value="9">
            <text:p>9</text:p>
          </table:table-cell>
          <table:table-cell/>
          <table:table-cell table:formula="of:=IF([.C551]=[.D551];1;0)" office:value-type="float" office:value="0">
            <text:p>0</text:p>
          </table:table-cell>
          <table:table-cell table:formula="of:=IF([.C551]&gt;[.D551];1;0)" office:value-type="float" office:value="1">
            <text:p>1</text:p>
          </table:table-cell>
          <table:table-cell table:formula="of:=IF([.C551]&lt;[.D5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2]" office:value-type="string" office:string-value="pipesworld-tankage">
            <text:p>pipesworld-tankage</text:p>
          </table:table-cell>
          <table:table-cell table:formula="of:=[Sheet1.B552]" office:value-type="string" office:string-value="p37_net4_b20_g5_t60">
            <text:p>p37_net4_b20_g5_t60</text:p>
          </table:table-cell>
          <table:table-cell table:formula="of:=[Sheet1.C552]"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formula="of:=IF([.C552]=[.D552];1;0)" office:value-type="float" office:value="0">
            <text:p>0</text:p>
          </table:table-cell>
          <table:table-cell table:formula="of:=IF([.C552]&gt;[.D552];1;0)" office:value-type="float" office:value="1">
            <text:p>1</text:p>
          </table:table-cell>
          <table:table-cell table:formula="of:=IF([.C552]&lt;[.D5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3]" office:value-type="string" office:string-value="pipesworld-tankage">
            <text:p>pipesworld-tankage</text:p>
          </table:table-cell>
          <table:table-cell table:formula="of:=[Sheet1.B553]" office:value-type="string" office:string-value="p38_net4_b20_g7_t60">
            <text:p>p38_net4_b20_g7_t60</text:p>
          </table:table-cell>
          <table:table-cell table:formula="of:=[Sheet1.C553]"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table:formula="of:=IF([.C553]=[.D553];1;0)" office:value-type="float" office:value="0">
            <text:p>0</text:p>
          </table:table-cell>
          <table:table-cell table:formula="of:=IF([.C553]&gt;[.D553];1;0)" office:value-type="float" office:value="1">
            <text:p>1</text:p>
          </table:table-cell>
          <table:table-cell table:formula="of:=IF([.C553]&lt;[.D5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4]" office:value-type="string" office:string-value="pipesworld-tankage">
            <text:p>pipesworld-tankage</text:p>
          </table:table-cell>
          <table:table-cell table:formula="of:=[Sheet1.B554]" office:value-type="string" office:string-value="p39_net4_b22_g7_t50">
            <text:p>p39_net4_b22_g7_t50</text:p>
          </table:table-cell>
          <table:table-cell table:formula="of:=[Sheet1.C554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554]=[.D554];1;0)" office:value-type="float" office:value="0">
            <text:p>0</text:p>
          </table:table-cell>
          <table:table-cell table:formula="of:=IF([.C554]&gt;[.D554];1;0)" office:value-type="float" office:value="1">
            <text:p>1</text:p>
          </table:table-cell>
          <table:table-cell table:formula="of:=IF([.C554]&lt;[.D5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5]" office:value-type="string" office:string-value="pipesworld-tankage">
            <text:p>pipesworld-tankage</text:p>
          </table:table-cell>
          <table:table-cell table:formula="of:=[Sheet1.B555]" office:value-type="string" office:string-value="p40_net4_b22_g8_t50">
            <text:p>p40_net4_b22_g8_t50</text:p>
          </table:table-cell>
          <table:table-cell table:formula="of:=[Sheet1.C555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555]=[.D555];1;0)" office:value-type="float" office:value="0">
            <text:p>0</text:p>
          </table:table-cell>
          <table:table-cell table:formula="of:=IF([.C555]&gt;[.D555];1;0)" office:value-type="float" office:value="1">
            <text:p>1</text:p>
          </table:table-cell>
          <table:table-cell table:formula="of:=IF([.C555]&lt;[.D5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6]" office:value-type="string" office:string-value="pipesworld-tankage">
            <text:p>pipesworld-tankage</text:p>
          </table:table-cell>
          <table:table-cell table:formula="of:=[Sheet1.B556]" office:value-type="string" office:string-value="p41_net5_b22_g2_t20">
            <text:p>p41_net5_b22_g2_t20</text:p>
          </table:table-cell>
          <table:table-cell table:formula="of:=[Sheet1.C556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556]=[.D556];1;0)" office:value-type="float" office:value="1">
            <text:p>1</text:p>
          </table:table-cell>
          <table:table-cell table:formula="of:=IF([.C556]&gt;[.D556];1;0)" office:value-type="float" office:value="0">
            <text:p>0</text:p>
          </table:table-cell>
          <table:table-cell table:formula="of:=IF([.C556]&lt;[.D5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7]" office:value-type="string" office:string-value="pipesworld-tankage">
            <text:p>pipesworld-tankage</text:p>
          </table:table-cell>
          <table:table-cell table:formula="of:=[Sheet1.B557]" office:value-type="string" office:string-value="p42_net5_b22_g4_t50">
            <text:p>p42_net5_b22_g4_t50</text:p>
          </table:table-cell>
          <table:table-cell table:formula="of:=[Sheet1.C557]"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formula="of:=IF([.C557]=[.D557];1;0)" office:value-type="float" office:value="0">
            <text:p>0</text:p>
          </table:table-cell>
          <table:table-cell table:formula="of:=IF([.C557]&gt;[.D557];1;0)" office:value-type="float" office:value="1">
            <text:p>1</text:p>
          </table:table-cell>
          <table:table-cell table:formula="of:=IF([.C557]&lt;[.D5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8]" office:value-type="string" office:string-value="pipesworld-tankage">
            <text:p>pipesworld-tankage</text:p>
          </table:table-cell>
          <table:table-cell table:formula="of:=[Sheet1.B558]" office:value-type="string" office:string-value="p43_net5_b24_g3_t80">
            <text:p>p43_net5_b24_g3_t80</text:p>
          </table:table-cell>
          <table:table-cell table:formula="of:=[Sheet1.C558]"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IF([.C558]=[.D558];1;0)" office:value-type="float" office:value="0">
            <text:p>0</text:p>
          </table:table-cell>
          <table:table-cell table:formula="of:=IF([.C558]&gt;[.D558];1;0)" office:value-type="float" office:value="1">
            <text:p>1</text:p>
          </table:table-cell>
          <table:table-cell table:formula="of:=IF([.C558]&lt;[.D5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9]" office:value-type="string" office:string-value="pipesworld-tankage">
            <text:p>pipesworld-tankage</text:p>
          </table:table-cell>
          <table:table-cell table:formula="of:=[Sheet1.B559]" office:value-type="string" office:string-value="p44_net5_b24_g5_t80">
            <text:p>p44_net5_b24_g5_t80</text:p>
          </table:table-cell>
          <table:table-cell table:formula="of:=[Sheet1.C559]"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table:formula="of:=IF([.C559]=[.D559];1;0)" office:value-type="float" office:value="0">
            <text:p>0</text:p>
          </table:table-cell>
          <table:table-cell table:formula="of:=IF([.C559]&gt;[.D559];1;0)" office:value-type="float" office:value="1">
            <text:p>1</text:p>
          </table:table-cell>
          <table:table-cell table:formula="of:=IF([.C559]&lt;[.D5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0]" office:value-type="string" office:string-value="pipesworld-tankage">
            <text:p>pipesworld-tankage</text:p>
          </table:table-cell>
          <table:table-cell table:formula="of:=[Sheet1.B560]" office:value-type="string" office:string-value="p45_net5_b26_g4_t50">
            <text:p>p45_net5_b26_g4_t50</text:p>
          </table:table-cell>
          <table:table-cell table:formula="of:=[Sheet1.C560]"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IF([.C560]=[.D560];1;0)" office:value-type="float" office:value="0">
            <text:p>0</text:p>
          </table:table-cell>
          <table:table-cell table:formula="of:=IF([.C560]&gt;[.D560];1;0)" office:value-type="float" office:value="1">
            <text:p>1</text:p>
          </table:table-cell>
          <table:table-cell table:formula="of:=IF([.C560]&lt;[.D5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1]" office:value-type="string" office:string-value="pipesworld-tankage">
            <text:p>pipesworld-tankage</text:p>
          </table:table-cell>
          <table:table-cell table:formula="of:=[Sheet1.B561]" office:value-type="string" office:string-value="p46_net5_b26_g6_t50">
            <text:p>p46_net5_b26_g6_t50</text:p>
          </table:table-cell>
          <table:table-cell table:formula="of:=[Sheet1.C561]" office:value-type="float" office:value="15">
            <text:p>15</text:p>
          </table:table-cell>
          <table:table-cell office:value-type="float" office:value="13">
            <text:p>13</text:p>
          </table:table-cell>
          <table:table-cell/>
          <table:table-cell table:formula="of:=IF([.C561]=[.D561];1;0)" office:value-type="float" office:value="0">
            <text:p>0</text:p>
          </table:table-cell>
          <table:table-cell table:formula="of:=IF([.C561]&gt;[.D561];1;0)" office:value-type="float" office:value="1">
            <text:p>1</text:p>
          </table:table-cell>
          <table:table-cell table:formula="of:=IF([.C561]&lt;[.D5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2]" office:value-type="string" office:string-value="pipesworld-tankage">
            <text:p>pipesworld-tankage</text:p>
          </table:table-cell>
          <table:table-cell table:formula="of:=[Sheet1.B562]" office:value-type="string" office:string-value="p47_net5_b28_g5_t50">
            <text:p>p47_net5_b28_g5_t50</text:p>
          </table:table-cell>
          <table:table-cell table:formula="of:=[Sheet1.C562]" office:value-type="float" office:value="19">
            <text:p>19</text:p>
          </table:table-cell>
          <table:table-cell office:value-type="float" office:value="14">
            <text:p>14</text:p>
          </table:table-cell>
          <table:table-cell/>
          <table:table-cell table:formula="of:=IF([.C562]=[.D562];1;0)" office:value-type="float" office:value="0">
            <text:p>0</text:p>
          </table:table-cell>
          <table:table-cell table:formula="of:=IF([.C562]&gt;[.D562];1;0)" office:value-type="float" office:value="1">
            <text:p>1</text:p>
          </table:table-cell>
          <table:table-cell table:formula="of:=IF([.C562]&lt;[.D5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3]" office:value-type="string" office:string-value="pipesworld-tankage">
            <text:p>pipesworld-tankage</text:p>
          </table:table-cell>
          <table:table-cell table:formula="of:=[Sheet1.B563]" office:value-type="string" office:string-value="p48_net5_b28_g7_t50">
            <text:p>p48_net5_b28_g7_t50</text:p>
          </table:table-cell>
          <table:table-cell table:formula="of:=[Sheet1.C563]" office:value-type="float" office:value="21">
            <text:p>21</text:p>
          </table:table-cell>
          <table:table-cell office:value-type="float" office:value="14">
            <text:p>14</text:p>
          </table:table-cell>
          <table:table-cell/>
          <table:table-cell table:formula="of:=IF([.C563]=[.D563];1;0)" office:value-type="float" office:value="0">
            <text:p>0</text:p>
          </table:table-cell>
          <table:table-cell table:formula="of:=IF([.C563]&gt;[.D563];1;0)" office:value-type="float" office:value="1">
            <text:p>1</text:p>
          </table:table-cell>
          <table:table-cell table:formula="of:=IF([.C563]&lt;[.D5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4]" office:value-type="string" office:string-value="pipesworld-tankage">
            <text:p>pipesworld-tankage</text:p>
          </table:table-cell>
          <table:table-cell table:formula="of:=[Sheet1.B564]" office:value-type="string" office:string-value="p49_net5_b30_g6_t50">
            <text:p>p49_net5_b30_g6_t50</text:p>
          </table:table-cell>
          <table:table-cell table:formula="of:=[Sheet1.C564]"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table:formula="of:=IF([.C564]=[.D564];1;0)" office:value-type="float" office:value="0">
            <text:p>0</text:p>
          </table:table-cell>
          <table:table-cell table:formula="of:=IF([.C564]&gt;[.D564];1;0)" office:value-type="float" office:value="1">
            <text:p>1</text:p>
          </table:table-cell>
          <table:table-cell table:formula="of:=IF([.C564]&lt;[.D5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5]" office:value-type="string" office:string-value="pipesworld-tankage">
            <text:p>pipesworld-tankage</text:p>
          </table:table-cell>
          <table:table-cell table:formula="of:=[Sheet1.B565]" office:value-type="string" office:string-value="p50_net5_b30_g8_t50">
            <text:p>p50_net5_b30_g8_t50</text:p>
          </table:table-cell>
          <table:table-cell table:formula="of:=[Sheet1.C565]" office:value-type="float" office:value="17">
            <text:p>17</text:p>
          </table:table-cell>
          <table:table-cell office:value-type="float" office:value="13">
            <text:p>13</text:p>
          </table:table-cell>
          <table:table-cell/>
          <table:table-cell table:formula="of:=IF([.C565]=[.D565];1;0)" office:value-type="float" office:value="0">
            <text:p>0</text:p>
          </table:table-cell>
          <table:table-cell table:formula="of:=IF([.C565]&gt;[.D565];1;0)" office:value-type="float" office:value="1">
            <text:p>1</text:p>
          </table:table-cell>
          <table:table-cell table:formula="of:=IF([.C565]&lt;[.D5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6]" office:value-type="string" office:string-value="psr-small">
            <text:p>psr-small</text:p>
          </table:table-cell>
          <table:table-cell table:formula="of:=[Sheet1.B566]" office:value-type="string" office:string-value="p01">
            <text:p>p01</text:p>
          </table:table-cell>
          <table:table-cell table:formula="of:=[Sheet1.C566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66]=[.D566];1;0)" office:value-type="float" office:value="1">
            <text:p>1</text:p>
          </table:table-cell>
          <table:table-cell table:formula="of:=IF([.C566]&gt;[.D566];1;0)" office:value-type="float" office:value="0">
            <text:p>0</text:p>
          </table:table-cell>
          <table:table-cell table:formula="of:=IF([.C566]&lt;[.D5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7]" office:value-type="string" office:string-value="psr-small">
            <text:p>psr-small</text:p>
          </table:table-cell>
          <table:table-cell table:formula="of:=[Sheet1.B567]" office:value-type="string" office:string-value="p02">
            <text:p>p02</text:p>
          </table:table-cell>
          <table:table-cell table:formula="of:=[Sheet1.C567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67]=[.D567];1;0)" office:value-type="float" office:value="1">
            <text:p>1</text:p>
          </table:table-cell>
          <table:table-cell table:formula="of:=IF([.C567]&gt;[.D567];1;0)" office:value-type="float" office:value="0">
            <text:p>0</text:p>
          </table:table-cell>
          <table:table-cell table:formula="of:=IF([.C567]&lt;[.D5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8]" office:value-type="string" office:string-value="psr-small">
            <text:p>psr-small</text:p>
          </table:table-cell>
          <table:table-cell table:formula="of:=[Sheet1.B568]" office:value-type="string" office:string-value="p03">
            <text:p>p03</text:p>
          </table:table-cell>
          <table:table-cell table:formula="of:=[Sheet1.C568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68]=[.D568];1;0)" office:value-type="float" office:value="1">
            <text:p>1</text:p>
          </table:table-cell>
          <table:table-cell table:formula="of:=IF([.C568]&gt;[.D568];1;0)" office:value-type="float" office:value="0">
            <text:p>0</text:p>
          </table:table-cell>
          <table:table-cell table:formula="of:=IF([.C568]&lt;[.D5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9]" office:value-type="string" office:string-value="psr-small">
            <text:p>psr-small</text:p>
          </table:table-cell>
          <table:table-cell table:formula="of:=[Sheet1.B569]" office:value-type="string" office:string-value="p04">
            <text:p>p04</text:p>
          </table:table-cell>
          <table:table-cell table:formula="of:=[Sheet1.C569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69]=[.D569];1;0)" office:value-type="float" office:value="1">
            <text:p>1</text:p>
          </table:table-cell>
          <table:table-cell table:formula="of:=IF([.C569]&gt;[.D569];1;0)" office:value-type="float" office:value="0">
            <text:p>0</text:p>
          </table:table-cell>
          <table:table-cell table:formula="of:=IF([.C569]&lt;[.D5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0]" office:value-type="string" office:string-value="psr-small">
            <text:p>psr-small</text:p>
          </table:table-cell>
          <table:table-cell table:formula="of:=[Sheet1.B570]" office:value-type="string" office:string-value="p05">
            <text:p>p05</text:p>
          </table:table-cell>
          <table:table-cell table:formula="of:=[Sheet1.C570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70]=[.D570];1;0)" office:value-type="float" office:value="1">
            <text:p>1</text:p>
          </table:table-cell>
          <table:table-cell table:formula="of:=IF([.C570]&gt;[.D570];1;0)" office:value-type="float" office:value="0">
            <text:p>0</text:p>
          </table:table-cell>
          <table:table-cell table:formula="of:=IF([.C570]&lt;[.D5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1]" office:value-type="string" office:string-value="psr-small">
            <text:p>psr-small</text:p>
          </table:table-cell>
          <table:table-cell table:formula="of:=[Sheet1.B571]" office:value-type="string" office:string-value="p06">
            <text:p>p06</text:p>
          </table:table-cell>
          <table:table-cell table:formula="of:=[Sheet1.C571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71]=[.D571];1;0)" office:value-type="float" office:value="1">
            <text:p>1</text:p>
          </table:table-cell>
          <table:table-cell table:formula="of:=IF([.C571]&gt;[.D571];1;0)" office:value-type="float" office:value="0">
            <text:p>0</text:p>
          </table:table-cell>
          <table:table-cell table:formula="of:=IF([.C571]&lt;[.D57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2]" office:value-type="string" office:string-value="psr-small">
            <text:p>psr-small</text:p>
          </table:table-cell>
          <table:table-cell table:formula="of:=[Sheet1.B572]" office:value-type="string" office:string-value="p07">
            <text:p>p07</text:p>
          </table:table-cell>
          <table:table-cell table:formula="of:=[Sheet1.C572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72]=[.D572];1;0)" office:value-type="float" office:value="1">
            <text:p>1</text:p>
          </table:table-cell>
          <table:table-cell table:formula="of:=IF([.C572]&gt;[.D572];1;0)" office:value-type="float" office:value="0">
            <text:p>0</text:p>
          </table:table-cell>
          <table:table-cell table:formula="of:=IF([.C572]&lt;[.D5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3]" office:value-type="string" office:string-value="psr-small">
            <text:p>psr-small</text:p>
          </table:table-cell>
          <table:table-cell table:formula="of:=[Sheet1.B573]" office:value-type="string" office:string-value="p08">
            <text:p>p08</text:p>
          </table:table-cell>
          <table:table-cell table:formula="of:=[Sheet1.C573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73]=[.D573];1;0)" office:value-type="float" office:value="1">
            <text:p>1</text:p>
          </table:table-cell>
          <table:table-cell table:formula="of:=IF([.C573]&gt;[.D573];1;0)" office:value-type="float" office:value="0">
            <text:p>0</text:p>
          </table:table-cell>
          <table:table-cell table:formula="of:=IF([.C573]&lt;[.D5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4]" office:value-type="string" office:string-value="psr-small">
            <text:p>psr-small</text:p>
          </table:table-cell>
          <table:table-cell table:formula="of:=[Sheet1.B574]" office:value-type="string" office:string-value="p09">
            <text:p>p09</text:p>
          </table:table-cell>
          <table:table-cell table:formula="of:=[Sheet1.C574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74]=[.D574];1;0)" office:value-type="float" office:value="1">
            <text:p>1</text:p>
          </table:table-cell>
          <table:table-cell table:formula="of:=IF([.C574]&gt;[.D574];1;0)" office:value-type="float" office:value="0">
            <text:p>0</text:p>
          </table:table-cell>
          <table:table-cell table:formula="of:=IF([.C574]&lt;[.D5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5]" office:value-type="string" office:string-value="psr-small">
            <text:p>psr-small</text:p>
          </table:table-cell>
          <table:table-cell table:formula="of:=[Sheet1.B575]" office:value-type="string" office:string-value="p10">
            <text:p>p10</text:p>
          </table:table-cell>
          <table:table-cell table:formula="of:=[Sheet1.C575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75]=[.D575];1;0)" office:value-type="float" office:value="1">
            <text:p>1</text:p>
          </table:table-cell>
          <table:table-cell table:formula="of:=IF([.C575]&gt;[.D575];1;0)" office:value-type="float" office:value="0">
            <text:p>0</text:p>
          </table:table-cell>
          <table:table-cell table:formula="of:=IF([.C575]&lt;[.D5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6]" office:value-type="string" office:string-value="psr-small">
            <text:p>psr-small</text:p>
          </table:table-cell>
          <table:table-cell table:formula="of:=[Sheet1.B576]" office:value-type="string" office:string-value="p11">
            <text:p>p11</text:p>
          </table:table-cell>
          <table:table-cell table:formula="of:=[Sheet1.C576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76]=[.D576];1;0)" office:value-type="float" office:value="1">
            <text:p>1</text:p>
          </table:table-cell>
          <table:table-cell table:formula="of:=IF([.C576]&gt;[.D576];1;0)" office:value-type="float" office:value="0">
            <text:p>0</text:p>
          </table:table-cell>
          <table:table-cell table:formula="of:=IF([.C576]&lt;[.D5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7]" office:value-type="string" office:string-value="psr-small">
            <text:p>psr-small</text:p>
          </table:table-cell>
          <table:table-cell table:formula="of:=[Sheet1.B577]" office:value-type="string" office:string-value="p12">
            <text:p>p12</text:p>
          </table:table-cell>
          <table:table-cell table:formula="of:=[Sheet1.C577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77]=[.D577];1;0)" office:value-type="float" office:value="1">
            <text:p>1</text:p>
          </table:table-cell>
          <table:table-cell table:formula="of:=IF([.C577]&gt;[.D577];1;0)" office:value-type="float" office:value="0">
            <text:p>0</text:p>
          </table:table-cell>
          <table:table-cell table:formula="of:=IF([.C577]&lt;[.D5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8]" office:value-type="string" office:string-value="psr-small">
            <text:p>psr-small</text:p>
          </table:table-cell>
          <table:table-cell table:formula="of:=[Sheet1.B578]" office:value-type="string" office:string-value="p13">
            <text:p>p13</text:p>
          </table:table-cell>
          <table:table-cell table:formula="of:=[Sheet1.C578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78]=[.D578];1;0)" office:value-type="float" office:value="1">
            <text:p>1</text:p>
          </table:table-cell>
          <table:table-cell table:formula="of:=IF([.C578]&gt;[.D578];1;0)" office:value-type="float" office:value="0">
            <text:p>0</text:p>
          </table:table-cell>
          <table:table-cell table:formula="of:=IF([.C578]&lt;[.D5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9]" office:value-type="string" office:string-value="psr-small">
            <text:p>psr-small</text:p>
          </table:table-cell>
          <table:table-cell table:formula="of:=[Sheet1.B579]" office:value-type="string" office:string-value="p14">
            <text:p>p14</text:p>
          </table:table-cell>
          <table:table-cell table:formula="of:=[Sheet1.C579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79]=[.D579];1;0)" office:value-type="float" office:value="1">
            <text:p>1</text:p>
          </table:table-cell>
          <table:table-cell table:formula="of:=IF([.C579]&gt;[.D579];1;0)" office:value-type="float" office:value="0">
            <text:p>0</text:p>
          </table:table-cell>
          <table:table-cell table:formula="of:=IF([.C579]&lt;[.D5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0]" office:value-type="string" office:string-value="psr-small">
            <text:p>psr-small</text:p>
          </table:table-cell>
          <table:table-cell table:formula="of:=[Sheet1.B580]" office:value-type="string" office:string-value="p15">
            <text:p>p15</text:p>
          </table:table-cell>
          <table:table-cell table:formula="of:=[Sheet1.C580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80]=[.D580];1;0)" office:value-type="float" office:value="1">
            <text:p>1</text:p>
          </table:table-cell>
          <table:table-cell table:formula="of:=IF([.C580]&gt;[.D580];1;0)" office:value-type="float" office:value="0">
            <text:p>0</text:p>
          </table:table-cell>
          <table:table-cell table:formula="of:=IF([.C580]&lt;[.D5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1]" office:value-type="string" office:string-value="psr-small">
            <text:p>psr-small</text:p>
          </table:table-cell>
          <table:table-cell table:formula="of:=[Sheet1.B581]" office:value-type="string" office:string-value="p16">
            <text:p>p16</text:p>
          </table:table-cell>
          <table:table-cell table:formula="of:=[Sheet1.C581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81]=[.D581];1;0)" office:value-type="float" office:value="1">
            <text:p>1</text:p>
          </table:table-cell>
          <table:table-cell table:formula="of:=IF([.C581]&gt;[.D581];1;0)" office:value-type="float" office:value="0">
            <text:p>0</text:p>
          </table:table-cell>
          <table:table-cell table:formula="of:=IF([.C581]&lt;[.D5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2]" office:value-type="string" office:string-value="psr-small">
            <text:p>psr-small</text:p>
          </table:table-cell>
          <table:table-cell table:formula="of:=[Sheet1.B582]" office:value-type="string" office:string-value="p17">
            <text:p>p17</text:p>
          </table:table-cell>
          <table:table-cell table:formula="of:=[Sheet1.C582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82]=[.D582];1;0)" office:value-type="float" office:value="1">
            <text:p>1</text:p>
          </table:table-cell>
          <table:table-cell table:formula="of:=IF([.C582]&gt;[.D582];1;0)" office:value-type="float" office:value="0">
            <text:p>0</text:p>
          </table:table-cell>
          <table:table-cell table:formula="of:=IF([.C582]&lt;[.D5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3]" office:value-type="string" office:string-value="psr-small">
            <text:p>psr-small</text:p>
          </table:table-cell>
          <table:table-cell table:formula="of:=[Sheet1.B583]" office:value-type="string" office:string-value="p18">
            <text:p>p18</text:p>
          </table:table-cell>
          <table:table-cell table:formula="of:=[Sheet1.C583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83]=[.D583];1;0)" office:value-type="float" office:value="1">
            <text:p>1</text:p>
          </table:table-cell>
          <table:table-cell table:formula="of:=IF([.C583]&gt;[.D583];1;0)" office:value-type="float" office:value="0">
            <text:p>0</text:p>
          </table:table-cell>
          <table:table-cell table:formula="of:=IF([.C583]&lt;[.D5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4]" office:value-type="string" office:string-value="psr-small">
            <text:p>psr-small</text:p>
          </table:table-cell>
          <table:table-cell table:formula="of:=[Sheet1.B584]" office:value-type="string" office:string-value="p19">
            <text:p>p19</text:p>
          </table:table-cell>
          <table:table-cell table:formula="of:=[Sheet1.C584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584]=[.D584];1;0)" office:value-type="float" office:value="1">
            <text:p>1</text:p>
          </table:table-cell>
          <table:table-cell table:formula="of:=IF([.C584]&gt;[.D584];1;0)" office:value-type="float" office:value="0">
            <text:p>0</text:p>
          </table:table-cell>
          <table:table-cell table:formula="of:=IF([.C584]&lt;[.D58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5]" office:value-type="string" office:string-value="psr-small">
            <text:p>psr-small</text:p>
          </table:table-cell>
          <table:table-cell table:formula="of:=[Sheet1.B585]" office:value-type="string" office:string-value="p20">
            <text:p>p20</text:p>
          </table:table-cell>
          <table:table-cell table:formula="of:=[Sheet1.C585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85]=[.D585];1;0)" office:value-type="float" office:value="1">
            <text:p>1</text:p>
          </table:table-cell>
          <table:table-cell table:formula="of:=IF([.C585]&gt;[.D585];1;0)" office:value-type="float" office:value="0">
            <text:p>0</text:p>
          </table:table-cell>
          <table:table-cell table:formula="of:=IF([.C585]&lt;[.D5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6]" office:value-type="string" office:string-value="psr-small">
            <text:p>psr-small</text:p>
          </table:table-cell>
          <table:table-cell table:formula="of:=[Sheet1.B586]" office:value-type="string" office:string-value="p21">
            <text:p>p21</text:p>
          </table:table-cell>
          <table:table-cell table:formula="of:=[Sheet1.C586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86]=[.D586];1;0)" office:value-type="float" office:value="1">
            <text:p>1</text:p>
          </table:table-cell>
          <table:table-cell table:formula="of:=IF([.C586]&gt;[.D586];1;0)" office:value-type="float" office:value="0">
            <text:p>0</text:p>
          </table:table-cell>
          <table:table-cell table:formula="of:=IF([.C586]&lt;[.D5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7]" office:value-type="string" office:string-value="psr-small">
            <text:p>psr-small</text:p>
          </table:table-cell>
          <table:table-cell table:formula="of:=[Sheet1.B587]" office:value-type="string" office:string-value="p22">
            <text:p>p22</text:p>
          </table:table-cell>
          <table:table-cell table:formula="of:=[Sheet1.C587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587]=[.D587];1;0)" office:value-type="float" office:value="1">
            <text:p>1</text:p>
          </table:table-cell>
          <table:table-cell table:formula="of:=IF([.C587]&gt;[.D587];1;0)" office:value-type="float" office:value="0">
            <text:p>0</text:p>
          </table:table-cell>
          <table:table-cell table:formula="of:=IF([.C587]&lt;[.D58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8]" office:value-type="string" office:string-value="psr-small">
            <text:p>psr-small</text:p>
          </table:table-cell>
          <table:table-cell table:formula="of:=[Sheet1.B588]" office:value-type="string" office:string-value="p23">
            <text:p>p23</text:p>
          </table:table-cell>
          <table:table-cell table:formula="of:=[Sheet1.C588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88]=[.D588];1;0)" office:value-type="float" office:value="1">
            <text:p>1</text:p>
          </table:table-cell>
          <table:table-cell table:formula="of:=IF([.C588]&gt;[.D588];1;0)" office:value-type="float" office:value="0">
            <text:p>0</text:p>
          </table:table-cell>
          <table:table-cell table:formula="of:=IF([.C588]&lt;[.D5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9]" office:value-type="string" office:string-value="psr-small">
            <text:p>psr-small</text:p>
          </table:table-cell>
          <table:table-cell table:formula="of:=[Sheet1.B589]" office:value-type="string" office:string-value="p24">
            <text:p>p24</text:p>
          </table:table-cell>
          <table:table-cell table:formula="of:=[Sheet1.C589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89]=[.D589];1;0)" office:value-type="float" office:value="1">
            <text:p>1</text:p>
          </table:table-cell>
          <table:table-cell table:formula="of:=IF([.C589]&gt;[.D589];1;0)" office:value-type="float" office:value="0">
            <text:p>0</text:p>
          </table:table-cell>
          <table:table-cell table:formula="of:=IF([.C589]&lt;[.D5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0]" office:value-type="string" office:string-value="psr-small">
            <text:p>psr-small</text:p>
          </table:table-cell>
          <table:table-cell table:formula="of:=[Sheet1.B590]" office:value-type="string" office:string-value="p25">
            <text:p>p25</text:p>
          </table:table-cell>
          <table:table-cell table:formula="of:=[Sheet1.C590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90]=[.D590];1;0)" office:value-type="float" office:value="1">
            <text:p>1</text:p>
          </table:table-cell>
          <table:table-cell table:formula="of:=IF([.C590]&gt;[.D590];1;0)" office:value-type="float" office:value="0">
            <text:p>0</text:p>
          </table:table-cell>
          <table:table-cell table:formula="of:=IF([.C590]&lt;[.D5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1]" office:value-type="string" office:string-value="psr-small">
            <text:p>psr-small</text:p>
          </table:table-cell>
          <table:table-cell table:formula="of:=[Sheet1.B591]" office:value-type="string" office:string-value="p26">
            <text:p>p26</text:p>
          </table:table-cell>
          <table:table-cell table:formula="of:=[Sheet1.C591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91]=[.D591];1;0)" office:value-type="float" office:value="1">
            <text:p>1</text:p>
          </table:table-cell>
          <table:table-cell table:formula="of:=IF([.C591]&gt;[.D591];1;0)" office:value-type="float" office:value="0">
            <text:p>0</text:p>
          </table:table-cell>
          <table:table-cell table:formula="of:=IF([.C591]&lt;[.D5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2]" office:value-type="string" office:string-value="psr-small">
            <text:p>psr-small</text:p>
          </table:table-cell>
          <table:table-cell table:formula="of:=[Sheet1.B592]" office:value-type="string" office:string-value="p27">
            <text:p>p27</text:p>
          </table:table-cell>
          <table:table-cell table:formula="of:=[Sheet1.C592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92]=[.D592];1;0)" office:value-type="float" office:value="1">
            <text:p>1</text:p>
          </table:table-cell>
          <table:table-cell table:formula="of:=IF([.C592]&gt;[.D592];1;0)" office:value-type="float" office:value="0">
            <text:p>0</text:p>
          </table:table-cell>
          <table:table-cell table:formula="of:=IF([.C592]&lt;[.D5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3]" office:value-type="string" office:string-value="psr-small">
            <text:p>psr-small</text:p>
          </table:table-cell>
          <table:table-cell table:formula="of:=[Sheet1.B593]" office:value-type="string" office:string-value="p28">
            <text:p>p28</text:p>
          </table:table-cell>
          <table:table-cell table:formula="of:=[Sheet1.C593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93]=[.D593];1;0)" office:value-type="float" office:value="1">
            <text:p>1</text:p>
          </table:table-cell>
          <table:table-cell table:formula="of:=IF([.C593]&gt;[.D593];1;0)" office:value-type="float" office:value="0">
            <text:p>0</text:p>
          </table:table-cell>
          <table:table-cell table:formula="of:=IF([.C593]&lt;[.D5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4]" office:value-type="string" office:string-value="psr-small">
            <text:p>psr-small</text:p>
          </table:table-cell>
          <table:table-cell table:formula="of:=[Sheet1.B594]" office:value-type="string" office:string-value="p29">
            <text:p>p29</text:p>
          </table:table-cell>
          <table:table-cell table:formula="of:=[Sheet1.C594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594]=[.D594];1;0)" office:value-type="float" office:value="1">
            <text:p>1</text:p>
          </table:table-cell>
          <table:table-cell table:formula="of:=IF([.C594]&gt;[.D594];1;0)" office:value-type="float" office:value="0">
            <text:p>0</text:p>
          </table:table-cell>
          <table:table-cell table:formula="of:=IF([.C594]&lt;[.D5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5]" office:value-type="string" office:string-value="psr-small">
            <text:p>psr-small</text:p>
          </table:table-cell>
          <table:table-cell table:formula="of:=[Sheet1.B595]" office:value-type="string" office:string-value="p30">
            <text:p>p30</text:p>
          </table:table-cell>
          <table:table-cell table:formula="of:=[Sheet1.C595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95]=[.D595];1;0)" office:value-type="float" office:value="1">
            <text:p>1</text:p>
          </table:table-cell>
          <table:table-cell table:formula="of:=IF([.C595]&gt;[.D595];1;0)" office:value-type="float" office:value="0">
            <text:p>0</text:p>
          </table:table-cell>
          <table:table-cell table:formula="of:=IF([.C595]&lt;[.D5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6]" office:value-type="string" office:string-value="psr-small">
            <text:p>psr-small</text:p>
          </table:table-cell>
          <table:table-cell table:formula="of:=[Sheet1.B596]" office:value-type="string" office:string-value="p31">
            <text:p>p31</text:p>
          </table:table-cell>
          <table:table-cell table:formula="of:=[Sheet1.C596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596]=[.D596];1;0)" office:value-type="float" office:value="1">
            <text:p>1</text:p>
          </table:table-cell>
          <table:table-cell table:formula="of:=IF([.C596]&gt;[.D596];1;0)" office:value-type="float" office:value="0">
            <text:p>0</text:p>
          </table:table-cell>
          <table:table-cell table:formula="of:=IF([.C596]&lt;[.D5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7]" office:value-type="string" office:string-value="psr-small">
            <text:p>psr-small</text:p>
          </table:table-cell>
          <table:table-cell table:formula="of:=[Sheet1.B597]" office:value-type="string" office:string-value="p32">
            <text:p>p32</text:p>
          </table:table-cell>
          <table:table-cell table:formula="of:=[Sheet1.C597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597]=[.D597];1;0)" office:value-type="float" office:value="1">
            <text:p>1</text:p>
          </table:table-cell>
          <table:table-cell table:formula="of:=IF([.C597]&gt;[.D597];1;0)" office:value-type="float" office:value="0">
            <text:p>0</text:p>
          </table:table-cell>
          <table:table-cell table:formula="of:=IF([.C597]&lt;[.D5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8]" office:value-type="string" office:string-value="psr-small">
            <text:p>psr-small</text:p>
          </table:table-cell>
          <table:table-cell table:formula="of:=[Sheet1.B598]" office:value-type="string" office:string-value="p33">
            <text:p>p33</text:p>
          </table:table-cell>
          <table:table-cell table:formula="of:=[Sheet1.C598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598]=[.D598];1;0)" office:value-type="float" office:value="1">
            <text:p>1</text:p>
          </table:table-cell>
          <table:table-cell table:formula="of:=IF([.C598]&gt;[.D598];1;0)" office:value-type="float" office:value="0">
            <text:p>0</text:p>
          </table:table-cell>
          <table:table-cell table:formula="of:=IF([.C598]&lt;[.D5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9]" office:value-type="string" office:string-value="psr-small">
            <text:p>psr-small</text:p>
          </table:table-cell>
          <table:table-cell table:formula="of:=[Sheet1.B599]" office:value-type="string" office:string-value="p34">
            <text:p>p34</text:p>
          </table:table-cell>
          <table:table-cell table:formula="of:=[Sheet1.C599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599]=[.D599];1;0)" office:value-type="float" office:value="1">
            <text:p>1</text:p>
          </table:table-cell>
          <table:table-cell table:formula="of:=IF([.C599]&gt;[.D599];1;0)" office:value-type="float" office:value="0">
            <text:p>0</text:p>
          </table:table-cell>
          <table:table-cell table:formula="of:=IF([.C599]&lt;[.D5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0]" office:value-type="string" office:string-value="psr-small">
            <text:p>psr-small</text:p>
          </table:table-cell>
          <table:table-cell table:formula="of:=[Sheet1.B600]" office:value-type="string" office:string-value="p35">
            <text:p>p35</text:p>
          </table:table-cell>
          <table:table-cell table:formula="of:=[Sheet1.C600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00]=[.D600];1;0)" office:value-type="float" office:value="1">
            <text:p>1</text:p>
          </table:table-cell>
          <table:table-cell table:formula="of:=IF([.C600]&gt;[.D600];1;0)" office:value-type="float" office:value="0">
            <text:p>0</text:p>
          </table:table-cell>
          <table:table-cell table:formula="of:=IF([.C600]&lt;[.D6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1]" office:value-type="string" office:string-value="psr-small">
            <text:p>psr-small</text:p>
          </table:table-cell>
          <table:table-cell table:formula="of:=[Sheet1.B601]" office:value-type="string" office:string-value="p36">
            <text:p>p36</text:p>
          </table:table-cell>
          <table:table-cell table:formula="of:=[Sheet1.C601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601]=[.D601];1;0)" office:value-type="float" office:value="1">
            <text:p>1</text:p>
          </table:table-cell>
          <table:table-cell table:formula="of:=IF([.C601]&gt;[.D601];1;0)" office:value-type="float" office:value="0">
            <text:p>0</text:p>
          </table:table-cell>
          <table:table-cell table:formula="of:=IF([.C601]&lt;[.D6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2]" office:value-type="string" office:string-value="psr-small">
            <text:p>psr-small</text:p>
          </table:table-cell>
          <table:table-cell table:formula="of:=[Sheet1.B602]" office:value-type="string" office:string-value="p37">
            <text:p>p37</text:p>
          </table:table-cell>
          <table:table-cell table:formula="of:=[Sheet1.C602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602]=[.D602];1;0)" office:value-type="float" office:value="1">
            <text:p>1</text:p>
          </table:table-cell>
          <table:table-cell table:formula="of:=IF([.C602]&gt;[.D602];1;0)" office:value-type="float" office:value="0">
            <text:p>0</text:p>
          </table:table-cell>
          <table:table-cell table:formula="of:=IF([.C602]&lt;[.D6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3]" office:value-type="string" office:string-value="psr-small">
            <text:p>psr-small</text:p>
          </table:table-cell>
          <table:table-cell table:formula="of:=[Sheet1.B603]" office:value-type="string" office:string-value="p38">
            <text:p>p38</text:p>
          </table:table-cell>
          <table:table-cell table:formula="of:=[Sheet1.C603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603]=[.D603];1;0)" office:value-type="float" office:value="1">
            <text:p>1</text:p>
          </table:table-cell>
          <table:table-cell table:formula="of:=IF([.C603]&gt;[.D603];1;0)" office:value-type="float" office:value="0">
            <text:p>0</text:p>
          </table:table-cell>
          <table:table-cell table:formula="of:=IF([.C603]&lt;[.D6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4]" office:value-type="string" office:string-value="psr-small">
            <text:p>psr-small</text:p>
          </table:table-cell>
          <table:table-cell table:formula="of:=[Sheet1.B604]" office:value-type="string" office:string-value="p39">
            <text:p>p39</text:p>
          </table:table-cell>
          <table:table-cell table:formula="of:=[Sheet1.C604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604]=[.D604];1;0)" office:value-type="float" office:value="1">
            <text:p>1</text:p>
          </table:table-cell>
          <table:table-cell table:formula="of:=IF([.C604]&gt;[.D604];1;0)" office:value-type="float" office:value="0">
            <text:p>0</text:p>
          </table:table-cell>
          <table:table-cell table:formula="of:=IF([.C604]&lt;[.D6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5]" office:value-type="string" office:string-value="psr-small">
            <text:p>psr-small</text:p>
          </table:table-cell>
          <table:table-cell table:formula="of:=[Sheet1.B605]" office:value-type="string" office:string-value="p40">
            <text:p>p40</text:p>
          </table:table-cell>
          <table:table-cell table:formula="of:=[Sheet1.C605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605]=[.D605];1;0)" office:value-type="float" office:value="1">
            <text:p>1</text:p>
          </table:table-cell>
          <table:table-cell table:formula="of:=IF([.C605]&gt;[.D605];1;0)" office:value-type="float" office:value="0">
            <text:p>0</text:p>
          </table:table-cell>
          <table:table-cell table:formula="of:=IF([.C605]&lt;[.D6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6]" office:value-type="string" office:string-value="psr-small">
            <text:p>psr-small</text:p>
          </table:table-cell>
          <table:table-cell table:formula="of:=[Sheet1.B606]" office:value-type="string" office:string-value="p41">
            <text:p>p41</text:p>
          </table:table-cell>
          <table:table-cell table:formula="of:=[Sheet1.C606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606]=[.D606];1;0)" office:value-type="float" office:value="1">
            <text:p>1</text:p>
          </table:table-cell>
          <table:table-cell table:formula="of:=IF([.C606]&gt;[.D606];1;0)" office:value-type="float" office:value="0">
            <text:p>0</text:p>
          </table:table-cell>
          <table:table-cell table:formula="of:=IF([.C606]&lt;[.D6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7]" office:value-type="string" office:string-value="psr-small">
            <text:p>psr-small</text:p>
          </table:table-cell>
          <table:table-cell table:formula="of:=[Sheet1.B607]" office:value-type="string" office:string-value="p42">
            <text:p>p42</text:p>
          </table:table-cell>
          <table:table-cell table:formula="of:=[Sheet1.C607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07]=[.D607];1;0)" office:value-type="float" office:value="1">
            <text:p>1</text:p>
          </table:table-cell>
          <table:table-cell table:formula="of:=IF([.C607]&gt;[.D607];1;0)" office:value-type="float" office:value="0">
            <text:p>0</text:p>
          </table:table-cell>
          <table:table-cell table:formula="of:=IF([.C607]&lt;[.D6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8]" office:value-type="string" office:string-value="psr-small">
            <text:p>psr-small</text:p>
          </table:table-cell>
          <table:table-cell table:formula="of:=[Sheet1.B608]" office:value-type="string" office:string-value="p43">
            <text:p>p43</text:p>
          </table:table-cell>
          <table:table-cell table:formula="of:=[Sheet1.C608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08]=[.D608];1;0)" office:value-type="float" office:value="1">
            <text:p>1</text:p>
          </table:table-cell>
          <table:table-cell table:formula="of:=IF([.C608]&gt;[.D608];1;0)" office:value-type="float" office:value="0">
            <text:p>0</text:p>
          </table:table-cell>
          <table:table-cell table:formula="of:=IF([.C608]&lt;[.D6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9]" office:value-type="string" office:string-value="psr-small">
            <text:p>psr-small</text:p>
          </table:table-cell>
          <table:table-cell table:formula="of:=[Sheet1.B609]" office:value-type="string" office:string-value="p44">
            <text:p>p44</text:p>
          </table:table-cell>
          <table:table-cell table:formula="of:=[Sheet1.C609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609]=[.D609];1;0)" office:value-type="float" office:value="1">
            <text:p>1</text:p>
          </table:table-cell>
          <table:table-cell table:formula="of:=IF([.C609]&gt;[.D609];1;0)" office:value-type="float" office:value="0">
            <text:p>0</text:p>
          </table:table-cell>
          <table:table-cell table:formula="of:=IF([.C609]&lt;[.D6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0]" office:value-type="string" office:string-value="psr-small">
            <text:p>psr-small</text:p>
          </table:table-cell>
          <table:table-cell table:formula="of:=[Sheet1.B610]" office:value-type="string" office:string-value="p45">
            <text:p>p45</text:p>
          </table:table-cell>
          <table:table-cell table:formula="of:=[Sheet1.C610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10]=[.D610];1;0)" office:value-type="float" office:value="1">
            <text:p>1</text:p>
          </table:table-cell>
          <table:table-cell table:formula="of:=IF([.C610]&gt;[.D610];1;0)" office:value-type="float" office:value="0">
            <text:p>0</text:p>
          </table:table-cell>
          <table:table-cell table:formula="of:=IF([.C610]&lt;[.D6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1]" office:value-type="string" office:string-value="psr-small">
            <text:p>psr-small</text:p>
          </table:table-cell>
          <table:table-cell table:formula="of:=[Sheet1.B611]" office:value-type="string" office:string-value="p46">
            <text:p>p46</text:p>
          </table:table-cell>
          <table:table-cell table:formula="of:=[Sheet1.C611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611]=[.D611];1;0)" office:value-type="float" office:value="1">
            <text:p>1</text:p>
          </table:table-cell>
          <table:table-cell table:formula="of:=IF([.C611]&gt;[.D611];1;0)" office:value-type="float" office:value="0">
            <text:p>0</text:p>
          </table:table-cell>
          <table:table-cell table:formula="of:=IF([.C611]&lt;[.D61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2]" office:value-type="string" office:string-value="psr-small">
            <text:p>psr-small</text:p>
          </table:table-cell>
          <table:table-cell table:formula="of:=[Sheet1.B612]" office:value-type="string" office:string-value="p47">
            <text:p>p47</text:p>
          </table:table-cell>
          <table:table-cell table:formula="of:=[Sheet1.C612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12]=[.D612];1;0)" office:value-type="float" office:value="1">
            <text:p>1</text:p>
          </table:table-cell>
          <table:table-cell table:formula="of:=IF([.C612]&gt;[.D612];1;0)" office:value-type="float" office:value="0">
            <text:p>0</text:p>
          </table:table-cell>
          <table:table-cell table:formula="of:=IF([.C612]&lt;[.D6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3]" office:value-type="string" office:string-value="psr-small">
            <text:p>psr-small</text:p>
          </table:table-cell>
          <table:table-cell table:formula="of:=[Sheet1.B613]" office:value-type="string" office:string-value="p48">
            <text:p>p48</text:p>
          </table:table-cell>
          <table:table-cell table:formula="of:=[Sheet1.C613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613]=[.D613];1;0)" office:value-type="float" office:value="1">
            <text:p>1</text:p>
          </table:table-cell>
          <table:table-cell table:formula="of:=IF([.C613]&gt;[.D613];1;0)" office:value-type="float" office:value="0">
            <text:p>0</text:p>
          </table:table-cell>
          <table:table-cell table:formula="of:=IF([.C613]&lt;[.D6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4]" office:value-type="string" office:string-value="psr-small">
            <text:p>psr-small</text:p>
          </table:table-cell>
          <table:table-cell table:formula="of:=[Sheet1.B614]" office:value-type="string" office:string-value="p49">
            <text:p>p49</text:p>
          </table:table-cell>
          <table:table-cell table:formula="of:=[Sheet1.C614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614]=[.D614];1;0)" office:value-type="float" office:value="1">
            <text:p>1</text:p>
          </table:table-cell>
          <table:table-cell table:formula="of:=IF([.C614]&gt;[.D614];1;0)" office:value-type="float" office:value="0">
            <text:p>0</text:p>
          </table:table-cell>
          <table:table-cell table:formula="of:=IF([.C614]&lt;[.D6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5]" office:value-type="string" office:string-value="psr-small">
            <text:p>psr-small</text:p>
          </table:table-cell>
          <table:table-cell table:formula="of:=[Sheet1.B615]" office:value-type="string" office:string-value="p50">
            <text:p>p50</text:p>
          </table:table-cell>
          <table:table-cell table:formula="of:=[Sheet1.C615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615]=[.D615];1;0)" office:value-type="float" office:value="1">
            <text:p>1</text:p>
          </table:table-cell>
          <table:table-cell table:formula="of:=IF([.C615]&gt;[.D615];1;0)" office:value-type="float" office:value="0">
            <text:p>0</text:p>
          </table:table-cell>
          <table:table-cell table:formula="of:=IF([.C615]&lt;[.D6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6]" office:value-type="string" office:string-value="rovers-strips">
            <text:p>rovers-strips</text:p>
          </table:table-cell>
          <table:table-cell table:formula="of:=[Sheet1.B616]" office:value-type="string" office:string-value="p01">
            <text:p>p01</text:p>
          </table:table-cell>
          <table:table-cell table:formula="of:=[Sheet1.C616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616]=[.D616];1;0)" office:value-type="float" office:value="1">
            <text:p>1</text:p>
          </table:table-cell>
          <table:table-cell table:formula="of:=IF([.C616]&gt;[.D616];1;0)" office:value-type="float" office:value="0">
            <text:p>0</text:p>
          </table:table-cell>
          <table:table-cell table:formula="of:=IF([.C616]&lt;[.D6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7]" office:value-type="string" office:string-value="rovers-strips">
            <text:p>rovers-strips</text:p>
          </table:table-cell>
          <table:table-cell table:formula="of:=[Sheet1.B617]" office:value-type="string" office:string-value="p02">
            <text:p>p02</text:p>
          </table:table-cell>
          <table:table-cell table:formula="of:=[Sheet1.C617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617]=[.D617];1;0)" office:value-type="float" office:value="1">
            <text:p>1</text:p>
          </table:table-cell>
          <table:table-cell table:formula="of:=IF([.C617]&gt;[.D617];1;0)" office:value-type="float" office:value="0">
            <text:p>0</text:p>
          </table:table-cell>
          <table:table-cell table:formula="of:=IF([.C617]&lt;[.D6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8]" office:value-type="string" office:string-value="rovers-strips">
            <text:p>rovers-strips</text:p>
          </table:table-cell>
          <table:table-cell table:formula="of:=[Sheet1.B618]" office:value-type="string" office:string-value="p03">
            <text:p>p03</text:p>
          </table:table-cell>
          <table:table-cell table:formula="of:=[Sheet1.C618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618]=[.D618];1;0)" office:value-type="float" office:value="1">
            <text:p>1</text:p>
          </table:table-cell>
          <table:table-cell table:formula="of:=IF([.C618]&gt;[.D618];1;0)" office:value-type="float" office:value="0">
            <text:p>0</text:p>
          </table:table-cell>
          <table:table-cell table:formula="of:=IF([.C618]&lt;[.D6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9]" office:value-type="string" office:string-value="rovers-strips">
            <text:p>rovers-strips</text:p>
          </table:table-cell>
          <table:table-cell table:formula="of:=[Sheet1.B619]" office:value-type="string" office:string-value="p04">
            <text:p>p04</text:p>
          </table:table-cell>
          <table:table-cell table:formula="of:=[Sheet1.C619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619]=[.D619];1;0)" office:value-type="float" office:value="1">
            <text:p>1</text:p>
          </table:table-cell>
          <table:table-cell table:formula="of:=IF([.C619]&gt;[.D619];1;0)" office:value-type="float" office:value="0">
            <text:p>0</text:p>
          </table:table-cell>
          <table:table-cell table:formula="of:=IF([.C619]&lt;[.D6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0]" office:value-type="string" office:string-value="rovers-strips">
            <text:p>rovers-strips</text:p>
          </table:table-cell>
          <table:table-cell table:formula="of:=[Sheet1.B620]" office:value-type="string" office:string-value="p05">
            <text:p>p05</text:p>
          </table:table-cell>
          <table:table-cell table:formula="of:=[Sheet1.C620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620]=[.D620];1;0)" office:value-type="float" office:value="1">
            <text:p>1</text:p>
          </table:table-cell>
          <table:table-cell table:formula="of:=IF([.C620]&gt;[.D620];1;0)" office:value-type="float" office:value="0">
            <text:p>0</text:p>
          </table:table-cell>
          <table:table-cell table:formula="of:=IF([.C620]&lt;[.D6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1]" office:value-type="string" office:string-value="rovers-strips">
            <text:p>rovers-strips</text:p>
          </table:table-cell>
          <table:table-cell table:formula="of:=[Sheet1.B621]" office:value-type="string" office:string-value="p06">
            <text:p>p06</text:p>
          </table:table-cell>
          <table:table-cell table:formula="of:=[Sheet1.C621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621]=[.D621];1;0)" office:value-type="float" office:value="1">
            <text:p>1</text:p>
          </table:table-cell>
          <table:table-cell table:formula="of:=IF([.C621]&gt;[.D621];1;0)" office:value-type="float" office:value="0">
            <text:p>0</text:p>
          </table:table-cell>
          <table:table-cell table:formula="of:=IF([.C621]&lt;[.D6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2]" office:value-type="string" office:string-value="rovers-strips">
            <text:p>rovers-strips</text:p>
          </table:table-cell>
          <table:table-cell table:formula="of:=[Sheet1.B622]" office:value-type="string" office:string-value="p07">
            <text:p>p07</text:p>
          </table:table-cell>
          <table:table-cell table:formula="of:=[Sheet1.C622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622]=[.D622];1;0)" office:value-type="float" office:value="1">
            <text:p>1</text:p>
          </table:table-cell>
          <table:table-cell table:formula="of:=IF([.C622]&gt;[.D622];1;0)" office:value-type="float" office:value="0">
            <text:p>0</text:p>
          </table:table-cell>
          <table:table-cell table:formula="of:=IF([.C622]&lt;[.D6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3]" office:value-type="string" office:string-value="rovers-strips">
            <text:p>rovers-strips</text:p>
          </table:table-cell>
          <table:table-cell table:formula="of:=[Sheet1.B623]" office:value-type="string" office:string-value="p08">
            <text:p>p08</text:p>
          </table:table-cell>
          <table:table-cell table:formula="of:=[Sheet1.C623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table:formula="of:=IF([.C623]=[.D623];1;0)" office:value-type="float" office:value="1">
            <text:p>1</text:p>
          </table:table-cell>
          <table:table-cell table:formula="of:=IF([.C623]&gt;[.D623];1;0)" office:value-type="float" office:value="0">
            <text:p>0</text:p>
          </table:table-cell>
          <table:table-cell table:formula="of:=IF([.C623]&lt;[.D6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4]" office:value-type="string" office:string-value="rovers-strips">
            <text:p>rovers-strips</text:p>
          </table:table-cell>
          <table:table-cell table:formula="of:=[Sheet1.B624]" office:value-type="string" office:string-value="p09">
            <text:p>p09</text:p>
          </table:table-cell>
          <table:table-cell table:formula="of:=[Sheet1.C624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624]=[.D624];1;0)" office:value-type="float" office:value="1">
            <text:p>1</text:p>
          </table:table-cell>
          <table:table-cell table:formula="of:=IF([.C624]&gt;[.D624];1;0)" office:value-type="float" office:value="0">
            <text:p>0</text:p>
          </table:table-cell>
          <table:table-cell table:formula="of:=IF([.C624]&lt;[.D6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5]" office:value-type="string" office:string-value="rovers-strips">
            <text:p>rovers-strips</text:p>
          </table:table-cell>
          <table:table-cell table:formula="of:=[Sheet1.B625]" office:value-type="string" office:string-value="p10">
            <text:p>p10</text:p>
          </table:table-cell>
          <table:table-cell table:formula="of:=[Sheet1.C625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625]=[.D625];1;0)" office:value-type="float" office:value="1">
            <text:p>1</text:p>
          </table:table-cell>
          <table:table-cell table:formula="of:=IF([.C625]&gt;[.D625];1;0)" office:value-type="float" office:value="0">
            <text:p>0</text:p>
          </table:table-cell>
          <table:table-cell table:formula="of:=IF([.C625]&lt;[.D6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6]" office:value-type="string" office:string-value="rovers-strips">
            <text:p>rovers-strips</text:p>
          </table:table-cell>
          <table:table-cell table:formula="of:=[Sheet1.B626]" office:value-type="string" office:string-value="p11">
            <text:p>p11</text:p>
          </table:table-cell>
          <table:table-cell table:formula="of:=[Sheet1.C626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626]=[.D626];1;0)" office:value-type="float" office:value="1">
            <text:p>1</text:p>
          </table:table-cell>
          <table:table-cell table:formula="of:=IF([.C626]&gt;[.D626];1;0)" office:value-type="float" office:value="0">
            <text:p>0</text:p>
          </table:table-cell>
          <table:table-cell table:formula="of:=IF([.C626]&lt;[.D6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7]" office:value-type="string" office:string-value="rovers-strips">
            <text:p>rovers-strips</text:p>
          </table:table-cell>
          <table:table-cell table:formula="of:=[Sheet1.B627]" office:value-type="string" office:string-value="p12">
            <text:p>p12</text:p>
          </table:table-cell>
          <table:table-cell table:formula="of:=[Sheet1.C627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627]=[.D627];1;0)" office:value-type="float" office:value="1">
            <text:p>1</text:p>
          </table:table-cell>
          <table:table-cell table:formula="of:=IF([.C627]&gt;[.D627];1;0)" office:value-type="float" office:value="0">
            <text:p>0</text:p>
          </table:table-cell>
          <table:table-cell table:formula="of:=IF([.C627]&lt;[.D6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8]" office:value-type="string" office:string-value="rovers-strips">
            <text:p>rovers-strips</text:p>
          </table:table-cell>
          <table:table-cell table:formula="of:=[Sheet1.B628]" office:value-type="string" office:string-value="p13">
            <text:p>p13</text:p>
          </table:table-cell>
          <table:table-cell table:formula="of:=[Sheet1.C628]" office:value-type="float" office:value="32">
            <text:p>32</text:p>
          </table:table-cell>
          <table:table-cell office:value-type="float" office:value="32">
            <text:p>32</text:p>
          </table:table-cell>
          <table:table-cell/>
          <table:table-cell table:formula="of:=IF([.C628]=[.D628];1;0)" office:value-type="float" office:value="1">
            <text:p>1</text:p>
          </table:table-cell>
          <table:table-cell table:formula="of:=IF([.C628]&gt;[.D628];1;0)" office:value-type="float" office:value="0">
            <text:p>0</text:p>
          </table:table-cell>
          <table:table-cell table:formula="of:=IF([.C628]&lt;[.D6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9]" office:value-type="string" office:string-value="rovers-strips">
            <text:p>rovers-strips</text:p>
          </table:table-cell>
          <table:table-cell table:formula="of:=[Sheet1.B629]" office:value-type="string" office:string-value="p14">
            <text:p>p14</text:p>
          </table:table-cell>
          <table:table-cell table:formula="of:=[Sheet1.C629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629]=[.D629];1;0)" office:value-type="float" office:value="1">
            <text:p>1</text:p>
          </table:table-cell>
          <table:table-cell table:formula="of:=IF([.C629]&gt;[.D629];1;0)" office:value-type="float" office:value="0">
            <text:p>0</text:p>
          </table:table-cell>
          <table:table-cell table:formula="of:=IF([.C629]&lt;[.D6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0]" office:value-type="string" office:string-value="rovers-strips">
            <text:p>rovers-strips</text:p>
          </table:table-cell>
          <table:table-cell table:formula="of:=[Sheet1.B630]" office:value-type="string" office:string-value="p15">
            <text:p>p15</text:p>
          </table:table-cell>
          <table:table-cell table:formula="of:=[Sheet1.C630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630]=[.D630];1;0)" office:value-type="float" office:value="1">
            <text:p>1</text:p>
          </table:table-cell>
          <table:table-cell table:formula="of:=IF([.C630]&gt;[.D630];1;0)" office:value-type="float" office:value="0">
            <text:p>0</text:p>
          </table:table-cell>
          <table:table-cell table:formula="of:=IF([.C630]&lt;[.D6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1]" office:value-type="string" office:string-value="rovers-strips">
            <text:p>rovers-strips</text:p>
          </table:table-cell>
          <table:table-cell table:formula="of:=[Sheet1.B631]" office:value-type="string" office:string-value="p16">
            <text:p>p16</text:p>
          </table:table-cell>
          <table:table-cell table:formula="of:=[Sheet1.C631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631]=[.D631];1;0)" office:value-type="float" office:value="1">
            <text:p>1</text:p>
          </table:table-cell>
          <table:table-cell table:formula="of:=IF([.C631]&gt;[.D631];1;0)" office:value-type="float" office:value="0">
            <text:p>0</text:p>
          </table:table-cell>
          <table:table-cell table:formula="of:=IF([.C631]&lt;[.D6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2]" office:value-type="string" office:string-value="rovers-strips">
            <text:p>rovers-strips</text:p>
          </table:table-cell>
          <table:table-cell table:formula="of:=[Sheet1.B632]" office:value-type="string" office:string-value="p17">
            <text:p>p17</text:p>
          </table:table-cell>
          <table:table-cell table:formula="of:=[Sheet1.C632]" office:value-type="float" office:value="36">
            <text:p>36</text:p>
          </table:table-cell>
          <table:table-cell office:value-type="float" office:value="36">
            <text:p>36</text:p>
          </table:table-cell>
          <table:table-cell/>
          <table:table-cell table:formula="of:=IF([.C632]=[.D632];1;0)" office:value-type="float" office:value="1">
            <text:p>1</text:p>
          </table:table-cell>
          <table:table-cell table:formula="of:=IF([.C632]&gt;[.D632];1;0)" office:value-type="float" office:value="0">
            <text:p>0</text:p>
          </table:table-cell>
          <table:table-cell table:formula="of:=IF([.C632]&lt;[.D6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3]" office:value-type="string" office:string-value="rovers-strips">
            <text:p>rovers-strips</text:p>
          </table:table-cell>
          <table:table-cell table:formula="of:=[Sheet1.B633]" office:value-type="string" office:string-value="p18">
            <text:p>p18</text:p>
          </table:table-cell>
          <table:table-cell table:formula="of:=[Sheet1.C633]" office:value-type="float" office:value="31">
            <text:p>31</text:p>
          </table:table-cell>
          <table:table-cell office:value-type="float" office:value="31">
            <text:p>31</text:p>
          </table:table-cell>
          <table:table-cell/>
          <table:table-cell table:formula="of:=IF([.C633]=[.D633];1;0)" office:value-type="float" office:value="1">
            <text:p>1</text:p>
          </table:table-cell>
          <table:table-cell table:formula="of:=IF([.C633]&gt;[.D633];1;0)" office:value-type="float" office:value="0">
            <text:p>0</text:p>
          </table:table-cell>
          <table:table-cell table:formula="of:=IF([.C633]&lt;[.D6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4]" office:value-type="string" office:string-value="rovers-strips">
            <text:p>rovers-strips</text:p>
          </table:table-cell>
          <table:table-cell table:formula="of:=[Sheet1.B634]" office:value-type="string" office:string-value="p19">
            <text:p>p19</text:p>
          </table:table-cell>
          <table:table-cell table:formula="of:=[Sheet1.C634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634]=[.D634];1;0)" office:value-type="float" office:value="1">
            <text:p>1</text:p>
          </table:table-cell>
          <table:table-cell table:formula="of:=IF([.C634]&gt;[.D634];1;0)" office:value-type="float" office:value="0">
            <text:p>0</text:p>
          </table:table-cell>
          <table:table-cell table:formula="of:=IF([.C634]&lt;[.D6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5]" office:value-type="string" office:string-value="rovers-strips">
            <text:p>rovers-strips</text:p>
          </table:table-cell>
          <table:table-cell table:formula="of:=[Sheet1.B635]" office:value-type="string" office:string-value="p20">
            <text:p>p20</text:p>
          </table:table-cell>
          <table:table-cell table:formula="of:=[Sheet1.C635]" office:value-type="float" office:value="56">
            <text:p>56</text:p>
          </table:table-cell>
          <table:table-cell office:value-type="float" office:value="56">
            <text:p>56</text:p>
          </table:table-cell>
          <table:table-cell/>
          <table:table-cell table:formula="of:=IF([.C635]=[.D635];1;0)" office:value-type="float" office:value="1">
            <text:p>1</text:p>
          </table:table-cell>
          <table:table-cell table:formula="of:=IF([.C635]&gt;[.D635];1;0)" office:value-type="float" office:value="0">
            <text:p>0</text:p>
          </table:table-cell>
          <table:table-cell table:formula="of:=IF([.C635]&lt;[.D6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6]" office:value-type="string" office:string-value="rovers-strips">
            <text:p>rovers-strips</text:p>
          </table:table-cell>
          <table:table-cell table:formula="of:=[Sheet1.B636]" office:value-type="string" office:string-value="p21">
            <text:p>p21</text:p>
          </table:table-cell>
          <table:table-cell table:formula="of:=[Sheet1.C636]" office:value-type="float" office:value="39">
            <text:p>39</text:p>
          </table:table-cell>
          <table:table-cell office:value-type="float" office:value="38">
            <text:p>38</text:p>
          </table:table-cell>
          <table:table-cell/>
          <table:table-cell table:formula="of:=IF([.C636]=[.D636];1;0)" office:value-type="float" office:value="0">
            <text:p>0</text:p>
          </table:table-cell>
          <table:table-cell table:formula="of:=IF([.C636]&gt;[.D636];1;0)" office:value-type="float" office:value="1">
            <text:p>1</text:p>
          </table:table-cell>
          <table:table-cell table:formula="of:=IF([.C636]&lt;[.D6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7]" office:value-type="string" office:string-value="rovers-strips">
            <text:p>rovers-strips</text:p>
          </table:table-cell>
          <table:table-cell table:formula="of:=[Sheet1.B637]" office:value-type="string" office:string-value="p22">
            <text:p>p22</text:p>
          </table:table-cell>
          <table:table-cell table:formula="of:=[Sheet1.C637]" office:value-type="float" office:value="41">
            <text:p>41</text:p>
          </table:table-cell>
          <table:table-cell office:value-type="float" office:value="43">
            <text:p>43</text:p>
          </table:table-cell>
          <table:table-cell/>
          <table:table-cell table:formula="of:=IF([.C637]=[.D637];1;0)" office:value-type="float" office:value="0">
            <text:p>0</text:p>
          </table:table-cell>
          <table:table-cell table:formula="of:=IF([.C637]&gt;[.D637];1;0)" office:value-type="float" office:value="0">
            <text:p>0</text:p>
          </table:table-cell>
          <table:table-cell table:formula="of:=IF([.C637]&lt;[.D63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38]" office:value-type="string" office:string-value="rovers-strips">
            <text:p>rovers-strips</text:p>
          </table:table-cell>
          <table:table-cell table:formula="of:=[Sheet1.B638]" office:value-type="string" office:string-value="p23">
            <text:p>p23</text:p>
          </table:table-cell>
          <table:table-cell table:formula="of:=[Sheet1.C638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638]=[.D638];1;0)" office:value-type="float" office:value="1">
            <text:p>1</text:p>
          </table:table-cell>
          <table:table-cell table:formula="of:=IF([.C638]&gt;[.D638];1;0)" office:value-type="float" office:value="0">
            <text:p>0</text:p>
          </table:table-cell>
          <table:table-cell table:formula="of:=IF([.C638]&lt;[.D6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9]" office:value-type="string" office:string-value="rovers-strips">
            <text:p>rovers-strips</text:p>
          </table:table-cell>
          <table:table-cell table:formula="of:=[Sheet1.B639]" office:value-type="string" office:string-value="p24">
            <text:p>p24</text:p>
          </table:table-cell>
          <table:table-cell table:formula="of:=[Sheet1.C639]" office:value-type="float" office:value="56">
            <text:p>56</text:p>
          </table:table-cell>
          <table:table-cell office:value-type="float" office:value="59">
            <text:p>59</text:p>
          </table:table-cell>
          <table:table-cell/>
          <table:table-cell table:formula="of:=IF([.C639]=[.D639];1;0)" office:value-type="float" office:value="0">
            <text:p>0</text:p>
          </table:table-cell>
          <table:table-cell table:formula="of:=IF([.C639]&gt;[.D639];1;0)" office:value-type="float" office:value="0">
            <text:p>0</text:p>
          </table:table-cell>
          <table:table-cell table:formula="of:=IF([.C639]&lt;[.D63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0]" office:value-type="string" office:string-value="rovers-strips">
            <text:p>rovers-strips</text:p>
          </table:table-cell>
          <table:table-cell table:formula="of:=[Sheet1.B640]" office:value-type="string" office:string-value="p25">
            <text:p>p25</text:p>
          </table:table-cell>
          <table:table-cell table:formula="of:=[Sheet1.C640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640]=[.D640];1;0)" office:value-type="float" office:value="1">
            <text:p>1</text:p>
          </table:table-cell>
          <table:table-cell table:formula="of:=IF([.C640]&gt;[.D640];1;0)" office:value-type="float" office:value="0">
            <text:p>0</text:p>
          </table:table-cell>
          <table:table-cell table:formula="of:=IF([.C640]&lt;[.D6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41]" office:value-type="string" office:string-value="rovers-strips">
            <text:p>rovers-strips</text:p>
          </table:table-cell>
          <table:table-cell table:formula="of:=[Sheet1.B641]" office:value-type="string" office:string-value="p26">
            <text:p>p26</text:p>
          </table:table-cell>
          <table:table-cell table:formula="of:=[Sheet1.C641]" office:value-type="float" office:value="36">
            <text:p>36</text:p>
          </table:table-cell>
          <table:table-cell office:value-type="float" office:value="35">
            <text:p>35</text:p>
          </table:table-cell>
          <table:table-cell/>
          <table:table-cell table:formula="of:=IF([.C641]=[.D641];1;0)" office:value-type="float" office:value="0">
            <text:p>0</text:p>
          </table:table-cell>
          <table:table-cell table:formula="of:=IF([.C641]&gt;[.D641];1;0)" office:value-type="float" office:value="1">
            <text:p>1</text:p>
          </table:table-cell>
          <table:table-cell table:formula="of:=IF([.C641]&lt;[.D6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42]" office:value-type="string" office:string-value="rovers-strips">
            <text:p>rovers-strips</text:p>
          </table:table-cell>
          <table:table-cell table:formula="of:=[Sheet1.B642]" office:value-type="string" office:string-value="p27">
            <text:p>p27</text:p>
          </table:table-cell>
          <table:table-cell table:formula="of:=[Sheet1.C642]" office:value-type="float" office:value="54">
            <text:p>54</text:p>
          </table:table-cell>
          <table:table-cell office:value-type="float" office:value="59">
            <text:p>59</text:p>
          </table:table-cell>
          <table:table-cell/>
          <table:table-cell table:formula="of:=IF([.C642]=[.D642];1;0)" office:value-type="float" office:value="0">
            <text:p>0</text:p>
          </table:table-cell>
          <table:table-cell table:formula="of:=IF([.C642]&gt;[.D642];1;0)" office:value-type="float" office:value="0">
            <text:p>0</text:p>
          </table:table-cell>
          <table:table-cell table:formula="of:=IF([.C642]&lt;[.D64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3]" office:value-type="string" office:string-value="rovers-strips">
            <text:p>rovers-strips</text:p>
          </table:table-cell>
          <table:table-cell table:formula="of:=[Sheet1.B643]" office:value-type="string" office:string-value="p28">
            <text:p>p28</text:p>
          </table:table-cell>
          <table:table-cell table:formula="of:=[Sheet1.C643]" office:value-type="float" office:value="49">
            <text:p>49</text:p>
          </table:table-cell>
          <table:table-cell office:value-type="float" office:value="47">
            <text:p>47</text:p>
          </table:table-cell>
          <table:table-cell/>
          <table:table-cell table:formula="of:=IF([.C643]=[.D643];1;0)" office:value-type="float" office:value="0">
            <text:p>0</text:p>
          </table:table-cell>
          <table:table-cell table:formula="of:=IF([.C643]&gt;[.D643];1;0)" office:value-type="float" office:value="1">
            <text:p>1</text:p>
          </table:table-cell>
          <table:table-cell table:formula="of:=IF([.C643]&lt;[.D6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44]" office:value-type="string" office:string-value="rovers-strips">
            <text:p>rovers-strips</text:p>
          </table:table-cell>
          <table:table-cell table:formula="of:=[Sheet1.B644]" office:value-type="string" office:string-value="p29">
            <text:p>p29</text:p>
          </table:table-cell>
          <table:table-cell table:formula="of:=[Sheet1.C644]" office:value-type="float" office:value="38">
            <text:p>38</text:p>
          </table:table-cell>
          <table:table-cell office:value-type="float" office:value="38">
            <text:p>38</text:p>
          </table:table-cell>
          <table:table-cell/>
          <table:table-cell table:formula="of:=IF([.C644]=[.D644];1;0)" office:value-type="float" office:value="1">
            <text:p>1</text:p>
          </table:table-cell>
          <table:table-cell table:formula="of:=IF([.C644]&gt;[.D644];1;0)" office:value-type="float" office:value="0">
            <text:p>0</text:p>
          </table:table-cell>
          <table:table-cell table:formula="of:=IF([.C644]&lt;[.D6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45]" office:value-type="string" office:string-value="rovers-strips">
            <text:p>rovers-strips</text:p>
          </table:table-cell>
          <table:table-cell table:formula="of:=[Sheet1.B645]" office:value-type="string" office:string-value="p30">
            <text:p>p30</text:p>
          </table:table-cell>
          <table:table-cell table:formula="of:=[Sheet1.C645]" office:value-type="float" office:value="58">
            <text:p>58</text:p>
          </table:table-cell>
          <table:table-cell office:value-type="float" office:value="61">
            <text:p>61</text:p>
          </table:table-cell>
          <table:table-cell/>
          <table:table-cell table:formula="of:=IF([.C645]=[.D645];1;0)" office:value-type="float" office:value="0">
            <text:p>0</text:p>
          </table:table-cell>
          <table:table-cell table:formula="of:=IF([.C645]&gt;[.D645];1;0)" office:value-type="float" office:value="0">
            <text:p>0</text:p>
          </table:table-cell>
          <table:table-cell table:formula="of:=IF([.C645]&lt;[.D64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6]" office:value-type="string" office:string-value="rovers-strips">
            <text:p>rovers-strips</text:p>
          </table:table-cell>
          <table:table-cell table:formula="of:=[Sheet1.B646]" office:value-type="string" office:string-value="p31">
            <text:p>p31</text:p>
          </table:table-cell>
          <table:table-cell table:formula="of:=[Sheet1.C646]" office:value-type="float" office:value="62">
            <text:p>62</text:p>
          </table:table-cell>
          <table:table-cell office:value-type="float" office:value="66">
            <text:p>66</text:p>
          </table:table-cell>
          <table:table-cell/>
          <table:table-cell table:formula="of:=IF([.C646]=[.D646];1;0)" office:value-type="float" office:value="0">
            <text:p>0</text:p>
          </table:table-cell>
          <table:table-cell table:formula="of:=IF([.C646]&gt;[.D646];1;0)" office:value-type="float" office:value="0">
            <text:p>0</text:p>
          </table:table-cell>
          <table:table-cell table:formula="of:=IF([.C646]&lt;[.D646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7]" office:value-type="string" office:string-value="rovers-strips">
            <text:p>rovers-strips</text:p>
          </table:table-cell>
          <table:table-cell table:formula="of:=[Sheet1.B647]" office:value-type="string" office:string-value="p32">
            <text:p>p32</text:p>
          </table:table-cell>
          <table:table-cell table:formula="of:=[Sheet1.C647]" office:value-type="float" office:value="79">
            <text:p>79</text:p>
          </table:table-cell>
          <table:table-cell office:value-type="float" office:value="90">
            <text:p>90</text:p>
          </table:table-cell>
          <table:table-cell/>
          <table:table-cell table:formula="of:=IF([.C647]=[.D647];1;0)" office:value-type="float" office:value="0">
            <text:p>0</text:p>
          </table:table-cell>
          <table:table-cell table:formula="of:=IF([.C647]&gt;[.D647];1;0)" office:value-type="float" office:value="0">
            <text:p>0</text:p>
          </table:table-cell>
          <table:table-cell table:formula="of:=IF([.C647]&lt;[.D64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8]" office:value-type="string" office:string-value="rovers-strips">
            <text:p>rovers-strips</text:p>
          </table:table-cell>
          <table:table-cell table:formula="of:=[Sheet1.B648]" office:value-type="string" office:string-value="p33">
            <text:p>p33</text:p>
          </table:table-cell>
          <table:table-cell table:formula="of:=[Sheet1.C648]" office:value-type="float" office:value="111">
            <text:p>111</text:p>
          </table:table-cell>
          <table:table-cell office:value-type="float" office:value="115">
            <text:p>115</text:p>
          </table:table-cell>
          <table:table-cell/>
          <table:table-cell table:formula="of:=IF([.C648]=[.D648];1;0)" office:value-type="float" office:value="0">
            <text:p>0</text:p>
          </table:table-cell>
          <table:table-cell table:formula="of:=IF([.C648]&gt;[.D648];1;0)" office:value-type="float" office:value="0">
            <text:p>0</text:p>
          </table:table-cell>
          <table:table-cell table:formula="of:=IF([.C648]&lt;[.D648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9]" office:value-type="string" office:string-value="rovers-strips">
            <text:p>rovers-strips</text:p>
          </table:table-cell>
          <table:table-cell table:formula="of:=[Sheet1.B649]" office:value-type="string" office:string-value="p34">
            <text:p>p34</text:p>
          </table:table-cell>
          <table:table-cell table:formula="of:=[Sheet1.C649]" office:value-type="float" office:value="70">
            <text:p>70</text:p>
          </table:table-cell>
          <table:table-cell office:value-type="float" office:value="78">
            <text:p>78</text:p>
          </table:table-cell>
          <table:table-cell/>
          <table:table-cell table:formula="of:=IF([.C649]=[.D649];1;0)" office:value-type="float" office:value="0">
            <text:p>0</text:p>
          </table:table-cell>
          <table:table-cell table:formula="of:=IF([.C649]&gt;[.D649];1;0)" office:value-type="float" office:value="0">
            <text:p>0</text:p>
          </table:table-cell>
          <table:table-cell table:formula="of:=IF([.C649]&lt;[.D64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0]" office:value-type="string" office:string-value="rovers-strips">
            <text:p>rovers-strips</text:p>
          </table:table-cell>
          <table:table-cell table:formula="of:=[Sheet1.B650]" office:value-type="string" office:string-value="p35">
            <text:p>p35</text:p>
          </table:table-cell>
          <table:table-cell table:formula="of:=[Sheet1.C650]" office:value-type="float" office:value="146">
            <text:p>146</text:p>
          </table:table-cell>
          <table:table-cell office:value-type="float" office:value="163">
            <text:p>163</text:p>
          </table:table-cell>
          <table:table-cell/>
          <table:table-cell table:formula="of:=IF([.C650]=[.D650];1;0)" office:value-type="float" office:value="0">
            <text:p>0</text:p>
          </table:table-cell>
          <table:table-cell table:formula="of:=IF([.C650]&gt;[.D650];1;0)" office:value-type="float" office:value="0">
            <text:p>0</text:p>
          </table:table-cell>
          <table:table-cell table:formula="of:=IF([.C650]&lt;[.D650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1]" office:value-type="string" office:string-value="rovers-strips">
            <text:p>rovers-strips</text:p>
          </table:table-cell>
          <table:table-cell table:formula="of:=[Sheet1.B651]" office:value-type="string" office:string-value="p36">
            <text:p>p36</text:p>
          </table:table-cell>
          <table:table-cell table:formula="of:=[Sheet1.C651]" office:value-type="float" office:value="95">
            <text:p>95</text:p>
          </table:table-cell>
          <table:table-cell office:value-type="float" office:value="107">
            <text:p>107</text:p>
          </table:table-cell>
          <table:table-cell/>
          <table:table-cell table:formula="of:=IF([.C651]=[.D651];1;0)" office:value-type="float" office:value="0">
            <text:p>0</text:p>
          </table:table-cell>
          <table:table-cell table:formula="of:=IF([.C651]&gt;[.D651];1;0)" office:value-type="float" office:value="0">
            <text:p>0</text:p>
          </table:table-cell>
          <table:table-cell table:formula="of:=IF([.C651]&lt;[.D65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2]" office:value-type="string" office:string-value="rovers-strips">
            <text:p>rovers-strips</text:p>
          </table:table-cell>
          <table:table-cell table:formula="of:=[Sheet1.B652]" office:value-type="string" office:string-value="p37">
            <text:p>p37</text:p>
          </table:table-cell>
          <table:table-cell table:formula="of:=[Sheet1.C652]" office:value-type="float" office:value="128">
            <text:p>128</text:p>
          </table:table-cell>
          <table:table-cell office:value-type="float" office:value="148">
            <text:p>148</text:p>
          </table:table-cell>
          <table:table-cell/>
          <table:table-cell table:formula="of:=IF([.C652]=[.D652];1;0)" office:value-type="float" office:value="0">
            <text:p>0</text:p>
          </table:table-cell>
          <table:table-cell table:formula="of:=IF([.C652]&gt;[.D652];1;0)" office:value-type="float" office:value="0">
            <text:p>0</text:p>
          </table:table-cell>
          <table:table-cell table:formula="of:=IF([.C652]&lt;[.D65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3]" office:value-type="string" office:string-value="rovers-strips">
            <text:p>rovers-strips</text:p>
          </table:table-cell>
          <table:table-cell table:formula="of:=[Sheet1.B653]" office:value-type="string" office:string-value="p38">
            <text:p>p38</text:p>
          </table:table-cell>
          <table:table-cell table:formula="of:=[Sheet1.C653]" office:value-type="float" office:value="113">
            <text:p>113</text:p>
          </table:table-cell>
          <table:table-cell office:value-type="float" office:value="133">
            <text:p>133</text:p>
          </table:table-cell>
          <table:table-cell/>
          <table:table-cell table:formula="of:=IF([.C653]=[.D653];1;0)" office:value-type="float" office:value="0">
            <text:p>0</text:p>
          </table:table-cell>
          <table:table-cell table:formula="of:=IF([.C653]&gt;[.D653];1;0)" office:value-type="float" office:value="0">
            <text:p>0</text:p>
          </table:table-cell>
          <table:table-cell table:formula="of:=IF([.C653]&lt;[.D653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4]" office:value-type="string" office:string-value="rovers-strips">
            <text:p>rovers-strips</text:p>
          </table:table-cell>
          <table:table-cell table:formula="of:=[Sheet1.B654]" office:value-type="string" office:string-value="p39">
            <text:p>p39</text:p>
          </table:table-cell>
          <table:table-cell table:formula="of:=[Sheet1.C654]" office:value-type="float" office:value="148">
            <text:p>148</text:p>
          </table:table-cell>
          <table:table-cell office:value-type="float" office:value="172">
            <text:p>172</text:p>
          </table:table-cell>
          <table:table-cell/>
          <table:table-cell table:formula="of:=IF([.C654]=[.D654];1;0)" office:value-type="float" office:value="0">
            <text:p>0</text:p>
          </table:table-cell>
          <table:table-cell table:formula="of:=IF([.C654]&gt;[.D654];1;0)" office:value-type="float" office:value="0">
            <text:p>0</text:p>
          </table:table-cell>
          <table:table-cell table:formula="of:=IF([.C654]&lt;[.D65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5]" office:value-type="string" office:string-value="rovers-strips">
            <text:p>rovers-strips</text:p>
          </table:table-cell>
          <table:table-cell table:formula="of:=[Sheet1.B655]" office:value-type="string" office:string-value="p40">
            <text:p>p40</text:p>
          </table:table-cell>
          <table:table-cell table:formula="of:=[Sheet1.C655]" office:value-type="float" office:value="137">
            <text:p>137</text:p>
          </table:table-cell>
          <table:table-cell office:value-type="float" office:value="163">
            <text:p>163</text:p>
          </table:table-cell>
          <table:table-cell/>
          <table:table-cell table:formula="of:=IF([.C655]=[.D655];1;0)" office:value-type="float" office:value="0">
            <text:p>0</text:p>
          </table:table-cell>
          <table:table-cell table:formula="of:=IF([.C655]&gt;[.D655];1;0)" office:value-type="float" office:value="0">
            <text:p>0</text:p>
          </table:table-cell>
          <table:table-cell table:formula="of:=IF([.C655]&lt;[.D65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6]" office:value-type="string" office:string-value="tpp-strips">
            <text:p>tpp-strips</text:p>
          </table:table-cell>
          <table:table-cell table:formula="of:=[Sheet1.B656]" office:value-type="string" office:string-value="p01">
            <text:p>p01</text:p>
          </table:table-cell>
          <table:table-cell table:formula="of:=[Sheet1.C656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56]=[.D656];1;0)" office:value-type="float" office:value="1">
            <text:p>1</text:p>
          </table:table-cell>
          <table:table-cell table:formula="of:=IF([.C656]&gt;[.D656];1;0)" office:value-type="float" office:value="0">
            <text:p>0</text:p>
          </table:table-cell>
          <table:table-cell table:formula="of:=IF([.C656]&lt;[.D6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57]" office:value-type="string" office:string-value="tpp-strips">
            <text:p>tpp-strips</text:p>
          </table:table-cell>
          <table:table-cell table:formula="of:=[Sheet1.B657]" office:value-type="string" office:string-value="p02">
            <text:p>p02</text:p>
          </table:table-cell>
          <table:table-cell table:formula="of:=[Sheet1.C657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657]=[.D657];1;0)" office:value-type="float" office:value="1">
            <text:p>1</text:p>
          </table:table-cell>
          <table:table-cell table:formula="of:=IF([.C657]&gt;[.D657];1;0)" office:value-type="float" office:value="0">
            <text:p>0</text:p>
          </table:table-cell>
          <table:table-cell table:formula="of:=IF([.C657]&lt;[.D6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58]" office:value-type="string" office:string-value="tpp-strips">
            <text:p>tpp-strips</text:p>
          </table:table-cell>
          <table:table-cell table:formula="of:=[Sheet1.B658]" office:value-type="string" office:string-value="p03">
            <text:p>p03</text:p>
          </table:table-cell>
          <table:table-cell table:formula="of:=[Sheet1.C658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658]=[.D658];1;0)" office:value-type="float" office:value="1">
            <text:p>1</text:p>
          </table:table-cell>
          <table:table-cell table:formula="of:=IF([.C658]&gt;[.D658];1;0)" office:value-type="float" office:value="0">
            <text:p>0</text:p>
          </table:table-cell>
          <table:table-cell table:formula="of:=IF([.C658]&lt;[.D6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59]" office:value-type="string" office:string-value="tpp-strips">
            <text:p>tpp-strips</text:p>
          </table:table-cell>
          <table:table-cell table:formula="of:=[Sheet1.B659]" office:value-type="string" office:string-value="p04">
            <text:p>p04</text:p>
          </table:table-cell>
          <table:table-cell table:formula="of:=[Sheet1.C659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659]=[.D659];1;0)" office:value-type="float" office:value="1">
            <text:p>1</text:p>
          </table:table-cell>
          <table:table-cell table:formula="of:=IF([.C659]&gt;[.D659];1;0)" office:value-type="float" office:value="0">
            <text:p>0</text:p>
          </table:table-cell>
          <table:table-cell table:formula="of:=IF([.C659]&lt;[.D6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0]" office:value-type="string" office:string-value="tpp-strips">
            <text:p>tpp-strips</text:p>
          </table:table-cell>
          <table:table-cell table:formula="of:=[Sheet1.B660]" office:value-type="string" office:string-value="p05">
            <text:p>p05</text:p>
          </table:table-cell>
          <table:table-cell table:formula="of:=[Sheet1.C660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660]=[.D660];1;0)" office:value-type="float" office:value="1">
            <text:p>1</text:p>
          </table:table-cell>
          <table:table-cell table:formula="of:=IF([.C660]&gt;[.D660];1;0)" office:value-type="float" office:value="0">
            <text:p>0</text:p>
          </table:table-cell>
          <table:table-cell table:formula="of:=IF([.C660]&lt;[.D6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1]" office:value-type="string" office:string-value="tpp-strips">
            <text:p>tpp-strips</text:p>
          </table:table-cell>
          <table:table-cell table:formula="of:=[Sheet1.B661]" office:value-type="string" office:string-value="p06">
            <text:p>p06</text:p>
          </table:table-cell>
          <table:table-cell table:formula="of:=[Sheet1.C661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table:formula="of:=IF([.C661]=[.D661];1;0)" office:value-type="float" office:value="1">
            <text:p>1</text:p>
          </table:table-cell>
          <table:table-cell table:formula="of:=IF([.C661]&gt;[.D661];1;0)" office:value-type="float" office:value="0">
            <text:p>0</text:p>
          </table:table-cell>
          <table:table-cell table:formula="of:=IF([.C661]&lt;[.D6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2]" office:value-type="string" office:string-value="tpp-strips">
            <text:p>tpp-strips</text:p>
          </table:table-cell>
          <table:table-cell table:formula="of:=[Sheet1.B662]" office:value-type="string" office:string-value="p07">
            <text:p>p07</text:p>
          </table:table-cell>
          <table:table-cell table:formula="of:=[Sheet1.C662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662]=[.D662];1;0)" office:value-type="float" office:value="1">
            <text:p>1</text:p>
          </table:table-cell>
          <table:table-cell table:formula="of:=IF([.C662]&gt;[.D662];1;0)" office:value-type="float" office:value="0">
            <text:p>0</text:p>
          </table:table-cell>
          <table:table-cell table:formula="of:=IF([.C662]&lt;[.D6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3]" office:value-type="string" office:string-value="tpp-strips">
            <text:p>tpp-strips</text:p>
          </table:table-cell>
          <table:table-cell table:formula="of:=[Sheet1.B663]" office:value-type="string" office:string-value="p08">
            <text:p>p08</text:p>
          </table:table-cell>
          <table:table-cell table:formula="of:=[Sheet1.C663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663]=[.D663];1;0)" office:value-type="float" office:value="1">
            <text:p>1</text:p>
          </table:table-cell>
          <table:table-cell table:formula="of:=IF([.C663]&gt;[.D663];1;0)" office:value-type="float" office:value="0">
            <text:p>0</text:p>
          </table:table-cell>
          <table:table-cell table:formula="of:=IF([.C663]&lt;[.D6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4]" office:value-type="string" office:string-value="tpp-strips">
            <text:p>tpp-strips</text:p>
          </table:table-cell>
          <table:table-cell table:formula="of:=[Sheet1.B664]" office:value-type="string" office:string-value="p09">
            <text:p>p09</text:p>
          </table:table-cell>
          <table:table-cell table:formula="of:=[Sheet1.C664]" office:value-type="float" office:value="35">
            <text:p>35</text:p>
          </table:table-cell>
          <table:table-cell office:value-type="float" office:value="35">
            <text:p>35</text:p>
          </table:table-cell>
          <table:table-cell/>
          <table:table-cell table:formula="of:=IF([.C664]=[.D664];1;0)" office:value-type="float" office:value="1">
            <text:p>1</text:p>
          </table:table-cell>
          <table:table-cell table:formula="of:=IF([.C664]&gt;[.D664];1;0)" office:value-type="float" office:value="0">
            <text:p>0</text:p>
          </table:table-cell>
          <table:table-cell table:formula="of:=IF([.C664]&lt;[.D6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5]" office:value-type="string" office:string-value="tpp-strips">
            <text:p>tpp-strips</text:p>
          </table:table-cell>
          <table:table-cell table:formula="of:=[Sheet1.B665]" office:value-type="string" office:string-value="p10">
            <text:p>p10</text:p>
          </table:table-cell>
          <table:table-cell table:formula="of:=[Sheet1.C665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665]=[.D665];1;0)" office:value-type="float" office:value="1">
            <text:p>1</text:p>
          </table:table-cell>
          <table:table-cell table:formula="of:=IF([.C665]&gt;[.D665];1;0)" office:value-type="float" office:value="0">
            <text:p>0</text:p>
          </table:table-cell>
          <table:table-cell table:formula="of:=IF([.C665]&lt;[.D6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6]" office:value-type="string" office:string-value="tpp-strips">
            <text:p>tpp-strips</text:p>
          </table:table-cell>
          <table:table-cell table:formula="of:=[Sheet1.B666]" office:value-type="string" office:string-value="p11">
            <text:p>p11</text:p>
          </table:table-cell>
          <table:table-cell table:formula="of:=[Sheet1.C666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666]=[.D666];1;0)" office:value-type="float" office:value="1">
            <text:p>1</text:p>
          </table:table-cell>
          <table:table-cell table:formula="of:=IF([.C666]&gt;[.D666];1;0)" office:value-type="float" office:value="0">
            <text:p>0</text:p>
          </table:table-cell>
          <table:table-cell table:formula="of:=IF([.C666]&lt;[.D6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7]" office:value-type="string" office:string-value="tpp-strips">
            <text:p>tpp-strips</text:p>
          </table:table-cell>
          <table:table-cell table:formula="of:=[Sheet1.B667]" office:value-type="string" office:string-value="p12">
            <text:p>p12</text:p>
          </table:table-cell>
          <table:table-cell table:formula="of:=[Sheet1.C667]" office:value-type="float" office:value="32">
            <text:p>32</text:p>
          </table:table-cell>
          <table:table-cell office:value-type="float" office:value="32">
            <text:p>32</text:p>
          </table:table-cell>
          <table:table-cell/>
          <table:table-cell table:formula="of:=IF([.C667]=[.D667];1;0)" office:value-type="float" office:value="1">
            <text:p>1</text:p>
          </table:table-cell>
          <table:table-cell table:formula="of:=IF([.C667]&gt;[.D667];1;0)" office:value-type="float" office:value="0">
            <text:p>0</text:p>
          </table:table-cell>
          <table:table-cell table:formula="of:=IF([.C667]&lt;[.D6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8]" office:value-type="string" office:string-value="tpp-strips">
            <text:p>tpp-strips</text:p>
          </table:table-cell>
          <table:table-cell table:formula="of:=[Sheet1.B668]" office:value-type="string" office:string-value="p13">
            <text:p>p13</text:p>
          </table:table-cell>
          <table:table-cell table:formula="of:=[Sheet1.C668]" office:value-type="float" office:value="31">
            <text:p>31</text:p>
          </table:table-cell>
          <table:table-cell office:value-type="float" office:value="31">
            <text:p>31</text:p>
          </table:table-cell>
          <table:table-cell/>
          <table:table-cell table:formula="of:=IF([.C668]=[.D668];1;0)" office:value-type="float" office:value="1">
            <text:p>1</text:p>
          </table:table-cell>
          <table:table-cell table:formula="of:=IF([.C668]&gt;[.D668];1;0)" office:value-type="float" office:value="0">
            <text:p>0</text:p>
          </table:table-cell>
          <table:table-cell table:formula="of:=IF([.C668]&lt;[.D6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9]" office:value-type="string" office:string-value="tpp-strips">
            <text:p>tpp-strips</text:p>
          </table:table-cell>
          <table:table-cell table:formula="of:=[Sheet1.B669]" office:value-type="string" office:string-value="p14">
            <text:p>p14</text:p>
          </table:table-cell>
          <table:table-cell table:formula="of:=[Sheet1.C669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669]=[.D669];1;0)" office:value-type="float" office:value="1">
            <text:p>1</text:p>
          </table:table-cell>
          <table:table-cell table:formula="of:=IF([.C669]&gt;[.D669];1;0)" office:value-type="float" office:value="0">
            <text:p>0</text:p>
          </table:table-cell>
          <table:table-cell table:formula="of:=IF([.C669]&lt;[.D6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70]" office:value-type="string" office:string-value="tpp-strips">
            <text:p>tpp-strips</text:p>
          </table:table-cell>
          <table:table-cell table:formula="of:=[Sheet1.B670]" office:value-type="string" office:string-value="p15">
            <text:p>p15</text:p>
          </table:table-cell>
          <table:table-cell table:formula="of:=[Sheet1.C670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670]=[.D670];1;0)" office:value-type="float" office:value="1">
            <text:p>1</text:p>
          </table:table-cell>
          <table:table-cell table:formula="of:=IF([.C670]&gt;[.D670];1;0)" office:value-type="float" office:value="0">
            <text:p>0</text:p>
          </table:table-cell>
          <table:table-cell table:formula="of:=IF([.C670]&lt;[.D6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71]" office:value-type="string" office:string-value="tpp-strips">
            <text:p>tpp-strips</text:p>
          </table:table-cell>
          <table:table-cell table:formula="of:=[Sheet1.B671]" office:value-type="string" office:string-value="p16">
            <text:p>p16</text:p>
          </table:table-cell>
          <table:table-cell table:formula="of:=[Sheet1.C671]" office:value-type="float" office:value="51">
            <text:p>51</text:p>
          </table:table-cell>
          <table:table-cell office:value-type="float" office:value="52">
            <text:p>52</text:p>
          </table:table-cell>
          <table:table-cell/>
          <table:table-cell table:formula="of:=IF([.C671]=[.D671];1;0)" office:value-type="float" office:value="0">
            <text:p>0</text:p>
          </table:table-cell>
          <table:table-cell table:formula="of:=IF([.C671]&gt;[.D671];1;0)" office:value-type="float" office:value="0">
            <text:p>0</text:p>
          </table:table-cell>
          <table:table-cell table:formula="of:=IF([.C671]&lt;[.D67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2]" office:value-type="string" office:string-value="tpp-strips">
            <text:p>tpp-strips</text:p>
          </table:table-cell>
          <table:table-cell table:formula="of:=[Sheet1.B672]" office:value-type="string" office:string-value="p17">
            <text:p>p17</text:p>
          </table:table-cell>
          <table:table-cell table:formula="of:=[Sheet1.C672]" office:value-type="float" office:value="48">
            <text:p>48</text:p>
          </table:table-cell>
          <table:table-cell office:value-type="float" office:value="50">
            <text:p>50</text:p>
          </table:table-cell>
          <table:table-cell/>
          <table:table-cell table:formula="of:=IF([.C672]=[.D672];1;0)" office:value-type="float" office:value="0">
            <text:p>0</text:p>
          </table:table-cell>
          <table:table-cell table:formula="of:=IF([.C672]&gt;[.D672];1;0)" office:value-type="float" office:value="0">
            <text:p>0</text:p>
          </table:table-cell>
          <table:table-cell table:formula="of:=IF([.C672]&lt;[.D67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3]" office:value-type="string" office:string-value="tpp-strips">
            <text:p>tpp-strips</text:p>
          </table:table-cell>
          <table:table-cell table:formula="of:=[Sheet1.B673]" office:value-type="string" office:string-value="p18">
            <text:p>p18</text:p>
          </table:table-cell>
          <table:table-cell table:formula="of:=[Sheet1.C673]" office:value-type="float" office:value="49">
            <text:p>49</text:p>
          </table:table-cell>
          <table:table-cell office:value-type="float" office:value="51">
            <text:p>51</text:p>
          </table:table-cell>
          <table:table-cell/>
          <table:table-cell table:formula="of:=IF([.C673]=[.D673];1;0)" office:value-type="float" office:value="0">
            <text:p>0</text:p>
          </table:table-cell>
          <table:table-cell table:formula="of:=IF([.C673]&gt;[.D673];1;0)" office:value-type="float" office:value="0">
            <text:p>0</text:p>
          </table:table-cell>
          <table:table-cell table:formula="of:=IF([.C673]&lt;[.D673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4]" office:value-type="string" office:string-value="tpp-strips">
            <text:p>tpp-strips</text:p>
          </table:table-cell>
          <table:table-cell table:formula="of:=[Sheet1.B674]" office:value-type="string" office:string-value="p19">
            <text:p>p19</text:p>
          </table:table-cell>
          <table:table-cell table:formula="of:=[Sheet1.C674]" office:value-type="float" office:value="59">
            <text:p>59</text:p>
          </table:table-cell>
          <table:table-cell office:value-type="float" office:value="62">
            <text:p>62</text:p>
          </table:table-cell>
          <table:table-cell/>
          <table:table-cell table:formula="of:=IF([.C674]=[.D674];1;0)" office:value-type="float" office:value="0">
            <text:p>0</text:p>
          </table:table-cell>
          <table:table-cell table:formula="of:=IF([.C674]&gt;[.D674];1;0)" office:value-type="float" office:value="0">
            <text:p>0</text:p>
          </table:table-cell>
          <table:table-cell table:formula="of:=IF([.C674]&lt;[.D67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5]" office:value-type="string" office:string-value="tpp-strips">
            <text:p>tpp-strips</text:p>
          </table:table-cell>
          <table:table-cell table:formula="of:=[Sheet1.B675]" office:value-type="string" office:string-value="p20">
            <text:p>p20</text:p>
          </table:table-cell>
          <table:table-cell table:formula="of:=[Sheet1.C675]" office:value-type="float" office:value="65">
            <text:p>65</text:p>
          </table:table-cell>
          <table:table-cell office:value-type="float" office:value="69">
            <text:p>69</text:p>
          </table:table-cell>
          <table:table-cell/>
          <table:table-cell table:formula="of:=IF([.C675]=[.D675];1;0)" office:value-type="float" office:value="0">
            <text:p>0</text:p>
          </table:table-cell>
          <table:table-cell table:formula="of:=IF([.C675]&gt;[.D675];1;0)" office:value-type="float" office:value="0">
            <text:p>0</text:p>
          </table:table-cell>
          <table:table-cell table:formula="of:=IF([.C675]&lt;[.D67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6]" office:value-type="string" office:string-value="tpp-strips">
            <text:p>tpp-strips</text:p>
          </table:table-cell>
          <table:table-cell table:formula="of:=[Sheet1.B676]" office:value-type="string" office:string-value="p21">
            <text:p>p21</text:p>
          </table:table-cell>
          <table:table-cell table:formula="of:=[Sheet1.C676]" office:value-type="float" office:value="58">
            <text:p>58</text:p>
          </table:table-cell>
          <table:table-cell office:value-type="float" office:value="60">
            <text:p>60</text:p>
          </table:table-cell>
          <table:table-cell/>
          <table:table-cell table:formula="of:=IF([.C676]=[.D676];1;0)" office:value-type="float" office:value="0">
            <text:p>0</text:p>
          </table:table-cell>
          <table:table-cell table:formula="of:=IF([.C676]&gt;[.D676];1;0)" office:value-type="float" office:value="0">
            <text:p>0</text:p>
          </table:table-cell>
          <table:table-cell table:formula="of:=IF([.C676]&lt;[.D676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7]" office:value-type="string" office:string-value="tpp-strips">
            <text:p>tpp-strips</text:p>
          </table:table-cell>
          <table:table-cell table:formula="of:=[Sheet1.B677]" office:value-type="string" office:string-value="p22">
            <text:p>p22</text:p>
          </table:table-cell>
          <table:table-cell table:formula="of:=[Sheet1.C677]" office:value-type="float" office:value="52">
            <text:p>52</text:p>
          </table:table-cell>
          <table:table-cell office:value-type="float" office:value="54">
            <text:p>54</text:p>
          </table:table-cell>
          <table:table-cell/>
          <table:table-cell table:formula="of:=IF([.C677]=[.D677];1;0)" office:value-type="float" office:value="0">
            <text:p>0</text:p>
          </table:table-cell>
          <table:table-cell table:formula="of:=IF([.C677]&gt;[.D677];1;0)" office:value-type="float" office:value="0">
            <text:p>0</text:p>
          </table:table-cell>
          <table:table-cell table:formula="of:=IF([.C677]&lt;[.D67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8]" office:value-type="string" office:string-value="tpp-strips">
            <text:p>tpp-strips</text:p>
          </table:table-cell>
          <table:table-cell table:formula="of:=[Sheet1.B678]" office:value-type="string" office:string-value="p23">
            <text:p>p23</text:p>
          </table:table-cell>
          <table:table-cell table:formula="of:=[Sheet1.C678]"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IF([.C678]=[.D678];1;0)" office:value-type="float" office:value="0">
            <text:p>0</text:p>
          </table:table-cell>
          <table:table-cell table:formula="of:=IF([.C678]&gt;[.D678];1;0)" office:value-type="float" office:value="0">
            <text:p>0</text:p>
          </table:table-cell>
          <table:table-cell table:formula="of:=IF([.C678]&lt;[.D678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9]" office:value-type="string" office:string-value="tpp-strips">
            <text:p>tpp-strips</text:p>
          </table:table-cell>
          <table:table-cell table:formula="of:=[Sheet1.B679]" office:value-type="string" office:string-value="p24">
            <text:p>p24</text:p>
          </table:table-cell>
          <table:table-cell table:formula="of:=[Sheet1.C679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679]=[.D679];1;0)" office:value-type="float" office:value="1">
            <text:p>1</text:p>
          </table:table-cell>
          <table:table-cell table:formula="of:=IF([.C679]&gt;[.D679];1;0)" office:value-type="float" office:value="0">
            <text:p>0</text:p>
          </table:table-cell>
          <table:table-cell table:formula="of:=IF([.C679]&lt;[.D6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0]" office:value-type="string" office:string-value="tpp-strips">
            <text:p>tpp-strips</text:p>
          </table:table-cell>
          <table:table-cell table:formula="of:=[Sheet1.B680]" office:value-type="string" office:string-value="p25">
            <text:p>p25</text:p>
          </table:table-cell>
          <table:table-cell table:formula="of:=[Sheet1.C680]" office:value-type="float" office:value="73">
            <text:p>73</text:p>
          </table:table-cell>
          <table:table-cell office:value-type="float" office:value="66">
            <text:p>66</text:p>
          </table:table-cell>
          <table:table-cell/>
          <table:table-cell table:formula="of:=IF([.C680]=[.D680];1;0)" office:value-type="float" office:value="0">
            <text:p>0</text:p>
          </table:table-cell>
          <table:table-cell table:formula="of:=IF([.C680]&gt;[.D680];1;0)" office:value-type="float" office:value="1">
            <text:p>1</text:p>
          </table:table-cell>
          <table:table-cell table:formula="of:=IF([.C680]&lt;[.D6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1]" office:value-type="string" office:string-value="tpp-strips">
            <text:p>tpp-strips</text:p>
          </table:table-cell>
          <table:table-cell table:formula="of:=[Sheet1.B681]" office:value-type="string" office:string-value="p26">
            <text:p>p26</text:p>
          </table:table-cell>
          <table:table-cell table:formula="of:=[Sheet1.C681]" office:value-type="float" office:value="75">
            <text:p>75</text:p>
          </table:table-cell>
          <table:table-cell office:value-type="float" office:value="68">
            <text:p>68</text:p>
          </table:table-cell>
          <table:table-cell/>
          <table:table-cell table:formula="of:=IF([.C681]=[.D681];1;0)" office:value-type="float" office:value="0">
            <text:p>0</text:p>
          </table:table-cell>
          <table:table-cell table:formula="of:=IF([.C681]&gt;[.D681];1;0)" office:value-type="float" office:value="1">
            <text:p>1</text:p>
          </table:table-cell>
          <table:table-cell table:formula="of:=IF([.C681]&lt;[.D6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2]" office:value-type="string" office:string-value="tpp-strips">
            <text:p>tpp-strips</text:p>
          </table:table-cell>
          <table:table-cell table:formula="of:=[Sheet1.B682]" office:value-type="string" office:string-value="p27">
            <text:p>p27</text:p>
          </table:table-cell>
          <table:table-cell table:formula="of:=[Sheet1.C682]" office:value-type="float" office:value="82">
            <text:p>82</text:p>
          </table:table-cell>
          <table:table-cell office:value-type="float" office:value="74">
            <text:p>74</text:p>
          </table:table-cell>
          <table:table-cell/>
          <table:table-cell table:formula="of:=IF([.C682]=[.D682];1;0)" office:value-type="float" office:value="0">
            <text:p>0</text:p>
          </table:table-cell>
          <table:table-cell table:formula="of:=IF([.C682]&gt;[.D682];1;0)" office:value-type="float" office:value="1">
            <text:p>1</text:p>
          </table:table-cell>
          <table:table-cell table:formula="of:=IF([.C682]&lt;[.D6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3]" office:value-type="string" office:string-value="tpp-strips">
            <text:p>tpp-strips</text:p>
          </table:table-cell>
          <table:table-cell table:formula="of:=[Sheet1.B683]" office:value-type="string" office:string-value="p28">
            <text:p>p28</text:p>
          </table:table-cell>
          <table:table-cell table:formula="of:=[Sheet1.C683]" office:value-type="float" office:value="86">
            <text:p>86</text:p>
          </table:table-cell>
          <table:table-cell office:value-type="float" office:value="79">
            <text:p>79</text:p>
          </table:table-cell>
          <table:table-cell/>
          <table:table-cell table:formula="of:=IF([.C683]=[.D683];1;0)" office:value-type="float" office:value="0">
            <text:p>0</text:p>
          </table:table-cell>
          <table:table-cell table:formula="of:=IF([.C683]&gt;[.D683];1;0)" office:value-type="float" office:value="1">
            <text:p>1</text:p>
          </table:table-cell>
          <table:table-cell table:formula="of:=IF([.C683]&lt;[.D6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4]" office:value-type="string" office:string-value="tpp-strips">
            <text:p>tpp-strips</text:p>
          </table:table-cell>
          <table:table-cell table:formula="of:=[Sheet1.B684]" office:value-type="string" office:string-value="p29">
            <text:p>p29</text:p>
          </table:table-cell>
          <table:table-cell table:formula="of:=[Sheet1.C684]" office:value-type="float" office:value="97">
            <text:p>97</text:p>
          </table:table-cell>
          <table:table-cell office:value-type="float" office:value="101">
            <text:p>101</text:p>
          </table:table-cell>
          <table:table-cell/>
          <table:table-cell table:formula="of:=IF([.C684]=[.D684];1;0)" office:value-type="float" office:value="0">
            <text:p>0</text:p>
          </table:table-cell>
          <table:table-cell table:formula="of:=IF([.C684]&gt;[.D684];1;0)" office:value-type="float" office:value="0">
            <text:p>0</text:p>
          </table:table-cell>
          <table:table-cell table:formula="of:=IF([.C684]&lt;[.D68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85]" office:value-type="string" office:string-value="tpp-strips">
            <text:p>tpp-strips</text:p>
          </table:table-cell>
          <table:table-cell table:formula="of:=[Sheet1.B685]" office:value-type="string" office:string-value="p30">
            <text:p>p30</text:p>
          </table:table-cell>
          <table:table-cell table:formula="of:=[Sheet1.C685]" office:value-type="float" office:value="96">
            <text:p>96</text:p>
          </table:table-cell>
          <table:table-cell office:value-type="float" office:value="99">
            <text:p>99</text:p>
          </table:table-cell>
          <table:table-cell/>
          <table:table-cell table:formula="of:=IF([.C685]=[.D685];1;0)" office:value-type="float" office:value="0">
            <text:p>0</text:p>
          </table:table-cell>
          <table:table-cell table:formula="of:=IF([.C685]&gt;[.D685];1;0)" office:value-type="float" office:value="0">
            <text:p>0</text:p>
          </table:table-cell>
          <table:table-cell table:formula="of:=IF([.C685]&lt;[.D68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86]" office:value-type="string" office:string-value="trucks-strips">
            <text:p>trucks-strips</text:p>
          </table:table-cell>
          <table:table-cell table:formula="of:=[Sheet1.B686]" office:value-type="string" office:string-value="p01">
            <text:p>p01</text:p>
          </table:table-cell>
          <table:table-cell table:formula="of:=[Sheet1.C686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686]=[.D686];1;0)" office:value-type="float" office:value="1">
            <text:p>1</text:p>
          </table:table-cell>
          <table:table-cell table:formula="of:=IF([.C686]&gt;[.D686];1;0)" office:value-type="float" office:value="0">
            <text:p>0</text:p>
          </table:table-cell>
          <table:table-cell table:formula="of:=IF([.C686]&lt;[.D6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7]" office:value-type="string" office:string-value="trucks-strips">
            <text:p>trucks-strips</text:p>
          </table:table-cell>
          <table:table-cell table:formula="of:=[Sheet1.B687]" office:value-type="string" office:string-value="p02">
            <text:p>p02</text:p>
          </table:table-cell>
          <table:table-cell table:formula="of:=[Sheet1.C687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687]=[.D687];1;0)" office:value-type="float" office:value="1">
            <text:p>1</text:p>
          </table:table-cell>
          <table:table-cell table:formula="of:=IF([.C687]&gt;[.D687];1;0)" office:value-type="float" office:value="0">
            <text:p>0</text:p>
          </table:table-cell>
          <table:table-cell table:formula="of:=IF([.C687]&lt;[.D68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8]" office:value-type="string" office:string-value="trucks-strips">
            <text:p>trucks-strips</text:p>
          </table:table-cell>
          <table:table-cell table:formula="of:=[Sheet1.B688]" office:value-type="string" office:string-value="p03">
            <text:p>p03</text:p>
          </table:table-cell>
          <table:table-cell table:formula="of:=[Sheet1.C688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688]=[.D688];1;0)" office:value-type="float" office:value="1">
            <text:p>1</text:p>
          </table:table-cell>
          <table:table-cell table:formula="of:=IF([.C688]&gt;[.D688];1;0)" office:value-type="float" office:value="0">
            <text:p>0</text:p>
          </table:table-cell>
          <table:table-cell table:formula="of:=IF([.C688]&lt;[.D6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9]" office:value-type="string" office:string-value="trucks-strips">
            <text:p>trucks-strips</text:p>
          </table:table-cell>
          <table:table-cell table:formula="of:=[Sheet1.B689]" office:value-type="string" office:string-value="p04">
            <text:p>p04</text:p>
          </table:table-cell>
          <table:table-cell table:formula="of:=[Sheet1.C689]" office:value-type="float" office:value="20">
            <text:p>20</text:p>
          </table:table-cell>
          <table:table-cell office:value-type="float" office:value="20">
            <text:p>20</text:p>
          </table:table-cell>
          <table:table-cell/>
          <table:table-cell table:formula="of:=IF([.C689]=[.D689];1;0)" office:value-type="float" office:value="1">
            <text:p>1</text:p>
          </table:table-cell>
          <table:table-cell table:formula="of:=IF([.C689]&gt;[.D689];1;0)" office:value-type="float" office:value="0">
            <text:p>0</text:p>
          </table:table-cell>
          <table:table-cell table:formula="of:=IF([.C689]&lt;[.D6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0]" office:value-type="string" office:string-value="trucks-strips">
            <text:p>trucks-strips</text:p>
          </table:table-cell>
          <table:table-cell table:formula="of:=[Sheet1.B690]" office:value-type="string" office:string-value="p05">
            <text:p>p05</text:p>
          </table:table-cell>
          <table:table-cell table:formula="of:=[Sheet1.C690]" office:value-type="float" office:value="23">
            <text:p>23</text:p>
          </table:table-cell>
          <table:table-cell office:value-type="float" office:value="23">
            <text:p>23</text:p>
          </table:table-cell>
          <table:table-cell/>
          <table:table-cell table:formula="of:=IF([.C690]=[.D690];1;0)" office:value-type="float" office:value="1">
            <text:p>1</text:p>
          </table:table-cell>
          <table:table-cell table:formula="of:=IF([.C690]&gt;[.D690];1;0)" office:value-type="float" office:value="0">
            <text:p>0</text:p>
          </table:table-cell>
          <table:table-cell table:formula="of:=IF([.C690]&lt;[.D6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1]" office:value-type="string" office:string-value="trucks-strips">
            <text:p>trucks-strips</text:p>
          </table:table-cell>
          <table:table-cell table:formula="of:=[Sheet1.B691]" office:value-type="string" office:string-value="p06">
            <text:p>p06</text:p>
          </table:table-cell>
          <table:table-cell table:formula="of:=[Sheet1.C691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691]=[.D691];1;0)" office:value-type="float" office:value="1">
            <text:p>1</text:p>
          </table:table-cell>
          <table:table-cell table:formula="of:=IF([.C691]&gt;[.D691];1;0)" office:value-type="float" office:value="0">
            <text:p>0</text:p>
          </table:table-cell>
          <table:table-cell table:formula="of:=IF([.C691]&lt;[.D6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2]" office:value-type="string" office:string-value="trucks-strips">
            <text:p>trucks-strips</text:p>
          </table:table-cell>
          <table:table-cell table:formula="of:=[Sheet1.B692]" office:value-type="string" office:string-value="p07">
            <text:p>p07</text:p>
          </table:table-cell>
          <table:table-cell table:formula="of:=[Sheet1.C692]" office:value-type="float" office:value="20">
            <text:p>20</text:p>
          </table:table-cell>
          <table:table-cell office:value-type="float" office:value="20">
            <text:p>20</text:p>
          </table:table-cell>
          <table:table-cell/>
          <table:table-cell table:formula="of:=IF([.C692]=[.D692];1;0)" office:value-type="float" office:value="1">
            <text:p>1</text:p>
          </table:table-cell>
          <table:table-cell table:formula="of:=IF([.C692]&gt;[.D692];1;0)" office:value-type="float" office:value="0">
            <text:p>0</text:p>
          </table:table-cell>
          <table:table-cell table:formula="of:=IF([.C692]&lt;[.D6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3]" office:value-type="string" office:string-value="trucks-strips">
            <text:p>trucks-strips</text:p>
          </table:table-cell>
          <table:table-cell table:formula="of:=[Sheet1.B693]" office:value-type="string" office:string-value="p08">
            <text:p>p08</text:p>
          </table:table-cell>
          <table:table-cell table:formula="of:=[Sheet1.C693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693]=[.D693];1;0)" office:value-type="float" office:value="1">
            <text:p>1</text:p>
          </table:table-cell>
          <table:table-cell table:formula="of:=IF([.C693]&gt;[.D693];1;0)" office:value-type="float" office:value="0">
            <text:p>0</text:p>
          </table:table-cell>
          <table:table-cell table:formula="of:=IF([.C693]&lt;[.D6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4]" office:value-type="string" office:string-value="trucks-strips">
            <text:p>trucks-strips</text:p>
          </table:table-cell>
          <table:table-cell table:formula="of:=[Sheet1.B694]" office:value-type="string" office:string-value="p09">
            <text:p>p09</text:p>
          </table:table-cell>
          <table:table-cell table:formula="of:=[Sheet1.C694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694]=[.D694];1;0)" office:value-type="float" office:value="1">
            <text:p>1</text:p>
          </table:table-cell>
          <table:table-cell table:formula="of:=IF([.C694]&gt;[.D694];1;0)" office:value-type="float" office:value="0">
            <text:p>0</text:p>
          </table:table-cell>
          <table:table-cell table:formula="of:=IF([.C694]&lt;[.D6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5]" office:value-type="string" office:string-value="trucks-strips">
            <text:p>trucks-strips</text:p>
          </table:table-cell>
          <table:table-cell table:formula="of:=[Sheet1.B695]" office:value-type="string" office:string-value="p10">
            <text:p>p10</text:p>
          </table:table-cell>
          <table:table-cell table:formula="of:=[Sheet1.C695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695]=[.D695];1;0)" office:value-type="float" office:value="1">
            <text:p>1</text:p>
          </table:table-cell>
          <table:table-cell table:formula="of:=IF([.C695]&gt;[.D695];1;0)" office:value-type="float" office:value="0">
            <text:p>0</text:p>
          </table:table-cell>
          <table:table-cell table:formula="of:=IF([.C695]&lt;[.D6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6]" office:value-type="string" office:string-value="trucks-strips">
            <text:p>trucks-strips</text:p>
          </table:table-cell>
          <table:table-cell table:formula="of:=[Sheet1.B696]" office:value-type="string" office:string-value="p11">
            <text:p>p11</text:p>
          </table:table-cell>
          <table:table-cell table:formula="of:=[Sheet1.C696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696]=[.D696];1;0)" office:value-type="float" office:value="1">
            <text:p>1</text:p>
          </table:table-cell>
          <table:table-cell table:formula="of:=IF([.C696]&gt;[.D696];1;0)" office:value-type="float" office:value="0">
            <text:p>0</text:p>
          </table:table-cell>
          <table:table-cell table:formula="of:=IF([.C696]&lt;[.D6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7]" office:value-type="string" office:string-value="trucks-strips">
            <text:p>trucks-strips</text:p>
          </table:table-cell>
          <table:table-cell table:formula="of:=[Sheet1.B697]" office:value-type="string" office:string-value="p12">
            <text:p>p12</text:p>
          </table:table-cell>
          <table:table-cell table:formula="of:=[Sheet1.C697]" office:value-type="float" office:value="36">
            <text:p>36</text:p>
          </table:table-cell>
          <table:table-cell office:value-type="float" office:value="36">
            <text:p>36</text:p>
          </table:table-cell>
          <table:table-cell/>
          <table:table-cell table:formula="of:=IF([.C697]=[.D697];1;0)" office:value-type="float" office:value="1">
            <text:p>1</text:p>
          </table:table-cell>
          <table:table-cell table:formula="of:=IF([.C697]&gt;[.D697];1;0)" office:value-type="float" office:value="0">
            <text:p>0</text:p>
          </table:table-cell>
          <table:table-cell table:formula="of:=IF([.C697]&lt;[.D6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8]" office:value-type="string" office:string-value="trucks-strips">
            <text:p>trucks-strips</text:p>
          </table:table-cell>
          <table:table-cell table:formula="of:=[Sheet1.B698]" office:value-type="string" office:string-value="p13">
            <text:p>p13</text:p>
          </table:table-cell>
          <table:table-cell table:formula="of:=[Sheet1.C698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698]=[.D698];1;0)" office:value-type="float" office:value="1">
            <text:p>1</text:p>
          </table:table-cell>
          <table:table-cell table:formula="of:=IF([.C698]&gt;[.D698];1;0)" office:value-type="float" office:value="0">
            <text:p>0</text:p>
          </table:table-cell>
          <table:table-cell table:formula="of:=IF([.C698]&lt;[.D6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9]" office:value-type="string" office:string-value="trucks-strips">
            <text:p>trucks-strips</text:p>
          </table:table-cell>
          <table:table-cell table:formula="of:=[Sheet1.B699]" office:value-type="string" office:string-value="p14">
            <text:p>p14</text:p>
          </table:table-cell>
          <table:table-cell table:formula="of:=[Sheet1.C699]" office:value-type="float" office:value="34">
            <text:p>34</text:p>
          </table:table-cell>
          <table:table-cell office:value-type="float" office:value="31">
            <text:p>31</text:p>
          </table:table-cell>
          <table:table-cell/>
          <table:table-cell table:formula="of:=IF([.C699]=[.D699];1;0)" office:value-type="float" office:value="0">
            <text:p>0</text:p>
          </table:table-cell>
          <table:table-cell table:formula="of:=IF([.C699]&gt;[.D699];1;0)" office:value-type="float" office:value="1">
            <text:p>1</text:p>
          </table:table-cell>
          <table:table-cell table:formula="of:=IF([.C699]&lt;[.D6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0]" office:value-type="string" office:string-value="trucks-strips">
            <text:p>trucks-strips</text:p>
          </table:table-cell>
          <table:table-cell table:formula="of:=[Sheet1.B700]" office:value-type="string" office:string-value="p15">
            <text:p>p15</text:p>
          </table:table-cell>
          <table:table-cell table:formula="of:=[Sheet1.C700]" office:value-type="float" office:value="37">
            <text:p>37</text:p>
          </table:table-cell>
          <table:table-cell office:value-type="float" office:value="34">
            <text:p>34</text:p>
          </table:table-cell>
          <table:table-cell/>
          <table:table-cell table:formula="of:=IF([.C700]=[.D700];1;0)" office:value-type="float" office:value="0">
            <text:p>0</text:p>
          </table:table-cell>
          <table:table-cell table:formula="of:=IF([.C700]&gt;[.D700];1;0)" office:value-type="float" office:value="1">
            <text:p>1</text:p>
          </table:table-cell>
          <table:table-cell table:formula="of:=IF([.C700]&lt;[.D7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1]" office:value-type="string" office:string-value="trucks-strips">
            <text:p>trucks-strips</text:p>
          </table:table-cell>
          <table:table-cell table:formula="of:=[Sheet1.B701]" office:value-type="string" office:string-value="p16">
            <text:p>p16</text:p>
          </table:table-cell>
          <table:table-cell table:formula="of:=[Sheet1.C701]" office:value-type="float" office:value="40">
            <text:p>40</text:p>
          </table:table-cell>
          <table:table-cell office:value-type="float" office:value="37">
            <text:p>37</text:p>
          </table:table-cell>
          <table:table-cell/>
          <table:table-cell table:formula="of:=IF([.C701]=[.D701];1;0)" office:value-type="float" office:value="0">
            <text:p>0</text:p>
          </table:table-cell>
          <table:table-cell table:formula="of:=IF([.C701]&gt;[.D701];1;0)" office:value-type="float" office:value="1">
            <text:p>1</text:p>
          </table:table-cell>
          <table:table-cell table:formula="of:=IF([.C701]&lt;[.D7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2]" office:value-type="string" office:string-value="trucks-strips">
            <text:p>trucks-strips</text:p>
          </table:table-cell>
          <table:table-cell table:formula="of:=[Sheet1.B702]" office:value-type="string" office:string-value="p17">
            <text:p>p17</text:p>
          </table:table-cell>
          <table:table-cell table:formula="of:=[Sheet1.C702]" office:value-type="float" office:value="43">
            <text:p>43</text:p>
          </table:table-cell>
          <table:table-cell office:value-type="float" office:value="40">
            <text:p>40</text:p>
          </table:table-cell>
          <table:table-cell/>
          <table:table-cell table:formula="of:=IF([.C702]=[.D702];1;0)" office:value-type="float" office:value="0">
            <text:p>0</text:p>
          </table:table-cell>
          <table:table-cell table:formula="of:=IF([.C702]&gt;[.D702];1;0)" office:value-type="float" office:value="1">
            <text:p>1</text:p>
          </table:table-cell>
          <table:table-cell table:formula="of:=IF([.C702]&lt;[.D7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3]" office:value-type="string" office:string-value="trucks-strips">
            <text:p>trucks-strips</text:p>
          </table:table-cell>
          <table:table-cell table:formula="of:=[Sheet1.B703]" office:value-type="string" office:string-value="p18">
            <text:p>p18</text:p>
          </table:table-cell>
          <table:table-cell table:formula="of:=[Sheet1.C703]" office:value-type="float" office:value="46">
            <text:p>46</text:p>
          </table:table-cell>
          <table:table-cell office:value-type="float" office:value="43">
            <text:p>43</text:p>
          </table:table-cell>
          <table:table-cell/>
          <table:table-cell table:formula="of:=IF([.C703]=[.D703];1;0)" office:value-type="float" office:value="0">
            <text:p>0</text:p>
          </table:table-cell>
          <table:table-cell table:formula="of:=IF([.C703]&gt;[.D703];1;0)" office:value-type="float" office:value="1">
            <text:p>1</text:p>
          </table:table-cell>
          <table:table-cell table:formula="of:=IF([.C703]&lt;[.D7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4]" office:value-type="string" office:string-value="trucks-strips">
            <text:p>trucks-strips</text:p>
          </table:table-cell>
          <table:table-cell table:formula="of:=[Sheet1.B704]" office:value-type="string" office:string-value="p19">
            <text:p>p19</text:p>
          </table:table-cell>
          <table:table-cell table:formula="of:=[Sheet1.C704]" office:value-type="float" office:value="41">
            <text:p>41</text:p>
          </table:table-cell>
          <table:table-cell office:value-type="float" office:value="37">
            <text:p>37</text:p>
          </table:table-cell>
          <table:table-cell/>
          <table:table-cell table:formula="of:=IF([.C704]=[.D704];1;0)" office:value-type="float" office:value="0">
            <text:p>0</text:p>
          </table:table-cell>
          <table:table-cell table:formula="of:=IF([.C704]&gt;[.D704];1;0)" office:value-type="float" office:value="1">
            <text:p>1</text:p>
          </table:table-cell>
          <table:table-cell table:formula="of:=IF([.C704]&lt;[.D7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5]" office:value-type="string" office:string-value="trucks-strips">
            <text:p>trucks-strips</text:p>
          </table:table-cell>
          <table:table-cell table:formula="of:=[Sheet1.B705]" office:value-type="string" office:string-value="p20">
            <text:p>p20</text:p>
          </table:table-cell>
          <table:table-cell table:formula="of:=[Sheet1.C705]" office:value-type="float" office:value="44">
            <text:p>44</text:p>
          </table:table-cell>
          <table:table-cell office:value-type="float" office:value="40">
            <text:p>40</text:p>
          </table:table-cell>
          <table:table-cell/>
          <table:table-cell table:formula="of:=IF([.C705]=[.D705];1;0)" office:value-type="float" office:value="0">
            <text:p>0</text:p>
          </table:table-cell>
          <table:table-cell table:formula="of:=IF([.C705]&gt;[.D705];1;0)" office:value-type="float" office:value="1">
            <text:p>1</text:p>
          </table:table-cell>
          <table:table-cell table:formula="of:=IF([.C705]&lt;[.D7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6]" office:value-type="string" office:string-value="trucks-strips">
            <text:p>trucks-strips</text:p>
          </table:table-cell>
          <table:table-cell table:formula="of:=[Sheet1.B706]" office:value-type="string" office:string-value="p21">
            <text:p>p21</text:p>
          </table:table-cell>
          <table:table-cell table:formula="of:=[Sheet1.C706]" office:value-type="float" office:value="47">
            <text:p>47</text:p>
          </table:table-cell>
          <table:table-cell office:value-type="float" office:value="43">
            <text:p>43</text:p>
          </table:table-cell>
          <table:table-cell/>
          <table:table-cell table:formula="of:=IF([.C706]=[.D706];1;0)" office:value-type="float" office:value="0">
            <text:p>0</text:p>
          </table:table-cell>
          <table:table-cell table:formula="of:=IF([.C706]&gt;[.D706];1;0)" office:value-type="float" office:value="1">
            <text:p>1</text:p>
          </table:table-cell>
          <table:table-cell table:formula="of:=IF([.C706]&lt;[.D7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7]" office:value-type="string" office:string-value="trucks-strips">
            <text:p>trucks-strips</text:p>
          </table:table-cell>
          <table:table-cell table:formula="of:=[Sheet1.B707]" office:value-type="string" office:string-value="p22">
            <text:p>p22</text:p>
          </table:table-cell>
          <table:table-cell table:formula="of:=[Sheet1.C707]" office:value-type="float" office:value="50">
            <text:p>50</text:p>
          </table:table-cell>
          <table:table-cell office:value-type="float" office:value="46">
            <text:p>46</text:p>
          </table:table-cell>
          <table:table-cell/>
          <table:table-cell table:formula="of:=IF([.C707]=[.D707];1;0)" office:value-type="float" office:value="0">
            <text:p>0</text:p>
          </table:table-cell>
          <table:table-cell table:formula="of:=IF([.C707]&gt;[.D707];1;0)" office:value-type="float" office:value="1">
            <text:p>1</text:p>
          </table:table-cell>
          <table:table-cell table:formula="of:=IF([.C707]&lt;[.D7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8]" office:value-type="string" office:string-value="trucks-strips">
            <text:p>trucks-strips</text:p>
          </table:table-cell>
          <table:table-cell table:formula="of:=[Sheet1.B708]" office:value-type="string" office:string-value="p23">
            <text:p>p23</text:p>
          </table:table-cell>
          <table:table-cell table:formula="of:=[Sheet1.C708]" office:value-type="float" office:value="53">
            <text:p>53</text:p>
          </table:table-cell>
          <table:table-cell office:value-type="float" office:value="49">
            <text:p>49</text:p>
          </table:table-cell>
          <table:table-cell/>
          <table:table-cell table:formula="of:=IF([.C708]=[.D708];1;0)" office:value-type="float" office:value="0">
            <text:p>0</text:p>
          </table:table-cell>
          <table:table-cell table:formula="of:=IF([.C708]&gt;[.D708];1;0)" office:value-type="float" office:value="1">
            <text:p>1</text:p>
          </table:table-cell>
          <table:table-cell table:formula="of:=IF([.C708]&lt;[.D7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9]" office:value-type="string" office:string-value="trucks-strips">
            <text:p>trucks-strips</text:p>
          </table:table-cell>
          <table:table-cell table:formula="of:=[Sheet1.B709]" office:value-type="string" office:string-value="p24">
            <text:p>p24</text:p>
          </table:table-cell>
          <table:table-cell table:formula="of:=[Sheet1.C709]" office:value-type="float" office:value="56">
            <text:p>56</text:p>
          </table:table-cell>
          <table:table-cell office:value-type="float" office:value="52">
            <text:p>52</text:p>
          </table:table-cell>
          <table:table-cell/>
          <table:table-cell table:formula="of:=IF([.C709]=[.D709];1;0)" office:value-type="float" office:value="0">
            <text:p>0</text:p>
          </table:table-cell>
          <table:table-cell table:formula="of:=IF([.C709]&gt;[.D709];1;0)" office:value-type="float" office:value="1">
            <text:p>1</text:p>
          </table:table-cell>
          <table:table-cell table:formula="of:=IF([.C709]&lt;[.D7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0]" office:value-type="string" office:string-value="trucks-strips">
            <text:p>trucks-strips</text:p>
          </table:table-cell>
          <table:table-cell table:formula="of:=[Sheet1.B710]" office:value-type="string" office:string-value="p25">
            <text:p>p25</text:p>
          </table:table-cell>
          <table:table-cell table:formula="of:=[Sheet1.C710]" office:value-type="float" office:value="50">
            <text:p>50</text:p>
          </table:table-cell>
          <table:table-cell office:value-type="float" office:value="46">
            <text:p>46</text:p>
          </table:table-cell>
          <table:table-cell/>
          <table:table-cell table:formula="of:=IF([.C710]=[.D710];1;0)" office:value-type="float" office:value="0">
            <text:p>0</text:p>
          </table:table-cell>
          <table:table-cell table:formula="of:=IF([.C710]&gt;[.D710];1;0)" office:value-type="float" office:value="1">
            <text:p>1</text:p>
          </table:table-cell>
          <table:table-cell table:formula="of:=IF([.C710]&lt;[.D7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1]" office:value-type="string" office:string-value="trucks-strips">
            <text:p>trucks-strips</text:p>
          </table:table-cell>
          <table:table-cell table:formula="of:=[Sheet1.B711]" office:value-type="string" office:string-value="p26">
            <text:p>p26</text:p>
          </table:table-cell>
          <table:table-cell table:formula="of:=[Sheet1.C711]" office:value-type="float" office:value="54">
            <text:p>54</text:p>
          </table:table-cell>
          <table:table-cell office:value-type="float" office:value="49">
            <text:p>49</text:p>
          </table:table-cell>
          <table:table-cell/>
          <table:table-cell table:formula="of:=IF([.C711]=[.D711];1;0)" office:value-type="float" office:value="0">
            <text:p>0</text:p>
          </table:table-cell>
          <table:table-cell table:formula="of:=IF([.C711]&gt;[.D711];1;0)" office:value-type="float" office:value="1">
            <text:p>1</text:p>
          </table:table-cell>
          <table:table-cell table:formula="of:=IF([.C711]&lt;[.D71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2]" office:value-type="string" office:string-value="trucks-strips">
            <text:p>trucks-strips</text:p>
          </table:table-cell>
          <table:table-cell table:formula="of:=[Sheet1.B712]" office:value-type="string" office:string-value="p27">
            <text:p>p27</text:p>
          </table:table-cell>
          <table:table-cell table:formula="of:=[Sheet1.C712]" office:value-type="float" office:value="57">
            <text:p>57</text:p>
          </table:table-cell>
          <table:table-cell office:value-type="float" office:value="52">
            <text:p>52</text:p>
          </table:table-cell>
          <table:table-cell/>
          <table:table-cell table:formula="of:=IF([.C712]=[.D712];1;0)" office:value-type="float" office:value="0">
            <text:p>0</text:p>
          </table:table-cell>
          <table:table-cell table:formula="of:=IF([.C712]&gt;[.D712];1;0)" office:value-type="float" office:value="1">
            <text:p>1</text:p>
          </table:table-cell>
          <table:table-cell table:formula="of:=IF([.C712]&lt;[.D7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3]" office:value-type="string" office:string-value="trucks-strips">
            <text:p>trucks-strips</text:p>
          </table:table-cell>
          <table:table-cell table:formula="of:=[Sheet1.B713]" office:value-type="string" office:string-value="p28">
            <text:p>p28</text:p>
          </table:table-cell>
          <table:table-cell table:formula="of:=[Sheet1.C713]" office:value-type="float" office:value="60">
            <text:p>60</text:p>
          </table:table-cell>
          <table:table-cell office:value-type="float" office:value="55">
            <text:p>55</text:p>
          </table:table-cell>
          <table:table-cell/>
          <table:table-cell table:formula="of:=IF([.C713]=[.D713];1;0)" office:value-type="float" office:value="0">
            <text:p>0</text:p>
          </table:table-cell>
          <table:table-cell table:formula="of:=IF([.C713]&gt;[.D713];1;0)" office:value-type="float" office:value="1">
            <text:p>1</text:p>
          </table:table-cell>
          <table:table-cell table:formula="of:=IF([.C713]&lt;[.D7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4]" office:value-type="string" office:string-value="trucks-strips">
            <text:p>trucks-strips</text:p>
          </table:table-cell>
          <table:table-cell table:formula="of:=[Sheet1.B714]" office:value-type="string" office:string-value="p29">
            <text:p>p29</text:p>
          </table:table-cell>
          <table:table-cell table:formula="of:=[Sheet1.C714]" office:value-type="float" office:value="63">
            <text:p>63</text:p>
          </table:table-cell>
          <table:table-cell office:value-type="float" office:value="58">
            <text:p>58</text:p>
          </table:table-cell>
          <table:table-cell/>
          <table:table-cell table:formula="of:=IF([.C714]=[.D714];1;0)" office:value-type="float" office:value="0">
            <text:p>0</text:p>
          </table:table-cell>
          <table:table-cell table:formula="of:=IF([.C714]&gt;[.D714];1;0)" office:value-type="float" office:value="1">
            <text:p>1</text:p>
          </table:table-cell>
          <table:table-cell table:formula="of:=IF([.C714]&lt;[.D7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5]" office:value-type="string" office:string-value="trucks-strips">
            <text:p>trucks-strips</text:p>
          </table:table-cell>
          <table:table-cell table:formula="of:=[Sheet1.B715]" office:value-type="string" office:string-value="p30">
            <text:p>p30</text:p>
          </table:table-cell>
          <table:table-cell table:formula="of:=[Sheet1.C715]" office:value-type="float" office:value="66">
            <text:p>66</text:p>
          </table:table-cell>
          <table:table-cell office:value-type="float" office:value="61">
            <text:p>61</text:p>
          </table:table-cell>
          <table:table-cell/>
          <table:table-cell table:formula="of:=IF([.C715]=[.D715];1;0)" office:value-type="float" office:value="0">
            <text:p>0</text:p>
          </table:table-cell>
          <table:table-cell table:formula="of:=IF([.C715]&gt;[.D715];1;0)" office:value-type="float" office:value="1">
            <text:p>1</text:p>
          </table:table-cell>
          <table:table-cell table:formula="of:=IF([.C715]&lt;[.D715];1;0)" office:value-type="float" office:value="0">
            <text:p>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1/17/2011</text:date>, <text:time>13:4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7T13:47:51</dc:date>
    <dc:creator>Flogo </dc:creator>
    <meta:generator>OpenOffice.org/3.2$Linux OpenOffice.org_project/320m12$Build-9483</meta:generator>
    <meta:editing-duration>PT04H14M16S</meta:editing-duration>
    <meta:editing-cycles>14</meta:editing-cycles>
    <meta:document-statistic meta:table-count="3" meta:cell-count="13673" meta:object-count="0"/>
  </office:meta>
</office:document-meta>
</file>